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iansk direction Russian army shelled Krasne Pershe, Fyholivka, Novomlynsk, Zapadne, Mas...</text:span>
</text:h>
      <text:p text:style-name="P4">
Authors: liveuamap (Language: en)</text:p>
      <text:p text:style-name="P4">
Time: 2023-06-01T-53:45:00</text:p>
      <text:p text:style-name="P4">
Location: Kupiansk (Latitude:49.64196 Longtitude:37.90541)</text:p>
      <text:p text:style-name="P4">
Videos: []</text:p>
      <text:p text:style-name="P4">
Images: []</text:p>
      <text:p text:style-name="P4">
Tags: ["Russia"]</text:p>
      <text:p text:style-name="P4">
Id: 22566918</text:p>
      <!--METADATA-->
      <text:p text:style-name="P4">
At Kupiansk direction Russian army shelled Krasne Pershe, Fyholivka,Novomlynsk, Zapadne, Masutivka, Kyslivka, Berestove of Kharkiv region andNovoselivske of Luhansk region. Russian aviation conducted airstrikes atKyslivka and Kotlyarivka of Kharkiv region, - General Staff of Armed Forces ofUkraine says in the morning report</text:p>
      <text:p text:style-name="P4">
News Collection Link: <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News Source: <text:a xlink:type="simple" xlink:href="https://t.me/lumsrc/4957" text:style-name="Internet_20_link" text:visited-style-name="Visited_20_Internet_20_Link">
https://t.me/lumsrc/4957</text:a>
</text:p>
      <!--NEWS-->
      <text:h text:style-name="P10" text:outline-level="1">
<text:span text:style-name="T4">
At Lyman direction Russian army shelled Nevske and Bilohorivka of Luhansk region and Novosado...</text:span>
</text:h>
      <text:p text:style-name="P4">
Authors: liveuamap (Language: en)</text:p>
      <text:p text:style-name="P4">
Time: 2023-06-01T-55:45:00</text:p>
      <text:p text:style-name="P4">
Location: Siversk (Latitude:48.86991 Longtitude:38.09561)</text:p>
      <text:p text:style-name="P4">
Videos: []</text:p>
      <text:p text:style-name="P4">
Images: []</text:p>
      <text:p text:style-name="P4">
Tags: ["Russia"]</text:p>
      <text:p text:style-name="P4">
Id: 22566914</text:p>
      <!--METADATA-->
      <text:p text:style-name="P4">
At Lyman direction Russian army shelled Nevske and Bilohorivka of Luhanskregion and Novosadove, Torske and Spirne of Donetsk region. Russian aviationconducted airstrike at Terny and Siversk of Donetsk region, - General Staff ofArmed Forces of Ukraine says in the morning report</text:p>
      <text:p text:style-name="P4">
News Collection Link: <text:a xlink:type="simple" xlink:href="https://liveuamap.com/en/2023/1-june-at-lyman-direction-russian-army-shelled-nevske-and" text:style-name="Internet_20_link" text:visited-style-name="Visited_20_Internet_20_Link">
https://liveuamap.com/en/2023/1-june-at-lyman-direction-russian-army-shelled-nevske-and</text:a>
</text:p>
      <text:p text:style-name="P4">
News Source: <text:a xlink:type="simple" xlink:href="https://t.me/lumsrc/4958" text:style-name="Internet_20_link" text:visited-style-name="Visited_20_Internet_20_Link">
https://t.me/lumsrc/4958</text:a>
</text:p>
      <!--NEWS-->
      <text:h text:style-name="P10" text:outline-level="1">
<text:span text:style-name="T4">
Bakhmut Directio Rusian Army Shelled Kramatorsk, Vasukivka, Orikhovo-Vasylivka, Novomar ...</text:span>
</text:h>
      <text:p text:style-name="P4">
Authors: liveuamap (Language: en)</text:p>
      <text:p text:style-name="P4">
Time: 2023-06-01T-57:45:00</text:p>
      <text:p text:style-name="P4">
Location: Novhorods'ke, Donetsk Oblast (Latitude:48.32613 Longtitude:37.84687)</text:p>
      <text:p text:style-name="P4">
Videos: []</text:p>
      <text:p text:style-name="P4">
Images: []</text:p>
      <text:p text:style-name="P4">
Tags: ["Russia"]</text:p>
      <text:p text:style-name="P4">
Id: 22566909</text:p>
      <!--METADATA-->
      <text:p text:style-name="P4">
At Bakhmut Direction Russian Army Shelled Kramatorsk, Vasukivka, Orikhovo-Vasylivka, Novomarkove, Hryhorivka, Chasiv Yar, Ivaniv, Predeche, Predeche, Predechie and New York of Donetsk Region, - General Staff Ofarmed Forces of Ukraine Says in the Morning Report</text:p>
      <text:p text:style-name="P4">
News Collection Link:(https://liveuamap.com/en/2023/1-june-at-bakhmut-direction-russian-army-shelled--kramatorsk)</text:p>
      <text:p text:style-name="P4">
News Source: <text:a xlink:type="simple" xlink:href="https://t.me/lumsrc/4959" text:style-name="Internet_20_link" text:visited-style-name="Visited_20_Internet_20_Link">
https://t.me/lumsrc/4959</text:a>
</text:p>
      <!--NEWS-->
      <text:h text:style-name="P10" text:outline-level="1">
<text:span text:style-name="T4">
JSC Avdiivka Directio Rusian of the Army Shelled Novokalinova, Orlovka, Avdiivka, Tonny, Sever ...</text:span>
</text:h>
      <text:p text:style-name="P4">
Authors: liveuamap (Language: en)</text:p>
      <text:p text:style-name="P4">
Time: 2023-06-01T-59:45:00</text:p>
      <text:p text:style-name="P4">
Location: Donetsk Oblast (Latitude:48.05973 Longtitude:37.56964)</text:p>
      <text:p text:style-name="P4">
Videos: []</text:p>
      <text:p text:style-name="P4">
Images: []</text:p>
      <text:p text:style-name="P4">
Tags: ["Russia"]</text:p>
      <text:p text:style-name="P4">
Id: 22566903</text:p>
      <!--METADATA-->
      <text:p text:style-name="P4">
At Avdiyivka direction Russian army shelled Novokalynove, Orlivka, Avdiyivka,Tonenke, Syeverne, Netaylove, Karlivka, Pervomayske and Nevelske of Donetskregion. Russian aviation conducted airstrike at Avdiyivka, - General Staff ofArmed Forces of Ukraine says in the morning report</text:p>
      <text:p text:style-name="P4">
News Collection Link: <text:a xlink:type="simple" xlink:href="https://liveuamap.com/en/2023/1-june-at-avdiyivka-direction-russian-army-shelled-novokalynove" text:style-name="Internet_20_link" text:visited-style-name="Visited_20_Internet_20_Link">
https://liveuamap.com/en/2023/1-june-at-avdiyivka-direction-russian-army-shelled-novokalynove</text:a>
</text:p>
      <text:p text:style-name="P4">
News Source: <text:a xlink:type="simple" xlink:href="https://t.me/lumsrc/4960" text:style-name="Internet_20_link" text:visited-style-name="Visited_20_Internet_20_Link">
https://t.me/lumsrc/4960</text:a>
</text:p>
      <!--NEWS-->
      <text:h text:style-name="P10" text:outline-level="1">
<text:span text:style-name="T4">
JSC Marinka Direcion Rusian Army Shelled Kurakhovo, Maximilyanivka, St. George, Marinka, ...</text:span>
</text:h>
      <text:p text:style-name="P4">
Authors: liveuamap (Language: en)</text:p>
      <text:p text:style-name="P4">
Time: 2023-06-01T-61:45:00</text:p>
      <text:p text:style-name="P4">
Location: Marinka, Donetsk Oblast (Latitude:47.9405 Longtitude:37.49325)</text:p>
      <text:p text:style-name="P4">
Videos: []</text:p>
      <text:p text:style-name="P4">
Images: []</text:p>
      <text:p text:style-name="P4">
Tags: ["Russia"]</text:p>
      <text:p text:style-name="P4">
Id: 22566892</text:p>
      <!--METADATA-->
      <text:p text:style-name="P4">
At Maryinka direction Russian army shelled Kurakhove, Maksymilyanivka,Heorhiyivka, Maryinka, Pobyeda, Yelyzavetivka, Katerynivka, Kostyantynivka andNovomykhaylivka of Donetsk region. Russian aviation conducted airstrike atMaryinka, - General Staff of Armed Forces of Ukraine says in the morningreport</text:p>
      <text:p text:style-name="P4">
News Collection Link: <text:a xlink:type="simple" xlink:href="https://liveuamap.com/en/2023/1-june-at-maryinka-direction-russian-army-shelled-kurakhove" text:style-name="Internet_20_link" text:visited-style-name="Visited_20_Internet_20_Link">
https://liveuamap.com/en/2023/1-june-at-maryinka-direction-russian-army-shelled-kurakhove</text:a>
</text:p>
      <text:p text:style-name="P4">
News Source: <text:a xlink:type="simple" xlink:href="https://t.me/lumsrc/4961" text:style-name="Internet_20_link" text:visited-style-name="Visited_20_Internet_20_Link">
https://t.me/lumsrc/4961</text:a>
</text:p>
      <!--NEWS-->
      <text:h text:style-name="P10" text:outline-level="1">
<text:span text:style-name="T4">
JSC Shakhtar Directio Rusian of the Army Shelled Bogoyavlenko, Village, Novoukrainka, Priest ...</text:span>
</text:h>
      <text:p text:style-name="P4">
Authors: liveuamap (Language: en)</text:p>
      <text:p text:style-name="P4">
Time: 2023-06-01T-63:45:00</text:p>
      <text:p text:style-name="P4">
Location: Velyka Novosilka (Latitude:47.85556 Longtitude:37.01448)</text:p>
      <text:p text:style-name="P4">
Videos: []</text:p>
      <text:p text:style-name="P4">
Images: []</text:p>
      <text:p text:style-name="P4">
Tags: ["Russia"]</text:p>
      <text:p text:style-name="P4">
Id: 22566888</text:p>
      <!--METADATA-->
      <text:p text:style-name="P4">
At Shakhtarske direction Russian army shelled Bohoyavlenka, Vuhledar,Novoukrayinka, Prechystivka, Zolota Nyva, Shakhtarske and Velyka Novosilka.Russian aviation conducted airstrikes at Vuhledar and Prechystivka, - GeneralStaff of Armed Forces of Ukraine says in the morning report</text:p>
      <text:p text:style-name="P4">
News Collection Link: <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News Source: <text:a xlink:type="simple" xlink:href="https://t.me/lumsrc/4962" text:style-name="Internet_20_link" text:visited-style-name="Visited_20_Internet_20_Link">
https://t.me/lumsrc/4962</text:a>
</text:p>
      <!--NEWS-->
      <text:h text:style-name="P10" text:outline-level="1">
<text:span text:style-name="T4">
At Zaporizhzhia and Kherson directions Russian army shelled Vremivka, Vilne Pole, Novosilka, ...</text:span>
</text:h>
      <text:p text:style-name="P4">
Authors: liveuamap (Language: en)</text:p>
      <text:p text:style-name="P4">
Time: 2023-06-01T-65:45:00</text:p>
      <text:p text:style-name="P4">
Location: Kherson (Latitude:46.64402 Longtitude:32.62819)</text:p>
      <text:p text:style-name="P4">
Videos: []</text:p>
      <text:p text:style-name="P4">
Images: []</text:p>
      <text:p text:style-name="P4">
Tags: ["Russia"]</text:p>
      <text:p text:style-name="P4">
Id: 22566885</text:p>
      <!--METADATA-->
      <text:p text:style-name="P4">
At Zaporizhzhzhia and Kherson Directions Russian Army Shelled Vremivka, Vilnepole, Novosilka, Zelene Pole, Novopil, Temyrivka of Donetsk Region; Olhivske, Malynivka, Huliaipole, Zaliznychne, Huliaipilske, Mala tokmachka, Novodanylivka, Novoandriyivka and Stepove, Kamyanske, of E, Ivanivka, Antonivka, Komyshaany, Dniprovske, Kizomys, Shyroka Balka of Kherson Region and Kherson City, - General Staff of Armedforces of Ukraine Says in the Morning Report</text:p>
      <text:p text:style-name="P4">
News Collection Link:(https://liveuamap.com/en/2023/1-june-at-zaporizhzhia-and-kherson-directions-russian-army)</text:p>
      <text:p text:style-name="P4">
News Source: <text:a xlink:type="simple" xlink:href="https://t.me/lumsrc/4963" text:style-name="Internet_20_link" text:visited-style-name="Visited_20_Internet_20_Link">
https://t.me/lumsrc/4963</text:a>
</text:p>
      <!--NEWS-->
      <text:h text:style-name="P10" text:outline-level="1">
<text:span text:style-name="T4">
Kyiv Oblast(06:32). Red Alert: aerial threat. Sirens sounding. Take cover now!</text:span>
</text:h>
      <text:p text:style-name="P4">
Authors: liveuamap (Language: en)</text:p>
      <text:p text:style-name="P4">
Time: 2023-06-01T00:33:00</text:p>
      <text:p text:style-name="P4">
Location: Kyiv Oblast (Latitude:50.2409 Longtitude:30.23119)</text:p>
      <text:p text:style-name="P4">
Videos: []</text:p>
      <text:p text:style-name="P4">
Images: []</text:p>
      <text:p text:style-name="P4">
Tags: []</text:p>
      <text:p text:style-name="P4">
Id: 22566861</text:p>
      <!--METADATA-->
      <text:p text:style-name="P4">
None</text:p>
      <text:p text:style-name="P4">
News Collection Link: <text:a xlink:type="simple" xlink:href="https://liveuamap.com/en/2023/01-june-kyiv-oblast0632-red-alert-aerial-threg" text:style-name="Internet_20_link" text:visited-style-name="Visited_20_Internet_20_Link">
https://liveuamap.com/en/2023/01-june-kyiv-oblast0632-red-alert-aerial-threg</text:a>
</text:p>
      <text:p text:style-name="P4">
News Source: <text:a xlink:type="simple" xlink:href="https://liveuamap.com/en/2023/01-june-kyiv-oblast0632-red-alert-aerial-threg" text:style-name="Internet_20_link" text:visited-style-name="Visited_20_Internet_20_Link">
https://liveuamap.com/en/2023/01-june-kyiv-oblast0632-red-alert-aerial-threg</text:a>
</text:p>
      <!--NEWS-->
      <text:h text:style-name="P10" text:outline-level="1">
<text:span text:style-name="T4">
Footage of destruction</text:span>
</text:h>
      <text:p text:style-name="P4">
Author: ['АРМІЯINFORM']</text:p>
      <text:p text:style-name="P4">
Time: 2023-06-01T24:00:00-04:00</text:p>
      <text:p text:style-name="P4">
Description: Vanya Radiotechnic brigades Imeni Bogdan Khmelnitsky came up with Rosiyki shoc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2" text:anchor-type="as-char" svg:width="6.9236in" svg:height="5.1927in" draw:z-index="0">
<draw:image xlink:href="../Images/AРМІЯINFORM/2023-06-01T24-00-00-04-00/295753817_423815196453101_6772296602840666713_n.jpg" xlink:type="simple" xlink:show="embed" xlink:actuate="onLoad" draw:mime-type="image/jpeg"/>
</draw:frame>
The warriors of the Bohdan Khmelnytsky Radio Technical Brigade were destroyed by the Russian Lancet Razet.</text:p>
      <text:p text:style-name="P4">
Appropriate video <text:a xlink:type="simple" xlink:href="https://www.facebook.com/PvKPivden/videos/149887144668248/" text:style-name="Internet_20_link" text:visited-style-name="Visited_20_Internet_20_Link">
released</text:a>
South Air Command.</text:p>
      <text:p text:style-name="P4">
«Accuable work of warriors of the Bohdan Khmelnytsky Air Command" South "!Destroyed Russian shock drone "Lancet", - said in the annotation for the video.</text:p>
      <text:p text:style-name="P4">
Also <text:a xlink:type="simple" xlink:href="https://www.facebook.com/PvKPivden/posts/pfbid0BR6KCDnr6K23DBvDhFAFnB2wBbh7FXfHS8q2ba9RMp8bFVjPe4zGKjt4yQw269hBl" text:style-name="Internet_20_link" text:visited-style-name="Visited_20_Internet_20_Link">
indicated</text:a>
that on May 31, 2023, in Mykolaiv region, 5 Russian drones were destroyed by the forces and means of airborne air command: two Merlin-BR UAVs, two Lancet UAVs and the Orlan-10 UAV.</text:p>
      <text:p text:style-name="P4">
News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The Center for Combating Misinformation reported the detection of hostile manipulations per day</text:span>
</text:h>
      <text:p text:style-name="P4">
Author: ['АРМІЯINFORM']</text:p>
      <text:p text:style-name="P4">
Time: 2023-06-01T25: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Tags: ['STOPRUSSIA', 'ВТОРГНЕННЯ РФ', 'ЦЕНТР ПРОТИДІЇ ДЕЗІНФОРМАЦІ']</text:p>
      <text:p text:style-name="P4">
Category: News</text:p>
      <!--METADATA-->
      <text:p text:style-name="P4">
<draw:frame draw:style-name="fr1" draw:name="Image3" text:anchor-type="as-char" svg:width="6.9236in" svg:height="6.9236in" draw:z-index="0">
<draw:image xlink:href="../Images/AРМІЯINFORM/2023-06-01T25-00-00-04-00/347235378_656134939663209_6192021801067456049_n.jpg" xlink:type="simple" xlink:show="embed" xlink:actuate="onLoad" draw:mime-type="image/jpeg"/>
</draw:frame>
The Center for Combating Misinformation on Your Facebook page](https://www.facebook.com/protydiyadezinformatsiyi.cpd/posts/pfbid02sJpKpihw6ay8qcJy2oGraBk112Tb3cosQyvgDusqGWJ3LcCqQZTNMWAFPaheqt8vl)He reported fakes widespread by hostile propagandists.</text:p>
      <text:p text:style-name="P4">
<text:span text:style-name="T4">
Misinformation:</text:span>
</text:p>
      <text:p text:style-name="P4">
"The United States used Zelensky as a tool for conducting an endless -mediated conflict with Russia," said SCMP Jeoden Lhat. Washington makes a mistake by rejecting any peaceful initiative.</text:p>
      <text:p text:style-name="P4">
<text:span text:style-name="T4">
 Fake: </text:span>
</text:p>
      <text:p text:style-name="P4">
"The United States" removed "Moldova and destroyed its sovereignty," the Russian main states said. Volodin. He also added that the United States does not look at the people of Taksama, as they do not look at Ukrainians, considering them as a costly material.</text:p>
      <text:p text:style-name="P4">
<text:span text:style-name="T4">
 Fake: </text:span>
</text:p>
      <text:p text:style-name="P4">
"London will turn Ukraine into a radioactive cemetery through a impoverished uranium," says Myśl Polska. According to the journalist of the Polish newspaper Jacek Medzhitsky, after the arrival on Khmelnitsky appeared "all signs of radioactive contamination of localness."</text:p>
      <text:p text:style-name="P4">
News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Applications for Equation can now be submitted in CNAPs, through notaries and social security authorities</text:span>
</text:h>
      <text:p text:style-name="P4">
Author: ['АРМІЯINFORM']</text:p>
      <text:p text:style-name="P4">
Time: 2023-06-01T26:00:00-04:00</text:p>
      <text:p text:style-name="P4">
Description: Kabіnet Minstryv Ukrainian, hardening the order of the submission of Documentyv for a sovereign charm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humbnail-tw-20230510144921-3128.jpg" text:style-name="Internet_20_link" text:visited-style-name="Visited_20_Internet_20_Link">
thumbnail-tw-20230510144921-3128.jpg</text:a>
']</text:p>
      <text:p text:style-name="P4">
Tags: ['ЄВІДНОВЛЕННЯ', 'КАБІНЕТ МІНІСТРІВ УКРАЇНИ', 'СОЦЗАХИСТ']</text:p>
      <text:p text:style-name="P4">
Category: News</text:p>
      <!--METADATA-->
      <text:p text:style-name="P4">
<draw:frame draw:style-name="fr1" draw:name="Image4" text:anchor-type="as-char" svg:width="6.9236in" svg:height="3.356897in" draw:z-index="0">
<draw:image xlink:href="../Images/AРМІЯINFORM/2023-06-01T26-00-00-04-00/thumbnail-tw-20230510144921-3128.jpg" xlink:type="simple" xlink:show="embed" xlink:actuate="onLoad" draw:mime-type="image/jpeg"/>
</draw:frame>
The Cabinet of Ministers of Ukraine approved the procedure for submitting documents for state monetary assistance for the implementation of current repairs. To get it now not only to use the portal, but also to refer to the Centrality of Administrative Services(CNAP), to the bodies of social protection of Tanarists. The paper form of providing documents will act in parallel with the submission on the portal action, <text:a xlink:type="simple" xlink:href="https://www.kmu.gov.ua/news/zaiavy-na-ievidnovlennia-teper-mozhna-podavaty-u-tsnapakh-cherez-notariusiv-ta-orhany-sotszakhystu" text:style-name="Internet_20_link" text:visited-style-name="Visited_20_Internet_20_Link">
informs</text:a>
 Урядовий портал.</text:p>
      <text:p text:style-name="P4">
Адміністратори ЦНАП, соцпрацівники та нотаріуси повинні:</text:p>
      <text:p text:style-name="P4">
встановити особу заявника або повноваження його представника;</text:p>
      <text:p text:style-name="P4">
заповнити заяву та подати її через Портал Дія;</text:p>
      <text:p text:style-name="P4">
роздрукувати заяву та підписати її у заявника;</text:p>
      <text:p text:style-name="P4">
видати примірник зареєстрованої заяви тому, хто звернувся за допомогою.</text:p>
      <text:p text:style-name="P4">
Черговість прийнятих до розгляду заяв визначається автоматично програмнимизасобами Реєстру пошкодженого та знищеного майна (РПЗМ)in the order of receipt of messages, regardless of the form of submission of documents.</text:p>
      <text:p text:style-name="P4">
Education is a state -owned cash assistance program for reconstruction of housing damaged through hostilities.</text:p>
      <text:p text:style-name="P4">
Help is provided if housing:</text:p>
      <text:p text:style-name="P4">
placed in an unocal area where there are no active fighting;</text:p>
      <text:p text:style-name="P4">
to be restored;</text:p>
      <text:p text:style-name="P4">
was not repaired on its own.</text:p>
      <text:p text:style-name="P4">
The amount of assistance cannot be higher than UAH 200 thousand.</text:p>
      <text:p text:style-name="P4">
To date, more than 15 thousand applications have already been submitted to the Register of damaged and destroyed property.</text:p>
      <text:p text:style-name="P4">
News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Norway will provide Ukraine with military, humanitarian and civilian assistance for 7 billion euros</text:span>
</text:h>
      <text:p text:style-name="P4">
Author: ['АРМІЯINFORM']</text:p>
      <text:p text:style-name="P4">
Time: 2023-06-01T27:00:00-04:00</text:p>
      <text:p text:style-name="P4">
Description: Prem-Miniger Norwegia Yonas Gargel, Zaboi, Igo Kraina Ta Tom NATO VID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630_360_1685545193-898.jpg" text:style-name="Internet_20_link" text:visited-style-name="Visited_20_Internet_20_Link">
630_360_1685545193-898.jpg</text:a>
']</text:p>
      <text:p text:style-name="P4">
Tags: ['ВІЙСЬКОВА ДОПОМОГА', 'НОРВЕГІЯ']</text:p>
      <text:p text:style-name="P4">
Category: News</text:p>
      <!--METADATA-->
      <text:p text:style-name="P4">
<draw:frame draw:style-name="fr1" draw:name="Image5" text:anchor-type="as-char" svg:width="6.9236in" svg:height="3.956343in" draw:z-index="0">
<draw:image xlink:href="../Images/AРМІЯINFORM/2023-06-01T27-00-00-04-00/630_360_1685545193-898.jpg" xlink:type="simple" xlink:show="embed" xlink:actuate="onLoad" draw:mime-type="image/jpeg"/>
</draw:frame>
Norway Prime Minister Jonas Gar Stere noted that his country and other NATO had supported Ukraine from the very beginning in its struggle of its reference and freedom. About it <text:a xlink:type="simple" xlink:href="https://www.regjeringen.no/en/aktuelt/joint-long-term-support-to-ukraine/id2980491/" text:style-name="Internet_20_link" text:visited-style-name="Visited_20_Internet_20_Link">
reports</text:a>
Ministry of Foreign Affairs of Norway.</text:p>
      <text:p text:style-name="P4">
“We will support Ukraine as much as it will be needed. Within the support program of Ukraine, Norway will provide military, humanitarian and civilian assistance for a total amount of 75 billion Norwegian crowns(€7 млрд — ред.)For five years, ”the Prime Minister said.</text:p>
      <text:p text:style-name="P4">
At the same time, it was emphasized that the promotion of long -term cooperation between NATO IUKraine is an important goal.</text:p>
      <text:p text:style-name="P4">
"NATO membership was the cornerstone of the Norwegian Security Policy from the moment of the Alliance in 1949 and is crucial now that a war is underway to European," the Prime Minister emphasized.</text:p>
      <text:p text:style-name="P4">
News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If we are fighting further and we are fighting further, we need to announce mobilization now" - the leader of the Wagner PEC "</text:span>
</text:h>
      <text:p text:style-name="P4">
Author: ['АРМІЯINFORM']</text:p>
      <text:p text:style-name="P4">
Time: 2023-06-01T28:00:00-04:00</text:p>
      <text:p text:style-name="P4">
Description: Центр протидії дезіфнормації оприлюднив основні наративи рф минулої доби.    Очіль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Tags: ['НАРАТИВИ РФ', 'ЦПД']</text:p>
      <text:p text:style-name="P4">
Category: News</text:p>
      <!--METADATA-->
      <text:p text:style-name="P4">
<draw:frame draw:style-name="fr1" draw:name="Image6" text:anchor-type="as-char" svg:width="6.9236in" svg:height="6.9236in" draw:z-index="0">
<draw:image xlink:href="../Images/AРМІЯINFORM/2023-06-01T28-00-00-04-00/350938980_6094841367252000_205599640110255300_n.jpg" xlink:type="simple" xlink:show="embed" xlink:actuate="onLoad" draw:mime-type="image/jpeg"/>
</draw:frame>
The Center for Combating Desifronormation <text:a xlink:type="simple" xlink:href="https://www.facebook.com/protydiyadezinformatsiyi.cpd/posts/pfbid02Kkg4DeVqKaXtHywq8SBREck2BEfsLEjAe3foavV3J3RoNafaYaoqrtBa4PebmJeel" text:style-name="Internet_20_link" text:visited-style-name="Visited_20_Internet_20_Link">
Published</text:a>
The main narratives of the Russian Federation last day.</text:p>
      <text:p text:style-name="P4">
The head of a terrorist organization predicts a "difficult war against Ukraine", but "does not know" how much it will last.</text:p>
      <text:p text:style-name="P4">
is. Prigogine has repeatedly made statements that come against the official position of Russian authorities on general mobilization.</text:p>
      <text:p text:style-name="P4">
Such reports of the leader of the pocket PEC are trying to discredit the Russian Russian and political leadership of Russia because of its helplessness and insurmounting dissatisfaction among citizens, which can lead to mass protests.</text:p>
      <text:p text:style-name="P4">
More than a year from the beginning of a full -scale invasion of Ukraine, the Kremlin is less and less controlled by the Kremlin in its country, as well as individual public figures</text:p>
      <text:p text:style-name="P4">
At the same time, such statements testify to the obvious split between the Russian authorities and private military companies.</text:p>
      <text:p text:style-name="P4">
News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рашист скаржиться на втрати через безглузді рішення командування біля Кремінної — перехоплення ГУР</text:span>
</text:h>
      <text:p text:style-name="P4">
Author: ['АРМІЯINFORM']</text:p>
      <text:p text:style-name="P4">
Time: 2023-06-01T29:00:00-04:00</text:p>
      <text:p text:style-name="P4">
Description: https://www.youtube.com/watch?v=www2eegm6o5g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ГУР ПЕРЕХОПЛЕННЯ']</text:p>
      <text:p text:style-name="P4">
Category: News</text:p>
      <!--METADATA-->
      <text:p text:style-name="P4">
News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Four bloggers who "lit up" the work of air defense now "shine" for 8 years of prison</text:span>
</text:h>
      <text:p text:style-name="P4">
Author: ['АРМІЯINFORM']</text:p>
      <text:p text:style-name="P4">
Time: 2023-06-01T30:00:00-04:00</text:p>
      <text:p text:style-name="P4">
Description: The SBU was inhabited about Pidozra Chotir blogger, Yaki “overthled” the Robot PPO PPO Hour ... The war with Ukraine 2022, the war with Ukraine is the latest news today, the News War with Ukraine 2022 is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Tags: ['БЛОГЕРИ', 'ППО', 'СБУ']</text:p>
      <text:p text:style-name="P4">
Category: News</text:p>
      <!--METADATA-->
      <text:p text:style-name="P4">
<draw:frame draw:style-name="fr1" draw:name="Image7" text:anchor-type="as-char" svg:width="6.9236in" svg:height="4.615733in" draw:z-index="0">
<draw:image xlink:href="../Images/AРМІЯINFORM/2023-06-01T30-00-00-04-00/350137648_172190465804940_7298340042504507933_n.jpg" xlink:type="simple" xlink:show="embed" xlink:actuate="onLoad" draw:mime-type="image/jpeg"/>
</draw:frame>
The SBU reported suspicion to four bloggers who "lit up" the air defense during a Russian blow to Kiev on May 16, <text:a xlink:type="simple" xlink:href="https://www.facebook.com/SecurSerUkraine/posts/pfbid02NCKUHGkRaKtorrucWLY64hdLweZFnsDmUGGFGxUonf4pkifqjbKUCpYQyy8qJ1Z3l" text:style-name="Internet_20_link" text:visited-style-name="Visited_20_Internet_20_Link">
informs</text:a>
пресслужба відомства.</text:p>
      <text:p text:style-name="P4">
«Служба безпеки зібрала доказову базу і отримала висновки експертиз, якіпідтвердили незаконну діяльність чотирьох мешканок столиці, що поширювалиінформацію про роботу української ППО під час масованої атаки рф на Київ 16травня. Одна з них — 32-річна киянка — виклала заборонений контент у своїхсоцмережах та надіслала його адміністратору одного із популярних Телеграм-каналів. А вже за кілька годин її відеозапис був поширений на проросійськихмайданчиках», — йдеться у повідомленні.</text:p>
      <text:p text:style-name="P4">
<text:a xlink:type="simple" xlink:href="https://armyinform.com.ua/wp-content/uploads/2023/05/350340086_165178466324330_8150119977798199228_n.jpg" text:style-name="Internet_20_link" text:visited-style-name="Visited_20_Internet_20_Link">
<draw:frame draw:style-name="fr1" draw:name="Image8" text:anchor-type="as-char" svg:width="6.9236in" svg:height="6.9236in" draw:z-index="0">
<draw:image xlink:href="../Images/AРМІЯINFORM/2023-06-01T30-00-00-04-00/350340086_165178466324330_8150119977798199228_n-150x150.jpg" xlink:type="simple" xlink:show="embed" xlink:actuate="onLoad" draw:mime-type="image/jpeg"/>
</draw:frame>
</text:a>
</text:p>
      <text:p text:style-name="P4">
<text:a xlink:type="simple" xlink:href="https://armyinform.com.ua/wp-content/uploads/2023/05/350803327_910946400001316_7253083255071997549_n.jpg" text:style-name="Internet_20_link" text:visited-style-name="Visited_20_Internet_20_Link">
<draw:frame draw:style-name="fr1" draw:name="Image9" text:anchor-type="as-char" svg:width="6.9236in" svg:height="6.9236in" draw:z-index="0">
<draw:image xlink:href="../Images/AРМІЯINFORM/2023-06-01T30-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10" text:anchor-type="as-char" svg:width="6.9236in" svg:height="6.9236in" draw:z-index="0">
<draw:image xlink:href="../Images/AРМІЯINFORM/2023-06-01T30-00-00-04-00/350946044_6367155323341139_7816245882066585949_n-150x150.jpg" xlink:type="simple" xlink:show="embed" xlink:actuate="onLoad" draw:mime-type="image/jpeg"/>
</draw:frame>
</text:a>
It is noted that the other-a 36-year-old Kiev woman-posted a video with the work of air defense. The third -figrant also shared her video recording on social networks.</text:p>
      <text:p text:style-name="P4">
“The fourth suspect is a native of Sumy region who lives in Kiev. Initially, she reconstructed the results of the crashing of hostile missiles, and then sent the files to her familiar to different messengers. In order to avoid criminal responsibility, the noun tried to delete the prohibited messages, ” - informed the writing service.</text:p>
      <text:p text:style-name="P4">
All four investigators of the SBU reported suspicion under Part 2 of Art. 114-2 Criminal Code of Ukraine(dissemination of information on the movement, movement or dissection of the Armed Forces or other military formations formed in accordance with the laws of Ukraine, if possible, they are identified on the ground, if such information was posted in the open access to the General Staff).</text:p>
      <text:p text:style-name="P4">
The Security Service also emphasizes the prohibition of removing and publishing video and photographic materials on the activity of defense forces and the consequences of hostile shelling, because their spread is regarded as an adjustment of enemy fire and is a crime, which is being crushed in accordance with the law.</text:p>
      <text:p text:style-name="P4">
News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Night attack on Kiev: Among the victims are children</text:span>
</text:h>
      <text:p text:style-name="P4">
Author: ['АРМІЯINFORM']</text:p>
      <text:p text:style-name="P4">
Time: 2023-06-01T31:00:00-04:00</text:p>
      <text:p text:style-name="P4">
Description: Внаслідок нічної ракетної атаки на Київ зс рф 10 людей отримали травми і поранення, тро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photo_2023-06-01_03-46-34.jpg" text:style-name="Internet_20_link" text:visited-style-name="Visited_20_Internet_20_Link">
photo_2023-06-01_03-46-34.jpg</text:a>
']</text:p>
      <text:p text:style-name="P4">
Tags: ['STOPRUSSIA', 'ВОЄННІ ЗЛОЧИНИ ЗС РФ', 'ВТОРГНЕННЯ РФ']</text:p>
      <text:p text:style-name="P4">
Category: News</text:p>
      <!--METADATA-->
      <text:p text:style-name="P4">
<draw:frame draw:style-name="fr1" draw:name="Image11" text:anchor-type="as-char" svg:width="6.9236in" svg:height="5.183824in" draw:z-index="0">
<draw:image xlink:href="../Images/AРМІЯINFORM/2023-06-01T31-00-00-04-00/photo_2023-06-01_03-46-34.jpg" xlink:type="simple" xlink:show="embed" xlink:actuate="onLoad" draw:mime-type="image/jpeg"/>
</draw:frame>
As a result of a night rocket attack on Kiev of the Armed Forces of the Russian Federation, 10 people were injured and three were killed.</text:p>
      <text:p text:style-name="P4">
According to the specified <text:a xlink:type="simple" xlink:href="https://t.me/VA_Kyiv/1965" text:style-name="Internet_20_link" text:visited-style-name="Visited_20_Internet_20_Link">
information</text:a>
The kmva as of 7:00 on June 1 as a result of the night attack in the capital was injured:</text:p>
      <text:p text:style-name="P4">
“In the Desnyanskiy district: 3 dead persons, 1 of which are a child(2012 r.n.)and 10 persons are injured, of which 1 child.</text:p>
      <text:p text:style-name="P4">
In the Dnieper district: 2 people were injured.</text:p>
      <text:p text:style-name="P4">
Total: 3 dead persons, 1 of them a child and 10 people were injured, one of them is a child. ”</text:p>
      <text:p text:style-name="P4">
News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The Kremlin recognizes the success of the Ukrainian counter -offensive - CPD</text:span>
</text:h>
      <text:p text:style-name="P4">
Author: ['АРМІЯINFORM']</text:p>
      <text:p text:style-name="P4">
Time: 2023-06-01T32:00:00-04:00</text:p>
      <text:p text:style-name="P4">
Description: Maybutniykhniyan counterattack on the focus of respect “fighting Rosiyski Propagand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Tags: ['STOPRUSSIA', 'ВТОРГНЕННЯ РФ', 'ЦЕНТР ПРОТИДІЇ ДЕЗІНФОРМАЦІЇ']</text:p>
      <text:p text:style-name="P4">
Category: News</text:p>
      <!--METADATA-->
      <text:p text:style-name="P4">
<draw:frame draw:style-name="fr1" draw:name="Image12" text:anchor-type="as-char" svg:width="6.9236in" svg:height="6.9236in" draw:z-index="0">
<draw:image xlink:href="../Images/AРМІЯINFORM/2023-06-01T32-00-00-04-00/350765139_1344443416483802_4686250871214843165_n.jpg" xlink:type="simple" xlink:show="embed" xlink:actuate="onLoad" draw:mime-type="image/jpeg"/>
</draw:frame>
The future Ukrainian counter -offensive is currently in the focus of "combat Russian propaganda". She tries to submit to the Russian inhabitant a "delay" with his premium as evidence of the weakness of the enemy and the indomitability of the positions of own army, <text:a xlink:type="simple" xlink:href="https://www.facebook.com/protydiyadezinformatsiyi.cpd/posts/pfbid0yNaoJjcAon1yTXCZDZ9JBFkvx2VFWED9nA5xAo1CtNQ1oTTjdAijTotcg9ukMJ74l" text:style-name="Internet_20_link" text:visited-style-name="Visited_20_Internet_20_Link">
reports</text:a>
The Center for Combating Misinformation on Facebook Page.</text:p>
      <text:p text:style-name="P4">
The propagandists began a real information attack, seeking to prove the Russian audience hypertrophied information about the final "bleeding" of Ukrainians and the same voiceful statements about the effective destruction of Western equipment.</text:p>
      <text:p text:style-name="P4">
Information preparation of the Russians for the future offensive of the Armed Forces provides for the subsequent theses in their consciousness.</text:p>
      <text:p text:style-name="P4">
<text:span text:style-name="T4">
 First, the </text:span>
 The Ukrainian army allegedly has no counter-offensive, and the statements of the gap-nothing more than a "reception" for "asking" new supplies of Western. In order to give "authority" propaganda actively manipulates the estimates of the "former US Navy officer, Professor of the School of Public Tamzhnaya International Relations of Georgia University Colonel James". In publications of the Propaganda media(lenta.ru)The reference to this "expert" states that "Ukrainian leaders use the future offensive as weigh to support the supply of Western weapons." In fact, the expert does not exist, and the links are taken to Dr. James Holmes blog(really a former US Navy officer), which does not contain assessments of the Armed Forces, but only the Ukrainian counter -offensive has already begun.<text:span text:style-name="T4">
 Third, </text:span>
 is moving as an indisputable thesis that Russia allegedly successfully reduces the equipment of the Armed Forces both in combat positions and on the path of its supply, as a result of which the Ukrainian army simply does not have enough heavy arms for offensive actions. However, objective confirmations of this word, and the data of the Oryx portal, which calculates only photo fixations of losses of equipment, show - in daily mode more heavy weapons lose the Armed Forces of the Russian Federation. The British intelligence believes that the Russian command tries to form the reserve forces and place them where, in their opinion, the Ukrainian counter -offensive can be able to resolve. But this prevents the need to throw reserves on the front line in Bakhmut and the border areas of the Bryansk and Bryansk regions after Ukrainian operations in the "gray zone". Incarnation to falling discipline in its benches.</text:p>
      <text:p text:style-name="P4">
It all testifies that the Kremlin recognizes the success of the Ukrainian contrast and tries to mitigate the demoralization of Russian society with the introduction of the fall of the authorities, as it was after the military failures of the RFN Kherson and Kharkiv region.</text:p>
      <text:p text:style-name="P4">
However, despite the manipulative "tricks", the topic of discrediting the Ukrainian contrast remains a weak link in Russian propaganda. Independent information on the Internet, which the Russians are increasingly trusting, proving notes opposite to the official Kremlin narratives. Namely - the agenda of the game at the front is actually dictated by Ukraine, and the Armed Forces of the Russian Federation are only passively resort to that the enemy will not reserve on the counterattack. Even the most aggressive propagandists do not risk proving the ability of the Russian Army to only new breakthroughs, but also to the maintenance of already occupied Ukrainian territories. The threats of the Russian General and individual warriors to defeat the Ukrainian counter -offensive look as a mockery of themselves against themselves in the past year near Kiev, Kharkov and Kherson. Even the leader of the Wagnerians is. Prigogine, commenting on the desire of Russian propaganda to increase the successes of the Russian Army and humiliate the combat qualities of the Armed Forces, called such a recipe for defeat, and acknowledged that "the Ukrainian army is preparing and showing quite good results."</text:p>
      <text:p text:style-name="P4">
News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The enemy again applied "Iskanders" to the objects of civil and critical infrastructure of Kyiv region</text:span>
</text:h>
      <text:p text:style-name="P4">
Author: ['АРМІЯINFORM']</text:p>
      <text:p text:style-name="P4">
Time: 2023-06-01T33:00:00-04:00</text:p>
      <text:p text:style-name="P4">
Description: About CED DOIMLAY GS ZS Ukrainian. “Rosіyska federalics, it is clenched by the Greats, ... the war with Ukraine 2022, the war with Ukraine is the latest news today, the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foto-1-ukrayinska-systema-ppo.jpg" text:style-name="Internet_20_link" text:visited-style-name="Visited_20_Internet_20_Link">
foto-1-ukrayinska-systema-ppo.jpg</text:a>
']</text:p>
      <text:p text:style-name="P4">
Tags: ['STOPRUSSIA', 'ВТОРГНЕННЯ РФ', 'ГШ ЗС УКРАЇНИ']</text:p>
      <text:p text:style-name="P4">
Category: News</text:p>
      <!--METADATA-->
      <text:p text:style-name="P4">
<draw:frame draw:style-name="fr1" draw:name="Image13" text:anchor-type="as-char" svg:width="6.9236in" svg:height="4.61393in" draw:z-index="0">
<draw:image xlink:href="../Images/AРМІЯINFORM/2023-06-01T33-00-00-04-00/foto-1-ukrayinska-systema-ppo.jpg" xlink:type="simple" xlink:show="embed" xlink:actuate="onLoad" draw:mime-type="image/jpeg"/>
</draw:frame>
<text:span text:style-name="T4">
 🔥 Situation on Russian invasion </text:span>
</text:p>
      <text:p text:style-name="P4">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The Russian Federation, suffering great losses, continues to lead the invading. It applies terror tactics, trying to intimidate the population of Ukraine, strikes, firing not only military but also civilian objects.</text:p>
      <text:p text:style-name="P4">
Tonight, the enemy again applied the missiles of the Tactical and Tactical Pragotte Complex "Iskander" on the objects of civil and critical infrastructure of the Kyiv region. The forces and means of the Air Force of the Armed Forces of Ukraine 10 out of 10 missiles were destroyed, ”the message reads.</text:p>
      <text:p text:style-name="P4">
News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In Donbass, the forces of defense reflected 21 attacks of Russians</text:span>
</text:h>
      <text:p text:style-name="P4">
Author: ['АРМІЯINFORM']</text:p>
      <text:p text:style-name="P4">
Time: 2023-06-01T34:00:00-04:00</text:p>
      <text:p text:style-name="P4">
Description: About CED DOIMLAY GS ZS Ukrainian. “The opponent is the sulfur of Zoedzhuvati Basic Zuill ... The war with Ukraine 2022, the war with Ukraine is the latest news today, the war with Ukraine 2022 is the last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Tags: ['STOPRUSSIA', 'ВТОРГНЕННЯ РФ', 'ГШ ЗС УКРАЇНИ']</text:p>
      <text:p text:style-name="P4">
Category: News</text:p>
      <!--METADATA-->
      <text:p text:style-name="P4">
<draw:frame draw:style-name="fr1" draw:name="Image14" text:anchor-type="as-char" svg:width="6.9236in" svg:height="5.466759in" draw:z-index="0">
<draw:image xlink:href="../Images/AРМІЯINFORM/2023-06-01T34-00-00-04-00/350810020_581771617413424_6996664269986478614_n.jpg" xlink:type="simple" xlink:show="embed" xlink:actuate="onLoad" draw:mime-type="image/jpeg"/>
</draw:frame>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The enemy continues to focus the main efforts on the attempts of full occupation of the Luhansk and Donetsk regions. During the last day, the units of the Defense Forces have reflected 21 enemy attacks, ”the message reads.</text:p>
      <text:p text:style-name="P4">
In particular, in the Lyman direction the enemy led the offensive actions of the South -White, there was no success. In the Bakhmut direction during the past, the opponent conducted unsuccessful offensive actions in the directions of Orikhovo-Vasillovka Tabyloi Mountain. In the Mariinsky direction, our defenders also reflected all the attacks in the city of Marinka.</text:p>
      <text:p text:style-name="P4">
News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During the day the enemy has inflicted 3 rocket and 29 aviation blows</text:span>
</text:h>
      <text:p text:style-name="P4">
Author: ['АРМІЯINFORM']</text:p>
      <text:p text:style-name="P4">
Time: 2023-06-01T35:00:00-04:00</text:p>
      <text:p text:style-name="P4">
Description: About CED DOIMLAY GS ZS Ukrainian. “The enemy has long been the time for the head of the 3 rocket launches ... the war with Ukraine 2022, the war with Ukraine is the latest news today, the war with Ukraine 2022 is the last for today, whether there will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2/08/klibr-raketa-rf.jpg" text:style-name="Internet_20_link" text:visited-style-name="Visited_20_Internet_20_Link">
klibr-raketa-rf.jpg</text:a>
']</text:p>
      <text:p text:style-name="P4">
Tags: []</text:p>
      <text:p text:style-name="P4">
Category: News</text:p>
      <!--METADATA-->
      <text:p text:style-name="P4">
<draw:frame draw:style-name="fr1" draw:name="Image15" text:anchor-type="as-char" svg:width="6.9236in" svg:height="4.448227in" draw:z-index="0">
<draw:image xlink:href="../Images/AРМІЯINFORM/2023-06-01T35-00-00-04-00/klibr-raketa-rf.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Over the past day, the enemy struck 3 missile and 29 aviation strikes, and made 49 shelling of rocket launchers on the positions of our military and settlements. Unfortunately, there are victims among civilian regulations, damaged private dwellings, other infrastructure, ”the message goes.</text:p>
      <text:p text:style-name="P4">
The Ministry of Internal Affairs of Ukraine warns that the likelihood of rocket and aviation strikes throughout Ukraine remains very high.</text:p>
      <text:p text:style-name="P4">
News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Our aviation has made 15 beats in the enemy's concentration areas</text:span>
</text:h>
      <text:p text:style-name="P4">
Author: ['АРМІЯINFORM']</text:p>
      <text:p text:style-name="P4">
Time: 2023-06-01T36:00:00-04:00</text:p>
      <text:p text:style-name="P4">
Description: About CED DOIMLAY GS ZS Ukrainian. “The AvIACIA for the defense forces for Persona Dob was headed by 15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vicziya_udar-1-1.jpg" text:style-name="Internet_20_link" text:visited-style-name="Visited_20_Internet_20_Link">
avicziya_udar-1-1.jpg</text:a>
']</text:p>
      <text:p text:style-name="P4">
Tags: ['STOPRUSSIA', 'ВТОРГНЕННЯ РФ', 'ГШ ЗС УКРАЇНИ']</text:p>
      <text:p text:style-name="P4">
Category: News</text:p>
      <!--METADATA-->
      <text:p text:style-name="P4">
<draw:frame draw:style-name="fr1" draw:name="Image16" text:anchor-type="as-char" svg:width="6.9236in" svg:height="4.834981in" draw:z-index="0">
<draw:image xlink:href="../Images/AРМІЯINFORM/2023-06-01T36-00-00-04-00/avicziya_udar-1-1.jpg" xlink:type="simple" xlink:show="embed" xlink:actuate="onLoad" draw:mime-type="image/jpeg"/>
</draw:frame>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Aviation of defense forces over the past 24 hours has made 15 beats in the areas of concentration of personal staff and military equipment of the enemy, 2 of them-on anti-aircraft missile complexes,"-the message reads.</text:p>
      <text:p text:style-name="P4">
It is also noted that our defenders destroyed 5 hostile exploration UAVs.</text:p>
      <text:p text:style-name="P4">
In addition, the missile troops and artillery units were struck by a 1 -piece of management, 1 artillery unit at a firing position, 2 storage and 2 electronic wrestling stations.</text:p>
      <text:p text:style-name="P4">
News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The occupiers turned Energodar into a military-logistics base</text:span>
</text:h>
      <text:p text:style-name="P4">
Author: ['АРМІЯINFORM']</text:p>
      <text:p text:style-name="P4">
Time: 2023-06-01T37:00:00-04:00</text:p>
      <text:p text:style-name="P4">
Description: About CED DOIMLAY GS ZS Ukrainian. “The Pry is the number of jams with the Magate I SVITOVIKH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energodar.jpg" text:style-name="Internet_20_link" text:visited-style-name="Visited_20_Internet_20_Link">
energodar.jpg</text:a>
']</text:p>
      <text:p text:style-name="P4">
Tags: ['STOPRUSSIA', 'ВТОРГНЕННЯ РФ', 'ГШ ЗС УКРАЇНИ', 'ЕНЕРГОДАР']</text:p>
      <text:p text:style-name="P4">
Category: News</text:p>
      <!--METADATA-->
      <text:p text:style-name="P4">
<draw:frame draw:style-name="fr1" draw:name="Image17" text:anchor-type="as-char" svg:width="6.9236in" svg:height="3.499428in" draw:z-index="0">
<draw:image xlink:href="../Images/AРМІЯINFORM/2023-06-01T37-00-00-04-00/energodar.jpg" xlink:type="simple" xlink:show="embed" xlink:actuate="onLoad" draw:mime-type="image/jpeg"/>
</draw:frame>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Despite numerous calls from the IAEA and the world leaders, the invaders continue to transform the temporarily captured energy of the Zaporozhye region on the military-logistics base. Thus, the plant of "non -standard equipment and pipelines" is used by invaders for repair of military equipment, and the plant of "special structures" and "House -building plant" the invaders have transformed the deposit of military equipment, weapons and ammunition ", - the message reads.</text:p>
      <text:p text:style-name="P4">
News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The forces of air defense were knocked down all ten "sparks" released by the Russians this night in Kiev</text:span>
</text:h>
      <text:p text:style-name="P4">
Author: ['АРМІЯINFORM']</text:p>
      <text:p text:style-name="P4">
Time: 2023-06-01T38:00:00-04:00</text:p>
      <text:p text:style-name="P4">
Description: Suphi of the holf defense of the in force of the ZS Ukrainian, the Uzi 10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648647623-7090.jpg" text:style-name="Internet_20_link" text:visited-style-name="Visited_20_Internet_20_Link">
1648647623-7090.jpg</text:a>
']</text:p>
      <text:p text:style-name="P4">
Tags: ['АТАКА ВОРОГА', 'ІСКАНДЕРИ', 'ППО']</text:p>
      <text:p text:style-name="P4">
Category: News</text:p>
      <!--METADATA-->
      <text:p text:style-name="P4">
<draw:frame draw:style-name="fr1" draw:name="Image18" text:anchor-type="as-char" svg:width="6.9236in" svg:height="4.615733in" draw:z-index="0">
<draw:image xlink:href="../Images/AРМІЯINFORM/2023-06-01T38-00-00-04-00/1648647623-7090.jpg" xlink:type="simple" xlink:show="embed" xlink:actuate="onLoad" draw:mime-type="image/jpeg"/>
</draw:frame>
The forces and means of air defense of the Air Force of Ukraine destroyed all10 rockets: seven Spander-M ballistic missiles and three winged Iskander-K missiles, which Russia released in Kiev at night.</text:p>
      <text:p text:style-name="P4">
About it <text:a xlink:type="simple" xlink:href="https://t.me/kpszsu/2548" text:style-name="Internet_20_link" text:visited-style-name="Visited_20_Internet_20_Link">
reports</text:a>
Armed Forces Command.</text:p>
      <text:p text:style-name="P4">
It is noted that rockets are released from the Bryansk region of the Russian Federation.</text:p>
      <text:p text:style-name="P4">
“Around 02:45, on June 1, Russian invaders continued a series of attacks by the infirmary of Ukraine - the city of Kiev. Again, the enemy insidiously attaches the ballistic tight -wing landsckets of land base from the Iskander OTRC. So there is not so much time to hide in the shelter, ”the message reads.</text:p>
      <text:p text:style-name="P4">
In the Air Force, the Armed Forces added that as a result of the anti -air battle of the average, they were dead and wounded, among them children.</text:p>
      <text:p text:style-name="P4">
News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How effective are the tools of the Russian HPs and Rer now?</text:span>
</text:h>
      <text:p text:style-name="P4">
Author: ['АРМІЯINFORM']</text:p>
      <text:p text:style-name="P4">
Time: 2023-06-01T39:00:00-04:00</text:p>
      <text:p text:style-name="P4">
Description: Skilki complexes on Ozrobnni in Rosarmії? The complexes were wrapped up by the complex ... The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19/08/REB-Krasuha-4.jpg" text:style-name="Internet_20_link" text:visited-style-name="Visited_20_Internet_20_Link">
REB-Krasuha-4.jpg</text:a>
']</text:p>
      <text:p text:style-name="P4">
Tags: ['ОВТ', 'ОЗБРОЄННЯ', 'ПЕТРО ЧЕРНИК', 'РЕБ', 'РЕР']</text:p>
      <text:p text:style-name="P4">
Category: News</text:p>
      <!--METADATA-->
      <text:p text:style-name="P4">
<draw:frame draw:style-name="fr1" draw:name="Image19" text:anchor-type="as-char" svg:width="6.9236in" svg:height="4.61393in" draw:z-index="0">
<draw:image xlink:href="../Images/AРМІЯINFORM/2023-06-01T39-00-00-04-00/REB-Krasuha-4.jpg" xlink:type="simple" xlink:show="embed" xlink:actuate="onLoad" draw:mime-type="image/jpeg"/>
</draw:frame>
How many EWC complexes are in armed in Rosarmia? Did the complexes "Moscow-1", "Krasukha-2o" justify themselves? But are they replenished with young specialists of the Universal RSB?</text:p>
      <text:p text:style-name="P4">
The military analyst Petro Chernyk told this specifically for the armyinform.</text:p>
      <text:p text:style-name="P4">
_ Prepared Eugene</text:p>
      <text:p text:style-name="P4">
News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Enemy Loss per day: Almost 500 invaders have been eliminated, 2 tanks and 14 artisystems have been destroyed</text:span>
</text:h>
      <text:p text:style-name="P4">
Author: ['АРМІЯINFORM']</text:p>
      <text:p text:style-name="P4">
Time: 2023-06-01T40:00:00-04:00</text:p>
      <text:p text:style-name="P4">
Description: Zagalni Boyov, take the enemy on 02.24.22 to 01.0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0b928447-ae59-4f57-bec1-1d20a44541a4-scaled.jpg" text:style-name="Internet_20_link" text:visited-style-name="Visited_20_Internet_20_Link">
0b928447-ae59-4f57-bec1-1d20a44541a4-scaled.jpg</text:a>
']</text:p>
      <text:p text:style-name="P4">
Tags: ['STOPRUSSIA', 'АГРЕСІЯ РФ', 'ВТОРГНЕННЯ РФ', 'ВТРАТИ ВОРОГА']</text:p>
      <text:p text:style-name="P4">
Category: News</text:p>
      <!--METADATA-->
      <text:p text:style-name="P4">
<draw:frame draw:style-name="fr1" draw:name="Image20" text:anchor-type="as-char" svg:width="6.9236in" svg:height="6.987066in" draw:z-index="0">
<draw:image xlink:href="../Images/AРМІЯINFORM/2023-06-01T40-00-00-04-00/0b928447-ae59-4f57-bec1-1d20a44541a4-scaled.jpg" xlink:type="simple" xlink:show="embed" xlink:actuate="onLoad" draw:mime-type="image/jpeg"/>
</draw:frame>
The total enemy's combat loss from 24.02.22 to 01.06.23 will be orientated:</text:p>
      <text:p text:style-name="P4">
<text:span text:style-name="T4">
<text:span text:style-name="T5">
 Personnel - </text:span>
* 208370(+460)persons eliminated</text:span>
<text:span text:style-name="T5">
 tanks - </text:span>
<text:span text:style-name="T5">
 3804(+2)</text:span>
<text:span text:style-name="T4">
 combat armored vehicles - </text:span>
 7478(+6)<text:span text:style-name="T4">
<text:span text:style-name="T5">
 Artillery systems - </text:span>
<text:span text:style-name="T5">
 3474(+14)</text:span>
 </text:span>
 RSZV - <text:span text:style-name="T4">
 575(0)</text:span>
<text:span text:style-name="T5">
 air defense - </text:span>
<text:span text:style-name="T5">
 333(0)</text:span>
<text:span text:style-name="T4">
 aircraft - </text:span>
 313(0)<text:span text:style-name="T4">
<text:span text:style-name="T5">
 helicopters - </text:span>
* 298(0)</text:span>
<text:span text:style-name="T5">
 UAV Operative Tactical Level-</text:span>
<text:span text:style-name="T5">
 3131(+7)</text:span>
<text:span text:style-name="T4">
 Winged missiles - </text:span>
 1107(0)<text:span text:style-name="T4">
<text:span text:style-name="T5">
 ships / boats - </text:span>
* 18(0)</text:span>
<text:span text:style-name="T5">
 Automobile equipment and tanks - </text:span>
<text:span text:style-name="T5">
 6239(+9)</text:span>
<text:span text:style-name="T4">
 Special Technique - </text:span>
 458(+4)</text:p>
      <text:p text:style-name="P4">
Дані уточнюються…</text:p>
      <text:p text:style-name="P4">
Бий окупанта!Разом переможемо!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As of 01.06.23.</text:p>
      <text:p text:style-name="P4">
News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Norwegian instructors in the United Kingdom teach Ukrainian military to fight in the woods</text:span>
</text:h>
      <text:p text:style-name="P4">
Author: ['АРМІЯINFORM']</text:p>
      <text:p text:style-name="P4">
Time: 2023-06-01T89:00:00-04:00</text:p>
      <text:p text:style-name="P4">
Description: Instruktori Norwegian guards hemevernet Forsvaret on the framework of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Tags: ['STOPRUSSIA', 'АГРЕСІЯ РФ', 'ВТОРГНЕННЯ РФ', 'ГШ ЗСУ']</text:p>
      <text:p text:style-name="P4">
Category: News</text:p>
      <!--METADATA-->
      <text:p text:style-name="P4">
<draw:frame draw:style-name="fr1" draw:name="Image21" text:anchor-type="as-char" svg:width="6.9236in" svg:height="6.078466in" draw:z-index="0">
<draw:image xlink:href="../Images/AРМІЯINFORM/2023-06-01T89-00-00-04-00/gsh111-e1685632937251.jpeg" xlink:type="simple" xlink:show="embed" xlink:actuate="onLoad" draw:mime-type="image/jpeg"/>
</draw:frame>
Instructors of the Norwegian National Guard Heimevernet Fersvaret in the framework of the Multinational Educational Operation "Interflex" on the Basic Warning Training Nlaw, medical training, anti -the -end actions and survival.</text:p>
      <text:p text:style-name="P4">
About it on Facebook <text:a xlink:type="simple" xlink:href="https://www.facebook.com/GeneralStaff.ua/posts/pfbid02iSf2T2hC1gSm7wjSgn2KKrW4WTdESMZefEeU5aTiiYuJ8dPH9B6ax5ci87FX5Kt4l" text:style-name="Internet_20_link" text:visited-style-name="Visited_20_Internet_20_Link">
reports</text:a>
The General Staff of the Armed Forces.</text:p>
      <text:p text:style-name="P4">
"This training makes it possible to improve the acquired combat skills to enhance the personal safety and security of the unit during various scenarios of armed forces of Ukraine so that military personnel can skillfully use the necessary tactical knowledge to protect Ukraine," the statement reads.</text:p>
      <text:p text:style-name="P4">
<text:a xlink:type="simple" xlink:href="https://armyinform.com.ua/wp-content/uploads/2023/06/gsh222.jpeg" text:style-name="Internet_20_link" text:visited-style-name="Visited_20_Internet_20_Link">
!(Images/AРМІЯINFORM/2023-06-01T89-00-00-04-00/gsh222-150x150.jpeg)</text:a>
</text:p>
      <text:p text:style-name="P4">
<text:a xlink:type="simple" xlink:href="https://armyinform.com.ua/wp-content/uploads/2023/06/gsh333.jpeg" text:style-name="Internet_20_link" text:visited-style-name="Visited_20_Internet_20_Link">
<draw:frame draw:style-name="fr1" draw:name="Image22"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23"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24" text:anchor-type="as-char" svg:width="6.9236in" svg:height="6.9236in" draw:z-index="0">
<draw:image xlink:href="../Images/AРМІЯINFORM/2023-06-01T89-00-00-04-00/gsh44-150x150.jpeg" xlink:type="simple" xlink:show="embed" xlink:actuate="onLoad" draw:mime-type="image/jpeg"/>
</draw:frame>
</text:a>
Under the expert guidance of the instructors of the Armed Forces of the Kingdom, the Norwegian District Armed Forces of Ukraine became more prepared for combat conditions.</text:p>
      <text:p text:style-name="P4">
The Kingdom of Norway and the United Kingdom of Great Britain and Northern Irland continue to support the people of Ukraine and continue to cooperate with renowned international partners to provide continuous support to Ukraine with Russia's continuing violations of international law. This is invaluable because the people of Ukraine continue to fight for their right to live in a sovereign, independent and democratic state. Having arrived in the United Kingdom of 2022, the contingent of servicemen and military personnel of the armed forces of Norway is involved in the program of preparation of Ukrainian recruits under the leadership of the United Kingdom together with other partner countries.</text:p>
      <text:p text:style-name="P4">
News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The duty of local authorities is to ensure the presence and availability of shelters around the clock" - President of Ukraine</text:span>
</text:h>
      <text:p text:style-name="P4">
Author: ['АРМІЯINFORM']</text:p>
      <text:p text:style-name="P4">
Time: 2023-06-01T92:00:00-04:00</text:p>
      <text:p text:style-name="P4">
Description: Complete the Dovgiy and Important Day. Before the Usechutty I Plizkim ...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volodyayaya.png" text:style-name="Internet_20_link" text:visited-style-name="Visited_20_Internet_20_Link">
volodyayaya.png</text:a>
']</text:p>
      <text:p text:style-name="P4">
Tags: ['STOPRUSSIA', 'АГРЕСІЯ РФ', 'ВОЛОДИМИР ЗЕЛЕНСЬКИЙ', 'ВТОРГНЕННЯ РФ']</text:p>
      <text:p text:style-name="P4">
Category: News</text:p>
      <!--METADATA-->
      <text:p text:style-name="P4">
<draw:frame draw:style-name="fr1" draw:name="Image25" text:anchor-type="as-char" svg:width="6.9236in" svg:height="4.792731in" draw:z-index="0">
<draw:image xlink:href="../Images/AРМІЯINFORM/2023-06-01T92-00-00-04-00/volodyayaya.png" xlink:type="simple" xlink:show="embed" xlink:actuate="onLoad" draw:mime-type="image/png"/>
</draw:frame>
This long and hard day is being completed.</text:p>
      <text:p text:style-name="P4">
First of all, my condolences to the relatives and relatives of whose lives were taken away by Russia.</text:p>
      <text:p text:style-name="P4">
We do the maximum to protect people. There was no such international meeting, there were no such international negotiations that would not raise the issue of the issue of Ukraine.</text:p>
      <text:p text:style-name="P4">
But protection of people is protection at all levels. The shelter should be available. The situation should no longer happen again as this night in Kiev, when people came to the shelter and the shelter is closed. It is a duty of local departments, a very specific duty - to ensure the availability and availability of plates around the clock. It hurts to see a negligent attitude to this duty. It seems to see losses. And if the duty on the ground is not fulfilled, it is a direct obligation to law enforcement officers - to be held liable.</text:p>
      <text:p text:style-name="P4">
Today in our country, as in many other countries, there is a day of protection of children. But on this day, the terrorist state claimed the life of the Ukrainian child. But on this day, Russia fired at our cities - from Kharkiv Daherson, from Kiev to Donbass. But we also used this day to the maximum to be defeated by terrorists. And this day became a time when we bring the responsibility of Russia - every murderer, every terrorist.</text:p>
      <text:p text:style-name="P4">
Our Ukrainian delegation - in Moldova at the Summit -European Political Community. Now here is the Center for Political Discussions by the continent. There were very important negotiations. Moldova President of France, Prime Minister and the President of the European Commission, President of Romania and Prime Minister of Portugal, Prime Minister Albania and Prime Minister of Northern Majoria, premiere of Italy, President of Azer, President of Swiss, President, President, President, President.</text:p>
      <text:p text:style-name="P4">
There was also an extended format with representatives of the Netherlands, Denmark, Sweden, Britain, Poland, Belgium. And, of course, meetings in the fields of the summit and jointly ascending all participants of the summit ...</text:p>
      <text:p text:style-name="P4">
We are preparing new defensive solutions for Ukraine - this applies to air defense and aviation, and other promotion on Earth. We are preparing a real political content for Natu Vilnius summit. We are preparing a security package for our country on the way of Valiance. We do our best to bring the political decision of the European Union on the Svetwan of Ukraine. We prepare the peace of peace based on the Ukrainian formula of peace.</text:p>
      <text:p text:style-name="P4">
And I thank all the leaders, all the countries that support us by these points. This only support for Ukraine is the support of real security for all of Europe.I would like to thank President Michelle, the President of the European Council, held a special security session within the summit.</text:p>
      <text:p text:style-name="P4">
And separately I would like to thank Roberti Motzoli, the head of the European Parliament, a weed decision on ammunition for Ukraine - with the support of the allocation of an additional 500 million euros for this. Thank you!</text:p>
      <text:p text:style-name="P4">
Thank you all our soldiers!Thank you all who train our warriors!Who helps weapons!Who treats our heroes after injuries!I thank all the rescuers, all our employees of the SES and other services that eliminate the consequences of Russia!I thank all the volunteers who help our warriors, our bride, our country!</text:p>
      <text:p text:style-name="P4">
I thank everyone with whom we go side by side to our victory, to our peace and the help of Russian terrorists.</text:p>
      <text:p text:style-name="P4">
_ Dudelo: <text:a xlink:type="simple" xlink:href="https://www.president.gov.ua/news/obovyazok-miscevoyi-vladi-zabezpechiti-nayavnist-i-dostupnis-83337" text:style-name="Internet_20_link" text:visited-style-name="Visited_20_Internet_20_Link">
Presidential Office</text:a>
_</text:p>
      <text:p text:style-name="P4">
News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The cause of the enemy's rotary measures in the Bakhmut direction is the powerful blows of the Armed Forces" - Sergey Cherevaty</text:span>
</text:h>
      <text:p text:style-name="P4">
Author: ['Валентина Вілюра']</text:p>
      <text:p text:style-name="P4">
Time: 2023-06-01T95: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26" text:anchor-type="as-char" svg:width="6.9236in" svg:height="4.61393in" draw:z-index="0">
<draw:image xlink:href="../Images/AРМІЯINFORM/2023-06-01T95-00-00-04-00/cherevatyj-2.jpg" xlink:type="simple" xlink:show="embed" xlink:actuate="onLoad" draw:mime-type="image/jpeg"/>
</draw:frame>
The spokesman of the Eastern Urgent Troops of the Armed Forces Sergey Cherevaty reported this on the air of the only news.</text:p>
      <text:p text:style-name="P4">
According to him, the Russians carry out rotary measures at the Bakhmut direction. The racists were beaten 476 times in our positions by the Nabakhmut segment of the front. There were also 4 combat clashes. The defense forces were struck in response, not giving the occupants to rotate personnel and equipment.</text:p>
      <ul>
        <li>
          <text:p text:style-name="P4">
59 invaders were destroyed, 103 - they were injured, one racist was taken. Also destroyed two radar stations, UAVs, one gun "Hyacint" and PTRC. In addition, when moving the enemy, 2 vehicles and 2 ammunition warehouses were eliminated. According to Sergey Cherevaty, the very reason of the rotary measures - powerful strikes of the Armed Forces. This also forced the units of Wagner PEC.</text:p>
        </li>
        <li>
          <text:p text:style-name="P4">
In this case, we do our best to get the enemy's logistics as much as possible. We beat the equipment, personnel and headquarters. In particular, at the Limano-Kubyansky Naprymka, 1 command and observation center was destroyed today, yesterday 3 command points in the Bakhmut direction. The work is constantly ongoing to make it possible or complicate the delivery of ammunition to the enemy.</text:p>
        </li>
      </ul>
      <text:p text:style-name="P4">
News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Mass shelling of Ukraine is an example of the nervous reaction of the Russians to their failures on the battlefield</text:span>
</text:h>
      <text:p text:style-name="P4">
Author: ['Валентина Вілюра']</text:p>
      <text:p text:style-name="P4">
Time: 2023-06-01T97:00:00-04:00</text:p>
      <text:p text:style-name="P4">
Description: The intercessor of the Ministra defense of Ukraine Ganna Malel in Efirin Teemarafon “єini Novy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ГАННА МАЛЯР']</text:p>
      <text:p text:style-name="P4">
Category: News</text:p>
      <!--METADATA-->
      <text:p text:style-name="P4">
<draw:frame draw:style-name="fr1" draw:name="Image27" text:anchor-type="as-char" svg:width="6.9236in" svg:height="3.894525in" draw:z-index="0">
<draw:image xlink:href="../Images/AРМІЯINFORM/2023-06-01T97-00-00-04-00/malyar-1-960x540-1.jpg" xlink:type="simple" xlink:show="embed" xlink:actuate="onLoad" draw:mime-type="image/jpeg"/>
</draw:frame>
Deputy Minister of Defense of Ukraine Anna Malyar on the air of the television "Unin" has expressed her opinion on the question whether May shells of Ukraine with an enemy with the situation on the front could be connected.</text:p>
      <text:p text:style-name="P4">
Anna Malyar said that it could be an example of a nervous reaction to other events. In the information space, the theme of the Armed Forces of Ukraine was actively covered, and the Russians had a panic influence.</text:p>
      <ul>
        <li>
Indeed in the east of our country, they tried to step from the New Year to 4 more - now they added 2 more, but nothing works. The Russians are constantly advised to give their tasks, for example, to get out on the turn of the Lugansk and Donetsk region, so the program they have set themselves after they did not realize Kiev, they could not implement, - said the Minister of Defense of Ukraine.</li>
      </ul>
      <text:p text:style-name="P4">
In addition, she added that the enemy is definitely looking for other paths to still be Ukraine and many of their steps are due to distorting a psychological equilibrium and demoralized.</text:p>
      <text:p text:style-name="P4">
News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Among the mass burial in Izium remain unidentified 66 bodies</text:span>
</text:h>
      <text:p text:style-name="P4">
Authors: Ukrinform (Person)</text:p>
      <text:p text:style-name="P4">
Publisher: Укринформ (Organization)</text:p>
      <text:p text:style-name="P4">
Published Time: 2023-06-02T-10:43:00+03:00</text:p>
      <text:p text:style-name="P4">
Modified Time: 2023-06-02T23:43:00+03:00</text:p>
      <text:p text:style-name="P4">
Description: 66 bodies remain unidentified from the mass burial in Izium in Kharkiv region. - Ukrinform.</text:p>
      <text:p text:style-name="P4">
Images: ['<text:a xlink:type="simple" xlink:href="https://static.ukrinform.com/photos/2022_09/thumb_files/630_360_1663663916-795.jpg" text:style-name="Internet_20_link" text:visited-style-name="Visited_20_Internet_20_Link">
630_360_16636...</text:a>
']</text:p>
      <text:p text:style-name="P4">
Tags: ['Поліція', 'Харківщина', 'Ізюм']</text:p>
      <text:p text:style-name="P4">
Type: Article</text:p>
      <!--METADATA-->
      <text:p text:style-name="P4">
<draw:frame draw:style-name="fr1" draw:name="Image28" text:anchor-type="as-char" svg:width="6.9236in" svg:height="3.956343in" draw:z-index="0">
<draw:image xlink:href="../Images/yкринформ/2023-06-02T-10-43-00-03-00/630_360_1663663916-795.jpg" xlink:type="simple" xlink:show="embed" xlink:actuate="onLoad" draw:mime-type="image/jpeg"/>
</draw:frame>
Lazmas burial in Izium in Kharkiv region remains unidentified 66 -ratios.</text:p>
      <text:p text:style-name="P4">
This was reported in <text:a xlink:type="simple" xlink:href="https://t.me/police_kh_region/17978" text:style-name="Internet_20_link" text:visited-style-name="Visited_20_Internet_20_Link">
telegram</text:a>
Department of Communications of the National Police in Kharkiv Oblast, Ukrinform reports.</text:p>
      <text:p text:style-name="P4">
"At present, 449 bodies have been removed from the place of mass burial, the vast majority of persons have been identified, 66 persons remain unidentified," said Oksana Oliynyk, Deputy Head of the Crime Investigation Department against the life and health of the person.</text:p>
      <text:p text:style-name="P4">
*!(https://www.ukrinform.ua/rubric-regions/3711203-sbu-vikrila-klirika-upc-mp-akij-dopomagav-zagarbnikam-v-izumi.html)She noted that the identification process can be accelerated if all relatives go to the police. In particular, on June 1, after the relevant references, the mobile DNA laboratory worked again, the samples surrendered 12 citizens.</text:p>
      <text:p text:style-name="P4">
As reported by Ukrinform, after the release of Izium in September 2022, the legal guards found a mass burial in the forest. 449 tender persons, including seven children, were removed from it. In particular, DNA examinations have confirmed that in the mass burial was the body of a child's writer Vakulenko, whom the invaders shot. On December 28, Oleg Yefimenko, the head of the Izium Branch of Plast, was also in the forest. Experts confirmed that the man was tortured.</text:p>
      <text:p text:style-name="P4">
News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Ermak: I never planned to go to president</text:span>
</text:h>
      <text:p text:style-name="P4">
Authors: Ukrinform (Person)</text:p>
      <text:p text:style-name="P4">
Publisher: Укринформ (Organization)</text:p>
      <text:p text:style-name="P4">
Published Time: 2023-06-02T-12:28:00+03:00</text:p>
      <text:p text:style-name="P4">
Modified Time: 2023-06-02T23:28:00+03:00</text:p>
      <text:p text:style-name="P4">
Description: OP Head Andriy Yermak stated that he did not plan to run for the post of President of Ukraine. - Ukrinform.</text:p>
      <text:p text:style-name="P4">
Images: ['<text:a xlink:type="simple" xlink:href="https://static.ukrinform.com/photos/2023_01/thumb_files/630_360_1674842334-682.jpeg" text:style-name="Internet_20_link" text:visited-style-name="Visited_20_Internet_20_Link">
630_360_16748...</text:a>
']</text:p>
      <text:p text:style-name="P4">
Tags: ['Президент', 'Україна', 'Єрмак']</text:p>
      <text:p text:style-name="P4">
Type: Article</text:p>
      <!--METADATA-->
      <text:p text:style-name="P4">
<draw:frame draw:style-name="fr1" draw:name="Image29" text:anchor-type="as-char" svg:width="6.9236in" svg:height="3.956343in" draw:z-index="0">
<draw:image xlink:href="../Images/yкринформ/2023-06-02T-12-28-00-03-00/630_360_1674842334-682.jpeg" xlink:type="simple" xlink:show="embed" xlink:actuate="onLoad" draw:mime-type="image/jpeg"/>
</draw:frame>
The head of Andriy Yermak stated that he did not plan to run for the post of President of Ukraine.</text:p>
      <text:p text:style-name="P4">
According to Ukrinform, he said this in Dmitry Komarov's television pro -projection “a year. President's Office ”commenting on the relevant question.</text:p>
      <text:p text:style-name="P4">
"No, I don't plan to go to president - and never planned. I believe that the most important president for all years of Ukraine's independence. And I'm proud of I work with this president. I will repeat once again that I came with this president, and I will go with the tsar -president, ” - said <text:a xlink:type="simple" xlink:href="https://www.ukrinform.ua/tag-ermak" text:style-name="Internet_20_link" text:visited-style-name="Visited_20_Internet_20_Link">
Yermak</text:a>
.</text:p>
      <text:p text:style-name="P4">
<text:span text:style-name="T4">
 Read also: </text:span>
 <text:a xlink:type="simple" xlink:href="https://www.ukrinform.ua/rubric-polytics/3717659-ermak-prokomentuvav-zvinuvacenna-u-nibito-spivpraci-z-fsb.html" text:style-name="Internet_20_link" text:visited-style-name="Visited_20_Internet_20_Link">
<text:span text:style-name="T4">
 Yermak </text:span>
 commented on the alleged ZFSB cooperation</text:a>
As reported by Ukrinform, on February 11, 2020, Volodymyr Zelenskyy appointed Irmak's appointment to the post of head of the Presidential Office of Ukraine.</text:p>
      <text:p text:style-name="P4">
<text:span text:style-name="T5">
Foto: op</text:span>
</text:p>
      <text:p text:style-name="P4">
News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Railway accident in India: half a hundred dead, over 300 wounded</text:span>
</text:h>
      <text:p text:style-name="P4">
Authors: Ukrinform (Person)</text:p>
      <text:p text:style-name="P4">
Publisher: Укринформ (Organization)</text:p>
      <text:p text:style-name="P4">
Published Time: 2023-06-02T-14:18:00+03:00</text:p>
      <text:p text:style-name="P4">
Modified Time: 2023-06-02T23:18:00+03:00</text:p>
      <text:p text:style-name="P4">
Description: About 50 people are considered dead and hundreds are injured as a result of the collision of three trains in India, which occurred on Friday night. - Ukrinform.</text:p>
      <text:p text:style-name="P4">
Images: ['<text:a xlink:type="simple" xlink:href="https://static.ukrinform.com/photos/2023_06/thumb_files/630_360_1685737157-161.jpg" text:style-name="Internet_20_link" text:visited-style-name="Visited_20_Internet_20_Link">
630_360_16857...</text:a>
']</text:p>
      <text:p text:style-name="P4">
Tags: ['Аварія', 'Індія', 'Потяг']</text:p>
      <text:p text:style-name="P4">
Type: Article</text:p>
      <!--METADATA-->
      <text:p text:style-name="P4">
<draw:frame draw:style-name="fr1" draw:name="Image30" text:anchor-type="as-char" svg:width="6.9236in" svg:height="3.956343in" draw:z-index="0">
<draw:image xlink:href="../Images/yкринформ/2023-06-02T-14-18-00-03-00/630_360_1685737157-161.jpg" xlink:type="simple" xlink:show="embed" xlink:actuate="onLoad" draw:mime-type="image/jpeg"/>
</draw:frame>
About50 people are considered dead and hundreds are injured as a result of the collision of three trains in India, which occurred on Friday night.</text:p>
      <text:p text:style-name="P4">
As Ukrinform reports with reference to <text:a xlink:type="simple" xlink:href="https://edition.cnn.com/2023/06/02/asia/india-train-crash-odisha-intl/index.html" text:style-name="Internet_20_link" text:visited-style-name="Visited_20_Internet_20_Link">
CNN</text:a>
, two passenger trains and one commodity collided in the city's city in Odish.</text:p>
      <text:p text:style-name="P4">
About 50 people were killed, the number of injured exceeds 300.</text:p>
      <text:p text:style-name="P4">
<text:span text:style-name="T4">
 Read also: </text:span>
 <text:a xlink:type="simple" xlink:href="https://www.ukrinform.ua/rubric-world/3715503-avaria-turisticnogo-covna-v-italii-kilkist-zertv-zrosla-do-cotiroh.html" text:style-name="Internet_20_link" text:visited-style-name="Visited_20_Internet_20_Link">
<text:span text:style-name="T4">
 accident </text:span>
 tourist boat in Italy: The number of victims has grown up to four</text:a>
Rescuers, fifty ambulances, such as fire departments, work at the scene of the disaster.</text:p>
      <text:p text:style-name="Quotations">

<text:p text:style-name="P4">
<text:a xlink:type="simple" xlink:href="https://twitter.com/hashtag/CoromandelExpress" text:style-name="Internet_20_link" text:visited-style-name="Visited_20_Internet_20_Link">
#Coromandelexpress&gt;
</text:a>
&gt;
 derails near Bahanaga station in Balasore, <text:a xlink:type="simple" xlink:href="https://twitter.com/hashtag/Odisha" text:style-name="Internet_20_link" text:visited-style-name="Visited_20_Internet_20_Link">
 #Odisha&gt;
 </text:a>
. Several&gt;
 coaches are reported to have derailed: CPRO Southern Railway.(YEARS)<text:a xlink:type="simple" xlink:href="https://t.co/2Zakb07gQq" text:style-name="Internet_20_link" text:visited-style-name="Visited_20_Internet_20_Link">
&gt;
 pic.twitter.com/2Zakb07gQq </text:a>
&gt;
&gt;
 — TOI Bhubaneswar (@TOIBhubaneswar)<text:a xlink:type="simple" xlink:href="https://twitter.com/TOIBhubaneswar/status/1664645421673721857" text:style-name="Internet_20_link" text:visited-style-name="Visited_20_Internet_20_Link">
 June 2, 2023&gt;
 </text:a>
One of the crash trains is an Express that runs through the eastern coast of India between the capital of West Bengal Calkutta and the Southern City City.</text:p>

<text:p text:style-name="P4">
Visuals from the Site Near Bahanaga Railway Station in Balasore, WHERE The&gt;
 Train Acident Happy Earlier Today. <text:a xlink:type="simple" xlink:href="https://t.co/9kjBZDwJzO" text:style-name="Internet_20_link" text:visited-style-name="Visited_20_Internet_20_Link">
pic.twitter.com/9kjbzdwjzo&gt;
</text:a>
&gt;
&gt;
 — Press Trust of India(@Pti_news)<text:a xlink:type="simple" xlink:href="https://twitter.com/PTI_News/status/1664690654944047104" text:style-name="Internet_20_link" text:visited-style-name="Visited_20_Internet_20_Link">
 June 2, 2023&gt;
 </text:a>
It is noted that the branched railway network of India suffers from aging of tapomed maintenance - factors that often cause van.</text:p>

</text:p>
      <text:p text:style-name="P4">
<text:span text:style-name="T4">
 Read also: </text:span>
 <text:a xlink:type="simple" xlink:href="https://www.ukrinform.ua/rubric-world/3716327-v-indii-avtobus-zirvavsa-v-uselinu-10-zagiblih.html" text:style-name="Internet_20_link" text:visited-style-name="Visited_20_Internet_20_Link">
in India the bus broke into the gorge: 10 dead</text:a>
In 2021, almost 18,000 incidents on the railway throughout the country were killed in 16.5 thousand people. Majority(67,7%)Cases concerns the fall of the raw and fall people under the wheels of trains.</text:p>
      <text:p text:style-name="P4">
One of the biggest accidents in recent years occurred in the north of Uttar-Pradeshv on November 2016, when more than 140 people were killed as a result of rails.</text:p>
      <text:p text:style-name="P4">
Photo: Ani</text:p>
      <text:p text:style-name="P4">
News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392 children are considered to be disappeared in Ukraine</text:span>
</text:h>
      <text:p text:style-name="P4">
Authors: Ukrinform (Person)</text:p>
      <text:p text:style-name="P4">
Publisher: Укринформ (Organization)</text:p>
      <text:p text:style-name="P4">
Published Time: 2023-06-02T-166:30:00+03:00</text:p>
      <text:p text:style-name="P4">
Modified Time: 2023-06-02T13:30:00+03:00</text:p>
      <text:p text:style-name="P4">
Description: In Ukraine, since the beginning of a full -scale war, 392 children have been considered missing. - Ukrinform.</text:p>
      <text:p text:style-name="P4">
Images: ['<text:a xlink:type="simple" xlink:href="https://static.ukrinform.com/photos/2023_02/thumb_files/630_360_1675760591-101.jpg" text:style-name="Internet_20_link" text:visited-style-name="Visited_20_Internet_20_Link">
630_360_16757...</text:a>
']</text:p>
      <text:p text:style-name="P4">
Tags: ['Діти', 'Війна з Росією']</text:p>
      <text:p text:style-name="P4">
Type: Article</text:p>
      <!--METADATA-->
      <text:p text:style-name="P4">
<draw:frame draw:style-name="fr1" draw:name="Image31" text:anchor-type="as-char" svg:width="6.9236in" svg:height="3.956343in" draw:z-index="0">
<draw:image xlink:href="../Images/yкринформ/2023-06-02T-166-30-00-03-00/630_360_1675760591-101.jpg" xlink:type="simple" xlink:show="embed" xlink:actuate="onLoad" draw:mime-type="image/jpeg"/>
</draw:frame>
 ВУкраїні з початку повномасштабної війни загалом вважаються безвісти зниклими392 дитини.</text:p>
      <text:p text:style-name="P4">
Про це у <text:a xlink:type="simple" xlink:href="https://www.facebook.com/office.ombudsman.ua/posts/pfbid09YeWwScqu6LuB3hWJbb6zheeBpsmm7u8Rxr1emZWzT2NRt2MCwuCTXDQhpL9B1P4l" text:style-name="Internet_20_link" text:visited-style-name="Visited_20_Internet_20_Link">
 Фейсбуці</text:a>
The press service of the Ombudsman's office of Ukraine informed, Ukrinform reports.</text:p>
      <text:p text:style-name="P4">
“According to the State Portal of Children's Children, as of June 22023(In Ukraine are considered - ed.)missing - 392 children found - 13126 children, ”the press service said.</text:p>
      <text:p text:style-name="P4">
 <text:span text:style-name="T4">
Читайтетакож:</text:span>
 <text:a xlink:type="simple" xlink:href="https://www.ukrinform.ua/rubric-regions/3717304-na-kiivsini-vnaslidok-nicnoi-ataki-dvoe-poranenih-ditina-i-colovik.html" text:style-name="Internet_20_link" text:visited-style-name="Visited_20_Internet_20_Link">
 На Київщині внаслідок нічної атаки двоє поранених — <text:span text:style-name="T4">
дитин</text:span>
 а ічоловік </text:a>
</text:p>
      <text:p text:style-name="P4">
Як повідомлялося, за інформацією Офісу генпрокурора, російська армія <text:a xlink:type="simple" xlink:href="https://www.ukrinform.ua/rubric-ato/3717285-zagarbniki-vbila-v-ukraini-vze-484-ditini.html" text:style-name="Internet_20_link" text:visited-style-name="Visited_20_Internet_20_Link">
 вбила вУкраїні вже 484 дитини. </text:a>
</text:p>
      <text:p text:style-name="P4">
News Source: <text:a xlink:type="simple" xlink:href="https://www.ukrinform.ua/rubric-society/3717434-v-ukraini-vvazautsa-zniklimi-392-ditini.html" text:style-name="Internet_20_link" text:visited-style-name="Visited_20_Internet_20_Link">
https://www.ukrinform.ua/rubric-society/3717434-v-ukraini-vvazautsa-zniklimi-392-ditini.html</text:a>
</text:p>
      <!--NEWS-->
      <text:h text:style-name="P10" text:outline-level="1">
<text:span text:style-name="T4">
Beh-Romanchuk won the Bronze at the Diamond League in Italy</text:span>
</text:h>
      <text:p text:style-name="P4">
Authors: Ukrinform (Person)</text:p>
      <text:p text:style-name="P4">
Publisher: Укринформ (Organization)</text:p>
      <text:p text:style-name="P4">
Published Time: 2023-06-02T-16:14:00+03:00</text:p>
      <text:p text:style-name="P4">
Modified Time: 2023-06-02T23:14:00+03:00</text:p>
      <text:p text:style-name="P4">
Description: Ukrainian - the third in long jumps. - Ukrinform.</text:p>
      <text:p text:style-name="P4">
Images: ['<text:a xlink:type="simple" xlink:href="https://static.ukrinform.com/photos/2023_06/thumb_files/630_360_1685736734-296.jpg" text:style-name="Internet_20_link" text:visited-style-name="Visited_20_Internet_20_Link">
630_360_16857...</text:a>
']</text:p>
      <text:p text:style-name="P4">
Tags: ['Легка атлетика', 'Марина Бех-Романчук']</text:p>
      <text:p text:style-name="P4">
Type: Article</text:p>
      <!--METADATA-->
      <text:p text:style-name="P4">
<draw:frame draw:style-name="fr1" draw:name="Image33" text:anchor-type="as-char" svg:width="6.9236in" svg:height="3.956343in" draw:z-index="0">
<draw:image xlink:href="../Images/yкринформ/2023-06-02T-16-14-00-03-00/630_360_1685736734-296.jpg" xlink:type="simple" xlink:show="embed" xlink:actuate="onLoad" draw:mime-type="image/jpeg"/>
</draw:frame>
 Українка- третя у стрибках в довжину.</text:p>
      <text:p text:style-name="P4">
Марина Бех-Романчук здобула «бронзу» у стрибках в довжину на етапі«Діамантової ліги» у Флоренції, передає Укрінформ.</text:p>
      <text:p text:style-name="P4">
У своїй найкращій спробі українка стрибнула на 6.59 м, що стало найкращимрезультатом українки у цьому сезоні.</text:p>
      <text:p text:style-name="P4">
Перемогу з результатом 6.79 м здобула італійка Ларісса Япічіно. «Срібло» - вамериканки Тари Девіс-Вудголл (6.74 m).</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According to Ukrinform, Victoria Tkachuk finished fifth in a 400m barrier at the Diamond League.</text:p>
      <text:p text:style-name="P4">
Photo: Getty Images</text:p>
      <text:p text:style-name="P4">
News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JSU Bakhmut Directio Rusian Army Shelled Kramatorsk, Vasukivka, Orikhovo-Vasylivka, Novomark ...</text:span>
</text:h>
      <text:p text:style-name="P4">
Authors: liveuamap (Language: en)</text:p>
      <text:p text:style-name="P4">
Time: 2023-06-02T-17:29:00</text:p>
      <text:p text:style-name="P4">
Location: Bakhmut (Latitude:48.59807 Longtitude:37.9454)</text:p>
      <text:p text:style-name="P4">
Videos: []</text:p>
      <text:p text:style-name="P4">
Images: []</text:p>
      <text:p text:style-name="P4">
Tags: ["Russia"]</text:p>
      <text:p text:style-name="P4">
Id: 22567172</text:p>
      <!--METADATA-->
      <text:p text:style-name="P4">
AT BAKHMUT DIRECTION RUSSIAN ARMY SHELLED KRAMATORSK, VASUKIVKA, Orikhovo-Vasylivka, Novomarkove, Hryhorivka, Chasiv Yar, Ivaniv, Predeche, Predeteche and New York of Donetsk Region. Russian AviationConducrated Aircrakes at Khromove, Bila Hora, Oleksandro -Shultyne of Donetskregion, - General Staff of Armed Forces of Ukraine Says in the Morning Report</text:p>
      <text:p text:style-name="P4">
News Collection Link:(https://liveuamap.com/en/2023/2-june-at-bakhmut-direction-russian-army-shelled-kramatorsk)</text:p>
      <text:p text:style-name="P4">
News Source: <text:a xlink:type="simple" xlink:href="https://t.me/lumsrc/4968" text:style-name="Internet_20_link" text:visited-style-name="Visited_20_Internet_20_Link">
https://t.me/lumsrc/4968</text:a>
</text:p>
      <!--NEWS-->
      <text:h text:style-name="P10" text:outline-level="1">
<text:span text:style-name="T4">
Ukraine will be in NATO and the European Union much earlier than everyone thinks - OP Head</text:span>
</text:h>
      <text:p text:style-name="P4">
Authors: Ukrinform (Person)</text:p>
      <text:p text:style-name="P4">
Publisher: Укринформ (Organization)</text:p>
      <text:p text:style-name="P4">
Published Time: 2023-06-02T-18:09:00+03:00</text:p>
      <text:p text:style-name="P4">
Modified Time: 2023-06-02T23:09:00+03:00</text:p>
      <text:p text:style-name="P4">
Description: The Head of the Office President of Ukraine is convinced that Ukraine will join NATO and the EU much earlier than everyone thinks. - Ukrinform.</text:p>
      <text:p text:style-name="P4">
Images: ['<text:a xlink:type="simple" xlink:href="https://static.ukrinform.com/photos/2022_12/thumb_files/630_360_1670005217-138.jpg" text:style-name="Internet_20_link" text:visited-style-name="Visited_20_Internet_20_Link">
630_360_16700...</text:a>
']</text:p>
      <text:p text:style-name="P4">
Tags: ['Євроінтеграція', 'Євросоюз', 'НАТО', 'Єрмак']</text:p>
      <text:p text:style-name="P4">
Type: Article</text:p>
      <!--METADATA-->
      <text:p text:style-name="P4">
<draw:frame draw:style-name="fr1" draw:name="Image34" text:anchor-type="as-char" svg:width="6.9236in" svg:height="3.956343in" draw:z-index="0">
<draw:image xlink:href="../Images/yкринформ/2023-06-02T-18-09-00-03-00/630_360_1670005217-138.jpg" xlink:type="simple" xlink:show="embed" xlink:actuate="onLoad" draw:mime-type="image/jpeg"/>
</draw:frame>
The President of Ukraine is convinced that Ukraine will join NATO and the European Union much earlier than everyone thinks.</text:p>
      <text:p text:style-name="P4">
Andriy Yermak was expressed in an interview with Dmitry Komarov in the Project "The Year. Voice-over. Presidential Office, ”Ukrinform reports.</text:p>
      <text:p text:style-name="P4">
Answering the question when Ukraine is in NATO and the EU, he said: “I think much earlier than everyone thinks. We need to build our relationship with a new philosophy. For 30 years no one has been engaged in Latin America, no one has been engaged in how to do, Africa, no one was engaged in Asia. The President has completed the task, we fulfill it - to do what has not been done for the age of years, to do in a month. "</text:p>
      <text:p text:style-name="P4">
<text:span text:style-name="T4">
 Read also: </text:span>
 [NATO- <text:span text:style-name="T4">
 Ermak </text:span>
 Membership should be the main guarantee for Ukraine(https://www.ukrinform.ua/rubric-polytics/3715245-golovnou-garantieu-dla-ukraini-mae-stati-clenstvo-u-nato-ermak.html)According to <text:a xlink:type="simple" xlink:href="https://www.ukrinform.ua/tag-ermak" text:style-name="Internet_20_link" text:visited-style-name="Visited_20_Internet_20_Link">
Yermak</text:a>
, all this is a matter that we do not have. "That is why we are doing today, and therefore in Nastypreted relations with the Arab world today, we have already been built with Latin America today, which for a long time was historically prosperous, we have been building with Africa," Yermak said.</text:p>
      <text:p text:style-name="P4">
As reported by Ukrinform, Volodymyr Zelensky said at the European Political Community Summit in Chisinau that the NATO July Summit in Vilnimay was decided to have a clear invitation of Ukraine to the Alliance and to provide security guarantees on the way to this membership.</text:p>
      <text:p text:style-name="P4">
News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JSC Avdiivka Directio Rusian Army Shelled Avdiivka, Vodyane, Pervomaisko, Karlovka of Don ...</text:span>
</text:h>
      <text:p text:style-name="P4">
Authors: liveuamap (Language: en)</text:p>
      <text:p text:style-name="P4">
Time: 2023-06-02T-19:29:00</text:p>
      <text:p text:style-name="P4">
Location: Donetsk Oblast (Latitude:48.10823 Longtitude:37.49617)</text:p>
      <text:p text:style-name="P4">
Videos: []</text:p>
      <text:p text:style-name="P4">
Images: []</text:p>
      <text:p text:style-name="P4">
Tags: ["Russia"]</text:p>
      <text:p text:style-name="P4">
Id: 22567171</text:p>
      <!--METADATA-->
      <text:p text:style-name="P4">
At Avdiyivka direction Russian army shelled Avdiyivka, Vodyane, Pervomayske,Karlivka of Donetsk region. Russian aviation conducted airstrikes at Avdiyivkaand Vodyane of Donetsk region, - General Staff of Armed Forces of Ukraine saysin the morning report</text:p>
      <text:p text:style-name="P4">
News Collection Link: <text:a xlink:type="simple" xlink:href="https://liveuamap.com/en/2023/2-june-at-avdiyivka-direction-russian-army-shelled-avdiyivka" text:style-name="Internet_20_link" text:visited-style-name="Visited_20_Internet_20_Link">
https://liveuamap.com/en/2023/2-june-at-avdiyivka-direction-russian-army-shelled-avdiyivka</text:a>
</text:p>
      <text:p text:style-name="P4">
News Source: <text:a xlink:type="simple" xlink:href="https://t.me/lumsrc/4969" text:style-name="Internet_20_link" text:visited-style-name="Visited_20_Internet_20_Link">
https://t.me/lumsrc/4969</text:a>
</text:p>
      <!--NEWS-->
      <text:h text:style-name="P10" text:outline-level="1">
<text:span text:style-name="T4">
US willing to support Ukraine's diplomatic efforts to complete the war - White House</text:span>
</text:h>
      <text:p text:style-name="P4">
Authors: Ukrinform (Person)</text:p>
      <text:p text:style-name="P4">
Publisher: Укринформ (Organization)</text:p>
      <text:p text:style-name="P4">
Published Time: 2023-06-02T-20:03:00+03:00</text:p>
      <text:p text:style-name="P4">
Modified Time: 2023-06-02T23:03:00+03:00</text:p>
      <text:p text:style-name="P4">
Description: Україна може розраховувати на підтримку Сполучених Штатів, щоб досягти успіху в переговорному процесі з РФ з метою остаточного завершення війни, розв’язаної кремлівським режимом. — Укрінформ.</text:p>
      <text:p text:style-name="P4">
Images: ['<text:a xlink:type="simple" xlink:href="https://static.ukrinform.com/photos/2016_08/thumb_files/630_360_1472621188-8020.jpg" text:style-name="Internet_20_link" text:visited-style-name="Visited_20_Internet_20_Link">
630_360_14726...</text:a>
']</text:p>
      <text:p text:style-name="P4">
Tags: ['Переговори', 'США', 'Україна', 'Білий дім', 'Війна з Росією']</text:p>
      <text:p text:style-name="P4">
Type: Article</text:p>
      <!--METADATA-->
      <text:p text:style-name="P4">
<draw:frame draw:style-name="fr1" draw:name="Image35" text:anchor-type="as-char" svg:width="6.9236in" svg:height="3.956343in" draw:z-index="0">
<draw:image xlink:href="../Images/yкринформ/2023-06-02T-20-03-00-03-00/630_360_1472621188-8020.jpg" xlink:type="simple" xlink:show="embed" xlink:actuate="onLoad" draw:mime-type="image/jpeg"/>
</draw:frame>
Ukraine is to count on the support of the United States in order to succeed with the Russian Federation with the purpose of the final end of the war, solved by the Kremliv regime.</text:p>
      <text:p text:style-name="P4">
This was stated during an online briefing by the Coordinator of the National Security Council Kirby, Ukrinform correspondent reports.</text:p>
      <text:p text:style-name="P4">
“We all want the war to end. And we all understand that this will not end with Russian troops. We, of course, want a supported(President of Zelensky - ed.)Efforts to achieve that it is justified by a fair peace, ”the administration representative [USA] said(https://www.ukrinform.ua/tag-ssa).</text:p>
      <text:p text:style-name="P4">
According to him, the United States wants - when the time for interruptions comes - diplomacy could provide a strong and just peace.</text:p>
      <text:p text:style-name="P4">
<text:span text:style-name="T4">
 Read also: </text:span>
 <text:a xlink:type="simple" xlink:href="https://www.ukrinform.ua/rubric-polytics/3716751-ssa-zoseredzeni-na-realizacii-ukrainskoi-formuli-miru-bilij-dim.html" text:style-name="Internet_20_link" text:visited-style-name="Visited_20_Internet_20_Link">
USA focused on the implementation of the Ukrainian Peace Formula - White House</text:a>
“We want to make sure that Zelensky will be able to succeed. And Winne will have a better friend than the United States, when it comes to any support that he needs to continue the diplomatic path, ”the White House representative proclaimed.</text:p>
      <text:p text:style-name="P4">
According to Ukrinform, the President of Baiden Administration has repeatedly confirmed a consistent position on supporting Ukraine as much as it will be.</text:p>
      <text:p text:style-name="P4">
News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At Shakhtarske direction Russian army shelled Vuhledar, Prechystivka and Novoukrayinka. Russi...</text:span>
</text:h>
      <text:p text:style-name="P4">
Authors: liveuamap (Language: en)</text:p>
      <text:p text:style-name="P4">
Time: 2023-06-02T-22:30:00</text:p>
      <text:p text:style-name="P4">
Location: Velyka Novosilka (Latitude:47.83574 Longtitude:36.83424)</text:p>
      <text:p text:style-name="P4">
Videos: []</text:p>
      <text:p text:style-name="P4">
Images: []</text:p>
      <text:p text:style-name="P4">
Tags: ["Russia"]</text:p>
      <text:p text:style-name="P4">
Id: 22567169</text:p>
      <!--METADATA-->
      <text:p text:style-name="P4">
At Shakhtarske direction Russian army shelled Vuhledar, Prechystivka andNovoukrayinka. Russian aviation conducted airstrikes at Vuhledar, Prechystivkaand Velyka Novosilka of Donetsk region, - General Staff of Armed Forces ofUkraine says in the morning report</text:p>
      <text:p text:style-name="P4">
News Collection Link: <text:a xlink:type="simple" xlink:href="https://liveuamap.com/en/2023/2-june-at-shakhtarske-direction-russian-army-shelled-vuhledar" text:style-name="Internet_20_link" text:visited-style-name="Visited_20_Internet_20_Link">
https://liveuamap.com/en/2023/2-june-at-shakhtarske-direction-russian-army-shelled-vuhledar</text:a>
</text:p>
      <text:p text:style-name="P4">
News Source: <text:a xlink:type="simple" xlink:href="https://t.me/lumsrc/4971" text:style-name="Internet_20_link" text:visited-style-name="Visited_20_Internet_20_Link">
https://t.me/lumsrc/4971</text:a>
</text:p>
      <!--NEWS-->
      <text:h text:style-name="P10" text:outline-level="1">
<text:span text:style-name="T4">
Yermak commented on charges of allegedly cooperation with the FSB</text:span>
</text:h>
      <text:p text:style-name="P4">
Authors: Ukrinform (Person)</text:p>
      <text:p text:style-name="P4">
Publisher: Укринформ (Organization)</text:p>
      <text:p text:style-name="P4">
Published Time: 2023-06-02T-23:57:00+03:00</text:p>
      <text:p text:style-name="P4">
Modified Time: 2023-06-02T22:57:00+03:00</text:p>
      <text:p text:style-name="P4">
Description: Перші повідомлення про начебто співпрацю керівника Офісу Президента з ворогом з’явились в анонімних Телеграм каналах, які веде ФСБ. — Укрінформ.</text:p>
      <text:p text:style-name="P4">
Images: ['<text:a xlink:type="simple" xlink:href="https://static.ukrinform.com/photos/2022_11/thumb_files/630_360_1669798236-525.jpeg" text:style-name="Internet_20_link" text:visited-style-name="Visited_20_Internet_20_Link">
630_360_16697...</text:a>
']</text:p>
      <text:p text:style-name="P4">
Tags: ['ФСБ РФ', 'Росія', 'Єрмак']</text:p>
      <text:p text:style-name="P4">
Type: Article</text:p>
      <!--METADATA-->
      <text:p text:style-name="P4">
<draw:frame draw:style-name="fr1" draw:name="Image36" text:anchor-type="as-char" svg:width="6.9236in" svg:height="3.956343in" draw:z-index="0">
<draw:image xlink:href="../Images/yкринформ/2023-06-02T-23-57-00-03-00/630_360_1669798236-525.jpeg" xlink:type="simple" xlink:show="embed" xlink:actuate="onLoad" draw:mime-type="image/jpeg"/>
</draw:frame>
The first messages about the cooperation of the presidential office with the Voromen appeared in the anonymous telegrams of the FSB.</text:p>
      <text:p text:style-name="P4">
The head of OP Andriy Yermak said this in the project of Dmitry Komarov. Voice-over. Presidential Office, ”Ukrinform reports.</text:p>
      <text:p text:style-name="P4">
“I am always for a direct conversation, and if you take the language of the facts, for the first time hint at Russia's agent, FSB, they appeared during my work, where I represent Ukraine in the Norman format. I was a very difficult manner for them. Today, our SBU says that for the first time this information, which, unfortunately, was then taken up by some Ukrainian politicians, this was first and foremost a dannya telegrams, which, as our SBU proves today today, are being conducted by the Russian FSB. Even funny to hear about it, because the level of people I communicate with today - and with the leaders of intelligence of our partners, British - and how do you know if these people had a choral question, then everything would definitely be different ”, - said Yermak.</text:p>
      <text:p text:style-name="P4">
<text:span text:style-name="T4">
 Read also: </text:span>
 <text:a xlink:type="simple" xlink:href="https://www.ukrinform.ua/rubric-ato/3717653-u-poloni-ukrainski-zahisniki-vtracali-do-60-kilogramiv-vagi-ermak.html" text:style-name="Internet_20_link" text:visited-style-name="Visited_20_Internet_20_Link">
Ukrainian defenders in captivity lost up to 60 kilograms - <text:span text:style-name="T4">
 Yermak </text:span>
</text:a>
He noted that many rumors and fakes are spreading about him and his birth, but it is necessary to analyze and remember the Russian propaganda that will work.</text:p>
      <text:p text:style-name="P4">
“We must always analyze, compare, because we live in an information field when a giant Russian propaganda machine works non-stop. She works not only in Ukraine, she works throughout the world. And today it is a lot of moments every day to be afraid to stop believing, to quarrel with our partners, but every time we need to draw conclusions ourselves, ”Yermak urged.</text:p>
      <text:p text:style-name="P4">
<text:span text:style-name="T4">
 Read also: </text:span>
 <text:a xlink:type="simple" xlink:href="https://www.ukrinform.ua/rubric-ato/3717528-koalicia-vinisuvaciv-nalicue-uze-visim-krain-ermak.html" text:style-name="Internet_20_link" text:visited-style-name="Visited_20_Internet_20_Link">
fighter coalition has eight countries - <text:span text:style-name="T4">
 Ermak </text:span>
</text:a>
</text:p>
      <text:p text:style-name="P4">
Як повідомляв Укрінформ, 25 травня керівник Офісу Президента Андрій Єрмакпровів телефонну розмову з колишнім генсеком НАТО Андерсом Фогом Расмуссеном,який є співкоординатором Міжнародної експертної групи з розробки рекомендаційщодо безпекових гарантій для України.</text:p>
      <text:p text:style-name="P4">
Фото: ОП</text:p>
      <text:p text:style-name="P4">
News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2T-24:30:00</text:p>
      <text:p text:style-name="P4">
Location: Marinka, Donetsk Oblast (Latitude:47.94107 Longtitude:37.50037)</text:p>
      <text:p text:style-name="P4">
Videos: []</text:p>
      <text:p text:style-name="P4">
Images: []</text:p>
      <text:p text:style-name="P4">
Tags: ["Russia"]</text:p>
      <text:p text:style-name="P4">
Id: 22567167</text:p>
      <!--METADATA-->
      <text:p text:style-name="P4">
Russian forces conducting offensive actions in Donetsk and Luhansk regions.Ukrainian military had 25 combat engagements with Russian forces west toMasutivka of Kharkiv region and near Kuzemivka of Luhansk region, Bilohorivkaof Luhansk region and Spirne of Donetsk region, Maryinka, - General Staff ofArmed Forces of Ukraine says in the morning report</text:p>
      <text:p text:style-name="P4">
News Collection Link: <text:a xlink:type="simple" xlink:href="https://liveuamap.com/en/2023/2-june-russian-forces-conducting-offensive-actions-in-donetsk" text:style-name="Internet_20_link" text:visited-style-name="Visited_20_Internet_20_Link">
https://liveuamap.com/en/2023/2-june-russian-forces-conducting-offensive-actions-in-donetsk</text:a>
</text:p>
      <text:p text:style-name="P4">
News Source: <text:a xlink:type="simple" xlink:href="https://t.me/lumsrc/4973" text:style-name="Internet_20_link" text:visited-style-name="Visited_20_Internet_20_Link">
https://t.me/lumsrc/4973</text:a>
</text:p>
      <!--NEWS-->
      <text:h text:style-name="P10" text:outline-level="1">
<text:span text:style-name="T4">
Ukrainian footballer Zhidkov died in the war with Russia</text:span>
</text:h>
      <text:p text:style-name="P4">
Authors: Ukrinform (Person)</text:p>
      <text:p text:style-name="P4">
Publisher: Укринформ (Organization)</text:p>
      <text:p text:style-name="P4">
Published Time: 2023-06-02T-25:53:02+03:00</text:p>
      <text:p text:style-name="P4">
Modified Time: 2023-06-02T22:53:02+03:00</text:p>
      <text:p text:style-name="P4">
Description: Mykola Zhidkov advocated the club "Wengzhanka" - Ukrinform.</text:p>
      <text:p text:style-name="P4">
Images: ['<text:a xlink:type="simple" xlink:href="https://static.ukrinform.com/photos/2023_06/thumb_files/630_360_1685735428-491.jpg" text:style-name="Internet_20_link" text:visited-style-name="Visited_20_Internet_20_Link">
630_360_16857...</text:a>
']</text:p>
      <text:p text:style-name="P4">
Tags: ['Футбол', 'Війна з Росією']</text:p>
      <text:p text:style-name="P4">
Type: Article</text:p>
      <!--METADATA-->
      <text:p text:style-name="P4">
<draw:frame draw:style-name="fr1" draw:name="Image37" text:anchor-type="as-char" svg:width="6.9236in" svg:height="3.956343in" draw:z-index="0">
<draw:image xlink:href="../Images/yкринформ/2023-06-02T-25-53-02-03-00/630_360_1685735428-491.jpg" xlink:type="simple" xlink:show="embed" xlink:actuate="onLoad" draw:mime-type="image/jpeg"/>
</draw:frame>
Mykolazhidkov advocated the club "Wengzhanka"</text:p>
      <text:p text:style-name="P4">
Former football player of FC "Wengzhanka" Mykola Zhidkov died in the war, <text:a xlink:type="simple" xlink:href="https://www.facebook.com/Wegrzcanka/posts/pfbid0NhvCEMjuxHtWA97x3fkn1YE7xvJ2JMJe8FHgZZiWEadYV3DXx78yAjnHGj4WGrABl" text:style-name="Internet_20_link" text:visited-style-name="Visited_20_Internet_20_Link">
reports</text:a>
The club page on Facebook, Ukrinform reports.</text:p>
      <text:p text:style-name="P4">
From 2020 to 2022 he spoke for the Polish club from the 7th League "Wengzhanka". He returned to Ukraine in 2022 and joined the Armed Forces.</text:p>
      <text:p text:style-name="P4">
“We got a very sad news. In the war behind our eastern border, the club, who returned to Ukraine last fall to protect the family, friends and homeland from Russian aggression.</text:p>
      <text:p text:style-name="P4">
Mykola Zhidkov was a very pleasant, polite and responsive guy. There was no person who would know him and not sympathize with him. Going to the field, he fought for the last residency for the victory of his team, and when he came to the struggle of his country, he sacrificed that a person could have in such a youth - donated his own life.</text:p>
      <text:p text:style-name="P4">
You will not be enough, our friend, we will never forget, ”the club said.</text:p>
      <text:p text:style-name="P4">
The age was 22 years old.</text:p>
      <text:p text:style-name="P4">
Photo: facebook.com/wegrzcanka</text:p>
      <text:p text:style-name="P4">
News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6-02T-27:48:00+03:00</text:p>
      <text:p text:style-name="P4">
Modified Time: 2023-06-02T22:48:00+03:00</text:p>
      <text:p text:style-name="P4">
Description: Air alarm has been announced in the capital and a number of area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39" text:anchor-type="as-char" svg:width="6.9236in" svg:height="3.956343in" draw:z-index="0">
<draw:image xlink:href="../Images/yкринформ/2023-06-02T-27-48-00-03-00/630_360_1645871571-868.jpg" xlink:type="simple" xlink:show="embed" xlink:actuate="onLoad" draw:mime-type="image/jpeg"/>
</draw:frame>
Air alarm has been declared a number of areas.</text:p>
      <text:p text:style-name="P4">
About it reports Ukrinform with reference to <text:a xlink:type="simple" xlink:href="https://alerts.in.ua/" text:style-name="Internet_20_link" text:visited-style-name="Visited_20_Internet_20_Link">
map</text:a>
Air anxiety.</text:p>
      <text:p text:style-name="P4">
The alarm is declared in the central and northern regions, as well as in Kiev and Nazaporezhzh.</text:p>
      <text:p text:style-name="P4">
News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Tkachuk - heel in 400 m running with barriers at the Diamond League in Italy</text:span>
</text:h>
      <text:p text:style-name="P4">
Authors: Ukrinform (Person)</text:p>
      <text:p text:style-name="P4">
Publisher: Укринформ (Organization)</text:p>
      <text:p text:style-name="P4">
Published Time: 2023-06-02T-29:43:00+03:00</text:p>
      <text:p text:style-name="P4">
Modified Time: 2023-06-02T22:43:00+03:00</text:p>
      <text:p text:style-name="P4">
Description: Anna Ryzhikova finished eight. - Ukrinform.</text:p>
      <text:p text:style-name="P4">
Images: ['<text:a xlink:type="simple" xlink:href="https://static.ukrinform.com/photos/2023_06/thumb_files/630_360_1685734861-513.jpg" text:style-name="Internet_20_link" text:visited-style-name="Visited_20_Internet_20_Link">
630_360_16857...</text:a>
']</text:p>
      <text:p text:style-name="P4">
Tags: ['Легка атлетика']</text:p>
      <text:p text:style-name="P4">
Type: Article</text:p>
      <!--METADATA-->
      <text:p text:style-name="P4">
<draw:frame draw:style-name="fr1" draw:name="Image40" text:anchor-type="as-char" svg:width="6.9236in" svg:height="3.956343in" draw:z-index="0">
<draw:image xlink:href="../Images/yкринформ/2023-06-02T-29-43-00-03-00/630_360_1685734861-513.jpg" xlink:type="simple" xlink:show="embed" xlink:actuate="onLoad" draw:mime-type="image/jpeg"/>
</draw:frame>
Annarizhikova finished eight.</text:p>
      <text:p text:style-name="P4">
Ukrainian athletes Victoria Tkachuk and Anna Ryzhikova performed on the third -step of the Diamond League in Rome and Florence, Italy, reports Ukrinform.</text:p>
      <text:p text:style-name="P4">
In running 400 m with barriers, Tkachuk showed the 5th result. She has a Podoladiastium station in 54.71 s.</text:p>
      <text:p text:style-name="P4">
Ryzhikova finished the last with the result of 55.99.</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The victory was won by the representative of the Netherlands Femke Bol.</text:p>
      <text:p text:style-name="P4">
Photo: Getty Image</text:p>
      <text:p text:style-name="P4">
News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Ukrainian defenders in captivity lost up to 60 kilograms of weight - Yermak</text:span>
</text:h>
      <text:p text:style-name="P4">
Authors: Ukrinform (Person)</text:p>
      <text:p text:style-name="P4">
Publisher: Укринформ (Organization)</text:p>
      <text:p text:style-name="P4">
Published Time: 2023-06-02T-31:37:00+03:00</text:p>
      <text:p text:style-name="P4">
Modified Time: 2023-06-02T22:37:00+03:00</text:p>
      <text:p text:style-name="P4">
Description: There have been cases where Ukrainian soldiers who have already been returned in the exchanges were lost up to 60 kg of weight in the Russian captivity. - Ukrinform.</text:p>
      <text:p text:style-name="P4">
Images: ['<text:a xlink:type="simple" xlink:href="https://static.ukrinform.com/photos/2022_09/thumb_files/630_360_1663869199-8409.jpeg" text:style-name="Internet_20_link" text:visited-style-name="Visited_20_Internet_20_Link">
630_360_16638...</text:a>
']</text:p>
      <text:p text:style-name="P4">
Tags: ['Полонені', 'Єрмак', 'Війна з Росією']</text:p>
      <text:p text:style-name="P4">
Type: Article</text:p>
      <!--METADATA-->
      <text:p text:style-name="P4">
<draw:frame draw:style-name="fr1" draw:name="Image41" text:anchor-type="as-char" svg:width="6.9236in" svg:height="3.956343in" draw:z-index="0">
<draw:image xlink:href="../Images/yкринформ/2023-06-02T-31-37-00-03-00/630_360_1663869199-8409.jpeg" xlink:type="simple" xlink:show="embed" xlink:actuate="onLoad" draw:mime-type="image/jpeg"/>
</draw:frame>
There have been cases where Ukrainian soldiers, who had already been returned in the exchanges, were lost up to 60 kg of weight in the Russian captivity.</text:p>
      <text:p text:style-name="P4">
The head of OP Andriy Yermak told this in the project of Dmitry Komarov "Year. Voice-over. Presidential Office, ”Ukrinform reports.</text:p>
      <text:p text:style-name="P4">
“You were personally at one of the exchanges and therefore saw in what condition our heroes come in ... several times there were people who lost up to 60 kg there, the minimum was 30 kg. They(Russians - ed.)They even returned in the evening, thinking that we may not see in what condition, ”Yermak said.</text:p>
      <text:p text:style-name="P4">
He emphasized that for Ukraine priority is the exchange of prisoners of "all", but now the realities are that it will be very difficult.</text:p>
      <text:p text:style-name="P4">
At the same time, the OP Head was disappointed with the work of the International Committee of the Red Cross.</text:p>
      <text:p text:style-name="P4">
<text:span text:style-name="T4">
 Read also: </text:span>
 <text:a xlink:type="simple" xlink:href="https://www.ukrinform.ua/rubric-polytics/3714160-rosia-mae-nadati-cervonomu-hrestu-dostup-do-vsih-ukrainskih-vazniv-es.html" text:style-name="Internet_20_link" text:visited-style-name="Visited_20_Internet_20_Link">
Russia has to give the Red Cross access to all Ukrainian prisoners - EU</text:a>
“In no way they never(representatives of the ICRC - ed.)did not get the rally of our <text:a xlink:type="simple" xlink:href="https://www.ukrinform.ua/tag-poloneni" text:style-name="Internet_20_link" text:visited-style-name="Visited_20_Internet_20_Link">
captive</text:a>
. They are told that they cannot get because the Russians do not give permission. Even without choosing statements, I asked, and if it was during the Second World War, and you ask Hitler that you cannot get to Auschwit ?!They blunt their eyes, are silent, begin to talk about the mandratii so much, ”Yermak shared.</text:p>
      <text:p text:style-name="P4">
At the same time he noted that Olenivka and other places of maintenance by the Russian Ukrainian prisoners are absolute concentrations.</text:p>
      <text:p text:style-name="P4">
As reported, some estimates <text:a xlink:type="simple" xlink:href="http://www.ukrinform.ua/rubric-society/3716557-rf-utrimue-na-svoij-teritorii-ponad-27-tisac-civilnih-zarucnikiv.html" text:style-name="Internet_20_link" text:visited-style-name="Visited_20_Internet_20_Link">
Russia holds on its territory</text:a>
More than 27 thousand civilians of Ukraine.  _ Photo: SBU _</text:p>
      <text:p text:style-name="P4">
News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In the Black Sea, three Russian rocket launchers with 24 "calibers"</text:span>
</text:h>
      <text:p text:style-name="P4">
Authors: Ukrinform (Person)</text:p>
      <text:p text:style-name="P4">
Publisher: Укринформ (Organization)</text:p>
      <text:p text:style-name="P4">
Published Time: 2023-06-02T-33:27:00+03:00</text:p>
      <text:p text:style-name="P4">
Modified Time: 2023-06-02T22:27:00+03:00</text:p>
      <text:p text:style-name="P4">
Description: The Russian Federation has rotated rocket launchers in the Black Sea, taking three surface vessels to duty.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42" text:anchor-type="as-char" svg:width="6.9236in" svg:height="3.956343in" draw:z-index="0">
<draw:image xlink:href="../Images/yкринформ/2023-06-02T-33-27-00-03-00/630_360_1509493085-3383.jpg" xlink:type="simple" xlink:show="embed" xlink:actuate="onLoad" draw:mime-type="image/jpeg"/>
</draw:frame>
Російська Федерація здійснила ротацію ракетоносіїв у Чорному морі, вивівши начергування три надводних судна.</text:p>
      <text:p text:style-name="P4">
Як передає Укрінформ, про це Оперативне командування “Південь” у <text:a xlink:type="simple" xlink:href="https://www.facebook.com/OperationalCommandSouth/posts/pfbid0s2DfQqoewBCY7Um1ELF8DaCsiTaw8ZgnUj4cdd9BAfjGRyq5DQ1Jm7bXtL9tMfjPl" text:style-name="Internet_20_link" text:visited-style-name="Visited_20_Internet_20_Link">
 Фейсбуці</text:a>
.</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In the OK South, it is warned that the level of rocket threat is extremely high.</text:p>
      <text:p text:style-name="P4">
As reported by Ukrinform, on June 1, the Russian Federation increased to the four -numberness of rocket carriers in the Black Sea, led by the Admiral Ensen Fragat.</text:p>
      <text:p text:style-name="P4">
News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The Ukrainian national team won two "gold" medals at the Kyrgyzstan tournament</text:span>
</text:h>
      <text:p text:style-name="P4">
Authors: Ukrinform (Person)</text:p>
      <text:p text:style-name="P4">
Publisher: Укринформ (Organization)</text:p>
      <text:p text:style-name="P4">
Published Time: 2023-06-02T-35:18:00+03:00</text:p>
      <text:p text:style-name="P4">
Modified Time: 2023-06-02T22:18:00+03:00</text:p>
      <text:p text:style-name="P4">
Description: The first medals of the national team of Ukraine in Bishkek. - Ukrinform.</text:p>
      <text:p text:style-name="P4">
Images: ['<text:a xlink:type="simple" xlink:href="https://static.ukrinform.com/photos/2023_06/thumb_files/630_360_1685733403-144.jpg" text:style-name="Internet_20_link" text:visited-style-name="Visited_20_Internet_20_Link">
630_360_16857...</text:a>
']</text:p>
      <text:p text:style-name="P4">
Tags: ['вільна боротьба']</text:p>
      <text:p text:style-name="P4">
Type: Article</text:p>
      <!--METADATA-->
      <text:p text:style-name="P4">
<draw:frame draw:style-name="fr1" draw:name="Image43" text:anchor-type="as-char" svg:width="6.9236in" svg:height="3.956343in" draw:z-index="0">
<draw:image xlink:href="../Images/yкринформ/2023-06-02T-35-18-00-03-00/630_360_1685733403-144.jpg" xlink:type="simple" xlink:show="embed" xlink:actuate="onLoad" draw:mime-type="image/jpeg"/>
</draw:frame>
The first most important of the national team of Ukraine in Bishkek.</text:p>
      <text:p text:style-name="P4">
Ukrainians Hrushina-Acobia and Prokobiavnyuk became the champions of the rating tournament of Kyrgyzstan, <text:a xlink:type="simple" xlink:href="https://ukrwrestling.com.ua/blog/2023/06/02/alina-hrushyna-ta-ilona-prokopevniuk-chempionky-reytynhovoho-turniru-v-bishkeku/" text:style-name="Internet_20_link" text:visited-style-name="Visited_20_Internet_20_Link">
reports</text:a>
The press service of the Association of the Sports Struggle of Ukraine, reports Ukrinform.</text:p>
      <text:p text:style-name="P4">
Alina Hrushina-Acobia won the weight category up to 57 kg.</text:p>
      <text:p text:style-name="P4">
The tournament in the Bishkeculus will be June 4. The women's national team of Ukraine in competitions is represented by 12 sports.</text:p>
      <text:p text:style-name="P4">
<text:span text:style-name="T4">
 Read also: </text:span>
 <text:a xlink:type="simple" xlink:href="https://www.ukrinform.ua/rubric-sports/3717198-ucnivska-zbirna-ukraini-zdobula-216-nagorod-na-persih-evroigrah-z-edinoborstv.html" text:style-name="Internet_20_link" text:visited-style-name="Visited_20_Internet_20_Link">
Student national team of Ukraine won 216 awards at the first -seat games in martial arts</text:a>
As reported by Ukrinform, in April Hrushin-Acobia became the champion of Europe.</text:p>
      <text:p text:style-name="P4">
Photo: ukrwrestling.com.ua</text:p>
      <text:p text:style-name="P4">
News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A car with the invaders exploded in Zaporozhye</text:span>
</text:h>
      <text:p text:style-name="P4">
Authors: Ukrinform (Person)</text:p>
      <text:p text:style-name="P4">
Publisher: Укринформ (Organization)</text:p>
      <text:p text:style-name="P4">
Published Time: 2023-06-02T-37:14:00+03:00</text:p>
      <text:p text:style-name="P4">
Modified Time: 2023-06-02T22:14:00+03:00</text:p>
      <text:p text:style-name="P4">
Description: In the temporarily captured Mikhailivka of Zaporizhzhya region, a car with invaders flew into the air.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Автомобіль', 'Вибух', 'Колаборант', 'Запоріжжя', 'Війна з Росією']</text:p>
      <text:p text:style-name="P4">
Type: Article</text:p>
      <!--METADATA-->
      <text:p text:style-name="P4">
<draw:frame draw:style-name="fr1" draw:name="Image45" text:anchor-type="as-char" svg:width="6.9236in" svg:height="3.956343in" draw:z-index="0">
<draw:image xlink:href="../Images/yкринформ/2023-06-02T-37-14-00-03-00/630_360_1669987737-966.jpg" xlink:type="simple" xlink:show="embed" xlink:actuate="onLoad" draw:mime-type="image/jpeg"/>
</draw:frame>
Simostly captured Mikhailivka of Zaporizhzhya region flew into the air car with the invaders.</text:p>
      <text:p text:style-name="P4">
About it in <text:a xlink:type="simple" xlink:href="http://t.me/ivan_fedorov_melitopol/2143" text:style-name="Internet_20_link" text:visited-style-name="Visited_20_Internet_20_Link">
telegram</text:a>
Melitopol Ivan Fedorov, reported by Melitopol, reports.</text:p>
      <text:p text:style-name="P4">
"The collaborators and occupiers of Mikhailivka are not right before the evening Friday. They got to relax in the local cafe, but instead they did not get - the car from the Cityma fans of the Kremlin flew into the air right at the destination," the post reads.</text:p>
      <text:p text:style-name="P4">
According to preliminary information, one of those who was in <text:a xlink:type="simple" xlink:href="https://www.ukrinform.ua/tag-avtomobil" text:style-name="Internet_20_link" text:visited-style-name="Visited_20_Internet_20_Link">
car</text:a>
- a local businessman on the namedydobiak, the owner of the Hetman cafe, who fed the invaders.</text:p>
      <text:p text:style-name="P4">
*!(https://www.ukrinform.ua/rubric-regions/3717338-u-rajoni-olenivki-zagarbniki-pidirvalis-na-fugasi-troe-zagiblih.html)Information about dead or victims not yet</text:p>
      <text:p text:style-name="P4">
As it was reported, there was an explosion in the Berdyansk seaport today.</text:p>
      <text:p text:style-name="P4">
_ Photo illustrative_</text:p>
      <text:p text:style-name="P4">
News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Davidovych-Fokin beat Davidovich in the third circle "Rolan Harros"</text:span>
</text:h>
      <text:p text:style-name="P4">
Authors: Ukrinform (Person)</text:p>
      <text:p text:style-name="P4">
Publisher: Укринформ (Organization)</text:p>
      <text:p text:style-name="P4">
Published Time: 2023-06-02T-39:10:43+03:00</text:p>
      <text:p text:style-name="P4">
Modified Time: 2023-06-02T22:10:43+03:00</text:p>
      <text:p text:style-name="P4">
Description: The match lasted 3 hours 36 minutes. - Ukrinform.</text:p>
      <text:p text:style-name="P4">
Images: ['<text:a xlink:type="simple" xlink:href="https://static.ukrinform.com/photos/2023_06/thumb_files/630_360_1685732983-803.jpg" text:style-name="Internet_20_link" text:visited-style-name="Visited_20_Internet_20_Link">
630_360_16857...</text:a>
']</text:p>
      <text:p text:style-name="P4">
Tags: ['Теніс', 'Новак Джокович']</text:p>
      <text:p text:style-name="P4">
Type: Article</text:p>
      <!--METADATA-->
      <text:p text:style-name="P4">
<draw:frame draw:style-name="fr1" draw:name="Image46" text:anchor-type="as-char" svg:width="6.9236in" svg:height="3.956343in" draw:z-index="0">
<draw:image xlink:href="../Images/yкринформ/2023-06-02T-39-10-43-03-00/630_360_1685732983-803.jpg" xlink:type="simple" xlink:show="embed" xlink:actuate="onLoad" draw:mime-type="image/jpeg"/>
</draw:frame>
The match was 3 hours 36 minutes.</text:p>
      <text:p text:style-name="P4">
The third racket of the world Serb Novak Dzhokovich came out in the next stage of Rolangarros - 2023, Ukrinform reports.</text:p>
      <text:p text:style-name="P4">
In the third circle of Serb beat the representative of Spain Alehandro Davido-Fokin(34th in ATP rating)- 7:6(7:4), 7:6(7:5), 6: 2.</text:p>
      <text:p text:style-name="P4">
The duration of the match was 3 hours 36 minutes. Dzhokovich once submitted to Six double errors and sold 6 bands from 15-made. The account of his opponent three Aisa, two double errors and 5-realized break points out of 8.</text:p>
      <text:p text:style-name="P4">
In the next round of the French Open Championship, Novak Djokovich will meet with the winner of the confrontation with Juan Pablo Varillas(Peru)- Hubert Hercac(Poland).</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As reported by Ukrinform, tomorrow, June 3, Lesya Turenko will play against Banin and Canada in the third round of the tournament.</text:p>
      <text:p text:style-name="P4">
Photo: Getty Image</text:p>
      <text:p text:style-name="P4">
News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Zelensky celebrated 263 servicemen awards</text:span>
</text:h>
      <text:p text:style-name="P4">
Authors: Ukrinform (Person)</text:p>
      <text:p text:style-name="P4">
Publisher: Укринформ (Organization)</text:p>
      <text:p text:style-name="P4">
Published Time: 2023-06-02T-42:59:00+03:00</text:p>
      <text:p text:style-name="P4">
Modified Time: 2023-06-02T21:59:00+03:00</text:p>
      <text:p text:style-name="P4">
Description: President of Ukraine Volodymyr Zelensky celebrated 263 servicemen with state awards, of which 211 are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47" text:anchor-type="as-char" svg:width="6.9236in" svg:height="3.956343in" draw:z-index="0">
<draw:image xlink:href="../Images/yкринформ/2023-06-02T-42-59-00-03-00/630_360_1664353648-814.jpeg" xlink:type="simple" xlink:show="embed" xlink:actuate="onLoad" draw:mime-type="image/jpeg"/>
</draw:frame>
President of Ukraine Volodymyr Zelensky celebrated the state awards of 263 -military servicemen, of which 211 are posthumously.</text:p>
      <text:p text:style-name="P4">
According to Ukrinform, relevant decrees <text:a xlink:type="simple" xlink:href="https://www.president.gov.ua/documents/3132023-46957" text:style-name="Internet_20_link" text:visited-style-name="Visited_20_Internet_20_Link">
No. 313/2023</text:a>
, <text:a xlink:type="simple" xlink:href="https://www.president.gov.ua/documents/3142023-46961" text:style-name="Internet_20_link" text:visited-style-name="Visited_20_Internet_20_Link">
 №314/202</text:a>
3 and <text:a xlink:type="simple" xlink:href="https://www.president.gov.ua/documents/3152023-46953" text:style-name="Internet_20_link" text:visited-style-name="Visited_20_Internet_20_Link">
№315/2023</text:a>
Posted on the state site.</text:p>
      <text:p text:style-name="P4">
The awards are intended for personal courage, revealed in the protection of state -sevoes and territorial integrity of Ukraine, selfless fulfillment of a military duty.</text:p>
      <text:p text:style-name="P4">
*!(https://www.ukrinform.ua/rubric-ato/3716470-zelenskij-posmertno-nagorodiv-121-oboronca-ukraini.html)The Order of Bohdan Khmelnitsky III degree was awarded 18 servicemen, the Order of Bohdan Khmelnitsky II degree - three.</text:p>
      <text:p text:style-name="P4">
The Order of "For Courage" of II degree marked four defenders, and the Order of "Measurement" of the 3rd degree was awarded 207 military.</text:p>
      <text:p text:style-name="P4">
The Medal of the Defender of the Fatherland was marked by defenders, and 8 Ukrainian defenders were marked by the defenders, and the medal “For the Military Service of Ukraine”.</text:p>
      <text:p text:style-name="P4">
As reported by Ukrinform, on June 2, President of Ukraine Volodymyr Zelensky celebrated the soldiers of the 92nd and 110th separate mechanized brigades, as well as the border guards for the destruction of Russians and the opposition of "Shahanedam".</text:p>
      <text:p text:style-name="P4">
News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USA won't get involved in a nuclear pursuit with Russia and China - Advisor to Baiden</text:span>
</text:h>
      <text:p text:style-name="P4">
Authors: Ukrinform (Person)</text:p>
      <text:p text:style-name="P4">
Publisher: Укринформ (Organization)</text:p>
      <text:p text:style-name="P4">
Published Time: 2023-06-02T-44:50:00+03:00</text:p>
      <text:p text:style-name="P4">
Modified Time: 2023-06-02T21:50:00+03:00</text:p>
      <text:p text:style-name="P4">
Description: The United States will not expand their own nuclear arsenal to confront the nuclear threat from Russia and China. - Ukrinform.</text:p>
      <text:p text:style-name="P4">
Images: ['<text:a xlink:type="simple" xlink:href="https://static.ukrinform.com/photos/2022_02/thumb_files/630_360_1644169650-867.jpg" text:style-name="Internet_20_link" text:visited-style-name="Visited_20_Internet_20_Link">
630_360_16441...</text:a>
']</text:p>
      <text:p text:style-name="P4">
Tags: ['Китай', 'США', 'Ядерна зброя', 'Росія']</text:p>
      <text:p text:style-name="P4">
Type: Article</text:p>
      <!--METADATA-->
      <text:p text:style-name="P4">
<draw:frame draw:style-name="fr1" draw:name="Image48" text:anchor-type="as-char" svg:width="6.9236in" svg:height="3.956343in" draw:z-index="0">
<draw:image xlink:href="../Images/yкринформ/2023-06-02T-44-50-00-03-00/630_360_1644169650-867.jpg" xlink:type="simple" xlink:show="embed" xlink:actuate="onLoad" draw:mime-type="image/jpeg"/>
</draw:frame>
The combination will not expand their own nuclear arsenal to confront nuclear to Russia and China.</text:p>
      <text:p text:style-name="P4">
As Ukrinform reports with reference to <text:a xlink:type="simple" xlink:href="http://thehill.com/policy/international/4032050-us-wont-be-pulled-into-nuclear-arms-race-with-russia-china-sullivan/" text:style-name="Internet_20_link" text:visited-style-name="Visited_20_Internet_20_Link">
The Hill</text:a>
, Jake Sullivan, Presidential Advisor to the SSHAZ President, said at Washington at the annual conference of the Armed Forces Control Association.</text:p>
      <text:p text:style-name="P4">
"The United States does not need to increase nuclear forces and outperform our core competitors to successfully restrain them," he said. "We have already passed and learned this lesson." Instead, the US administration will focus on "advanced non -nuclear opportunities", such as hypersonic missiles with a conventional weapon that can reach "well -protected, highly valuable goals", Sullivan explained.</text:p>
      <text:p text:style-name="P4">
"Effective restraint means that we have a better approach," not the pursuit of the more, he said.</text:p>
      <text:p text:style-name="P4">
<text:span text:style-name="T4">
 Read also: </text:span>
 <text:a xlink:type="simple" xlink:href="https://www.ukrinform.ua/rubric-world/3717250-stati-ogolosili-pro-zahodi-u-vidpovid-na-vidmovu-rosii-vikonuvati-snoiii.html" text:style-name="Internet_20_link" text:visited-style-name="Visited_20_Internet_20_Link">
States announced measures in response to Russian refusal <text:span text:style-name="T4">
 SNO </text:span>
 -III</text:a>
Sullivan urged Moscow and Beijing to start negotiating overhaul, despite tensions. He criticized the Russian Federation, but that it "strikes the nuclear system after the Cold War" and also accused the Chinese government in the inability to demonstrate any openness of communication on weapons control.</text:p>
      <text:p text:style-name="P4">
As you know, the nuclear arsenals of the US and Russia are close in size and have more than 5,000 weapons in each country(Although the Russian Federation is estimated to have slightly larger).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Russian President Vladimir Putin suspended the Russian Federation in a new USA treaty. The contract set key restrictions on US and Russian -lacquer weapons and allowed both parties to receive information about one.</text:p>
      <text:p text:style-name="P4">
News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The decision on export of ammonia from the Russian Federation should be in the interests of Ukraine - Danilov</text:span>
</text:h>
      <text:p text:style-name="P4">
Authors: Ukrinform (Person)</text:p>
      <text:p text:style-name="P4">
Publisher: Укринформ (Organization)</text:p>
      <text:p text:style-name="P4">
Published Time: 2023-06-02T-46:42:56+03:00</text:p>
      <text:p text:style-name="P4">
Modified Time: 2023-06-02T21:42:56+03:00</text:p>
      <text:p text:style-name="P4">
Description: The decision on the possibility of restoring the export of ammonia from the Russian Federation will be made only in terms of national security of Ukraine and our national interest. - Ukrinform.</text:p>
      <text:p text:style-name="P4">
Images: ['<text:a xlink:type="simple" xlink:href="https://static.ukrinform.com/photos/2023_03/thumb_files/630_360_1677827515-830.jpg" text:style-name="Internet_20_link" text:visited-style-name="Visited_20_Internet_20_Link">
630_360_16778...</text:a>
']</text:p>
      <text:p text:style-name="P4">
Tags: ['РНБО', 'Аміак', 'Данілов', 'Єдині новини']</text:p>
      <text:p text:style-name="P4">
Type: Article</text:p>
      <!--METADATA-->
      <text:p text:style-name="P4">
<draw:frame draw:style-name="fr1" draw:name="Image49" text:anchor-type="as-char" svg:width="6.9236in" svg:height="3.956343in" draw:z-index="0">
<draw:image xlink:href="../Images/yкринформ/2023-06-02T-46-42-56-03-00/630_360_1677827515-830.jpg" xlink:type="simple" xlink:show="embed" xlink:actuate="onLoad" draw:mime-type="image/jpeg"/>
</draw:frame>
Solutions of the possibility of restoring the export of ammonia from the Russian Federation will only be made by the national security of Ukraine and our national interest.</text:p>
      <text:p text:style-name="P4">
According to Ukrinform, the Secretary of the National Security and Defense Council of Ukraine Alexei Danilov informed about it on the air of the nationwide television.</text:p>
      <text:p text:style-name="P4">
“This is a very difficult question. The Russian Federation is blackmailing the world, blackmailing. Unfortunately, she and Belarus have a certain monopoly on certain fertilizers. And the question is extremely difficult. The only thing I can say is that if the consensus is guaranteed for our country by partner countries, the issue may be considered and does not mean that we should agree on this issue. Otherwise-we have no right to support the terrorist country to make it useful, using our infrastructure, our territory. But even more unloved is a very difficult question, because the question of what concerns Vysourne, which has been accumulated and is in the territory of our country with millions of tons today, for us it is the same question of our national security, because bricks that need to be returned to our military , pay salaries, purchase weapons, ”Danilov said.</text:p>
      <text:p text:style-name="P4">
<text:span text:style-name="T4">
 Read also: </text:span>
 <text:a xlink:type="simple" xlink:href="https://www.ukrinform.ua/rubric-polytics/3717456-danilov-prokomentuvav-vistup-rosijskou-deputata-buzanskogo-na-tb.html" text:style-name="Internet_20_link" text:visited-style-name="Visited_20_Internet_20_Link">
<text:span text:style-name="T4">
 Danilov </text:span>
 commented on the speech by the Russian deputyBuzhansky on TV</text:a>
At the same time, he assured that all decisions will be made solely by considering Ukraine's national interests.</text:p>
      <text:p text:style-name="P4">
"Even if a decision is made, it will be only for the point of our national security and our national interest," the Secretary of the NSDC said.</text:p>
      <text:p text:style-name="P4">
As reported by Ukrinform, on May 27, Ukraine accused Russia of thauactically crossed the port of "Southern" from the Black Sea Agreement. For its part, the Russian Federation is not exported by the Ammonia with a pipeline to the Southern port according to agreements with Turkey and the UN. The UN confirmed that exports, including ammonia, have not yet been carried out.</text:p>
      <text:p text:style-name="P4">
News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The women's national team of Ukraine is the second at the stage of the European Luke Grand Prix</text:span>
</text:h>
      <text:p text:style-name="P4">
Authors: Ukrinform (Person)</text:p>
      <text:p text:style-name="P4">
Publisher: Укринформ (Organization)</text:p>
      <text:p text:style-name="P4">
Published Time: 2023-06-02T-48:33:59+03:00</text:p>
      <text:p text:style-name="P4">
Modified Time: 2023-06-02T21:33:59+03:00</text:p>
      <text:p text:style-name="P4">
Description: At the final Tybraika Ukrainka, one shot lost Trinity from Spain. - Ukrinform.</text:p>
      <text:p text:style-name="P4">
Images: ['<text:a xlink:type="simple" xlink:href="https://static.ukrinform.com/photos/2023_06/thumb_files/630_360_1685730777-514.jpg" text:style-name="Internet_20_link" text:visited-style-name="Visited_20_Internet_20_Link">
630_360_16857...</text:a>
']</text:p>
      <text:p text:style-name="P4">
Tags: ['стрільба з лука']</text:p>
      <text:p text:style-name="P4">
Type: Article</text:p>
      <!--METADATA-->
      <text:p text:style-name="P4">
<draw:frame draw:style-name="fr1" draw:name="Image50" text:anchor-type="as-char" svg:width="6.9236in" svg:height="3.956343in" draw:z-index="0">
<draw:image xlink:href="../Images/yкринформ/2023-06-02T-48-33-59-03-00/630_360_1685730777-514.jpg" xlink:type="simple" xlink:show="embed" xlink:actuate="onLoad" draw:mime-type="image/jpeg"/>
</draw:frame>
In one shot, the Ukrainian Taibraika of the Ukrainka lost Trinity from Spain.</text:p>
      <text:p text:style-name="P4">
The national team of Ukraine won the first award in the second stage of the Grand Prix of Europe from Luke-"silver" team competitions won the women's team of Zolimpian Luke, Ukrinform reports.</text:p>
      <text:p text:style-name="P4">
The trio of Ukrainian women Solomiya Gnip, Veronica Marchenko and Anastasia Pavlova successfully resolved the qualification competitions, where they took first place - 1879 points.</text:p>
      <text:p text:style-name="P4">
The "blue and yellow" directly reached the 1/4th, bypassing the first round, where with a score of 6: 0 they ahead of the Georgia command. In the semifinals of the Ukrainka competed with Greece, the eighth best team of the first part of the Grand Prix. The result of the confrontation was determined by three networks in favor of Gnip, Marchenko and Pavlova - 6: 0.</text:p>
      <text:p text:style-name="P4">
The final with the Ukrainians was published by the Spanish three Eliya Canalaz, Lere Fernandesinfant and Irata UNAMUNSAGA Altuna, silver medalists of the first stage of the Grand Prix.</text:p>
      <text:p text:style-name="P4">
Ukraine went forward after the first set - 55:54, but lost the two following: 53: 55 and 56:58. By leveling the score in the fourth set(54:53), Ukrainians transferred to Taibreik. In a decisive skirt, the teams had to take three additional shots. Under equal account, everything was set up by the second hit in the "ten", while the Ukrainians kissed the Ukrainians in the "Nine".</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As reported by Ukrinform, the second stage of the Grand Prix in Umaz will last until June 4.</text:p>
      <text:p text:style-name="P4">
Photo of Oleg Osipenko</text:p>
      <text:p text:style-name="P4">
News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The 20th Docudays UA International Film Festival has started in Kiev</text:span>
</text:h>
      <text:p text:style-name="P4">
Authors: Ukrinform (Person)</text:p>
      <text:p text:style-name="P4">
Publisher: Укринформ (Organization)</text:p>
      <text:p text:style-name="P4">
Published Time: 2023-06-02T-50:31:00+03:00</text:p>
      <text:p text:style-name="P4">
Modified Time: 2023-06-02T21:31:00+03:00</text:p>
      <text:p text:style-name="P4">
Description: The opening ceremony of the anniversary of the 20th International Documentary Film Festival on Human Rights DOCUDAYS UA took place. - Ukrinform.</text:p>
      <text:p text:style-name="P4">
Images: ['<text:a xlink:type="simple" xlink:href="https://static.ukrinform.com/photos/2019_03/thumb_files/630_360_1553618292-301.jpg" text:style-name="Internet_20_link" text:visited-style-name="Visited_20_Internet_20_Link">
630_360_15536...</text:a>
']</text:p>
      <text:p text:style-name="P4">
Tags: ['Кіно', 'Кінофестиваль Docudays', 'Права людини', 'Київ']</text:p>
      <text:p text:style-name="P4">
Type: Article</text:p>
      <!--METADATA-->
      <text:p text:style-name="P4">
<draw:frame draw:style-name="fr1" draw:name="Image51" text:anchor-type="as-char" svg:width="6.9236in" svg:height="3.956343in" draw:z-index="0">
<draw:image xlink:href="../Images/yкринформ/2023-06-02T-50-31-00-03-00/630_360_1553618292-301.jpg" xlink:type="simple" xlink:show="embed" xlink:actuate="onLoad" draw:mime-type="image/jpeg"/>
</draw:frame>
The opening ceremony of the anniversary of the 20th International Festival Cinema on Human Rights DOCUDAYS UA was in Kiev.</text:p>
      <text:p text:style-name="P4">
According to the Ukrinform correspondent, the ceremony was held at the October cinema.</text:p>
      <text:p text:style-name="P4">
The program of the festival was presented by the presenters Angelina Karyakina and Maxim Shcherbin became the image of the future.</text:p>
      <text:p text:style-name="P4">
The ceremony was accompanied by a synchronous translation into English and gesture. The broadcast can be viewed on Docudays UA social networks and Social Seculture.</text:p>
      <text:p text:style-name="P4">
This year, Docudays UA has collected 53 films from 27 countries. The program also has 28 Ukrainian tapes, including 14 full -length.</text:p>
      <text:p text:style-name="P4">
The festival was opened by the film directed by Alice Kovalenko "We will not extinguish" the growth of teenagers in the east of Ukraine against the background of war and a extraordinary road to the tops of the Himalayan mountains.</text:p>
      <text:p text:style-name="P4">
<text:span text:style-name="T4">
 Read also: </text:span>
 <text:a xlink:type="simple" xlink:href="https://www.ukrinform.ua/rubric-culture/3713483-u-kisinevi-projde-festival-ukrainskogo-kino.html" text:style-name="Internet_20_link" text:visited-style-name="Visited_20_Internet_20_Link">
in Chisinau will host the Ukrainian cinema festival</text:a>
The main shows will be held on June 2-8 in October and Kino42 cinemas, as well as Docuspace online. Exclusively after closing <text:a xlink:type="simple" xlink:href="https://www.ukrinform.ua/tag-festival" text:style-name="Internet_20_link" text:visited-style-name="Visited_20_Internet_20_Link">
festival</text:a>
Three audiences will take place: June 9–11, the winning programs and festival festival programs will be repeated.</text:p>
      <text:p text:style-name="P4">
The tickets for the shows cost 60 UAH in the morning and 120 - in the evening. The military can take sessions for free. In case of air anxiety in cinema, the shelter is functioning.</text:p>
      <text:p text:style-name="P4">
News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Zelensky noted the fighters of two brigades and four border units</text:span>
</text:h>
      <text:p text:style-name="P4">
Authors: Ukrinform (Person)</text:p>
      <text:p text:style-name="P4">
Publisher: Укринформ (Organization)</text:p>
      <text:p text:style-name="P4">
Published Time: 2023-06-02T-52:22:00+03:00</text:p>
      <text:p text:style-name="P4">
Modified Time: 2023-06-02T21:22:00+03:00</text:p>
      <text:p text:style-name="P4">
Description: The President of Ukraine noted the fighters of the 92nd and 110th separate mechanized brigades, as well as border guards for the destruction of the invaders and the opposition of "Shahamed".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Прикордонники', 'ЗСУ', 'Зеленський', 'Війна з Росією']</text:p>
      <text:p text:style-name="P4">
Type: Article</text:p>
      <!--METADATA-->
      <text:p text:style-name="P4">
<draw:frame draw:style-name="fr1" draw:name="Image52" text:anchor-type="as-char" svg:width="6.9236in" svg:height="3.956343in" draw:z-index="0">
<draw:image xlink:href="../Images/yкринформ/2023-06-02T-52-22-00-03-00/630_360_1652263772-452.jpeg" xlink:type="simple" xlink:show="embed" xlink:actuate="onLoad" draw:mime-type="image/jpeg"/>
</draw:frame>
The President of Ukraine noted the fighters of the 92nd and 110th separate mechanized brigades, as well as border guards for the destruction of the invaders and the opposition of "Shahamed".</text:p>
      <text:p text:style-name="P4">
According to Ukrinform, Volodymyr Zelenskyy said this during the traditional <text:a xlink:type="simple" xlink:href="https://www.youtube.com/watch" text:style-name="Internet_20_link" text:visited-style-name="Visited_20_Internet_20_Link">
video return</text:a>
.</text:p>
      <text:p text:style-name="P4">
“Especially I want to mention today the 92nd separate mechanized brigade-the whole of this brigade, which extremely resistant to the Swatt direction Tavdalo reflect enemy attacks, moving forward. Thank you, warriors!Avdiivskyi… The 110th Separate Mechanized Brigade - Thank you, the warriors, for your diligence and your ability to powerfully destroy the occupiers, ”the President stressed.</text:p>
      <text:p text:style-name="P4">
<text:span text:style-name="T5">
Video: <text:a xlink:type="simple" xlink:href="https://www.facebook.com/president.gov.ua" text:style-name="Internet_20_link" text:visited-style-name="Visited_20_Internet_20_Link">
Presidential Office</text:a>
</text:span>
</text:p>
      <text:p text:style-name="P4">
In addition, the head of state noted the fighters of Lviv, Donetsk, Zhytomyr border units, which with honor defend the state on the forefront with all the forces <text:a xlink:type="simple" xlink:href="https://www.ukrinform.ua/tag-oborona" text:style-name="Internet_20_link" text:visited-style-name="Visited_20_Internet_20_Link">
defense</text:a>
Tablens. He also thanked the fighters of the Chernihiv border detachment, who actually counteract the Shahanedam.</text:p>
      <text:p text:style-name="P4">
<text:span text:style-name="T4">
 Read also: </text:span>
 <text:a xlink:type="simple" xlink:href="https://www.ukrinform.ua/rubric-ato/3717266-vorog-unoci-vipustiv-po-ukraini-15-raket-i-18-sahediv-usi-zniseni.html" text:style-name="Internet_20_link" text:visited-style-name="Visited_20_Internet_20_Link">
enemy at night released 15 missiles and 18 "<text:span text:style-name="T4">
 Shahd </text:span>
 s" - all destroyed</text:a>
</text:p>
      <text:p text:style-name="P4">
Як повідомляв Укрінформ, Сили оборони України за добу відбили на сході 15атак, вісім із них - у районі міста Мар'їнка Донецької області.</text:p>
      <text:p text:style-name="P4">
<text:span text:style-name="T5">
Фото: ОП</text:span>
</text:p>
      <text:p text:style-name="P4">
News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Штати задоволені тим, як Україна забезпечена перед контрнаступом – Білий дім</text:span>
</text:h>
      <text:p text:style-name="P4">
Authors: Ukrinform (Person)</text:p>
      <text:p text:style-name="P4">
Publisher: Укринформ (Organization)</text:p>
      <text:p text:style-name="P4">
Published Time: 2023-06-02T-54:17:43+03:00</text:p>
      <text:p text:style-name="P4">
Modified Time: 2023-06-02T21:17:43+03:00</text:p>
      <text:p text:style-name="P4">
Description: В адміністрації США вважають, що разом із союзниками й партнерами добре забезпечили Україну військовою допомогою для проведення контрнаступу. — Укрінформ.</text:p>
      <text:p text:style-name="P4">
Images: ['<text:a xlink:type="simple" xlink:href="https://static.ukrinform.com/photos/2023_04/thumb_files/630_360_1682353687-875.jpg" text:style-name="Internet_20_link" text:visited-style-name="Visited_20_Internet_20_Link">
630_360_16823...</text:a>
']</text:p>
      <text:p text:style-name="P4">
Tags: ['США', 'Білий дім', 'Війна з Росією']</text:p>
      <text:p text:style-name="P4">
Type: Article</text:p>
      <!--METADATA-->
      <text:p text:style-name="P4">
<draw:frame draw:style-name="fr1" draw:name="Image53" text:anchor-type="as-char" svg:width="6.9236in" svg:height="3.956343in" draw:z-index="0">
<draw:image xlink:href="../Images/yкринформ/2023-06-02T-54-17-43-03-00/630_360_1682353687-875.jpg" xlink:type="simple" xlink:show="embed" xlink:actuate="onLoad" draw:mime-type="image/jpeg"/>
</draw:frame>
US administrations believe that together with allies and partners, Ukraine has been providing Ukraine with military assistance for a counter -offensive.</text:p>
      <text:p text:style-name="P4">
He made a corresponding statement on Friday during the online briefing of the White House National Security Coordinator, John Kirby, reports his own correspondent.</text:p>
      <text:p text:style-name="P4">
“First of all, we are very pleased that they have covered Ukraine's needs for its contrast. When they start(Appearance - Red.), it depends on the out, but we are sure that I did our best, and when I say "we", I have not only the United States but also our allies and partners, ”the administration emphasized.</text:p>
      <text:p text:style-name="P4">
<text:span text:style-name="T4">
 Read also: </text:span>
 <text:a xlink:type="simple" xlink:href="https://www.ukrinform.ua/rubric-ato/3717610-ssa-proti-pripinenna-vognu-v-ukraini-bo-ce-dast-perepocinok-rosianam-bilij-dim.html" text:style-name="Internet_20_link" text:visited-style-name="Visited_20_Internet_20_Link">
US against ceasefire in Ukraine, because it will give a break of the Russians - the White House</text:a>
According to him, it is not only about providing Ukrainians with air defense systems that are currently a more relevant need, but also about the provision of armored vehicles, artillery, ammunition, and exercises.</text:p>
      <text:p text:style-name="P4">
He stressed that as the Armed Forces operations continue to release territories, the Ukrainian forces will need to replenish ammunition and equipment.</text:p>
      <text:p text:style-name="P4">
“The fighting is a dynamic thing, and we must be certain that we are also“ dynamically ”ready to support them in the future. So, we have done a lot and do a lot to do much for the next days and months, ”Kirby said.</text:p>
      <text:p text:style-name="P4">
<text:span text:style-name="T4">
 Read also: </text:span>
 <text:a xlink:type="simple" xlink:href="https://www.ukrinform.ua/rubric-world/3716744-ssa-pragnut-uniknuti-tretoi-svitovoi-vijni-bilij-dim.html" text:style-name="Internet_20_link" text:visited-style-name="Visited_20_Internet_20_Link">
USA seeking to avoid the Third World War - White House</text:a>
As reported by Ukrinform, on Wednesday the US administration announced the 39th Package of Defense Assistance to Ukraine under the presidential powers(presidential drawdown – ред.). До нього увійшли понад півтора десятканайменувань озброєнь і боєприпасів, які мають бути негайно відправлені вУкраїну.</text:p>
      <text:p text:style-name="P4">
News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Two ships collided in the Aegean Sea</text:span>
</text:h>
      <text:p text:style-name="P4">
Authors: Ukrinform (Person)</text:p>
      <text:p text:style-name="P4">
Publisher: Укринформ (Organization)</text:p>
      <text:p text:style-name="P4">
Published Time: 2023-06-02T-56:12:00+03:00</text:p>
      <text:p text:style-name="P4">
Modified Time: 2023-06-02T21:12:00+03:00</text:p>
      <text:p text:style-name="P4">
Description: In the Aegean Sea, off the coast of Hios Island, two ships collided: an empty Ant dry cargo under Vanuatu and Potentia ship under the Singapore flag. - Ukrinform.</text:p>
      <text:p text:style-name="P4">
Images: ['<text:a xlink:type="simple" xlink:href="https://static.ukrinform.com/photos/2023_06/thumb_files/630_360_1685729418-437.jpg" text:style-name="Internet_20_link" text:visited-style-name="Visited_20_Internet_20_Link">
630_360_16857...</text:a>
']</text:p>
      <text:p text:style-name="P4">
Tags: ['Туреччина', 'Егейське море']</text:p>
      <text:p text:style-name="P4">
Type: Article</text:p>
      <!--METADATA-->
      <text:p text:style-name="P4">
<draw:frame draw:style-name="fr1" draw:name="Image54" text:anchor-type="as-char" svg:width="6.9236in" svg:height="3.956343in" draw:z-index="0">
<draw:image xlink:href="../Images/yкринформ/2023-06-02T-56-12-00-03-00/630_360_1685729418-437.jpg" xlink:type="simple" xlink:show="embed" xlink:actuate="onLoad" draw:mime-type="image/jpeg"/>
</draw:frame>
The Vegea Sea, off the shores of Hios Island, collided with two ships: an empty -drying Ant under the Vanuatu flag and Potentia ship under the Singapore flag.</text:p>
      <text:p text:style-name="P4">
About it reports Ukrinform with reference to <text:a xlink:type="simple" xlink:href="https://www.trthaber.com/haber/dunya/sakiz-adasi-aciklarinda-13-turk-personelli-gemi-kaza-yapti-772102.html" text:style-name="Internet_20_link" text:visited-style-name="Visited_20_Internet_20_Link">
TT Haber</text:a>
.</text:p>
      <text:p text:style-name="P4">
"At the distance of 9 miles northwest of the chios, an empty anthus, which was laid under the flag of Vanuatus, belongs to Turkey and on board 13 Turkish sailors, collided with a vessel Potentia under the flag of Singapore. .</text:p>
      <text:p text:style-name="P4">
<text:span text:style-name="T4">
 Read also: </text:span>
 [in Colombia found four children who got lost in the runoff after a plane(https://www.ukrinform.ua/rubric-world/3710901-u-kolumbii-znajsli-cotiroh-ditej-aki-zablukali-v-dzunglah-pisla-aviakatastrofi.html)Maritime rescue units of the Navy of Turkey and the Coast Guard Command arrived in the event. The works are carried out under the coordination of the main search and rescue coordination center.</text:p>
      <text:p text:style-name="P4">
As reported by Ukrinform, 39 people disappeared in China as a result of the Anticolovo Rybolovetsky vessel in the central Indian Ocean.</text:p>
      <text:p text:style-name="P4">
News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Closed Cover: Three Officials and Hospital Security Supervisor have been suspected</text:span>
</text:h>
      <text:p text:style-name="P4">
Authors: Ukrinform (Person)</text:p>
      <text:p text:style-name="P4">
Publisher: Укринформ (Organization)</text:p>
      <text:p text:style-name="P4">
Published Time: 2023-06-02T-58:07:00+03:00</text:p>
      <text:p text:style-name="P4">
Modified Time: 2023-06-02T21:07:00+03:00</text:p>
      <text:p text:style-name="P4">
Description: In Kyiv, three officials and a medical institution were suspected due to the lack of citizens to shelter, which led to tragic consequences. - Ukrinform.</text:p>
      <text:p text:style-name="P4">
Images: ['<text:a xlink:type="simple" xlink:href="https://static.ukrinform.com/photos/2023_06/thumb_files/630_360_1685595926-227.jpg" text:style-name="Internet_20_link" text:visited-style-name="Visited_20_Internet_20_Link">
630_360_16855...</text:a>
']</text:p>
      <text:p text:style-name="P4">
Tags: ['Підозра', 'Прокуратура', 'Лікарня', 'Укриття']</text:p>
      <text:p text:style-name="P4">
Type: Article</text:p>
      <!--METADATA-->
      <text:p text:style-name="P4">
<draw:frame draw:style-name="fr1" draw:name="Image55" text:anchor-type="as-char" svg:width="6.9236in" svg:height="3.956343in" draw:z-index="0">
<draw:image xlink:href="../Images/yкринформ/2023-06-02T-58-07-00-03-00/630_360_1685595926-227.jpg" xlink:type="simple" xlink:show="embed" xlink:actuate="onLoad" draw:mime-type="image/jpeg"/>
</draw:frame>
 У Києвіоголосили про підозру трьом посадовцям та охоронцю медичного закладу черезнедопуск громадян до укриття, що призвів до трагічних наслідків.</text:p>
      <text:p text:style-name="P4">
Як передає Укрінформ, про це Київська міська прокуратура повідомляє у <text:a xlink:type="simple" xlink:href="http://t.me/kyiv_pro_office/2016" text:style-name="Internet_20_link" text:visited-style-name="Visited_20_Internet_20_Link">
Телеграмі </text:a>
.</text:p>
      <text:p text:style-name="P4">
"Under the procedural leadership of the Desnyansk District Prosecutor's Office of the city of Kiev, persons detained in the framework of the investigation of tragic consequences because of the non -recreation of citizens to shelter, it was reported suspicion," - the testimony reads.</text:p>
      <text:p text:style-name="P4">
The first deputy Desnyansky District State Administration, the Director of the Education and his deputy were charged with Part 2 of Art. 367 Criminal Codex(Official negligence that has caused grave consequences), security guard - Part 3st. 135 of the Criminal Code(Leaving in danger that led to death).</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The issue of election of the suspect is resolved.</text:p>
      <text:p text:style-name="P4">
Earlier, within the framework of the investigation, prosecutors, together with the police, conducted searches in two departments of the Kyiv City State Administration, the premises(https://www.ukrinform.ua/tag-bolnica), during air anxiety, citizens were not given access to shelter.</text:p>
      <text:p text:style-name="P4">
Investigative actions in criminal proceedings are ongoing. According to their results, the legal assessment and actions of the KSCA officials were everyday.</text:p>
      <text:p text:style-name="P4">
<text:span text:style-name="T4">
 Read also: </text:span>
 <text:a xlink:type="simple" xlink:href="https://www.ukrinform.ua/rubric-society/3717152-mvs-zaklikae-povidomlati-pro-ukritta-zacineni-pid-cas-povitranoi-trivogi.html" text:style-name="Internet_20_link" text:visited-style-name="Visited_20_Internet_20_Link">
Ministry of Internal Affairs calls on <text:span text:style-name="T4">
 shelter </text:span>
 closed during air alarm</text:a>
As it was reported, as a result of the night attack of the Russian army on Kiev on June 1 <text:a xlink:type="simple" xlink:href="http://www.ukrinform.ua/rubric-kyiv/3716810-policia-utocnila-informaciu-pro-zagiblih-u-kievi-dvoe-zinok-i-devatiricna-ditina.html" text:style-name="Internet_20_link" text:visited-style-name="Visited_20_Internet_20_Link">
killed three people</text:a>
, among them is a nine -year -old child.</text:p>
      <text:p text:style-name="P4">
A resident of the Desnyanskiy district, whose wife was killed, told the public that people came to the shelter at night, but no one opened them.</text:p>
      <text:p text:style-name="P4">
On June 1, three officials and a health care guard were detained.</text:p>
      <text:p text:style-name="P4">
News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US begins transporting to Poland's first batch of Abrams tanks</text:span>
</text:h>
      <text:p text:style-name="P4">
Authors: Ukrinform (Person)</text:p>
      <text:p text:style-name="P4">
Publisher: Укринформ (Organization)</text:p>
      <text:p text:style-name="P4">
Published Time: 2023-06-02T-61:56:00+03:00</text:p>
      <text:p text:style-name="P4">
Modified Time: 2023-06-02T20:56:00+03:00</text:p>
      <text:p text:style-name="P4">
Description: Poland begins transporting from the USA tanks Abrams version M1A1. - Ukrinform.</text:p>
      <text:p text:style-name="P4">
Images: ['<text:a xlink:type="simple" xlink:href="https://static.ukrinform.com/photos/2023_06/thumb_files/630_360_1685728561-165.jpg" text:style-name="Internet_20_link" text:visited-style-name="Visited_20_Internet_20_Link">
630_360_16857...</text:a>
']</text:p>
      <text:p text:style-name="P4">
Tags: ['Польща', 'США', 'Танк', 'Abrams ']</text:p>
      <text:p text:style-name="P4">
Type: Article</text:p>
      <!--METADATA-->
      <text:p text:style-name="P4">
<draw:frame draw:style-name="fr1" draw:name="Image56" text:anchor-type="as-char" svg:width="6.9236in" svg:height="3.956343in" draw:z-index="0">
<draw:image xlink:href="../Images/yкринформ/2023-06-02T-61-56-00-03-00/630_360_1685728561-165.jpg" xlink:type="simple" xlink:show="embed" xlink:actuate="onLoad" draw:mime-type="image/jpeg"/>
</draw:frame>
Poland has been transported from the United States to Abrams tanks version M1a1.</text:p>
      <text:p text:style-name="P4">
He wrote about it in <text:a xlink:type="simple" xlink:href="https://twitter.com/mblaszczak/status/1664613212946399232" text:style-name="Internet_20_link" text:visited-style-name="Visited_20_Internet_20_Link">
Twitter</text:a>
On Friday, Viceremier, Polish National Defense Minister Mariusz Blaschak, Ukrinform reports.</text:p>
      <text:p text:style-name="P4">
“Transportation of the first party [tanks] begins(https://www.ukrinform.ua/tag-tank)Abrams. The M1A1 Abrams and three M888A2hercules vehicles will be sent to Poland.</text:p>
      <text:p text:style-name="P4">
He added that they would be delivered to Poland by the end of June.</text:p>
      <text:p text:style-name="P4">
It is known that in early January, Poland signed an ABRAMS M1A1 purchase agreement in the United States, which were already in operation.</text:p>
      <text:p text:style-name="P4">
<text:span text:style-name="T4">
 Read also: </text:span>
 <text:a xlink:type="simple" xlink:href="https://www.ukrinform.ua/rubric-ato/3709665-stati-vze-dopravili-do-nimeccini-tri-desatki-trenuvalnih-tankiv-abrams-pentagon.html" text:style-name="Internet_20_link" text:visited-style-name="Visited_20_Internet_20_Link">
States already sent to Germany three dozen training <text:span text:style-name="T4">
 tanks </text:span>
 <text:span text:style-name="T4">
 abrams </text:span>
 - Pentagon</text:a>
Last July, Poland received the first 28 Abrams tanks from the United States to a contract, which provides for the purchase of 250 new tanks in versionm1a2 SEPV3.</text:p>
      <text:p text:style-name="P4">
It is known that <text:a xlink:type="simple" xlink:href="https://www.ukrinform.ua/rubric-world/3537785-polsa-pridbae-u-pivdennoi-korei-blizko-tisaci-tankiv-ta-ponad-600-gaubic.html" text:style-name="Internet_20_link" text:visited-style-name="Visited_20_Internet_20_Link">
last year, Poland also signed an agreement with South Korea to buy a thousand K2 tanks. </text:a>
In early December last year, Poland received the first 10 tanks of this type.</text:p>
      <text:p text:style-name="P4">
After the commencement of full-scale armed aggression of Russia against Ukraine, Warsawa transmitted to Ukraine more than 250 T-72 tanks.</text:p>
      <text:p text:style-name="P4">
<text:span text:style-name="T5">
Foto: Richard Bumgardner</text:span>
</text:p>
      <text:p text:style-name="P4">
News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Zelensky announced a decision to transform the state</text:span>
</text:h>
      <text:p text:style-name="P4">
Authors: Ukrinform (Person)</text:p>
      <text:p text:style-name="P4">
Publisher: Укринформ (Organization)</text:p>
      <text:p text:style-name="P4">
Published Time: 2023-06-02T-63:52:06+03:00</text:p>
      <text:p text:style-name="P4">
Modified Time: 2023-06-02T20:52:06+03:00</text:p>
      <text:p text:style-name="P4">
Description: Президент України Володимир Зеленський провів низку тривалих і змістовних нарад, які стосуються подальшої трансформації держави.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Україна', 'Політика', 'Зеленський']</text:p>
      <text:p text:style-name="P4">
Type: Article</text:p>
      <!--METADATA-->
      <text:p text:style-name="P4">
<draw:frame draw:style-name="fr1" draw:name="Image57" text:anchor-type="as-char" svg:width="6.9236in" svg:height="3.956343in" draw:z-index="0">
<draw:image xlink:href="../Images/yкринформ/2023-06-02T-63-52-06-03-00/630_360_1685119271-129.jpeg" xlink:type="simple" xlink:show="embed" xlink:actuate="onLoad" draw:mime-type="image/jpeg"/>
</draw:frame>
President of Ukraine Volodymyr Zelensky conducted a number of long and meaningful narage, which relate to the further transformation of the state.</text:p>
      <text:p text:style-name="P4">
According to Ukrinform, he reported it during the traditional <text:a xlink:type="simple" xlink:href="https://t.me/V_Zelenskiy_official/6456" text:style-name="Internet_20_link" text:visited-style-name="Visited_20_Internet_20_Link">
video message</text:a>
.</text:p>
      <text:p text:style-name="P4">
“He held several meetings, long and meaningful, about the formation of our policy - complex - for the future. What is concerned with the further transformation of the state. What concerns our participation in global processes. As always, we prepare news and solutions that will give Ukraine and Ukrainians even more strength, ”the Head of State emphasized.</text:p>
      <text:p text:style-name="P4">
<text:span text:style-name="T4">
 Read also: </text:span>
 <text:a xlink:type="simple" xlink:href="https://www.ukrinform.ua/rubric-technology/3717621-ukraina-pracue-nad-eksportom-cifrovih-risen-do-krain-latinskoi-ameriki-ta-afriki-zelenskij.html" text:style-name="Internet_20_link" text:visited-style-name="Visited_20_Internet_20_Link">
Ukraine is working on digital decision exports to Latin America and Africa - <text:span text:style-name="T4">
 Zelensky </text:span>
</text:a>
As reported by Ukrinform, the day before President Volodymyr Zelenskyy discussed the President of the Azerbaijani Republic Ilham Aliyev the issue of reconstruction of Ukraine.</text:p>
      <text:p text:style-name="P4">
Photo: op</text:p>
      <text:p text:style-name="P4">
News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Duda decided to change the scandalous law on investigating Russian influences in Poland</text:span>
</text:h>
      <text:p text:style-name="P4">
Authors: Ukrinform (Person)</text:p>
      <text:p text:style-name="P4">
Publisher: Укринформ (Organization)</text:p>
      <text:p text:style-name="P4">
Published Time: 2023-06-02T-68:49:24+03:00</text:p>
      <text:p text:style-name="P4">
Modified Time: 2023-06-02T20:49:24+03:00</text:p>
      <text:p text:style-name="P4">
Description: Президент Польщі Анджей Дуда вийшов з ініціативою внесення змін до скандального закону про розслідування російських впливів у Польщі в 2007-2022 роках, який він нещодавно підписав і відправив на оцінку в Конституційний суд РП. — Укрінформ.</text:p>
      <text:p text:style-name="P4">
Images: ['<text:a xlink:type="simple" xlink:href="https://static.ukrinform.com/photos/2023_04/thumb_files/630_360_1680700925-131.jpg" text:style-name="Internet_20_link" text:visited-style-name="Visited_20_Internet_20_Link">
630_360_16807...</text:a>
']</text:p>
      <text:p text:style-name="P4">
Tags: ['Дуда', 'Польща', 'Росія']</text:p>
      <text:p text:style-name="P4">
Type: Article</text:p>
      <!--METADATA-->
      <text:p text:style-name="P4">
<draw:frame draw:style-name="fr1" draw:name="Image58" text:anchor-type="as-char" svg:width="6.9236in" svg:height="3.956343in" draw:z-index="0">
<draw:image xlink:href="../Images/yкринформ/2023-06-02T-68-49-24-03-00/630_360_1680700925-131.jpg" xlink:type="simple" xlink:show="embed" xlink:actuate="onLoad" draw:mime-type="image/jpeg"/>
</draw:frame>
Andrzej Duda Presidential Polish was the initiative to amend the scandalous law on the investigation of Russian influences in Poland in 2007-2022, which he had recently signed and sent to the Constitutional Court of the RP.</text:p>
      <text:p text:style-name="P4">
Duda reported this during a briefing for the media on Friday in Warsaw, Ukrinform correspondent reported.</text:p>
      <text:p text:style-name="P4">
The main proposal of the President of the RP is that in the Special State Commission for the Investigation of Russian influences in Poland in 2007-2022 there will be no politicians, but only experts. Other amendments to the President relate to the fact that the appeal of the court's decision will be sent not to the administrative but to the court of appeal. He proposes that the commission does not make any other decision, except that a certain person does not guarantee the proper performance of activities in the interests of the Pole society.</text:p>
      <text:p text:style-name="P4">
<text:span text:style-name="T4">
 Read also: </text:span>
 <text:a xlink:type="simple" xlink:href="https://www.ukrinform.ua/rubric-ato/3716689-duda-rosia-se-ne-prograla-hoca-j-voue-v-ukraini-na-tankah-60h-rokiv.html" text:style-name="Internet_20_link" text:visited-style-name="Visited_20_Internet_20_Link">
<text:span text:style-name="T4">
 Duda </text:span>
: Russia has not lost yet, although it is fighting in Ukraine Nathana 60s</text:a>
On Friday, the Presidential Bill was sent for consideration by Seimpolsh.</text:p>
      <text:p text:style-name="P4">
As reported, Polish President Andrzej Duda recently signed the law of prostation of the State Commission for the Investigation of Russian influences in Poland in 2007-2022, subsequently sending this law for consideration of the Constitutional Court. He also called on the investigation of Russian influences in the Navarovian level.</text:p>
      <text:p text:style-name="P4">
<text:span text:style-name="T4">
 Read also: </text:span>
 <text:a xlink:type="simple" xlink:href="https://www.ukrinform.ua/rubric-world/3715613-duda-pidpisav-zakon-pro-rozsliduvanna-rosijskih-vpliviv-u-polsi.html" text:style-name="Internet_20_link" text:visited-style-name="Visited_20_Internet_20_Link">
<text:span text:style-name="T4">
 Duda </text:span>
 signed the law on investigation of Russian influencies in Poland</text:a>
Polish opposition forces opposed the creation of a commission in this form, emphasizing that it would be an instrument of pressure and persecution of the opposition. The European Commission was also expressed by the US State Department.</text:p>
      <text:p text:style-name="P4">
As it was reported, on April 14, the Seimas approved the Law on the creation of the State Commission for Investigation of Russian influences in Poland in 2007-2022. Subsequently, on May 11, the Senate, in which the majority has the opposition, proclaimed it against its acceptance. However, on May 26, the Seimas overcame the Senate.</text:p>
      <text:p text:style-name="P4">
Photo: op</text:p>
      <text:p text:style-name="P4">
News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Svitolina: I came to "Rolan Harros" without expectations, to return to the tour after birth of a baby is actually very difficult</text:span>
</text:h>
      <text:p text:style-name="P4">
Authors: Ukrinform (Person)</text:p>
      <text:p text:style-name="P4">
Publisher: Укринформ (Organization)</text:p>
      <text:p text:style-name="P4">
Published Time: 2023-06-02T-70:44:51+03:00</text:p>
      <text:p text:style-name="P4">
Modified Time: 2023-06-02T20:44:51+03:00</text:p>
      <text:p text:style-name="P4">
Description: Svitolina won Russian Anna Blinka in the third circle of the Open Championship of France. - Ukrinform.</text:p>
      <text:p text:style-name="P4">
Images: ['<text:a xlink:type="simple" xlink:href="https://static.ukrinform.com/photos/2023_06/thumb_files/630_360_1685727778-957.jpg" text:style-name="Internet_20_link" text:visited-style-name="Visited_20_Internet_20_Link">
630_360_16857...</text:a>
']</text:p>
      <text:p text:style-name="P4">
Tags: ['Світоліна', 'Теніс']</text:p>
      <text:p text:style-name="P4">
Type: Article</text:p>
      <!--METADATA-->
      <text:p text:style-name="P4">
<draw:frame draw:style-name="fr1" draw:name="Image59" text:anchor-type="as-char" svg:width="6.9236in" svg:height="3.956343in" draw:z-index="0">
<draw:image xlink:href="../Images/yкринформ/2023-06-02T-70-44-51-03-00/630_360_1685727778-957.jpg" xlink:type="simple" xlink:show="embed" xlink:actuate="onLoad" draw:mime-type="image/jpeg"/>
</draw:frame>
Svitolin -won Russian Anna Blinka in the third circle of open -level accomplishment.</text:p>
      <text:p text:style-name="P4">
Ukrainian tennis player <text:a xlink:type="simple" xlink:href="https://twitter.com/rolandgarros/status/1664661079891275779" text:style-name="Internet_20_link" text:visited-style-name="Visited_20_Internet_20_Link">
shared</text:a>
With his emotions after the victorious match, Ukrinform reports.</text:p>
      <text:p text:style-name="P4">
“The first set on my part was not very successful, I didn't move very well, I didn't play my best tennis. But I needed to continue fighting, find my good tennis. After the first game in the second set, I played better, I really tried to fight. With such stunning stands, it is difficult to do not. I just tried to give all my strength. From time to time I did not feel well. But as a result, playing well under pressure at the end of the match is a special moment. I am very grateful that you inspired me, it was incredibly. The last game was fantastic? Oh, yes, I just decided to leave all my efforts. I served for the match in this half of the court, against the wind, it was a little form. But as a result, I was very happy to score this Beckhend along the line, it was 100% on this blow, so I am very glad that I was able to take this game present. ”Svitolina said.</text:p>
      <text:p text:style-name="P4">
The former first racket of Ukraine also spoke about its ambitions for the tournament.</text:p>
      <text:p text:style-name="P4">
“What are my expectations? I'm just trying to play the match by the match. I came here to expectations, to return to the tour after the birth of a baby is really very important. But I am very motivated to go on this tournament. The next rival [Daria Kasatkin] is very complicated. Therefore, the main thing is to restore strength and to be the next battle. This is really very, very special moments here, Narolan Garros. I always liked to play here, I always watched Rolan Harros in Ukraine, it seems that it was the only Grand Slam tournament that was put. I am very glad that I have a chance to play here again, ” - Dodalasvitolina.</text:p>
      <text:p text:style-name="P4">
<text:span text:style-name="T4">
 Read also: </text:span>
 <text:a xlink:type="simple" xlink:href="https://www.ukrinform.ua/rubric-sports/3717591-svitolina-obigrala-rosianku-blinkovu-u-tretomu-koli-rolan-garros.html" text:style-name="Internet_20_link" text:visited-style-name="Visited_20_Internet_20_Link">
<text:span text:style-name="T4">
 Svitolina </text:span>
 Beaten Russian Blinka in the third circle "Rolan Harros"</text:a>
As reported by Ukrinform, Svitolina will play the fifth fifth in the 1/8 finals of Rolan Harros.</text:p>
      <text:p text:style-name="P4">
Photo: Getty Images</text:p>
      <text:p text:style-name="P4">
News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The Russians fired Kharkiv region - there are dead and wounded</text:span>
</text:h>
      <text:p text:style-name="P4">
Authors: Ukrinform (Person)</text:p>
      <text:p text:style-name="P4">
Publisher: Укринформ (Organization)</text:p>
      <text:p text:style-name="P4">
Published Time: 2023-06-02T-72:44:00+03:00</text:p>
      <text:p text:style-name="P4">
Modified Time: 2023-06-02T20:44:00+03:00</text:p>
      <text:p text:style-name="P4">
Description: Російські військові обстріляли Куп’янський район Харківської області - двоє людей загинул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60" text:anchor-type="as-char" svg:width="6.9236in" svg:height="3.956343in" draw:z-index="0">
<draw:image xlink:href="../Images/yкринформ/2023-06-02T-72-44-00-03-00/630_360_1538997483-946.jpg" xlink:type="simple" xlink:show="embed" xlink:actuate="onLoad" draw:mime-type="image/jpeg"/>
</draw:frame>
The Russian Russian fired Kupyansk district of Kharkiv region - two people gave.</text:p>
      <text:p text:style-name="P4">
About it in <text:a xlink:type="simple" xlink:href="https://t.me/pgo_gov_ua/12842" text:style-name="Internet_20_link" text:visited-style-name="Visited_20_Internet_20_Link">
telegram</text:a>
The main prosecutor's press service reported, Ukrinform reports.</text:p>
      <text:p text:style-name="P4">
“According to the investigation, on June 2 at about 18:45 the Russian military fired at Smktokivka of the Kupyansky district. According to preliminary information, from artillery. A man and a woman were stolen. Three civilians and a 3 -year -old dweller were injured, ”the message reads.</text:p>
      <text:p text:style-name="P4">
<text:span text:style-name="T4">
 Read also: </text:span>
 <text:a xlink:type="simple" xlink:href="https://www.ukrinform.ua/rubric-ato/3717589-vijska-rf-zavdali-raketnogo-udaru-po-lisovomu-masivu-na-harkivsini.html" text:style-name="Internet_20_link" text:visited-style-name="Visited_20_Internet_20_Link">
RF troops have struck a rocket strike on the forest array of Nakarkiv region</text:a>
Also at 19:10 the invaders fired at the frontier of the Two -year -old Kupyansky district. Previously, from the tank. A 63-year-old woman and a 70-year-old man were injured.</text:p>
      <text:p text:style-name="P4">
With the procedural guidance of the Kupyansk District Prosecutor's Office of the Kharkiv Region, pre -trial investigation on the facts of violation of the laws of the puzzle of war was initiated(Art. 438 of the Criminal Code of Ukraine).</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News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The OP Head told about the day when the commanders from the captivity were returned from Azovstal</text:span>
</text:h>
      <text:p text:style-name="P4">
Authors: Ukrinform (Person)</text:p>
      <text:p text:style-name="P4">
Publisher: Укринформ (Organization)</text:p>
      <text:p text:style-name="P4">
Published Time: 2023-06-02T-8:59:00+03:00</text:p>
      <text:p text:style-name="P4">
Modified Time: 2023-06-02T23:59:00+03:00</text:p>
      <text:p text:style-name="P4">
Description: The exchange when it was possible to return from the Russian captivity of five Azov commanders in September last year, it was a landmark and very difficult, working with foreign partners was coordinated and delays were. - Ukrinform.</text:p>
      <text:p text:style-name="P4">
Images: ['<text:a xlink:type="simple" xlink:href="https://static.ukrinform.com/photos/2022_03/thumb_files/630_360_1647539615-731.jpeg" text:style-name="Internet_20_link" text:visited-style-name="Visited_20_Internet_20_Link">
630_360_16475...</text:a>
']</text:p>
      <text:p text:style-name="P4">
Tags: ['Азов', 'Обмін', 'Єрмак', 'Офіс Президента']</text:p>
      <text:p text:style-name="P4">
Type: Article</text:p>
      <!--METADATA-->
      <text:p text:style-name="P4">
<draw:frame draw:style-name="fr1" draw:name="Image61" text:anchor-type="as-char" svg:width="6.9236in" svg:height="3.956343in" draw:z-index="0">
<draw:image xlink:href="../Images/yкринформ/2023-06-02T-8-59-00-03-00/630_360_1647539615-731.jpeg" xlink:type="simple" xlink:show="embed" xlink:actuate="onLoad" draw:mime-type="image/jpeg"/>
</draw:frame>
Exchange, when it was possible to return from the Russian captivity of five Azov commanders, last year, it was a landmark and very difficult, work was coordinated with foreign partners and there were delays.</text:p>
      <text:p text:style-name="P4">
The head of OP Andriy Yermak told about it in the project of Dmitry Komarov. Voice-over. Presidential Office, ”Ukrinform reports.</text:p>
      <text:p text:style-name="P4">
“Speaking of that exchange, it was really very landmark and very difficult. Therefore, it was necessary to coordinate our Turkish partners, to agree on this formula, that they guarantee us fully them(українських командирів –ред.)Safety that no provocations will occur. I did this directly with their intelligence. Here was a baby(The head of the SBU), Usov(Deputy Chief of GUR - ed.). У Туреччині знаходився Денис Монастирський(The dead Ministry of Internal Affairs - ed.). Budanov(GUR chief - ed.), in the Riya Riyadhda Umerov and SBU staff were in Poland, ”Yermak said.</text:p>
      <text:p text:style-name="P4">
<text:span text:style-name="T4">
 Read also: </text:span>
 <text:a xlink:type="simple" xlink:href="https://www.ukrinform.ua/rubric-polytics/3717665-ermak-a-nikoli-ne-planuvav-iti-u-prezidenti.html" text:style-name="Internet_20_link" text:visited-style-name="Visited_20_Internet_20_Link">
<text:span text:style-name="T4">
 Yermak </text:span>
: I never planned to go to president</text:a>
According to him, the day began at about six in the morning, but everything went something wrong, there was a delay.</text:p>
      <text:p text:style-name="P4">
Thus, the head of the OP noted that the first part of the exchange, which took place in the Ukrainian territory, was to be sold at lunch, and took place at seven.</text:p>
      <text:p text:style-name="P4">
"Baby, Usov arrived in place and there was no connection for five hours, no one did not appear, at the same time a well -known politician(Viktor Medvedchuk - ed.)He was in Poland. There was an agreement that any movement happens only when we will get confirmation that our boys(Azov commanders)They were taken away. When the Russian plane arrived and sat in Ankara, they made no one. Certainly knowing who we are dealing with, I asked Cyril(Budanova - order.), he pulled up, brought out our boys, closed their faces, opened them, he took all of me and we were sure that they were, ”Yermak said.</text:p>
      <text:p text:style-name="P4">
<text:span text:style-name="T4">
 Read also: </text:span>
 <text:a xlink:type="simple" xlink:href="https://www.ukrinform.ua/rubric-ato/3717653-u-poloni-ukrainski-zahisniki-vtracali-do-60-kilogramiv-vagi-ermak.html" text:style-name="Internet_20_link" text:visited-style-name="Visited_20_Internet_20_Link">
Ukrainian defenders in captivity lost up to 60 kilograms - <text:span text:style-name="T4">
 Yermak </text:span>
</text:a>
He added that such measures were in vain because it was later revealed that the Russian prisoners were taken by the Russian commanders from different places and with one of our soldiers "stuck at some point".As reported, on September 21, 2022, more than 200 Ukrainian defenders, as well as 10 foreigners, were released as a result of the exchange. In particular, five Azov commanders were released, but by agreements they will interpreate by the end of the war in Turkey.</text:p>
      <text:p text:style-name="P4">
The Russian side then returned the suspect in the state treason of the People's Deputation of Viktor Medvedchuk and another 55 Russian military.</text:p>
      <text:p text:style-name="P4">
Photo: op</text:p>
      <text:p text:style-name="P4">
News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15 cruise missiles and 18 drones, launched by Russia were shot down overnight</text:span>
</text:h>
      <text:p text:style-name="P4">
Authors: liveuamap (Language: en)</text:p>
      <text:p text:style-name="P4">
Time: 2023-06-02T01:08:05</text:p>
      <text:p text:style-name="P4">
Location: Kyiv (Latitude:50.77294 Longtitude:30.48981)</text:p>
      <text:p text:style-name="P4">
Videos: []</text:p>
      <text:p text:style-name="P4">
Images: []</text:p>
      <text:p text:style-name="P4">
Tags: ["Europe", "Central and Eastern Europe"]</text:p>
      <text:p text:style-name="P4">
Id: 22567076</text:p>
      <!--METADATA-->
      <text:p text:style-name="P4">
15 cruise missiles and 18 drones, launched by Russia were shot down overnight</text:p>
      <text:p text:style-name="P4">
News Collection Link: <text:a xlink:type="simple" xlink:href="https://liveuamap.com/en/2023/2-june-15-cruise-missiles-and-18-drones-launched-by-russia" text:style-name="Internet_20_link" text:visited-style-name="Visited_20_Internet_20_Link">
https://liveuamap.com/en/2023/2-june-15-cruise-missiles-and-18-drones-launched-by-russia</text:a>
</text:p>
      <text:p text:style-name="P4">
News Source: <text:a xlink:type="simple" xlink:href="https://t.me/UkraineNow/33940" text:style-name="Internet_20_link" text:visited-style-name="Visited_20_Internet_20_Link">
https://t.me/UkraineNow/33940</text:a>
</text:p>
      <!--NEWS-->
      <text:h text:style-name="P10" text:outline-level="1">
<text:span text:style-name="T4">
Russian artillery shelled Nikopol at midnight</text:span>
</text:h>
      <text:p text:style-name="P4">
Authors: liveuamap (Language: en)</text:p>
      <text:p text:style-name="P4">
Time: 2023-06-02T01:14:26</text:p>
      <text:p text:style-name="P4">
Location: Zaporizhia (Latitude:47.5661 Longtitude:34.39116)</text:p>
      <text:p text:style-name="P4">
Videos: []</text:p>
      <text:p text:style-name="P4">
Images: []</text:p>
      <text:p text:style-name="P4">
Tags: ["Europe", "Central and Eastern Europe"]</text:p>
      <text:p text:style-name="P4">
Id: 22567077</text:p>
      <!--METADATA-->
      <text:p text:style-name="P4">
Russian artillery shelled Nikopol at midnight</text:p>
      <text:p text:style-name="P4">
News Collection Link: <text:a xlink:type="simple" xlink:href="https://liveuamap.com/en/2023/2-june-russian-artillery-shelled-nikopol-at-midnight-" text:style-name="Internet_20_link" text:visited-style-name="Visited_20_Internet_20_Link">
https://liveuamap.com/en/2023/2-june-russian-artillery-shelled-nikopol-at-midnight-</text:a>
</text:p>
      <text:p text:style-name="P4">
News Source: <text:a xlink:type="simple" xlink:href="https://t.me/dnepr_operativ/43187" text:style-name="Internet_20_link" text:visited-style-name="Visited_20_Internet_20_Link">
https://t.me/dnepr_operativ/43187</text:a>
</text:p>
      <!--NEWS-->
      <text:h text:style-name="P10" text:outline-level="1">
<text:span text:style-name="T4">
15 cruise missiles and 21 strike drones were shot down by Ukrainian air defense last night</text:span>
</text:h>
      <text:p text:style-name="P4">
Authors: liveuamap (Language: en)</text:p>
      <text:p text:style-name="P4">
Time: 2023-06-02T03:20:00</text:p>
      <text:p text:style-name="P4">
Location: Kyiv, Kyiv city (Latitude:50.45816 Longtitude:30.5504)</text:p>
      <text:p text:style-name="P4">
Videos: []</text:p>
      <text:p text:style-name="P4">
Images: ["<text:a xlink:type="simple" xlink:href="https://liveuamap.com/pics/2023/06/02/22567086_0.jpg" text:style-name="Internet_20_link" text:visited-style-name="Visited_20_Internet_20_Link">
22567086_0.jpg</text:a>
"]</text:p>
      <text:p text:style-name="P4">
Tags: ["Europe", "Central and Eastern Europe"]</text:p>
      <text:p text:style-name="P4">
Id: 22567086</text:p>
      <!--METADATA-->
      <text:p text:style-name="P4">
15 cruise missiles and 21 strike drones were shot down by Ukrainian airdefense last night</text:p>
      <text:p text:style-name="P4">
<draw:frame draw:style-name="fr1" draw:name="Image62" text:anchor-type="as-char" svg:width="6.9236in" svg:height="6.9236in" draw:z-index="0">
<draw:image xlink:href="../Images/liveuamap/2023-06-02T03-20-00/22567086_0.jpg" xlink:type="simple" xlink:show="embed" xlink:actuate="onLoad" draw:mime-type="image/jpeg"/>
</draw:frame>
News Collection Link: <text:a xlink:type="simple" xlink:href="https://liveuamap.com/en/2023/2-june-15-cruise-missiles-and-21-strike-drones-were-shot" text:style-name="Internet_20_link" text:visited-style-name="Visited_20_Internet_20_Link">
https://liveuamap.com/en/2023/2-june-15-cruise-missiles-and-21-strike-drones-were-shot</text:a>
</text:p>
      <text:p text:style-name="P4">
News Source: <text:a xlink:type="simple" xlink:href="https://t.me/kpszsu/2550" text:style-name="Internet_20_link" text:visited-style-name="Visited_20_Internet_20_Link">
https://t.me/kpszsu/2550</text:a>
</text:p>
      <!--NEWS-->
      <text:h text:style-name="P10" text:outline-level="1">
<text:span text:style-name="T4">
JSC Sivershchyna And Slobozhanshchina Directions Rusyan Army Shelled Berylivka, Jeline, Channel ...</text:span>
</text:h>
      <text:p text:style-name="P4">
Authors: liveuamap (Language: en)</text:p>
      <text:p text:style-name="P4">
Time: 2023-06-02T04:29:00</text:p>
      <text:p text:style-name="P4">
Location: Halahanivka (Latitude:52.24451 Longtitude:32.75763)</text:p>
      <text:p text:style-name="P4">
Videos: []</text:p>
      <text:p text:style-name="P4">
Images: []</text:p>
      <text:p text:style-name="P4">
Tags: ["Russia"]</text:p>
      <text:p text:style-name="P4">
Id: 22567175</text:p>
      <!--METADATA-->
      <text:p text:style-name="P4">
At sivershchyna and slBozhanschyna directions Russian army Shelled Berylivka, Yeline, Mistky, Khotiyivka, Tymonovychi, Yanzhulivka, Khulivka, Krasnyynyyvka gion; Seredyna-Buda, Atynske, Pavlivka, Pysarivka, Uhroyidy, Krasnopillya, Slavhorod of Sumy Region, ALSO UDY, KOZACHA LOPAN, HOPTIVKA, OHIRTSEVKE, OHIRTSEV Mala Vovcha, Varvarivka, Budarky, Chuhunivka of Kharkiv Region. Russian Aviation Conduched Airstrikesat Halahanivka of Chernihiv Region, - General Staff of Armed Forces of Ukrainsays in the Morning Report</text:p>
      <text:p text:style-name="P4">
News Collection Link:(https://liveuamap.com/en/2023/2-june-at-sivershchyna-and-slobozhanschyna-directions-russian)</text:p>
      <text:p text:style-name="P4">
News Source: <text:a xlink:type="simple" xlink:href="https://t.me/lumsrc/4965" text:style-name="Internet_20_link" text:visited-style-name="Visited_20_Internet_20_Link">
https://t.me/lumsrc/4965</text:a>
</text:p>
      <!--NEWS-->
      <text:h text:style-name="P10" text:outline-level="1">
<text:span text:style-name="T4">
JSC Marinka Direcion Rusian of the Army Shelled Georgiivka, Marinka, Victory And Anda Novomikhailivka ...</text:span>
</text:h>
      <text:p text:style-name="P4">
Authors: liveuamap (Language: en)</text:p>
      <text:p text:style-name="P4">
Time: 2023-06-02T04:30:00</text:p>
      <text:p text:style-name="P4">
Location: Donetsk (Latitude:47.85095 Longtitude:37.48381)</text:p>
      <text:p text:style-name="P4">
Videos: []</text:p>
      <text:p text:style-name="P4">
Images: []</text:p>
      <text:p text:style-name="P4">
Tags: ["Russia"]</text:p>
      <text:p text:style-name="P4">
Id: 22567170</text:p>
      <!--METADATA-->
      <text:p text:style-name="P4">
At Maryinka direction Russian army shelled Heorhiyivka, Maryinka, Pobyeda andNovomykhaylivka of Donetsk region. Russian aviation conducted airstrike atMaryinka, - General Staff of Armed Forces of Ukraine says in the morningreport</text:p>
      <text:p text:style-name="P4">
News Collection Link: <text:a xlink:type="simple" xlink:href="https://liveuamap.com/en/2023/2-june-at-maryinka-direction-russian-army-shelled-heorhiyivka" text:style-name="Internet_20_link" text:visited-style-name="Visited_20_Internet_20_Link">
https://liveuamap.com/en/2023/2-june-at-maryinka-direction-russian-army-shelled-heorhiyivka</text:a>
</text:p>
      <text:p text:style-name="P4">
News Source: <text:a xlink:type="simple" xlink:href="https://t.me/lumsrc/4970" text:style-name="Internet_20_link" text:visited-style-name="Visited_20_Internet_20_Link">
https://t.me/lumsrc/4970</text:a>
</text:p>
      <!--NEWS-->
      <text:h text:style-name="P10" text:outline-level="1">
<text:span text:style-name="T4">
2 person killed, 2 wounded as result of shelling in Maslova Pristan' town of Belgorod region</text:span>
</text:h>
      <text:p text:style-name="P4">
Authors: liveuamap (Language: en)</text:p>
      <text:p text:style-name="P4">
Time: 2023-06-02T05:10:43</text:p>
      <text:p text:style-name="P4">
Location: Maslova Prystan (Latitude:50.45275 Longtitude:36.74257)</text:p>
      <text:p text:style-name="P4">
Videos: []</text:p>
      <text:p text:style-name="P4">
Images: []</text:p>
      <text:p text:style-name="P4">
Tags: ["Russia", "Central and Eastern Europe"]</text:p>
      <text:p text:style-name="P4">
Id: 22567176</text:p>
      <!--METADATA-->
      <text:p text:style-name="P4">
2 person killed, 2 wounded as result of shelling in Maslova Pristan' town ofBelgorod region</text:p>
      <text:p text:style-name="P4">
News Collection Link: <text:a xlink:type="simple" xlink:href="https://liveuamap.com/en/2023/2-june-2-person-killed-2-wounded-as-result-of-shelling-in" text:style-name="Internet_20_link" text:visited-style-name="Visited_20_Internet_20_Link">
https://liveuamap.com/en/2023/2-june-2-person-killed-2-wounded-as-result-of-shelling-in</text:a>
</text:p>
      <text:p text:style-name="P4">
News Source: <text:a xlink:type="simple" xlink:href="https://t.me/breakingmash/44606" text:style-name="Internet_20_link" text:visited-style-name="Visited_20_Internet_20_Link">
https://t.me/breakingmash/44606</text:a>
</text:p>
      <!--NEWS-->
      <text:h text:style-name="P10" text:outline-level="1">
<text:span text:style-name="T4">
Blinken: We worked to support Ukraine and strengthen NATO after the war broke out</text:span>
</text:h>
      <text:p text:style-name="P4">
Authors: liveuamap (Language: en)</text:p>
      <text:p text:style-name="P4">
Time: 2023-06-02T05:13:11</text:p>
      <text:p text:style-name="P4">
Location: Oslo, Oslo (Latitude:59.91123 Longtitude:10.74051)</text:p>
      <text:p text:style-name="P4">
Videos: []</text:p>
      <text:p text:style-name="P4">
Images: []</text:p>
      <text:p text:style-name="P4">
Tags: ["North Europe", "Europe"]</text:p>
      <text:p text:style-name="P4">
Id: 22567178</text:p>
      <!--METADATA-->
      <text:p text:style-name="P4">
Blinken: We worked to support Ukraine and strengthen NATO after the war brokeout</text:p>
      <text:p text:style-name="P4">
News Collection Link: <text:a xlink:type="simple" xlink:href="https://liveuamap.com/en/2023/2-june-blinken-we-worked-to-support-ukraine-and-strengthen" text:style-name="Internet_20_link" text:visited-style-name="Visited_20_Internet_20_Link">
https://liveuamap.com/en/2023/2-june-blinken-we-worked-to-support-ukraine-and-strengthen</text:a>
</text:p>
      <text:p text:style-name="P4">
News Source: <text:a xlink:type="simple" xlink:href="https://twitter.com/SkyNewsArabia_B/status/1664560541224824832" text:style-name="Internet_20_link" text:visited-style-name="Visited_20_Internet_20_Link">
https://twitter.com/SkyNewsArabia_B/status/1664560541224824832</text:a>
</text:p>
      <!--NEWS-->
      <text:h text:style-name="P10" text:outline-level="1">
<text:span text:style-name="T4">
US Secretary of State: We worked to help Finland develop its military industry</text:span>
</text:h>
      <text:p text:style-name="P4">
Authors: liveuamap (Language: en)</text:p>
      <text:p text:style-name="P4">
Time: 2023-06-02T05:13:58</text:p>
      <text:p text:style-name="P4">
Location: Oslo, Oslo (Latitude:59.91089 Longtitude:10.74188)</text:p>
      <text:p text:style-name="P4">
Videos: []</text:p>
      <text:p text:style-name="P4">
Images: []</text:p>
      <text:p text:style-name="P4">
Tags: []</text:p>
      <text:p text:style-name="P4">
Id: 22567179</text:p>
      <!--METADATA-->
      <text:p text:style-name="P4">
None</text:p>
      <text:p text:style-name="P4">
News Collection Link: <text:a xlink:type="simple" xlink:href="https://liveuamap.com/en/2023/2-june-us-secretary-of-state-we-worked-to-help-finland-develop" text:style-name="Internet_20_link" text:visited-style-name="Visited_20_Internet_20_Link">
https://liveuamap.com/en/2023/2-june-us-secretary-of-state-we-worked-to-help-finland-develop</text:a>
</text:p>
      <text:p text:style-name="P4">
News Source: <text:a xlink:type="simple" xlink:href="https://liveuamap.com/en/2023/2-june-us-secretary-of-state-we-worked-to-help-finland-develop" text:style-name="Internet_20_link" text:visited-style-name="Visited_20_Internet_20_Link">
https://liveuamap.com/en/2023/2-june-us-secretary-of-state-we-worked-to-help-finland-develop</text:a>
</text:p>
      <!--NEWS-->
      <text:h text:style-name="P10" text:outline-level="1">
<text:span text:style-name="T4">
Several explosions reported in Henichesk</text:span>
</text:h>
      <text:p text:style-name="P4">
Authors: liveuamap (Language: en)</text:p>
      <text:p text:style-name="P4">
Time: 2023-06-02T06:25:00</text:p>
      <text:p text:style-name="P4">
Location: Kherson (Latitude:46.14559 Longtitude:34.81155)</text:p>
      <text:p text:style-name="P4">
Videos: []</text:p>
      <text:p text:style-name="P4">
Images: []</text:p>
      <text:p text:style-name="P4">
Tags: []</text:p>
      <text:p text:style-name="P4">
Id: 22567183</text:p>
      <!--METADATA-->
      <text:p text:style-name="P4">
Several explosions reported in Henichesk</text:p>
      <text:p text:style-name="P4">
News Collection Link: <text:a xlink:type="simple" xlink:href="https://liveuamap.com/en/2023/2-june-several-explosions-reported-in-henichesk-" text:style-name="Internet_20_link" text:visited-style-name="Visited_20_Internet_20_Link">
https://liveuamap.com/en/2023/2-june-several-explosions-reported-in-henichesk-</text:a>
</text:p>
      <text:p text:style-name="P4">
News Source: <text:a xlink:type="simple" xlink:href="https://t.me/dniprorudne_ukraine/2383" text:style-name="Internet_20_link" text:visited-style-name="Visited_20_Internet_20_Link">
https://t.me/dniprorudne_ukraine/2383</text:a>
</text:p>
      <!--NEWS-->
      <text:h text:style-name="P10" text:outline-level="1">
<text:span text:style-name="T4">
Explosions reported in Zaporizhzhia</text:span>
</text:h>
      <text:p text:style-name="P4">
Authors: liveuamap (Language: en)</text:p>
      <text:p text:style-name="P4">
Time: 2023-06-02T06:32:00</text:p>
      <text:p text:style-name="P4">
Location: Zaporizhzhia, Zaporiz'ka oblast (Latitude:47.82676 Longtitude:35.11539)</text:p>
      <text:p text:style-name="P4">
Videos: []</text:p>
      <text:p text:style-name="P4">
Images: []</text:p>
      <text:p text:style-name="P4">
Tags: ["Europe", "Central and Eastern Europe"]</text:p>
      <text:p text:style-name="P4">
Id: 22567184</text:p>
      <!--METADATA-->
      <text:p text:style-name="P4">
Explosions reported in Zaporizhzhia</text:p>
      <text:p text:style-name="P4">
News Collection Link: <text:a xlink:type="simple" xlink:href="https://liveuamap.com/en/2023/2-june-explosions-reported-in-zaporizhzhia-" text:style-name="Internet_20_link" text:visited-style-name="Visited_20_Internet_20_Link">
https://liveuamap.com/en/2023/2-june-explosions-reported-in-zaporizhzhia-</text:a>
</text:p>
      <text:p text:style-name="P4">
News Source: <text:a xlink:type="simple" xlink:href="https://t.me/dniprorudne_ukraine/2385" text:style-name="Internet_20_link" text:visited-style-name="Visited_20_Internet_20_Link">
https://t.me/dniprorudne_ukraine/2385</text:a>
</text:p>
      <!--NEWS-->
      <text:h text:style-name="P10" text:outline-level="1">
<text:span text:style-name="T4">
Explosions were reported near port in Berdiansk</text:span>
</text:h>
      <text:p text:style-name="P4">
Authors: liveuamap (Language: en)</text:p>
      <text:p text:style-name="P4">
Time: 2023-06-02T07:18:00</text:p>
      <text:p text:style-name="P4">
Location: Berdians'k,Zaporiz'ka oblast (Latitude:46.75233 Longtitude:36.77948)</text:p>
      <text:p text:style-name="P4">
Videos: []</text:p>
      <text:p text:style-name="P4">
Images: []</text:p>
      <text:p text:style-name="P4">
Tags: ["Europe"]</text:p>
      <text:p text:style-name="P4">
Id: 22567193</text:p>
      <!--METADATA-->
      <text:p text:style-name="P4">
Explosions were reported near port in Berdiansk</text:p>
      <text:p text:style-name="P4">
News Collection Link: <text:a xlink:type="simple" xlink:href="https://liveuamap.com/en/2023/2-june-explosions-were-reported-near-port-in-berdiansk" text:style-name="Internet_20_link" text:visited-style-name="Visited_20_Internet_20_Link">
https://liveuamap.com/en/2023/2-june-explosions-were-reported-near-port-in-berdiansk</text:a>
</text:p>
      <text:p text:style-name="P4">
News Source: <text:a xlink:type="simple" xlink:href="https://twitter.com/UTsigan/status/1664577123661807617" text:style-name="Internet_20_link" text:visited-style-name="Visited_20_Internet_20_Link">
https://twitter.com/UTsigan/status/1664577123661807617</text:a>
</text:p>
      <!--NEWS-->
      <text:h text:style-name="P10" text:outline-level="1">
<text:span text:style-name="T4">
In the Shebekinsky district, the movement of suburban trains was suspended</text:span>
</text:h>
      <text:p text:style-name="P4">
Authors: liveuamap (Language: en)</text:p>
      <text:p text:style-name="P4">
Time: 2023-06-02T07:54:06</text:p>
      <text:p text:style-name="P4">
Location: Belgorod (Latitude:50.4013 Longtitude:36.88694)</text:p>
      <text:p text:style-name="P4">
Videos: []</text:p>
      <text:p text:style-name="P4">
Images: []</text:p>
      <text:p text:style-name="P4">
Tags: ["Russia", "Roads"]</text:p>
      <text:p text:style-name="P4">
Id: 22567185</text:p>
      <!--METADATA-->
      <text:p text:style-name="P4">
In the Shebekinsky district, the movement of suburban trains was suspended</text:p>
      <text:p text:style-name="P4">
News Collection Link: <text:a xlink:type="simple" xlink:href="https://liveuamap.com/en/2023/2-june-in-the-shebekinsky-district-the-movement-of-suburban" text:style-name="Internet_20_link" text:visited-style-name="Visited_20_Internet_20_Link">
https://liveuamap.com/en/2023/2-june-in-the-shebekinsky-district-the-movement-of-suburban</text:a>
</text:p>
      <text:p text:style-name="P4">
News Source: <text:a xlink:type="simple" xlink:href="https://t.me/rian_ru/204467" text:style-name="Internet_20_link" text:visited-style-name="Visited_20_Internet_20_Link">
https://t.me/rian_ru/204467</text:a>
</text:p>
      <!--NEWS-->
      <text:h text:style-name="P10" text:outline-level="1">
<text:span text:style-name="T4">
2 person killed, 4 wounded as result of shelling in Komyshuvakha town of Zaporizhzhia region</text:span>
</text:h>
      <text:p text:style-name="P4">
Authors: liveuamap (Language: en)</text:p>
      <text:p text:style-name="P4">
Time: 2023-06-02T07:59:22</text:p>
      <text:p text:style-name="P4">
Location: Zaporizhiye (Latitude:47.71378 Longtitude:35.53107)</text:p>
      <text:p text:style-name="P4">
Videos: []</text:p>
      <text:p text:style-name="P4">
Images: []</text:p>
      <text:p text:style-name="P4">
Tags: ["Europe", "Central and Eastern Europe"]</text:p>
      <text:p text:style-name="P4">
Id: 22567186</text:p>
      <!--METADATA-->
      <text:p text:style-name="P4">
2 person killed, 4 wounded as result of shelling in Komyshuvakha town ofZaporizhzhia region</text:p>
      <text:p text:style-name="P4">
News Collection Link: <text:a xlink:type="simple" xlink:href="https://liveuamap.com/en/2023/2-june-2-person-killed-4-wounded-as-result-of-shelling-in" text:style-name="Internet_20_link" text:visited-style-name="Visited_20_Internet_20_Link">
https://liveuamap.com/en/2023/2-june-2-person-killed-4-wounded-as-result-of-shelling-in</text:a>
</text:p>
      <text:p text:style-name="P4">
News Source: <text:a xlink:type="simple" xlink:href="https://t.me/babel/33280" text:style-name="Internet_20_link" text:visited-style-name="Visited_20_Internet_20_Link">
https://t.me/babel/33280</text:a>
</text:p>
      <!--NEWS-->
      <text:h text:style-name="P10" text:outline-level="1">
<text:span text:style-name="T4">
Explosions and fires in Shebekyne</text:span>
</text:h>
      <text:p text:style-name="P4">
Authors: liveuamap (Language: en)</text:p>
      <text:p text:style-name="P4">
Time: 2023-06-02T08:08:56</text:p>
      <text:p text:style-name="P4">
Location: Belgorod (Latitude:50.40534 Longtitude:36.90308)</text:p>
      <text:p text:style-name="P4">
Videos: []</text:p>
      <text:p text:style-name="P4">
Images: ["<text:a xlink:type="simple" xlink:href="https://liveuamap.com/pics/2023/06/02/22567187_0.jpg" text:style-name="Internet_20_link" text:visited-style-name="Visited_20_Internet_20_Link">
22567187_0.jpg</text:a>
", "<text:a xlink:type="simple" xlink:href="https://liveuamap.com/pics/2023/06/02/22567187_1.jpg" text:style-name="Internet_20_link" text:visited-style-name="Visited_20_Internet_20_Link">
22567187_1.jpg</text:a>
", "<text:a xlink:type="simple" xlink:href="https://liveuamap.com/pics/2023/06/02/22567187_2.jpg" text:style-name="Internet_20_link" text:visited-style-name="Visited_20_Internet_20_Link">
22567187_2.jpg</text:a>
"]</text:p>
      <text:p text:style-name="P4">
Tags: ["Russia", "Central and Eastern Europe"]</text:p>
      <text:p text:style-name="P4">
Id: 22567187</text:p>
      <!--METADATA-->
      <text:p text:style-name="P4">
Explosions and fires in Shebekyne</text:p>
      <text:p text:style-name="P4">
<draw:frame draw:style-name="fr1" draw:name="Image63" text:anchor-type="as-char" svg:width="6.9236in" svg:height="5.1927in" draw:z-index="0">
<draw:image xlink:href="../Images/liveuamap/2023-06-02T08-08-56/22567187_0.jpg" xlink:type="simple" xlink:show="embed" xlink:actuate="onLoad" draw:mime-type="image/jpeg"/>
</draw:frame>
<draw:frame draw:style-name="fr1" draw:name="Image64" text:anchor-type="as-char" svg:width="6.9236in" svg:height="5.1927in" draw:z-index="0">
<draw:image xlink:href="../Images/liveuamap/2023-06-02T08-08-56/22567187_1.jpg" xlink:type="simple" xlink:show="embed" xlink:actuate="onLoad" draw:mime-type="image/jpeg"/>
</draw:frame>
<draw:frame draw:style-name="fr1" draw:name="Image65" text:anchor-type="as-char" svg:width="6.9236in" svg:height="9.231467in" draw:z-index="0">
<draw:image xlink:href="../Images/liveuamap/2023-06-02T08-08-56/22567187_2.jpg" xlink:type="simple" xlink:show="embed" xlink:actuate="onLoad" draw:mime-type="image/jpeg"/>
</draw:frame>
News Collection Link: <text:a xlink:type="simple" xlink:href="https://liveuamap.com/en/2023/2-june-explosions-and-fires-in-shebekyne" text:style-name="Internet_20_link" text:visited-style-name="Visited_20_Internet_20_Link">
https://liveuamap.com/en/2023/2-june-explosions-and-fires-in-shebekyne</text:a>
</text:p>
      <text:p text:style-name="P4">
News Source: <text:a xlink:type="simple" xlink:href="https://t.me/zhest_belgorod/27654" text:style-name="Internet_20_link" text:visited-style-name="Visited_20_Internet_20_Link">
https://t.me/zhest_belgorod/27654</text:a>
</text:p>
      <!--NEWS-->
      <text:h text:style-name="P10" text:outline-level="1">
<text:span text:style-name="T4">
The Kremlin takes note of Pashinyan's words that Armenia is not an ally of the Russian Federa...</text:span>
</text:h>
      <text:p text:style-name="P4">
Authors: liveuamap (Language: en)</text:p>
      <text:p text:style-name="P4">
Time: 2023-06-02T08:10:54</text:p>
      <text:p text:style-name="P4">
Location: Moskva, Moscow (Latitude:55.74895 Longtitude:37.61684)</text:p>
      <text:p text:style-name="P4">
Videos: []</text:p>
      <text:p text:style-name="P4">
Images: []</text:p>
      <text:p text:style-name="P4">
Tags: ["Russia", "Caucasus"]</text:p>
      <text:p text:style-name="P4">
Id: 22567188</text:p>
      <!--METADATA-->
      <text:p text:style-name="P4">
The Kremlin takes note of Pashinyan's words that Armenia is not an ally of theRussian Federation in the conflict in Ukraine: this is an important statement- Kremlin's spokesperson</text:p>
      <text:p text:style-name="P4">
News Collection Link: <text:a xlink:type="simple" xlink:href="https://liveuamap.com/en/2023/2-june-the-kremlin-takes-note-of-pashinyans-words-that-armenia" text:style-name="Internet_20_link" text:visited-style-name="Visited_20_Internet_20_Link">
https://liveuamap.com/en/2023/2-june-the-kremlin-takes-note-of-pashinyans-words-that-armenia</text:a>
</text:p>
      <text:p text:style-name="P4">
News Source: <text:a xlink:type="simple" xlink:href="https://t.me/bbbreaking/156920" text:style-name="Internet_20_link" text:visited-style-name="Visited_20_Internet_20_Link">
https://t.me/bbbreaking/156920</text:a>
</text:p>
      <!--NEWS-->
      <text:h text:style-name="P10" text:outline-level="1">
<text:span text:style-name="T4">
1 person killed, 3 wounded(children) as result of landmine explosion in Kharkiv region</text:span>
</text:h>
      <text:p text:style-name="P4">
Authors: liveuamap (Language: en)</text:p>
      <text:p text:style-name="P4">
Time: 2023-06-02T08:29:22</text:p>
      <text:p text:style-name="P4">
Location: Kharkiv (Latitude:50.3196 Longtitude:35.73063)</text:p>
      <text:p text:style-name="P4">
Videos: []</text:p>
      <text:p text:style-name="P4">
Images: []</text:p>
      <text:p text:style-name="P4">
Tags: ["Europe", "Central and Eastern Europe"]</text:p>
      <text:p text:style-name="P4">
Id: 22567191</text:p>
      <!--METADATA-->
      <text:p text:style-name="P4">
1 person killed, 3 wounded(children)as result of landmine explosion inKharkiv region</text:p>
      <text:p text:style-name="P4">
News Collection Link: <text:a xlink:type="simple" xlink:href="https://liveuamap.com/en/2023/2-june-1-person-killed-3-woundedchildren-as-result-of-landmine" text:style-name="Internet_20_link" text:visited-style-name="Visited_20_Internet_20_Link">
https://liveuamap.com/en/2023/2-june-1-person-killed-3-woundedchildren-as-result-of-landmine</text:a>
</text:p>
      <text:p text:style-name="P4">
News Source: <text:a xlink:type="simple" xlink:href="https://t.me/Novoeizdanie/52683" text:style-name="Internet_20_link" text:visited-style-name="Visited_20_Internet_20_Link">
https://t.me/Novoeizdanie/52683</text:a>
</text:p>
      <!--NEWS-->
      <text:h text:style-name="P10" text:outline-level="1">
<text:span text:style-name="T4">
According to Russian media cross-border attack with 2 tanks was repelled near Schebekyne town...</text:span>
</text:h>
      <text:p text:style-name="P4">
Authors: liveuamap (Language: en)</text:p>
      <text:p text:style-name="P4">
Time: 2023-06-02T08:48:22</text:p>
      <text:p text:style-name="P4">
Location: Kharkiv Oblast (Latitude:50.35773 Longtitude:36.92402)</text:p>
      <text:p text:style-name="P4">
Videos: []</text:p>
      <text:p text:style-name="P4">
Images: []</text:p>
      <text:p text:style-name="P4">
Tags: ["Russia", "Central and Eastern Europe"]</text:p>
      <text:p text:style-name="P4">
Id: 22567192</text:p>
      <!--METADATA-->
      <text:p text:style-name="P4">
According to Russian media cross-border attack with 2 tanks was repelled nearSchebekyne town of Belgorod region</text:p>
      <text:p text:style-name="P4">
News Collection Link: <text:a xlink:type="simple" xlink:href="https://liveuamap.com/en/2023/2-june-according-to-russian-media-crossborder-attack-with" text:style-name="Internet_20_link" text:visited-style-name="Visited_20_Internet_20_Link">
https://liveuamap.com/en/2023/2-june-according-to-russian-media-crossborder-attack-with</text:a>
</text:p>
      <text:p text:style-name="P4">
News Source: <text:a xlink:type="simple" xlink:href="https://t.me/breakingmash/44612" text:style-name="Internet_20_link" text:visited-style-name="Visited_20_Internet_20_Link">
https://t.me/breakingmash/44612</text:a>
</text:p>
      <!--NEWS-->
      <text:h text:style-name="P10" text:outline-level="1">
<text:span text:style-name="T4">
Explosions reported in Kharkiv region after missile launches from Belgorod region</text:span>
</text:h>
      <text:p text:style-name="P4">
Authors: liveuamap (Language: en)</text:p>
      <text:p text:style-name="P4">
Time: 2023-06-02T10:12:02</text:p>
      <text:p text:style-name="P4">
Location: Kharkiv (Latitude:50.19097 Longtitude:36.66962)</text:p>
      <text:p text:style-name="P4">
Videos: []</text:p>
      <text:p text:style-name="P4">
Images: []</text:p>
      <text:p text:style-name="P4">
Tags: ["Europe", "Central and Eastern Europe"]</text:p>
      <text:p text:style-name="P4">
Id: 22567195</text:p>
      <!--METADATA-->
      <text:p text:style-name="P4">
Explosions reported in Kharkiv region after missile launches from Belgorodregion</text:p>
      <text:p text:style-name="P4">
News Collection Link: <text:a xlink:type="simple" xlink:href="https://liveuamap.com/en/2023/2-june-explosions-reported-in-kharkiv-region-after-missile" text:style-name="Internet_20_link" text:visited-style-name="Visited_20_Internet_20_Link">
https://liveuamap.com/en/2023/2-june-explosions-reported-in-kharkiv-region-after-missile</text:a>
</text:p>
      <text:p text:style-name="P4">
News Source: <text:a xlink:type="simple" xlink:href="https://t.me/kharkivlife/61761" text:style-name="Internet_20_link" text:visited-style-name="Visited_20_Internet_20_Link">
https://t.me/kharkivlife/61761</text:a>
</text:p>
      <!--NEWS-->
      <text:h text:style-name="P10" text:outline-level="1">
<text:span text:style-name="T4">
Missile launches in Belgorod region, possible air defense</text:span>
</text:h>
      <text:p text:style-name="P4">
Authors: liveuamap (Language: en)</text:p>
      <text:p text:style-name="P4">
Time: 2023-06-02T10:15:31</text:p>
      <text:p text:style-name="P4">
Location: Belgorod (Latitude:50.64529 Longtitude:36.59446)</text:p>
      <text:p text:style-name="P4">
Videos: []</text:p>
      <text:p text:style-name="P4">
Images: ["<text:a xlink:type="simple" xlink:href="https://liveuamap.com/pics/2023/06/02/22567197_0.jpg" text:style-name="Internet_20_link" text:visited-style-name="Visited_20_Internet_20_Link">
22567197_0.jpg</text:a>
"]</text:p>
      <text:p text:style-name="P4">
Tags: ["Russia", "Central and Eastern Europe"]</text:p>
      <text:p text:style-name="P4">
Id: 22567197</text:p>
      <!--METADATA-->
      <text:p text:style-name="P4">
Missile launches in Belgorod region, possible air defense</text:p>
      <text:p text:style-name="P4">
<draw:frame draw:style-name="fr1" draw:name="Image66" text:anchor-type="as-char" svg:width="6.9236in" svg:height="9.231467in" draw:z-index="0">
<draw:image xlink:href="../Images/liveuamap/2023-06-02T10-15-31/22567197_0.jpg" xlink:type="simple" xlink:show="embed" xlink:actuate="onLoad" draw:mime-type="image/jpeg"/>
</draw:frame>
News Collection Link: <text:a xlink:type="simple" xlink:href="https://liveuamap.com/en/2023/2-june-missile-launches-in-belgorod-region-possible-air-defense" text:style-name="Internet_20_link" text:visited-style-name="Visited_20_Internet_20_Link">
https://liveuamap.com/en/2023/2-june-missile-launches-in-belgorod-region-possible-air-defense</text:a>
</text:p>
      <text:p text:style-name="P4">
News Source: <text:a xlink:type="simple" xlink:href="https://t.me/zhest_belgorod/27667" text:style-name="Internet_20_link" text:visited-style-name="Visited_20_Internet_20_Link">
https://t.me/zhest_belgorod/27667</text:a>
</text:p>
      <!--NEWS-->
      <text:h text:style-name="P10" text:outline-level="1">
<text:span text:style-name="T4">
Partial blackout in Kyiv and Kyiv region due to thunderstorms</text:span>
</text:h>
      <text:p text:style-name="P4">
Authors: liveuamap (Language: en)</text:p>
      <text:p text:style-name="P4">
Time: 2023-06-02T10:54:54</text:p>
      <text:p text:style-name="P4">
Location: Irpin, Kyiv region (Latitude:50.52991 Longtitude:30.26143)</text:p>
      <text:p text:style-name="P4">
Videos: []</text:p>
      <text:p text:style-name="P4">
Images: []</text:p>
      <text:p text:style-name="P4">
Tags: ["Energy", "Central and Eastern Europe"]</text:p>
      <text:p text:style-name="P4">
Id: 22567198</text:p>
      <!--METADATA-->
      <text:p text:style-name="P4">
Partial blackout in Kyiv and Kyiv region due to thunderstorms</text:p>
      <text:p text:style-name="P4">
News Collection Link: <text:a xlink:type="simple" xlink:href="https://liveuamap.com/en/2023/2-june-partial-blackout-in-kyiv-and-kyiv-region-due-to-thunderstorms" text:style-name="Internet_20_link" text:visited-style-name="Visited_20_Internet_20_Link">
https://liveuamap.com/en/2023/2-june-partial-blackout-in-kyiv-and-kyiv-region-due-to-thunderstorms</text:a>
</text:p>
      <text:p text:style-name="P4">
News Source: <text:a xlink:type="simple" xlink:href="https://twitter.com/5channel/status/1664642413359423488" text:style-name="Internet_20_link" text:visited-style-name="Visited_20_Internet_20_Link">
https://twitter.com/5channel/status/1664642413359423488</text:a>
</text:p>
      <!--NEWS-->
      <text:h text:style-name="P10" text:outline-level="1">
<text:span text:style-name="T4">
US sees chance for arms control talks with Russia despite current tensions, Russian invasion ...</text:span>
</text:h>
      <text:p text:style-name="P4">
Authors: liveuamap (Language: en)</text:p>
      <text:p text:style-name="P4">
Time: 2023-06-02T11:10:19</text:p>
      <text:p text:style-name="P4">
Location: Washington, District of Columbia (Latitude:38.8987 Longtitude:-77.037)</text:p>
      <text:p text:style-name="P4">
Videos: []</text:p>
      <text:p text:style-name="P4">
Images: []</text:p>
      <text:p text:style-name="P4">
Tags: ["Russia", "War"]</text:p>
      <text:p text:style-name="P4">
Id: 22567199</text:p>
      <!--METADATA-->
      <text:p text:style-name="P4">
US sees chance for arms control talks with Russia despite current tensions,Russian invasion of Ukraine "There is a track record of our 2 countries beingcapable of engaging in these kinds of discussions" per @JakeSullivan46,pointing to ColdWar arms control talks, agreements</text:p>
      <text:p text:style-name="P4">
News Collection Link: <text:a xlink:type="simple" xlink:href="https://liveuamap.com/en/2023/2-june-us-sees-chance-for-arms-control-talks-with-russia" text:style-name="Internet_20_link" text:visited-style-name="Visited_20_Internet_20_Link">
https://liveuamap.com/en/2023/2-june-us-sees-chance-for-arms-control-talks-with-russia</text:a>
</text:p>
      <text:p text:style-name="P4">
News Source: <text:a xlink:type="simple" xlink:href="https://twitter.com/jseldin/status/1664650353923571713" text:style-name="Internet_20_link" text:visited-style-name="Visited_20_Internet_20_Link">
https://twitter.com/jseldin/status/1664650353923571713</text:a>
</text:p>
      <!--NEWS-->
      <text:h text:style-name="P10" text:outline-level="1">
<text:span text:style-name="T4">
2 person killed, 4 wounded as result of aerial strike at Kishvarivka village of Kharkiv region</text:span>
</text:h>
      <text:p text:style-name="P4">
Authors: liveuamap (Language: en)</text:p>
      <text:p text:style-name="P4">
Time: 2023-06-02T12:02:32</text:p>
      <text:p text:style-name="P4">
Location: Kharkiv (Latitude:49.62934 Longtitude:37.68405)</text:p>
      <text:p text:style-name="P4">
Videos: []</text:p>
      <text:p text:style-name="P4">
Images: []</text:p>
      <text:p text:style-name="P4">
Tags: []</text:p>
      <text:p text:style-name="P4">
Id: 22567201</text:p>
      <!--METADATA-->
      <text:p text:style-name="P4">
2 person killed, 4 wounded as result of aerial strike at Kishvarivka villageof Kharkiv region</text:p>
      <text:p text:style-name="P4">
News Collection Link: <text:a xlink:type="simple" xlink:href="https://liveuamap.com/en/2023/2-june-2-person-killed-4-wounded-as-result-of-aerial-strike" text:style-name="Internet_20_link" text:visited-style-name="Visited_20_Internet_20_Link">
https://liveuamap.com/en/2023/2-june-2-person-killed-4-wounded-as-result-of-aerial-strike</text:a>
</text:p>
      <text:p text:style-name="P4">
News Source: <text:a xlink:type="simple" xlink:href="https://t.me/kharkiv_novosti0/7" text:style-name="Internet_20_link" text:visited-style-name="Visited_20_Internet_20_Link">
https://t.me/kharkiv_novosti0/7</text:a>
</text:p>
      <!--NEWS-->
      <text:h text:style-name="P10" text:outline-level="1">
<text:span text:style-name="T4">
In Riga, the Charity Foundation held a holiday for Ukrainian children</text:span>
</text:h>
      <text:p text:style-name="P4">
Authors: Ukrinform (Person)</text:p>
      <text:p text:style-name="P4">
Publisher: Укринформ (Organization)</text:p>
      <text:p text:style-name="P4">
Published Time: 2023-06-02T13:30:00+03:00</text:p>
      <text:p text:style-name="P4">
Modified Time: 2023-06-02T13:30:00+03:00</text:p>
      <text:p text:style-name="P4">
Description: On the territory of the Latvian Charitable Foundation Ziedot.lv in Riga on the occasion of the International Children's Day, a holiday for Ukrainian children was held. - Ukrinform.</text:p>
      <text:p text:style-name="P4">
Images: ['<text:a xlink:type="simple" xlink:href="https://static.ukrinform.com/photos/2023_06/thumb_files/630_360_1685701571-359.jpg" text:style-name="Internet_20_link" text:visited-style-name="Visited_20_Internet_20_Link">
630_360_16857...</text:a>
']</text:p>
      <text:p text:style-name="P4">
Tags: ['Діаспора', 'Діти', 'Латвія', 'Посольство', 'Біженці']</text:p>
      <text:p text:style-name="P4">
Type: Article</text:p>
      <!--METADATA-->
      <text:p text:style-name="P4">
<draw:frame draw:style-name="fr1" draw:name="Image67" text:anchor-type="as-char" svg:width="6.9236in" svg:height="3.956343in" draw:z-index="0">
<draw:image xlink:href="../Images/yкринформ/2023-06-02T13-30-00-03-00/630_360_1685701571-359.jpg" xlink:type="simple" xlink:show="embed" xlink:actuate="onLoad" draw:mime-type="image/jpeg"/>
</draw:frame>
The Ziedot.Lv Latvian Charitable Foundation in Riga on the occasion of the International Children's Day, a holiday for Ukrainian children was held.</text:p>
      <text:p text:style-name="P4">
According to Ukrinform, this is stated on <text:a xlink:type="simple" xlink:href="https://www.facebook.com/UKRinLatvia/posts/pfbid02LtrbdhWMkfAjuRCVGWY8KTp7G2xxCzjkgXtx1EtSw9GqViZnHbNb3u6meouKQfGbl" text:style-name="Internet_20_link" text:visited-style-name="Visited_20_Internet_20_Link">
Facebook-page</text:a>
Посольства України в Латвії.</text:p>
      <text:p text:style-name="P4">
According to the holiday organized by the Ziedot Foundation, Anatoliy Kutsevol, the head of the Ruta Dimanti Foundation, children from Ukraine and their father, as well as the volunteers and staff of the Fund took part in the feast.</text:p>
      <text:p text:style-name="P4">
Anatoly Kutsevol thanked Ziedot representatives for organizing a wonderful holy of Ukrainian children whose childhood was destroyed by the aggressor state-Russia: "It is very important to give children a holiday and positive emotions to children," said Possol.</text:p>
      <text:p text:style-name="P4">
The Head of the Ziedot Ruta Dimanta Fund expressed his gratitude to the Latvian Sociality with the support of Ukrainian families: "The Latvian people are trying to capture the feelings of home, care and support to Ukrainian children."</text:p>
      <text:p text:style-name="P4">
The diplomatic mission said that during the event, they were able to hear Ukrainian songs performed by Latvian and Ukrainian musicians. The well -known Latvian pianist Andrey Osokin also participated in the concert.</text:p>
      <text:p text:style-name="P4">
A variety of entertainment, tastes were also organized for children. The ambassador gave Ukrainian books to the children.</text:p>
      <text:p text:style-name="P4">
In addition, in the framework of the event Anatoly Kutsevol presented Dimanti Ruta Breastymark "Faithful always" and a diploma of Ziedot Foundation from the command of the 36-Correct Marine Corps of the Marine infantry named Mikhail Bilinsky Spring and the assistance of the dachand. Bohdan Khmelnytsky.</text:p>
      <text:p text:style-name="P4">
During his visit to the Ziedot Fund, the ambassador also inspected the POGA rehabilitation center, which is located in the Fund, and which also has children from Ukraine.</text:p>
      <text:p text:style-name="P4">
We will remind, Ambassador of Ukraine Anatoly Kutsevol on May 29 <text:a xlink:type="simple" xlink:href="https://www.ukrinform.ua/rubric-diaspora/3715901-posol-ukraini-vidvidav-ukrainsku-skolu-u-rizi.html" text:style-name="Internet_20_link" text:visited-style-name="Visited_20_Internet_20_Link">
visited</text:a>
Riga Ukrainian High School and met with its director Lydia Kravchenko.</text:p>
      <text:p text:style-name="P4">
News Source: <text:a xlink:type="simple" xlink:href="https://www.ukrinform.ua/rubric-diaspora/3717432-u-rizi-blagodijnij-fond-proviv-svato-dla-ukrainskih-ditej.html" text:style-name="Internet_20_link" text:visited-style-name="Visited_20_Internet_20_Link">
https://www.ukrinform.ua/rubric-diaspora/3717432-u-rizi-blagodijnij-fond-proviv-svato-dla-ukrainskih-ditej.html</text:a>
</text:p>
      <!--NEWS-->
      <text:h text:style-name="P10" text:outline-level="1">
<text:span text:style-name="T4">
In Britain, Ukrainian military is working out hand grenades throwing</text:span>
</text:h>
      <text:p text:style-name="P4">
Authors: Ukrinform (Person)</text:p>
      <text:p text:style-name="P4">
Publisher: Укринформ (Organization)</text:p>
      <text:p text:style-name="P4">
Published Time: 2023-06-02T13:34:00+03:00</text:p>
      <text:p text:style-name="P4">
Modified Time: 2023-06-02T13:34:00+03:00</text:p>
      <text:p text:style-name="P4">
Description: In the United Kingdom, Ukrainian servicemen under the guidance of Danish instructors master the skills of throwing manual imitation grenades from different provisions. - Ukrinform.</text:p>
      <text:p text:style-name="P4">
Images: ['<text:a xlink:type="simple" xlink:href="https://static.ukrinform.com/photos/2023_06/thumb_files/630_360_1685701626-702.jpg" text:style-name="Internet_20_link" text:visited-style-name="Visited_20_Internet_20_Link">
630_360_16857...</text:a>
']</text:p>
      <text:p text:style-name="P4">
Tags: ['Британія', 'Генштаб', 'ЗСУ', 'Військові навчання', 'Військові']</text:p>
      <text:p text:style-name="P4">
Type: Article</text:p>
      <!--METADATA-->
      <text:p text:style-name="P4">
<draw:frame draw:style-name="fr1" draw:name="Image72" text:anchor-type="as-char" svg:width="6.9236in" svg:height="3.956343in" draw:z-index="0">
<draw:image xlink:href="../Images/yкринформ/2023-06-02T13-34-00-03-00/630_360_1685701626-702.jpg" xlink:type="simple" xlink:show="embed" xlink:actuate="onLoad" draw:mime-type="image/jpeg"/>
</draw:frame>
 У ВеликійБританії українські військовослужбовці під керівництвом данських інструкторівопановують навики з метання ручних імітаційних гранат з різних положень.</text:p>
      <text:p text:style-name="P4">
Як передає Укрінформ, про це Генеральний штаб Збройних сил України повідомляєу <text:a xlink:type="simple" xlink:href="https://www.facebook.com/GeneralStaff.ua/posts/pfbid02zGa4nWvEJpyR8FmAbBpw7z2goyFayTAvM7VpYDhWCADS9xxUrzoEtFgUzwnQHQTl" text:style-name="Internet_20_link" text:visited-style-name="Visited_20_Internet_20_Link">
 Фейсбуці.</text:a>
"The military instructors of the armed forces of the Kingdom of Denmark within the framework of the Multinational Educational Operation" Interflex "on Basic Warning Training of the Personnel of the Armed Forces of Ukraine in the Great Britain are being worked out with Ukrainian soldiers by throwing manual imitation grenades from different provisions," - said.</text:p>
      <text:p text:style-name="P4">
The General Staff noted that this training enables Ukrainian soldiers to be combat skills, to increase safety and power <text:a xlink:type="simple" xlink:href="https://www.ukrinform.ua/tag-zsu" text:style-name="Internet_20_link" text:visited-style-name="Visited_20_Internet_20_Link">
Armed Forces</text:a>
for the protection of Ukraine.</text:p>
      <text:p text:style-name="P4">
<text:span text:style-name="T4">
 Read also: </text:span>
 <text:a xlink:type="simple" xlink:href="https://www.ukrinform.ua/rubric-ato/3709036-u-britanii-ukrainski-vijskovi-vidpracovuut-vedenna-vognu.html" text:style-name="Internet_20_link" text:visited-style-name="Visited_20_Internet_20_Link">
in Britain Ukrainian military <text:span text:style-name="T4">
 Works </text:span>
 Fire</text:a>
</text:p>
      <text:p text:style-name="P4">
"Під експертним керівництвом інструкторів з Данії новобранці ЗСУ стають більшпідготовленими до бойових умов", - зауважили в Генштабі.</text:p>
      <text:p text:style-name="P4">
As reported by Ukrinform, in the United Kingdom instructors of the Norwegian Guard [teach Ukrainian recruits by the use(https://www.ukrinform.ua/rubric-ato/3717165-norvezki-instruktori-vcat-ukrainskih-novobranciv-vizivannu.html), anti -contradictory actions and survival.</text:p>
      <text:p text:style-name="P4">
<text:span text:style-name="T5">
Foto: General Staff</text:span>
</text:p>
      <text:p text:style-name="P4">
News Source: <text:a xlink:type="simple" xlink:href="https://www.ukrinform.ua/rubric-ato/3717436-u-britanii-ukrainski-vijskovi-vidpracovuut-metanna-rucnih-granat.html" text:style-name="Internet_20_link" text:visited-style-name="Visited_20_Internet_20_Link">
https://www.ukrinform.ua/rubric-ato/3717436-u-britanii-ukrainski-vijskovi-vidpracovuut-metanna-rucnih-granat.html</text:a>
</text:p>
      <!--NEWS-->
      <text:h text:style-name="P10" text:outline-level="1">
<text:span text:style-name="T4">
The CIA's ex -Director is convinced of the success of Ukraine's counter -offensive</text:span>
</text:h>
      <text:p text:style-name="P4">
Authors: Ukrinform (Person)</text:p>
      <text:p text:style-name="P4">
Publisher: Укринформ (Organization)</text:p>
      <text:p text:style-name="P4">
Published Time: 2023-06-02T13:35:00+03:00</text:p>
      <text:p text:style-name="P4">
Modified Time: 2023-06-02T13:35:00+03:00</text:p>
      <text:p text:style-name="P4">
Description: Well -equipped and trained Ukrainian military during the counter -offensive will have an advantage over the unnecessary Russian forces. - Ukrinform.</text:p>
      <text:p text:style-name="P4">
Images: ['<text:a xlink:type="simple" xlink:href="https://static.ukrinform.com/photos/2023_06/thumb_files/630_360_1685704926-734.jpg" text:style-name="Internet_20_link" text:visited-style-name="Visited_20_Internet_20_Link">
630_360_16857...</text:a>
']</text:p>
      <text:p text:style-name="P4">
Tags: ['Бахмут', 'ЦРУ', 'Війна з Росією', 'Контрнаступ']</text:p>
      <text:p text:style-name="P4">
Type: Article</text:p>
      <!--METADATA-->
      <text:p text:style-name="P4">
<draw:frame draw:style-name="fr1" draw:name="Image76" text:anchor-type="as-char" svg:width="6.9236in" svg:height="3.956343in" draw:z-index="0">
<draw:image xlink:href="../Images/yкринформ/2023-06-02T13-35-00-03-00/630_360_1685704926-734.jpg" xlink:type="simple" xlink:show="embed" xlink:actuate="onLoad" draw:mime-type="image/jpeg"/>
</draw:frame>
Well -supplied and trained Ukrainian military during the counter -offensive will have an advantage over the unnecessary Russian forces.</text:p>
      <text:p text:style-name="P4">
This opinion was expressed in a comment by Ukrinform excluder of US Central Command in 2008-2010 and former CIA Director(2011-2012)General David Petreus, who during his visit to Ukraine performed the American Universities.  “Gerasimov(Chief of the General Staff of the Armed Forces of Russia - ed.)ruching(міністроборони РФ – ред.)They are looking for any opportunity to gain at least a more professional, qualified and well-equipped Ukrainian forces, ”said General Petreus.</text:p>
      <text:p text:style-name="P4">
At the same time, the Wagner PEC, according to the American general, became "incapacitated". In his opinion, the Russian command "drowned this structure of the Ugagnesi" during heavy battles for <text:a xlink:type="simple" xlink:href="https://www.ukrinform.ua/tag-bahmut" text:style-name="Internet_20_link" text:visited-style-name="Visited_20_Internet_20_Link">
Bakhmut</text:a>
.</text:p>
      <text:p text:style-name="P4">
<text:span text:style-name="T4">
 Read also: </text:span>
 <text:a xlink:type="simple" xlink:href="https://www.ukrinform.ua/rubric-ato/3717272-najbilsu-vognevu-mic-dla-kontrnastupu-ukraini-zabezpecat-tanki-general-milli.html" text:style-name="Internet_20_link" text:visited-style-name="Visited_20_Internet_20_Link">
the greatest fire power for <text:span text:style-name="T4">
 counter -offensive </text:span>
 In Ukraine will ensure tanks - General Millie</text:a>
Petreus believes that the Russian group that operates in Ukraine is no longer an elaborated and united force despite additional waves of mobilization, which have brought its total number of up to almost 400,000 people, including such private military companies and Kadyroviv units.</text:p>
      <text:p text:style-name="P4">
In addition, he said, Russian special forces used as a light infantry, so these units lost their combat capabilities. Russian infantrymen were also not used for its intended purpose.</text:p>
      <text:p text:style-name="P4">
According to Petreus, this irreversibility, along with constant reddish commercials and the absence of large reserves, will lead to the newly formed Ukrainian brigades, equipped with Western tanks and combat vehicles, forces the Russian troops to "sprinkle" and will be likely to cause their "disruption".</text:p>
      <text:p text:style-name="P4">
The General added that the question is whether Ukraine will be able to drive a large part of the front, forcing the Russians to respond.</text:p>
      <text:p text:style-name="P4">
As soon as the defensive order of the Russians will stretch, it will open even more opportunities to promote the Ukrainian army, says Petreus.</text:p>
      <text:p text:style-name="P4">
<text:span text:style-name="T4">
 Read also: </text:span>
 <text:a xlink:type="simple" xlink:href="https://www.ukrinform.ua/rubric-ato/3714854-danilov-pro-gotovnist-do-kontrnastupu-istoricna-mozlivist-aku-ukraina-ne-moze-vtratiti.html" text:style-name="Internet_20_link" text:visited-style-name="Visited_20_Internet_20_Link">
Danilov on readiness to <text:span text:style-name="T4">
 counter -offensive </text:span>
 U: historical knowledge that Ukraine cannot lose</text:a>
</text:p>
      <text:p text:style-name="P4">
As <text:a xlink:type="simple" xlink:href="https://www.ukrinform.ua/rubric-ato/3714642-eksdirektor-cru-ssa-ocikue-serjoznih-uspihiv-vid-ukraini-v-protistoanni-rosijskomu-vijsku.html" text:style-name="Internet_20_link" text:visited-style-name="Visited_20_Internet_20_Link">
reported</text:a>
Ukrinform, General David Petreus at the Kiev Security Forum, that it would be extremely difficult for the Russians to defend and depart after contact with the Ukrainian army in the offensive.</text:p>
      <text:p text:style-name="P4">
Earlier, the Head of the Main Directorate of Intelligence of the Ministry of Defense Kirilobudanov stated that the Ukrainian army gathered enough strength and weapons in order to take action on the liberation of territories that were under the control of Russia.</text:p>
      <text:p text:style-name="P4">
News Source: <text:a xlink:type="simple" xlink:href="https://www.ukrinform.ua/rubric-ato/3717437-eksdirektor-cru-perekonanij-v-uspisnosti-kontrnastupu-ukraini.html" text:style-name="Internet_20_link" text:visited-style-name="Visited_20_Internet_20_Link">
https://www.ukrinform.ua/rubric-ato/3717437-eksdirektor-cru-perekonanij-v-uspisnosti-kontrnastupu-ukraini.html</text:a>
</text:p>
      <!--NEWS-->
      <text:h text:style-name="P10" text:outline-level="1">
<text:span text:style-name="T4">
Missile launches in Donetsk</text:span>
</text:h>
      <text:p text:style-name="P4">
Authors: liveuamap (Language: en)</text:p>
      <text:p text:style-name="P4">
Time: 2023-06-02T13:35:47</text:p>
      <text:p text:style-name="P4">
Location: Donetsk, Donetsk Oblast (Latitude:48.01439 Longtitude:37.8237)</text:p>
      <text:p text:style-name="P4">
Videos: []</text:p>
      <text:p text:style-name="P4">
Images: []</text:p>
      <text:p text:style-name="P4">
Tags: ["Minsk Monitor", "Europe"]</text:p>
      <text:p text:style-name="P4">
Id: 22567229</text:p>
      <!--METADATA-->
      <text:p text:style-name="P4">
Missile launches in Donetsk</text:p>
      <text:p text:style-name="P4">
News Collection Link: <text:a xlink:type="simple" xlink:href="https://liveuamap.com/en/2023/2-june-missile-launches-in-donetsk" text:style-name="Internet_20_link" text:visited-style-name="Visited_20_Internet_20_Link">
https://liveuamap.com/en/2023/2-june-missile-launches-in-donetsk</text:a>
</text:p>
      <text:p text:style-name="P4">
News Source: <text:a xlink:type="simple" xlink:href="https://t.me/itsdonetsk/78459" text:style-name="Internet_20_link" text:visited-style-name="Visited_20_Internet_20_Link">
https://t.me/itsdonetsk/78459</text:a>
</text:p>
      <!--NEWS-->
      <text:h text:style-name="P10" text:outline-level="1">
<text:span text:style-name="T4">
Orban instead of a counter -offensive called for Ukraine's negotiations with Russia - the Foreign Ministry reacted</text:span>
</text:h>
      <text:p text:style-name="P4">
Authors: Ukrinform (Person)</text:p>
      <text:p text:style-name="P4">
Publisher: Укринформ (Organization)</text:p>
      <text:p text:style-name="P4">
Published Time: 2023-06-02T13:39:10+03:00</text:p>
      <text:p text:style-name="P4">
Modified Time: 2023-06-02T13:39:10+03:00</text:p>
      <text:p text:style-name="P4">
Description: The Ministry of Foreign Affairs of Ukraine called on the Prime Minister of Hungary Viktor Orban to demand from Moscow to end the war and return its army to the Russian territory. - Ukrinform.</text:p>
      <text:p text:style-name="P4">
Images: ['<text:a xlink:type="simple" xlink:href="https://static.ukrinform.com/photos/2021_10/thumb_files/630_360_1633528761-334.jpg" text:style-name="Internet_20_link" text:visited-style-name="Visited_20_Internet_20_Link">
630_360_16335...</text:a>
']</text:p>
      <text:p text:style-name="P4">
Tags: ['МЗС', 'Орбан', 'Угорщина']</text:p>
      <text:p text:style-name="P4">
Type: Article</text:p>
      <!--METADATA-->
      <text:p text:style-name="P4">
<draw:frame draw:style-name="fr1" draw:name="Image77" text:anchor-type="as-char" svg:width="6.9236in" svg:height="3.956343in" draw:z-index="0">
<draw:image xlink:href="../Images/yкринформ/2023-06-02T13-39-10-03-00/630_360_1633528761-334.jpg" xlink:type="simple" xlink:show="embed" xlink:actuate="onLoad" draw:mime-type="image/jpeg"/>
</draw:frame>
The Ministry of Foreign Affairs of Ukraine has called on the Prime Minister of Hungary-Industrial Victor Orban to demand from Moscow to end the war and return its army to the native territory.</text:p>
      <text:p text:style-name="P4">
This is stated in <text:a xlink:type="simple" xlink:href="https://www.facebook.com/oleg.nikolenko.50" text:style-name="Internet_20_link" text:visited-style-name="Visited_20_Internet_20_Link">
comment</text:a>
The Foreign Ministry spokesman Oleg Nikolenko regarding the statement of Orban about the need to terminate and start peace talks with Russia before the start of the Ukrainian contrast, Ukrinform reports.</text:p>
      <text:p text:style-name="P4">
Nikolenko noted that the Ukrainian side clearly outlined its position: peaceful interpretations are possible only after the full withdrawal of Russian troops from the territory of Ukraine.</text:p>
      <text:p text:style-name="P4">
<text:span text:style-name="T4">
 Read also: </text:span>
 <text:a xlink:type="simple" xlink:href="https://www.ukrinform.ua/rubric-ato/3713119-u-kremli-maut-raditi-u-mzs-vidreaguvali-na-zaavu-orbana-pro-ukrainu.html" text:style-name="Internet_20_link" text:visited-style-name="Visited_20_Internet_20_Link">
"The Kremlin should rejoice": the Foreign Ministry responded to the statement <text:span text:style-name="T4">
 Orban </text:span>
 And about Ukraine</text:a>
</text:p>
      <text:p text:style-name="P4">
"Припинення вогню без виконання цієї умови призведе до заморожування статус-кво, надасть Росії можливість перегрупуватися, накопичити сили та вдатися донової хвилі агресії. Доведено досвідом 2014-2022 років. Ба більше, щоденніросійські ракетні атаки та атаки дронами по українських містах доводять, що вМоскві не розглядають інших сценаріїв, окрім як продовжувати війну", -акцентував речник МЗС.</text:p>
      <text:p text:style-name="P4">
Водночас він зазначив, що українська сторона взяла до уваги твердження ВіктораОрбана про те, що йому важко бути "єдиним прем'єр-міністром в ЄС, якийвиступає за мир".</text:p>
      <text:p text:style-name="P4">
"Аби полегшити цю ситуацію, закликаємо главу угорського уряду почати нарештідіяти. Наприклад, засудити російську агресію, вимагати від Москви припинитивійну та повернути російську армію на російську територію, долучитися дозаходів міжнародної ізоляції Росії, не підривати єдність у ЄС", - зазначивНіколенко.</text:p>
      <text:p text:style-name="P4">
<text:span text:style-name="T4">
Читайте також:</text:span>
 <text:a xlink:type="simple" xlink:href="https://www.ukrinform.ua/rubric-world/3713078-ne-treba-importuvati-konflikti-v-nato-orban-hoce-pokrasenna-vidnosin-zi-svecieu.html" text:style-name="Internet_20_link" text:visited-style-name="Visited_20_Internet_20_Link">
 «Не треба імпортувати конфлікти в НАТО»: <text:span text:style-name="T4">
Орбан</text:span>
 хочепокращення відносин зі Швецією </text:a>
Hungarian Prime Minister Viktor Orban reported in an interview with the State Radio, in an interview with the ceasefire and peace talks between Ukraine and Russia, the beginning of the Ukrainian counter-offensive, motivating that the attacking stomach is three times greater losses than the one who defends.</text:p>
      <text:p text:style-name="P4">
Photo: hungarytody.hu</text:p>
      <text:p text:style-name="P4">
News Source: <text:a xlink:type="simple" xlink:href="https://www.ukrinform.ua/rubric-polytics/3717439-orban-zamist-kontrnastupu-zaklikav-do-peregovoriv-ukraini-z-rosieu-u-mzs-vidreaguvali.html" text:style-name="Internet_20_link" text:visited-style-name="Visited_20_Internet_20_Link">
https://www.ukrinform.ua/rubric-polytics/3717439-orban-zamist-kontrnastupu-zaklikav-do-peregovoriv-ukraini-z-rosieu-u-mzs-vidreaguvali.html</text:a>
</text:p>
      <!--NEWS-->
      <text:h text:style-name="P10" text:outline-level="1">
<text:span text:style-name="T4">
The German national team has named the match with Ukraine, Poland and Columbia</text:span>
</text:h>
      <text:p text:style-name="P4">
Authors: Ukrinform (Person)</text:p>
      <text:p text:style-name="P4">
Publisher: Укринформ (Organization)</text:p>
      <text:p text:style-name="P4">
Published Time: 2023-06-02T13:43:00+03:00</text:p>
      <text:p text:style-name="P4">
Modified Time: 2023-06-02T13:43:00+03:00</text:p>
      <text:p text:style-name="P4">
Description: The German Football Union (DFB) has announced a national team for friendly matches with national teams of Ukraine, Poland and Columbia. - Ukrinform.</text:p>
      <text:p text:style-name="P4">
Images: ['<text:a xlink:type="simple" xlink:href="https://static.ukrinform.com/photos/2023_06/thumb_files/630_360_1685701957-575.jpg" text:style-name="Internet_20_link" text:visited-style-name="Visited_20_Internet_20_Link">
630_360_16857...</text:a>
']</text:p>
      <text:p text:style-name="P4">
Tags: ['Футбол', 'Німеччина', 'Спорт', 'Збірна України']</text:p>
      <text:p text:style-name="P4">
Type: Article</text:p>
      <!--METADATA-->
      <text:p text:style-name="P4">
<draw:frame draw:style-name="fr1" draw:name="Image78" text:anchor-type="as-char" svg:width="6.9236in" svg:height="3.956343in" draw:z-index="0">
<draw:image xlink:href="../Images/yкринформ/2023-06-02T13-43-00-03-00/630_360_1685701957-575.jpg" xlink:type="simple" xlink:show="embed" xlink:actuate="onLoad" draw:mime-type="image/jpeg"/>
</draw:frame>
German Football Union(DFB)He announced an application for a national team for friendly matches of Ukraine, Poland and Colombia.</text:p>
      <text:p text:style-name="P4">
Germany's match - Ukraine <text:a xlink:type="simple" xlink:href="http://https://www.dfb.de/news/detail/acht-rueckkehrer-fuer-ukraine-polen-und-kolumbien-252034/" text:style-name="Internet_20_link" text:visited-style-name="Visited_20_Internet_20_Link">
will take place</text:a>
June 12 in Bremen. It will be the anniversary, 1000th match of the German national team, reports Ukrinform.</text:p>
      <text:p text:style-name="P4">
German Football National Team application:</text:p>
      <text:p text:style-name="P4">
goalkeepers - Bernd Leno("Fuligam"), Mark Andre leather(«Barcelona»). Kevintrapp(«Eintracht»);</text:p>
      <text:p text:style-name="P4">
Defenders - Matthias Ginter(«Freiburg»), Robin Gozens("Inter"), Benjaminric(Leipzig), Tero Kerr(«West Gem»), Lukas Klosterman(Leipzig), David Raum(Leipzig), Antonio Rudiger(«Real»), Nico Shlotterbek(Borussia, Dortmund), Malik Taiv("Milan"), Marius Wolf(Borussia, Dortmund);</text:p>
      <text:p text:style-name="P4">
midfielders - Julian Brandt(Borussia, Dortmund). Emre Gian(Borussia, Dortmund), Leon Goretska(Bavaria). The fucking Gundogan(Manchester City)And yonaskmail("Borussia", Menhengladby), Йозуа Кімміх (Bavaria). Jamal Musiala(Bavaria), Leroy Sanya(Bavaria), Kevin Shade("Brentford"), Florian Virtz(“Bayer”);</text:p>
      <text:p text:style-name="P4">
forwards - nicklas fulchRug("Werder"). Kai Goverts(Chelsea), Timo Werner(Leipzig).</text:p>
      <text:p text:style-name="P4">
<text:span text:style-name="T4">
Читайте також:</text:span>
 <text:a xlink:type="simple" xlink:href="https://www.ukrinform.ua/rubric-sports/3705193-stav-vidomij-cas-pocatku-futbolnogo-matcu-nimeccina-ukraina.html" text:style-name="Internet_20_link" text:visited-style-name="Visited_20_Internet_20_Link">
 Став відомий час початку футбольного матчу <text:span text:style-name="T4">
Німеччина</text:span>
- <text:span text:style-name="T4">
Україна</text:span>
 </text:a>
It was reported that in June the national team of Ukraine will play two matches of selection of Euro -2024 -from Northern Macedonia(June 16)and Malta(June 19th).</text:p>
      <text:p text:style-name="P4">
Фото: sport.sky.de.</text:p>
      <text:p text:style-name="P4">
News Source: <text:a xlink:type="simple" xlink:href="https://www.ukrinform.ua/rubric-sports/3717441-zbirna-nimeccini-nazvala-zaavku-na-igri-z-ukrainou-polseu-ta-ta-kolumbieu.html" text:style-name="Internet_20_link" text:visited-style-name="Visited_20_Internet_20_Link">
https://www.ukrinform.ua/rubric-sports/3717441-zbirna-nimeccini-nazvala-zaavku-na-igri-z-ukrainou-polseu-ta-ta-kolumbieu.html</text:a>
</text:p>
      <!--NEWS-->
      <text:h text:style-name="P10" text:outline-level="1">
<text:span text:style-name="T4">
In Japan, three western prefectures covered a powerful storm front</text:span>
</text:h>
      <text:p text:style-name="P4">
Authors: Ukrinform (Person)</text:p>
      <text:p text:style-name="P4">
Publisher: Укринформ (Organization)</text:p>
      <text:p text:style-name="P4">
Published Time: 2023-06-02T13:45:40+03:00</text:p>
      <text:p text:style-name="P4">
Modified Time: 2023-06-02T13:45:40+03:00</text:p>
      <text:p text:style-name="P4">
Description: The powerful storm front covered three Western prefectures of Japan. The showers threaten large -scale floods and the ascent of mudflows. - Ukrinform.</text:p>
      <text:p text:style-name="P4">
Images: ['<text:a xlink:type="simple" xlink:href="https://static.ukrinform.com/photos/2023_06/thumb_files/630_360_1685702601-564.jpeg" text:style-name="Internet_20_link" text:visited-style-name="Visited_20_Internet_20_Link">
630_360_16857...</text:a>
']</text:p>
      <text:p text:style-name="P4">
Tags: ['Японія', 'Негода', 'Шторм']</text:p>
      <text:p text:style-name="P4">
Type: Article</text:p>
      <!--METADATA-->
      <text:p text:style-name="P4">
<draw:frame draw:style-name="fr1" draw:name="Image79" text:anchor-type="as-char" svg:width="6.9236in" svg:height="3.956343in" draw:z-index="0">
<draw:image xlink:href="../Images/yкринформ/2023-06-02T13-45-40-03-00/630_360_1685702601-564.jpeg" xlink:type="simple" xlink:show="embed" xlink:actuate="onLoad" draw:mime-type="image/jpeg"/>
</draw:frame>
The powerful front front covered three Western prefectures of Japan. The showers threaten large -scale floods and the climbing of mudflows.</text:p>
      <text:p text:style-name="P4">
About it with reference to the Japanese meteorological agency reports <text:a xlink:type="simple" xlink:href="https://www3.nhk.or.jp/nhkworld/en/news/20230602_19/" text:style-name="Internet_20_link" text:visited-style-name="Visited_20_Internet_20_Link">
NHK</text:a>
, reports Ukrinform.</text:p>
      <text:p text:style-name="P4">
Meteorologists predict rainy clouds and heavy rainfall over the western prefectures, Vakayama and Nara for the next few days, which is explained by the passage of the air front and the flow of wet air from the surrounding <text:a xlink:type="simple" xlink:href="https://www.ukrinform.ua/tag-sturm" text:style-name="Internet_20_link" text:visited-style-name="Visited_20_Internet_20_Link">
storm</text:a>
The Mavar, which is adjacent to the Japanese islands from the Pacific.</text:p>
      <text:p text:style-name="P4">
According to the agency's forecasts, within 24 hours, by noon of Saturday, there will be from 100 to 250 millimeters of rainfall in the west, which is why rising risk to life -threatening natural cataclysms, such as landslides, increased rapidly.</text:p>
      <text:p text:style-name="P4">
In the local authorities, the inhabitants of prefectures were cautious due to the possible flowers, spills of rivers and flooding of lowland lands and, if possible, to move to safer places.</text:p>
      <text:p text:style-name="P4">
<text:span text:style-name="T4">
 Read also: </text:span>
 <text:a xlink:type="simple" xlink:href="https://www.ukrinform.ua/rubric-world/3711507-u-manmi-kilkist-zagiblih-unaslidok-ciklonu-zrosla-do-145.html" text:style-name="Internet_20_link" text:visited-style-name="Visited_20_Internet_20_Link">
in Myanmar, the number of deaths due to cyclone increased to 145</text:a>
The reports of the victims and destruction have not been received at this time.</text:p>
      <text:p text:style-name="P4">
Meanwhile, the tropical storm Mavar, which is gradually moving east in the Pacific, has already caused storm weather with wind gusts and heavy precipitation of Okinawa and Kagoshima, as well as powerful winds on the Southern Island, he continues to approach Japan's coast.</text:p>
      <text:p text:style-name="P4">
As reported by Ukrinform, the southwestern coast of Japan is approaching a powerful <text:a xlink:type="simple" xlink:href="https://www.ukrinform.ua/rubric-world/3715834-potuznij-tajfun-mavar-moze-dnami-vdariti-po-pivdennozahidnomu-uzberezzu-aponii.html" text:style-name="Internet_20_link" text:visited-style-name="Visited_20_Internet_20_Link">
typhoon Mavar</text:a>
. Forecasters warn of sharp gusts of wind, high waves and showers.</text:p>
      <text:p text:style-name="P4">
Photo: Kyodo</text:p>
      <text:p text:style-name="P4">
News Source: <text:a xlink:type="simple" xlink:href="https://www.ukrinform.ua/rubric-world/3717446-u-aponii-tri-zahidni-prefekturi-nakriv-potuznij-stormovij-front.html" text:style-name="Internet_20_link" text:visited-style-name="Visited_20_Internet_20_Link">
https://www.ukrinform.ua/rubric-world/3717446-u-aponii-tri-zahidni-prefekturi-nakriv-potuznij-stormovij-front.html</text:a>
</text:p>
      <!--NEWS-->
      <text:h text:style-name="P10" text:outline-level="1">
<text:span text:style-name="T4">
The military, which, while seizing the village in the Kyiv region, stole property in absentia.</text:span>
</text:h>
      <text:p text:style-name="P4">
Authors: Ukrinform (Person)</text:p>
      <text:p text:style-name="P4">
Publisher: Укринформ (Organization)</text:p>
      <text:p text:style-name="P4">
Published Time: 2023-06-02T13:46:00+03:00</text:p>
      <text:p text:style-name="P4">
Modified Time: 2023-06-02T13:46:00+03:00</text:p>
      <text:p text:style-name="P4">
Description: Law enforcement officers informed about the suspicion of the military Russian Federation, which stole the property of civilians during the seizure of the village of Katyuzhanka in the Kiev region. - Ukrinform.</text:p>
      <text:p text:style-name="P4">
Images: ['<text:a xlink:type="simple" xlink:href="https://static.ukrinform.com/photos/2022_06/thumb_files/630_360_1655121940-321.png" text:style-name="Internet_20_link" text:visited-style-name="Visited_20_Internet_20_Link">
630_360_16551...</text:a>
']</text:p>
      <text:p text:style-name="P4">
Tags: ['Підозра', 'Російські військові', 'Війна з Росією']</text:p>
      <text:p text:style-name="P4">
Type: Article</text:p>
      <!--METADATA-->
      <text:p text:style-name="P4">
<draw:frame draw:style-name="fr1" draw:name="Image80" text:anchor-type="as-char" svg:width="6.9236in" svg:height="3.956343in" draw:z-index="0">
<draw:image xlink:href="../Images/yкринформ/2023-06-02T13-46-00-03-00/630_360_1655121940-321.png" xlink:type="simple" xlink:show="embed" xlink:actuate="onLoad" draw:mime-type="image/png"/>
</draw:frame>
Law enforcement officers informed about the suspicion of the military of the Russian Federation, who stole the property of civilians during the capture of the village of Katyuzhanka of the Kiev region.</text:p>
      <text:p text:style-name="P4">
According to Ukrinform, the Kyiv Regional Prosecutor's Office reports in <text:a xlink:type="simple" xlink:href="https://t.me/press_kobl/1350" text:style-name="Internet_20_link" text:visited-style-name="Visited_20_Internet_20_Link">
telegram.</text:a>
Under the procedural guidance of the Kyiv Regional Prosecutor's Office, it is informed in absolutely about <text:a xlink:type="simple" xlink:href="https://www.ukrinform.ua/tag-pidozra" text:style-name="Internet_20_link" text:visited-style-name="Visited_20_Internet_20_Link">
suspicion</text:a>
Sunflower of the military unit of the Armed Forces of the Russian Federation on the violation of the laws of the pelvis of war(Part 2 of Art. 28, Part 1 of Art. 438 of the Criminal Code of Ukraine).</text:p>
      <text:p text:style-name="P4">
За даними слідства, у лютому - березні 2022 року в захопленому селі КатюжанкаВишгородського району підозрюваний разом з іншими військовослужбовцямивдерлися до приватного будинку. У ньому вони проживали та базувалися протягомвсього часу захоплення населеного пункту.</text:p>
      <text:p text:style-name="P4">
“Fleeing from the Kyiv region, the occupier for selfish motifs stole chainsaws and other tools from the house of peaceful perch. At the same time, he understood that he could not be used for military purposes, ”the message reads.</text:p>
      <text:p text:style-name="P4">
<text:span text:style-name="T4">
 Read also: </text:span>
 <text:a xlink:type="simple" xlink:href="https://www.ukrinform.ua/rubric-crimea/3715949-dopomagav-rosianam-zahopluvati-artek-zradniku-z-krimu-ogolosili-pidozru.html" text:style-name="Internet_20_link" text:visited-style-name="Visited_20_Internet_20_Link">
helped the Russians to capture "Artek": a traitor from Crimean looked <text:span text:style-name="T4">
 suspicion </text:span>
</text:a>
As reported by Ukrinform, in June the military army(https://www.ukrinform.ua/rubric-ato/3716459-rosijskomu-vijskovomu-ogolosili-pidozru-v-rozstrili-avtivki-z-ditmi-v-buci.html), which tried to leave the Zbuczhan district of Kyiv region, where in the spring of 2022 active actions were carried out.</text:p>
      <text:p text:style-name="P4">
News Source: <text:a xlink:type="simple" xlink:href="https://www.ukrinform.ua/rubric-society/3717447-vijskovomu-rf-akij-pid-cas-zahoplenna-sela-na-kiivsini-vikradav-majno-zaocno-ogolosili-pidozru.html" text:style-name="Internet_20_link" text:visited-style-name="Visited_20_Internet_20_Link">
https://www.ukrinform.ua/rubric-society/3717447-vijskovomu-rf-akij-pid-cas-zahoplenna-sela-na-kiivsini-vikradav-majno-zaocno-ogolosili-pidozru.html</text:a>
</text:p>
      <!--NEWS-->
      <text:h text:style-name="P10" text:outline-level="1">
<text:span text:style-name="T4">
Stoltenberg calls NATO member states as soon as possible to increase defense expenditures up to 2%</text:span>
</text:h>
      <text:p text:style-name="P4">
Authors: Ukrinform (Person)</text:p>
      <text:p text:style-name="P4">
Publisher: Укринформ (Organization)</text:p>
      <text:p text:style-name="P4">
Published Time: 2023-06-02T13:50:25+03:00</text:p>
      <text:p text:style-name="P4">
Modified Time: 2023-06-02T13:50:25+03:00</text:p>
      <text:p text:style-name="P4">
Description: NATO Secretary General Jens Stoltenberg calls on Member States as soon as possible to increase defense expenditures to at least 2% of GDP. - Ukrinform.</text:p>
      <text:p text:style-name="P4">
Images: ['<text:a xlink:type="simple" xlink:href="https://static.ukrinform.com/photos/2023_04/thumb_files/630_360_1682000894-466.jpeg" text:style-name="Internet_20_link" text:visited-style-name="Visited_20_Internet_20_Link">
630_360_16820...</text:a>
']</text:p>
      <text:p text:style-name="P4">
Tags: ['НАТО', 'Столтенберг', 'Зброя']</text:p>
      <text:p text:style-name="P4">
Type: Article</text:p>
      <!--METADATA-->
      <text:p text:style-name="P4">
<draw:frame draw:style-name="fr1" draw:name="Image82" text:anchor-type="as-char" svg:width="6.9236in" svg:height="3.956343in" draw:z-index="0">
<draw:image xlink:href="../Images/yкринформ/2023-06-02T13-50-25-03-00/630_360_1682000894-466.jpeg" xlink:type="simple" xlink:show="embed" xlink:actuate="onLoad" draw:mime-type="image/jpeg"/>
</draw:frame>
NATO Secretary General Jens Stoltenberg calls on member states as soon as possible to grow as a defense expenditures as much as 2% of GDP.</text:p>
      <text:p text:style-name="P4">
He stated this after a two -day meeting of foreign ministers in Ukraine and Oslo, reports Ukrinform with reference to <text:a xlink:type="simple" xlink:href="https://www.bloomberg.com/news/articles/2023-06-02/nato-chief-urges-allies-to-sign-defense-deals-to-boost-output" text:style-name="Internet_20_link" text:visited-style-name="Visited_20_Internet_20_Link">
Bloomberg</text:a>
.</text:p>
      <text:p text:style-name="P4">
According to the current obligation, signed in 2014, the NATO Allies have increased the expenditures of up to 2% of GDP by 2024, and today only the aximizes 31 member countries have achieved this goal. According to Stoltenberg, the discussions are brushed.</text:p>
      <text:p text:style-name="P4">
<text:span text:style-name="T4">
 Read also: </text:span>
 [<text:span text:style-name="T4">
 Stoltenberg </text:span>
 On Security Guarantees for Ukraine:(https://www.ukrinform.ua/rubric-polytics/3717078-stoltenberg-pro-garantii-bezpeki-dla-ukraini-ce-pitanna-se-obgovoruetsa.html)"We expect that the Allies will reach 2% as soon as possible because the war in Ukraine testified to the urgent need for it," he said.</text:p>
      <text:p text:style-name="P4">
Speaking of the 2014 agreement, the Secretary General noted that "we have a twenty -year perspective in Velsea, but it was ten years ago, we could not have a ten -year perspective."</text:p>
      <text:p text:style-name="P4">
The Alliance head also noted that NATO allies should sign more contractions with defense companies to increase the production of ammunition whose stocks are depleted.</text:p>
      <text:p text:style-name="P4">
<text:span text:style-name="T4">
 Read also: </text:span>
 <text:a xlink:type="simple" xlink:href="https://www.ukrinform.ua/rubric-ato/3717050-ukraina-zaraz-mae-dostatno-spromoznostej-sob-zvilniti-teritorii-stoltenberg.html" text:style-name="Internet_20_link" text:visited-style-name="Visited_20_Internet_20_Link">
Ukraine now has enough capacity to release the territories - <text:span text:style-name="T4">
 Stoltenberg </text:span>
</text:a>
"We really need to sign contracts, because then the industry is to invest and build up production," Stoltenberg said.</text:p>
      <text:p text:style-name="P4">
According to him, the Organization of the North Atlantic Treaty was introduced by the defense industry to join the meeting of the Ministers of Defense in Brussels later this month.</text:p>
      <text:p text:style-name="P4">
The NATO Secretary General expressed hope that at the Vilnius summit in July, the Allies will be amazed about the Defense Industry Action Plan, which will describe how to increase production and jointly purchases, as well as ensure operational compatibility and standardization.</text:p>
      <text:p text:style-name="P4">
*!(https://www.ukrinform.ua/rubric-polytics/3717411-cernev-odnim-iz-risen-samitu-nato-u-vilnusi-moze-stati-stvorenna-radi-ukrainanato.html)</text:p>
      <text:p text:style-name="P4">
"So far, the Allies have exhausted the reserves to be able to support Ukraine - a central path, so we need to increase production to achieve more and more ambitious goals," Stoltenberg said.</text:p>
      <text:p text:style-name="P4">
Earlier, the Alliance Secretary General has stated that NATO and country allies should avoid the creation of new barriers in the defense industry to tailor tasks to increase weapons and ammunition.</text:p>
      <text:p text:style-name="P4">
Photo: op</text:p>
      <text:p text:style-name="P4">
News Source: <text:a xlink:type="simple" xlink:href="https://www.ukrinform.ua/rubric-world/3717449-stoltenberg-zaklikae-krainicleni-nato-aknajsvidse-zbilsiti-vidatki-na-oboronu-do-2-vvp.html" text:style-name="Internet_20_link" text:visited-style-name="Visited_20_Internet_20_Link">
https://www.ukrinform.ua/rubric-world/3717449-stoltenberg-zaklikae-krainicleni-nato-aknajsvidse-zbilsiti-vidatki-na-oboronu-do-2-vvp.html</text:a>
</text:p>
      <!--NEWS-->
      <text:h text:style-name="P10" text:outline-level="1">
<text:span text:style-name="T4">
The exposition "Skovoroda World" received 15 awards of the Kiev International Advertising Festival</text:span>
</text:h>
      <text:p text:style-name="P4">
Authors: Ukrinform (Person)</text:p>
      <text:p text:style-name="P4">
Publisher: Укринформ (Organization)</text:p>
      <text:p text:style-name="P4">
Published Time: 2023-06-02T13:56:10+03:00</text:p>
      <text:p text:style-name="P4">
Modified Time: 2023-06-02T13:56:10+03:00</text:p>
      <text:p text:style-name="P4">
Description: The exhibition artist "Skovoroda World" received 15 awards of the Kiev International Advertising Festival. - Ukrinform.</text:p>
      <text:p text:style-name="P4">
Images: ['<text:a xlink:type="simple" xlink:href="https://static.ukrinform.com/photos/2023_06/thumb_files/630_360_1685703346-155.jpeg" text:style-name="Internet_20_link" text:visited-style-name="Visited_20_Internet_20_Link">
630_360_16857...</text:a>
']</text:p>
      <text:p text:style-name="P4">
Tags: ['Фестиваль', 'Реклама', 'Григорій Сковорода']</text:p>
      <text:p text:style-name="P4">
Type: Article</text:p>
      <!--METADATA-->
      <text:p text:style-name="P4">
<draw:frame draw:style-name="fr1" draw:name="Image83" text:anchor-type="as-char" svg:width="6.9236in" svg:height="3.956343in" draw:z-index="0">
<draw:image xlink:href="../Images/yкринформ/2023-06-02T13-56-10-03-00/630_360_1685703346-155.jpeg" xlink:type="simple" xlink:show="embed" xlink:actuate="onLoad" draw:mime-type="image/jpeg"/>
</draw:frame>
The exhibition artist "Skovoroda World" received 15 awards of the Kyiv International Advertising Festival.</text:p>
      <text:p text:style-name="P4">
This was reported by the press service of the Ministry of Culture and Information Policy in <text:a xlink:type="simple" xlink:href="https://t.me/mkipu/6334" text:style-name="Internet_20_link" text:visited-style-name="Visited_20_Internet_20_Link">
telegram</text:a>
, reports Ukrinform.</text:p>
      <text:p text:style-name="P4">
"Despite the shelling and blackouts in December, more than 15,000 visitors were able to see how the space was filled with the world and the light of Skovoroda," the statement said.</text:p>
      <text:p text:style-name="P4">
According to MKIP, to the 300th anniversary of the cult philosopher of Kiev and guests of the capital, they had a surviving statue of Skovoroda from the Russian destroyed <text:a xlink:type="simple" xlink:href="https://www.ukrinform.ua/tag-obstril" text:style-name="Internet_20_link" text:visited-style-name="Visited_20_Internet_20_Link">
shelling</text:a>
The National Museum in the Seliskovorodynivka, and were able to "lay their own path on the trails of the dreamed garden."</text:p>
      <text:p text:style-name="P4">
The ministry also gratefully expressed their gratitude to the exposition guests, as well as partnerships - Postmen communication agency and the National Center "Ukrainian Dim".</text:p>
      <text:p text:style-name="P4">
<text:span text:style-name="T4">
 Read also: </text:span>
 <text:a xlink:type="simple" xlink:href="https://www.ukrinform.ua/rubric-culture/3689575-u-kievi-prezentuvali-cotiritomnik-tvoriv-grigoria-skovorodi.html" text:style-name="Internet_20_link" text:visited-style-name="Visited_20_Internet_20_Link">
in Kiev presented a four -volume of Gregory's works <text:span text:style-name="T4">
 Squeeze </text:span>
 odes</text:a>
As reported by Ukrinform, on December 2, the Ukrainian House in Kiev took place the presentation of the exhibition and artistic project "The World of Skovoroda", dedicated to the 300th anniversary of the birth of a prominent Ukrainian philosopher, thinker, poet and teacher.</text:p>
      <text:p text:style-name="P4">
The exhibition contained manuscripts, autographs, first prints, lists, graphics and drawings of Grigoria Skovoroda, as well as 3D tour of the memorial places of the thinker.</text:p>
      <text:p text:style-name="P4">
News Source: <text:a xlink:type="simple" xlink:href="https://www.ukrinform.ua/rubric-culture/3717452-ekspozicia-svit-skovorodi-otrimala-15-nagorod-kiivskogo-miznarodnogo-festivalu-reklami.html" text:style-name="Internet_20_link" text:visited-style-name="Visited_20_Internet_20_Link">
https://www.ukrinform.ua/rubric-culture/3717452-ekspozicia-svit-skovorodi-otrimala-15-nagorod-kiivskogo-miznarodnogo-festivalu-reklami.html</text:a>
</text:p>
      <!--NEWS-->
      <text:h text:style-name="P10" text:outline-level="1">
<text:span text:style-name="T4">
After the explosions from the port of Berdyansk flee Russian ships</text:span>
</text:h>
      <text:p text:style-name="P4">
Authors: Ukrinform (Person)</text:p>
      <text:p text:style-name="P4">
Publisher: Укринформ (Organization)</text:p>
      <text:p text:style-name="P4">
Published Time: 2023-06-02T13:57:00+03:00</text:p>
      <text:p text:style-name="P4">
Modified Time: 2023-06-02T13:57:00+03:00</text:p>
      <text:p text:style-name="P4">
Description: In the port of Berdyansk, where the invaders drove their ships, there were explosions. - Ukrinform.</text:p>
      <text:p text:style-name="P4">
Images: ['<text:a xlink:type="simple" xlink:href="https://static.ukrinform.com/photos/2016_04/thumb_files/630_360_1460107392-4381.jpg" text:style-name="Internet_20_link" text:visited-style-name="Visited_20_Internet_20_Link">
630_360_14601...</text:a>
']</text:p>
      <text:p text:style-name="P4">
Tags: ['Бердянськ', 'Порт', 'Корабель', 'Війна з Росією']</text:p>
      <text:p text:style-name="P4">
Type: Article</text:p>
      <!--METADATA-->
      <text:p text:style-name="P4">
<draw:frame draw:style-name="fr1" draw:name="Image84" text:anchor-type="as-char" svg:width="6.9236in" svg:height="3.956343in" draw:z-index="0">
<draw:image xlink:href="../Images/yкринформ/2023-06-02T13-57-00-03-00/630_360_1460107392-4381.jpg" xlink:type="simple" xlink:show="embed" xlink:actuate="onLoad" draw:mime-type="image/jpeg"/>
</draw:frame>
In Portuberdyansk, where the invaders drove their ships, explosions.</text:p>
      <text:p text:style-name="P4">
About it in <text:a xlink:type="simple" xlink:href="https://t.me/berdmisk/3207" text:style-name="Internet_20_link" text:visited-style-name="Visited_20_Internet_20_Link">
telegram</text:a>
The Berdyansk military administration reports, Ukrinform reports.</text:p>
      <text:p text:style-name="P4">
"According to preliminary data, ships that have recently been fleeing from Berdyansk port for the abduction of Ukrainian <text:a xlink:type="simple" xlink:href="https://www.ukrinform.ua/tag-zerno" text:style-name="Internet_20_link" text:visited-style-name="Visited_20_Internet_20_Link">
grain</text:a>
and scrap metal, "the post reads.</text:p>
      <text:p text:style-name="P4">
<text:span text:style-name="T4">
 Read also: </text:span>
 <text:a xlink:type="simple" xlink:href="https://www.ukrinform.ua/rubric-regions/3716697-u-zahoplenomu-portu-berdanska-rosiani-vantazat-na-korabli-zerno-ta-metal.html" text:style-name="Internet_20_link" text:visited-style-name="Visited_20_Internet_20_Link">
in the captured port <text:span text:style-name="T4">
 Berdyansk </text:span>
 And the Russians load grain and metal</text:a>
The occupiers themselves in their social networks also confirm the enclosure on the seaport.</text:p>
      <text:p text:style-name="P4">
Earlier it was reported that in the captured Russians of the city <text:a xlink:type="simple" xlink:href="https://www.ukrinform.ua/rubric-regions/3717420-u-berdansku-prolunali-vibuhi-e-vlucanna-po-poziciah-rosian.html" text:style-name="Internet_20_link" text:visited-style-name="Visited_20_Internet_20_Link">
sounded heads</text:a>
 .</text:p>
      <text:p text:style-name="P4">
News Source: <text:a xlink:type="simple" xlink:href="https://www.ukrinform.ua/rubric-regions/3717453-z-portu-berdanska-tikaut-rosijski-korabli.html" text:style-name="Internet_20_link" text:visited-style-name="Visited_20_Internet_20_Link">
https://www.ukrinform.ua/rubric-regions/3717453-z-portu-berdanska-tikaut-rosijski-korabli.html</text:a>
</text:p>
      <!--NEWS-->
      <text:h text:style-name="P10" text:outline-level="1">
<text:span text:style-name="T4">
Danilov commented the speech by Russian Buzhansky's deputy on TV</text:span>
</text:h>
      <text:p text:style-name="P4">
Authors: Ukrinform (Person)</text:p>
      <text:p text:style-name="P4">
Publisher: Укринформ (Organization)</text:p>
      <text:p text:style-name="P4">
Published Time: 2023-06-02T14:04:59+03:00</text:p>
      <text:p text:style-name="P4">
Modified Time: 2023-06-02T14:04:59+03:00</text:p>
      <text:p text:style-name="P4">
Description: Persons of the "Russian world" who believe that Ukrainian broadcasts have the right to speak Russian, not a place on television, in politics, in Ukraine. - Ukrinform.</text:p>
      <text:p text:style-name="P4">
Images: ['<text:a xlink:type="simple" xlink:href="https://static.ukrinform.com/photos/2023_04/thumb_files/630_360_1680783784-260.jpg" text:style-name="Internet_20_link" text:visited-style-name="Visited_20_Internet_20_Link">
630_360_16807...</text:a>
']</text:p>
      <text:p text:style-name="P4">
Tags: ['Депутат', 'Данілов', 'Бужанський']</text:p>
      <text:p text:style-name="P4">
Type: Article</text:p>
      <!--METADATA-->
      <text:p text:style-name="P4">
<draw:frame draw:style-name="fr1" draw:name="Image85" text:anchor-type="as-char" svg:width="6.9236in" svg:height="3.956343in" draw:z-index="0">
<draw:image xlink:href="../Images/yкринформ/2023-06-02T14-04-59-03-00/630_360_1680783784-260.jpg" xlink:type="simple" xlink:show="embed" xlink:actuate="onLoad" draw:mime-type="image/jpeg"/>
</draw:frame>
Persons of the "Russian world" who believe that in Ukrainian broadcasts should be lawful in Russian, not a place on television, in politics, in Ukraine.</text:p>
      <text:p text:style-name="P4">
The secretary of the National Security and Defense Council of Ukraine Alexeydanilov expressed this opinion in <text:a xlink:type="simple" xlink:href="https://twitter.com/OleksiyDanilov/status/1664572546476388353" text:style-name="Internet_20_link" text:visited-style-name="Visited_20_Internet_20_Link">
Twitter</text:a>
, reports Ukrinform.</text:p>
      <text:p text:style-name="P4">
“The defects of the Russian World, who believe that in the Ukrainian broadcasts have to speak to the Russian Ruskam, not only on television, but also in departure, and in Ukraine. The whole pro -Russian bastard, which has raped the country for 30 years, has and will be cleared and thrown under the root of the Moscow unnecessary Moscow, ”Danilov said.</text:p>
      <text:p text:style-name="P4">
<text:span text:style-name="T4">
 Read also: </text:span>
 <text:a xlink:type="simple" xlink:href="https://www.ukrinform.ua/rubric-polytics/3716409-danilov-kadirovu-varto-mstitisa-moskvi-j-osobisto-putinu-a-ne-ukraini.html" text:style-name="Internet_20_link" text:visited-style-name="Visited_20_Internet_20_Link">
<text:span text:style-name="T4">
 Danilov </text:span>
: Kadyrov should be revenge on Moscow and Personalputin, not Ukraine</text:a>
As it was reported, earlier the Ukrainian media reported that Maximbuzhansky MP Maximbuzhansky refused to switch to Ukrainian in broadcasting television.</text:p>
      <text:p text:style-name="P4">
News Source: <text:a xlink:type="simple" xlink:href="https://www.ukrinform.ua/rubric-polytics/3717456-danilov-prokomentuvav-vistup-rosijskou-deputata-buzanskogo-na-tb.html" text:style-name="Internet_20_link" text:visited-style-name="Visited_20_Internet_20_Link">
https://www.ukrinform.ua/rubric-polytics/3717456-danilov-prokomentuvav-vistup-rosijskou-deputata-buzanskogo-na-tb.html</text:a>
</text:p>
      <!--NEWS-->
      <text:h text:style-name="P10" text:outline-level="1">
<text:span text:style-name="T4">
To European clinics, 17 more affected Ukrainians have been taken to treatment</text:span>
</text:h>
      <text:p text:style-name="P4">
Authors: Ukrinform (Person)</text:p>
      <text:p text:style-name="P4">
Publisher: Укринформ (Organization)</text:p>
      <text:p text:style-name="P4">
Published Time: 2023-06-02T14:06:42+03:00</text:p>
      <text:p text:style-name="P4">
Modified Time: 2023-06-02T14:06:42+03:00</text:p>
      <text:p text:style-name="P4">
Description: Specialized treatment to European clinics has been referred to 17 more patients with mine-explosions and oncopactors. - Ukrinform.</text:p>
      <text:p text:style-name="P4">
Images: ['<text:a xlink:type="simple" xlink:href="https://static.ukrinform.com/photos/2023_06/thumb_files/630_360_1685703938-873.jpeg" text:style-name="Internet_20_link" text:visited-style-name="Visited_20_Internet_20_Link">
630_360_16857...</text:a>
']</text:p>
      <text:p text:style-name="P4">
Tags: ['МОЗ', 'Обстріл', 'Лікування за кордоном']</text:p>
      <text:p text:style-name="P4">
Type: Article</text:p>
      <!--METADATA-->
      <text:p text:style-name="P4">
<draw:frame draw:style-name="fr1" draw:name="Image86" text:anchor-type="as-char" svg:width="6.9236in" svg:height="3.946589in" draw:z-index="0">
<draw:image xlink:href="../Images/yкринформ/2023-06-02T14-06-42-03-00/630_360_1685703938-873.jpeg" xlink:type="simple" xlink:show="embed" xlink:actuate="onLoad" draw:mime-type="image/jpeg"/>
</draw:frame>
Exactly treatment to European clinics has been referred to 17 more patients with replacement and explosive wounds and oncopals.</text:p>
      <text:p text:style-name="P4">
About it reports <text:a xlink:type="simple" xlink:href="https://moz.gov.ua/article/news/sche-17-postrazhdalih-ukrainciv-dopravleno-na-specializovane-likuvannja-do-evropejskih-klinik" text:style-name="Internet_20_link" text:visited-style-name="Visited_20_Internet_20_Link">
Ministry of Health</text:a>
, reports Ukrinform.</text:p>
      <text:p text:style-name="P4">
"This week, 17 civil and military from Kharkiv, Kyiv, Odessa, Dnipropetrovsk, Mykolaiv and Poltava region were evacuated. These are patients with change and explosive wounds and oncopals.</text:p>
      <text:p text:style-name="P4">
The Ministry of Health emphasized that such ordering has been ongoing for more than a year and practically daily, since constant fighting, <text:a xlink:type="simple" xlink:href="https://www.ukrinform.ua/tag-obstril" text:style-name="Internet_20_link" text:visited-style-name="Visited_20_Internet_20_Link">
shelling</text:a>
 та пошкодження інфраструктури суттєвоускладнюють надання медичної допомоги на сході та прифронтових територіях.</text:p>
      <text:p text:style-name="P4">
Зазначається, що евакуюють як дорослих, так і дітей, які потребуютьспеціалізованої та невідкладної медичної допомоги. За потреби пацієнтівсупроводжують родичі або близькі, враховуючи необхідність у сторонній допомозіта підтримці через важкий стан, а також у подальшому післяопераційномудогляді.</text:p>
      <text:p text:style-name="P4">
У міністерстві нагадали, що для постраждалих українців, які потребуютьмедичної допомоги, зараз є кілька маршрутів:</text:p>
      <text:p text:style-name="P4">
– через обласний департамент охорони здоров’я, який має визначену особу,відповідальну за направлення на лікування за кордоном на період дії воєнногостану. Також можна звернутися в обласну лікарню до лікаря відповідноїспеціальності на консультацію та запитати під час неї про можливість лікуванняза кордоном;</text:p>
      <text:p text:style-name="P4">
– шляхом подання особистої заявки через сайт МОЗ. Самостійно подати попереднюзаявку на Програму медичної евакуації важкохворі українці або ж ті, хтоотримав травми внаслідок війни, можуть у розділі <text:a xlink:type="simple" xlink:href="https://moz.gov.ua/opituvannja" text:style-name="Internet_20_link" text:visited-style-name="Visited_20_Internet_20_Link">
 «Громадянам»</text:a>
.</text:p>
      <text:p text:style-name="P4">
The evacuation of wounded servicemen is also evacuated by the Ukrainian medical forces.</text:p>
      <text:p text:style-name="P4">
<text:span text:style-name="T4">
 Read also: </text:span>
 <text:a xlink:type="simple" xlink:href="https://www.ukrinform.ua/rubric-society/3716597-ukrainskih-bijciv-vidpravlatimut-za-sprosenou-procedurou-na-likuvanna-za-kordon.html" text:style-name="Internet_20_link" text:visited-style-name="Visited_20_Internet_20_Link">
Ukrainian fighters will be sent for a simplified procedure on <text:span text:style-name="T4">
 treatment </text:span>
 I'm abroad</text:a>
</text:p>
      <text:p text:style-name="P4">
News Source: <text:a xlink:type="simple" xlink:href="https://www.ukrinform.ua/rubric-society/3717457-do-evropejskih-klinik-dopravili-na-likuvanna-se-17-postrazdalih-ukrainciv.html" text:style-name="Internet_20_link" text:visited-style-name="Visited_20_Internet_20_Link">
https://www.ukrinform.ua/rubric-society/3717457-do-evropejskih-klinik-dopravili-na-likuvanna-se-17-postrazdalih-ukrainciv.html</text:a>
</text:p>
      <!--NEWS-->
      <text:h text:style-name="P10" text:outline-level="1">
<text:span text:style-name="T4">
Blinken called the "complete strategic failure" an aggressive war of Russia against Ukraine</text:span>
</text:h>
      <text:p text:style-name="P4">
Authors: Ukrinform (Person)</text:p>
      <text:p text:style-name="P4">
Publisher: Укринформ (Organization)</text:p>
      <text:p text:style-name="P4">
Published Time: 2023-06-02T14:08:00+03:00</text:p>
      <text:p text:style-name="P4">
Modified Time: 2023-06-02T14:08:00+03:00</text:p>
      <text:p text:style-name="P4">
Description: US Secretary of State, Anthony Blinken, on a visit to the Finnish capital Helsinki, called Russia an aggressive war against Ukraine a "complete strategic failure." - Ukrinform.</text:p>
      <text:p text:style-name="P4">
Images: ['<text:a xlink:type="simple" xlink:href="https://static.ukrinform.com/photos/2022_10/thumb_files/630_360_1666808912-523.jpg" text:style-name="Internet_20_link" text:visited-style-name="Visited_20_Internet_20_Link">
630_360_16668...</text:a>
']</text:p>
      <text:p text:style-name="P4">
Tags: ['Блінкен', 'Війна з Росією']</text:p>
      <text:p text:style-name="P4">
Type: Article</text:p>
      <!--METADATA-->
      <text:p text:style-name="P4">
<draw:frame draw:style-name="fr1" draw:name="Image88" text:anchor-type="as-char" svg:width="6.9236in" svg:height="3.956343in" draw:z-index="0">
<draw:image xlink:href="../Images/yкринформ/2023-06-02T14-08-00-03-00/630_360_1666808912-523.jpg" xlink:type="simple" xlink:show="embed" xlink:actuate="onLoad" draw:mime-type="image/jpeg"/>
</draw:frame>
US Secretary of State, Anthony Blinken, on a visit to the Finnish City Hellecinchi, called Russia an aggressive war against Ukraine a "complete strategic provision".</text:p>
      <text:p text:style-name="P4">
According to Ukrinform, it reports <text:a xlink:type="simple" xlink:href="https://yle.fi/a/74-20034865" text:style-name="Internet_20_link" text:visited-style-name="Visited_20_Internet_20_Link">
Yle. </text:a>
Also, in his speech, the chairman of American diplomacy said that Russian had been authorized for many years.</text:p>
      <text:p text:style-name="P4">
In addition, Blinken noted that Finland membership in NATO has become a significant change and the beginning of a new era.</text:p>
      <text:p text:style-name="P4">
"Finns understand that the threats of Ukraine's sovereignty and independence concern them," he said.</text:p>
      <text:p text:style-name="P4">
In the morning <text:a xlink:type="simple" xlink:href="https://www.ukrinform.ua/tag-blinken" text:style-name="Internet_20_link" text:visited-style-name="Visited_20_Internet_20_Link">
Blinken</text:a>
But the head of the Mzfinland Pekka Haavisto signed a declaration of cooperation in 6G.</text:p>
      <text:p text:style-name="P4">
<text:span text:style-name="T4">
 Read also: </text:span>
 <text:a xlink:type="simple" xlink:href="https://www.ukrinform.ua/rubric-polytics/3712794-ssa-rozgladatimut-usi-sposobi-pritagnenna-rosii-do-vidpovidalnosti-derzdep.html" text:style-name="Internet_20_link" text:visited-style-name="Visited_20_Internet_20_Link">
USA will consider all ways to hold Russia reference - State Department</text:a>
According to Blinken, the agreement provides an opportunity to exchange advanced experiences of intergovernments and creates opportunities for private-state partnership, as well as co-operation between the private sectors of the countries.</text:p>
      <text:p text:style-name="P4">
As reported by Ukrinform, on June 1 in the Norway capital of Oslo during the informal-assembled foreign ministers of the US Secretary of State, US Secretary of State Anthoniblinken said that [Ukraine can count on a powerful package(https://www.ukrinform.ua/rubric-factcheck/3717098-ukraina-moze-rozrahovuvati-na-samiti-nato-na-potuznij-paket-dopomogi-blinken.html)In July this year in Vilnius.</text:p>
      <text:p text:style-name="P4">
<text:span text:style-name="T5">
Foto: Bloomberg</text:span>
</text:p>
      <text:p text:style-name="P4">
News Source: <text:a xlink:type="simple" xlink:href="https://www.ukrinform.ua/rubric-ato/3717458-blinken-nazvav-povnim-strategicnim-provalom-agresivnu-vijnu-rosii-proti-ukraini.html" text:style-name="Internet_20_link" text:visited-style-name="Visited_20_Internet_20_Link">
https://www.ukrinform.ua/rubric-ato/3717458-blinken-nazvav-povnim-strategicnim-provalom-agresivnu-vijnu-rosii-proti-ukraini.html</text:a>
</text:p>
      <!--NEWS-->
      <text:h text:style-name="P10" text:outline-level="1">
<text:span text:style-name="T4">
Nobel laureate Matviychuk will hand over to the Pope letters from relatives of prisoners</text:span>
</text:h>
      <text:p text:style-name="P4">
Authors: Ukrinform (Person)</text:p>
      <text:p text:style-name="P4">
Publisher: Укринформ (Organization)</text:p>
      <text:p text:style-name="P4">
Published Time: 2023-06-02T14:11:00+03:00</text:p>
      <text:p text:style-name="P4">
Modified Time: 2023-06-02T14:11:00+03:00</text:p>
      <text:p text:style-name="P4">
Description: The Nobel Peace Prize winner Alexander Matviychuk will submit to the Pope a brief message from relatives of prisoners of war and illegally prisoners of civilians from Crimea and other regions of Ukraine. - Ukrinform.</text:p>
      <text:p text:style-name="P4">
Images: ['<text:a xlink:type="simple" xlink:href="https://static.ukrinform.com/photos/2018_12/thumb_files/630_360_1545752457-943.jpg" text:style-name="Internet_20_link" text:visited-style-name="Visited_20_Internet_20_Link">
630_360_15457...</text:a>
']</text:p>
      <text:p text:style-name="P4">
Tags: ['Папа Франциск', 'Петиція', 'Війна', 'Полонені']</text:p>
      <text:p text:style-name="P4">
Type: Article</text:p>
      <!--METADATA-->
      <text:p text:style-name="P4">
<draw:frame draw:style-name="fr1" draw:name="Image89" text:anchor-type="as-char" svg:width="6.9236in" svg:height="3.956343in" draw:z-index="0">
<draw:image xlink:href="../Images/yкринформ/2023-06-02T14-11-00-03-00/630_360_1545752457-943.jpg" xlink:type="simple" xlink:show="embed" xlink:actuate="onLoad" draw:mime-type="image/jpeg"/>
</draw:frame>
Oleksandr Matviychuk, the Laureate of Peace Prize, will submit to the Pope a brief message from relatives of prisoners of war and illegally imprisoned civilians of Crimea and other regions of Ukraine.</text:p>
      <text:p text:style-name="P4">
According to Ukrinform, the Ukrainian human rights activist, the head of the Central Civic Freedom and Nobel Laureate reported in <text:a xlink:type="simple" xlink:href="https://www.facebook.com/olexandra.matviychuk/posts/pfbid0n1B4EjSGqBUmihpjr24k3HbZaoVr2upnvpWxt7e8zCGinNfagkZbxH9JZBbUzRKUl" text:style-name="Internet_20_link" text:visited-style-name="Visited_20_Internet_20_Link">
Facebook</text:a>
.</text:p>
      <text:p text:style-name="P4">
«За кілька днів матиму зустріч із Папою Римським у Ватикані. Їду туди назапрошення папського престолу. Раніше ми передавали йому в руки при різнихнагодах листи із проханням сприяти звільненню наших полонених. Ми оформляли їхяк офіційні звернення, колективні петиції за підписами рідних, відкритілисти», - зазначила Матвійчук.</text:p>
      <text:p text:style-name="P4">
<text:span text:style-name="T4">
Читайте також:</text:span>
 <text:a xlink:type="simple" xlink:href="https://www.ukrinform.ua/rubric-polytics/3714640-papa-rimskij-nazvav-povernenna-okupovanih-rosieu-ukrainskih-teritorij-politicnim-pitannam.html" text:style-name="Internet_20_link" text:visited-style-name="Visited_20_Internet_20_Link">
 <text:span text:style-name="T4">
Папа</text:span>
 <text:span text:style-name="T4">
Римськ</text:span>
 ий назвав повернення окупованихРосією українських територій «політичним питанням»</text:a>
According to her, <text:a xlink:type="simple" xlink:href="https://www.ukrinform.ua/tag-vatikan" text:style-name="Internet_20_link" text:visited-style-name="Visited_20_Internet_20_Link">
Vatican</text:a>
It is a priority to Ukraine and Russia, "so it is a priority for this mission to return all Ukrainian prisoners of war and illegal civilians."</text:p>
      <text:p text:style-name="P4">
Matviychuk emphasized that the compliance of the Geneva Conventions from Russia should still be required from Russia, “to not torture them, provide medical assistance, provide proper conditions of detention and so on. All this now, according to the experiences of people released from the Russian captivity, sounds like space. "</text:p>
      <text:p text:style-name="P4">
“I want to convey to the Pope a brief message from native and illegally imprisoned civilians from the Crimea and other regions of Ukraine. One of the relatives wants to join and write to him, to lay this Google form. We will translate everything into his native Spanish and pass, ”Matviychuk said.</text:p>
      <text:p text:style-name="P4">
<text:span text:style-name="T4">
 Read also: </text:span>
 <text:a xlink:type="simple" xlink:href="https://www.ukrinform.ua/rubric-society/3713544-papa-francisk-zaklikav-ne-zabuvati-pro-ukrainciv.html" text:style-name="Internet_20_link" text:visited-style-name="Visited_20_Internet_20_Link">
Pope Francis urged not to forget about Ukrainians</text:a>
She provided a link for filling <text:a xlink:type="simple" xlink:href="https://docs.google.com/forms/d/e/1FAIpQLSfRB8ep5_qGQsVxqdjbHVSqjBBExmntf87MLOMUa-QldMHq0g/viewform" text:style-name="Internet_20_link" text:visited-style-name="Visited_20_Internet_20_Link">
Google Form</text:a>
 .</text:p>
      <text:p text:style-name="P4">
As reported by Ukrinform, in April Matviychuk in the OSCE <text:a xlink:type="simple" xlink:href="https://www.ukrinform.ua/rubric-polytics/3700048-rosia-vikoristovue-voenni-zlocini-ak-metod-vedenna-vijni-matvijcuk-v-obse.html" text:style-name="Internet_20_link" text:visited-style-name="Visited_20_Internet_20_Link">
emphasized</text:a>
that Russia uses war crimes as a method of war.</text:p>
      <text:p text:style-name="P4">
News Source: <text:a xlink:type="simple" xlink:href="https://www.ukrinform.ua/rubric-society/3717460-nobelivska-laureatka-matvijcuk-peredast-papi-rimskomu-listi-vid-rodiciv-polonenih.html" text:style-name="Internet_20_link" text:visited-style-name="Visited_20_Internet_20_Link">
https://www.ukrinform.ua/rubric-society/3717460-nobelivska-laureatka-matvijcuk-peredast-papi-rimskomu-listi-vid-rodiciv-polonenih.html</text:a>
</text:p>
      <!--NEWS-->
      <text:h text:style-name="P10" text:outline-level="1">
<text:span text:style-name="T4">
Russians for the second day in a row dump airbombs in Kherson region, there is a destruction</text:span>
</text:h>
      <text:p text:style-name="P4">
Authors: Ukrinform (Person)</text:p>
      <text:p text:style-name="P4">
Publisher: Укринформ (Organization)</text:p>
      <text:p text:style-name="P4">
Published Time: 2023-06-02T14:12:46+03:00</text:p>
      <text:p text:style-name="P4">
Modified Time: 2023-06-02T14:12:46+03:00</text:p>
      <text:p text:style-name="P4">
Description: In Obradokamyanka the Tyagin community in the Kherson region, the airborne premises, a village club, an outpatient club and a monument were injured. - Ukrinform.</text:p>
      <text:p text:style-name="P4">
Images: ['<text:a xlink:type="simple" xlink:href="https://static.ukrinform.com/photos/2023_06/thumb_files/630_360_1685630517-338.png" text:style-name="Internet_20_link" text:visited-style-name="Visited_20_Internet_20_Link">
630_360_16856...</text:a>
']</text:p>
      <text:p text:style-name="P4">
Tags: ['Херсонщина', 'Обстріл', 'Бомба']</text:p>
      <text:p text:style-name="P4">
Type: Article</text:p>
      <!--METADATA-->
      <text:p text:style-name="P4">
<draw:frame draw:style-name="fr1" draw:name="Image90" text:anchor-type="as-char" svg:width="6.9236in" svg:height="3.956343in" draw:z-index="0">
<draw:image xlink:href="../Images/yкринформ/2023-06-02T14-12-46-03-00/630_360_1685630517-338.png" xlink:type="simple" xlink:show="embed" xlink:actuate="onLoad" draw:mime-type="image/png"/>
</draw:frame>
The Diaginsky community drivers in the Kherson region were injured in the premises of the mail, the village club, the outpatient club.</text:p>
      <text:p text:style-name="P4">
About it in <text:a xlink:type="simple" xlink:href="https://t.me/khersonskaODA/6351" text:style-name="Internet_20_link" text:visited-style-name="Visited_20_Internet_20_Link">
telegram</text:a>
Kherson reports, Ukrinform reports.</text:p>
      <text:p text:style-name="P4">
"The hostile aviation again attacked the unto the Tyagin community. Due to the airborne settlement, the premises of the mail, the village club, the outpatient building, the administrative building, as well as the monument were damaged in the peaceful settlement."</text:p>
      <text:p text:style-name="P4">
<text:span text:style-name="T4">
 Read also: </text:span>
 <text:a xlink:type="simple" xlink:href="https://www.ukrinform.ua/rubric-regions/3717131-rosijski-aviabombi-zrujnuvali-muzicnu-skolu-na-hersonsini.html" text:style-name="Internet_20_link" text:visited-style-name="Visited_20_Internet_20_Link">
Russian aircraft have destroyed music school on <text:span text:style-name="T4">
 Kherson region </text:span>
 and</text:a>
It is noted that the civilian population is due to <text:a xlink:type="simple" xlink:href="https://www.ukrinform.ua/tag-obstril" text:style-name="Internet_20_link" text:visited-style-name="Visited_20_Internet_20_Link">
shelling</text:a>
Not injured.</text:p>
      <text:p text:style-name="P4">
As it was reported, in the past day, on June 1, Russian invaders 81 were destroyed by the settlements of Kherson region.</text:p>
      <text:p text:style-name="P4">
_ Photo illustrative_</text:p>
      <text:p text:style-name="P4">
News Source: <text:a xlink:type="simple" xlink:href="https://www.ukrinform.ua/rubric-regions/3717464-rosiani-drugij-den-pospil-skidaut-aviabombi-na-hersonsinu-e-rujnuvanna.html" text:style-name="Internet_20_link" text:visited-style-name="Visited_20_Internet_20_Link">
https://www.ukrinform.ua/rubric-regions/3717464-rosiani-drugij-den-pospil-skidaut-aviabombi-na-hersonsinu-e-rujnuvanna.html</text:a>
</text:p>
      <!--NEWS-->
      <text:h text:style-name="P10" text:outline-level="1">
<text:span text:style-name="T4">
The Men's Basketball 3x3 of Ukraine conducted control games with Estonia</text:span>
</text:h>
      <text:p text:style-name="P4">
Authors: Ukrinform (Person)</text:p>
      <text:p text:style-name="P4">
Publisher: Укринформ (Organization)</text:p>
      <text:p text:style-name="P4">
Published Time: 2023-06-02T14:15:00+03:00</text:p>
      <text:p text:style-name="P4">
Modified Time: 2023-06-02T14:15:00+03:00</text:p>
      <text:p text:style-name="P4">
Description: Чоловіча збірна України з баскетболу 3х3 продовжує підготовку до кваліфікації чемпіонату Європи.  — Укрінформ.</text:p>
      <text:p text:style-name="P4">
Images: ['<text:a xlink:type="simple" xlink:href="https://static.ukrinform.com/photos/2023_06/thumb_files/630_360_1685704201-154.jpg" text:style-name="Internet_20_link" text:visited-style-name="Visited_20_Internet_20_Link">
630_360_16857...</text:a>
']</text:p>
      <text:p text:style-name="P4">
Tags: ['Баскетбол', 'Естонія', 'Європа', 'Збірна України']</text:p>
      <text:p text:style-name="P4">
Type: Article</text:p>
      <!--METADATA-->
      <text:p text:style-name="P4">
<draw:frame draw:style-name="fr1" draw:name="Image91" text:anchor-type="as-char" svg:width="6.9236in" svg:height="3.956343in" draw:z-index="0">
<draw:image xlink:href="../Images/yкринформ/2023-06-02T14-15-00-03-00/630_360_1685704201-154.jpg" xlink:type="simple" xlink:show="embed" xlink:actuate="onLoad" draw:mime-type="image/jpeg"/>
</draw:frame>
The 3x3 Basketball Male Ukraine continues to prepare for the qualification of the European Championship.</text:p>
      <text:p text:style-name="P4">
The team is now <text:a xlink:type="simple" xlink:href="https://fbu.ua/news/cholovcha-zbrna-ukrani-3h3-provela-kontroln-gri-z-zbrnoyu-eston" text:style-name="Internet_20_link" text:visited-style-name="Visited_20_Internet_20_Link">
staying</text:a>
At the meeting in Estonia, she depleted six control matches with the national team, which is also prepared for the euro, Ukrinform reports.</text:p>
      <text:p text:style-name="P4">
The national teams played three matches for two days. In all matches, the Rarlggligin - 19:16, 18:11, 22:12, 21:14, 17:12 and 21:13.</text:p>
      <text:p text:style-name="P4">
The selection stage for the European Championship will be held in the Romanian city of Constanta on June 10-11. The three best teams will go to the final part of the CHE.</text:p>
      <text:p text:style-name="P4">
<text:span text:style-name="T4">
 Read also: </text:span>
 <text:a xlink:type="simple" xlink:href="https://www.ukrinform.ua/rubric-sports/3716877-262-sportsmeni-predstavlatimut-ukrainu-na-iii-evropejskih-igrah.html" text:style-name="Internet_20_link" text:visited-style-name="Visited_20_Internet_20_Link">
262 athletes will represent Ukraine at the III -European Games</text:a>
The rivals of the national team of Ukraine in the group round - teams of Germany and Italy.</text:p>
      <text:p text:style-name="P4">
Photo: fbu.ua.</text:p>
      <text:p text:style-name="P4">
News Source: <text:a xlink:type="simple" xlink:href="https://www.ukrinform.ua/rubric-sports/3717466-colovica-zbirna-ukraini-z-basketbolu-3h3-provela-kontrolni-igri-z-estonieu.html" text:style-name="Internet_20_link" text:visited-style-name="Visited_20_Internet_20_Link">
https://www.ukrinform.ua/rubric-sports/3717466-colovica-zbirna-ukraini-z-basketbolu-3h3-provela-kontrolni-igri-z-estonieu.html</text:a>
</text:p>
      <!--NEWS-->
      <text:h text:style-name="P10" text:outline-level="1">
<text:span text:style-name="T4">
Zelensky instructed to conduct a complete audit of all protective structures of Ukraine</text:span>
</text:h>
      <text:p text:style-name="P4">
Authors: Ukrinform (Person)</text:p>
      <text:p text:style-name="P4">
Publisher: Укринформ (Organization)</text:p>
      <text:p text:style-name="P4">
Published Time: 2023-06-02T14:19:47+03:00</text:p>
      <text:p text:style-name="P4">
Modified Time: 2023-06-02T14:19:47+03:00</text:p>
      <text:p text:style-name="P4">
Description: President of Ukraine Volodymyr Zelensky instructed the Minister for Strategic Industry Alexander Kamyshin to conduct a complete audit of all Kyiv protective structures, and the Minister of Internal Affairs Igor Klimenko - all structures of Ukrain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еленський', 'Укриття', 'Війна з Росією']</text:p>
      <text:p text:style-name="P4">
Type: Article</text:p>
      <!--METADATA-->
      <text:p text:style-name="P4">
<draw:frame draw:style-name="fr1" draw:name="Image92" text:anchor-type="as-char" svg:width="6.9236in" svg:height="3.956343in" draw:z-index="0">
<draw:image xlink:href="../Images/yкринформ/2023-06-02T14-19-47-03-00/630_360_1682451261-591.jpeg" xlink:type="simple" xlink:show="embed" xlink:actuate="onLoad" draw:mime-type="image/jpeg"/>
</draw:frame>
President of Ukraine Volodymyr Zelensky instructed the Minister for Strategic Industrial Industry Alexander Kamyshin to carry out a complete revision of all protective structures, and the Minister of Internal Affairs Igor Klimenko - all structures of Ukraine.</text:p>
      <text:p text:style-name="P4">
According to Ukrinform, the head of state told about it in <text:a xlink:type="simple" xlink:href="https://t.me/V_Zelenskiy_official/6453" text:style-name="Internet_20_link" text:visited-style-name="Visited_20_Internet_20_Link">
telegrams</text:a>
According to the results of the meeting of the Supreme Commander.</text:p>
      <text:p text:style-name="P4">
"The rate. The rigid response of the participants of the meeting to the death of people near the closed -up shelter. He instructed a member of the Kamyshni, Kamyshin Minister, to conduct a complete revision of protective structures <text:a xlink:type="simple" xlink:href="https://www.ukrinform.ua/tag-kiiv" text:style-name="Internet_20_link" text:visited-style-name="Visited_20_Internet_20_Link">
Kiev</text:a>
. Report - long days. Another member of the pond, Minister Klimenko, is the same in Ukraine, "the President wrote.</text:p>
      <text:p text:style-name="P4">
During the meeting, they also comprehensively discussed the state of our air defense, its needs for the removal of threats from the Earth, from the sea, from the air, ways of improvement with the consideration of resources, revenues from partners and our own production.</text:p>
      <text:p text:style-name="P4">
<text:span text:style-name="T4">
 Read also: </text:span>
 <text:a xlink:type="simple" xlink:href="https://www.ukrinform.ua/rubric-kyiv/3717403-komisia-kiivradi-uhvalila-risenna-pro-cilodobovij-dostup-do-ukrittiv.html" text:style-name="Internet_20_link" text:visited-style-name="Visited_20_Internet_20_Link">
Commission of the Kyiv City Council made a decision on 24 -hour accesso <text:span text:style-name="T4">
 shelter </text:span>
 s</text:a>
In addition, according to Zelensky, traditionally, during the meeting, it was a concern on the front and a reconnaissance report was heard on countries that do not only argue the Russian Federation, but also to increase the production of Tadron missiles in war. "We are making appropriate decisions," the President said.</text:p>
      <text:p text:style-name="P4">
As reported by Ukrinform, as a result of the night attack of the Russian army on Kiev <text:a xlink:type="simple" xlink:href="https://www.ukrinform.ua/rubric-kyiv/3716785-u-kvma-utocnili-vnaslidok-nicnoi-ataki-zaginula-ditina-dvoe-travmovani.html" text:style-name="Internet_20_link" text:visited-style-name="Visited_20_Internet_20_Link">
killed</text:a>
Three people, average child 9 years. A resident of Desnyanskiy district, whose wife died during the attacks of the Russians, said that people came to the shelter at night, but no one opened them.</text:p>
      <text:p text:style-name="P4">
Kyiv Mayor Vitaliy Klitschko <text:a xlink:type="simple" xlink:href="https://www.ukrinform.ua/rubric-kyiv/3716802-zagibel-ludej-u-desnanskomu-rajoni-stolicna-vlada-zasue-comu-ne-bulo-dostupu-do-ukritta.html" text:style-name="Internet_20_link" text:visited-style-name="Visited_20_Internet_20_Link">
declared</text:a>
that the municipal safety specialist will find out why there was no access to the Dorkes in the Polyclinic of the Desnyanskiy District, which has fallen off the fragments of a downed missile.</text:p>
      <text:p text:style-name="P4">
News Source: <text:a xlink:type="simple" xlink:href="https://www.ukrinform.ua/rubric-ato/3717468-zelenskij-doruciv-provesti-povnu-reviziu-usih-zahisnih-sporud-ukraini.html" text:style-name="Internet_20_link" text:visited-style-name="Visited_20_Internet_20_Link">
https://www.ukrinform.ua/rubric-ato/3717468-zelenskij-doruciv-provesti-povnu-reviziu-usih-zahisnih-sporud-ukraini.html</text:a>
</text:p>
      <!--NEWS-->
      <text:h text:style-name="P10" text:outline-level="1">
<text:span text:style-name="T4">
Зеленський зустрівся у Києві з Президентом Естонії</text:span>
</text:h>
      <text:p text:style-name="P4">
Authors: Ukrinform (Person)</text:p>
      <text:p text:style-name="P4">
Publisher: Укринформ (Organization)</text:p>
      <text:p text:style-name="P4">
Published Time: 2023-06-02T14:25:00+03:00</text:p>
      <text:p text:style-name="P4">
Modified Time: 2023-06-02T14:25:00+03:00</text:p>
      <text:p text:style-name="P4">
Description: President of Ukraine Volodymyr Zelensky met in Kiev with Estonia President Alare Caris. - Ukrinform.</text:p>
      <text:p text:style-name="P4">
Images: ['<text:a xlink:type="simple" xlink:href="https://static.ukrinform.com/photos/2023_06/thumb_files/630_360_1685705243-843.png" text:style-name="Internet_20_link" text:visited-style-name="Visited_20_Internet_20_Link">
630_360_16857...</text:a>
']</text:p>
      <text:p text:style-name="P4">
Tags: ['Естонія', 'Зеленський']</text:p>
      <text:p text:style-name="P4">
Type: Article</text:p>
      <!--METADATA-->
      <text:p text:style-name="P4">
<draw:frame draw:style-name="fr1" draw:name="Image93" text:anchor-type="as-char" svg:width="6.9236in" svg:height="3.956343in" draw:z-index="0">
<draw:image xlink:href="../Images/yкринформ/2023-06-02T14-25-00-03-00/630_360_1685705243-843.png" xlink:type="simple" xlink:show="embed" xlink:actuate="onLoad" draw:mime-type="image/png"/>
</draw:frame>
President of Ukraine Volodymyr Zelenskyy met in Kiev with Estonia President Alaromcaris.</text:p>
      <text:p text:style-name="P4">
The head of the Ukrainian state reported this on <text:a xlink:type="simple" xlink:href="https://www.facebook.com/zelenskiy.official/videos/968273620980575/" text:style-name="Internet_20_link" text:visited-style-name="Visited_20_Internet_20_Link">
Facebook</text:a>
, reports Ukrinform.</text:p>
      <text:p text:style-name="P4">
"Congratulations in Kiev President of Estonia Alara Caris. Estonia among those whose help our defense is the fastest and greatest, if you look at the reconciliation of the amount of assistance and GDP of the country. Thank you for all the support!" -wrote <text:a xlink:type="simple" xlink:href="https://www.ukrinform.ua/tag-zelenskij" text:style-name="Internet_20_link" text:visited-style-name="Visited_20_Internet_20_Link">
Zelensky. </text:a>
<text:span text:style-name="T5">
Video: Vladimir Zelensky</text:span>
</text:p>
      <text:p text:style-name="P4">
<text:span text:style-name="T4">
 Read also: </text:span>
 <text:a xlink:type="simple" xlink:href="https://www.ukrinform.ua/rubric-world/3715334-glava-mzs-finlandii-ne-viklucae-rozpad-obse-cerez-poziciu-rosii-j-bilorusi-sodo-golovuvanna-estonii.html" text:style-name="Internet_20_link" text:visited-style-name="Visited_20_Internet_20_Link">
Finland Foreign Minister does not exclude the disintegration of the OSCE through the position of Russian and Belarus on Estonia's presidency</text:a>
As it was reported, Estonia Defense Minister Hanno, Miking, stated that Estonia, which Estonia has provided to Ukraine since the beginning of a full -scale invasion of Russia, is about 400 million euros, which exceeds one -third of the country's annual defense budget.</text:p>
      <text:p text:style-name="P4">
News Source: <text:a xlink:type="simple" xlink:href="https://www.ukrinform.ua/rubric-polytics/3717471-zelenskij-zustrivsa-u-kievi-z-prezidentom-estonii.html" text:style-name="Internet_20_link" text:visited-style-name="Visited_20_Internet_20_Link">
https://www.ukrinform.ua/rubric-polytics/3717471-zelenskij-zustrivsa-u-kievi-z-prezidentom-estonii.html</text:a>
</text:p>
      <!--NEWS-->
      <text:h text:style-name="P10" text:outline-level="1">
<text:span text:style-name="T4">
A vehicle with collaborators was blown up in Mykhailivka of Zaporizhzhia region</text:span>
</text:h>
      <text:p text:style-name="P4">
Authors: liveuamap (Language: en)</text:p>
      <text:p text:style-name="P4">
Time: 2023-06-02T14:25:26</text:p>
      <text:p text:style-name="P4">
Location: Mykhailivka (Latitude:47.26275 Longtitude:35.24494)</text:p>
      <text:p text:style-name="P4">
Videos: []</text:p>
      <text:p text:style-name="P4">
Images: ["<text:a xlink:type="simple" xlink:href="https://liveuamap.com/pics/2023/06/02/22567236_0.jpg" text:style-name="Internet_20_link" text:visited-style-name="Visited_20_Internet_20_Link">
22567236_0.jpg</text:a>
"]</text:p>
      <text:p text:style-name="P4">
Tags: ["Europe", "Central and Eastern Europe"]</text:p>
      <text:p text:style-name="P4">
Id: 22567236</text:p>
      <!--METADATA-->
      <text:p text:style-name="P4">
A vehicle with collaborators was blown up in Mykhailivka of Zaporizhzhiaregion</text:p>
      <text:p text:style-name="P4">
<draw:frame draw:style-name="fr1" draw:name="Image94" text:anchor-type="as-char" svg:width="6.9236in" svg:height="3.28871in" draw:z-index="0">
<draw:image xlink:href="../Images/liveuamap/2023-06-02T14-25-26/22567236_0.jpg" xlink:type="simple" xlink:show="embed" xlink:actuate="onLoad" draw:mime-type="image/jpeg"/>
</draw:frame>
News Collection Link: <text:a xlink:type="simple" xlink:href="https://liveuamap.com/en/2023/2-june-a-vehicle-with-collaborators-was-blown-up-in-mykhailivka" text:style-name="Internet_20_link" text:visited-style-name="Visited_20_Internet_20_Link">
https://liveuamap.com/en/2023/2-june-a-vehicle-with-collaborators-was-blown-up-in-mykhailivka</text:a>
</text:p>
      <text:p text:style-name="P4">
News Source: <text:a xlink:type="simple" xlink:href="https://t.me/hyevuy_dnepr/53514" text:style-name="Internet_20_link" text:visited-style-name="Visited_20_Internet_20_Link">
https://t.me/hyevuy_dnepr/53514</text:a>
</text:p>
      <!--NEWS-->
      <text:h text:style-name="P10" text:outline-level="1">
<text:span text:style-name="T4">
China is preparing new steps for the political resolution of the "Ukrainian crisis" - a specialist of the PRC</text:span>
</text:h>
      <text:p text:style-name="P4">
Authors: Ukrinform (Person)</text:p>
      <text:p text:style-name="P4">
Publisher: Укринформ (Organization)</text:p>
      <text:p text:style-name="P4">
Published Time: 2023-06-02T14:38:45+03:00</text:p>
      <text:p text:style-name="P4">
Modified Time: 2023-06-02T14:38:45+03:00</text:p>
      <text:p text:style-name="P4">
Description: The special representative of the Chinese Government in Eurasia Lee Huai's affairs recognizes that no negotiations between Kiev and Moscow are impossible, but considers the prospects of political settlement of the Russian-Ukrainian war high. - Ukrinform.</text:p>
      <text:p text:style-name="P4">
Images: ['<text:a xlink:type="simple" xlink:href="https://static.ukrinform.com/photos/2023_06/thumb_files/630_360_1685705817-423.jpg" text:style-name="Internet_20_link" text:visited-style-name="Visited_20_Internet_20_Link">
630_360_16857...</text:a>
']</text:p>
      <text:p text:style-name="P4">
Tags: ['Китай', 'Пекін', 'Війна з Росією']</text:p>
      <text:p text:style-name="P4">
Type: Article</text:p>
      <!--METADATA-->
      <text:p text:style-name="P4">
<draw:frame draw:style-name="fr1" draw:name="Image95" text:anchor-type="as-char" svg:width="6.9236in" svg:height="3.956343in" draw:z-index="0">
<draw:image xlink:href="../Images/yкринформ/2023-06-02T14-38-45-03-00/630_360_1685705817-423.jpg" xlink:type="simple" xlink:show="embed" xlink:actuate="onLoad" draw:mime-type="image/jpeg"/>
</draw:frame>
Спеціальний представник уряду Китаю у справах Євразії Лі Хуей визнає, щонаразі жодні переговори між Києвом і Москвою неможливі, проте вважаєперспективи політичного врегулювання російсько-української війни високими.</text:p>
      <text:p text:style-name="P4">
Про це китайський дипломат заявив під час спеціального брифінгу, передаєвласний кореспондент Укрінформу.</text:p>
      <text:p text:style-name="P4">
«Під час цього візиту я відчув, що всі сторони підтримують політичне вирішенняукраїнської кризи. Хоча поки що складно зібрати всі сторони за столомпереговорів, не кажучи вже про досягнення якихось домовленостей, на нашудумку, українська криза може бути врегульована в кінцевому результаті шляхомпереговорів. Є деяке взаєморозуміння», – сказав Лі.</text:p>
      <text:p text:style-name="P4">
<text:span text:style-name="T4">
Читайте також:</text:span>
 <text:a xlink:type="simple" xlink:href="https://www.ukrinform.ua/rubric-polytics/3716126-kitaj-vede-svou-gru-sodo-rosijskoi-agresii-v-ukraini-kasparov.html" text:style-name="Internet_20_link" text:visited-style-name="Visited_20_Internet_20_Link">
 Китай веде свою гру щодо російської агресії в Україні –Каспаров </text:a>
As an example that Ukraine and Russia still have "potentially similar visions", the Chinese diplomat called the statements of Kyiv and Moscow about the readiness for political regulation of the conflict, without clarifying their conditions for such a step, and a praise in both countries at the intermediary efforts of Beijing.</text:p>
      <text:p text:style-name="P4">
At the same time, Lee noted that the risk of escalation of hostilities remains high, and he said that during his delegation in the capital of Ukraine, air alarm was announced in Kiev.</text:p>
      <text:p text:style-name="P4">
According to him, the situation on the front is deadlocked, and the current definition is very concerned about China.</text:p>
      <text:p text:style-name="P4">
<text:span text:style-name="T4">
 Read also: </text:span>
 <text:a xlink:type="simple" xlink:href="https://www.ukrinform.ua/rubric-polytics/3715712-kitaj-poslavsa-na-zaavu-kulebi-sob-vidpovisti-na-poavu-v-zmi-propozicij-viddati-rf-teritorii-ukraini.html" text:style-name="Internet_20_link" text:visited-style-name="Visited_20_Internet_20_Link">
China reminded the final statement to respond to the emergence of "proposals" to give the Russian Federation part of Ukraine</text:a>
“The Ukrainian crisis is experiencing a key point. Although we have the impression that there is no desire to meet each other between the two parties, it is important that someone starts making efforts to find the possibilities of rapprochement of the parties, ”the diplomat said. He added that South Africa, Brazil and Other Crisa have recently been the initiatives of political regulation of the Ukrainian crisis, and China is ready to cooperate with all of them.</text:p>
      <text:p text:style-name="P4">
"China welcomes these proposals and is ready to interact with all the parties ... The China's to do whatever you want to contribute to de -escalation and reduction of ancestry," the diplomat said.<text:span text:style-name="T4">
 Read also: </text:span>
 <text:a xlink:type="simple" xlink:href="https://www.ukrinform.ua/rubric-polytics/3715026-kuleba-specposlanec-kitau-ne-proponuvav-viddati-rosii-okupovani-ukrainski-teritorii.html" text:style-name="Internet_20_link" text:visited-style-name="Visited_20_Internet_20_Link">
Kuleba: China's specialist did not suggest to give the Russian -occupied Ukrainian territories</text:a>
According to Ukrinform, Beijing Lee Huai specialist from May 15 to 26 for a trip to Kiev, Warsaw, Paris, Berlin and Brussels and Moscow, trying to reach common positions for possible political regulation of the Russian-Ukrainian war, which is called "Ukrainian crisis".</text:p>
      <text:p text:style-name="P4">
Photo: Vladimir Sidorenko</text:p>
      <text:p text:style-name="P4">
News Source: <text:a xlink:type="simple" xlink:href="https://www.ukrinform.ua/rubric-polytics/3717475-kitaj-gotue-novi-kroki-zadla-politicnogo-virisenna-ukrainskoi-krizi-specposlanec-knr.html" text:style-name="Internet_20_link" text:visited-style-name="Visited_20_Internet_20_Link">
https://www.ukrinform.ua/rubric-polytics/3717475-kitaj-gotue-novi-kroki-zadla-politicnogo-virisenna-ukrainskoi-krizi-specposlanec-knr.html</text:a>
</text:p>
      <!--NEWS-->
      <text:h text:style-name="P10" text:outline-level="1">
<text:span text:style-name="T4">
The Russians transferred special forces to the Belgorod region to fight guerrillas</text:span>
</text:h>
      <text:p text:style-name="P4">
Authors: Ukrinform (Person)</text:p>
      <text:p text:style-name="P4">
Publisher: Укринформ (Organization)</text:p>
      <text:p text:style-name="P4">
Published Time: 2023-06-02T14:39:00+03:00</text:p>
      <text:p text:style-name="P4">
Modified Time: 2023-06-02T14:39:00+03:00</text:p>
      <text:p text:style-name="P4">
Description: The Russian authorities to combat the guerrillas transferred to the border settlements of the Belgorod region a detachment of an elite special forces. - Ukrinform.</text:p>
      <text:p text:style-name="P4">
Images: ['<text:a xlink:type="simple" xlink:href="https://static.ukrinform.com/photos/2023_05/thumb_files/630_360_1684770066-994.jpg" text:style-name="Internet_20_link" text:visited-style-name="Visited_20_Internet_20_Link">
630_360_16847...</text:a>
']</text:p>
      <text:p text:style-name="P4">
Tags: ['Війна з Росією', 'Партизани', 'Бєлгородська область']</text:p>
      <text:p text:style-name="P4">
Type: Article</text:p>
      <!--METADATA-->
      <text:p text:style-name="P4">
<draw:frame draw:style-name="fr1" draw:name="Image96" text:anchor-type="as-char" svg:width="6.9236in" svg:height="3.956343in" draw:z-index="0">
<draw:image xlink:href="../Images/yкринформ/2023-06-02T14-39-00-03-00/630_360_1684770066-994.jpg" xlink:type="simple" xlink:show="embed" xlink:actuate="onLoad" draw:mime-type="image/jpeg"/>
</draw:frame>
The Russian Civalas moved a detachment of an elite special forces to fight the guerrillas to fight the guerrillas.</text:p>
      <text:p text:style-name="P4">
According to Ukrinform, it reports <text:a xlink:type="simple" xlink:href="https://sprotyv.mod.gov.ua/cherez-partyzan-rosiyany-perekynuly-spetsnaz-v-bilgorodsku-oblast/" text:style-name="Internet_20_link" text:visited-style-name="Visited_20_Internet_20_Link">
Center of National Resistance.</text:a>
“Due to the need to fight the guerrilla movement in the territory of the Belgorod region, a detachment of 322 Centers of Russian SCO" Senezh "arrived. The Russians are so much a guerrilla that urgently stopped all operations of this elite unit and instead placed it in border settlements <text:a xlink:type="simple" xlink:href="https://www.ukrinform.ua/tag-belgorodska-oblast" text:style-name="Internet_20_link" text:visited-style-name="Visited_20_Internet_20_Link">
Belgorod region</text:a>
”,“ Is in the message.</text:p>
      <text:p text:style-name="P4">
The task of the unit is to carry out proversing activities on the Russian border. "No actions of the enemy will be able to stop the movement of resistance," the CNS said.</text:p>
      <text:p text:style-name="P4">
<text:span text:style-name="T4">
 Read also: </text:span>
 <text:a xlink:type="simple" xlink:href="https://www.ukrinform.ua/rubric-ato/3717327-u-rosii-zrostae-trivoznist-cerez-podii-u-belgorodskij-oblasti-isw.html" text:style-name="Internet_20_link" text:visited-style-name="Visited_20_Internet_20_Link">
in <text:span text:style-name="T4">
 Russia </text:span>
 <text:span text:style-name="T4">
 </text:span>
 increases <text:span text:style-name="T4">
 </text:span>
 anxiety <text:span text:style-name="T4">
 </text:span>
 <text:span text:style-name="T4">
 through </text:span>
<text:span text:style-name="T4">
 Events </text:span>
 U <text:span text:style-name="T4">
 Belgorod </text:span>
 <text:span text:style-name="T4">
 </text:span>
 areas <text:span text:style-name="T4">
 - </text:span>
 ISW* *</text:a>
As reported by Ukrinform, on the Russian day of the border guard on May 28 <text:a xlink:type="simple" xlink:href="https://www.ukrinform.ua/rubric-ato/3715786-legion-rdk-zaaviv-so-jogo-bijci-znovu-zahodili-do-rosii.html" text:style-name="Internet_20_link" text:visited-style-name="Visited_20_Internet_20_Link">
Legion</text:a>
The Russian Volunteer Corps declared a pro -brewing of the border of Russia.</text:p>
      <text:p text:style-name="P4">
The Legion "Freedom of Russia" and the Russian Volunteer Corps were spread on June 1, in one of which it was argued that they were on the border between the RFTA Ukraine.</text:p>
      <text:p text:style-name="P4">
According to the UK Ministry of Defense, the command of the Russian guerrilla units of the Russian guerrilla units of the RFFst: <text:a xlink:type="simple" xlink:href="https://www.ukrinform.ua/rubric-ato/3717356-komanduvanna-rf-mae-virisiti-zmicniti-oboronu-na-kordoni-ci-na-fronti-britanska-rozvidka.html" text:style-name="Internet_20_link" text:visited-style-name="Visited_20_Internet_20_Link">
strengthen the defense in the border or at the front in Ukraine.</text:a>
<text:span text:style-name="T5">
Opto from open sources</text:span>
</text:p>
      <text:p text:style-name="P4">
News Source: <text:a xlink:type="simple" xlink:href="https://www.ukrinform.ua/rubric-world/3717480-rosiani-perekinuli-specnaz-u-belgorodsku-oblast-dla-borotbi-z-partizanami-cns.html" text:style-name="Internet_20_link" text:visited-style-name="Visited_20_Internet_20_Link">
https://www.ukrinform.ua/rubric-world/3717480-rosiani-perekinuli-specnaz-u-belgorodsku-oblast-dla-borotbi-z-partizanami-cns.html</text:a>
</text:p>
      <!--NEWS-->
      <text:h text:style-name="P10" text:outline-level="1">
<text:span text:style-name="T4">
No NATO country will not be drawn into war - Zelensky</text:span>
</text:h>
      <text:p text:style-name="P4">
Authors: Ukrinform (Person)</text:p>
      <text:p text:style-name="P4">
Publisher: Укринформ (Organization)</text:p>
      <text:p text:style-name="P4">
Published Time: 2023-06-02T14:42:00+03:00</text:p>
      <text:p text:style-name="P4">
Modified Time: 2023-06-02T14:42:00+03:00</text:p>
      <text:p text:style-name="P4">
Description: Ukraine is not going to draw any NATO member country in Russia, so there will be no membership in the Alliance until this war is ongoing. - Ukrinform.</text:p>
      <text:p text:style-name="P4">
Images: ['<text:a xlink:type="simple" xlink:href="https://static.ukrinform.com/photos/2023_06/thumb_files/630_360_1685706447-103.jpg" text:style-name="Internet_20_link" text:visited-style-name="Visited_20_Internet_20_Link">
630_360_16857...</text:a>
']</text:p>
      <text:p text:style-name="P4">
Tags: ['НАТО', 'Зеленський', 'Війна з Росією']</text:p>
      <text:p text:style-name="P4">
Type: Article</text:p>
      <!--METADATA-->
      <text:p text:style-name="P4">
<draw:frame draw:style-name="fr1" draw:name="Image97" text:anchor-type="as-char" svg:width="6.9236in" svg:height="3.956343in" draw:z-index="0">
<draw:image xlink:href="../Images/yкринформ/2023-06-02T14-42-00-03-00/630_360_1685706447-103.jpg" xlink:type="simple" xlink:show="embed" xlink:actuate="onLoad" draw:mime-type="image/jpeg"/>
</draw:frame>
Ukraine is impossible to draw any NATO member country in Russia, so there will be no membership in the Alliance until this war is ongoing.</text:p>
      <text:p text:style-name="P4">
This was emphasized by President Volodymyr Zelenskyy during the joint Ze of Estonia Alan Karis Press Conference in Kiev, Ukrinform reports.</text:p>
      <text:p text:style-name="P4">
“We are adequate, we understand that we will not get any NATO country. Therefore, we understand that we will not be members of NATO until this war goes. Damp that we don't want because it is impossible, ”said <text:a xlink:type="simple" xlink:href="https://www.ukrinform.ua/tag-zelenskij" text:style-name="Internet_20_link" text:visited-style-name="Visited_20_Internet_20_Link">
Zelensky</text:a>
.</text:p>
      <text:p text:style-name="P4">
At the same time, he stressed that Ukraine does not seek alternatives to NATO, however, security guarantees before the end of the present war.</text:p>
      <text:p text:style-name="P4">
<text:span text:style-name="T4">
 Read also: </text:span>
 [aircraft coalition: <text:span text:style-name="T4">
 Zelensky </text:span>
 and European leaders(https://www.ukrinform.ua/rubric-polytics/3717197-koalicia-litakiv-zelenskij-ta-evropejski-lideri-domovilisa-prodovziti-robotu-na-ramstajni.html)“Today, when we talk about security guarantees for Ukraine - it is also sanctions, Ifinana guarantees, and weapons, etc., what is not in documents today, but there is a permanent way, if we want to have them on paper, then there must be clear Or accompanied by something specific, that these security guarantees work until Ukraine receives the main security guarantees, namely NATO membership, ”the President explained.</text:p>
      <text:p text:style-name="P4">
As reported by Ukrinform, President Volodymyr Zelenskyy said that Ukraine is expecting a political invitation to the Alliance at NATO summit in Vilnius.</text:p>
      <text:p text:style-name="P4">
He also emphasized that Ukraine should receive effective security guarantees for NATO.</text:p>
      <text:p text:style-name="P4">
News Source: <text:a xlink:type="simple" xlink:href="https://www.ukrinform.ua/rubric-polytics/3717485-zodnu-krainu-nato-ukraina-ne-vtaguvatime-u-vijnu-zelenskij.html" text:style-name="Internet_20_link" text:visited-style-name="Visited_20_Internet_20_Link">
https://www.ukrinform.ua/rubric-polytics/3717485-zodnu-krainu-nato-ukraina-ne-vtaguvatime-u-vijnu-zelenskij.html</text:a>
</text:p>
      <!--NEWS-->
      <text:h text:style-name="P10" text:outline-level="1">
<text:span text:style-name="T4">
OP was called the absurd statements of Orban about negotiations with Russia</text:span>
</text:h>
      <text:p text:style-name="P4">
Authors: Ukrinform (Person)</text:p>
      <text:p text:style-name="P4">
Publisher: Укринформ (Organization)</text:p>
      <text:p text:style-name="P4">
Published Time: 2023-06-02T14:47:09+03:00</text:p>
      <text:p text:style-name="P4">
Modified Time: 2023-06-02T14:47:09+03:00</text:p>
      <text:p text:style-name="P4">
Description: The office of the President of Ukraine considers the statements of Hungary Prime Minister Viktor Orban about negotiations with the Russian Federation instead of a counter-offensive absurd public position. - Ukrinform.</text:p>
      <text:p text:style-name="P4">
Images: ['<text:a xlink:type="simple" xlink:href="https://static.ukrinform.com/photos/2022_10/thumb_files/630_360_1665060326-694.jpg" text:style-name="Internet_20_link" text:visited-style-name="Visited_20_Internet_20_Link">
630_360_16650...</text:a>
']</text:p>
      <text:p text:style-name="P4">
Tags: ['Орбан', 'Офіс Президента']</text:p>
      <text:p text:style-name="P4">
Type: Article</text:p>
      <!--METADATA-->
      <text:p text:style-name="P4">
<draw:frame draw:style-name="fr1" draw:name="Image98" text:anchor-type="as-char" svg:width="6.9236in" svg:height="3.956343in" draw:z-index="0">
<draw:image xlink:href="../Images/yкринформ/2023-06-02T14-47-09-03-00/630_360_1665060326-694.jpg" xlink:type="simple" xlink:show="embed" xlink:actuate="onLoad" draw:mime-type="image/jpeg"/>
</draw:frame>
The Office of the President of Ukraine considers the statements of the Prime Minister of Hungary Viktor Orban proverses with the Russian Federation instead of a counter-offensive absurd public position.</text:p>
      <text:p text:style-name="P4">
So commented on the statements of Orban Advisor to the head of the Presidential Office of Ukraine Khayalo Podolyak in <text:a xlink:type="simple" xlink:href="https://twitter.com/Podolyak_M/status/1664565804757577729" text:style-name="Internet_20_link" text:visited-style-name="Visited_20_Internet_20_Link">
Twitter</text:a>
, reports Ukrinform.</text:p>
      <text:p text:style-name="P4">
"The absurd public position of Victor Orban once again demonstratively insult the value of the European Union and international law in general. It is consciousness of Europe and indulgence by Russia's terrorist actions. It is the consciousness of the aggressor and encouraging it to continue the destruction of Ukraine/Europe ... - Let him call his "second Putin" and ask that the Russian armed forms go beyond the internationally recognized borders of Ukraine, " - Podolyak wrote.</text:p>
      <text:p text:style-name="P4">
<text:span text:style-name="T4">
 Read also: </text:span>
 <text:a xlink:type="simple" xlink:href="https://www.ukrinform.ua/rubric-polytics/3717439-orban-zamist-kontrnastupu-zaklikav-do-peregovoriv-ukraini-z-rosieu-u-mzs-vidreaguvali.html" text:style-name="Internet_20_link" text:visited-style-name="Visited_20_Internet_20_Link">
<text:span text:style-name="T4">
 Orban </text:span>
 Instead of a counter -offensive, he called for negotiations with Russia - in the Ministry of Foreign Affairs</text:a>
According to him, it is time to Hungary to realize that because of counter -offensive action, Ukraine returns its territories and its people, which is just and obligatory.</text:p>
      <text:p text:style-name="P4">
If Putin removes his troops from Ukraine, Podolyak emphasized, then the war and will be over. "There are no more losses and deaths. Only a full -fledged removal contingent and the occupier's technique is a prerequisite for the end of the war. Did he hear such calls for Orban's similar calls?" - said advisor to the head of the OP.</text:p>
      <text:p text:style-name="P4">
Hungarian Prime Minister Viktor Orban reported in an interview with the State Radio, in an interview with the ceasefire and peace talks between Ukraine and Russia, the beginning of the Ukrainian counter-offensive, motivating that the attacking stomach is three times greater losses than the one who defends.</text:p>
      <text:p text:style-name="P4">
<text:span text:style-name="T4">
 Read also: </text:span>
 <text:a xlink:type="simple" xlink:href="https://www.ukrinform.ua/rubric-ato/3717437-eksdirektor-cru-perekonanij-v-uspisnosti-kontrnastupu-ukraini.html" text:style-name="Internet_20_link" text:visited-style-name="Visited_20_Internet_20_Link">
CIA Exprener is convinced of success <text:span text:style-name="T4">
 counter -offensive </text:span>
 in Ukraine</text:a>
The Ministry of Foreign Affairs of Ukraine, in turn, urged to organize from Moscow to end the war and return its army to the Russian territory.</text:p>
      <text:p text:style-name="P4">
News Source: <text:a xlink:type="simple" xlink:href="https://www.ukrinform.ua/rubric-polytics/3717484-v-op-nazvali-absurdnimi-zaavi-orbana-pro-peregovori-z-rosieu.html" text:style-name="Internet_20_link" text:visited-style-name="Visited_20_Internet_20_Link">
https://www.ukrinform.ua/rubric-polytics/3717484-v-op-nazvali-absurdnimi-zaavi-orbana-pro-peregovori-z-rosieu.html</text:a>
</text:p>
      <!--NEWS-->
      <text:h text:style-name="P10" text:outline-level="1">
<text:span text:style-name="T4">
After the death of cadets in Kharkiv region, four people have already been removed from positions</text:span>
</text:h>
      <text:p text:style-name="P4">
Authors: Ukrinform (Person)</text:p>
      <text:p text:style-name="P4">
Publisher: Укринформ (Organization)</text:p>
      <text:p text:style-name="P4">
Published Time: 2023-06-02T14:49:00+03:00</text:p>
      <text:p text:style-name="P4">
Modified Time: 2023-06-02T14:49:00+03:00</text:p>
      <text:p text:style-name="P4">
Description: Persons whose actions led to the death of two cadets of the National University of Civil Protection in Kharkiv will be released regardless of the results of the official investigation. Four have already been removed from work. - Ukrinform.</text:p>
      <text:p text:style-name="P4">
Images: ['<text:a xlink:type="simple" xlink:href="https://static.ukrinform.com/photos/2022_02/thumb_files/630_360_1644842027-103.jpg" text:style-name="Internet_20_link" text:visited-style-name="Visited_20_Internet_20_Link">
630_360_16448...</text:a>
']</text:p>
      <text:p text:style-name="P4">
Tags: ['ДСНС', 'Харківщина', 'Курсант']</text:p>
      <text:p text:style-name="P4">
Type: Article</text:p>
      <!--METADATA-->
      <text:p text:style-name="P4">
<draw:frame draw:style-name="fr1" draw:name="Image99" text:anchor-type="as-char" svg:width="6.9236in" svg:height="3.956343in" draw:z-index="0">
<draw:image xlink:href="../Images/yкринформ/2023-06-02T14-49-00-03-00/630_360_1644842027-103.jpg" xlink:type="simple" xlink:show="embed" xlink:actuate="onLoad" draw:mime-type="image/jpeg"/>
</draw:frame>
Persons who have led to the death of two cadets of the National University of Civil Protection in Kharkiv region will be released regardless of the results of official investigation. Four have already been removed from work.</text:p>
      <text:p text:style-name="P4">
This was stated by the Head of the State Emergency Service Sergey Kruk in <text:a xlink:type="simple" xlink:href="https://www.facebook.com/story.php" text:style-name="Internet_20_link" text:visited-style-name="Visited_20_Internet_20_Link">
Facebook</text:a>
, reports Ukrinform.</text:p>
      <text:p text:style-name="P4">
According to Kruk, after the completion of the official investigation and on the ground conclusions, it will be decided to bring to the responsibility of persons who organized the educational process.</text:p>
      <text:p text:style-name="P4">
“4 people are currently dismissed. But this is only the beginning!Regardless of the sections of the investigation of a person whose actions led to the death of young boys have no moral right to work with cadets and will be released from ... positions. Every crime must have a fair punishment, ”the head of the DSSNS stressed.</text:p>
      <text:p text:style-name="P4">
<text:span text:style-name="T4">
 Read also: </text:span>
 <text:a xlink:type="simple" xlink:href="https://www.ukrinform.ua/rubric-regions/3717011-udar-po-harkovu-poskodzenij-promislovij-obekt-zpid-zavaliv-vratuvali-zinku.html" text:style-name="Internet_20_link" text:visited-style-name="Visited_20_Internet_20_Link">
Kharkov blow: damaged industrial facility, saved a woman</text:a>
As it was reported, in the Kharkiv region on May 31 <text:a xlink:type="simple" xlink:href="https://www.ukrinform.ua/rubric-regions/3717182-na-harkivsini-rozsliduut-zagibel-dvoh-kursantivratuvalnikiv.html" text:style-name="Internet_20_link" text:visited-style-name="Visited_20_Internet_20_Link">
killed two cadets</text:a>
National University of Civil Protection. The event was pre -qualified under Article 115 of the Criminal Code "Intentional Murder".</text:p>
      <text:p text:style-name="P4">
The SES Commission conducts an official investigation. 4 persons responsible for the educational process were removed.</text:p>
      <text:p text:style-name="P4">
<text:span text:style-name="T5">
Foto: SNNS</text:span>
</text:p>
      <text:p text:style-name="P4">
News Source: <text:a xlink:type="simple" xlink:href="https://www.ukrinform.ua/rubric-regions/3717486-pisla-zagibeli-kursantiv-na-harkivsini-cotiroh-osib-vze-vidstoronili-vid-posad.html" text:style-name="Internet_20_link" text:visited-style-name="Visited_20_Internet_20_Link">
https://www.ukrinform.ua/rubric-regions/3717486-pisla-zagibeli-kursantiv-na-harkivsini-cotiroh-osib-vze-vidstoronili-vid-posad.html</text:a>
</text:p>
      <!--NEWS-->
      <text:h text:style-name="P10" text:outline-level="1">
<text:span text:style-name="T4">
The Government has attracted more than ₴ 498 billion since</text:span>
</text:h>
      <text:p text:style-name="P4">
Authors: Ukrinform (Person)</text:p>
      <text:p text:style-name="P4">
Publisher: Укринформ (Organization)</text:p>
      <text:p text:style-name="P4">
Published Time: 2023-06-02T14:55:13+03:00</text:p>
      <text:p text:style-name="P4">
Modified Time: 2023-06-02T14:55:13+03:00</text:p>
      <text:p text:style-name="P4">
Description: From the beginning of the full -scale invasion of Russia into Ukraine as of June 1, 2023, the government has attracted more than UAH 498 billion in equivalent from the sale of bonds of internal state loan (ATPP). - Ukrinform.</text:p>
      <text:p text:style-name="P4">
Images: ['<text:a xlink:type="simple" xlink:href="https://static.ukrinform.com/photos/2019_02/thumb_files/630_360_1550144984-323.jpg" text:style-name="Internet_20_link" text:visited-style-name="Visited_20_Internet_20_Link">
630_360_15501...</text:a>
']</text:p>
      <text:p text:style-name="P4">
Tags: ['Нацбанк', 'Облігації', 'Війна з Росією']</text:p>
      <text:p text:style-name="P4">
Type: Article</text:p>
      <!--METADATA-->
      <text:p text:style-name="P4">
<draw:frame draw:style-name="fr1" draw:name="Image100" text:anchor-type="as-char" svg:width="6.9236in" svg:height="3.956343in" draw:z-index="0">
<draw:image xlink:href="../Images/yкринформ/2023-06-02T14-55-13-03-00/630_360_1550144984-323.jpg" xlink:type="simple" xlink:show="embed" xlink:actuate="onLoad" draw:mime-type="image/jpeg"/>
</draw:frame>
The Government at the beginning of a full -scale invasion of Russia into Ukraine as of June 1, 2023 attracted from the sale of domestic government loan bonds(Towels)Naukiya over UAH 498 billion is equivalent.</text:p>
      <text:p text:style-name="P4">
About it reports <text:a xlink:type="simple" xlink:href="https://bank.gov.ua/ua/news/all/uryad-ukrayini-z-pochatku-povnomasshtabnoyi-viyni-zaluchiv-vid-prodaju-ovdp-na-auktsionah-ponad-498-mlrd-grn-v-ekvivalenti--depozitariy-nbu" text:style-name="Internet_20_link" text:visited-style-name="Visited_20_Internet_20_Link">
press service of the National Bank of Ukraine,</text:a>
transmits Ukrinform.</text:p>
      <text:p text:style-name="P4">
"From the beginning of full -scale <text:a xlink:type="simple" xlink:href="https://www.ukrinform.ua/tag-vijna" text:style-name="Internet_20_link" text:visited-style-name="Visited_20_Internet_20_Link">
war</text:a>
By 31 2023, the Government of Ukraine attracted UAH 318620.3 million from the placement of government bonds at auctions, $ 3,573.2 million. USA and 1 482.2 million euros. 318126.0 million UAH, 4 125.0 million dollars, were directed to repay the internal debt securities for the same period. USA and 1,049.6 million euros, " - it is said.</text:p>
      <text:p text:style-name="P4">
It is noted that in May 2023 the borrowing of the Ministry of Finance by the inside of the debt market for 16 427.02 million UAH(in equivalent)Exceeded payments on domestic government bonds. In total, during January - this year, the corresponding positive balance was UAH 77 458.3 million. 25% per annum.</text:p>
      <text:p text:style-name="P4">
The largest volume of these securities is still concentrated by banks - primary dealers. The second largest portfolio of military bonds of citizens and business of Ukraine. The volume of military bonds of domestic loan ownership of non -residents - UAH 9 043.2 million and $ 22.6 million.</text:p>
      <text:p text:style-name="P4">
<text:span text:style-name="T4">
 Read also: </text:span>
 [Ukrainians in "Actions" have already purchased <text:span text:style-name="T4">
 bonds </text:span>
 by more(https://www.ukrinform.ua/rubric-economy/3716188-ukrainci-u-dii-vze-pridbali-obligacij-na-ponad-1-milard.html)In May, the Ministry of Finance made repayment of military government bonds nominated in UAH, worth UAH 7 155.0 million, in US dollars - $ 312.3 million, as well as in euro - € 387.0 million.</text:p>
      <text:p text:style-name="P4">
As it was reported, in connection with the Russian aggression, the Ukrainian Government approval of the step -by -step issue of military bonds in the amount of up to UAH 400 billion. The minfin is conducting auctions for the sale of government bonds every Tuesday, starting on March 1.</text:p>
      <text:p text:style-name="P4">
News Source: <text:a xlink:type="simple" xlink:href="https://www.ukrinform.ua/rubric-economy/3717489-urad-iz-pocatku-vijni-zaluciv-vid-prodazu-ovdp-ponad-498-milardiv.html" text:style-name="Internet_20_link" text:visited-style-name="Visited_20_Internet_20_Link">
https://www.ukrinform.ua/rubric-economy/3717489-urad-iz-pocatku-vijni-zaluciv-vid-prodazu-ovdp-ponad-498-milardiv.html</text:a>
</text:p>
      <!--NEWS-->
      <text:h text:style-name="P10" text:outline-level="1">
<text:span text:style-name="T4">
В оновленій версії застосунку «Київ Цифровий» можна повідомити про недоступне укриття</text:span>
</text:h>
      <text:p text:style-name="P4">
Authors: Ukrinform (Person)</text:p>
      <text:p text:style-name="P4">
Publisher: Укринформ (Organization)</text:p>
      <text:p text:style-name="P4">
Published Time: 2023-06-02T14:56:00+03:00</text:p>
      <text:p text:style-name="P4">
Modified Time: 2023-06-02T14:56:00+03:00</text:p>
      <text:p text:style-name="P4">
Description: In the updated version of the city application "Kiev digital" added the opportunity to report the closed or inaccessible shelter. - Ukrinform.</text:p>
      <text:p text:style-name="P4">
Images: ['<text:a xlink:type="simple" xlink:href="https://static.ukrinform.com/photos/2023_06/thumb_files/630_360_1685707765-169.jpg" text:style-name="Internet_20_link" text:visited-style-name="Visited_20_Internet_20_Link">
630_360_16857...</text:a>
']</text:p>
      <text:p text:style-name="P4">
Tags: ['Київ', 'Київ Цифровий', 'Укриття']</text:p>
      <text:p text:style-name="P4">
Type: Article</text:p>
      <!--METADATA-->
      <text:p text:style-name="P4">
<draw:frame draw:style-name="fr1" draw:name="Image101" text:anchor-type="as-char" svg:width="6.9236in" svg:height="3.956343in" draw:z-index="0">
<draw:image xlink:href="../Images/yкринформ/2023-06-02T14-56-00-03-00/630_360_1685707765-169.jpg" xlink:type="simple" xlink:show="embed" xlink:actuate="onLoad" draw:mime-type="image/jpeg"/>
</draw:frame>
The willow version of the city application "Kyiv Digital" was added to the opportunity to report on the closed or inaccessible shelter.</text:p>
      <text:p text:style-name="P4">
As Ukrinform reports, it reports in <text:a xlink:type="simple" xlink:href="https://t.me/KyivCityOfficial/6930" text:style-name="Internet_20_link" text:visited-style-name="Visited_20_Internet_20_Link">
telegram</text:a>
Kyiv City State Administration.</text:p>
      <text:p text:style-name="P4">
“In the city application, Kyiv digital appeared an offline map of shelters. Also, the wrapped version added the opportunity to report the closed or inaccessible <text:a xlink:type="simple" xlink:href="https://www.ukrinform.ua/tag-ukritta" text:style-name="Internet_20_link" text:visited-style-name="Visited_20_Internet_20_Link">
shelter</text:a>
”, - the message said.</text:p>
      <text:p text:style-name="P4">
As noted in the KSCA, if the person failed to get into the shelter, you must select it on the map and press it in the information card "Complying the School".</text:p>
      <text:p text:style-name="P4">
After that, the responsible department will immediately receive information and be able to manage the situation.</text:p>
      <text:p text:style-name="P4">
<text:span text:style-name="T4">
 Read also: </text:span>
 <text:a xlink:type="simple" xlink:href="https://www.ukrinform.ua/rubric-kyiv/3717419-na-oblastuvanna-ukrittiv-kiiv-vidiliv-12-milarda-klicko.html" text:style-name="Internet_20_link" text:visited-style-name="Visited_20_Internet_20_Link">
for the arrangement of shelters Kiev has allocated ₴ 1.2 billion -click</text:a>
To use the shelter outside the network, it is enough to go for a time when there is an Internet. Subsequently, the map will automatically load in the background.</text:p>
      <text:p text:style-name="P4">
As reported by Ukrinform, the Commission of the Kyiv City Council on Technogenic and Ecological Safety and Emergency Situations has approved <text:a xlink:type="simple" xlink:href="https://www.ukrinform.ua/rubric-kyiv/3717403-komisia-kiivradi-uhvalila-risenna-pro-cilodobovij-dostup-do-ukrittiv.html" text:style-name="Internet_20_link" text:visited-style-name="Visited_20_Internet_20_Link">
Decision of prosecidal access to shelters. </text:a>
</text:p>
      <text:p text:style-name="P4">
News Source: <text:a xlink:type="simple" xlink:href="https://www.ukrinform.ua/rubric-kyiv/3717495-v-onovlenij-versii-zastosunku-kiiv-cifrovij-mozna-povidomiti-pro-nedostupne-ukritta.html" text:style-name="Internet_20_link" text:visited-style-name="Visited_20_Internet_20_Link">
https://www.ukrinform.ua/rubric-kyiv/3717495-v-onovlenij-versii-zastosunku-kiiv-cifrovij-mozna-povidomiti-pro-nedostupne-ukritta.html</text:a>
</text:p>
      <!--NEWS-->
      <text:h text:style-name="P10" text:outline-level="1">
<text:span text:style-name="T4">
Zelensky about a counter -offensive: the main thing is to see it and felt</text:span>
</text:h>
      <text:p text:style-name="P4">
Authors: Ukrinform (Person)</text:p>
      <text:p text:style-name="P4">
Publisher: Укринформ (Organization)</text:p>
      <text:p text:style-name="P4">
Published Time: 2023-06-02T14:59:19+03:00</text:p>
      <text:p text:style-name="P4">
Modified Time: 2023-06-02T14:59:19+03:00</text:p>
      <text:p text:style-name="P4">
Description: Результатом контрнаступу має стати звільнення від російських загарбників українських територій, і коли він відбуватиметься, Росія та її війська це відчують. — Укрінформ.</text:p>
      <text:p text:style-name="P4">
Images: ['<text:a xlink:type="simple" xlink:href="https://static.ukrinform.com/photos/2023_06/thumb_files/630_360_1685706502-470.jpg" text:style-name="Internet_20_link" text:visited-style-name="Visited_20_Internet_20_Link">
630_360_16857...</text:a>
']</text:p>
      <text:p text:style-name="P4">
Tags: ['Зеленський', 'Війна з Росією', 'Контрнаступ']</text:p>
      <text:p text:style-name="P4">
Type: Article</text:p>
      <!--METADATA-->
      <text:p text:style-name="P4">
<draw:frame draw:style-name="fr1" draw:name="Image102" text:anchor-type="as-char" svg:width="6.9236in" svg:height="3.956343in" draw:z-index="0">
<draw:image xlink:href="../Images/yкринформ/2023-06-02T14-59-19-03-00/630_360_1685706502-470.jpg" xlink:type="simple" xlink:show="embed" xlink:actuate="onLoad" draw:mime-type="image/jpeg"/>
</draw:frame>
Результатом контрнаступу має стати звільнення від російських загарбниківукраїнських територій, і коли він відбуватиметься, Росія та її війська цевідчують.</text:p>
      <text:p text:style-name="P4">
Про це сказав Президент Володимир Зеленський під час спільної з ПрезидентомЕстонії Аланом Карісом пресконференції у Києві, повідомляє кореспондентУкрінформу.</text:p>
      <text:p text:style-name="P4">
«Це не кіно, мені складно сказати, як ви побачите контрнаступ. Головне, щоб цепобачила Росія, і не тільки побачила, а відчула. А особливо ми говоримо про тівійська, які окупували нашу територію. Деокупація наших територій – це і єрезультат контрнаступу. Коли це буде відбуватись, ви зрозумієте, що вінвідбувається», - сказав Зеленський.</text:p>
      <text:p text:style-name="P4">
<text:span text:style-name="T4">
Читайте також:</text:span>
 <text:a xlink:type="simple" xlink:href="https://www.ukrinform.ua/rubric-polytics/3717471-zelenskij-zustrivsa-u-kievi-z-prezidentom-estonii.html" text:style-name="Internet_20_link" text:visited-style-name="Visited_20_Internet_20_Link">
 <text:span text:style-name="T4">
Зеленський</text:span>
 зустрівся у Києві з Президентом Естонії</text:a>
It was reported that NATO Secretary -General Jens Stoltenberg stated that the countries of the northern Atlantic Alliance provided Ukraine with sufficient military assistance to disseminate the territories captured by Russia, but are ready to do even more for the aid of Kiev.</text:p>
      <text:p text:style-name="P4">
Photo: op</text:p>
      <text:p text:style-name="P4">
News Source: <text:a xlink:type="simple" xlink:href="https://www.ukrinform.ua/rubric-ato/3717491-zelenskij-pro-kontrnastup-golovne-sob-jogo-pobacila-ta-vidcula-rosia.html" text:style-name="Internet_20_link" text:visited-style-name="Visited_20_Internet_20_Link">
https://www.ukrinform.ua/rubric-ato/3717491-zelenskij-pro-kontrnastup-golovne-sob-jogo-pobacila-ta-vidcula-rosia.html</text:a>
</text:p>
      <!--NEWS-->
      <text:h text:style-name="P10" text:outline-level="1">
<text:span text:style-name="T4">
The Russians fired a village near Zaporozhye - two dead, four wounded</text:span>
</text:h>
      <text:p text:style-name="P4">
Authors: Ukrinform (Person)</text:p>
      <text:p text:style-name="P4">
Publisher: Укринформ (Organization)</text:p>
      <text:p text:style-name="P4">
Published Time: 2023-06-02T15:05:06+03:00</text:p>
      <text:p text:style-name="P4">
Modified Time: 2023-06-02T15:05:06+03:00</text:p>
      <text:p text:style-name="P4">
Description: The army of the Russian Federation fired at Komyshivakha, who was near Zaporozhye, as a result of which two people were killed, four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Агресія РФ', 'Запоріжжя']</text:p>
      <text:p text:style-name="P4">
Type: Article</text:p>
      <!--METADATA-->
      <text:p text:style-name="P4">
<draw:frame draw:style-name="fr1" draw:name="Image103" text:anchor-type="as-char" svg:width="6.9236in" svg:height="3.956343in" draw:z-index="0">
<draw:image xlink:href="../Images/yкринформ/2023-06-02T15-05-06-03-00/630_360_1538997483-946.jpg" xlink:type="simple" xlink:show="embed" xlink:actuate="onLoad" draw:mime-type="image/jpeg"/>
</draw:frame>
The Rfost army was arranged by Komyshivakhawa, near Zaporozhye, as a result of which the two people were killed, four were wounded.</text:p>
      <text:p text:style-name="P4">
About it in <text:a xlink:type="simple" xlink:href="https://t.me/zoda_gov_ua/19162" text:style-name="Internet_20_link" text:visited-style-name="Visited_20_Internet_20_Link">
telegram</text:a>
Yuri Malashko, Yuriy Malashko, reports, Ukrinform reports.</text:p>
      <text:p text:style-name="P4">
"Four civilians were injured and two were killed in Komyshuvas - the result of the terrorist act of the Russian Federation," the post reads.</text:p>
      <text:p text:style-name="P4">
It is noted that the enemy attacked a multi -storey building in the village. Mine-explosive injuries were given to women 41, 84 and 87 years old, as well as 21-year-old people. The insurance was taken to a medical facility.</text:p>
      <text:p text:style-name="P4">
<text:span text:style-name="T4">
 Read also: </text:span>
 [in the day of the Russian army fired at 10 regions of Ukraine -OVA.(https://www.ukrinform.ua/rubric-regions/3717418-za-dobu-armia-rf-obstrilala-10-oblastej-ukraini-zvedenna-ova.html)Women 44 and 77 were killed from injuries.</text:p>
      <text:p text:style-name="P4">
As it was reported, during the last day the enemy <text:a xlink:type="simple" xlink:href="https://www.ukrinform.ua/rubric-regions/3717291-rosiani-obstriluvali-zaporizku-oblast-z-aviacii-droniv-i-artilerij-e-zagiblij-ta-poraneni.html" text:style-name="Internet_20_link" text:visited-style-name="Visited_20_Internet_20_Link">
more than 100 times fired at the Zaporozhye region. </text:a>
</text:p>
      <text:p text:style-name="P4">
News Source: <text:a xlink:type="simple" xlink:href="https://www.ukrinform.ua/rubric-ato/3717494-rosiani-obstrilali-selise-poblizu-zaporizza-dvoe-zagiblih-cetvero-poranenih.html" text:style-name="Internet_20_link" text:visited-style-name="Visited_20_Internet_20_Link">
https://www.ukrinform.ua/rubric-ato/3717494-rosiani-obstrilali-selise-poblizu-zaporizza-dvoe-zagiblih-cetvero-poranenih.html</text:a>
</text:p>
      <!--NEWS-->
      <text:h text:style-name="P10" text:outline-level="1">
<text:span text:style-name="T4">
In Kiev, precautions were chosen to four bloggers who were spreading Video work of air defense</text:span>
</text:h>
      <text:p text:style-name="P4">
Authors: Ukrinform (Person)</text:p>
      <text:p text:style-name="P4">
Publisher: Укринформ (Organization)</text:p>
      <text:p text:style-name="P4">
Published Time: 2023-06-02T15:10:42+03:00</text:p>
      <text:p text:style-name="P4">
Modified Time: 2023-06-02T15:10:42+03:00</text:p>
      <text:p text:style-name="P4">
Description: У Києві обрали запобіжні заходи у вигляді цілодобового домашнього арешту чотирьом ​​блогерам, які поширювали відео роботи протиповітряної оборони у соціальних мережах під час російського удару по столиці 16 травня. — Укрінформ.</text:p>
      <text:p text:style-name="P4">
Images: ['<text:a xlink:type="simple" xlink:href="https://static.ukrinform.com/photos/2023_02/thumb_files/630_360_1677478309-566.jpg" text:style-name="Internet_20_link" text:visited-style-name="Visited_20_Internet_20_Link">
630_360_16774...</text:a>
']</text:p>
      <text:p text:style-name="P4">
Tags: ['Арешт', 'Блогер', 'Київ', 'ППО']</text:p>
      <text:p text:style-name="P4">
Type: Article</text:p>
      <!--METADATA-->
      <text:p text:style-name="P4">
<draw:frame draw:style-name="fr1" draw:name="Image104" text:anchor-type="as-char" svg:width="6.9236in" svg:height="3.956343in" draw:z-index="0">
<draw:image xlink:href="../Images/yкринформ/2023-06-02T15-10-42-03-00/630_360_1677478309-566.jpg" xlink:type="simple" xlink:show="embed" xlink:actuate="onLoad" draw:mime-type="image/jpeg"/>
</draw:frame>
In Kiev, precautions in the form of 24 -hour house arrest were made to four bloggers who spread video work of air defense on social networks during a Russian blow to the capital on May 16.</text:p>
      <text:p text:style-name="P4">
According to Ukrinform, the Kyiv City Prosecutor's Office reports in <text:a xlink:type="simple" xlink:href="https://t.me/kyiv_pro_office/2012" text:style-name="Internet_20_link" text:visited-style-name="Visited_20_Internet_20_Link">
telegram</text:a>
.</text:p>
      <text:p text:style-name="P4">
At the request of the Kyiv City Prosecutor's Office, four persons suspected of spreading information about work on the Internet <text:a xlink:type="simple" xlink:href="https://www.ukrinform.ua/tag-ppo" text:style-name="Internet_20_link" text:visited-style-name="Visited_20_Internet_20_Link">
PPO</text:a>
But the effects of air goals have chosen precautions in the form of round -the -clock house arrest.</text:p>
      <text:p text:style-name="P4">
According to the court ruling, the suspect is forbidden to leave their place of residence until July 31.</text:p>
      <text:p text:style-name="P4">
Criminal proceedings are investigated under Part 2 of Art. 114-2 of the Criminal Code of Ukraine. The sanction of the article provides from 5 to 8 years in prison.</text:p>
      <text:p text:style-name="P4">
<text:span text:style-name="T4">
 Read also: </text:span>
 <text:a xlink:type="simple" xlink:href="https://www.ukrinform.ua/rubric-society/3709487-sbu-vikrila-blogera-akij-vikladav-u-tiktoku-dani-pro-peresuvanna-sil-oboroni.html" text:style-name="Internet_20_link" text:visited-style-name="Visited_20_Internet_20_Link">
<text:span text:style-name="T4">
 SBU </text:span>
 <text:span text:style-name="T4">
 </text:span>
 exposed <text:span text:style-name="T4">
 </text:span>
 blogger <text:span text:style-name="T4">
, </text:span>
 which <text:span text:style-name="T4">
 </text:span>
 taught <text:span text:style-name="T4">
 in </text:span>
 run <text:span text:style-name="T4">
 </text:span>
 Move <text:span text:style-name="T4">
 </text:span>
 Forces <text:span text:style-name="T4">
 </text:span>
 Defense **</text:a>
The prosecutor's office calls for citizens to take responsibly to prohibitions to publicize the video work of air defense and the consequences of the damage to the air goals, as the enemy can track such messages and adjust strokes.</text:p>
      <text:p text:style-name="P4">
As reported <text:a xlink:type="simple" xlink:href="https://www.ukrinform.ua/rubric-kyiv/3716561-sbu-povidomila-pro-pidozru-cotirom-blogerkam-aki-viklali-video-z-robotou-ppo.html" text:style-name="Internet_20_link" text:visited-style-name="Visited_20_Internet_20_Link">
Ukrinform</text:a>
, The Security Service of Ukraine announced the suspicion of four bloggers, who had made a video with the work of air defense during a Russian strike in Kiev on May 16.</text:p>
      <text:p text:style-name="P4">
News Source: <text:a xlink:type="simple" xlink:href="https://www.ukrinform.ua/rubric-kyiv/3717497-u-kievi-obrali-zapobizni-zahodi-cotirom-blogeram-aki-posiruvali-video-roboti-ppo.html" text:style-name="Internet_20_link" text:visited-style-name="Visited_20_Internet_20_Link">
https://www.ukrinform.ua/rubric-kyiv/3717497-u-kievi-obrali-zapobizni-zahodi-cotirom-blogeram-aki-posiruvali-video-roboti-ppo.html</text:a>
</text:p>
      <!--NEWS-->
      <text:h text:style-name="P10" text:outline-level="1">
<text:span text:style-name="T4">
Katarina Zavatskaya will play in the semifinals of the ITF 60 tournament in Italy</text:span>
</text:h>
      <text:p text:style-name="P4">
Authors: Ukrinform (Person)</text:p>
      <text:p text:style-name="P4">
Publisher: Укринформ (Organization)</text:p>
      <text:p text:style-name="P4">
Published Time: 2023-06-02T15:12:00+03:00</text:p>
      <text:p text:style-name="P4">
Modified Time: 2023-06-02T15:12:00+03:00</text:p>
      <text:p text:style-name="P4">
Description: Ukrainian tennis player Katarina Zavatskaya ( # 218 WTA) won the quarterfinal match of the ITF60 tournament in the Italian city of Basshia. - Ukrinform.</text:p>
      <text:p text:style-name="P4">
Images: ['<text:a xlink:type="simple" xlink:href="https://static.ukrinform.com/photos/2023_06/thumb_files/630_360_1685601153-131.jpg" text:style-name="Internet_20_link" text:visited-style-name="Visited_20_Internet_20_Link">
630_360_16856...</text:a>
']</text:p>
      <text:p text:style-name="P4">
Tags: ['Японія', 'Німеччина', 'Теніс', 'Україна', 'Жінки']</text:p>
      <text:p text:style-name="P4">
Type: Article</text:p>
      <!--METADATA-->
      <text:p text:style-name="P4">
<draw:frame draw:style-name="fr1" draw:name="Image106" text:anchor-type="as-char" svg:width="6.9236in" svg:height="3.956343in" draw:z-index="0">
<draw:image xlink:href="../Images/yкринформ/2023-06-02T15-12-00-03-00/630_360_1685601153-131.jpg" xlink:type="simple" xlink:show="embed" xlink:actuate="onLoad" draw:mime-type="image/jpeg"/>
</draw:frame>
Katarina Zavatskaya(№218 WTA)won the quarterfinal match of the tournairitf60 in the Italian city of Bashia.</text:p>
      <text:p text:style-name="P4">
In the quarterfinal duel of the native Lutsk won Japanese Khontam(191)- 6:4, 7:6(8:6), reports Ukrinform.</text:p>
      <text:p text:style-name="P4">
The rivals spent 2 hours 12 minutes at the court.</text:p>
      <text:p text:style-name="P4">
<text:span text:style-name="T4">
 Read also: </text:span>
 <text:a xlink:type="simple" xlink:href="https://www.ukrinform.ua/rubric-sports/3717322-upate-v-istorii-dvi-ukrainki-vistuplat-u-tretomu-koli-rolan-garros.html" text:style-name="Internet_20_link" text:visited-style-name="Visited_20_Internet_20_Link">
Fry in history, two Ukrainians will perform in the third circle "Rolan Harros"</text:a>
In the semifinals of Katarin will play with the winner of the match Julia Riera(Argentina, 150)- Kathleen Konev(411).</text:p>
      <text:p text:style-name="P4">
Фото: btu.org.</text:p>
      <text:p text:style-name="P4">
News Source: <text:a xlink:type="simple" xlink:href="https://www.ukrinform.ua/rubric-sports/3717499-katarina-zavacka-zigrae-u-pivfinali-turniru-itf-60-v-italii.html" text:style-name="Internet_20_link" text:visited-style-name="Visited_20_Internet_20_Link">
https://www.ukrinform.ua/rubric-sports/3717499-katarina-zavacka-zigrae-u-pivfinali-turniru-itf-60-v-italii.html</text:a>
</text:p>
      <!--NEWS-->
      <text:h text:style-name="P10" text:outline-level="1">
<text:span text:style-name="T4">
Ohmatdit got a modern computer tomograph</text:span>
</text:h>
      <text:p text:style-name="P4">
Authors: Ukrinform (Person)</text:p>
      <text:p text:style-name="P4">
Publisher: Укринформ (Organization)</text:p>
      <text:p text:style-name="P4">
Published Time: 2023-06-02T15:14:37+03:00</text:p>
      <text:p text:style-name="P4">
Modified Time: 2023-06-02T15:14:37+03:00</text:p>
      <text:p text:style-name="P4">
Description: Ohmatdit National Children's Specialized Hospital has received a modern computer tomograph. - Ukrinform.</text:p>
      <text:p text:style-name="P4">
Images: ['<text:a xlink:type="simple" xlink:href="https://static.ukrinform.com/photos/2021_02/thumb_files/630_360_1613766366-421.jpeg" text:style-name="Internet_20_link" text:visited-style-name="Visited_20_Internet_20_Link">
630_360_16137...</text:a>
']</text:p>
      <text:p text:style-name="P4">
Tags: ['МОЗ', 'Охматдит', 'Київ']</text:p>
      <text:p text:style-name="P4">
Type: Article</text:p>
      <!--METADATA-->
      <text:p text:style-name="P4">
<draw:frame draw:style-name="fr1" draw:name="Image107" text:anchor-type="as-char" svg:width="6.9236in" svg:height="3.956343in" draw:z-index="0">
<draw:image xlink:href="../Images/yкринформ/2023-06-02T15-14-37-03-00/630_360_1613766366-421.jpeg" xlink:type="simple" xlink:show="embed" xlink:actuate="onLoad" draw:mime-type="image/jpeg"/>
</draw:frame>
Ohmatdit National Children's Specialized Hospital has received a modern computer tomograph.</text:p>
      <text:p text:style-name="P4">
About it reports <text:a xlink:type="simple" xlink:href="https://moz.gov.ua/article/news/ohmatdit-otrimae-suchasnij-komp%E2%80%99juternij-tomograf-" text:style-name="Internet_20_link" text:visited-style-name="Visited_20_Internet_20_Link">
Ministry of Health</text:a>
, reports Ukrinform.</text:p>
      <text:p text:style-name="P4">
Ohmatdit National Children's Hospital has received an innovative 384 sections. "Medical Procurement of Ukraine" at the request of the Ministry of Health has purchased and delivered critically necessary equipment to provide small patients with high -quality and free means. "</text:p>
      <text:p text:style-name="P4">
<text:span text:style-name="T4">
 Read also: </text:span>
 <text:a xlink:type="simple" xlink:href="https://www.ukrinform.ua/rubric-society/3716875-naev-do-dna-zahistu-ditej-vidvidav-kiivskij-ohmatdit.html" text:style-name="Internet_20_link" text:visited-style-name="Visited_20_Internet_20_Link">
Naev for Children's Day was visited by Kyiv <text:span text:style-name="T4">
 Ohmatdit </text:span>
 "</text:a>
Computer tomograph is a device that allows doctors to get a detailed image of the internal organs and tissues of the person. This is extremely important for timely diagnosis and effective treatment. Thanks to this modern equipment, doctors will be able to make accurate diagnoses and develop individual treatment plans for each patient.</text:p>
      <text:p text:style-name="P4">
Also, the modern computer tomography has improved technologies aimed at reducing the dose of radiation that the patient receives during the course.</text:p>
      <text:p text:style-name="P4">
<text:span text:style-name="T4">
 Read also: </text:span>
 [in <text:span text:style-name="T4">
 Okhmatdit </text:span>
 and will open a modern rehabilitation department for children(https://www.ukrinform.ua/rubric-society/3707407-v-ohmatditi-vidkriut-sucasne-viddilenna-reabilitacii-dla-ditej-v-umovah-stacionaru.html)As it was reported, in the Duben City Hospital in the Rivne region, a modern angiographic digital system of Artis One, produced by the German concern Siemens. The procurement was made by the Ministry of Health of Ukraine by the state budget.</text:p>
      <text:p text:style-name="P4">
News Source: <text:a xlink:type="simple" xlink:href="https://www.ukrinform.ua/rubric-society/3717503-ohmatdit-otrimav-sucasnij-komputernij-tomograf.html" text:style-name="Internet_20_link" text:visited-style-name="Visited_20_Internet_20_Link">
https://www.ukrinform.ua/rubric-society/3717503-ohmatdit-otrimav-sucasnij-komputernij-tomograf.html</text:a>
</text:p>
      <!--NEWS-->
      <text:h text:style-name="P10" text:outline-level="1">
<text:span text:style-name="T4">
Zelensky can start publicly fighting those who enable Russian sanctions to bypass</text:span>
</text:h>
      <text:p text:style-name="P4">
Authors: Ukrinform (Person)</text:p>
      <text:p text:style-name="P4">
Publisher: Укринформ (Organization)</text:p>
      <text:p text:style-name="P4">
Published Time: 2023-06-02T15:23:00+03:00</text:p>
      <text:p text:style-name="P4">
Modified Time: 2023-06-02T15:23:00+03:00</text:p>
      <text:p text:style-name="P4">
Description: President Volodymyr Zelenskyy does not exclude the entry into the public plane to prevent the circumstance of sanctions by the Russian Federation with the help of other countries. - Ukrinform.</text:p>
      <text:p text:style-name="P4">
Images: ['<text:a xlink:type="simple" xlink:href="https://static.ukrinform.com/photos/2023_06/thumb_files/630_360_1685707148-891.jpg" text:style-name="Internet_20_link" text:visited-style-name="Visited_20_Internet_20_Link">
630_360_16857...</text:a>
']</text:p>
      <text:p text:style-name="P4">
Tags: ['Санкції', 'Зеленський', 'Війна з Росією']</text:p>
      <text:p text:style-name="P4">
Type: Article</text:p>
      <!--METADATA-->
      <text:p text:style-name="P4">
<draw:frame draw:style-name="fr1" draw:name="Image108" text:anchor-type="as-char" svg:width="6.9236in" svg:height="3.956343in" draw:z-index="0">
<draw:image xlink:href="../Images/yкринформ/2023-06-02T15-23-00-03-00/630_360_1685707148-891.jpg" xlink:type="simple" xlink:show="embed" xlink:actuate="onLoad" draw:mime-type="image/jpeg"/>
</draw:frame>
The Presidential Lordir Zelensky does not exclude the entry into the public plane to prevent the entry of sanctions by the Russian Federation through other countries.</text:p>
      <text:p text:style-name="P4">
He stated this during joint with Estonia President Alare Carisampressconference in Kiev, Ukrinform correspondent reports.</text:p>
      <text:p text:style-name="P4">
“Unfortunately, there are states around the world, and on the European continent who wants it or do not want, but help to bypass sanctions. Bypassing sanctions - honestly, I am even a little tired of this struggle, I think, I will start to publicly start with those who give the opportunity to bypass these sanctions, ”Zelensky said.</text:p>
      <text:p text:style-name="P4">
<text:span text:style-name="T4">
 Read also: </text:span>
 [<text:span text:style-name="T4">
 Zelensky </text:span>
 About counter -offensive: the main thing is that it may be and felt(https://www.ukrinform.ua/rubric-ato/3717491-zelenskij-pro-kontrnastup-golovne-sob-jogo-pobacila-ta-vidcula-rosia.html)He stressed that the ability to bypass sanctions leads to an increase in rocket production.</text:p>
      <text:p text:style-name="P4">
“To make us all look adequate, not a dawn. You can think of how to produce a monthly hundreds of rockets monthly(For air defense systems - ed.)and how to fold it, and on the other hand, give opportunities for them(Russians - ed.)bypassed and produced more "x" or other ballistic missiles. That is, an ashable, ”the President said.</text:p>
      <text:p text:style-name="P4">
<text:span text:style-name="T4">
 Read also: </text:span>
 <text:a xlink:type="simple" xlink:href="https://www.ukrinform.ua/rubric-polytics/3717471-zelenskij-zustrivsa-u-kievi-z-prezidentom-estonii.html" text:style-name="Internet_20_link" text:visited-style-name="Visited_20_Internet_20_Link">
<text:span text:style-name="T4">
 Zelensky </text:span>
 met in Kiev with Estonia President</text:a>
As reported by Ukrinform, on June 1 in Chisinau was held the second meeting of the European political community, at which 47 heads of state and governments discussed the joint efforts for the sake of peace in the context of war in Ukraine and associated with it currise, protection of democracy, strengthening of energy security and stability.</text:p>
      <text:p text:style-name="P4">
President Volodymyr Zelensky at this summit stated the need for partners within the framework of the Petriots Coalition and Fighter Coalitions, and to put the region with Russian rocket terror.</text:p>
      <text:p text:style-name="P4">
Photo: op</text:p>
      <text:p text:style-name="P4">
News Source: <text:a xlink:type="simple" xlink:href="https://www.ukrinform.ua/rubric-ato/3717510-zelenskij-moze-pocati-publicno-borotisa-z-timi-hto-dae-mozlivist-obhoditi-rosii-sankcii.html" text:style-name="Internet_20_link" text:visited-style-name="Visited_20_Internet_20_Link">
https://www.ukrinform.ua/rubric-ato/3717510-zelenskij-moze-pocati-publicno-borotisa-z-timi-hto-dae-mozlivist-obhoditi-rosii-sankcii.html</text:a>
</text:p>
      <!--NEWS-->
      <text:h text:style-name="P10" text:outline-level="1">
<text:span text:style-name="T4">
Ukraine deserved peace within the internationally recognized borders - President of Estonia</text:span>
</text:h>
      <text:p text:style-name="P4">
Authors: Ukrinform (Person)</text:p>
      <text:p text:style-name="P4">
Publisher: Укринформ (Organization)</text:p>
      <text:p text:style-name="P4">
Published Time: 2023-06-02T15:28:06+03:00</text:p>
      <text:p text:style-name="P4">
Modified Time: 2023-06-02T15:28:06+03:00</text:p>
      <text:p text:style-name="P4">
Description: Estonia President Aldar Caris said that Ukraine has earned peace, but within its internationally recognized borders, and assured in support of Ukraine Estonia on the way to the EU and NATO. - Ukrinform.</text:p>
      <text:p text:style-name="P4">
Images: ['<text:a xlink:type="simple" xlink:href="https://static.ukrinform.com/photos/2023_06/thumb_files/630_360_1685707169-864.jpg" text:style-name="Internet_20_link" text:visited-style-name="Visited_20_Internet_20_Link">
630_360_16857...</text:a>
']</text:p>
      <text:p text:style-name="P4">
Tags: ['Естонія', 'Зеленський', 'Війна з Росією']</text:p>
      <text:p text:style-name="P4">
Type: Article</text:p>
      <!--METADATA-->
      <text:p text:style-name="P4">
<draw:frame draw:style-name="fr1" draw:name="Image109" text:anchor-type="as-char" svg:width="6.9236in" svg:height="3.956343in" draw:z-index="0">
<draw:image xlink:href="../Images/yкринформ/2023-06-02T15-28-06-03-00/630_360_1685707169-864.jpg" xlink:type="simple" xlink:show="embed" xlink:actuate="onLoad" draw:mime-type="image/jpeg"/>
</draw:frame>
Aldar Caris Presidential said that Ukraine has earned peace, but within its international recognized borders, and assured in support of EU EU and NATO's Estonia.</text:p>
      <text:p text:style-name="P4">
Caris said this at joint with President Vladimir Zelensky Press Conference in Kiev, Ukrinform correspondent reports.</text:p>
      <text:p text:style-name="P4">
Caris expressed his sincere admiration for the courage and stability of the Ukrainian people and confused that Estonia supports Ukraine "not just because of political considerations -this will and the persuasion of our nation."</text:p>
      <text:p text:style-name="P4">
<text:span text:style-name="T4">
 Read also: </text:span>
 <text:a xlink:type="simple" xlink:href="https://www.ukrinform.ua/rubric-polytics/3717471-zelenskij-zustrivsa-u-kievi-z-prezidentom-estonii.html" text:style-name="Internet_20_link" text:visited-style-name="Visited_20_Internet_20_Link">
Zelensky met in Kiev with President <text:span text:style-name="T4">
 Estoni </text:span>
 Ї</text:a>
"Ukraine deserved peace, but within its internationally recognized borders. Kharkiv, Donetsk, Kherson, Crimea - all Ukrainian land never(More - ed.)The horrors of war are not aware. Therefore, by providing a promising strategy for supporting European security architecture, we need to introduce Ukraine to our expensive family, as well as to seek EU and NATO expansion. I want to support our support of Ukraine both on the battlefield and on the way to the EU Inato, "Karis said.</text:p>
      <text:p text:style-name="P4">
He stated that he did not want to live in the world where it is necessary to conduct a dialogue with the kids, to whom, who bombard hospitals, kindergartens and schools.</text:p>
      <text:p text:style-name="P4">
"Their place behind bars. The crime must be decent. Crimes, genocide, war crimes, aggression crimes should never remain punished, and we must start at the top," Presidential said.</text:p>
      <text:p text:style-name="P4">
<text:span text:style-name="T4">
 Read also: </text:span>
 [No NATO country Ukraine will draw in the war - <text:span text:style-name="T4">
 Zelens </text:span>
(https://www.ukrinform.ua/rubric-polytics/3717485-zodnu-krainu-nato-ukraina-ne-vtaguvatime-u-vijnu-zelenskij.html)He informed that during negotiations with the President of Ukraine, a special tribunal for the crime of Russia's aggression against Ukraine was also discussed.</text:p>
      <text:p text:style-name="P4">
As reported by Ukrinform, during the speech within the Council of Europe Summit, President of Estonia Alar Karis said that trust in European institutions depends on their response to Russian aggression, since the UN Security Sighrada has become an aggressor, violates the UN Charter, international law, international law, international law The basic right that everyone adheres to.</text:p>
      <text:p text:style-name="P4">
Russian criminals should be punished, and with the participation of the international community to develop a mechanism for compensation to victims of Russian aggression in Ukraine, Karis stressed.</text:p>
      <text:p text:style-name="P4">
Photo: op</text:p>
      <text:p text:style-name="P4">
News Source: <text:a xlink:type="simple" xlink:href="https://www.ukrinform.ua/rubric-polytics/3717511-ukraina-zasluzila-na-mir-v-mezah-miznarodno-viznanih-kordoniv-prezident-estonii.html" text:style-name="Internet_20_link" text:visited-style-name="Visited_20_Internet_20_Link">
https://www.ukrinform.ua/rubric-polytics/3717511-ukraina-zasluzila-na-mir-v-mezah-miznarodno-viznanih-kordoniv-prezident-estonii.html</text:a>
</text:p>
      <!--NEWS-->
      <text:h text:style-name="P10" text:outline-level="1">
<text:span text:style-name="T4">
A photo exhibition "Ukraine: Journalists on the front line" opened in Kiev</text:span>
</text:h>
      <text:p text:style-name="P4">
Authors: Ukrinform (Person)</text:p>
      <text:p text:style-name="P4">
Publisher: Укринформ (Organization)</text:p>
      <text:p text:style-name="P4">
Published Time: 2023-06-02T15:35:15+03:00</text:p>
      <text:p text:style-name="P4">
Modified Time: 2023-06-02T15:35:15+03:00</text:p>
      <text:p text:style-name="P4">
Description: In Kiev, a photo exhibition “Ukraine: Journalists on the front” opened in the Zoloty Gate metro station on the day of the journalist. - Ukrinform.</text:p>
      <text:p text:style-name="P4">
Images: ['<text:a xlink:type="simple" xlink:href="https://static.ukrinform.com/photos/2023_06/thumb_files/630_360_1685709114-9176.jpeg" text:style-name="Internet_20_link" text:visited-style-name="Visited_20_Internet_20_Link">
630_360_16857...</text:a>
']</text:p>
      <text:p text:style-name="P4">
Tags: ['Журналіст', 'Фотовиставка', 'Київ']</text:p>
      <text:p text:style-name="P4">
Type: Article</text:p>
      <!--METADATA-->
      <text:p text:style-name="P4">
<draw:frame draw:style-name="fr1" draw:name="Image110" text:anchor-type="as-char" svg:width="6.9236in" svg:height="3.956343in" draw:z-index="0">
<draw:image xlink:href="../Images/yкринформ/2023-06-02T15-35-15-03-00/630_360_1685709114-9176.jpeg" xlink:type="simple" xlink:show="embed" xlink:actuate="onLoad" draw:mime-type="image/jpeg"/>
</draw:frame>
In Kyiv, the lobby of the Golden Gate metro station for the day of the journalist opened the Fortial Exhibition "Ukraine: Journalists on the front line".</text:p>
      <text:p text:style-name="P4">
According to Ukrinform, it reports <text:a xlink:type="simple" xlink:href="https://kyivcity.gov.ua/news/naperedodni_dnya_zhurnalista_u_vestibyuli_stantsi_metro_zoloti_vorota_vidkrilas_fotovistavka_ukrana_zhurnalisti_na_peredoviy/" text:style-name="Internet_20_link" text:visited-style-name="Visited_20_Internet_20_Link">
Kyiv City State Administration</text:a>
.</text:p>
      <text:p text:style-name="P4">
Організатори виставки – Національна спілка журналістів України, мережа Центрівжурналістської солідарності та комунальне підприємство “Київінформ”.</text:p>
      <text:p text:style-name="P4">
<text:span text:style-name="T4">
Читайте також:</text:span>
 <text:a xlink:type="simple" xlink:href="https://www.ukrinform.ua/rubric-regions/3715569-u-harkivskomu-metro-vidkrilasa-fotovistavka-u-ramkah-proektu-mista-ta-ihni-geroi.html" text:style-name="Internet_20_link" text:visited-style-name="Visited_20_Internet_20_Link">
 У харківському метро відкрилася <text:span text:style-name="T4">
фотовистав</text:span>
 ка урамках проєкту «Міста та їхні герої» </text:a>
According to the organizers, the main purpose of the project is the solidarity of the regionalists working in the war zone, with journalists who were captured, with media, who managed to escape from temporarily hidden and frontier areas and restore the activities assistance.</text:p>
      <text:p text:style-name="P4">
</text:p>
      <text:p text:style-name="P4">
The exhibition presents 40 pictures of well -known photographers, including Boris Korpusenko, Stanislav Yurchenko, Ephraim Lukatsky, Yana Dobronosov, Yevgenazavgorodny, Igor Gurev, Roman Potapenko, Sergey Klimenko, Marikovlev, Ozaki and other authors. Also presented information about the media workers, who have agreed as a result of Russian aggression, and photos of media people who are persecuted in the Crimea.</text:p>
      <text:p text:style-name="P4">
In addition, these are works dedicated to journalists who worked and illuminate the subway at a period when thousands of people actually lived at stations, saving their lives from rocket attacks.</text:p>
      <text:p text:style-name="P4">
<text:span text:style-name="T4">
 Read also: </text:span>
 <text:a xlink:type="simple" xlink:href="https://www.ukrinform.ua/rubric-presshall/3713661-vidkritta-fotovistavki-kiiv-ucora-ta-sogodni-podoroz-u-casi-m-kiiv-park-imeni-t-sevcenka.html" text:style-name="Internet_20_link" text:visited-style-name="Visited_20_Internet_20_Link">
Opening <text:span text:style-name="T4">
 Photostai </text:span>
 Ki "Kiev yesterday and today: Time Travel"(Kyiv, T. Shevchenko Park)</text:a>
The photo exhibition will last until June 18.</text:p>
      <text:p text:style-name="P4">
As it was reported, the journalist is celebrated on June 6 in Ukraine.</text:p>
      <text:p text:style-name="P4">
News Source: <text:a xlink:type="simple" xlink:href="https://www.ukrinform.ua/rubric-kyiv/3717514-u-kievi-vidkrilas-fotovistavka-ukraina-zurnalisti-na-peredovij.html" text:style-name="Internet_20_link" text:visited-style-name="Visited_20_Internet_20_Link">
https://www.ukrinform.ua/rubric-kyiv/3717514-u-kievi-vidkrilas-fotovistavka-ukraina-zurnalisti-na-peredovij.html</text:a>
</text:p>
      <!--NEWS-->
      <text:h text:style-name="P10" text:outline-level="1">
<text:span text:style-name="T4">
12 garages are burning in Obolon district of Kiev</text:span>
</text:h>
      <text:p text:style-name="P4">
Authors: Ukrinform (Person)</text:p>
      <text:p text:style-name="P4">
Publisher: Укринформ (Organization)</text:p>
      <text:p text:style-name="P4">
Published Time: 2023-06-02T15:36:00+03:00</text:p>
      <text:p text:style-name="P4">
Modified Time: 2023-06-02T15:36:00+03:00</text:p>
      <text:p text:style-name="P4">
Description: 12 garages are burning in the Obolon district of Kiev, rescuers eliminate the fire. - Ukrinform.</text:p>
      <text:p text:style-name="P4">
Images: ['<text:a xlink:type="simple" xlink:href="https://static.ukrinform.com/photos/2023_06/thumb_files/630_360_1685709363-665.jpg" text:style-name="Internet_20_link" text:visited-style-name="Visited_20_Internet_20_Link">
630_360_16857...</text:a>
']</text:p>
      <text:p text:style-name="P4">
Tags: ['ДСНС', 'Пожежа', 'Київ']</text:p>
      <text:p text:style-name="P4">
Type: Article</text:p>
      <!--METADATA-->
      <text:p text:style-name="P4">
<draw:frame draw:style-name="fr1" draw:name="Image112" text:anchor-type="as-char" svg:width="6.9236in" svg:height="3.956343in" draw:z-index="0">
<draw:image xlink:href="../Images/yкринформ/2023-06-02T15-36-00-03-00/630_360_1685709363-665.jpg" xlink:type="simple" xlink:show="embed" xlink:actuate="onLoad" draw:mime-type="image/jpeg"/>
</draw:frame>
The Wabolonsky district of Kiev burns 12 garages, rescuers eliminate the fire.</text:p>
      <text:p text:style-name="P4">
According to Ukrinform, the Main Directorate of the Civil Service of Knowledgeable Situations of Ukraine in Kiev reports in <text:a xlink:type="simple" xlink:href="https://www.facebook.com/DSNSKyiv/posts/pfbid023QQNCMQwxxbeQ6zoubABuhfoZPwiyPdE5wRCkf4KgzrLq9Dh7c5v1py8BbpuvSyJl" text:style-name="Internet_20_link" text:visited-style-name="Visited_20_Internet_20_Link">
Facebook</text:a>
.</text:p>
      <text:p text:style-name="P4">
“2 червня о 13:47 до Служби порятунку “101” надійшло повідомлення про пожежу,яка виникла на вул. Озерній, 3, що в Оболонському районі столиці. Запопередніми даними, сталось загоряння 12 гаражів загальною площею близько 150кв. м”, - ідеться в повідомленні.</text:p>
      <text:p text:style-name="P4">
<text:span text:style-name="T4">
Читайте також:</text:span>
 <text:a xlink:type="simple" xlink:href="https://www.ukrinform.ua/rubric-kyiv/3717316-u-kievi-na-pecersku-stalasa-masstabna-pozeza-gorila-nedobudova.html" text:style-name="Internet_20_link" text:visited-style-name="Visited_20_Internet_20_Link">
 У Києві на Печерську сталася масштабна <text:span text:style-name="T4">
пожеж</text:span>
 а —горіла недобудова </text:a>
The SES added that the fire is currently underway.</text:p>
      <text:p text:style-name="P4">
As reported by Ukrinform, on June 2 in the Pechersk district of Kyiv the large -scale fire was liquidated.</text:p>
      <text:p text:style-name="P4">
News Source: <text:a xlink:type="simple" xlink:href="https://www.ukrinform.ua/rubric-kyiv/3717515-v-obolonskomu-rajoni-kieva-gorat-12-garaziv.html" text:style-name="Internet_20_link" text:visited-style-name="Visited_20_Internet_20_Link">
https://www.ukrinform.ua/rubric-kyiv/3717515-v-obolonskomu-rajoni-kieva-gorat-12-garaziv.html</text:a>
</text:p>
      <!--NEWS-->
      <text:h text:style-name="P10" text:outline-level="1">
<text:span text:style-name="T4">
Kruty stopped on the way to the semi -finals of the ATR tournament in Germany</text:span>
</text:h>
      <text:p text:style-name="P4">
Authors: Ukrinform (Person)</text:p>
      <text:p text:style-name="P4">
Publisher: Укринформ (Organization)</text:p>
      <text:p text:style-name="P4">
Published Time: 2023-06-02T15:37:00+03:00</text:p>
      <text:p text:style-name="P4">
Modified Time: 2023-06-02T15:37:00+03:00</text:p>
      <text:p text:style-name="P4">
Description: The first "racket" of Ukraine Alexei Krutykh failed to go to the semi -finals of the ATP Challenger Tour series in the German city of Troidorf with a 73,000 prize fund. - Ukrinform.</text:p>
      <text:p text:style-name="P4">
Images: ['<text:a xlink:type="simple" xlink:href="https://static.ukrinform.com/photos/2023_06/thumb_files/630_360_1685703214-995.jpg" text:style-name="Internet_20_link" text:visited-style-name="Visited_20_Internet_20_Link">
630_360_16857...</text:a>
']</text:p>
      <text:p text:style-name="P4">
Tags: ['Німеччина', 'Теніс', 'Збірна України', 'Чоловіки']</text:p>
      <text:p text:style-name="P4">
Type: Article</text:p>
      <!--METADATA-->
      <text:p text:style-name="P4">
<draw:frame draw:style-name="fr1" draw:name="Image113" text:anchor-type="as-char" svg:width="6.9236in" svg:height="3.956343in" draw:z-index="0">
<draw:image xlink:href="../Images/yкринформ/2023-06-02T15-37-00-03-00/630_360_1685703214-995.jpg" xlink:type="simple" xlink:show="embed" xlink:actuate="onLoad" draw:mime-type="image/jpeg"/>
</draw:frame>
The first "racket" of Ukraine, Alexei Krutykh, failed to go to the semi -finalurning of the ATP Challenger Tour series in the German city of Troidorf with a prize fund € 73,000.</text:p>
      <text:p text:style-name="P4">
In the 1/4 finals of Alexei(№185 ATP)In three sets lost a sadness of Nagalu(254)From India - 1: 6, 6: 1, 4: 6, transmits Ukrinform.</text:p>
      <text:p text:style-name="P4">
The match torn for 1 hour 58 minutes.</text:p>
      <text:p text:style-name="P4">
<text:span text:style-name="T4">
 Read also: </text:span>
 <text:a xlink:type="simple" xlink:href="https://www.ukrinform.ua/rubric-sports/3717499-katarina-zavacka-zigrae-u-pivfinali-turniru-itf-60-v-italii.html" text:style-name="Internet_20_link" text:visited-style-name="Visited_20_Internet_20_Link">
Katarina Zavatskaya will play in the semifinals of the ITF 60 tournament of Vitaliy</text:a>
In the semi -final stage, the Indian tennis will meet with the winner of Frederick Ferreir Silva(Portugal, 230)- Renso Olivo(Argentina, 261).</text:p>
      <text:p text:style-name="P4">
Фото: btu.org.</text:p>
      <text:p text:style-name="P4">
News Source: <text:a xlink:type="simple" xlink:href="https://www.ukrinform.ua/rubric-sports/3717516-krutih-zupinivsa-na-slahu-do-pivfinalu-turniru-atr-u-nimeccini.html" text:style-name="Internet_20_link" text:visited-style-name="Visited_20_Internet_20_Link">
https://www.ukrinform.ua/rubric-sports/3717516-krutih-zupinivsa-na-slahu-do-pivfinalu-turniru-atr-u-nimeccini.html</text:a>
</text:p>
      <!--NEWS-->
      <text:h text:style-name="P10" text:outline-level="1">
<text:span text:style-name="T4">
The Patriot coalition may not only be countries that have these systems - Zelensky</text:span>
</text:h>
      <text:p text:style-name="P4">
Authors: Ukrinform (Person)</text:p>
      <text:p text:style-name="P4">
Publisher: Укринформ (Organization)</text:p>
      <text:p text:style-name="P4">
Published Time: 2023-06-02T15:41:00+03:00</text:p>
      <text:p text:style-name="P4">
Modified Time: 2023-06-02T15:41:00+03:00</text:p>
      <text:p text:style-name="P4">
Description: The possibilities of creating a Petriots coalition were discussed with Germany, Denmark, the Netherlands, and at the same time, not only those countries that have these air defense systems can join the initiative. - Ukrinform.</text:p>
      <text:p text:style-name="P4">
Images: ['<text:a xlink:type="simple" xlink:href="https://static.ukrinform.com/photos/2023_06/thumb_files/630_360_1685707148-760.jpg" text:style-name="Internet_20_link" text:visited-style-name="Visited_20_Internet_20_Link">
630_360_16857...</text:a>
']</text:p>
      <text:p text:style-name="P4">
Tags: ['Зеленський', 'Війна з Росією', 'Patriot ']</text:p>
      <text:p text:style-name="P4">
Type: Article</text:p>
      <!--METADATA-->
      <text:p text:style-name="P4">
<draw:frame draw:style-name="fr1" draw:name="Image114" text:anchor-type="as-char" svg:width="6.9236in" svg:height="3.956343in" draw:z-index="0">
<draw:image xlink:href="../Images/yкринформ/2023-06-02T15-41-00-03-00/630_360_1685707148-760.jpg" xlink:type="simple" xlink:show="embed" xlink:actuate="onLoad" draw:mime-type="image/jpeg"/>
</draw:frame>
Petriots coalition was discussed with Germany, Denmark, the Netherlands, and at the same time the initiative can be joined not only by those countries that have these air defense systems.</text:p>
      <text:p text:style-name="P4">
President Volodymyr Zelensky stated this during the joint with Presidential Research with Alare Caris Press Conference in Kiev, correspondentation.</text:p>
      <text:p text:style-name="P4">
“This is the initial stage of creating this initiative. We had very important reasons for talking to Germany, Denmark, and the Netherlands, and we also spoke by the leaders of the European Union, that is, it was a security platform. The question is not fatigue that each of these countries I have said about can give us it, but the question that they will look for it. And this is very important, ”Zelensky said.</text:p>
      <text:p text:style-name="P4">
<text:span text:style-name="T4">
 Read also: </text:span>
 [<text:span text:style-name="T4">
 Zelensky </text:span>
 can start publicly fighting those who are able to bypass Russia(https://www.ukrinform.ua/rubric-ato/3717510-zelenskij-moze-pocati-publicno-borotisa-z-timi-hto-dae-mozlivist-obhoditi-rosii-sankcii.html)According to him, some countries have the Petriot systems themselves, others have a possible political, personal relations with states that have relevant air defense systems, finance or one or another influence.</text:p>
      <text:p text:style-name="P4">
“Most I talked to the countries with which I talk about coalitioning. That is such a common effort. We need it for sure. We will already see without what number of "Petriots" it will be difficult for us. Our task is not 70-75% of goals, but 100%, ”the president emphasized.</text:p>
      <text:p text:style-name="P4">
<text:span text:style-name="T4">
 Read also: </text:span>
 [<text:span text:style-name="T4">
 Zelensky </text:span>
 About counter -offensive: the main thing is that it may be and felt(https://www.ukrinform.ua/rubric-ato/3717491-zelenskij-pro-kontrnastup-golovne-sob-jogo-pobacila-ta-vidcula-rosia.html)As reported by Ukrinform, on June 1 in Chisinau was held the second meeting of the European political community.</text:p>
      <text:p text:style-name="P4">
President Volodymyr Zelenskyy at this summit stated the need for partners within the Petriots Coalition and the fighter coalitions to put Russian rocket terror.</text:p>
      <text:p text:style-name="P4">
Ajnj^ jg</text:p>
      <text:p text:style-name="P4">
News Source: <text:a xlink:type="simple" xlink:href="https://www.ukrinform.ua/rubric-ato/3717520-u-koalicii-patriot-mozut-buti-ne-lise-kraini-aki-maut-ci-sistemi-zelenskij.html" text:style-name="Internet_20_link" text:visited-style-name="Visited_20_Internet_20_Link">
https://www.ukrinform.ua/rubric-ato/3717520-u-koalicii-patriot-mozut-buti-ne-lise-kraini-aki-maut-ci-sistemi-zelenskij.html</text:a>
</text:p>
      <!--NEWS-->
      <text:h text:style-name="P10" text:outline-level="1">
<text:span text:style-name="T4">
Zelenskaya proposes to make the space "jointly" at the Kyiv Station with a tool of cultural diplomacy</text:span>
</text:h>
      <text:p text:style-name="P4">
Authors: Ukrinform (Person)</text:p>
      <text:p text:style-name="P4">
Publisher: Укринформ (Organization)</text:p>
      <text:p text:style-name="P4">
Published Time: 2023-06-02T15:47:40+03:00</text:p>
      <text:p text:style-name="P4">
Modified Time: 2023-06-02T15:47:40+03:00</text:p>
      <text:p text:style-name="P4">
Description: The Children's Space, organized by UNICEF at the Kyiv Central Station, can become a tool for cultural diplomacy through the demonstration of exhibition projects about Ukraine. - Ukrinform.</text:p>
      <text:p text:style-name="P4">
Images: ['<text:a xlink:type="simple" xlink:href="https://static.ukrinform.com/photos/2023_05/thumb_files/630_360_1683737977-486.jpeg" text:style-name="Internet_20_link" text:visited-style-name="Visited_20_Internet_20_Link">
630_360_16837...</text:a>
']</text:p>
      <text:p text:style-name="P4">
Tags: ['Вокзал', 'Київ', 'Олена Зеленська']</text:p>
      <text:p text:style-name="P4">
Type: Article</text:p>
      <!--METADATA-->
      <text:p text:style-name="P4">
<draw:frame draw:style-name="fr1" draw:name="Image115" text:anchor-type="as-char" svg:width="6.9236in" svg:height="3.956343in" draw:z-index="0">
<draw:image xlink:href="../Images/yкринформ/2023-06-02T15-47-40-03-00/630_360_1683737977-486.jpeg" xlink:type="simple" xlink:show="embed" xlink:actuate="onLoad" draw:mime-type="image/jpeg"/>
</draw:frame>
The Children's Space "Joint", organized by UNICEF at the Kyiv Central Station, can be a tool for cultural diplomacy through the demonstration of exhibitions about Ukraine.</text:p>
      <text:p text:style-name="P4">
The wife of President Olena Zelenskaya stated this at the opening of the children's space "jointly" from UNICEF at the Kyiv Central Railway Station, Ukrinform correspondent reports.</text:p>
      <text:p text:style-name="P4">
"People know the culture during tourist trips. Imagine a family from the Netherlands and brought with them a child who knows nothing about Ukraine. What she will see here will be the first knowledge of culture. What is our country, which is the music of music, to present Ukrainian paintings, our artists, " - said Pershali.</text:p>
      <text:p text:style-name="P4">
<text:span text:style-name="T4">
 Read also: </text:span>
 <text:a xlink:type="simple" xlink:href="https://www.ukrinform.ua/rubric-culture/3716770-zelenska-vidvidala-hudoznu-vistavku-ti-ak-v-ukrainskomu-domi.html" text:style-name="Internet_20_link" text:visited-style-name="Visited_20_Internet_20_Link">
Zelenskaya visited the art exhibition "How do you?" In the Ukrainian House</text:a>
She is convinced that such an exposition will interest not only children but also adults. However, this applies not only to foreigners - according to the first lady, the Ukrainians also need to expand knowledge of their own culture.</text:p>
      <text:p text:style-name="P4">
Zelenskaya noted that the children's space was aesthetically and qualitatively, she was fused with UNICEF and all partners for its creation.</text:p>
      <text:p text:style-name="P4">
As reported by Ukrinform, UNICEF and Ukrzaliznytsia T was organized at the Central Insalent Station in Kiev Children's Space, where children can recreate, play sports and development games, as well as to receive psychological and medical care.</text:p>
      <text:p text:style-name="P4">
Photo: op</text:p>
      <text:p text:style-name="P4">
News Source: <text:a xlink:type="simple" xlink:href="https://www.ukrinform.ua/rubric-society/3717523-zelenska-proponue-zrobiti-prostir-spilno-na-kiivskomu-vokzali-instrumentom-kulturnoi-diplomatii.html" text:style-name="Internet_20_link" text:visited-style-name="Visited_20_Internet_20_Link">
https://www.ukrinform.ua/rubric-society/3717523-zelenska-proponue-zrobiti-prostir-spilno-na-kiivskomu-vokzali-instrumentom-kulturnoi-diplomatii.html</text:a>
</text:p>
      <!--NEWS-->
      <text:h text:style-name="P10" text:outline-level="1">
<text:span text:style-name="T4">
In Kharkiv, the car was blown up on an unknown device, there are deaths and three seriously wounded children</text:span>
</text:h>
      <text:p text:style-name="P4">
Authors: Ukrinform (Person)</text:p>
      <text:p text:style-name="P4">
Publisher: Укринформ (Organization)</text:p>
      <text:p text:style-name="P4">
Published Time: 2023-06-02T15:50:00+03:00</text:p>
      <text:p text:style-name="P4">
Modified Time: 2023-06-02T15:50:00+03:00</text:p>
      <text:p text:style-name="P4">
Description: На Харківщині машина, в якій їхала родина, підірвалася на невідомому пристрої, в результаті загинула жінка, троє дітей зазнали важких поранен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іти', 'Харківщина', 'Синєгубов']</text:p>
      <text:p text:style-name="P4">
Type: Article</text:p>
      <!--METADATA-->
      <text:p text:style-name="P4">
<draw:frame draw:style-name="fr1" draw:name="Image116" text:anchor-type="as-char" svg:width="6.9236in" svg:height="3.956343in" draw:z-index="0">
<draw:image xlink:href="../Images/yкринформ/2023-06-02T15-50-00-03-00/630_360_1538997483-946.jpg" xlink:type="simple" xlink:show="embed" xlink:actuate="onLoad" draw:mime-type="image/jpeg"/>
</draw:frame>
Nakarkiv region, in which the family was traveling, exploded on an unknown device, a woman was killed, three children were seriously injured.</text:p>
      <text:p text:style-name="P4">
This was reported in <text:a xlink:type="simple" xlink:href="https://t.me/synegubov/6322" text:style-name="Internet_20_link" text:visited-style-name="Visited_20_Internet_20_Link">
telegram</text:a>
 головаХарківської ОВА Олег Синєгубов, передає Укрінформ.</text:p>
      <text:p text:style-name="P4">
"Сьогодні близько 12:00 поблизу сіл Морозова Долина та ЛеміщинеБогодухівського району на невідомому вибуховому пристрої підірвавсяавтомобіль, в якому їхала сім'я з трьома дітьми. Жінка 37 років загинула намісці. Важких поранень зазнали дві дівчинки 12-ти та 15-ти років та 12-річнийхлопчик", - повідомив Синєгубов.</text:p>
      <text:p text:style-name="P4">
<text:span text:style-name="T4">
Читайте також:</text:span>
 <text:a xlink:type="simple" xlink:href="https://www.ukrinform.ua/rubric-regions/3716075-na-hersonsini-ribalka-vtrativ-nogu-nastupivsi-na-rosijsku-minu.html" text:style-name="Internet_20_link" text:visited-style-name="Visited_20_Internet_20_Link">
 На Херсонщині рибалка втратив ногу, наступивши наросійську міну </text:a>
He added that doctors fight for the lives of children.</text:p>
      <text:p text:style-name="P4">
As it was reported, the territory and border terrain was replaced in Kharkiv region.</text:p>
      <text:p text:style-name="P4">
News Source: <text:a xlink:type="simple" xlink:href="https://www.ukrinform.ua/rubric-regions/3717524-na-harkivsini-avto-pidirvalosa-na-nevidomomu-pristroi-e-zagibla-ta-troe-vazkoporanenih-ditej.html" text:style-name="Internet_20_link" text:visited-style-name="Visited_20_Internet_20_Link">
https://www.ukrinform.ua/rubric-regions/3717524-na-harkivsini-avto-pidirvalosa-na-nevidomomu-pristroi-e-zagibla-ta-troe-vazkoporanenih-ditej.html</text:a>
</text:p>
      <!--NEWS-->
      <text:h text:style-name="P10" text:outline-level="1">
<text:span text:style-name="T4">
Ukrenergo denied searches information</text:span>
</text:h>
      <text:p text:style-name="P4">
Authors: Ukrinform (Person)</text:p>
      <text:p text:style-name="P4">
Publisher: Укринформ (Organization)</text:p>
      <text:p text:style-name="P4">
Published Time: 2023-06-02T15:53:43+03:00</text:p>
      <text:p text:style-name="P4">
Modified Time: 2023-06-02T15:53:43+03:00</text:p>
      <text:p text:style-name="P4">
Description: Ukrenergo NEC has denied information about searches conducted by the company. - Ukrinform.</text:p>
      <text:p text:style-name="P4">
Images: ['<text:a xlink:type="simple" xlink:href="https://static.ukrinform.com/photos/2019_09/thumb_files/630_360_1567691280-964.jpg" text:style-name="Internet_20_link" text:visited-style-name="Visited_20_Internet_20_Link">
630_360_15676...</text:a>
']</text:p>
      <text:p text:style-name="P4">
Tags: ['Інтернет', 'Обшук', 'Укренерго']</text:p>
      <text:p text:style-name="P4">
Type: Article</text:p>
      <!--METADATA-->
      <text:p text:style-name="P4">
<draw:frame draw:style-name="fr1" draw:name="Image117" text:anchor-type="as-char" svg:width="6.9236in" svg:height="3.956343in" draw:z-index="0">
<draw:image xlink:href="../Images/yкринформ/2023-06-02T15-53-43-03-00/630_360_1567691280-964.jpg" xlink:type="simple" xlink:show="embed" xlink:actuate="onLoad" draw:mime-type="image/jpeg"/>
</draw:frame>
 НЕК«Укренерго» спростувало інформацію про начебто проведені в компанії обшуки.</text:p>
      <text:p text:style-name="P4">
Як передає Укрінформ, про це Укренерго повідомляє у <text:a xlink:type="simple" xlink:href="https://t.me/Ukrenergo/2119" text:style-name="Internet_20_link" text:visited-style-name="Visited_20_Internet_20_Link">
 Телеграмі</text:a>
.</text:p>
      <text:p text:style-name="P4">
“On the Internet, information about alleged searches of Ukrenergo has been disseminated. It's a fake. No searches were conducted in the company. The same time the placement of false news on individual information sites of Tategram channels indicates the planning of this action, ”the statement reads.</text:p>
      <text:p text:style-name="P4">
<text:span text:style-name="T4">
 Read also: </text:span>
 [Generation fully meets the needs(https://www.ukrinform.ua/rubric-economy/3717425-generacia-povnistu-zabezpecue-potrebi-spozivaciv-v-elektroenergii-ukrenergo.html)The company emphasized that the site, which was the first to place this false message, has already removed it. Other media and channels are already referred to.</text:p>
      <text:p text:style-name="P4">
As reported, the network has information that the NEC Ukrenergo was searched.</text:p>
      <text:p text:style-name="P4">
News Source: <text:a xlink:type="simple" xlink:href="https://www.ukrinform.ua/rubric-economy/3717526-v-ukrenergo-sprostuvali-informaciu-pro-obsuki.html" text:style-name="Internet_20_link" text:visited-style-name="Visited_20_Internet_20_Link">
https://www.ukrinform.ua/rubric-economy/3717526-v-ukrenergo-sprostuvali-informaciu-pro-obsuki.html</text:a>
</text:p>
      <!--NEWS-->
      <text:h text:style-name="P10" text:outline-level="1">
<text:span text:style-name="T4">
The fighter coalition has eight countries - Yermak</text:span>
</text:h>
      <text:p text:style-name="P4">
Authors: Ukrinform (Person)</text:p>
      <text:p text:style-name="P4">
Publisher: Укринформ (Organization)</text:p>
      <text:p text:style-name="P4">
Published Time: 2023-06-02T15:55:35+03:00</text:p>
      <text:p text:style-name="P4">
Modified Time: 2023-06-02T15:55:35+03:00</text:p>
      <text:p text:style-name="P4">
Description: "Коаліція винищувачів" у своєму складі налічує уже вісім країн, Україна працює над її розширенням. — Укрінформ.</text:p>
      <text:p text:style-name="P4">
Images: ['<text:a xlink:type="simple" xlink:href="https://static.ukrinform.com/photos/2023_02/thumb_files/630_360_1676360567-664.jpeg" text:style-name="Internet_20_link" text:visited-style-name="Visited_20_Internet_20_Link">
630_360_16763...</text:a>
']</text:p>
      <text:p text:style-name="P4">
Tags: ['Єрмак', 'Офіс Президента', 'Коаліція винищувачів']</text:p>
      <text:p text:style-name="P4">
Type: Article</text:p>
      <!--METADATA-->
      <text:p text:style-name="P4">
<draw:frame draw:style-name="fr1" draw:name="Image118" text:anchor-type="as-char" svg:width="6.9236in" svg:height="3.956343in" draw:z-index="0">
<draw:image xlink:href="../Images/yкринформ/2023-06-02T15-55-35-03-00/630_360_1676360567-664.jpeg" xlink:type="simple" xlink:show="embed" xlink:actuate="onLoad" draw:mime-type="image/jpeg"/>
</draw:frame>
There are already eight countries in its composition, Ukraine has been working on expanding it.</text:p>
      <text:p text:style-name="P4">
As Ukrinform reports, he wrote about it in <text:a xlink:type="simple" xlink:href="https://t.me/Yermak_Official/579" text:style-name="Internet_20_link" text:visited-style-name="Visited_20_Internet_20_Link">
telegrams</text:a>
Presidential Office Head Andriy Yermak.</text:p>
      <text:p text:style-name="P4">
"8 countries. We are working on expanding the fighter coalition," Yermak said.</text:p>
      <text:p text:style-name="P4">
<text:span text:style-name="T4">
 Read also: </text:span>
 <text:a xlink:type="simple" xlink:href="https://www.ukrinform.ua/rubric-other_news/3717201-zelenskij-vpevnenij-so-koalicia-vinisuvaciv-bude-blizcim-casom.html" text:style-name="Internet_20_link" text:visited-style-name="Visited_20_Internet_20_Link">
Zelensky is sure that "Coalition <text:span text:style-name="T4">
 fighter </text:span>
 IV" will be the next time</text:a>
According to Ukrinform, President of Ukraine Volodymyr Zelensky and European leaders have agreed to continue after future consultations with the American page work on the official decision to create a coalition of combat aircraft the next meeting in Ramstein.</text:p>
      <text:p text:style-name="P4">
Photo: op</text:p>
      <text:p text:style-name="P4">
News Source: <text:a xlink:type="simple" xlink:href="https://www.ukrinform.ua/rubric-ato/3717528-koalicia-vinisuvaciv-nalicue-uze-visim-krain-ermak.html" text:style-name="Internet_20_link" text:visited-style-name="Visited_20_Internet_20_Link">
https://www.ukrinform.ua/rubric-ato/3717528-koalicia-vinisuvaciv-nalicue-uze-visim-krain-ermak.html</text:a>
</text:p>
      <!--NEWS-->
      <text:h text:style-name="P10" text:outline-level="1">
<text:span text:style-name="T4">
Estonia was the first to start practical reports of recovery in Ukraine - Shmigal</text:span>
</text:h>
      <text:p text:style-name="P4">
Authors: Ukrinform (Person)</text:p>
      <text:p text:style-name="P4">
Publisher: Укринформ (Organization)</text:p>
      <text:p text:style-name="P4">
Published Time: 2023-06-02T16:00:19+03:00</text:p>
      <text:p text:style-name="P4">
Modified Time: 2023-06-02T16:00:19+03:00</text:p>
      <text:p text:style-name="P4">
Description: Prime Minister of Ukraine Denis Shmigal met in Kiev with Estonia President Alarm Caris. - Ukrinform.</text:p>
      <text:p text:style-name="P4">
Images: ['<text:a xlink:type="simple" xlink:href="https://static.ukrinform.com/photos/2023_06/thumb_files/630_360_1685710604-454.jpg" text:style-name="Internet_20_link" text:visited-style-name="Visited_20_Internet_20_Link">
630_360_16857...</text:a>
']</text:p>
      <text:p text:style-name="P4">
Tags: ['Естонія', 'Шмигаль', 'Відновлення України']</text:p>
      <text:p text:style-name="P4">
Type: Article</text:p>
      <!--METADATA-->
      <text:p text:style-name="P4">
<draw:frame draw:style-name="fr1" draw:name="Image119" text:anchor-type="as-char" svg:width="6.9236in" svg:height="3.956343in" draw:z-index="0">
<draw:image xlink:href="../Images/yкринформ/2023-06-02T16-00-19-03-00/630_360_1685710604-454.jpg" xlink:type="simple" xlink:show="embed" xlink:actuate="onLoad" draw:mime-type="image/jpeg"/>
</draw:frame>
Prime Minister of Ukraine Denis Shmigal met in Kiev with Estonia President Alaromcaris.</text:p>
      <text:p text:style-name="P4">
According to Ukrinform, the head of the Ukrainian government reported this on <text:a xlink:type="simple" xlink:href="https://www.facebook.com/dshmyhal/posts/pfbid0VS1rjpNgQu362ZbPhtyer3exzamjKSwPEAavg3hd8rmAPGQGXLfdUH3zm3z84x4Ml" text:style-name="Internet_20_link" text:visited-style-name="Visited_20_Internet_20_Link">
Facebook</text:a>
.</text:p>
      <text:p text:style-name="P4">
“Радий вітати в Україні Президента Естонії Алара Каріса. Під час нашоїзустрічі обговорили двосторонню співпрацю між країнами. Естонія першоюрозпочала практичні проєкти відновлення в Україні. Зокрема, був відкритийдитячий садочок в Овручі на Житомирщині. Дякую партнерам за ці перші кроки”, -зазначив Шмигаль.</text:p>
      <text:p text:style-name="P4">
<text:span text:style-name="T4">
Читайте також:</text:span>
 <text:a xlink:type="simple" xlink:href="https://www.ukrinform.ua/rubric-vidbudova/3717239-ukraina-otrimae-vid-es-50-miljoniv-na-vidnovlenna-kriticnoi-infrastrukturi.html" text:style-name="Internet_20_link" text:visited-style-name="Visited_20_Internet_20_Link">
 Україна отримає від ЄС €50 мільйонів на <text:span text:style-name="T4">
відновл</text:span>
 еннякритичної інфраструктури </text:a>
He also noted the leadership of Estonia in the development of national mechanism of confiscation of Russian assets to direct them to post -war restoration of Ukraine.</text:p>
      <text:p text:style-name="P4">
According to him, during the meeting, the parties coordinated Ukraine's support to the EU and NATO, the creation of a special joint and strengthening of sanctions against Russia. Schmigal emphasized that sanctions should be powerful enough to stop the Russian military machine.</text:p>
      <text:p text:style-name="P4">
“He thanked Estonian friends for unprecedented military assistance. Transfer of various types of weapons, treatment and training of the Ukrainian military, initiative at the EU level on joint purchase of ammunition for Ukraine. All the Tsirischy steps in counteracting Russian aggression are bringing our victory!” -Prime Minister Settered.</text:p>
      <text:p text:style-name="P4">
<text:span text:style-name="T4">
 Read also: </text:span>
 <text:a xlink:type="simple" xlink:href="https://www.ukrinform.ua/rubric-polytics/3717511-ukraina-zasluzila-na-mir-v-mezah-miznarodno-viznanih-kordoniv-prezident-estonii.html" text:style-name="Internet_20_link" text:visited-style-name="Visited_20_Internet_20_Link">
Ukraine deserved peace within the internationally recognized borders - President <text:span text:style-name="T4">
 Estoni </text:span>
 Ї</text:a>
As reported by Ukrinform, President Alaccaris is visiting Kiev. President of Ukraine Volodymyr Zelensky has already held a meeting with him [(https://www.ukrinform.ua/rubric-polytics/3717471-zelenskij-zustrivsa-u-kievi-z-prezidentom-estonii.html) .</text:p>
      <text:p text:style-name="P4">
Фото: Денис Шмигаль, Фейсбук</text:p>
      <text:p text:style-name="P4">
News Source: <text:a xlink:type="simple" xlink:href="https://www.ukrinform.ua/rubric-vidbudova/3717529-estonia-persou-rozpocala-prakticni-proekti-vidnovlenna-v-ukraini-smigal.html" text:style-name="Internet_20_link" text:visited-style-name="Visited_20_Internet_20_Link">
https://www.ukrinform.ua/rubric-vidbudova/3717529-estonia-persou-rozpocala-prakticni-proekti-vidnovlenna-v-ukraini-smigal.html</text:a>
</text:p>
      <!--NEWS-->
      <text:h text:style-name="P10" text:outline-level="1">
<text:span text:style-name="T4">
Beijing specialist refuted rumors about the proposals of the PRC to leave Russia occupied territories of Ukraine</text:span>
</text:h>
      <text:p text:style-name="P4">
Authors: Ukrinform (Person)</text:p>
      <text:p text:style-name="P4">
Publisher: Укринформ (Organization)</text:p>
      <text:p text:style-name="P4">
Published Time: 2023-06-02T16:07:00+03:00</text:p>
      <text:p text:style-name="P4">
Modified Time: 2023-06-02T16:07:00+03:00</text:p>
      <text:p text:style-name="P4">
Description: The Chinese Government Special Representative for Eurasia Lee Huai categorically denied the accusations that he allegedly offered the EU countries to leave Russia temporarily occupied territories of Ukraine. - Ukrinform.</text:p>
      <text:p text:style-name="P4">
Images: ['<text:a xlink:type="simple" xlink:href="https://static.ukrinform.com/photos/2023_05/thumb_files/630_360_1683881992-422.png" text:style-name="Internet_20_link" text:visited-style-name="Visited_20_Internet_20_Link">
630_360_16838...</text:a>
']</text:p>
      <text:p text:style-name="P4">
Tags: ['Китай', 'Пекін', 'Війна з Росією']</text:p>
      <text:p text:style-name="P4">
Type: Article</text:p>
      <!--METADATA-->
      <text:p text:style-name="P4">
<draw:frame draw:style-name="fr1" draw:name="Image120" text:anchor-type="as-char" svg:width="6.9236in" svg:height="3.956343in" draw:z-index="0">
<draw:image xlink:href="../Images/yкринформ/2023-06-02T16-07-00-03-00/630_360_1683881992-422.png" xlink:type="simple" xlink:show="embed" xlink:actuate="onLoad" draw:mime-type="image/png"/>
</draw:frame>
The Special Representative of the Chinese Government for Eurasia Lee Huai categorically refuted the issues that he allegedly offered the EU countries to leave the temporarily occupied territories of Ukraine.</text:p>
      <text:p text:style-name="P4">
According to Ukrinform correspondent, a Chinese diplomat announced this during a special briefing, commenting on the appropriate publication of The Wallstreet Journal.</text:p>
      <text:p text:style-name="P4">
"I do not know whom they meant in the Wall Street Journal under the so -called" informed Western officials ", but such messages are completely inconsistent with reality," Lee said.</text:p>
      <text:p text:style-name="P4">
<text:span text:style-name="T4">
 Read also: </text:span>
 <text:a xlink:type="simple" xlink:href="https://www.ukrinform.ua/rubric-polytics/3717475-kitaj-gotue-novi-kroki-zadla-politicnogo-virisenna-ukrainskoi-krizi-specposlanec-knr.html" text:style-name="Internet_20_link" text:visited-style-name="Visited_20_Internet_20_Link">
China is preparing new steps for the political resolution of the "Ukrainian crisis" - the specialist of the PRC</text:a>
He added that China adheres to an objective and fair position iodinely frankly communicates with all parties to the conflict.</text:p>
      <text:p text:style-name="P4">
"We are acting properly and properly whether in communication with the Ukrainian side, or in Russian, or with European ... We frankly express our position, our spokesmen too," the diplomat said.</text:p>
      <text:p text:style-name="P4">
He recalled that he met with President Vladimir Zelensky in Kyiv, held meaningful and outright negotiations with his office Andrimiermak, Foreign Minister Dmitry Kuleba and representatives of a number of the Ministry of Ukrainian Government.</text:p>
      <text:p text:style-name="P4">
<text:span text:style-name="T4">
 Read also: </text:span>
 <text:a xlink:type="simple" xlink:href="https://www.ukrinform.ua/rubric-polytics/3716126-kitaj-vede-svou-gru-sodo-rosijskoi-agresii-v-ukraini-kasparov.html" text:style-name="Internet_20_link" text:visited-style-name="Visited_20_Internet_20_Link">
China leads its game on Russian aggression in Ukraine - Casparov</text:a>
"Couleb's foreign minister personally made a clarification that testifies, however, that the Wall Street Journal's false message not only is completely inconsistent with the facts, but is also an attempt to provoke Chinese-Ukrainian relations to sow discord and distrust in them," the specialist said.</text:p>
      <text:p text:style-name="P4">
He also denied reports of deep differences in the positions of China of the Jewish Union regarding the war and noted that in China and Europe "there is no understanding of understanding about the Ukrainian issue."</text:p>
      <text:p text:style-name="P4">
“I want to emphasize that China is not a party in the Ukrainian issue ... and the Ukrainian problem is not a problem between China and Ukraine, China and Russia or China Jevropo. China is ready to continue to strengthen communication and dialogue with all mastorons and play a constructive role in promoting peace talks, ”Lee stressed.As reported by Ukrinform, the Minister of Foreign Affairs of Ukraine <text:a xlink:type="simple" xlink:href="https://www.ukrinform.ua/rubric-polytics/3715026-kuleba-specposlanec-kitau-ne-proponuvav-viddati-rosii-okupovani-ukrainski-teritorii.html" text:style-name="Internet_20_link" text:visited-style-name="Visited_20_Internet_20_Link">
Dmitry Kulebasvasbasted information that a special representative of the China government on Euimasia Lee Huai</text:a>
He proposed to give the Russian Federation the occupied territories of Ukraine.</text:p>
      <text:p text:style-name="P4">
Photo: Xinhua</text:p>
      <text:p text:style-name="P4">
News Source: <text:a xlink:type="simple" xlink:href="https://www.ukrinform.ua/rubric-polytics/3717531-specposlanec-pekina-sprostuvav-cutki-pro-propozicii-knr-zalisiti-rosii-okupovani-teritorii-ukraini.html" text:style-name="Internet_20_link" text:visited-style-name="Visited_20_Internet_20_Link">
https://www.ukrinform.ua/rubric-polytics/3717531-specposlanec-pekina-sprostuvav-cutki-pro-propozicii-knr-zalisiti-rosii-okupovani-teritorii-ukraini.html</text:a>
</text:p>
      <!--NEWS-->
      <text:h text:style-name="P10" text:outline-level="1">
<text:span text:style-name="T4">
Demand and Defense Enterprises: Zelensky told what he agreed with Estonia President</text:span>
</text:h>
      <text:p text:style-name="P4">
Authors: Ukrinform (Person)</text:p>
      <text:p text:style-name="P4">
Publisher: Укринформ (Organization)</text:p>
      <text:p text:style-name="P4">
Published Time: 2023-06-02T16:16:00+03:00</text:p>
      <text:p text:style-name="P4">
Modified Time: 2023-06-02T16:16:00+03:00</text:p>
      <text:p text:style-name="P4">
Description: President of Ukraine Volodymyr Zelensky and President of Estonia Aldar Karis discussed the possibilities of creating joint defense enterprises and involving Estonian specialists in the Ukrainian territory. - Ukrinform.</text:p>
      <text:p text:style-name="P4">
Images: ['<text:a xlink:type="simple" xlink:href="https://static.ukrinform.com/photos/2023_06/thumb_files/630_360_1685707123-549.jpg" text:style-name="Internet_20_link" text:visited-style-name="Visited_20_Internet_20_Link">
630_360_16857...</text:a>
']</text:p>
      <text:p text:style-name="P4">
Tags: ['Естонія', 'Розмінування', 'Зеленський']</text:p>
      <text:p text:style-name="P4">
Type: Article</text:p>
      <!--METADATA-->
      <text:p text:style-name="P4">
<draw:frame draw:style-name="fr1" draw:name="Image121" text:anchor-type="as-char" svg:width="6.9236in" svg:height="3.956343in" draw:z-index="0">
<draw:image xlink:href="../Images/yкринформ/2023-06-02T16-16-00-03-00/630_360_1685707123-549.jpg" xlink:type="simple" xlink:show="embed" xlink:actuate="onLoad" draw:mime-type="image/jpeg"/>
</draw:frame>
President of Ukraine Volodymyr Zelensky and President of Estonia Alard Caris discussed the creation of joint defense enterprises and attracting Estonian persons in the exchanging of the Ukrainian territory.</text:p>
      <text:p text:style-name="P4">
The Head of State announced it during a joint with Estonian leader of the Press Conference in Kiev, Ukrinform correspondent reports.</text:p>
      <text:p text:style-name="P4">
"They agreed on a specific interaction in the demining of the Ukrainian territories, including Estonian specialists with their, Estonian, equipment. The possibilities of creating joint defense industries in Ukraine," said Zelensky.</text:p>
      <text:p text:style-name="P4">
<text:span text:style-name="T4">
 Read also: </text:span>
 <text:a xlink:type="simple" xlink:href="https://www.ukrinform.ua/rubric-vidbudova/3717529-estonia-persou-rozpocala-prakticni-proekti-vidnovlenna-v-ukraini-smigal.html" text:style-name="Internet_20_link" text:visited-style-name="Visited_20_Internet_20_Link">
Estonia first started practical projects of restoration in Ukraine - Shmigal</text:a>
</text:p>
      <text:p text:style-name="P4">
Він також поінформував естонського колегу про ситуацію на фронті.</text:p>
      <text:p text:style-name="P4">
«Точно можемо разом підготувати більше наших потужних кроків на фронті.Передав конкретні нагальні потреби нашої армії», - зазначив Президент.</text:p>
      <text:p text:style-name="P4">
Лідери також обговорили питання відбудови України, підготовку до міжнароднихзаходів, зокрема саміту НАТО.</text:p>
      <text:p text:style-name="P4">
<text:span text:style-name="T4">
Читайте також:</text:span>
 <text:a xlink:type="simple" xlink:href="https://www.ukrinform.ua/rubric-polytics/3717511-ukraina-zasluzila-na-mir-v-mezah-miznarodno-viznanih-kordoniv-prezident-estonii.html" text:style-name="Internet_20_link" text:visited-style-name="Visited_20_Internet_20_Link">
 Україна заслужила на мир в межах міжнародно визнанихкордонів - президент Естонії </text:a>
Zelensky thanked the Estonian partners for the support and assistance of Ukraine - both weapons and political, sanctions against Russia and so on.</text:p>
      <text:p text:style-name="P4">
It was reported that President Estonia Regis is visiting Kiev on Friday.</text:p>
      <text:p text:style-name="P4">
Estonia was the first to begin practical reports of restoration in Ukraine. In particular, a kindergarten in Ovruch in Zhytomyr region was opened.</text:p>
      <text:p text:style-name="P4">
Photo: op</text:p>
      <text:p text:style-name="P4">
News Source: <text:a xlink:type="simple" xlink:href="https://www.ukrinform.ua/rubric-polytics/3717537-rozminuvanna-ta-oboronni-pidpriemstva-zelenskij-rozpoviv-pro-so-domovivsa-z-prezidentom-estonii.html" text:style-name="Internet_20_link" text:visited-style-name="Visited_20_Internet_20_Link">
https://www.ukrinform.ua/rubric-polytics/3717537-rozminuvanna-ta-oboronni-pidpriemstva-zelenskij-rozpoviv-pro-so-domovivsa-z-prezidentom-estonii.html</text:a>
</text:p>
      <!--NEWS-->
      <text:h text:style-name="P10" text:outline-level="1">
<text:span text:style-name="T4">
Stefanchuk met with President of Lithuania and discussed the Ukrainian formula of peace with him</text:span>
</text:h>
      <text:p text:style-name="P4">
Authors: Ukrinform (Person)</text:p>
      <text:p text:style-name="P4">
Publisher: Укринформ (Organization)</text:p>
      <text:p text:style-name="P4">
Published Time: 2023-06-02T16:24:00+03:00</text:p>
      <text:p text:style-name="P4">
Modified Time: 2023-06-02T16:24:00+03:00</text:p>
      <text:p text:style-name="P4">
Description: The Chairman of the Verkhovna Rada Ruslan Stefanchuk met with Lithuanian President Gitanas Nauseda and discussed the formula of peace of President of Ukraine Vladimir Zelensky with him. - Ukrinform.</text:p>
      <text:p text:style-name="P4">
Images: ['<text:a xlink:type="simple" xlink:href="https://static.ukrinform.com/photos/2023_06/thumb_files/630_360_1685711945-478.jpg" text:style-name="Internet_20_link" text:visited-style-name="Visited_20_Internet_20_Link">
630_360_16857...</text:a>
']</text:p>
      <text:p text:style-name="P4">
Tags: ['Литва', 'Стефанчук', 'Ґітанас Науседа']</text:p>
      <text:p text:style-name="P4">
Type: Article</text:p>
      <!--METADATA-->
      <text:p text:style-name="P4">
<draw:frame draw:style-name="fr1" draw:name="Image122" text:anchor-type="as-char" svg:width="6.9236in" svg:height="3.956343in" draw:z-index="0">
<draw:image xlink:href="../Images/yкринформ/2023-06-02T16-24-00-03-00/630_360_1685711945-478.jpg" xlink:type="simple" xlink:show="embed" xlink:actuate="onLoad" draw:mime-type="image/jpeg"/>
</draw:frame>
Ruslan Stefanchuk, the head of the Lithuanian President of Lithuania, Gitanasomnasmed and discussed the formula of the President of Ukraine Volodymyrazellensky with him.</text:p>
      <text:p text:style-name="P4">
According to Ukrinform, Stefanchuk reports in <text:a xlink:type="simple" xlink:href="https://twitter.com/r_stefanchuk/status/1664611188854906880" text:style-name="Internet_20_link" text:visited-style-name="Visited_20_Internet_20_Link">
Twitter</text:a>
.</text:p>
      <text:p text:style-name="P4">
“Зустрівся з другом України, Президентом Литви Гітанасом Науседою. Подякувавза допомогу, яку відчуває Україна з боку Литви”, - написав він.</text:p>
      <text:p text:style-name="P4">
<text:span text:style-name="T4">
Читайте також:</text:span>
 <text:a xlink:type="simple" xlink:href="https://www.ukrinform.ua/rubric-polytics/3717364-stefancuk-na-samiti-goliv-parlamentiv-krain-nato-zaklikav-pidtrimati-evroatlanticne-majbutne-ukraini.html" text:style-name="Internet_20_link" text:visited-style-name="Visited_20_Internet_20_Link">
 <text:span text:style-name="T4">
Стефанчук</text:span>
 на Саміті голів парламентів НАТО закликавпідтримати євроатлантичне майбутнє України </text:a>
Stefanchuk expressed his gratitude for the support of the Lithuanian Euro -Atlantic future Ukraine.</text:p>
      <text:p text:style-name="P4">
The parties also discussed the formula of Peace of Vladimir Zelensky, restoration of fairness, attraction of the Russian Federation to justice.</text:p>
      <text:p text:style-name="Quotations">

<text:p text:style-name="P4">
Met with a friend 🇺🇦, President 🇱🇹 <text:a xlink:type="simple" xlink:href="https://twitter.com/GitanasNauseda" text:style-name="Internet_20_link" text:visited-style-name="Visited_20_Internet_20_Link">
@gitanasnauseda&gt;
</text:a>
. &gt;
&gt;
 Thanked for the help that 🇺🇦 from the side of 🇱🇹. &gt;
 &gt;
&gt;
 Discussed <text:a xlink:type="simple" xlink:href="https://twitter.com/hashtag/%D1%84%D0%BE%D1%80%D0%BC%D1%83%D0%BB%D0%B0%D0%BC%D0%B8%D1%80%D1%83" text:style-name="Internet_20_link" text:visited-style-name="Visited_20_Internet_20_Link">
 #formular&gt;
</text:a>
&gt;
 <text:a xlink:type="simple" xlink:href="https://twitter.com/ZelenskyyUa" text:style-name="Internet_20_link" text:visited-style-name="Visited_20_Internet_20_Link">
 @ZelenskyyUa </text:a>
,&gt;
 Restoration of justice, prosecution of the Russian Federation. <text:a xlink:type="simple" xlink:href="https://t.co/sIXpgrbDUs" text:style-name="Internet_20_link" text:visited-style-name="Visited_20_Internet_20_Link">
&gt;
 pic.twitter.com/sixpgrbdus</text:a>
&gt;
&gt;
 - RU Deep Blue Stefan Export(@r_stefanchuk)<text:a xlink:type="simple" xlink:href="https://twitter.com/r_stefanchuk/status/1664611188854906880" text:style-name="Internet_20_link" text:visited-style-name="Visited_20_Internet_20_Link">
 June 2, 2023&gt;
 </text:a>
As reported by Ukrinform, on June 1, the Chairman of the Verkhovna Rada Ruslan Stefanchku was a working visit to the capital of Lithuania, Vilnius, to participate in the NATO Member States Parliament.</text:p>

</text:p>
      <text:p text:style-name="P4">
*!(https://www.ukrinform.ua/rubric-polytics/3717063-stefancuk-obgovoriv-zi-spikerkou-sejmasu-litvi-vstup-ukraini-do-nato-ta-es.html)At the summit of the heads of NATO parliaments, Stefanchuk called on the support of Ukraine.</text:p>
      <text:p text:style-name="P4">
Photo: Ruslan Stefanchuk, Twitter</text:p>
      <text:p text:style-name="P4">
News Source: <text:a xlink:type="simple" xlink:href="https://www.ukrinform.ua/rubric-polytics/3717539-stefancuk-zustrivsa-z-prezidentom-litvi-ta-obgovoriv-z-nim-ukrainsku-formulu-miru.html" text:style-name="Internet_20_link" text:visited-style-name="Visited_20_Internet_20_Link">
https://www.ukrinform.ua/rubric-polytics/3717539-stefancuk-zustrivsa-z-prezidentom-litvi-ta-obgovoriv-z-nim-ukrainsku-formulu-miru.html</text:a>
</text:p>
      <!--NEWS-->
      <text:h text:style-name="P10" text:outline-level="1">
<text:span text:style-name="T4">
The SCO stated that they asked Budanova to facilitate the departure of the deputy Trubitsyn - "Schemes"</text:span>
</text:h>
      <text:p text:style-name="P4">
Authors: Ukrinform (Person)</text:p>
      <text:p text:style-name="P4">
Publisher: Укринформ (Organization)</text:p>
      <text:p text:style-name="P4">
Published Time: 2023-06-02T16:40:40+03:00</text:p>
      <text:p text:style-name="P4">
Modified Time: 2023-06-02T16:40:40+03:00</text:p>
      <text:p text:style-name="P4">
Description: Departure abroad of the accused in corruption of the deputy of the Kyiv City Council Vladislav Trubitsyn initiated the forces of special operations of the Armed Forces of Ukraine. - Ukrinform.</text:p>
      <text:p text:style-name="P4">
Images: ['<text:a xlink:type="simple" xlink:href="https://static.ukrinform.com/photos/2023_05/thumb_files/630_360_1685019440-274.jpg" text:style-name="Internet_20_link" text:visited-style-name="Visited_20_Internet_20_Link">
630_360_16850...</text:a>
']</text:p>
      <text:p text:style-name="P4">
Tags: ['Кордон', 'ССО', 'Буданов', 'Трубіцин']</text:p>
      <text:p text:style-name="P4">
Type: Article</text:p>
      <!--METADATA-->
      <text:p text:style-name="P4">
<draw:frame draw:style-name="fr1" draw:name="Image123" text:anchor-type="as-char" svg:width="6.9236in" svg:height="3.956343in" draw:z-index="0">
<draw:image xlink:href="../Images/yкринформ/2023-06-02T16-40-40-03-00/630_360_1685019440-274.jpg" xlink:type="simple" xlink:show="embed" xlink:actuate="onLoad" draw:mime-type="image/jpeg"/>
</draw:frame>
Departure abroad of the accused in corruption of the deputy of the Kyiv City Council Vladislav Trubitsininized the forces of special operations of the Armed Forces of Ukraine.</text:p>
      <text:p text:style-name="P4">
As Ukrinform reports, this is stated in the comment of the SCO, provided by the project <text:a xlink:type="simple" xlink:href="https://www.radiosvoboda.org/a/news-skhemy-trubitsyn-sso-vyyizd-za-kordon/32441457.html" text:style-name="Internet_20_link" text:visited-style-name="Visited_20_Internet_20_Link">
"Scheme"(Radio Liberty) </text:a>
.</text:p>
      <text:p text:style-name="P4">
“The aforementioned appeal was indeed initiated by the Special Operations Command in January 2023. The purpose of this appeal is to depart Vladislavatrubitsyn abroad as a representative of the Native Obolon Charitable Foundation and four more, also from this fund. The departure needed to perform it and a group of people with a special task for providing SCO with special equipment. Unfortunately, the nature of the task cannot be disclosed, as it contains data that is a secret secret, ”said SSO spokesman Alexander Kindratenko.</text:p>
      <text:p text:style-name="P4">
"Schemes" asked the SCA of the Armed Forces to provide a copy of their request to GUR for facilitating deputy Trubitsyn deputy abroad, and a similar request was sent to GUR, but did not receive the answers at this time. At the same time, this document "Schemes" succeeded from its sources in defense structures, with a closed part of an information containing personal data.</text:p>
      <text:p text:style-name="P4">
In a letter dated January 20, 2023, the Commander of the SOSU of the Armed Forces Viktor Khorenko enters the name of Budanov to facilitate the departure of five people, "who are volunteers", including Vladislav Trubitsyn. The exit period is indicated from January 28 to May 25, 2023.</text:p>
      <text:p text:style-name="P4">
<text:span text:style-name="T4">
 Read also: </text:span>
 <text:a xlink:type="simple" xlink:href="https://www.ukrinform.ua/rubric-kyiv/3716053-sap-prosit-ogolositi-deputata-kiivradi-trubicina-u-rozsuk.html" text:style-name="Internet_20_link" text:visited-style-name="Visited_20_Internet_20_Link">
SAP asks to announce the deputy of the Kyiv City Council <text:span text:style-name="T4">
 Trubicin </text:span>
 And in the search</text:a>
The SCO spokesman commented on why the departure was allowed for such a long period - for four months.</text:p>
      <text:p text:style-name="P4">
“Because there were four people except Trubicin. Each of these persons came to, let's just say, at different intervals, so we were asked to make one general document for everyone, ”Kindratenko explained.</text:p>
      <text:p text:style-name="P4">
According to him, at the time of appeal, when the SCO command appealed to Gurz's assistance, no restrictions on the crossing of the border by Vladislav Trubitsyn Nebul.</text:p>
      <text:p text:style-name="P4">
“Otherwise, the State Border Service would not allow this person to cross <text:a xlink:type="simple" xlink:href="https://www.ukrinform.ua/tag-kordon" text:style-name="Internet_20_link" text:visited-style-name="Visited_20_Internet_20_Link">
border</text:a>
”, - said the spokesman.<text:span text:style-name="T4">
 Read also: </text:span>
 <text:a xlink:type="simple" xlink:href="https://www.ukrinform.ua/rubric-kyiv/3714075-deputata-kiivradi-trubicina-viklucili-iz-frakcii-sluga-narodu.html" text:style-name="Internet_20_link" text:visited-style-name="Visited_20_Internet_20_Link">
Deputy of the Kyiv City Council <text:span text:style-name="T4">
 Trubitsyn </text:span>
 And was expelled from the faction "Servant of the People"</text:a>
“We contributed to traveling abroad for the good purposes, namely providing the SCO units with everything necessary for the fight against the enemy. We will be extremely negative that this person has taken advantage of this reason during the war of their personal purposes and has not returned to Ukraine for the sake of execution of procedural in court, ”Kindratenko added.</text:p>
      <text:p text:style-name="P4">
Asked why the SCO did not turn to the State Border Service on their own, but involved GUR, the pressecretic explained that "the procedure work of GUR and the SPSU was faster and better established than SCOs."</text:p>
      <text:p text:style-name="P4">
As it was reported, the reporters of the project <text:a xlink:type="simple" xlink:href="https://www.radiosvoboda.org/a/skhemy-deputat-trubitsyn-dpsu-hur/32436777.html" text:style-name="Internet_20_link" text:visited-style-name="Visited_20_Internet_20_Link">
"Schemes"</text:a>
 (Radio Liberty)It was informed that the deputy of the Kyiv City Council Vladislav Trubitsyn, who is accused of bribery and NABU and which did not appear at a meeting of the Supreme Anti -Corruption Court, on May 13, departing border in the direction Budanova.</text:p>
      <text:p text:style-name="P4">
The Specialized Anti -Corruption Prosecutor's Office filed a petition for the international search of the Kyiv City Council deputy Vladislav Trubitsyn, accused of receiving UAH 1.39 mln.</text:p>
      <text:p text:style-name="P4">
On October 11, 2022, the National Anti -Corruption Bureau and SAP was sent to a judgment on charges of one of the permanent commissions of the Kyiv City Council)Trubicinai and five more persons in receiving UAH 1.39 million of undue benefit for the assistance of retail organization in the capital.</text:p>
      <text:p text:style-name="P4">
<text:span text:style-name="T4">
 Read also: </text:span>
 <text:a xlink:type="simple" xlink:href="https://www.ukrinform.ua/rubric-society/3716653-derzprikordonsluzba-ne-komentue-ci-viihav-z-ukraini-deputat-trubicin.html" text:style-name="Internet_20_link" text:visited-style-name="Visited_20_Internet_20_Link">
Border Service does not comment on whether the deputy has left Ukraine <text:span text:style-name="T4">
 Trubicin </text:span>
</text:a>
The indictment on the deputy and accomplices is considered in the Supreme Corruption Court.</text:p>
      <text:p text:style-name="P4">
Since the detention of Trubicin on February 11, 2022, a pre -trial detention measure was selected with an alternative to payment of pledge of UAH 14 million886 thousand. Considering that the accused was pledged, he was entrusted with the procedural obligations stipulated by the rules of the Criminal Procedure Code of Ukraine.On May 16, 2023, the defendant did not appear in violation of his duties, and lawyers could not report the location of his or her own.</text:p>
      <text:p text:style-name="P4">
In turn, the investigation found that the defendant crossed the border of Ukraine on 13th this year. Today, his stay is unknown.</text:p>
      <text:p text:style-name="P4">
News Source: <text:a xlink:type="simple" xlink:href="https://www.ukrinform.ua/rubric-society/3717545-u-sso-zaavili-so-ce-voni-prosili-budanova-spriati-viizdu-za-kordon-deputata-trubicina-shemi.html" text:style-name="Internet_20_link" text:visited-style-name="Visited_20_Internet_20_Link">
https://www.ukrinform.ua/rubric-society/3717545-u-sso-zaavili-so-ce-voni-prosili-budanova-spriati-viizdu-za-kordon-deputata-trubicina-shemi.html</text:a>
</text:p>
      <!--NEWS-->
      <text:h text:style-name="P10" text:outline-level="1">
<text:span text:style-name="T4">
Bilodid: In Kiev, a Russian rocket killed a young judoist Victoria Ivashko and her mother. Ijf, are you sure that everyone is doing right?</text:span>
</text:h>
      <text:p text:style-name="P4">
Authors: Ukrinform (Person)</text:p>
      <text:p text:style-name="P4">
Publisher: Укринформ (Organization)</text:p>
      <text:p text:style-name="P4">
Published Time: 2023-06-02T16:46:55+03:00</text:p>
      <text:p text:style-name="P4">
Modified Time: 2023-06-02T16:46:55+03:00</text:p>
      <text:p text:style-name="P4">
Description: Ukrainian judoist Daria Bilodid appealed to the International Judo Federation (IJF) because of the death of the judoine of Victoria Ivashko and her mother as a result of Russian shelling. - Ukrinform.</text:p>
      <text:p text:style-name="P4">
Images: ['<text:a xlink:type="simple" xlink:href="https://static.ukrinform.com/photos/2023_06/thumb_files/630_360_1685713411-313.jpeg" text:style-name="Internet_20_link" text:visited-style-name="Visited_20_Internet_20_Link">
630_360_16857...</text:a>
']</text:p>
      <text:p text:style-name="P4">
Tags: ['Дзюдо', "Дар'я Білодід"]</text:p>
      <text:p text:style-name="P4">
Type: Article</text:p>
      <!--METADATA-->
      <text:p text:style-name="P4">
<draw:frame draw:style-name="fr1" draw:name="Image124" text:anchor-type="as-char" svg:width="6.9236in" svg:height="3.956343in" draw:z-index="0">
<draw:image xlink:href="../Images/yкринформ/2023-06-02T16-46-55-03-00/630_360_1685713411-313.jpeg" xlink:type="simple" xlink:show="embed" xlink:actuate="onLoad" draw:mime-type="image/jpeg"/>
</draw:frame>
Ukrainian judoine Daria Bilodid appealed to the International Judo Federation(IJF) через загибель дзюдоїстки Вікторії Івашко та її мами внаслідокросійського обстрілу.</text:p>
      <text:p text:style-name="P4">
Як передає Укрінформ, з <text:a xlink:type="simple" xlink:href="https://www.instagram.com/dariabilodid7/" text:style-name="Internet_20_link" text:visited-style-name="Visited_20_Internet_20_Link">
 посиланням</text:a>
to the Winstagram judoist page.</text:p>
      <text:p text:style-name="P4">
“Today, the Grand Prix in Dushanbe, where judoists from Russia will be attended. Also today, in Kiev, a Russian rocket killed a young judoist Victoria Ivashkota by her mother. Ijf, are you sure that everyone is doing right? ” - Bilodid's testament is said.</text:p>
      <text:p text:style-name="P4">
<text:span text:style-name="T4">
 Read also: </text:span>
 [Ukrainians will miss a series of Grand Prix with <text:span text:style-name="T4">
 Judo </text:span>
 In Dusanburras the involvement of Russians and Belarus(https://www.ukrinform.ua/rubric-sports/3716724-ukrainci-propustat-seriu-granpri-z-dzudo-v-dusanbe-cerez-ucast-rosian-ta-bilorusiv.html)As it was reported, during the night shelling of Kiev, on June 1, the Russians killed a 9-year-old girl with his mother.</text:p>
      <text:p text:style-name="P4">
Photo: Instagram.com/dariabiladid7/</text:p>
      <text:p text:style-name="P4">
News Source: <text:a xlink:type="simple" xlink:href="https://www.ukrinform.ua/rubric-sports/3717548-bilodid-v-kievi-rosijska-raketa-vbila-unu-dzudoistku-viktoriu-ivasko-ta-ii-mamu-ijf-vi-vpevneni-so-vse-robite-pravilno.html" text:style-name="Internet_20_link" text:visited-style-name="Visited_20_Internet_20_Link">
https://www.ukrinform.ua/rubric-sports/3717548-bilodid-v-kievi-rosijska-raketa-vbila-unu-dzudoistku-viktoriu-ivasko-ta-ii-mamu-ijf-vi-vpevneni-so-vse-robite-pravilno.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2T16:56:00+03:00</text:p>
      <text:p text:style-name="P4">
Modified Time: 2023-06-02T16:56: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125" text:anchor-type="as-char" svg:width="6.9236in" svg:height="3.956343in" draw:z-index="0">
<draw:image xlink:href="../Images/yкринформ/2023-06-02T16-56-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United24: Six houses are rebuilt in the Kyiv region, 12 more are in line</text:span>
</text:h>
      <text:p text:style-name="P4">
Authors: Ukrinform (Person)</text:p>
      <text:p text:style-name="P4">
Publisher: Укринформ (Organization)</text:p>
      <text:p text:style-name="P4">
Published Time: 2023-06-02T17:04:00+03:00</text:p>
      <text:p text:style-name="P4">
Modified Time: 2023-06-02T17:04:00+03:00</text:p>
      <text:p text:style-name="P4">
Description: To date, six apartment buildings are being restored in the communities of Kyiv region, which were damaged by the military aggression of the Russians; Another 12 - in line. - Ukrinform.</text:p>
      <text:p text:style-name="P4">
Images: ['<text:a xlink:type="simple" xlink:href="https://static.ukrinform.com/photos/2023_06/thumb_files/630_360_1685715135-633.jpg" text:style-name="Internet_20_link" text:visited-style-name="Visited_20_Internet_20_Link">
630_360_16857...</text:a>
', '<text:a xlink:type="simple" xlink:href="https://static.ukrinform.com/photos/2023_06/1685715135-365.jpg" text:style-name="Internet_20_link" text:visited-style-name="Visited_20_Internet_20_Link">
1685715135-36...</text:a>
', '<text:a xlink:type="simple" xlink:href="https://static.ukrinform.com/photos/2023_06/1685715103-204.jpg" text:style-name="Internet_20_link" text:visited-style-name="Visited_20_Internet_20_Link">
1685715103-20...</text:a>
', '<text:a xlink:type="simple" xlink:href="https://static.ukrinform.com/photos/2023_06/1685715173-904.jpg" text:style-name="Internet_20_link" text:visited-style-name="Visited_20_Internet_20_Link">
1685715173-90...</text:a>
', '<text:a xlink:type="simple" xlink:href="https://static.ukrinform.com/photos/2023_06/1685715173-235.jpg" text:style-name="Internet_20_link" text:visited-style-name="Visited_20_Internet_20_Link">
1685715173-23...</text:a>
', '<text:a xlink:type="simple" xlink:href="https://static.ukrinform.com/photos/2023_06/1685715172-468.jpg" text:style-name="Internet_20_link" text:visited-style-name="Visited_20_Internet_20_Link">
1685715172-46...</text:a>
', '<text:a xlink:type="simple" xlink:href="https://static.ukrinform.com/photos/2023_06/1685715172-330.jpg" text:style-name="Internet_20_link" text:visited-style-name="Visited_20_Internet_20_Link">
1685715172-33...</text:a>
', '<text:a xlink:type="simple" xlink:href="https://static.ukrinform.com/photos/2023_06/1685715103-198.jpg" text:style-name="Internet_20_link" text:visited-style-name="Visited_20_Internet_20_Link">
1685715103-19...</text:a>
']</text:p>
      <text:p text:style-name="P4">
Tags: ['Ірпінь', 'Київщина', 'Гостомель', 'Відбудова']</text:p>
      <text:p text:style-name="P4">
Type: Article</text:p>
      <!--METADATA-->
      <text:p text:style-name="P4">
<draw:frame draw:style-name="fr1" draw:name="Image126" text:anchor-type="as-char" svg:width="6.9236in" svg:height="3.956343in" draw:z-index="0">
<draw:image xlink:href="../Images/yкринформ/2023-06-02T17-04-00-03-00/630_360_1685715135-633.jpg" xlink:type="simple" xlink:show="embed" xlink:actuate="onLoad" draw:mime-type="image/jpeg"/>
</draw:frame>
Today, six apartment buildings are being restored in the communities of Kyiv region, which were damaged by the military aggression of the Russians; Another 12 - in line.</text:p>
      <text:p text:style-name="P4">
Ukrinform was reported in the Kyiv Regional Military Administration.</text:p>
      <text:p text:style-name="P4">
"Today, within the framework of the Recovery Program of the Fandering Platformunited24, 6 apartment buildings will be renewed. There will be 18 in total, three houses in the Gostomel community, four - Udmitrovskaya and Borodyansk and seven inhabitants. ", - the message reads.</text:p>
      <text:p text:style-name="P4">
<draw:frame draw:style-name="fr1" draw:name="Image127" text:anchor-type="as-char" svg:width="6.9236in" svg:height="9.231467in" draw:z-index="0">
<draw:image xlink:href="../Images/yкринформ/2023-06-02T17-04-00-03-00/1685715135-365.jpg" xlink:type="simple" xlink:show="embed" xlink:actuate="onLoad" draw:mime-type="image/jpeg"/>
</draw:frame>
As it is noted, the program of reconstruction of apartment buildings is implemented by the "restoration" of the fundraising platform United24. Yes, work in Gostomel began in the midst.(House on the street. Proskurovskaya, 148 people deploy)and the villages of soap(Str. Komarova, the house resides 289 individuals)And Buzova(Str. Central, reside 115 people).</text:p>
      <text:p text:style-name="P4">
<text:span text:style-name="T4">
Читайте також:</text:span>
 <text:a xlink:type="simple" xlink:href="https://www.ukrinform.ua/rubric-vidbudova/3681888-vidnovili-dorogu-ta-budinki-ak-vidbudovuut-vulicu-vokzalnu-v-buci.html" text:style-name="Internet_20_link" text:visited-style-name="Visited_20_Internet_20_Link">
 Відновили дорогу та будинки: як <text:span text:style-name="T4">
відбудовують</text:span>
 вулицюВокзальну в Бучі </text:a>
Three more homes have begun this week. The Gostomelivska built a five -storey building, which was affected by a rocket firing of a stroke aircraft in March 2022. In total, there are 79 apartments in the house, 30 of which are restored. Here they will equip new slabs, repair, replace the destroyed windows and doors, restore internal networks, carry out warming.</text:p>
      <text:p text:style-name="P4">
<draw:frame draw:style-name="fr1" draw:name="Image128" text:anchor-type="as-char" svg:width="6.9236in" svg:height="9.231467in" draw:z-index="0">
<draw:image xlink:href="../Images/yкринформ/2023-06-02T17-04-00-03-00/1685715135-365.jpg" xlink:type="simple" xlink:show="embed" xlink:actuate="onLoad" draw:mime-type="image/jpeg"/>
</draw:frame>
<draw:frame draw:style-name="fr1" draw:name="Image129" text:anchor-type="as-char" svg:width="6.9236in" svg:height="9.231467in" draw:z-index="0">
<draw:image xlink:href="../Images/yкринформ/2023-06-02T17-04-00-03-00/1685715103-204.jpg" xlink:type="simple" xlink:show="embed" xlink:actuate="onLoad" draw:mime-type="image/jpeg"/>
</draw:frame>
In the same Gostomel, on Recunova Street, the five -storey building is already being restored(It was damaged by artillery fire). Низки будівельних робітпотребують 9 із 63 квартир.</text:p>
      <text:p text:style-name="P4">
Повернутися додому невдовзі зможуть також мешканці восьмиповерхівки по вул.Київській в Ірпені. Із 131 квартири будинку відновленню підлягають 46. Тутбудівельники проведуть мурування окремих ділянок стін із лицьової цегли,виконають внутрішнє та зовнішнє оздоблення, влаштують покрівлю, замінятьзруйновані вікна і двері, відновлять внутрішні інженерні мережі.</text:p>
      <text:p text:style-name="P4">
<draw:frame draw:style-name="fr1" draw:name="Image130" text:anchor-type="as-char" svg:width="6.9236in" svg:height="5.1927in" draw:z-index="0">
<draw:image xlink:href="../Images/yкринформ/2023-06-02T17-04-00-03-00/1685715173-904.jpg" xlink:type="simple" xlink:show="embed" xlink:actuate="onLoad" draw:mime-type="image/jpeg"/>
</draw:frame>
<draw:frame draw:style-name="fr1" draw:name="Image131" text:anchor-type="as-char" svg:width="6.9236in" svg:height="9.231467in" draw:z-index="0">
<draw:image xlink:href="../Images/yкринформ/2023-06-02T17-04-00-03-00/1685715173-235.jpg" xlink:type="simple" xlink:show="embed" xlink:actuate="onLoad" draw:mime-type="image/jpeg"/>
</draw:frame>
</text:p>
      <text:p text:style-name="P4">
All work is planned to be completed by the end of this year.</text:p>
      <text:p text:style-name="P4">
<draw:frame draw:style-name="fr1" draw:name="Image132" text:anchor-type="as-char" svg:width="6.9236in" svg:height="4.611226in" draw:z-index="0">
<draw:image xlink:href="../Images/yкринформ/2023-06-02T17-04-00-03-00/1685715172-468.jpg" xlink:type="simple" xlink:show="embed" xlink:actuate="onLoad" draw:mime-type="image/jpeg"/>
</draw:frame>
<draw:frame draw:style-name="fr1" draw:name="Image133" text:anchor-type="as-char" svg:width="6.9236in" svg:height="5.1927in" draw:z-index="0">
<draw:image xlink:href="../Images/yкринформ/2023-06-02T17-04-00-03-00/1685715172-330.jpg" xlink:type="simple" xlink:show="embed" xlink:actuate="onLoad" draw:mime-type="image/jpeg"/>
</draw:frame>
“We fulfill the task of President of Ukraine Volodymyr Zelensky - in the shortest possible time to return people home. I am grateful to our partners for help and support. I am sure that the reconstruction will contribute to the return of people to the Kyiv region, and in turn will be the impetus for the economic development of the region. It is a lot of work, but we approach it systematically, planned, ” - commented the head of Kova Ruslan Kravchenko.</text:p>
      <text:p text:style-name="P4">
<draw:frame draw:style-name="fr1" draw:name="Image134" text:anchor-type="as-char" svg:width="6.9236in" svg:height="9.231467in" draw:z-index="0">
<draw:image xlink:href="../Images/yкринформ/2023-06-02T17-04-00-03-00/1685715103-198.jpg" xlink:type="simple" xlink:show="embed" xlink:actuate="onLoad" draw:mime-type="image/jpeg"/>
</draw:frame>
He emphasized that the construction is conducted in a modern, qualitative, safe. As well as by the principles of inclusivity, barrier and energy efficiency.</text:p>
      <text:p text:style-name="P4">
"I want to assure residents <text:a xlink:type="simple" xlink:href="https://www.ukrinform.ua/tag-kiivsina" text:style-name="Internet_20_link" text:visited-style-name="Visited_20_Internet_20_Link">
Kyiv region</text:a>
"We will rebuild everything that has been destroyed or damaged, and people who have been forced will finally return home," Kravchenko summed up.</text:p>
      <text:p text:style-name="P4">
*!(https://www.ukrinform.ua/rubric-vidbudova/3716638-v-ukraini-vze-vidbuduvali-blizko-300-medzakladiv-poskodzenih-unaslidok-vijni.html)As it was reported, 24 321 private and multi -storey building in 46 communities were arranged in the region during the Russian aggression.</text:p>
      <text:p text:style-name="P4">
United24 is a fundraising platform, a global initiative of the Presidential Development of Zelensky to support Ukraine. It is designed to cooperate with compassionate funds, partners, donors and public persons in the whole world. The platform allows one click to make a charitable contribution to support Ukraine from anywhere in the world.</text:p>
      <text:p text:style-name="P4">
News Source: <text:a xlink:type="simple" xlink:href="https://www.ukrinform.ua/rubric-vidbudova/3717555-united24-na-kiivsini-vidbudovuut-sist-budinkiv-se-12-na-cerzi.html" text:style-name="Internet_20_link" text:visited-style-name="Visited_20_Internet_20_Link">
https://www.ukrinform.ua/rubric-vidbudova/3717555-united24-na-kiivsini-vidbudovuut-sist-budinkiv-se-12-na-cerzi.html</text:a>
</text:p>
      <!--NEWS-->
      <text:h text:style-name="P10" text:outline-level="1">
<text:span text:style-name="T4">
On Lesya Ukrainka Boulevard restored traffic after the column fall</text:span>
</text:h>
      <text:p text:style-name="P4">
Authors: Ukrinform (Person)</text:p>
      <text:p text:style-name="P4">
Publisher: Укринформ (Organization)</text:p>
      <text:p text:style-name="P4">
Published Time: 2023-06-02T17:06:00+03:00</text:p>
      <text:p text:style-name="P4">
Modified Time: 2023-06-02T17:06:00+03:00</text:p>
      <text:p text:style-name="P4">
Description: In Kiev, the movement of Lesya Ukrainka Boulevard was restored. - Ukrinform.</text:p>
      <text:p text:style-name="P4">
Images: ['<text:a xlink:type="simple" xlink:href="https://static.ukrinform.com/photos/2023_06/thumb_files/630_360_1685706374-811.jpg" text:style-name="Internet_20_link" text:visited-style-name="Visited_20_Internet_20_Link">
630_360_16857...</text:a>
']</text:p>
      <text:p text:style-name="P4">
Tags: ['Аварія', 'Транспорт', 'Київ']</text:p>
      <text:p text:style-name="P4">
Type: Article</text:p>
      <!--METADATA-->
      <text:p text:style-name="P4">
<draw:frame draw:style-name="fr1" draw:name="Image135" text:anchor-type="as-char" svg:width="6.9236in" svg:height="3.956343in" draw:z-index="0">
<draw:image xlink:href="../Images/yкринформ/2023-06-02T17-06-00-03-00/630_360_1685706374-811.jpg" xlink:type="simple" xlink:show="embed" xlink:actuate="onLoad" draw:mime-type="image/jpeg"/>
</draw:frame>
In Kiev, the movement of Lesya Ukrainka Boulevard.</text:p>
      <text:p text:style-name="P4">
About it in <text:a xlink:type="simple" xlink:href="https://t.me/KyivCityOfficial/6933" text:style-name="Internet_20_link" text:visited-style-name="Visited_20_Internet_20_Link">
telegram</text:a>
The Kyiv State Administration reported, Ukrinform reports.</text:p>
      <text:p text:style-name="P4">
"The movement of Lesya Ukrainka Boulevard has been restored," the message reads.</text:p>
      <text:p text:style-name="P4">
As reported by the Kyiv Patrol Police in <text:a xlink:type="simple" xlink:href="https://t.me/kyivpatrol/10444" text:style-name="Internet_20_link" text:visited-style-name="Visited_20_Internet_20_Link">
Telegram</text:a>
The carriageway fell on the carriage.</text:p>
      <text:p text:style-name="P4">
"The temporary overlap of the traffic on Lesya Ukrainka Boulevard from turning on the street-speaking street in the direction of the basin street in connection with the fall of the electrical support,"- the message reads.</text:p>
      <text:p text:style-name="P4">
*!(https://www.ukrinform.ua/rubric-kyiv/3717316-u-kievi-na-pecersku-stalasa-masstabna-pozeza-gorila-nedobudova.html)</text:p>
      <text:p text:style-name="P4">
У <text:a xlink:type="simple" xlink:href="https://www.ukrinform.ua/tag-policia" text:style-name="Internet_20_link" text:visited-style-name="Visited_20_Internet_20_Link">
 поліції </text:a>
It is recommended to take into account this information when planning travel.</text:p>
      <text:p text:style-name="P4">
As reported by Ukrinform, in Kyiv from 08:00 June 3 to 08:00 on June 5 <text:a xlink:type="simple" xlink:href="https://www.ukrinform.ua/rubric-kyiv/3717388-ruh-transportu-pivnicnim-mostom-castkovo-obmezat-na-tri-dni.html" text:style-name="Internet_20_link" text:visited-style-name="Visited_20_Internet_20_Link">
Semilic Bridge</text:a>
Partial traffic.</text:p>
      <text:p text:style-name="P4">
News Source: <text:a xlink:type="simple" xlink:href="https://www.ukrinform.ua/rubric-kyiv/3717483-na-bulvari-lesi-ukrainki-vpav-stovp-ruh-timcasovo-perekrili.html" text:style-name="Internet_20_link" text:visited-style-name="Visited_20_Internet_20_Link">
https://www.ukrinform.ua/rubric-kyiv/3717483-na-bulvari-lesi-ukrainki-vpav-stovp-ruh-timcasovo-perekrili.html</text:a>
</text:p>
      <!--NEWS-->
      <text:h text:style-name="P10" text:outline-level="1">
<text:span text:style-name="T4">
The invaders through Mariupol carry the "teeth of the dragon" to Zaporozhye</text:span>
</text:h>
      <text:p text:style-name="P4">
Authors: Ukrinform (Person)</text:p>
      <text:p text:style-name="P4">
Publisher: Укринформ (Organization)</text:p>
      <text:p text:style-name="P4">
Published Time: 2023-06-02T17:07:00+03:00</text:p>
      <text:p text:style-name="P4">
Modified Time: 2023-06-02T17:07:00+03:00</text:p>
      <text:p text:style-name="P4">
Description: Russian invaders through Mariupol carry defensive concrete structures - "teeth of the Dragon" - in the direction of the village of Porosivka, Zaporizhzhya region. - Ukrinform.</text:p>
      <text:p text:style-name="P4">
Images: ['<text:a xlink:type="simple" xlink:href="https://static.ukrinform.com/photos/2023_05/thumb_files/630_360_1685375212-491.jpg" text:style-name="Internet_20_link" text:visited-style-name="Visited_20_Internet_20_Link">
630_360_16853...</text:a>
']</text:p>
      <text:p text:style-name="P4">
Tags: ['Маріуполь', 'Війна з Росією', 'Фортифікаційні споруди']</text:p>
      <text:p text:style-name="P4">
Type: Article</text:p>
      <!--METADATA-->
      <text:p text:style-name="P4">
<draw:frame draw:style-name="fr1" draw:name="Image136" text:anchor-type="as-char" svg:width="6.9236in" svg:height="3.956343in" draw:z-index="0">
<draw:image xlink:href="../Images/yкринформ/2023-06-02T17-07-00-03-00/630_360_1685375212-491.jpg" xlink:type="simple" xlink:show="embed" xlink:actuate="onLoad" draw:mime-type="image/jpeg"/>
</draw:frame>
Russian -enchantments through Mariupol carry defensive concrete structures - "Zubidrakon" - towards the village of Rozivka, Zaporizhzhya region.</text:p>
      <text:p text:style-name="P4">
About it in <text:a xlink:type="simple" xlink:href="https://t.me/andriyshTime/10380" text:style-name="Internet_20_link" text:visited-style-name="Visited_20_Internet_20_Link">
telegram</text:a>
Petro Andryushchenko reported by Advisor of Mariupol, Ukrinform reports.</text:p>
      <text:p text:style-name="P4">
"The Russians are massively drawn to the" teeth of the Dragon "towards the rod, to the Pologovsky direction," Andryushchenko wrote.</text:p>
      <text:p text:style-name="P4">
He also published photos and videos of transportation of these defense structures.</text:p>
      <text:p text:style-name="P4">
<text:span text:style-name="T4">
 Read also: </text:span>
 <text:a xlink:type="simple" xlink:href="https://www.ukrinform.ua/rubric-regions/3717430-u-mariupoli-fiksuut-karavani-civilnih-vantazivok-iz-vijskovim-vantazem.html" text:style-name="Internet_20_link" text:visited-style-name="Visited_20_Internet_20_Link">
in <text:span text:style-name="T4">
 Mariupol </text:span>
 and fix the caravans of civil trucks by military cargo</text:a>
It was reported that the explosions in [Mariupol] have increased since(https://www.ukrinform.ua/tag-mariupol) , російські загарбники активізувалибудівництво укріплень навколо міста.</text:p>
      <text:p text:style-name="P4">
Маріуполь та навколишні селища загарбники перетворюють на військово-логістичний хаб.</text:p>
      <text:p text:style-name="P4">
<text:span text:style-name="T5">
Фото: 35photo.pro</text:span>
</text:p>
      <text:p text:style-name="P4">
News Source: <text:a xlink:type="simple" xlink:href="https://www.ukrinform.ua/rubric-regions/3717553-zagarbniki-cerez-mariupol-transportuut-zubi-drakona-u-pologivskomu-napramku.html" text:style-name="Internet_20_link" text:visited-style-name="Visited_20_Internet_20_Link">
https://www.ukrinform.ua/rubric-regions/3717553-zagarbniki-cerez-mariupol-transportuut-zubi-drakona-u-pologivskomu-napramku.html</text:a>
</text:p>
      <!--NEWS-->
      <text:h text:style-name="P10" text:outline-level="1">
<text:span text:style-name="T4">
In Toretsk, two high -rise buildings were burning as a result of the Russian blow, a person was killed</text:span>
</text:h>
      <text:p text:style-name="P4">
Authors: Ukrinform (Person)</text:p>
      <text:p text:style-name="P4">
Publisher: Укринформ (Organization)</text:p>
      <text:p text:style-name="P4">
Published Time: 2023-06-02T17:11:54+03:00</text:p>
      <text:p text:style-name="P4">
Modified Time: 2023-06-02T17:11:54+03:00</text:p>
      <text:p text:style-name="P4">
Description: In the Toretsk Donetsk region, during the extinguishing of fires in two nine -storey buildings that occurred as a result of Russian shelling on the night of June 2, rescuers found the body of a dead man in one of the apartments. - Ukrinform.</text:p>
      <text:p text:style-name="P4">
Images: ['<text:a xlink:type="simple" xlink:href="https://static.ukrinform.com/photos/2023_06/thumb_files/630_360_1685714974-2904.jpeg" text:style-name="Internet_20_link" text:visited-style-name="Visited_20_Internet_20_Link">
630_360_16857...</text:a>
']</text:p>
      <text:p text:style-name="P4">
Tags: ['Донеччина', 'Обстріл', 'Пожежа', 'Війна з Росією']</text:p>
      <text:p text:style-name="P4">
Type: Article</text:p>
      <!--METADATA-->
      <text:p text:style-name="P4">
<draw:frame draw:style-name="fr1" draw:name="Image137" text:anchor-type="as-char" svg:width="6.9236in" svg:height="3.956343in" draw:z-index="0">
<draw:image xlink:href="../Images/yкринформ/2023-06-02T17-11-54-03-00/630_360_1685714974-2904.jpeg" xlink:type="simple" xlink:show="embed" xlink:actuate="onLoad" draw:mime-type="image/jpeg"/>
</draw:frame>
The Utoretsky Donetsk region, while extinguishing fires in two nine -storey buildings that occurred as a result of Russian shelling on the night of June 2, rescuers found the body of a dead man in one apartment.</text:p>
      <text:p text:style-name="P4">
According to Ukrinform, the State Emergency Service reports on <text:a xlink:type="simple" xlink:href="https://www.facebook.com/MNS.GOV.UA/posts/pfbid0Dn3TY59XnUyPoZR8aPeZwB2RzW1T4WN9VMfVk28U16PpP7118sRYo6mU39zuwkPCl" text:style-name="Internet_20_link" text:visited-style-name="Visited_20_Internet_20_Link">
Facebook.</text:a>
"On the night of June 2, the Russians struck the Toretsk, which causes the apartments of two multi-storey buildings: from 3 to 9 floors in two entrances of one 9-storey buildings, as well as apartments from 2 to 9 floors of the neighboring building,"- the message reads.</text:p>
      <text:p text:style-name="P4">
As rescuers noted, <text:a xlink:type="simple" xlink:href="https://www.ukrinform.ua/tag-pozeza" text:style-name="Internet_20_link" text:visited-style-name="Visited_20_Internet_20_Link">
fires</text:a>
It was liquidated in the total area of 2270 square meters.</text:p>
      <text:p text:style-name="P4">
</text:p>
      <text:p text:style-name="P4">
<text:a xlink:type="simple" xlink:href="https://static.ukrinform.com/photos/2023_06/1685714974-7991.jpeg" text:style-name="Internet_20_link" text:visited-style-name="Visited_20_Internet_20_Link">
 </text:a>
 <text:a xlink:type="simple" xlink:href="https://static.ukrinform.com/photos/2023_06/1685714974-9624.jpeg" text:style-name="Internet_20_link" text:visited-style-name="Visited_20_Internet_20_Link">
</text:a>
 <text:a xlink:type="simple" xlink:href="https://static.ukrinform.com/photos/2023_06/1685714974-6463.jpeg" text:style-name="Internet_20_link" text:visited-style-name="Visited_20_Internet_20_Link">
</text:a>
 <text:a xlink:type="simple" xlink:href="https://static.ukrinform.com/photos/2023_06/1685714974-2904.jpeg" text:style-name="Internet_20_link" text:visited-style-name="Visited_20_Internet_20_Link">
<draw:frame draw:style-name="fr1" draw:name="Image142" text:anchor-type="as-char" svg:width="6.9236in" svg:height="3.956343in" draw:z-index="0">
<draw:image xlink:href="../Images/yкринформ/2023-06-02T17-11-54-03-00/630_360_1685714974-2904.jpeg" xlink:type="simple" xlink:show="embed" xlink:actuate="onLoad" draw:mime-type="image/jpeg"/>
</draw:frame>
</text:a>
 <text:a xlink:type="simple" xlink:href="https://static.ukrinform.com/photos/2023_06/1685714974-3055.jpeg" text:style-name="Internet_20_link" text:visited-style-name="Visited_20_Internet_20_Link">
</text:a>
During the intelligence and extinguishing of the fire, the emergency officers rescued 22 people, from a niche child with disabilities. Also from the entrance evacuated people.</text:p>
      <text:p text:style-name="P4">
<text:span text:style-name="T4">
 Read also: </text:span>
 <text:a xlink:type="simple" xlink:href="https://www.ukrinform.ua/rubric-ato/3717494-rosiani-obstrilali-selise-poblizu-zaporizza-dvoe-zagiblih-cetvero-poranenih.html" text:style-name="Internet_20_link" text:visited-style-name="Visited_20_Internet_20_Link">
Russians <text:span text:style-name="T4">
 Exercise </text:span>
 Insained a village near Zaporozhye - two -way, four wounded</text:a>
In one of the apartments, the body of a dead man was found.</text:p>
      <text:p text:style-name="P4">
As reported <text:a xlink:type="simple" xlink:href="https://www.ukrinform.ua/rubric-ato/3717378-unoci-rosiani-vdarili-po-torecku-poskodzeni-15-bagatopoverhivok-dvoe-poranenih.html" text:style-name="Internet_20_link" text:visited-style-name="Visited_20_Internet_20_Link">
Ukrinform</text:a>
, in Donetsk in the middle of the night, Russian invaders struck the city of Toretsk, resulting in the injury to two people.</text:p>
      <text:p text:style-name="P4">
News Source: <text:a xlink:type="simple" xlink:href="https://www.ukrinform.ua/rubric-regions/3717552-u-torecku-vnaslidok-rosijskogo-udaru-gorili-dvi-bagatopoverhivki-zaginula-ludina.html" text:style-name="Internet_20_link" text:visited-style-name="Visited_20_Internet_20_Link">
https://www.ukrinform.ua/rubric-regions/3717552-u-torecku-vnaslidok-rosijskogo-udaru-gorili-dvi-bagatopoverhivki-zaginula-ludina.html</text:a>
</text:p>
      <!--NEWS-->
      <text:h text:style-name="P10" text:outline-level="1">
<text:span text:style-name="T4">
State budget borrowing since the beginning of the year amounted to almost ₴ 740 billion</text:span>
</text:h>
      <text:p text:style-name="P4">
Authors: Ukrinform (Person)</text:p>
      <text:p text:style-name="P4">
Publisher: Укринформ (Organization)</text:p>
      <text:p text:style-name="P4">
Published Time: 2023-06-02T17:21:58+03:00</text:p>
      <text:p text:style-name="P4">
Modified Time: 2023-06-02T17:21:58+03:00</text:p>
      <text:p text:style-name="P4">
Description: State borrowing to the General Fund of the State Budget for January - May 2023 amounted to UAH 738.9 billion. - Ukrinform.</text:p>
      <text:p text:style-name="P4">
Images: ['<text:a xlink:type="simple" xlink:href="https://static.ukrinform.com/photos/2019_02/thumb_files/630_360_1551291091-252.jpeg" text:style-name="Internet_20_link" text:visited-style-name="Visited_20_Internet_20_Link">
630_360_15512...</text:a>
']</text:p>
      <text:p text:style-name="P4">
Tags: ['Бюджет', 'Економіка', 'Мінфін', 'Гроші']</text:p>
      <text:p text:style-name="P4">
Type: Article</text:p>
      <!--METADATA-->
      <text:p text:style-name="P4">
<draw:frame draw:style-name="fr1" draw:name="Image144" text:anchor-type="as-char" svg:width="6.9236in" svg:height="3.956343in" draw:z-index="0">
<draw:image xlink:href="../Images/yкринформ/2023-06-02T17-21-58-03-00/630_360_1551291091-252.jpeg" xlink:type="simple" xlink:show="embed" xlink:actuate="onLoad" draw:mime-type="image/jpeg"/>
</draw:frame>
The state reporting to the General Fund of the State Budget for January - May 2023 amounted to UAH 738.9 billion.</text:p>
      <text:p text:style-name="P4">
About it reports [press service of the Ministry of Finance]](https://www.mof.gov.ua/uk/news/u_travni_do_zagalnogo_fondu_derzhavnogo_biudzhetu_nadiishlo_184_mlrd_grn-4038), reports Ukrinform.</text:p>
      <text:p text:style-name="P4">
"The actual state borrowings to the General Fund of the State Budget of Scales - May 2023 amounted to UAH 738.9 billion, or 87.9 % of which were planned for this period," the statement reads.</text:p>
      <text:p text:style-name="P4">
From the placement of government bonds for financing the state <text:a xlink:type="simple" xlink:href="https://www.ukrinform.ua/tag-budzet" text:style-name="Internet_20_link" text:visited-style-name="Visited_20_Internet_20_Link">
budget</text:a>
UAH 240.3 billion was raised, including foreign currency UAH 80.3 billion(1 644.1 million dollars USA and 504.9 million euros). Прицьому, за рахунок випуску військових ОВДП залучено 101,1 млрд грн. Іззовнішніх джерел залучено 498,6 млрд грн.</text:p>
      <text:p text:style-name="P4">
<text:span text:style-name="T4">
 Read also: </text:span>
 <text:a xlink:type="simple" xlink:href="https://www.ukrinform.ua/rubric-economy/3717489-urad-iz-pocatku-vijni-zaluciv-vid-prodazu-ovdp-ponad-498-milardiv.html" text:style-name="Internet_20_link" text:visited-style-name="Visited_20_Internet_20_Link">
<text:span text:style-name="T4">
 Government </text:span>
 From <text:span text:style-name="T4">
 Beginning </text:span>
 <text:span text:style-name="T4">
 Wars </text:span>
 <text:span text:style-name="T4">
 attracted </text:span>
 <text:span text:style-name="T4">
 </text:span>
 from <text:span text:style-name="T4">
 </text:span>
 Sales <text:span text:style-name="T4">
 </text:span>
 <text:span text:style-name="T4">
 boobs </text:span>
<text:span text:style-name="T5">
 </text:span>
<text:span text:style-name="T5">
 498 </text:span>
<text:span text:style-name="T5">
 </text:span>
<text:span text:style-name="T5">
 billions </text:span>
*</text:a>
It is noted that payments for repayment of public debt for January - May 2023 amounted to UAH 197.8 billion(96.8% Plan), service payments - 83,8 clrd UAH(91.5% Plan).</text:p>
      <text:p text:style-name="P4">
Як повідомляв Укрінформ, державні запозичення до загального фонду державногобюджету за січень - грудень 2022 року становили 1261,1 млрд грн.</text:p>
      <text:p text:style-name="P4">
News Source: <text:a xlink:type="simple" xlink:href="https://www.ukrinform.ua/rubric-economy/3717556-derzavni-zapozicenna-do-budzetu-z-pocatku-roku-stanovili-majze-740-milardiv.html" text:style-name="Internet_20_link" text:visited-style-name="Visited_20_Internet_20_Link">
https://www.ukrinform.ua/rubric-economy/3717556-derzavni-zapozicenna-do-budzetu-z-pocatku-roku-stanovili-majze-740-milardiv.html</text:a>
</text:p>
      <!--NEWS-->
      <text:h text:style-name="P10" text:outline-level="1">
<text:span text:style-name="T4">
In Germany, searches in the case of the blast "North Streams"</text:span>
</text:h>
      <text:p text:style-name="P4">
Authors: Ukrinform (Person)</text:p>
      <text:p text:style-name="P4">
Publisher: Укринформ (Organization)</text:p>
      <text:p text:style-name="P4">
Published Time: 2023-06-02T17:29:00+03:00</text:p>
      <text:p text:style-name="P4">
Modified Time: 2023-06-02T17:29:00+03:00</text:p>
      <text:p text:style-name="P4">
Description: German investigators in the framework of the investigation of explosions at the Nord Stream gas pipelines were conducted in Frankfurt-fester searches in a person who is not suspected, but could have information about people involved in the explosion. - Ukrinform.</text:p>
      <text:p text:style-name="P4">
Images: ['<text:a xlink:type="simple" xlink:href="https://static.ukrinform.com/photos/2023_02/thumb_files/630_360_1677036945-266.jpeg" text:style-name="Internet_20_link" text:visited-style-name="Visited_20_Internet_20_Link">
630_360_16770...</text:a>
']</text:p>
      <text:p text:style-name="P4">
Tags: ['Німеччина', 'Обшук', 'Північний потік']</text:p>
      <text:p text:style-name="P4">
Type: Article</text:p>
      <!--METADATA-->
      <text:p text:style-name="P4">
<draw:frame draw:style-name="fr1" draw:name="Image146" text:anchor-type="as-char" svg:width="6.9236in" svg:height="3.956343in" draw:z-index="0">
<draw:image xlink:href="../Images/yкринформ/2023-06-02T17-29-00-03-00/630_360_1677036945-266.jpeg" xlink:type="simple" xlink:show="embed" xlink:actuate="onLoad" draw:mime-type="image/jpeg"/>
</draw:frame>
The German travelers were conducted in Frankfurt-on-other searches in a person who is not suspected in the framework of the investigation of explosions at the Nord Stream gas pipelines in the Nord Stream gas pipelines, but it could have had information about people involved in the explosion.</text:p>
      <text:p text:style-name="P4">
According to Ukrinform, the German newspaper [Derspiegel] reports on Friday.(https://www.spiegel.de/politik/frankfurt-an-der-oder-razzia-wegen-anschlaegen-auf-nordstream-pipelines-a-458ee03c-2c3f-42aa-9fc8-81e8986fc59f).</text:p>
      <text:p text:style-name="P4">
"In the investigation of explosions at the North Stream-1 and North Podik-2 gas pipelines, which occurred last fall, the authorities continue to monitor the seizures on German land. According to Spiegel, on Thursday before Trinity, they conducted in this connection <text:a xlink:type="simple" xlink:href="https://www.ukrinform.ua/tag-obsuk" text:style-name="Internet_20_link" text:visited-style-name="Visited_20_Internet_20_Link">
searches</text:a>
in Frankfurt-on-Oder, "-the message reads.</text:p>
      <text:p text:style-name="P4">
With reference to the interlocutors in the security authorities it is stated that he searched in the house "non -accused person". The purpose of the raid was to "obtain an information about a person who is suspected of involvement in attacks."</text:p>
      <text:p text:style-name="P4">
*!(https://www.ukrinform.ua/rubric-ato/3704064-korabli-vms-rf-buli-nepodalik-misc-vibuhiv-na-gazoprovodah-pivnicnij-potik-zmi.html)</text:p>
      <text:p text:style-name="P4">
Німецькі слідчі припускають, що причетні до підриву газопроводів особизафрахтували для нападу вітрильну яхту під назвою "Андромеда", яку використалидля переміщення з німецького Ростока до місця підриву газопроводів. Прифрахтуванні були використані підроблені документи. Серед іншого, були знайденіболгарські паспорти, які при перевірці виявилися фальшивими, та румунськийдокумент, також підроблений, але в якому були використані особисті даніреальної людини – Штефана М. (The newspaper does not fully provide the name - ed.).</text:p>
      <text:p text:style-name="P4">
Відповідно до публікації в Der Spiegel, обшуки у Франкфурті-на-Одері проходилив будинку родичів цього "Штефана М.", і слідчі шукали підказки, чомузловмисники зупинилися саме на його особі.</text:p>
      <text:p text:style-name="P4">
Зазначається, що найвагомішим доказом використання "Андромеди" є те, що вкаюті яхти були знайдені сліди підводної вибухової речовини октогену. Якзазначає газета, у слідчих є зачіпки, що можливі виконавці підривугазопроводів могли бути з України, однак це також можуть бути спеціальнозроблені хибні зачіпки, щоб ввести слідство в оману.</text:p>
      <text:p text:style-name="P4">
<text:span text:style-name="T4">
 Read also: </text:span>
 [the Swedish prosecutor's office has released the version of the Nord Stream blast(https://www.ukrinform.ua/rubric-world/3692453-svedska-prokuratura-opriludnila-versiu-pidrivu-pivnicnogo-potoku.html)</text:p>
      <text:p text:style-name="P4">
Крім того, деякі експерти вказують на те, що для підриву газопроводівзнадобилося б стільки вибухівки, що для транспортування вибухівки на дноБалтійського моря знадобився б більший корабель, ніж "Андромеда", і, можливо,міні-підводний човен.</text:p>
      <text:p text:style-name="P4">
Як повідомлялося, наприкінці вересня 2022 року внаслідок вибухів натрубопроводах "Північний потік" та "Північний потік-2" біля острова Борнхольму Балтійському морі розпочався витік на чотирьох ділянках <text:a xlink:type="simple" xlink:href="https://www.ukrinform.ua/tag-gazoprovid" text:style-name="Internet_20_link" text:visited-style-name="Visited_20_Internet_20_Link">
 газопроводів</text:a>
in the exclusive economic zones of Dannya Sweden.</text:p>
      <text:p text:style-name="P4">
The investigation into the diversion, which is carried out with the participation of competent authorities of Schwave, Germany and Denmark, is ongoing. In many countries, they tend to believe that the "northern flow" is initiated by the Russian Federation. In Russia, their involvement in the accident is interpreted.</text:p>
      <text:p text:style-name="P4">
News Source: <text:a xlink:type="simple" xlink:href="https://www.ukrinform.ua/rubric-world/3717559-u-nimeccini-projsli-obsuki-u-spravi-pidrivu-pivnicnih-potokiv.html" text:style-name="Internet_20_link" text:visited-style-name="Visited_20_Internet_20_Link">
https://www.ukrinform.ua/rubric-world/3717559-u-nimeccini-projsli-obsuki-u-spravi-pidrivu-pivnicnih-potokiv.html</text:a>
</text:p>
      <!--NEWS-->
      <text:h text:style-name="P10" text:outline-level="1">
<text:span text:style-name="T4">
In Kiev because of bad weather - partial shutdown of light</text:span>
</text:h>
      <text:p text:style-name="P4">
Authors: Ukrinform (Person)</text:p>
      <text:p text:style-name="P4">
Publisher: Укринформ (Organization)</text:p>
      <text:p text:style-name="P4">
Published Time: 2023-06-02T17:35:00+03:00</text:p>
      <text:p text:style-name="P4">
Modified Time: 2023-06-02T17:35:00+03:00</text:p>
      <text:p text:style-name="P4">
Description: In some parts of the capital, partial light shutdown due to bad weather. - Ukrinform.</text:p>
      <text:p text:style-name="P4">
Images: ['<text:a xlink:type="simple" xlink:href="https://static.ukrinform.com/photos/2018_09/thumb_files/630_360_1536566328-6883.jpg" text:style-name="Internet_20_link" text:visited-style-name="Visited_20_Internet_20_Link">
630_360_15365...</text:a>
']</text:p>
      <text:p text:style-name="P4">
Tags: ['ДТЕК', 'Електроенергія', 'Київ', 'Негода']</text:p>
      <text:p text:style-name="P4">
Type: Article</text:p>
      <!--METADATA-->
      <text:p text:style-name="P4">
<draw:frame draw:style-name="fr1" draw:name="Image147" text:anchor-type="as-char" svg:width="6.9236in" svg:height="3.956343in" draw:z-index="0">
<draw:image xlink:href="../Images/yкринформ/2023-06-02T17-35-00-03-00/630_360_1536566328-6883.jpg" xlink:type="simple" xlink:show="embed" xlink:actuate="onLoad" draw:mime-type="image/jpeg"/>
</draw:frame>
In some districts of the capital, due to bad weather, partial shutdown of light.</text:p>
      <text:p text:style-name="P4">
About it in <text:a xlink:type="simple" xlink:href="https://t.me/VA_Kyiv/1982" text:style-name="Internet_20_link" text:visited-style-name="Visited_20_Internet_20_Link">
telegram</text:a>
The press service of the city state administration reported with reference to DTEK, reports Ukrinform.</text:p>
      <text:p text:style-name="P4">
"Partly without <text:a xlink:type="simple" xlink:href="https://www.ukrinform.ua/tag-elektroenergia" text:style-name="Internet_20_link" text:visited-style-name="Visited_20_Internet_20_Link">
electricity</text:a>
remained in Podilskyi, Obolon and Svyatoshinsky districts of the capital, " -goes in the message.</text:p>
      <text:p text:style-name="P4">
DTEK's energy has switched to increased mode of operation and operate 24/7, to eliminate the effects of bad weather faster.</text:p>
      <text:p text:style-name="P4">
<text:span text:style-name="T4">
 Read also: </text:span>
 <text:a xlink:type="simple" xlink:href="https://www.ukrinform.ua/rubric-kyiv/3717483-na-bulvari-lesi-ukrainki-vpav-stovp-ruh-timcasovo-perekrili.html" text:style-name="Internet_20_link" text:visited-style-name="Visited_20_Internet_20_Link">
on <text:span text:style-name="T4">
 Boulevards </text:span>
 <text:span text:style-name="T4">
 Lesi </text:span>
 <text:span text:style-name="T4">
 Ukrainians </text:span>
 <text:span text:style-name="T4">
 </text:span>
 Restored <text:span text:style-name="T4">
<text:span text:style-name="T5">
* Movement </text:span>
* </text:span>
 Transport <text:span text:style-name="T4">
 </text:span>
 <text:span text:style-name="T4">
 </text:span>
 After <text:span text:style-name="T4">
 </text:span>
 Fall <text:span text:style-name="T4">
 </text:span>
 <text:span text:style-name="T4">
 </text:span>
 <text:span text:style-name="T4">
 *pillar </text:span>
</text:a>
It is noted that difficult weather conditions can lead to the fall of trees and wires. The KSCA is urged to be careful, not to neglect the rules of security and not to approach the transmission lines.</text:p>
      <text:p text:style-name="P4">
It was reported that there is a thunderstorm and strong wind gusts in the capital.</text:p>
      <text:p text:style-name="P4">
News Source: <text:a xlink:type="simple" xlink:href="https://www.ukrinform.ua/rubric-kyiv/3717563-u-kievi-cerez-negodu-castkovi-vidklucenna-svitla.html" text:style-name="Internet_20_link" text:visited-style-name="Visited_20_Internet_20_Link">
https://www.ukrinform.ua/rubric-kyiv/3717563-u-kievi-cerez-negodu-castkovi-vidklucenna-svitla.html</text:a>
</text:p>
      <!--NEWS-->
      <text:h text:style-name="P10" text:outline-level="1">
<text:span text:style-name="T4">
At the gas station again grow prices for liquefied gas</text:span>
</text:h>
      <text:p text:style-name="P4">
Authors: Ukrinform (Person)</text:p>
      <text:p text:style-name="P4">
Publisher: Укринформ (Organization)</text:p>
      <text:p text:style-name="P4">
Published Time: 2023-06-02T17:39:00+03:00</text:p>
      <text:p text:style-name="P4">
Modified Time: 2023-06-02T17:39:00+03:00</text:p>
      <text:p text:style-name="P4">
Description: The liquefied gas at the gas station during the week on average rises by 5 kopecks/l - up to 21.93 UAH/l. - Ukrinform.</text:p>
      <text:p text:style-name="P4">
Images: ['<text:a xlink:type="simple" xlink:href="https://static.ukrinform.com/photos/2020_01/thumb_files/630_360_1578932867-852.jpg" text:style-name="Internet_20_link" text:visited-style-name="Visited_20_Internet_20_Link">
630_360_15789...</text:a>
']</text:p>
      <text:p text:style-name="P4">
Tags: ['АЗС', 'Ціни', 'Газ']</text:p>
      <text:p text:style-name="P4">
Type: Article</text:p>
      <!--METADATA-->
      <text:p text:style-name="P4">
<draw:frame draw:style-name="fr1" draw:name="Image148" text:anchor-type="as-char" svg:width="6.9236in" svg:height="3.956343in" draw:z-index="0">
<draw:image xlink:href="../Images/yкринформ/2023-06-02T17-39-00-03-00/630_360_1578932867-852.jpg" xlink:type="simple" xlink:show="embed" xlink:actuate="onLoad" draw:mime-type="image/jpeg"/>
</draw:frame>
The scalablegaz at the gas station during the week on average rings by 5 kopecks/l - up to 21.93 UAH/l.</text:p>
      <text:p text:style-name="P4">
According to Ukrinform, it reports <text:a xlink:type="simple" xlink:href="https://enkorr.ua/uk/news/na_azs_rostut_cni_na_skrapleniy_gaz/254940" text:style-name="Internet_20_link" text:visited-style-name="Visited_20_Internet_20_Link">
Enkorr.</text:a>
It is noted that at WOG and OKKO stations, the autogaz rushed by 0.15 UAH/l and 0.05 UAH/l - up to 22.65 UAH/l and 22.75 UAH/l respectively.</text:p>
      <text:p text:style-name="P4">
For 24 pennies in a liter raised the price of LPG network shell gas station - up to 21.99 UAH/l. <text:a xlink:type="simple" xlink:href="https://www.ukrinform.ua/tag-gaz" text:style-name="Internet_20_link" text:visited-style-name="Visited_20_Internet_20_Link">
Avtogaz</text:a>
At U.GO and Vst stations, 9 kopecks/l and 12 kopecks/l, up to 21.60 UAH/l and 20.30 UAH/l respectively.</text:p>
      <text:p text:style-name="P4">
<text:span text:style-name="T4">
 Read also: </text:span>
 [European Commission has announced the first international tender of a long gas purchase(https://www.ukrinform.ua/rubric-economy/3707281-evrokomisia-ogolosila-persij-miznarodnij-tender-na-spilnu-zakupivlu-gazu.html)In addition, the cost of LPG was adjusted UPG, Mango, BRSM-Nafta and others. It can now be purchased within 20.15-22.75 UAH/l.</text:p>
      <text:p text:style-name="P4">
News Source: <text:a xlink:type="simple" xlink:href="https://www.ukrinform.ua/rubric-economy/3717562-na-azs-znovu-rostut-cini-na-skraplenij-gaz.html" text:style-name="Internet_20_link" text:visited-style-name="Visited_20_Internet_20_Link">
https://www.ukrinform.ua/rubric-economy/3717562-na-azs-znovu-rostut-cini-na-skraplenij-gaz.html</text:a>
</text:p>
      <!--NEWS-->
      <text:h text:style-name="P10" text:outline-level="1">
<text:span text:style-name="T4">
The FSB agent who was spying in Cherkasy region was planted for 15 years</text:span>
</text:h>
      <text:p text:style-name="P4">
Authors: Ukrinform (Person)</text:p>
      <text:p text:style-name="P4">
Publisher: Укринформ (Organization)</text:p>
      <text:p text:style-name="P4">
Published Time: 2023-06-02T17:54:00+03:00</text:p>
      <text:p text:style-name="P4">
Modified Time: 2023-06-02T17:54:00+03:00</text:p>
      <text:p text:style-name="P4">
Description: Up to 15 years of imprisonment was sentenced by a Russian agent who was spying on the positions of air defense and checkpoints in Cherkasy region. - Ukrinform.</text:p>
      <text:p text:style-name="P4">
Images: ['<text:a xlink:type="simple" xlink:href="https://static.ukrinform.com/photos/2023_06/thumb_files/630_360_1685716367-148.jpg" text:style-name="Internet_20_link" text:visited-style-name="Visited_20_Internet_20_Link">
630_360_16857...</text:a>
']</text:p>
      <text:p text:style-name="P4">
Tags: ['Черкащина', 'ФСБ РФ', 'СБУ', 'Шпіонаж']</text:p>
      <text:p text:style-name="P4">
Type: Article</text:p>
      <!--METADATA-->
      <text:p text:style-name="P4">
<draw:frame draw:style-name="fr1" draw:name="Image149" text:anchor-type="as-char" svg:width="6.9236in" svg:height="3.956343in" draw:z-index="0">
<draw:image xlink:href="../Images/yкринформ/2023-06-02T17-54-00-03-00/630_360_1685716367-148.jpg" xlink:type="simple" xlink:show="embed" xlink:actuate="onLoad" draw:mime-type="image/jpeg"/>
</draw:frame>
By 15 years imprisonment was sentenced by a Russian agent, who was spying on positions of a prototype defense and checkpoints in Cherkasy region.</text:p>
      <text:p text:style-name="P4">
According to Ukrinform, the Security Service of Ukraine reports in <text:a xlink:type="simple" xlink:href="https://t.me/SBUkr/8535" text:style-name="Internet_20_link" text:visited-style-name="Visited_20_Internet_20_Link">
telegram</text:a>
.</text:p>
      <text:p text:style-name="P4">
"The Security Service has collected a comprehensive evidence base to another FSB agent. He passed on to the occupiers of the air defense and checkpoints of Ukrainian defense defenders in Cherkasy region," the message reads.</text:p>
      <text:p text:style-name="P4">
The SBU counterintelligence detained the attacker as a result of a special operation in January.</text:p>
      <text:p text:style-name="P4">
As the investigation was established, the hostile associate is an employee of a local hospital, whom the FSB remotely involved in silent cooperation in November 2022.</text:p>
      <text:p text:style-name="P4">
According to the aggressor's instructions, he photographed and moving the units of defense forces in the region. Particular attention was paid to the Ukrainian air defense combat.</text:p>
      <text:p text:style-name="P4">
<text:span text:style-name="T4">
 Read also: </text:span>
 <text:a xlink:type="simple" xlink:href="https://www.ukrinform.ua/rubric-regions/3717385-sbu-vikrila-agenta-biloruskih-specsluzb-akij-spiguvav-za-pivnicnim-kordonom.html" text:style-name="Internet_20_link" text:visited-style-name="Visited_20_Internet_20_Link">
SBU exposed <text:span text:style-name="T4">
 agent </text:span>
 And of Belarusian special services that was scattered outside the northern border</text:a>
The invaders were also interested in the exact coordinates of checkpoints, the number of military present, their weapons and equipment.</text:p>
      <text:p text:style-name="P4">
"Another hostile task was to collect information on mobilization, the level of military training and motivation of Ukrainian defenders. The agent was transferred through an anonymous chat in the messenger, where the objects with the deployment of objects on the electronic map were attached," the statement said.</text:p>
      <text:p text:style-name="P4">
Intelligence information was needed by Russian invaders to train rocket strokes in the region.</text:p>
      <text:p text:style-name="P4">
During the searches at the place of residence of the traitor, a mobile phone was removed with evidence of consumable correspondence with <text:a xlink:type="simple" xlink:href="https://www.ukrinform.ua/tag-fsb-rf" text:style-name="Internet_20_link" text:visited-style-name="Visited_20_Internet_20_Link">
FSB</text:a>
. The passport of the sample of the USSR and the pro -Kremliv symbolism was also revealed.</text:p>
      <text:p text:style-name="P4">
<text:span text:style-name="T4">
 Read also: </text:span>
 <text:a xlink:type="simple" xlink:href="https://www.ukrinform.ua/rubric-regions/3716406-sbu-zatrimala-rosijsku-agentku-aka-zdavala-pozicii-zsu-u-krivomu-rozi.html" text:style-name="Internet_20_link" text:visited-style-name="Visited_20_Internet_20_Link">
<text:span text:style-name="T4">
 SBU </text:span>
 I detained the Russian agent who gave the position in Kryvyi Rih</text:a>
On the basis of the evidence collected, the court found the attacker guilty under Part 2 of Art. 111 Criminal Code of Ukraine(A state betrayal committed in a military -habitat).</text:p>
      <text:p text:style-name="P4">
News Source: <text:a xlink:type="simple" xlink:href="https://www.ukrinform.ua/rubric-regions/3717561-agenta-fsb-akij-na-cerkasini-spiguvav-za-ppo-posadili-na-15-rokiv.html" text:style-name="Internet_20_link" text:visited-style-name="Visited_20_Internet_20_Link">
https://www.ukrinform.ua/rubric-regions/3717561-agenta-fsb-akij-na-cerkasini-spiguvav-za-ppo-posadili-na-15-rokiv.html</text:a>
</text:p>
      <!--NEWS-->
      <text:h text:style-name="P10" text:outline-level="1">
<text:span text:style-name="T4">
G7 ambassadors welcome the appointment of members of the CCCS</text:span>
</text:h>
      <text:p text:style-name="P4">
Authors: Ukrinform (Person)</text:p>
      <text:p text:style-name="P4">
Publisher: Укринформ (Organization)</text:p>
      <text:p text:style-name="P4">
Published Time: 2023-06-02T17:54:03+03:00</text:p>
      <text:p text:style-name="P4">
Modified Time: 2023-06-02T17:54:03+03:00</text:p>
      <text:p text:style-name="P4">
Description: Ambassadors of the Seven Group Countries are welcome to the appointment of 16 members of the High Qualifications Commission of Judges and hope for transparent selection of judges. - Ukrinform.</text:p>
      <text:p text:style-name="P4">
Images: ['<text:a xlink:type="simple" xlink:href="https://static.ukrinform.com/photos/2021_06/thumb_files/630_360_1623599058-498.jpg" text:style-name="Internet_20_link" text:visited-style-name="Visited_20_Internet_20_Link">
630_360_16235...</text:a>
']</text:p>
      <text:p text:style-name="P4">
Tags: ['Японія', 'Посол', 'ВККС']</text:p>
      <text:p text:style-name="P4">
Type: Article</text:p>
      <!--METADATA-->
      <text:p text:style-name="P4">
<draw:frame draw:style-name="fr1" draw:name="Image152" text:anchor-type="as-char" svg:width="6.9236in" svg:height="3.956343in" draw:z-index="0">
<draw:image xlink:href="../Images/yкринформ/2023-06-02T17-54-03-03-00/630_360_1623599058-498.jpg" xlink:type="simple" xlink:show="embed" xlink:actuate="onLoad" draw:mime-type="image/jpeg"/>
</draw:frame>
The Ambassadors of the Seven Group greet 16 members of the High Qualifications Commission and hope for transparent selection of judges.</text:p>
      <text:p text:style-name="P4">
This is stated in <text:a xlink:type="simple" xlink:href="https://twitter.com/G7AmbReformUA/status/1664602160191946753" text:style-name="Internet_20_link" text:visited-style-name="Visited_20_Internet_20_Link">
Twitter</text:a>
Japanese heading in the G7 Ambassadors in Kiev, Ukrinform reports.</text:p>
      <text:p text:style-name="P4">
“The G7 ambassadors welcome the appointment of members of the High Qualifications Commission of Judges. We take a meritocratic approach to assessing the qualification of judges and their transparent selection, ”diplomats said.</text:p>
      <text:p text:style-name="P4">
<text:span text:style-name="T4">
 Read also: </text:span>
 [Maasikas congratulated the purpose(https://www.ukrinform.ua/rubric-polytics/3717091-maasikas-privitav-priznacenna-novogo-skladu-vkks.html)As reported by Ukrinform, the High Council of Justice has appointed 16 new members of the High Qualifications Commission of Judges on June 1. This unlocks the WCCS's work, which has worked in Ukraine since 2019.</text:p>
      <text:p text:style-name="P4">
News Source: <text:a xlink:type="simple" xlink:href="https://www.ukrinform.ua/rubric-polytics/3717569-posli-g7-vitaut-priznacenna-cleniv-vkks.html" text:style-name="Internet_20_link" text:visited-style-name="Visited_20_Internet_20_Link">
https://www.ukrinform.ua/rubric-polytics/3717569-posli-g7-vitaut-priznacenna-cleniv-vkks.html</text:a>
</text:p>
      <!--NEWS-->
      <text:h text:style-name="P10" text:outline-level="1">
<text:span text:style-name="T4">
Leau's Milan leader continued his contract with the club</text:span>
</text:h>
      <text:p text:style-name="P4">
Authors: Ukrinform (Person)</text:p>
      <text:p text:style-name="P4">
Publisher: Укринформ (Organization)</text:p>
      <text:p text:style-name="P4">
Published Time: 2023-06-02T17:54:41+03:00</text:p>
      <text:p text:style-name="P4">
Modified Time: 2023-06-02T17:54:41+03:00</text:p>
      <text:p text:style-name="P4">
Description: Португальський вінгер «Мілана» Рафаел Леау продовжив контракт. — Укрінформ.</text:p>
      <text:p text:style-name="P4">
Images: ['<text:a xlink:type="simple" xlink:href="https://static.ukrinform.com/photos/2023_06/thumb_files/630_360_1685717609-869.jpg" text:style-name="Internet_20_link" text:visited-style-name="Visited_20_Internet_20_Link">
630_360_16857...</text:a>
']</text:p>
      <text:p text:style-name="P4">
Tags: ['Футбол', 'Мілан']</text:p>
      <text:p text:style-name="P4">
Type: Article</text:p>
      <!--METADATA-->
      <text:p text:style-name="P4">
<draw:frame draw:style-name="fr1" draw:name="Image153" text:anchor-type="as-char" svg:width="6.9236in" svg:height="3.956343in" draw:z-index="0">
<draw:image xlink:href="../Images/yкринформ/2023-06-02T17-54-41-03-00/630_360_1685717609-869.jpg" xlink:type="simple" xlink:show="embed" xlink:actuate="onLoad" draw:mime-type="image/jpeg"/>
</draw:frame>
The Portuguese Wnger "Milan" Raphael Leau continued the contract.</text:p>
      <text:p text:style-name="P4">
This was reported <text:a xlink:type="simple" xlink:href="https://www.acmilan.com/en/news/articles/media/2023-06-02/official-statement-rafael-leao" text:style-name="Internet_20_link" text:visited-style-name="Visited_20_Internet_20_Link">
press service</text:a>
Milan, reports Ukrinform.</text:p>
      <text:p text:style-name="P4">
The new agreement is valid until June 30, 2028. Leau has been in favor of Milan since 2019. He spent 162 matches, scored 41 goals and gave 29 productive programs.</text:p>
      <text:p text:style-name="P4">
<text:span text:style-name="T4">
 Read also: </text:span>
 <text:a xlink:type="simple" xlink:href="https://www.ukrinform.ua/rubric-sports/3716925-trener-sevili-najstarsij-nastavnik-akij-peremig-u-lizi-evropi-uefa.html" text:style-name="Internet_20_link" text:visited-style-name="Visited_20_Internet_20_Link">
Seville coach - the oldest mentor who defeated the UEFA Europe's UEFA</text:a>
As it was reported, this season 23-year-old Portuguese spent 47 matches for Milan, scored 14 goals and made 15 assistants.</text:p>
      <text:p text:style-name="P4">
Photo: Getty Images</text:p>
      <text:p text:style-name="P4">
News Source: <text:a xlink:type="simple" xlink:href="https://www.ukrinform.ua/rubric-sports/3717570-lider-milanu-leau-prodovziv-kontrakt-z-klubom.html" text:style-name="Internet_20_link" text:visited-style-name="Visited_20_Internet_20_Link">
https://www.ukrinform.ua/rubric-sports/3717570-lider-milanu-leau-prodovziv-kontrakt-z-klubom.html</text:a>
</text:p>
      <!--NEWS-->
      <text:h text:style-name="P10" text:outline-level="1">
<text:span text:style-name="T4">
In Kiev, because of the fall of trees, the traffic on the streets of Heroes of the Dnieper and Salutna is complicated</text:span>
</text:h>
      <text:p text:style-name="P4">
Authors: Ukrinform (Person)</text:p>
      <text:p text:style-name="P4">
Publisher: Укринформ (Organization)</text:p>
      <text:p text:style-name="P4">
Published Time: 2023-06-02T17:59:15+03:00</text:p>
      <text:p text:style-name="P4">
Modified Time: 2023-06-02T17:59:15+03:00</text:p>
      <text:p text:style-name="P4">
Description: In Kiev, due to the fall of trees, the traffic on the streets of the Heroes of the Dnieper and Salutna - Ukrinform is complicated.</text:p>
      <text:p text:style-name="P4">
Images: ['<text:a xlink:type="simple" xlink:href="https://static.ukrinform.com/photos/2023_06/thumb_files/630_360_1685717919-978.jpeg" text:style-name="Internet_20_link" text:visited-style-name="Visited_20_Internet_20_Link">
630_360_16857...</text:a>
']</text:p>
      <text:p text:style-name="P4">
Tags: ['Гроза', 'Київ', 'Дерева']</text:p>
      <text:p text:style-name="P4">
Type: Article</text:p>
      <!--METADATA-->
      <text:p text:style-name="P4">
<draw:frame draw:style-name="fr1" draw:name="Image154" text:anchor-type="as-char" svg:width="6.9236in" svg:height="3.956343in" draw:z-index="0">
<draw:image xlink:href="../Images/yкринформ/2023-06-02T17-59-15-03-00/630_360_1685717919-978.jpeg" xlink:type="simple" xlink:show="embed" xlink:actuate="onLoad" draw:mime-type="image/jpeg"/>
</draw:frame>
In Kiev, the fall of trees is complicated by traffic on the streets of Heroes of the Dnieper and Salutna</text:p>
      <text:p text:style-name="P4">
According to Ukrinform, Kyiv Patrol Police reports in <text:a xlink:type="simple" xlink:href="https://t.me/kyivpatrol/10456" text:style-name="Internet_20_link" text:visited-style-name="Visited_20_Internet_20_Link">
telegram.</text:a>
“The movement is complicated on the streets of the Heroes of the Dnieper and Salutna because of the fall of trees. The patrols called the relevant services to the place, ” - said the news.</text:p>
      <text:p text:style-name="P4">
<text:span text:style-name="T4">
 Readmetas: </text:span>
 <text:a xlink:type="simple" xlink:href="https://www.ukrinform.ua/rubric-kyiv/3717563-u-kievi-cerez-negodu-castkovi-vidklucenna-svitla.html" text:style-name="Internet_20_link" text:visited-style-name="Visited_20_Internet_20_Link">
in Kiev because of bad weather - partial shutdown of light</text:a>
Police are recommended to consider this information when planning a trip.</text:p>
      <text:p text:style-name="P4">
It was reported in the capital <text:a xlink:type="simple" xlink:href="https://www.ukrinform.ua/tag-groza" text:style-name="Internet_20_link" text:visited-style-name="Visited_20_Internet_20_Link">
thunderstorm</text:a>
Tassile gusts of wind.</text:p>
      <text:p text:style-name="P4">
News Source: <text:a xlink:type="simple" xlink:href="https://www.ukrinform.ua/rubric-kyiv/3717571-u-kievi-cerez-padinna-derev-uskladnenij-ruh-na-vulicah-geroiv-dnipra-ta-salutnij.html" text:style-name="Internet_20_link" text:visited-style-name="Visited_20_Internet_20_Link">
https://www.ukrinform.ua/rubric-kyiv/3717571-u-kievi-cerez-padinna-derev-uskladnenij-ruh-na-vulicah-geroiv-dnipra-ta-salutnij.html</text:a>
</text:p>
      <!--NEWS-->
      <text:h text:style-name="P10" text:outline-level="1">
<text:span text:style-name="T4">
The US has imposed sanctions against companies that restrict access to the Internet in Iran</text:span>
</text:h>
      <text:p text:style-name="P4">
Authors: Ukrinform (Person)</text:p>
      <text:p text:style-name="P4">
Publisher: Укринформ (Organization)</text:p>
      <text:p text:style-name="P4">
Published Time: 2023-06-02T18:13:00+03:00</text:p>
      <text:p text:style-name="P4">
Modified Time: 2023-06-02T18:13:00+03:00</text:p>
      <text:p text:style-name="P4">
Description: The US government has announced sanctions against companies and high -ranking officials in Iran and UAE, who develop an "internal" Internet in the IRA to limit citizens' rights to freedom of speech and expressions. - Ukrinform.</text:p>
      <text:p text:style-name="P4">
Images: ['<text:a xlink:type="simple" xlink:href="https://static.ukrinform.com/photos/2021_06/thumb_files/630_360_1622743216-833.jpg" text:style-name="Internet_20_link" text:visited-style-name="Visited_20_Internet_20_Link">
630_360_16227...</text:a>
']</text:p>
      <text:p text:style-name="P4">
Tags: ['Інтернет', 'Іран', 'Санкції', 'США']</text:p>
      <text:p text:style-name="P4">
Type: Article</text:p>
      <!--METADATA-->
      <text:p text:style-name="P4">
<draw:frame draw:style-name="fr1" draw:name="Image156" text:anchor-type="as-char" svg:width="6.9236in" svg:height="3.956343in" draw:z-index="0">
<draw:image xlink:href="../Images/yкринформ/2023-06-02T18-13-00-03-00/630_360_1622743216-833.jpg" xlink:type="simple" xlink:show="embed" xlink:actuate="onLoad" draw:mime-type="image/jpeg"/>
</draw:frame>
The US Government has been on imposing sanctions against companies and high -ranking officials in Iran and the UAE, who are developing an "internal" Internet in the IRA to align the rights of citizens to freedom of speech and expressions.</text:p>
      <text:p text:style-name="P4">
About it <text:a xlink:type="simple" xlink:href="https://home.treasury.gov/news/press-releases/jy1518" text:style-name="Internet_20_link" text:visited-style-name="Visited_20_Internet_20_Link">
reports</text:a>
The Office for Foreign Assets Control(OFAC)US Ministry of Finance, reports Ukrinform.</text:p>
      <text:p text:style-name="P4">
“Today ofac imposes sanctions against the Iranian technology company known as Arvan Cloud, two high -ranking representatives of Arvan Cloud, as a subsidiary in <text:a xlink:type="simple" xlink:href="https://www.ukrinform.ua/tag-oae" text:style-name="Internet_20_link" text:visited-style-name="Visited_20_Internet_20_Link">
united Arab Emirates</text:a>
Due to their role in the promotion of censorship, which will be implemented by the Iranian regime, ”the presents said.</text:p>
      <text:p text:style-name="P4">
It is noted that Arvan Cloud is a key partner of the Ministry of Information Iran's Ministry of Information Iran(Nin), the so -called internal Internet. The main purpose of these actions is to isolate Iranian population from global access to information.</text:p>
      <text:p text:style-name="P4">
<text:span text:style-name="T4">
 Read also: </text:span>
 <text:a xlink:type="simple" xlink:href="https://www.ukrinform.ua/rubric-ato/3717510-zelenskij-moze-pocati-publicno-borotisa-z-timi-hto-dae-mozlivist-obhoditi-rosii-sankcii.html" text:style-name="Internet_20_link" text:visited-style-name="Visited_20_Internet_20_Link">
Zelensky can start publicly fighting those who are given to bypass Russia <text:span text:style-name="T4">
 sanctions </text:span>
</text:a>
According to the US side, Arvan Cloud interacts closely with Iran intelligence services, including with the Ministry of Intelligence and Safety(MONTH), companies have wide ties with the Iranian government. The Iranisvo regime regularly uses restrictions on network access and limitation of the speed of the Internet to suppress dissent and persecute the Iranians who are in favor of freedom of opinion. In addition, the regime tries to limit the access of the international community to information about flashy cases of violation of the right -class in Iran.</text:p>
      <text:p text:style-name="P4">
As reported by Ukrinform, on Thursday the Government <text:a xlink:type="simple" xlink:href="https://www.ukrinform.ua/rubric-world/3717183-ssa-vveli-sankcii-proti-iranu-za-vbivstva-zurnalistiv-ta-aktivistiv.html" text:style-name="Internet_20_link" text:visited-style-name="Visited_20_Internet_20_Link">
the United States announced the introduction of sanctions</text:a>
Against the power blocuran regime, as well as related persons and organizations involved in the murder of civilians.</text:p>
      <text:p text:style-name="P4">
News Source: <text:a xlink:type="simple" xlink:href="https://www.ukrinform.ua/rubric-world/3717577-ssa-zaprovadili-sankcii-proti-kompanij-aki-obmezuut-dostup-do-internetu-v-irani.html" text:style-name="Internet_20_link" text:visited-style-name="Visited_20_Internet_20_Link">
https://www.ukrinform.ua/rubric-world/3717577-ssa-zaprovadili-sankcii-proti-kompanij-aki-obmezuut-dostup-do-internetu-v-irani.html</text:a>
</text:p>
      <!--NEWS-->
      <text:h text:style-name="P10" text:outline-level="1">
<text:span text:style-name="T4">
Norway instructors teach the Ukrainian military safe overcoming mine barriers</text:span>
</text:h>
      <text:p text:style-name="P4">
Authors: Ukrinform (Person)</text:p>
      <text:p text:style-name="P4">
Publisher: Укринформ (Organization)</text:p>
      <text:p text:style-name="P4">
Published Time: 2023-06-02T18:17:33+03:00</text:p>
      <text:p text:style-name="P4">
Modified Time: 2023-06-02T18:17:33+03:00</text:p>
      <text:p text:style-name="P4">
Description: In the United Kingdom, Ukrainian servicemen under the guidance of Norwegian instructors are working out a complex of practical exercises on mine safety, in particular - on safe overcoming of mine barriers. - Ukrinform.</text:p>
      <text:p text:style-name="P4">
Images: ['<text:a xlink:type="simple" xlink:href="https://static.ukrinform.com/photos/2023_06/thumb_files/630_360_1685719017-856.jpg" text:style-name="Internet_20_link" text:visited-style-name="Visited_20_Internet_20_Link">
630_360_16857...</text:a>
']</text:p>
      <text:p text:style-name="P4">
Tags: ['Міна', 'Військові навчання', 'Війна з Росією']</text:p>
      <text:p text:style-name="P4">
Type: Article</text:p>
      <!--METADATA-->
      <text:p text:style-name="P4">
<draw:frame draw:style-name="fr1" draw:name="Image157" text:anchor-type="as-char" svg:width="6.9236in" svg:height="3.956343in" draw:z-index="0">
<draw:image xlink:href="../Images/yкринформ/2023-06-02T18-17-33-03-00/630_360_1685719017-856.jpg" xlink:type="simple" xlink:show="embed" xlink:actuate="onLoad" draw:mime-type="image/jpeg"/>
</draw:frame>
In the Great Britain, Ukrainian servicemen under the guidance of Norwegian instructors have been working out a complex of practical exercises on mine safety, in particular - on safe overcoming of mine barriers.</text:p>
      <text:p text:style-name="P4">
According to Ukrinform, the General Staff of the Armed Forces of Ukraine reports UV <text:a xlink:type="simple" xlink:href="https://www.facebook.com/GeneralStaff.ua/posts/pfbid02g1EH9ox9cZQp6zTzcyN4CKETCsdiXu5XXUDRqc1ySHn7NLTnY13XtHz4rkRZbhCel" text:style-name="Internet_20_link" text:visited-style-name="Visited_20_Internet_20_Link">
Facebook.</text:a>
“Norwegian National Guard instructors in the framework of the multinational educational operation" Interflex "from the basic general -military training of the personal composition of the Armed Forces of Ukraine under the guidance of the United Kingdom of Stravelica Britain and Northern Ireland continue to teach Ukrainian military servicemen in the workshops, which are theoretical, which are theoretical, and the practicals. that ensure life and health preservation in the areas of combat or polluted with exquisite objects, ”the message reads.</text:p>
      <text:p text:style-name="P4">
As explained in the General Staff, skills are developed to make all the servicemen to work a complex of practical exercises on mine safety on the order of action of the erytheras, contaminated with hostile mines, homemade explosive objects.</text:p>
      <text:p text:style-name="P4">
"In particular, for the safe overcoming of enemy mine barriers and confident, the areas of mine danger have been given, every serviceman studied how to recognize <text:a xlink:type="simple" xlink:href="https://www.ukrinform.ua/tag-mina" text:style-name="Internet_20_link" text:visited-style-name="Visited_20_Internet_20_Link">
mines</text:a>
and explosively presents, submit commands(signals)When they identified, step -by -step order, how to make and mark the passageways for replacing the replaceable area and how to indicate on the terrain, mines and explosive edits of alternative means were detected on the terrain, "the General Staff noted.</text:p>
      <text:p text:style-name="P4">
This training makes it possible to improve the acquired combat skills to enhance the personal safety and security of the unit during various scenarios of the Armed Forces of Ukraine, so that military servicemen could skillfully use the necessary tactical knowledge for Ukraine's defense.</text:p>
      <text:p text:style-name="P4">
<text:span text:style-name="T4">
 Read also: </text:span>
 <text:a xlink:type="simple" xlink:href="https://www.ukrinform.ua/rubric-ato/3717436-u-britanii-ukrainski-vijskovi-vidpracovuut-metanna-rucnih-granat.html" text:style-name="Internet_20_link" text:visited-style-name="Visited_20_Internet_20_Link">
in Britain Ukrainian military work out of throwing grenades</text:a>
</text:p>
      <text:p text:style-name="P4">
“Під експертним керівництвом інструкторів Збройних сил Норвегії новобранці ЗСУстали підготовленішими до бойових умов”, - підкреслили у Генштабі.</text:p>
      <text:p text:style-name="P4">
News Source: <text:a xlink:type="simple" xlink:href="https://www.ukrinform.ua/rubric-ato/3717578-instruktori-z-norvegii-vcat-ukrainskih-vijskovih-bezpecnomu-podolannu-minnih-zagorodzen.html" text:style-name="Internet_20_link" text:visited-style-name="Visited_20_Internet_20_Link">
https://www.ukrinform.ua/rubric-ato/3717578-instruktori-z-norvegii-vcat-ukrainskih-vijskovih-bezpecnomu-podolannu-minnih-zagorodzen.html</text:a>
</text:p>
      <!--NEWS-->
      <text:h text:style-name="P10" text:outline-level="1">
<text:span text:style-name="T4">
Ukraine and the Netherlands will increase cooperation in the field of digitalization of cultural heritage</text:span>
</text:h>
      <text:p text:style-name="P4">
Authors: Ukrinform (Person)</text:p>
      <text:p text:style-name="P4">
Publisher: Укринформ (Organization)</text:p>
      <text:p text:style-name="P4">
Published Time: 2023-06-02T18:19:20+03:00</text:p>
      <text:p text:style-name="P4">
Modified Time: 2023-06-02T18:19:20+03:00</text:p>
      <text:p text:style-name="P4">
Description: Ukraine will use the experience of the Netherlands in the field of digitalization of cultural heritage, as well as in the broadcasting of art performs. - Ukrinform.</text:p>
      <text:p text:style-name="P4">
Images: ['<text:a xlink:type="simple" xlink:href="https://static.ukrinform.com/photos/2022_05/thumb_files/630_360_1653513391-234.jpg" text:style-name="Internet_20_link" text:visited-style-name="Visited_20_Internet_20_Link">
630_360_16535...</text:a>
']</text:p>
      <text:p text:style-name="P4">
Tags: ['Нідерланди', 'Україна', 'МКІП ']</text:p>
      <text:p text:style-name="P4">
Type: Article</text:p>
      <!--METADATA-->
      <text:p text:style-name="P4">
<draw:frame draw:style-name="fr1" draw:name="Image158" text:anchor-type="as-char" svg:width="6.9236in" svg:height="3.956343in" draw:z-index="0">
<draw:image xlink:href="../Images/yкринформ/2023-06-02T18-19-20-03-00/630_360_1653513391-234.jpg" xlink:type="simple" xlink:show="embed" xlink:actuate="onLoad" draw:mime-type="image/jpeg"/>
</draw:frame>
Ukraine has the experience of the Netherlands in the field of digitalization of cultural heritage, as well as in the broadcasting of art performs.</text:p>
      <text:p text:style-name="P4">
According to Ukrinform, it is reported <text:a xlink:type="simple" xlink:href="https://mkip.gov.ua/news/9257.html" text:style-name="Internet_20_link" text:visited-style-name="Visited_20_Internet_20_Link">
press service of the Ministry of Culture of and Information Policy</text:a>
.</text:p>
      <text:p text:style-name="P4">
“The Netherlands will share with us their concept of the Dyjitization Strategy of the Current Heritage. She told her colleagues about a fundamental vision of stimulating potential in the digital sphere. I am convinced that we should not be restricted with the digestion of cultural objects for their "imprisonment" in digital habitats. Evacuated - does not mean inaccessible, ”said Deputy Minister of Culture and Information Policy Anastasia Bondar during the time consultation.</text:p>
      <text:p text:style-name="P4">
<text:span text:style-name="T4">
 Read also: </text:span>
 <text:a xlink:type="simple" xlink:href="https://www.ukrinform.ua/rubric-culture/3716328-startuvav-konkurs-hudoznih-proektiv-prisvacenij-osmislennu-vijni-v-ukraini-mkip.html" text:style-name="Internet_20_link" text:visited-style-name="Visited_20_Internet_20_Link">
started the competition of artistic projects dedicated to the understanding of war in Ukraine - <text:span text:style-name="T4">
 MKIP </text:span>
</text:a>
According to her, the availability of funds should be the main priority. Bondar was that the parties discussed educational workshops in this key to create a demonstration of digitized collections.</text:p>
      <text:p text:style-name="P4">
The ministry also reports that Ukraine will take the experience of holding artperforms.</text:p>
      <text:p text:style-name="P4">
“The Netherlands Performative Sector Institutions have created and successfully disseminated the technical infrastructure for online broadcasting of theatrical output. We discussed the possibility of using the same platform for Ukraine to increase the possibility of access to Ukrainian art for Ukrainian arts, including temporarily displaced persons abroad, ” - said.</text:p>
      <text:p text:style-name="P4">
<text:span text:style-name="T4">
 Read also: </text:span>
 [<text:span text:style-name="T4">
 MKIP </text:span>
 and international colleagues discussed the fixation(https://www.ukrinform.ua/rubric-culture/3716202-mkip-ta-miznarodni-kolegi-obgovorili-fiksaciu-voennih-zlociniv-proti-kulturnoi-spadsini.html)She emphasized that partners are also ready to provide an examination in monetization of online translations for cultural institutions. This issue is planned to be discussed in detail during the next meetings.</text:p>
      <text:p text:style-name="P4">
According to the MKIP, the parties have agreed to create sectoral working groups of Inadali to move more substantively in each individual direction of cooperation.</text:p>
      <text:p text:style-name="P4">
As reported by Ukrinform, electronic registers for accounting cultural heritage will be introduced in Ukraine.</text:p>
      <text:p text:style-name="P4">
News Source: <text:a xlink:type="simple" xlink:href="https://www.ukrinform.ua/rubric-culture/3717579-ukraina-i-niderlandi-posilat-spivpracu-u-galuzi-cifrovizacii-kulturnoi-spadsini.html" text:style-name="Internet_20_link" text:visited-style-name="Visited_20_Internet_20_Link">
https://www.ukrinform.ua/rubric-culture/3717579-ukraina-i-niderlandi-posilat-spivpracu-u-galuzi-cifrovizacii-kulturnoi-spadsini.html</text:a>
</text:p>
      <!--NEWS-->
      <text:h text:style-name="P10" text:outline-level="1">
<text:span text:style-name="T4">
From the NBU special account to the needs of defense have already listed almost ₴ 25.3 billion</text:span>
</text:h>
      <text:p text:style-name="P4">
Authors: Ukrinform (Person)</text:p>
      <text:p text:style-name="P4">
Publisher: Укринформ (Organization)</text:p>
      <text:p text:style-name="P4">
Published Time: 2023-06-02T18:25:00+03:00</text:p>
      <text:p text:style-name="P4">
Modified Time: 2023-06-02T18:25:00+03:00</text:p>
      <text:p text:style-name="P4">
Description: Since the beginning of the war, almost UAH 25.3 billion has been transferred to the National Bank's account opened by the National Bank. - Ukrinform.</text:p>
      <text:p text:style-name="P4">
Images: ['<text:a xlink:type="simple" xlink:href="https://static.ukrinform.com/photos/2019_02/thumb_files/630_360_1550576451-985.jpg" text:style-name="Internet_20_link" text:visited-style-name="Visited_20_Internet_20_Link">
630_360_15505...</text:a>
']</text:p>
      <text:p text:style-name="P4">
Tags: ['Нацбанк', 'ЗСУ', 'Війна з Росією']</text:p>
      <text:p text:style-name="P4">
Type: Article</text:p>
      <!--METADATA-->
      <text:p text:style-name="P4">
<draw:frame draw:style-name="fr1" draw:name="Image159" text:anchor-type="as-char" svg:width="6.9236in" svg:height="3.956343in" draw:z-index="0">
<draw:image xlink:href="../Images/yкринформ/2023-06-02T18-25-00-03-00/630_360_1550576451-985.jpg" xlink:type="simple" xlink:show="embed" xlink:actuate="onLoad" draw:mime-type="image/jpeg"/>
</draw:frame>
From a special account opened by the National Bank, almost UAH 25.3 billion was transferred to the needs of the Defense.</text:p>
      <text:p text:style-name="P4">
According to Ukrinform, it reports <text:a xlink:type="simple" xlink:href="https://bank.gov.ua/ua/news/all/z-pochatku-viyni-zi-spetsrahunku-vidkritogo-natsionalnim-bankom-na-potrebi-oboroni-pererahovano-mayje-253-mlrd-grn-za-traven-rahunok-popovnivsya-mayje-na-770-mln-grn" text:style-name="Internet_20_link" text:visited-style-name="Visited_20_Internet_20_Link">
NBU press service</text:a>
"In general, since the beginning of the war, the National Bank transferred UAH 25.3 billion to the needs of the defense, and almost UAH 1.3 billion in May," the statement reads.</text:p>
      <text:p text:style-name="P4">
According to the <text:a xlink:type="simple" xlink:href="https://www.ukrinform.ua/tag-nacbank" text:style-name="Internet_20_link" text:visited-style-name="Visited_20_Internet_20_Link">
National Bank</text:a>
, in general, the Nastzcvor, opened to support the defense forces on February 24, 2022, is alignment of UAH 26.3 billion in equivalent, in May - almost UAH 770 million.</text:p>
      <text:p text:style-name="P4">
As of June 1, 2023, the balance of funds for the special account is more than UAH 1,0LRD.</text:p>
      <text:p text:style-name="P4">
According to the regulator, as of June 1, 2023, the balance of funds in the social policy of Ukraine, which the National Bank opened for humanitarian purposes, amounts to almost 90.6 million UAH. In May, over UAH 3.4 million was received at the expense of humanitarian needs.</text:p>
      <text:p text:style-name="P4">
<text:span text:style-name="T4">
 Read also: </text:span>
 <text:a xlink:type="simple" xlink:href="https://www.ukrinform.ua/rubric-economy/3715916-nacbank-uviv-v-obig-pamatnu-monetu-pavlo-skoropadskij.html" text:style-name="Internet_20_link" text:visited-style-name="Visited_20_Internet_20_Link">
National Bank introduced a commemorative coin "Pavel Skoropadsky"</text:a>
It has been reported <text:a xlink:type="simple" xlink:href="https://www.ukrinform.ua/rubric-uarazom/3461333-nacbank-zminiv-rekviziti-rahunku-v-dolarah-dla-dopomogi-zsu.html" text:style-name="Internet_20_link" text:visited-style-name="Visited_20_Internet_20_Link">
the National Bank of Ukraine has changed account numbers to transfer funds in US dollars(USD) </text:a>
in support of the Armed Forces of Ukraine and for humanitarian aid.</text:p>
      <text:p text:style-name="P4">
News Source: <text:a xlink:type="simple" xlink:href="https://www.ukrinform.ua/rubric-economy/3717582-zi-specrahunku-nbu-na-potrebi-oboroni-vze-pererahuvali-majze-253-milarda.html" text:style-name="Internet_20_link" text:visited-style-name="Visited_20_Internet_20_Link">
https://www.ukrinform.ua/rubric-economy/3717582-zi-specrahunku-nbu-na-potrebi-oboroni-vze-pererahuvali-majze-253-milarda.html</text:a>
</text:p>
      <!--NEWS-->
      <text:h text:style-name="P10" text:outline-level="1">
<text:span text:style-name="T4">
Reznikov in Singapore discussed with US and Canada's defense ministers support Ukraine</text:span>
</text:h>
      <text:p text:style-name="P4">
Authors: Ukrinform (Person)</text:p>
      <text:p text:style-name="P4">
Publisher: Укринформ (Organization)</text:p>
      <text:p text:style-name="P4">
Published Time: 2023-06-02T18:27:30+03:00</text:p>
      <text:p text:style-name="P4">
Modified Time: 2023-06-02T18:27:30+03:00</text:p>
      <text:p text:style-name="P4">
Description: Defense Minister Alexei Reznikov, in the framework of participation in the Security Forum, Dialogue Shangri-La, discussed the further support of Ukraine with the Ministers of Defense of the USA and Canada. - Ukrinform.</text:p>
      <text:p text:style-name="P4">
Images: ['<text:a xlink:type="simple" xlink:href="https://static.ukrinform.com/photos/2023_06/thumb_files/630_360_1685719561-520.jpg" text:style-name="Internet_20_link" text:visited-style-name="Visited_20_Internet_20_Link">
630_360_16857...</text:a>
']</text:p>
      <text:p text:style-name="P4">
Tags: ['Канада', 'Сінгапур', 'США', 'Резніков']</text:p>
      <text:p text:style-name="P4">
Type: Article</text:p>
      <!--METADATA-->
      <text:p text:style-name="P4">
<draw:frame draw:style-name="fr1" draw:name="Image160" text:anchor-type="as-char" svg:width="6.9236in" svg:height="3.956343in" draw:z-index="0">
<draw:image xlink:href="../Images/yкринформ/2023-06-02T18-27-30-03-00/630_360_1685719561-520.jpg" xlink:type="simple" xlink:show="embed" xlink:actuate="onLoad" draw:mime-type="image/jpeg"/>
</draw:frame>
Ministry of Ministry of Ministry of Ministers discussed the US and Canada Ministers in Singapore in Singapore's Security Forum "Singaporea" in Singapore.</text:p>
      <text:p text:style-name="P4">
The head of the defense department reported this in <text:a xlink:type="simple" xlink:href="https://twitter.com/oleksiireznikov/status/1664633921118560261" text:style-name="Internet_20_link" text:visited-style-name="Visited_20_Internet_20_Link">
Twitter</text:a>
, reports Ukrinform.</text:p>
      <text:p text:style-name="P4">
"I was happy to meet my American colleague and the Grand Division of Defense Lloyd Austin III in the sidelines of the Forum" Shangri-la Dialogue.</text:p>
      <text:p text:style-name="P4">
<text:span text:style-name="T4">
 Read also: </text:span>
 <text:a xlink:type="simple" xlink:href="https://www.ukrinform.ua/rubric-ato/3715926-nimeccina-moze-dodati-do-koalicii-vinisuvac-eurofighter-reznikov.html" text:style-name="Internet_20_link" text:visited-style-name="Visited_20_Internet_20_Link">
Germany can add a Eurofighter fighter to the coalition -<text:span text:style-name="T4">
 Reznikov </text:span>
</text:a>
He also <text:a xlink:type="simple" xlink:href="https://twitter.com/oleksiireznikov/status/1664632737301446657" text:style-name="Internet_20_link" text:visited-style-name="Visited_20_Internet_20_Link">
informed</text:a>
About the meeting by Canadian counterpart Anita Anand.</text:p>
      <text:p text:style-name="P4">
"We have discussed the situation on the front, our future counter -offensive and training Ukrainian soldiers. Ms. Anand confirmed that Canada continue to support Ukraine in achieving victory in this war and will help in renovation. Canada is advice to join the tank coalition and inspired our work. Victory, "the minister wrote.</text:p>
      <text:p text:style-name="P4">
As reported by Ukrinform, in Singapore, on June 2, a large-scale safe forum "Shanngry-La" dialogue, which has been solved by the Russian Federation, will be one of the main topics. According to the organizers, more than 600 representatives from 49 countries will be taken in the forum.</text:p>
      <text:p text:style-name="P4">
The Ukrainian delegation at the forum is headed by the Minister of Defense Alexei Reznikov.</text:p>
      <text:p text:style-name="P4">
Photo: Alexei Reznikov, Twitter</text:p>
      <text:p text:style-name="P4">
News Source: <text:a xlink:type="simple" xlink:href="https://www.ukrinform.ua/rubric-polytics/3717583-reznikov-u-singapuri-obgovoriv-iz-ministrami-oboroni-ssa-ta-kanadi-pidtrimku-ukraini.html" text:style-name="Internet_20_link" text:visited-style-name="Visited_20_Internet_20_Link">
https://www.ukrinform.ua/rubric-polytics/3717583-reznikov-u-singapuri-obgovoriv-iz-ministrami-oboroni-ssa-ta-kanadi-pidtrimku-ukraini.html</text:a>
</text:p>
      <!--NEWS-->
      <text:h text:style-name="P10" text:outline-level="1">
<text:span text:style-name="T4">
Australia in July will provide Ukraine with a new package</text:span>
</text:h>
      <text:p text:style-name="P4">
Authors: Ukrinform (Person)</text:p>
      <text:p text:style-name="P4">
Publisher: Укринформ (Organization)</text:p>
      <text:p text:style-name="P4">
Published Time: 2023-06-02T18:32:00+03:00</text:p>
      <text:p text:style-name="P4">
Modified Time: 2023-06-02T18:32:00+03:00</text:p>
      <text:p text:style-name="P4">
Description: The Australian Government in July will announce the next security package to Ukraine. - Ukrinform.</text:p>
      <text:p text:style-name="P4">
Images: ['<text:a xlink:type="simple" xlink:href="https://static.ukrinform.com/photos/2018_01/thumb_files/630_360_1516884194-8876.jpg" text:style-name="Internet_20_link" text:visited-style-name="Visited_20_Internet_20_Link">
630_360_15168...</text:a>
']</text:p>
      <text:p text:style-name="P4">
Tags: ['Австралія', 'допомога', 'Війна з Росією']</text:p>
      <text:p text:style-name="P4">
Type: Article</text:p>
      <!--METADATA-->
      <text:p text:style-name="P4">
<draw:frame draw:style-name="fr1" draw:name="Image162" text:anchor-type="as-char" svg:width="6.9236in" svg:height="3.956343in" draw:z-index="0">
<draw:image xlink:href="../Images/yкринформ/2023-06-02T18-32-00-03-00/630_360_1516884194-8876.jpg" xlink:type="simple" xlink:show="embed" xlink:actuate="onLoad" draw:mime-type="image/jpeg"/>
</draw:frame>
In July, the Supervisers will announce the next security package to Ukraine.</text:p>
      <text:p text:style-name="P4">
As Ukrinform reports, he reported this in <text:a xlink:type="simple" xlink:href="https://twitter.com/oleksiireznikov/status/1664632375135936517" text:style-name="Internet_20_link" text:visited-style-name="Visited_20_Internet_20_Link">
Twitter</text:a>
Ministry of Ministry of Ukraine Alexei Reznikov, as a result of a meeting with Viceremier-Minister-Minister of Defense of Australia Richard Marls.</text:p>
      <text:p text:style-name="P4">
"A meaningful meeting with a highly respected Viceremier-Minister of Defense of Australia Richard Marls took place. The priorities of Ukraine have been discussed in order to strengthen defense.(https://www.ukrinform.ua/tag-avstralia)Ulipny, " - the message reads.</text:p>
      <text:p text:style-name="P4">
Reznikov noted that during the meeting he asked Australia to consider the preparation of Ukrainian pilots.</text:p>
      <text:p text:style-name="P4">
"I asked our Australian friends to consider the possibility of preparing Ukrainian pilots, providing medical evacuation cars and radiolectronic controls with drones. I was moved by my colleague admiration for the extraordinary courage of Ukrainians, who inspires many people," the minister said.</text:p>
      <text:p text:style-name="P4">
*!(https://www.ukrinform.ua/rubric-ato/3715369-reznikov-zaklikav-avstraliu-nadati-zsu-bronemasini-hawkie.html)The head of the Ukrainian defense department also reported meetings by shifts of defense of Singapore and New Zealand.</text:p>
      <text:p text:style-name="P4">
As reported by Ukrinform, the Minister of Defense of Ukraine Alexei Reznikov in the framework in the Security Forum "Dialogue Shangri-L" in Singapore discussed further support of Ukraine with the US and Canada's defense ministers.</text:p>
      <text:p text:style-name="P4">
News Source: <text:a xlink:type="simple" xlink:href="https://www.ukrinform.ua/rubric-ato/3717584-avstralia-u-lipni-nadast-ukraini-novij-paket-dopomogi.html" text:style-name="Internet_20_link" text:visited-style-name="Visited_20_Internet_20_Link">
https://www.ukrinform.ua/rubric-ato/3717584-avstralia-u-lipni-nadast-ukraini-novij-paket-dopomogi.html</text:a>
</text:p>
      <!--NEWS-->
      <text:h text:style-name="P10" text:outline-level="1">
<text:span text:style-name="T4">
The Russian troops struck a rocket strike on a forest area in Kharkiv region</text:span>
</text:h>
      <text:p text:style-name="P4">
Authors: Ukrinform (Person)</text:p>
      <text:p text:style-name="P4">
Publisher: Укринформ (Organization)</text:p>
      <text:p text:style-name="P4">
Published Time: 2023-06-02T18:51:00+03:00</text:p>
      <text:p text:style-name="P4">
Modified Time: 2023-06-02T18:51:00+03:00</text:p>
      <text:p text:style-name="P4">
Description: The Russian troops have been struck on the forest in Kharkiv region today, according to preliminary data, people were not injured. - Ukrinform.</text:p>
      <text:p text:style-name="P4">
Images: ['<text:a xlink:type="simple" xlink:href="https://static.ukrinform.com/photos/2018_09/thumb_files/630_360_1537784987-4780.jpg" text:style-name="Internet_20_link" text:visited-style-name="Visited_20_Internet_20_Link">
630_360_15377...</text:a>
']</text:p>
      <text:p text:style-name="P4">
Tags: ['Обстріл', 'Харківщина', 'Війна з Росією']</text:p>
      <text:p text:style-name="P4">
Type: Article</text:p>
      <!--METADATA-->
      <text:p text:style-name="P4">
<draw:frame draw:style-name="fr1" draw:name="Image163" text:anchor-type="as-char" svg:width="6.9236in" svg:height="3.956343in" draw:z-index="0">
<draw:image xlink:href="../Images/yкринформ/2023-06-02T18-51-00-03-00/630_360_1537784987-4780.jpg" xlink:type="simple" xlink:show="embed" xlink:actuate="onLoad" draw:mime-type="image/jpeg"/>
</draw:frame>
The military carfa today caused a rocket strike on the forest in Kharkiv region, with the tendencies, people were not injured.</text:p>
      <text:p text:style-name="P4">
This was reported in <text:a xlink:type="simple" xlink:href="https://t.me/synegubov/6324" text:style-name="Internet_20_link" text:visited-style-name="Visited_20_Internet_20_Link">
telegram</text:a>
The head of Ovaologus Sinegubov, reports Ukrinform.</text:p>
      <text:p text:style-name="P4">
"Today, about 17:05 Russian invaders have caused another rocket strike by Kharkiv.</text:p>
      <text:p text:style-name="P4">
<text:span text:style-name="T4">
 Read also: </text:span>
 <text:a xlink:type="simple" xlink:href="https://www.ukrinform.ua/rubric-ato/3717494-rosiani-obstrilali-selise-poblizu-zaporizza-dvoe-zagiblih-cetvero-poranenih.html" text:style-name="Internet_20_link" text:visited-style-name="Visited_20_Internet_20_Link">
Russians <text:span text:style-name="T4">
 shelling </text:span>
 Yali village near Zaporozhye - two -way, four wounded</text:a>
According to preliminary data, it costs without large -scale destruction and victims. Information is specified.</text:p>
      <text:p text:style-name="P4">
It was reported that at about 5 pm in Kharkiv there were heard the sounds of explosions.</text:p>
      <text:p text:style-name="P4">
News Source: <text:a xlink:type="simple" xlink:href="https://www.ukrinform.ua/rubric-ato/3717589-vijska-rf-zavdali-raketnogo-udaru-po-lisovomu-masivu-na-harkivsini.html" text:style-name="Internet_20_link" text:visited-style-name="Visited_20_Internet_20_Link">
https://www.ukrinform.ua/rubric-ato/3717589-vijska-rf-zavdali-raketnogo-udaru-po-lisovomu-masivu-na-harkivsini.html</text:a>
</text:p>
      <!--NEWS-->
      <text:h text:style-name="P10" text:outline-level="1">
<text:span text:style-name="T4">
Svitolina beat the Russian shadow in the third circle of Rolan Harros</text:span>
</text:h>
      <text:p text:style-name="P4">
Authors: Ukrinform (Person)</text:p>
      <text:p text:style-name="P4">
Publisher: Укринформ (Organization)</text:p>
      <text:p text:style-name="P4">
Published Time: 2023-06-02T18:56:09+03:00</text:p>
      <text:p text:style-name="P4">
Modified Time: 2023-06-02T18:56:09+03:00</text:p>
      <text:p text:style-name="P4">
Description: Today, June 2, Ukrainian tennis player Elina Svitolina ( # 192 WTA) beat Russian Anna Blinka ( # 56 WTA) in the third circle of Rolan Garros. - Ukrinform.</text:p>
      <text:p text:style-name="P4">
Images: ['<text:a xlink:type="simple" xlink:href="https://static.ukrinform.com/photos/2023_06/thumb_files/630_360_1685721311-652.jpg" text:style-name="Internet_20_link" text:visited-style-name="Visited_20_Internet_20_Link">
630_360_16857...</text:a>
']</text:p>
      <text:p text:style-name="P4">
Tags: None</text:p>
      <text:p text:style-name="P4">
Type: Article</text:p>
      <!--METADATA-->
      <text:p text:style-name="P4">
<draw:frame draw:style-name="fr1" draw:name="Image164" text:anchor-type="as-char" svg:width="6.9236in" svg:height="3.956343in" draw:z-index="0">
<draw:image xlink:href="../Images/yкринформ/2023-06-02T18-56-09-03-00/630_360_1685721311-652.jpg" xlink:type="simple" xlink:show="embed" xlink:actuate="onLoad" draw:mime-type="image/jpeg"/>
</draw:frame>
Today, June 2, Ukrainian tennis player Elina Svitolina(№192 WTA)She beat the Russian shadow(№56 WTA)In the third circle of Rolan Harros.</text:p>
      <text:p text:style-name="P4">
Ukrainian Svitolina overcame Russian Blinka - 2: 1, reports Ukrinform.</text:p>
      <text:p text:style-name="P4">
The match lasted 2 hours and 16 minutes. Svitolina gave out the way, made 8 -year -old errors and used 7/12 brothers.</text:p>
      <text:p text:style-name="P4">
Elina in her career came out in 1/8 Rolan Harros.</text:p>
      <text:p text:style-name="P4">
Last week, Blinka lost Elina in the WTA 250 tournament finals in Strasbourg.</text:p>
      <text:p text:style-name="P4">
<text:span text:style-name="T4">
 Read also: </text:span>
 [cool stopped on the way to the semi -finals(https://www.ukrinform.ua/rubric-sports/3717516-krutih-zupinivsa-na-slahu-do-pivfinalu-turniru-atr-u-nimeccini.html)Svitolina in the next circle will play against Russian Daria Kasatkina(№9 WTA).</text:p>
      <text:p text:style-name="P4">
Фото: btu.org.ua</text:p>
      <text:p text:style-name="P4">
News Source: <text:a xlink:type="simple" xlink:href="https://www.ukrinform.ua/rubric-sports/3717591-svitolina-obigrala-rosianku-blinkovu-u-tretomu-koli-rolan-garros.html" text:style-name="Internet_20_link" text:visited-style-name="Visited_20_Internet_20_Link">
https://www.ukrinform.ua/rubric-sports/3717591-svitolina-obigrala-rosianku-blinkovu-u-tretomu-koli-rolan-garros.html</text:a>
</text:p>
      <!--NEWS-->
      <text:h text:style-name="P10" text:outline-level="1">
<text:span text:style-name="T4">
Харківська облрада не підтримала позбавлення Суркіса звання почесного громадянина області</text:span>
</text:h>
      <text:p text:style-name="P4">
Authors: Ukrinform (Person)</text:p>
      <text:p text:style-name="P4">
Publisher: Укринформ (Organization)</text:p>
      <text:p text:style-name="P4">
Published Time: 2023-06-02T19:09:38+03:00</text:p>
      <text:p text:style-name="P4">
Modified Time: 2023-06-02T19:09:38+03:00</text:p>
      <text:p text:style-name="P4">
Description: The Kharkiv Regional Council did not support a proposal for deprivation of the People's Deputy from the forbidden Party "OPZZ" Grigory Surkis the title "Honorary Citizen of Kharkiv Region". - Ukrinform.</text:p>
      <text:p text:style-name="P4">
Images: ['<text:a xlink:type="simple" xlink:href="https://static.ukrinform.com/photos/2015_12/thumb_files/630_360_1450881488-3687.jpg" text:style-name="Internet_20_link" text:visited-style-name="Visited_20_Internet_20_Link">
630_360_14508...</text:a>
']</text:p>
      <text:p text:style-name="P4">
Tags: ['Харківщина', 'Суркіс', 'Електронне голосування']</text:p>
      <text:p text:style-name="P4">
Type: Article</text:p>
      <!--METADATA-->
      <text:p text:style-name="P4">
<draw:frame draw:style-name="fr1" draw:name="Image165" text:anchor-type="as-char" svg:width="6.9236in" svg:height="3.956343in" draw:z-index="0">
<draw:image xlink:href="../Images/yкринформ/2023-06-02T19-09-38-03-00/630_360_1450881488-3687.jpg" xlink:type="simple" xlink:show="embed" xlink:actuate="onLoad" draw:mime-type="image/jpeg"/>
</draw:frame>
The Kharkiv Regional Council did not support the proposal for deprivation of the people's deputate from the forbidden Party "PPZZ" Grigory Surkis the title "Honorary Citizen of Kharkiv Region".</text:p>
      <text:p text:style-name="P4">
Voting took place on June 1 at <text:a xlink:type="simple" xlink:href="https://www.youtube.com/watch" text:style-name="Internet_20_link" text:visited-style-name="Visited_20_Internet_20_Link">
session</text:a>
, which took place in an online format, Ukrinform correspondent reports.</text:p>
      <text:p text:style-name="P4">
Only 31 MPs voted in favor of deprivation of Surkis Honorary title(from "European Solidarity", "Bloc of Svetlichna" and "Servants of the People"). Найбільшав обласній раді фракція “Блок Кернеса - Успішний Харків” проігнорувалаголосування (29 did not vote, one was against, two abstained, still seven).</text:p>
      <text:p text:style-name="P4">
<text:span text:style-name="T4">
Читайте також:</text:span>
 <text:a xlink:type="simple" xlink:href="https://www.ukrinform.ua/rubric-sports/3617927-gutcajt-rozpoviv-koli-golosuvatimut-za-novih-cleniv-nok-zamist-surkisa-j-sufrica.html" text:style-name="Internet_20_link" text:visited-style-name="Visited_20_Internet_20_Link">
 Гутцайт розповів, коли голосуватимуть за нових членів НОКзамість <text:span text:style-name="T4">
Суркіс</text:span>
 а й Шуфрича </text:a>
The chairman of the Restoration of Ukraine group, which included part of the deputies of the SPZZZH, Sergei Gladkokok at the session stated that "thanks to Surkis" Kharkiv accepted Euro 2012, the preparation for the championship brought the region 1 billion in investments and subsidies.</text:p>
      <text:p text:style-name="P4">
Instead, a member of the Expert Council for the preliminary consideration of candidates for the title of "Honorary Citizen of Kharkiv Region" Alexander Skoryk(“European solidarity”)He reminded that the expert council unanimously voted for deprivation of Surkis of the honorary title.</text:p>
      <text:p text:style-name="P4">
“Due to such political forces as SDPU(about), де Суркіс був двічі народнимдепутатом, та "ОПЗЖ" ми сьогодні маємо смерть в Україні, маємо війну... Томущо це п’ята колона в Україні», — заявив Скорик.</text:p>
      <text:p text:style-name="P4">
<text:span text:style-name="T4">
Читайте також:</text:span>
 <text:a xlink:type="simple" xlink:href="https://www.ukrinform.ua/rubric-polytics/3579979-nazk-znovu-klice-deputata-surkisa-dla-poasnen-pro-otrimanij-podarunok.html" text:style-name="Internet_20_link" text:visited-style-name="Visited_20_Internet_20_Link">
 НАЗК знову кличе депутата <text:span text:style-name="T4">
Суркіс</text:span>
 а для пояснень проотриманий подарунок </text:a>
He recalled that the initiator of the deprivation of Surkis of the honorary title is the founder of the church unit Vsevolod Kozhemyako.In his turn, the head of the faction "Kernes Bloc - Kharkiv" Vitaliy Panzhavzuzzuzuzuzuzuzuzuzuzuzhzhzhzhzhzhzhzhzhzhzhzhzhzhzhzhzh. We make this decision and deprive the honorary title. "</text:p>
      <text:p text:style-name="P4">
As it was reported, on December 3, 2022, the Kharkiv Regional Council voted the title of "Honorary Citizen of Kharkiv Region" Igor Rainin - Kharkiv Regional State Administration, the exclusive of the Presidential Administration Petraporoshenko, and later - the head of the regional organization of the OPZH Party.</text:p>
      <text:p text:style-name="P4">
On February 26, 2022, the Inspectors of the Customs Station "fork" of Transcarpathian customs were allowed across the border of machines of businessmen Gregory and Igor Surkis unmistling and declaration. In the customs post in Hungary, Surkis declared large amounts of cash.</text:p>
      <text:p text:style-name="P4">
News Source: <text:a xlink:type="simple" xlink:href="https://www.ukrinform.ua/rubric-regions/3717593-harkivska-oblrada-ne-pidtrimala-pozbavlenna-surkisa-zvanna-pocesnogo-gromadanina-oblasti.html" text:style-name="Internet_20_link" text:visited-style-name="Visited_20_Internet_20_Link">
https://www.ukrinform.ua/rubric-regions/3717593-harkivska-oblrada-ne-pidtrimala-pozbavlenna-surkisa-zvanna-pocesnogo-gromadanina-oblasti.html</text:a>
</text:p>
      <!--NEWS-->
      <text:h text:style-name="P10" text:outline-level="1">
<text:span text:style-name="T4">
The appropriation of ₴ 600 million Ukrtatnafta: SBU exposed the Business Partner of Kolomoisky</text:span>
</text:h>
      <text:p text:style-name="P4">
Authors: Ukrinform (Person)</text:p>
      <text:p text:style-name="P4">
Publisher: Укринформ (Organization)</text:p>
      <text:p text:style-name="P4">
Published Time: 2023-06-02T19:10:00+03:00</text:p>
      <text:p text:style-name="P4">
Modified Time: 2023-06-02T19:10:00+03:00</text:p>
      <text:p text:style-name="P4">
Description: Служба безпеки України та Бюро економічної безпеки викрили ще одну масштабну схему привласнення грошей екстопменеджментом ПАТ «Укртатнафта». — Укрінформ.</text:p>
      <text:p text:style-name="P4">
Images: ['<text:a xlink:type="simple" xlink:href="https://static.ukrinform.com/photos/2016_05/thumb_files/630_360_1462365596-4338.jpg" text:style-name="Internet_20_link" text:visited-style-name="Visited_20_Internet_20_Link">
630_360_14623...</text:a>
']</text:p>
      <text:p text:style-name="P4">
Tags: ['Коломойський', 'СБУ', 'Укртатнафта']</text:p>
      <text:p text:style-name="P4">
Type: Article</text:p>
      <!--METADATA-->
      <text:p text:style-name="P4">
<draw:frame draw:style-name="fr1" draw:name="Image166" text:anchor-type="as-char" svg:width="6.9236in" svg:height="3.956343in" draw:z-index="0">
<draw:image xlink:href="../Images/yкринформ/2023-06-02T19-10-00-03-00/630_360_1462365596-4338.jpg" xlink:type="simple" xlink:show="embed" xlink:actuate="onLoad" draw:mime-type="image/jpeg"/>
</draw:frame>
The Service of Ukraine and the Bureau of Economic Security exposed another large -scale scheme for the extraction of money by the extrusion of PJSC “Ukrtatnafta”.</text:p>
      <text:p text:style-name="P4">
About it in <text:a xlink:type="simple" xlink:href="https://t.me/SBUkr/8538" text:style-name="Internet_20_link" text:visited-style-name="Visited_20_Internet_20_Link">
telegram</text:a>
The press service of the Security Service of Ukraine reported, Ukrinform reports.</text:p>
      <text:p text:style-name="P4">
“The Security Service of Ukraine and the Bureau of Economic Security exposed another large -scale sedimentation of money by the extract of PJSC“ Ukrtatnafta ”. The former member of the company's supervisory board and the Business partner of Kolomoisky Mikhail Kiperman are involved in the organization of Obrykka, ”the message reads.</text:p>
      <text:p text:style-name="P4">
According to the materials of the investigation, nearly 600 million in UAH equivalent was deduced from the accounts of Ukrtatnaftybul.</text:p>
      <text:p text:style-name="P4">
This was done on the first day of a full -scale invasion of the Russian Federation, probably calculating that the attackers will not have to be responsible for the theft.</text:p>
      <text:p text:style-name="P4">
The scheme was that on February 24, 2022 PJSC "<text:a xlink:type="simple" xlink:href="https://www.ukrinform.ua/tag-ukrtatnafta" text:style-name="Internet_20_link" text:visited-style-name="Visited_20_Internet_20_Link">
Ukrtatnafta</text:a>
 » перерахувала на підконтрольнуєвропейську компанію майже 600 млн грн, які передбачалися іншому постачальникудля оплати раніше зафрахтованих 84 тисяч тонн сирої нафти.</text:p>
      <text:p text:style-name="P4">
Зазначається, що на момент махінації ця сировина уже перебувала в Одеськомупорту і мала бути доставлена для подальшої обробки на Кременчуцький НПЗ.</text:p>
      <text:p text:style-name="P4">
Для реалізації оборудки колишній топменеджмент Укртатнафти створив «договір-клон», в якому змінив реквізити отримувача платежу. Таким чином, організаторисхеми перевели гроші на підконтрольну компанію, замість того, щоброзрахуватись із реальним постачальником нафти.</text:p>
      <text:p text:style-name="P4">
На підставі зібраних доказів складено підозру колишньому члену наглядової радиУкртатнафти та фактичному власнику компанії-нерезидента Михайлу Кіперману, наяку виведено майже 600 млн грн.</text:p>
      <text:p text:style-name="P4">
Підозра складена за трьома статтями Кримінального кодексу України: ч. 5 ст.191 (misappropriation, misappropriation of property or seizing it by abuse); Part 3 sq. 28, h.(Illegal actions with documents transfer, payment cards and other means of access to bank accounts, electronic money, equipment for their manufacture); Part 3 v. 28, h. 1 v. 366(Service forgery).</text:p>
      <text:p text:style-name="P4">
<text:span text:style-name="T4">
Читайте також:</text:span>
 <text:a xlink:type="simple" xlink:href="https://www.ukrinform.ua/rubric-economy/3713522-ukrnafta-pererahuvala-do-budzetu-12-milarda-u-spravi-pro-nesplatu-podatkiv.html" text:style-name="Internet_20_link" text:visited-style-name="Visited_20_Internet_20_Link">
 <text:span text:style-name="T4">
Укртатнафт</text:span>
 а перерахувала до бюджету ₴1,2 мільярда усправі про несплату податків </text:a>
</text:p>
      <text:p text:style-name="P4">
The SBU reported that Mikhail Kiperman is currently hiding from justice abroad. This will resolve the issue of announcing its intelligent search.</text:p>
      <text:p text:style-name="P4">
Complex measures were carried out in conjunction with the economic security bureau of the prosecutor general's office management.</text:p>
      <text:p text:style-name="P4">
As it was reported, earlier security staff together with Bab, outlined the appropriation schemes of UAH 40 billion former owners of Ukrnafta and Ukrtatnafta by the former owners of Ukrnafta.</text:p>
      <text:p text:style-name="P4">
After that, Ukrtatnafta transferred to the budget of more than UAH 1.2 billion of taxes unpaid for the former management.</text:p>
      <text:p text:style-name="P4">
News Source: <text:a xlink:type="simple" xlink:href="https://www.ukrinform.ua/rubric-economy/3717596-privlasnenna-600-miljoniv-ukrtatnafti-sbu-vikrila-biznespartnera-kolomojskogo.html" text:style-name="Internet_20_link" text:visited-style-name="Visited_20_Internet_20_Link">
https://www.ukrinform.ua/rubric-economy/3717596-privlasnenna-600-miljoniv-ukrtatnafti-sbu-vikrila-biznespartnera-kolomojskogo.html</text:a>
</text:p>
      <!--NEWS-->
      <text:h text:style-name="P10" text:outline-level="1">
<text:span text:style-name="T4">
Lyudmila Kichenok with victory started in a mixture on Rolan Harros</text:span>
</text:h>
      <text:p text:style-name="P4">
Authors: Ukrinform (Person)</text:p>
      <text:p text:style-name="P4">
Publisher: Укринформ (Organization)</text:p>
      <text:p text:style-name="P4">
Published Time: 2023-06-02T19:15:53+03:00</text:p>
      <text:p text:style-name="P4">
Modified Time: 2023-06-02T19:15:53+03:00</text:p>
      <text:p text:style-name="P4">
Description: The Ukrainian paired with Matthew Ebden (Australia) won the Tandem of Ena Sibahara / Jackson Witro. - Ukrinform.</text:p>
      <text:p text:style-name="P4">
Images: ['<text:a xlink:type="simple" xlink:href="https://static.ukrinform.com/photos/2023_06/thumb_files/630_360_1685722482-972.jpg" text:style-name="Internet_20_link" text:visited-style-name="Visited_20_Internet_20_Link">
630_360_16857...</text:a>
']</text:p>
      <text:p text:style-name="P4">
Tags: ['Теніс']</text:p>
      <text:p text:style-name="P4">
Type: Article</text:p>
      <!--METADATA-->
      <text:p text:style-name="P4">
<draw:frame draw:style-name="fr1" draw:name="Image167" text:anchor-type="as-char" svg:width="6.9236in" svg:height="3.956343in" draw:z-index="0">
<draw:image xlink:href="../Images/yкринформ/2023-06-02T19-15-53-03-00/630_360_1685722482-972.jpg" xlink:type="simple" xlink:show="embed" xlink:actuate="onLoad" draw:mime-type="image/jpeg"/>
</draw:frame>
Ukrainian Napori with Matthew Ebden(Australia)They won the Tandem of Ena Sibahara /Jackson Witro.</text:p>
      <text:p text:style-name="P4">
Ukrainian tennis player Lyudmila Kichenok successfully launched performances in a mixed -part category at the French Open Tennis Championship in 2023, reports Ukrinform.</text:p>
      <text:p text:style-name="P4">
In the first round of competitions Ukrainian and her teammate Matthew Ebden(Australia)Three sets beat the tandem of Ena Sibahara(Japan)/ Jackson Wind(USA) -6:4, 3:6, [10:5]. Матч тривав 1 годину та 18 хвилин.</text:p>
      <text:p text:style-name="P4">
Найкращим результатом Кіченок на Ролан Гаррос у змішаному парному розряді є2-й раунд (2019, 2022).</text:p>
      <text:p text:style-name="P4">
У другому раунді українсько-австралійська пара зіграє проти дуету ЕйшаМухаммад / Ллойд Гласпулл.</text:p>
      <text:p text:style-name="P4">
<text:span text:style-name="T4">
Читайте також:</text:span>
 <text:a xlink:type="simple" xlink:href="https://www.ukrinform.ua/rubric-sports/3717591-svitolina-obigrala-rosianku-blinkovu-u-tretomu-koli-rolan-garros.html" text:style-name="Internet_20_link" text:visited-style-name="Visited_20_Internet_20_Link">
 <text:span text:style-name="T4">
Світоліна</text:span>
 обіграла росіянку Блінкову у третьому колі«Ролан Гаррос» </text:a>
As reported by Ukrinform, Svitolina will play in 1/8 Rolan Harros.</text:p>
      <text:p text:style-name="P4">
Photo: btu.org.ua</text:p>
      <text:p text:style-name="P4">
News Source: <text:a xlink:type="simple" xlink:href="https://www.ukrinform.ua/rubric-sports/3717595-ludmila-kicenok-z-peremogi-startuvala-v-miksti-na-rolan-garros.html" text:style-name="Internet_20_link" text:visited-style-name="Visited_20_Internet_20_Link">
https://www.ukrinform.ua/rubric-sports/3717595-ludmila-kicenok-z-peremogi-startuvala-v-miksti-na-rolan-garros.html</text:a>
</text:p>
      <!--NEWS-->
      <text:h text:style-name="P10" text:outline-level="1">
<text:span text:style-name="T4">
Ukraine can return Crimea this year - Wallace</text:span>
</text:h>
      <text:p text:style-name="P4">
Authors: Ukrinform (Person)</text:p>
      <text:p text:style-name="P4">
Publisher: Укринформ (Organization)</text:p>
      <text:p text:style-name="P4">
Published Time: 2023-06-02T19:22:04+03:00</text:p>
      <text:p text:style-name="P4">
Modified Time: 2023-06-02T19:22:04+03:00</text:p>
      <text:p text:style-name="P4">
Description: The UK Defense Minister Ben Volles considers it probable to restore Ukraine's control over occupied Crimea as early as 2023. - Ukrinform.</text:p>
      <text:p text:style-name="P4">
Images: ['<text:a xlink:type="simple" xlink:href="https://static.ukrinform.com/photos/2022_08/thumb_files/630_360_1660214068-443.jpg" text:style-name="Internet_20_link" text:visited-style-name="Visited_20_Internet_20_Link">
630_360_16602...</text:a>
']</text:p>
      <text:p text:style-name="P4">
Tags: ['Крим', 'Війна з Росією', 'Бен Воллес']</text:p>
      <text:p text:style-name="P4">
Type: Article</text:p>
      <!--METADATA-->
      <text:p text:style-name="P4">
<draw:frame draw:style-name="fr1" draw:name="Image168" text:anchor-type="as-char" svg:width="6.9236in" svg:height="3.956343in" draw:z-index="0">
<draw:image xlink:href="../Images/yкринформ/2023-06-02T19-22-04-03-00/630_360_1660214068-443.jpg" xlink:type="simple" xlink:show="embed" xlink:actuate="onLoad" draw:mime-type="image/jpeg"/>
</draw:frame>
Bin Wallace Ministry of Ministry considers it probable to restore Ukraine control over the occupied Crimea in 2023.</text:p>
      <text:p text:style-name="P4">
According to Ukrinform, the head of the British defense department has declared <text:a xlink:type="simple" xlink:href="https://www.washingtonpost.com/world/2023/06/02/ben-wallace-nato-secretary-general/" text:style-name="Internet_20_link" text:visited-style-name="Visited_20_Internet_20_Link">
interview with Washington Post</text:a>
.</text:p>
      <text:p text:style-name="P4">
"Unlike the private reflections of some other NATO officials, Volleskaskaskaskaskan that there was a real opportunity that Ukraine would be able to successfully return the blood, a peninsula that Putin illegally annexed in 2014, this year, since Russian troops end with the necessary equipment," - it is said Testails.</text:p>
      <text:p text:style-name="P4">
<text:span text:style-name="T4">
 Read also: </text:span>
 <text:a xlink:type="simple" xlink:href="https://www.ukrinform.ua/rubric-ato/3713431-reznikov-obgovoriv-z-vollesom-perspektivi-vstupu-ukraini-v-nato.html" text:style-name="Internet_20_link" text:visited-style-name="Visited_20_Internet_20_Link">
Reznikov discussed with <text:span text:style-name="T4">
 Wallace </text:span>
 OM Perspectives of NATO Introduction in NATO</text:a>
Thus, as the publication notes, the British Minister of Defense "expressed a majorist view of Ukraine's current efforts on the battlefield than representatives of American intelligence." The latter believe that successes will be more modest.</text:p>
      <text:p text:style-name="P4">
"We saw on the battlefield that if Russian troops are not in the place, they will be in a facility. You can send young boys to death dozen -doders, but you can't cherish tanks and systems of arms they need," - Volles said.</text:p>
      <text:p text:style-name="P4">
Answering questions about the prospects of Ukraine's accession to NATO, the British Minister, who is considered one of the contenders for the post of NATO Secretary General, is a permanent differences in the way of Kiev to membership. According to him, NATO, like the EU, should not repeat the mistakes of the past, giving excessive promises to such contenders like Ukraine.</text:p>
      <text:p text:style-name="P4">
<text:span text:style-name="T4">
 Read also: </text:span>
 [Ukrainian pilots are already successfully used by Stormshadow missiles)(https://www.ukrinform.ua/rubric-ato/3713615-ukrainski-piloti-vze-uspisno-zastosovuut-raketi-storm-shadow-reznikov.html)"We have to be realists and say," It will not happen in Vilnius, it will not be unhappy in the near future, "Wolles said, referring to the summit leader in July in the capital of Lithuania.</text:p>
      <text:p text:style-name="P4">
At the same time, he pointed out that a number of countries are ready to conclude bilateral abbotal "paments on mutual defense" with Ukraine and take the duty on long -term plans for the development to another. "<text:span text:style-name="T4">
 Read also: </text:span>
 <text:a xlink:type="simple" xlink:href="https://www.ukrinform.ua/rubric-world/3711125-rosia-mae-namir-i-zdatnist-atakuvati-pidvodni-energeticni-ta-komunikacijni-linii-zahodu-volles.html" text:style-name="Internet_20_link" text:visited-style-name="Visited_20_Internet_20_Link">
Russia intends and the ability to attack the submarine and communication lines of the event - <text:span text:style-name="T4">
 Wallace </text:span>
</text:a>
"But we see the reality that we all have a proof equipment that can be transferred free of charge," the minister said, that Britain and other countries are forced to buy more weapons than to pass them on from national arsenals.</text:p>
      <text:p text:style-name="P4">
The head of the British Defense Department also indicated that Putin would still believe that he could win if he was introducing more troops into the war. At the same time, he has argued that the head of the Russian Federation may not receive accurate information about the continuing actions and "does not realize the scale of military challenges that stand in the country, until the time of collapse or internal problems."</text:p>
      <text:p text:style-name="P4">
If this happens, Volles is convinced, "NATO and the West must be to be gone to everything that can happen."</text:p>
      <text:p text:style-name="P4">
As reported by Ukrinform, the results of the poll in May have been published that 92%of Ukrainians believe in the victory over the troops of the Russian Federation.</text:p>
      <text:p text:style-name="P4">
News Source: <text:a xlink:type="simple" xlink:href="https://www.ukrinform.ua/rubric-crimea/3717600-ukraina-moze-povernuti-krim-uze-cogo-roku-volles.html" text:style-name="Internet_20_link" text:visited-style-name="Visited_20_Internet_20_Link">
https://www.ukrinform.ua/rubric-crimea/3717600-ukraina-moze-povernuti-krim-uze-cogo-roku-volles.html</text:a>
</text:p>
      <!--NEWS-->
      <text:h text:style-name="P10" text:outline-level="1">
<text:span text:style-name="T4">
The government has directed another 80 million for defense needs</text:span>
</text:h>
      <text:p text:style-name="P4">
Authors: Ukrinform (Person)</text:p>
      <text:p text:style-name="P4">
Publisher: Укринформ (Organization)</text:p>
      <text:p text:style-name="P4">
Published Time: 2023-06-02T19:25:00+03:00</text:p>
      <text:p text:style-name="P4">
Modified Time: 2023-06-02T19:25:00+03:00</text:p>
      <text:p text:style-name="P4">
Description: Кабінет Міністрів 2 червня підтримав пропозицію Національної комісії, що здійснює державне регулювання у сферах енергетики та комунальних послуг, про спрямування на потреби оборони 80 млн грн зі спеціального фонду держбюджету, зібраних як внески субʼєктів господарювання. — Укрінформ.</text:p>
      <text:p text:style-name="P4">
Images: ['<text:a xlink:type="simple" xlink:href="https://static.ukrinform.com/photos/2016_07/thumb_files/630_360_1469002143-4252-foto-newsdailycomua.jpg" text:style-name="Internet_20_link" text:visited-style-name="Visited_20_Internet_20_Link">
630_360_14690...</text:a>
']</text:p>
      <text:p text:style-name="P4">
Tags: ['Кабмін', 'Оборона', 'Уряд', 'Гроші', 'фінансування']</text:p>
      <text:p text:style-name="P4">
Type: Article</text:p>
      <!--METADATA-->
      <text:p text:style-name="P4">
<draw:frame draw:style-name="fr1" draw:name="Image169" text:anchor-type="as-char" svg:width="6.9236in" svg:height="3.956343in" draw:z-index="0">
<draw:image xlink:href="../Images/yкринформ/2023-06-02T19-25-00-03-00/630_360_1469002143-4252-foto-newsdailycomua.jpg" xlink:type="simple" xlink:show="embed" xlink:actuate="onLoad" draw:mime-type="image/jpeg"/>
</draw:frame>
On June 2, the Cabinet of Ministers supported the proposal commission, which carries out state regulation in the fields of energy of such services, on the direction of UAH 80 million of the state budget fund, collected as contributions of economic entities to defense.</text:p>
      <text:p text:style-name="P4">
As Ukrinform reports, about it in <text:a xlink:type="simple" xlink:href="https://t.me/tmelnychuk/2406" text:style-name="Internet_20_link" text:visited-style-name="Visited_20_Internet_20_Link">
telegram</text:a>
The permanent representative of the Cabinet of Ministers in the Verkhovna Rada Tarasmelnychuk reported.</text:p>
      <text:p text:style-name="P4">
According to him, it is about the balance of funds, "the source of formation of which was the passage of the special fund of the state budget from the contributions for regulation, which are paid by business entities that carry out activities in spheres of energy and utilities", which were formed as of January 1, 2023. May 1, 2023, totaling UAH 80 million.</text:p>
      <text:p text:style-name="P4">
These funds by the special fund of the state budget have decided to redistribute the navigations in the sphere <text:a xlink:type="simple" xlink:href="https://www.ukrinform.ua/tag-oborona" text:style-name="Internet_20_link" text:visited-style-name="Visited_20_Internet_20_Link">
Defense</text:a>
, including the Main Directorate of Intelligence of the Ministry of Defense - 40 million UAH of Taministrability of internal affairs(National Guard)- 40 million UAH.</text:p>
      <text:p text:style-name="P4">
*!(https://www.ukrinform.ua/rubric-economy/3717582-zi-specrahunku-nbu-na-potrebi-oboroni-vze-pererahuvali-majze-253-milarda.html)As reported, in March 2023, the Verkhovna Rada approved changes in the state budget for this year on <text:a xlink:type="simple" xlink:href="https://www.ukrinform.ua/rubric-economy/3695847-grosi-na-oboronu-nabuv-cinnosti-zakon-pro-dodatkovi-518-milardiv.html" text:style-name="Internet_20_link" text:visited-style-name="Visited_20_Internet_20_Link">
increase in expenditures on national security and defense under the general fund of the state budget by UAH 518.2 billion</text:a>
. Thus, the general resource sector of security and defense increased to 1.67 trillion UAH, which is 26.6% of GDP.</text:p>
      <text:p text:style-name="P4">
News Source: <text:a xlink:type="simple" xlink:href="https://www.ukrinform.ua/rubric-economy/3717602-urad-spramuvav-se-80-miljoniv-na-potrebi-oboroni.html" text:style-name="Internet_20_link" text:visited-style-name="Visited_20_Internet_20_Link">
https://www.ukrinform.ua/rubric-economy/3717602-urad-spramuvav-se-80-miljoniv-na-potrebi-oboroni.html</text:a>
</text:p>
      <!--NEWS-->
      <text:h text:style-name="P10" text:outline-level="1">
<text:span text:style-name="T4">
Defense forces per day were repelled in east 15 attacks, eight of them in the Marinka area</text:span>
</text:h>
      <text:p text:style-name="P4">
Authors: Ukrinform (Person)</text:p>
      <text:p text:style-name="P4">
Publisher: Укринформ (Organization)</text:p>
      <text:p text:style-name="P4">
Published Time: 2023-06-02T19:31:48+03:00</text:p>
      <text:p text:style-name="P4">
Modified Time: 2023-06-02T19:31:48+03:00</text:p>
      <text:p text:style-name="P4">
Description: The Defense Forces of Ukraine were repelled in the east of 15 attacks, eight of them in the area of Marinka, Donetsk region. - Ukrinform.</text:p>
      <text:p text:style-name="P4">
Images: ['<text:a xlink:type="simple" xlink:href="https://static.ukrinform.com/photos/2023_05/thumb_files/630_360_1684772130-475.jpg" text:style-name="Internet_20_link" text:visited-style-name="Visited_20_Internet_20_Link">
630_360_16847...</text:a>
']</text:p>
      <text:p text:style-name="P4">
Tags: ['Генштаб', 'ЗСУ', 'Війна з Росією']</text:p>
      <text:p text:style-name="P4">
Type: Article</text:p>
      <!--METADATA-->
      <text:p text:style-name="P4">
<draw:frame draw:style-name="fr1" draw:name="Image170" text:anchor-type="as-char" svg:width="6.9236in" svg:height="3.956343in" draw:z-index="0">
<draw:image xlink:href="../Images/yкринформ/2023-06-02T19-31-48-03-00/630_360_1684772130-475.jpg" xlink:type="simple" xlink:show="embed" xlink:actuate="onLoad" draw:mime-type="image/jpeg"/>
</draw:frame>
The forces of Ukraine were reflected in the east of 15 attacks in the east, eight of them in the city of the city of Donetsk region.</text:p>
      <text:p text:style-name="P4">
According to Ukrinform, the General Staff of the Armed Forces of Ukraine reports UV <text:a xlink:type="simple" xlink:href="https://www.facebook.com/GeneralStaff.ua/posts/pfbid02vppdmmq8yKcTMF9Ac8417HXaXigoqkmbNYcEawQZnRNi8NetrRohB1oTGtXwbvcZl" text:style-name="Internet_20_link" text:visited-style-name="Visited_20_Internet_20_Link">
Facebook</text:a>
.</text:p>
      <text:p text:style-name="P4">
“Противник продовжує зосереджувати основні зусилля на спробах повної окупаціїЛуганської та Донецької областей. Протягом доби окупанти здійснили 15 атак,проте всі вони були відбиті підрозділами Сил оборони”, - ідеться вповідомленні.</text:p>
      <text:p text:style-name="P4">
<text:span text:style-name="T4">
Читайте також:</text:span>
 <text:a xlink:type="simple" xlink:href="https://www.ukrinform.ua/rubric-regions/3717553-zagarbniki-cerez-mariupol-transportuut-zubi-drakona-u-pologivskomu-napramku.html" text:style-name="Internet_20_link" text:visited-style-name="Visited_20_Internet_20_Link">
 <text:span text:style-name="T4">
Загарбн</text:span>
 ики через Маріуполь везуть «зуби дракона» наЗапоріжжя </text:a>
_ <text:span text:style-name="T4">
 In the Volyn and Polissya directions </text:span>
 _ the operational situation of non -significant changes, no signs of formation of offensive groups were detected.</text:p>
      <text:p text:style-name="P4">
_ <text:span text:style-name="T4">
 In the Siversky and Slobozhansky directions </text:span>
 _ the aggressor continues to retain a military presence in border areas with Ukraine. Drew an aircraft scaffold in the Ogirtseve region of Kharkiv region. Also, the enemy made mortars of Tartyleurian shelling of settlements Yanzhulivka, Leonivka of the Chernihiv region; Novasilovka, Romashkovo, Atinsky, Yunakivka, Sumy region; Uda, Cossack Lopan, veterinary, gopt, green, Upper Pisarivka, Staritsa, Ogirtseve, Hatyshche, Pletenivka, Vovchansk, Zibyne, Fisherman, Budarki, Zemlyanka, Chugunivka, Odrada Kharkiv Region.</text:p>
      <text:p text:style-name="P4">
_ <text:span text:style-name="T4">
 In the Kupyansk direction </text:span>
 _ during the day the invader conducted unsuccessful successive actions near the Novoselselovsk Luhansk region. The enemy's artillery imminometric shelling was suffered by Poplar, Dvorychanskoe, Kamianka, Fygolovka, two -year, Kutkovka, Kyslivka, Tabayivka, Kotlyarivka, Berestovetovetohakiv region and Novoselovsk Luhansk region.</text:p>
      <text:p text:style-name="P4">
<text:span text:style-name="T4">
 Read also: </text:span>
 [Zelensky about a counter -offensive: the main thing is to be seen by Russia(https://www.ukrinform.ua/rubric-ato/3717491-zelenskij-pro-kontrnastup-golovne-sob-jogo-pobacila-ta-vidcula-rosia.html)</text:p>
      <text:p text:style-name="P4">
_ <text:span text:style-name="T4">
 In the Bakhmut direction </text:span>
 _ the Russians struck in the districts of the mountain and the time of the Yar of Donetsk region. Vasyukivka, Orikhovo-Vasylivka, Novomarkove, Yar, Ivanivske, Predict, White Mountain and New York, Donetsk region, were surprised by enemy artillery.</text:p>
      <text:p text:style-name="P4">
_ <text:span text:style-name="T4">
 In the Avdeevsky direction </text:span>
 _ the Russians did not carry out offensive actions. Also, the aggressor struck in the Avdiivka area of Donetsk region. In addition, he made artillery shelling of settlements Avdiivka, Pervomaisk, Karlovka.</text:p>
      <text:p text:style-name="P4">
<text:span text:style-name="T5">
!(https://www.ukrinform.ua/rubric-other_news/3717351-u-rajoni-olenivki-zagarbniki-pidirvalis-na-fugasi-troe-zagiblih.html)“_ </text:span>
<text:span text:style-name="T5">
 In the Mariinsky direction </text:span>
* _ this day the enemy was on the offensive actions in the city of Marinka, but our defenders repelled all 8 attacks of the enemy. Oriented losses of the enemy were up to 10 people dead and about 20 wounded. 2 units of enemy automobile equipment were destroyed. At the same time, the enemy continues to destroy our cities and villages, struck the Aviation strike of Omarinka, carried out artillery shelling of settlements of Krasnogorivka, Georgiivka, Pobeda and Novomikhailivka of Donetsk region, ”the presentation reads.</text:p>
      <text:p text:style-name="P4">
_ <text:span text:style-name="T4">
 In the mineral direction </text:span>
 _ the enemy fired at the settlements of the settlements, Prychistivka and Novoukrainka.</text:p>
      <text:p text:style-name="P4">
_ <text:span text:style-name="T4">
 In the Zaporizhzhya and Kherson directions </text:span>
 _ the aggressor continues the Varioron actions. The Russians caused aviation blows in the areas of Olgivska Tanovodanilovka of Zaporizhzhya region, as well as the Cossack and Zbradokamyanka Harson region. Also made artillery shelling of settlements in Donetsk region; Malynivka, Gulyaipole, Railway, Gulyaypil, Belogorye, Mala Tokmachka and Novoandriyivka, Zaporizhzhya region and Kherson.</text:p>
      <text:p text:style-name="P4">
<text:span text:style-name="T4">
 Read also: </text:span>
 <text:a xlink:type="simple" xlink:href="https://www.ukrinform.ua/rubric-ato/3717281-zsu-znisili-vze-208-910-rosijskih-zagarbnikiv.html" text:style-name="Internet_20_link" text:visited-style-name="Visited_20_Internet_20_Link">
Armed Forces destroyed 208 910 Russian <text:span text:style-name="T4">
 invading </text:span>
 ків</text:a>
According to the report, the military leadership of the Russian Federation has made a decision to strengthen the state border by cadets of higher military educational institutions. Thus, on May 31, about 200 cadets of the third year of armed small arms and grenade launchers have already been seconded to the western border of the Russian Federation with an internship.The missile troops and artillery units were struck by the control point, two ammunition depots, two radio electronic wrestling stations, a radar stations and a reactive system of the invaders.</text:p>
      <text:p text:style-name="P4">
<text:span text:style-name="T4">
 Read also: </text:span>
 <text:a xlink:type="simple" xlink:href="https://www.ukrinform.ua/rubric-regions/3717291-rosiani-obstriluvali-zaporizku-oblast-z-aviacii-droniv-i-artilerij-e-zagiblij-ta-poraneni.html" text:style-name="Internet_20_link" text:visited-style-name="Visited_20_Internet_20_Link">
Russians fired at the Zaporizhzhya region with <text:span text:style-name="T4">
 aircraft </text:span>
, drones and artillery: there are dead and injured</text:a>
“The Russian Federation continues to wage the invading war and apply the Takhtius of Terror on the civilian population of Ukraine. This day, at night, the enemy has caused a massive rocket and aviation strike on the territory of Ukraine, in particular in Kiev. He used strikes and winged missiles, but all of them were destroyed in the sky, ”the General Staff noted.</text:p>
      <text:p text:style-name="P4">
In total, during the day, the enemy caused 62 aircraft and 15 rocket strokes, and made about 20 shelling of rocket launchers on the positions of Ukrainian troops and settlements. The likelihood of rocket tauvation strikes throughout Ukraine remains high.</text:p>
      <text:p text:style-name="P4">
As reported by Ukrinform, from February 24, 2022 to June 2, 2023, about 208 thousand 910 Russian invaders, and540 people - over the past day.</text:p>
      <text:p text:style-name="P4">
Photo: General Staff of the Armed Forces</text:p>
      <text:p text:style-name="P4">
News Source: <text:a xlink:type="simple" xlink:href="https://www.ukrinform.ua/rubric-ato/3717603-sili-oboroni-za-dobu-vidbili-na-shodi-15-atak-visim-iz-nih-v-rajoni-marinki.html" text:style-name="Internet_20_link" text:visited-style-name="Visited_20_Internet_20_Link">
https://www.ukrinform.ua/rubric-ato/3717603-sili-oboroni-za-dobu-vidbili-na-shodi-15-atak-visim-iz-nih-v-rajoni-marinki.html</text:a>
</text:p>
      <!--NEWS-->
      <text:h text:style-name="P10" text:outline-level="1">
<text:span text:style-name="T4">
The Russian troops were again hit by managed airbams in the village in Kharkiv region, two dead</text:span>
</text:h>
      <text:p text:style-name="P4">
Authors: Ukrinform (Person)</text:p>
      <text:p text:style-name="P4">
Publisher: Укринформ (Organization)</text:p>
      <text:p text:style-name="P4">
Published Time: 2023-06-02T19:41:00+03:00</text:p>
      <text:p text:style-name="P4">
Modified Time: 2023-06-02T19:41:00+03:00</text:p>
      <text:p text:style-name="P4">
Description: The troops of the Russian Federation were again hit by managed airbots on Kivsharivka village in Kupyansk district in Kharkiv region, resulting in three people killed and four more were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171" text:anchor-type="as-char" svg:width="6.9236in" svg:height="3.956343in" draw:z-index="0">
<draw:image xlink:href="../Images/yкринформ/2023-06-02T19-41-00-03-00/630_360_1538997483-946.jpg" xlink:type="simple" xlink:show="embed" xlink:actuate="onLoad" draw:mime-type="image/jpeg"/>
</draw:frame>
RFZNOV troops were hit by managed airbots in Kivsharivka in Kivyansky district of Kharkiv region, as a result of which three people were killed and four more were injured.</text:p>
      <text:p text:style-name="P4">
This was reported in <text:a xlink:type="simple" xlink:href="https://t.me/synegubov/6325" text:style-name="Internet_20_link" text:visited-style-name="Visited_20_Internet_20_Link">
telegram</text:a>
Oleg Synigubov, Head Kharkiv Ova, reports Ukrinform.</text:p>
      <text:p text:style-name="P4">
"The enemy again struck two managed aviation bombs on Smktokivka of Kupyansk district. The dwelling house was damaged. Unfortunately, two people <text:a xlink:type="simple" xlink:href="https://www.ukrinform.ua/tag-zagibel" text:style-name="Internet_20_link" text:visited-style-name="Visited_20_Internet_20_Link">
killed</text:a>
- an old man and a woman. In addition, three women and a three-year-old boy were injured, "the message said.</text:p>
      <text:p text:style-name="P4">
Emergency services are currently in place. The information is specified.</text:p>
      <text:p text:style-name="P4">
<text:span text:style-name="T4">
 Read also: </text:span>
 [Russian troops have struck a rocket strike on the forest massif on <text:span text:style-name="T4">
 Kharkiv </text:span>
 in(https://www.ukrinform.ua/rubric-ato/3717589-vijska-rf-zavdali-raketnogo-udaru-po-lisovomu-masivu-na-harkivsini.html)As reported by Ukrinform, on May 29, the Russian troops struck Kivsharivka, which damaged the hostel building, private houses of the Tagazopup. Nine residents of the village, including a 15-year-old guy, got it. Also on May 30 in Kivsharivka town of Kupyansk district, the Russians were hit by two managed airbots. People were not injured.</text:p>
      <text:p text:style-name="P4">
News Source: <text:a xlink:type="simple" xlink:href="https://www.ukrinform.ua/rubric-ato/3717606-vijska-rf-znovu-vdarili-kerovanimi-aviabombami-po-selu-na-harkivsini-troe-zagiblih.html" text:style-name="Internet_20_link" text:visited-style-name="Visited_20_Internet_20_Link">
https://www.ukrinform.ua/rubric-ato/3717606-vijska-rf-znovu-vdarili-kerovanimi-aviabombami-po-selu-na-harkivsini-troe-zagiblih.html</text:a>
</text:p>
      <!--NEWS-->
      <text:h text:style-name="P10" text:outline-level="1">
<text:span text:style-name="T4">
US against the ceasefire in Ukraine because it will give a break to the Russians - the White House</text:span>
</text:h>
      <text:p text:style-name="P4">
Authors: Ukrinform (Person)</text:p>
      <text:p text:style-name="P4">
Publisher: Укринформ (Organization)</text:p>
      <text:p text:style-name="P4">
Published Time: 2023-06-02T19:52:00+03:00</text:p>
      <text:p text:style-name="P4">
Modified Time: 2023-06-02T19:52:00+03:00</text:p>
      <text:p text:style-name="P4">
Description: Official Washington supports any country's initiatives to establish peace in Ukraine, but opposes the calls to stop the fire immediately, as it will consolidate Putin's control in the occupied territories/ Ukrinform.</text:p>
      <text:p text:style-name="P4">
Images: ['<text:a xlink:type="simple" xlink:href="https://static.ukrinform.com/photos/2016_08/thumb_files/630_360_1472621188-8020.jpg" text:style-name="Internet_20_link" text:visited-style-name="Visited_20_Internet_20_Link">
630_360_14726...</text:a>
']</text:p>
      <text:p text:style-name="P4">
Tags: ['США', 'Вашингтон', 'Війна з Росією']</text:p>
      <text:p text:style-name="P4">
Type: Article</text:p>
      <!--METADATA-->
      <text:p text:style-name="P4">
<draw:frame draw:style-name="fr1" draw:name="Image172" text:anchor-type="as-char" svg:width="6.9236in" svg:height="3.956343in" draw:z-index="0">
<draw:image xlink:href="../Images/yкринформ/2023-06-02T19-52-00-03-00/630_360_1472621188-8020.jpg" xlink:type="simple" xlink:show="embed" xlink:actuate="onLoad" draw:mime-type="image/jpeg"/>
</draw:frame>
Official Vashington supports any country's initiatives to establish peace in Ukraine, but opposes the calls to stop the fire immediately as Putin's control in the occupied territories/</text:p>
      <text:p text:style-name="P4">
This was stated on Friday during an online briefing by the Coordinator of the National Security Council John Kirby, reports Ukrinform's own correspondent.</text:p>
      <text:p text:style-name="P4">
“We will support the efforts of any country if they help to find the path of a domestic peace that meets the principles of the UN Charter. But we cannot support or support the calls for ceasefire, which will simply expand the existing lines of demarcation, legitimize the capture of Rosiyia, and will allow Putin to strengthen control over the regions that he was weaver, ”said Biden administration representative.</text:p>
      <text:p text:style-name="P4">
<text:span text:style-name="T4">
 Read also: </text:span>
 <text:a xlink:type="simple" xlink:href="https://www.ukrinform.ua/rubric-polytics/3716751-ssa-zoseredzeni-na-realizacii-ukrainskoi-formuli-miru-bilij-dim.html" text:style-name="Internet_20_link" text:visited-style-name="Visited_20_Internet_20_Link">
USA focused on the implementation of the Ukrainian Peace Formula - White House</text:a>
He explained that in the event of such a truce, it will give the aggressor a period of rest, re -equipment and preparation for a new potential attack. This, in words, will create the wrong signal not only for the Kremlin, but also for other potential aggressors around the world.</text:p>
      <text:p text:style-name="P4">
The White House representative also stressed that Russia has not yet shown any signs of preparation for diplomacy in order to achieve a sustainable and just peace in Ukraine. Therefore, the United States will continue to support the peaceful efforts of the Ukrainian side, Kirby said.</text:p>
      <text:p text:style-name="P4">
According to Ukrinform, on Friday, US Secretary of State Anthony Blinken called an aggressive war against Ukraine a "complete strategic failure" during a speech in Helsinki.</text:p>
      <text:p text:style-name="P4">
News Source: <text:a xlink:type="simple" xlink:href="https://www.ukrinform.ua/rubric-ato/3717610-ssa-proti-pripinenna-vognu-v-ukraini-bo-ce-dast-perepocinok-rosianam-bilij-dim.html" text:style-name="Internet_20_link" text:visited-style-name="Visited_20_Internet_20_Link">
https://www.ukrinform.ua/rubric-ato/3717610-ssa-proti-pripinenna-vognu-v-ukraini-bo-ce-dast-perepocinok-rosianam-bilij-dim.html</text:a>
</text:p>
      <!--NEWS-->
      <text:h text:style-name="P10" text:outline-level="1">
<text:span text:style-name="T4">
Ukraine at European Games 2023 will be represented by 263 athletes</text:span>
</text:h>
      <text:p text:style-name="P4">
Authors: Ukrinform (Person)</text:p>
      <text:p text:style-name="P4">
Publisher: Укринформ (Organization)</text:p>
      <text:p text:style-name="P4">
Published Time: 2023-06-02T19:55:14+03:00</text:p>
      <text:p text:style-name="P4">
Modified Time: 2023-06-02T19:55:14+03:00</text:p>
      <text:p text:style-name="P4">
Description: Ukrainian athletes are stated in 27 out of 30 sports. - Ukrinform.</text:p>
      <text:p text:style-name="P4">
Images: ['<text:a xlink:type="simple" xlink:href="https://static.ukrinform.com/photos/2023_06/thumb_files/630_360_1685724803-711.jpeg" text:style-name="Internet_20_link" text:visited-style-name="Visited_20_Internet_20_Link">
630_360_16857...</text:a>
']</text:p>
      <text:p text:style-name="P4">
Tags: ['Європейські ігри']</text:p>
      <text:p text:style-name="P4">
Type: Article</text:p>
      <!--METADATA-->
      <text:p text:style-name="P4">
<draw:frame draw:style-name="fr1" draw:name="Image173" text:anchor-type="as-char" svg:width="6.9236in" svg:height="3.956343in" draw:z-index="0">
<draw:image xlink:href="../Images/yкринформ/2023-06-02T19-55-14-03-00/630_360_1685724803-711.jpeg" xlink:type="simple" xlink:show="embed" xlink:actuate="onLoad" draw:mime-type="image/jpeg"/>
</draw:frame>
Ukrainian athletes are stated in 27 out of 30 sports.</text:p>
      <text:p text:style-name="P4">
Ministry of Youth and Sports of Ukraine <text:a xlink:type="simple" xlink:href="https://mms.gov.ua/news/zatverdzheno-sklad-zbirnoi-ukrainy-na-iii-ievropeiski-ihry-u-polshchi" text:style-name="Internet_20_link" text:visited-style-name="Visited_20_Internet_20_Link">
approved</text:a>
The team for European games in 2023, Ukrinform reports.</text:p>
      <text:p text:style-name="P4">
In the third draw of the European Games in history, Ukraine will represent 263 sportsmen - 65 more than four years ago at competitions in Minsk.</text:p>
      <text:p text:style-name="P4">
The title of current champions in Krakow, in particular, will be upheld by boxer Alexanderkhizhnyak, Anita Seryogin's karate player, rowing carrier Maria Powkh, judoist Daryabidid, athletes Anna Ryzhikova, Tatiana Melnyk and Olga Lyakhova.</text:p>
      <text:p text:style-name="P4">
Ukraine will be presented in 27 out of 30 competitive disciplines(In artistic boil and basketball 3x3 - only women's teams). Пропускатимуть українцізмагання з пляжного гандболу, паделу та регбі-7.</text:p>
      <text:p text:style-name="P4">
Найбільше представництво Україна матиме в легкій атлетиці — 44 спортсмени.</text:p>
      <text:p text:style-name="P4">
<text:span text:style-name="T4">
Читайте також:</text:span>
 <text:a xlink:type="simple" xlink:href="https://www.ukrinform.ua/rubric-sports/3716131-brehna-ci-nespravedlivist-comu-lider-zbirnoi-ukraini-z-vesluvanna-na-kanoe-ne-ide-na-evropejski-igri.html" text:style-name="Internet_20_link" text:visited-style-name="Visited_20_Internet_20_Link">
 Брехня чи несправедливість: чому лідер збірної України звеслування на каное не їде на <text:span text:style-name="T4">
Європейські</text:span>
 <text:span text:style-name="T4">
ігри</text:span>
</text:a>
According to Ukrinform, European Games will start on June 21 in Krakow.</text:p>
      <text:p text:style-name="P4">
Photo: fbu.in.ua</text:p>
      <text:p text:style-name="P4">
News Source: <text:a xlink:type="simple" xlink:href="https://www.ukrinform.ua/rubric-sports/3717611-ukrainu-na-evropejskih-igrah2023-predstavlatimut-263-sportsmeni.html" text:style-name="Internet_20_link" text:visited-style-name="Visited_20_Internet_20_Link">
https://www.ukrinform.ua/rubric-sports/3717611-ukrainu-na-evropejskih-igrah2023-predstavlatimut-263-sportsmeni.html</text:a>
</text:p>
      <!--NEWS-->
      <text:h text:style-name="P10" text:outline-level="1">
<text:span text:style-name="T4">
Estonia President met with rescuers</text:span>
</text:h>
      <text:p text:style-name="P4">
Authors: Ukrinform (Person)</text:p>
      <text:p text:style-name="P4">
Publisher: Укринформ (Organization)</text:p>
      <text:p text:style-name="P4">
Published Time: 2023-06-02T19:57:43+03:00</text:p>
      <text:p text:style-name="P4">
Modified Time: 2023-06-02T19:57:43+03:00</text:p>
      <text:p text:style-name="P4">
Description: Estonia President Aldar Caris visited one of the SES units in Kiev. - Ukrinform.</text:p>
      <text:p text:style-name="P4">
Images: ['<text:a xlink:type="simple" xlink:href="https://static.ukrinform.com/photos/2023_06/thumb_files/630_360_1685724591-762.jpg" text:style-name="Internet_20_link" text:visited-style-name="Visited_20_Internet_20_Link">
630_360_16857...</text:a>
']</text:p>
      <text:p text:style-name="P4">
Tags: ['ДСНС', 'Естонія', 'Рятувальники']</text:p>
      <text:p text:style-name="P4">
Type: Article</text:p>
      <!--METADATA-->
      <text:p text:style-name="P4">
<draw:frame draw:style-name="fr1" draw:name="Image174" text:anchor-type="as-char" svg:width="6.9236in" svg:height="3.956343in" draw:z-index="0">
<draw:image xlink:href="../Images/yкринформ/2023-06-02T19-57-43-03-00/630_360_1685724591-762.jpg" xlink:type="simple" xlink:show="embed" xlink:actuate="onLoad" draw:mime-type="image/jpeg"/>
</draw:frame>
Presidential Aldar Caris visited one of the SES units in Kiev.</text:p>
      <text:p text:style-name="P4">
About it in <text:a xlink:type="simple" xlink:href="https://t.me/dsns_telegram/17242" text:style-name="Internet_20_link" text:visited-style-name="Visited_20_Internet_20_Link">
telegram</text:a>
She reported to the press service for emergencies, Ukrinform reports.</text:p>
      <text:p text:style-name="P4">
“Within the framework of the visit, Estonia President Aldar Caris, together with the Extraordinary and Ambassador of the Republic of Estonia in Ukraine, Kaima Kuscom, accompanied by representatives of the Presidential Office of Estonia, was visited(https://www.ukrinform.ua/tag-kiiv)”, - the message said.</text:p>
      <text:p text:style-name="P4">
The head of the Estonian state communicated with the Pyrotechnics of the SES and thanked them the dawn of work, which they do with the risk to life during the demining of deductible territories.</text:p>
      <text:p text:style-name="P4">
<text:span text:style-name="T4">
 Read also: </text:span>
 [Demand and Defense Enterprises: Zelensky reported what he agreed with President <text:span text:style-name="T4">
 Estoni </text:span>
(https://www.ukrinform.ua/rubric-polytics/3717537-rozminuvanna-ta-oboronni-pidpriemstva-zelenskij-rozpoviv-pro-so-domovivsa-z-prezidentom-estonii.html)The guests showed the possibilities of a converted car for the needs of the pirotechnical units, which is equipped with a Matrice 300 RTK quadcopter with a syclic navigation system and a high quality chamber with a thermal imaginary.</text:p>
      <text:p text:style-name="P4">
As it was reported, since the first days of a full -scale invasion of Russian Federation, the Baltic States, including the Estonian Republic, provide technical tapractical assistance to Ukrainian rescuers.</text:p>
      <text:p text:style-name="P4">
News Source: <text:a xlink:type="simple" xlink:href="https://www.ukrinform.ua/rubric-society/3717612-prezident-estonii-zustrivsa-z-ratuvalnikami.html" text:style-name="Internet_20_link" text:visited-style-name="Visited_20_Internet_20_Link">
https://www.ukrinform.ua/rubric-society/3717612-prezident-estonii-zustrivsa-z-ratuvalnikami.html</text:a>
</text:p>
      <!--NEWS-->
      <text:h text:style-name="P10" text:outline-level="1">
<text:span text:style-name="T4">
The air shield must be provided with everything required on a permanent basis - Zelensky</text:span>
</text:h>
      <text:p text:style-name="P4">
Authors: Ukrinform (Person)</text:p>
      <text:p text:style-name="P4">
Publisher: Укринформ (Organization)</text:p>
      <text:p text:style-name="P4">
Published Time: 2023-06-02T20:03:00+03:00</text:p>
      <text:p text:style-name="P4">
Modified Time: 2023-06-02T20:03:00+03:00</text:p>
      <text:p text:style-name="P4">
Description: The Ukrainian air shield should be provided with everything necessary on a constant basis. - Ukrinform.</text:p>
      <text:p text:style-name="P4">
Images: ['<text:a xlink:type="simple" xlink:href="https://static.ukrinform.com/photos/2023_06/thumb_files/630_360_1685725312-406.jpeg" text:style-name="Internet_20_link" text:visited-style-name="Visited_20_Internet_20_Link">
630_360_16857...</text:a>
']</text:p>
      <text:p text:style-name="P4">
Tags: ['Звернення', 'Зеленський', 'Війна з Росією']</text:p>
      <text:p text:style-name="P4">
Type: Article</text:p>
      <!--METADATA-->
      <text:p text:style-name="P4">
<draw:frame draw:style-name="fr1" draw:name="Image177" text:anchor-type="as-char" svg:width="6.9236in" svg:height="3.956343in" draw:z-index="0">
<draw:image xlink:href="../Images/yкринформ/2023-06-02T20-03-00-03-00/630_360_1685725312-406.jpeg" xlink:type="simple" xlink:show="embed" xlink:actuate="onLoad" draw:mime-type="image/jpeg"/>
</draw:frame>
The Ukrainian air shield should be provided with everything necessary on the ongoing basis.</text:p>
      <text:p text:style-name="P4">
According to Ukrinform, President Volodymyr Zelenskyy stated this during the traditional <text:a xlink:type="simple" xlink:href="https://www.president.gov.ua/news/ukrayinskij-povitryanij-shit-maye-buti-zabezpechenij-usim-ne-83373" text:style-name="Internet_20_link" text:visited-style-name="Visited_20_Internet_20_Link">
evening appeal</text:a>
.</text:p>
      <text:p text:style-name="P4">
_ <text:span text:style-name="T4">
 I wish health, dear Ukrainians!</text:span>
 _</text:p>
      <text:p text:style-name="P4">
A brief report for this day.</text:p>
      <text:p text:style-name="P4">
The first - I staged. Urgent security issues. The obvious strict reaction of Nazagbel of people in Kiev through a closed shelter. There is an assignment about the inspection of protective structures in Kiev and all over the country. Responsible - Kamyshin Iklimenko ministers.</text:p>
      <text:p text:style-name="P4">
Unfortunately, today - after all - the people of Kiev again and again publish information about the inaccessibility of shelters. Not just about closed shelters, but about brewed in shelters, about the absence of shelters in general in some parts of the city. This level of negligence in the city is not covered with any excuses there.</text:p>
      <text:p text:style-name="P4">
They discussed all the details regarding our air defense - its further development, supply and production of the necessary missiles in Ukraine. The Ukrainian aerial board should be provided with everything you need on a constant basis. We are engaged in the Coalition of Petriots and a coalition of modern fighters - actively.</text:p>
      <text:p text:style-name="P4">
Very carefully - the situation on the front line, at all the points where the most rigid is now. I will not talk about it in more detail - the actions of our country, the active actions of our military will say what is needed. And separately he held a meeting on the preparation of new brigades, those who from the north to the south of our country accumulate power.</text:p>
      <text:p text:style-name="P4">
The second point for today - negotiated with the President of Estonia, who was in Kiev. First of all, safety is something that concerns our protection, as well as what is related to our safety long -term. Estonia helps us with weapons, technology, supports our NATO movement, generally understanding how important we are that we have victory over Rashism right now and on our Ukrainian land. This is important for every nation that is a terrorist state. I am sure that we will give this safety - so necessary, to Ukraine, to Ukraine, the whole of Europe and the free world victory over Russian aggression.And, by the way, I will make such an announcement: "Action" will help to develop state services and greetings, not only European - in Latin America and Africa.</text:p>
      <text:p text:style-name="P4">
The third is from different activities of this day, which is worth saying. The meeting of meetings, long and meaningful meetings, regarding the formation of our policy - complex - for the future. What is concerned with the further transformation of the state. What concerns our participation in global processes. As always, we prepare news and solutions that will give Ukraine and Ukrainians even more strength.</text:p>
      <text:p text:style-name="P4">
Thank you all who help our country!Glory to all our soldiers!Everyone who is now in battle for Ukraine.</text:p>
      <text:p text:style-name="P4">
I would like to point out today the 92nd separate mechanized brigade-the whole of this brigade, which extremely resistant to the Swatt Tavdalo reflecting enemy attacks, moving forward. Thank you, warriors!</text:p>
      <text:p text:style-name="P4">
The Avdiivsky direction ... The 110th Separate Mechanized Brigade-Thank you, the warriors, for your courage and your ability to powerfully destroy the occupiers. Well done!</text:p>
      <text:p text:style-name="P4">
I will note the border guards who have honored the state on the forefront of Zuzima with our defense and security forces. Lviv, Donetsk, Zhytomyr border guards that fight on the front. Thank you!And thank you to the fighters of the Chernyhiv border detachment, who are actively counteracted by Shahanedam. The speed and accuracy of our soldiers are critical. Thank you, the warriors, I get speed and for your accuracy!</text:p>
      <text:p text:style-name="P4">
He signed the decrees today on the celebration of our soldiers by state awards.263 servicemen of the Armed Forces of Ukraine.</text:p>
      <text:p text:style-name="P4">
_ <text:span text:style-name="T4">
 Glory to all our heroes!</text:span>
 _</text:p>
      <text:p text:style-name="P4">
_<text:span text:style-name="T4">
Glory to Ukraine!</text:span>
 _</text:p>
      <text:p text:style-name="P4">
Photo: op</text:p>
      <text:p text:style-name="P4">
News Source: <text:a xlink:type="simple" xlink:href="https://www.ukrinform.ua/rubric-ato/3717614-povitranij-sit-mae-buti-zabezpecenij-usim-neobhidnim-na-postijnij-osnovi-zelenskij.html" text:style-name="Internet_20_link" text:visited-style-name="Visited_20_Internet_20_Link">
https://www.ukrinform.ua/rubric-ato/3717614-povitranij-sit-mae-buti-zabezpecenij-usim-neobhidnim-na-postijnij-osnovi-zelenskij.html</text:a>
</text:p>
      <!--NEWS-->
      <text:h text:style-name="P10" text:outline-level="1">
<text:span text:style-name="T4">
White House: F-16 for Ukraine-more than just a new battle platform</text:span>
</text:h>
      <text:p text:style-name="P4">
Authors: Ukrinform (Person)</text:p>
      <text:p text:style-name="P4">
Publisher: Укринформ (Organization)</text:p>
      <text:p text:style-name="P4">
Published Time: 2023-06-02T20:21:00+03:00</text:p>
      <text:p text:style-name="P4">
Modified Time: 2023-06-02T20:21:00+03:00</text:p>
      <text:p text:style-name="P4">
Description: The provision of F-16 aircraft to Ukraine should be considered not only as providing Ukrainians with new modern combat platforms, but as a strengthening of Ukraine's military-air forces in a long run. - Ukrinform.</text:p>
      <text:p text:style-name="P4">
Images: ['<text:a xlink:type="simple" xlink:href="https://static.ukrinform.com/photos/2015_11/thumb_files/630_360_1446829545-6581-foto-wikipediaorg.jpg" text:style-name="Internet_20_link" text:visited-style-name="Visited_20_Internet_20_Link">
630_360_14468...</text:a>
']</text:p>
      <text:p text:style-name="P4">
Tags: ['Винищувач', 'Білий дім', 'Війна з Росією', 'Коаліція винищувачів']</text:p>
      <text:p text:style-name="P4">
Type: Article</text:p>
      <!--METADATA-->
      <text:p text:style-name="P4">
<draw:frame draw:style-name="fr1" draw:name="Image178" text:anchor-type="as-char" svg:width="6.9236in" svg:height="3.956343in" draw:z-index="0">
<draw:image xlink:href="../Images/yкринформ/2023-06-02T20-21-00-03-00/630_360_1446829545-6581-foto-wikipediaorg.jpg" xlink:type="simple" xlink:show="embed" xlink:actuate="onLoad" draw:mime-type="image/jpeg"/>
</draw:frame>
The provision of F-16 aircraft to Ukraine should be considered not only as a provision of Ukrainians with new modern combat platforms, but as a strengthening of the Ukrainian Air Force for a long run.</text:p>
      <text:p text:style-name="P4">
This was stressed during an online briefing on Friday by the Coordinator of the White House National Security Council John Kirby, Ukrinform reports his own correspondent.</text:p>
      <text:p text:style-name="P4">
"In fact, it is about helping the Air Force of Ukraine to become more modern and more capable in the long run," the White House representative said.</text:p>
      <text:p text:style-name="P4">
<text:span text:style-name="T4">
 Read also: </text:span>
 <text:a xlink:type="simple" xlink:href="https://www.ukrinform.ua/rubric-ato/3717528-koalicia-vinisuvaciv-nalicue-uze-visim-krain-ermak.html" text:style-name="Internet_20_link" text:visited-style-name="Visited_20_Internet_20_Link">
Coalition <text:span text:style-name="T4">
 Extermination </text:span>
 Achi has eight countries - Yermak</text:a>
He stressed that Biden's administration seeks to do everything to make sure that Ukraine will be able to effectively protect itself and meet the needs of national security, including after the end of the Russian War.</text:p>
      <text:p text:style-name="P4">
"She(Ukraine - ed.)In any case, it will have a long border with Russia ... And we want to make sure that they are ready to defend themselves, ”Kirby emphasized.</text:p>
      <text:p text:style-name="P4">
<text:span text:style-name="T4">
 Read also: </text:span>
 <text:a xlink:type="simple" xlink:href="https://www.ukrinform.ua/rubric-ato/3717274-bajden-ssa-pracuvatimut-nad-pidgotovkou-ukrainskih-pilotiv-na-f16.html" text:style-name="Internet_20_link" text:visited-style-name="Visited_20_Internet_20_Link">
Biden: USA will work on preparing Ukrainian pilots on F-16</text:a>
As reported by Ukrinform, the Presidential Office of Ukraine stated that "coalition of the seats" for Ukraine already has eight international partners.</text:p>
      <text:p text:style-name="P4">
News Source: <text:a xlink:type="simple" xlink:href="https://www.ukrinform.ua/rubric-ato/3717618-bilij-dim-f16-dla-ukraini-bilse-niz-prosto-nova-bojova-platforma.html" text:style-name="Internet_20_link" text:visited-style-name="Visited_20_Internet_20_Link">
https://www.ukrinform.ua/rubric-ato/3717618-bilij-dim-f16-dla-ukraini-bilse-niz-prosto-nova-bojova-platforma.html</text:a>
</text:p>
      <!--NEWS-->
      <text:h text:style-name="P10" text:outline-level="1">
<text:span text:style-name="T4">
The Ukrainian national team won bronze in the Superfinals of the COP on Artistic Swimming</text:span>
</text:h>
      <text:p text:style-name="P4">
Authors: Ukrinform (Person)</text:p>
      <text:p text:style-name="P4">
Publisher: Укринформ (Organization)</text:p>
      <text:p text:style-name="P4">
Published Time: 2023-06-02T20:25:00+03:00</text:p>
      <text:p text:style-name="P4">
Modified Time: 2023-06-02T20:25:00+03:00</text:p>
      <text:p text:style-name="P4">
Description: Ukrainka - third in the technical program. - Ukrinform.</text:p>
      <text:p text:style-name="P4">
Images: ['<text:a xlink:type="simple" xlink:href="https://static.ukrinform.com/photos/2023_06/thumb_files/630_360_1685726627-633.jpg" text:style-name="Internet_20_link" text:visited-style-name="Visited_20_Internet_20_Link">
630_360_16857...</text:a>
']</text:p>
      <text:p text:style-name="P4">
Tags: ['синхронне плавання']</text:p>
      <text:p text:style-name="P4">
Type: Article</text:p>
      <!--METADATA-->
      <text:p text:style-name="P4">
<draw:frame draw:style-name="fr1" draw:name="Image179" text:anchor-type="as-char" svg:width="6.9236in" svg:height="3.956343in" draw:z-index="0">
<draw:image xlink:href="../Images/yкринформ/2023-06-02T20-25-00-03-00/630_360_1685726627-633.jpg" xlink:type="simple" xlink:show="embed" xlink:actuate="onLoad" draw:mime-type="image/jpeg"/>
</draw:frame>
Ukrainians are a third in the technical program.</text:p>
      <text:p text:style-name="P4">
The Ukrainian National Swimming Team won bronze in the Cubcasvit Super Finals, which takes place in Spanish Oviedo, Ukrinform reports.</text:p>
      <text:p text:style-name="P4">
Ukrainians took third place in a technical program with a result of 264,6566 points. "Gold" won representatives of China(296,3834), “Silver” - Spain(278,2350).</text:p>
      <text:p text:style-name="P4">
Збірну України представляли Влада і Марина Алексіїви, Марта Фєдіна, ВеронікаГришко, Дар’я Мошинська, Ангеліна Овчиннікова, Анастасія Шмоніна та ВалеріяТищенко.</text:p>
      <text:p text:style-name="P4">
Суперфінал Кубка світу з артистичного плавання в Ов’єдо завершиться 4 червня.</text:p>
      <text:p text:style-name="P4">
<text:span text:style-name="T4">
Читайте також:</text:span>
 <text:a xlink:type="simple" xlink:href="https://www.ukrinform.ua/rubric-sports/3706062-sinhronistka-marina-aleksiiva-rozumiemo-so-vid-nas-cekaut-peremog.html" text:style-name="Internet_20_link" text:visited-style-name="Visited_20_Internet_20_Link">
 Синхроністка Марина Алексіїва: Розуміємо, що від насчекають перемог </text:a>
As reported by Ukrinform, Marta Fedin became the fourth in the finale of the technical solo.</text:p>
      <text:p text:style-name="P4">
Photo: facebook.com/ukrsynchro</text:p>
      <text:p text:style-name="P4">
News Source: <text:a xlink:type="simple" xlink:href="https://www.ukrinform.ua/rubric-sports/3717619-zbirna-ukraini-zdobula-bronzu-u-superfinali-ks-z-artisticnogo-plavanna.html" text:style-name="Internet_20_link" text:visited-style-name="Visited_20_Internet_20_Link">
https://www.ukrinform.ua/rubric-sports/3717619-zbirna-ukraini-zdobula-bronzu-u-superfinali-ks-z-artisticnogo-plavanna.html</text:a>
</text:p>
      <!--NEWS-->
      <text:h text:style-name="P10" text:outline-level="1">
<text:span text:style-name="T4">
Ukraine is working on exporting digital decisions to Latin America and Africa - Zelensky</text:span>
</text:h>
      <text:p text:style-name="P4">
Authors: Ukrinform (Person)</text:p>
      <text:p text:style-name="P4">
Publisher: Укринформ (Organization)</text:p>
      <text:p text:style-name="P4">
Published Time: 2023-06-02T20:30:20+03:00</text:p>
      <text:p text:style-name="P4">
Modified Time: 2023-06-02T20:30:20+03:00</text:p>
      <text:p text:style-name="P4">
Description: Ukraine is working on exporting digital decisions not only to European countries, but also to Latin America and Africa. - Ukrinform.</text:p>
      <text:p text:style-name="P4">
Images: ['<text:a xlink:type="simple" xlink:href="https://static.ukrinform.com/photos/2023_05/thumb_files/630_360_1685041512-288.jpeg" text:style-name="Internet_20_link" text:visited-style-name="Visited_20_Internet_20_Link">
630_360_16850...</text:a>
']</text:p>
      <text:p text:style-name="P4">
Tags: ['Африка', 'Зеленський', 'Цифровізація']</text:p>
      <text:p text:style-name="P4">
Type: Article</text:p>
      <!--METADATA-->
      <text:p text:style-name="P4">
<draw:frame draw:style-name="fr1" draw:name="Image180" text:anchor-type="as-char" svg:width="6.9236in" svg:height="3.956343in" draw:z-index="0">
<draw:image xlink:href="../Images/yкринформ/2023-06-02T20-30-20-03-00/630_360_1685041512-288.jpeg" xlink:type="simple" xlink:show="embed" xlink:actuate="onLoad" draw:mime-type="image/jpeg"/>
</draw:frame>
Ukraine has worked on the export of digital decisions not only to European countries, but also to the pre -Ukraine Latin America and Africa.</text:p>
      <text:p text:style-name="P4">
As Ukrinform reports, about it during <text:a xlink:type="simple" xlink:href="https://t.me/V_Zelenskiy_official/6456" text:style-name="Internet_20_link" text:visited-style-name="Visited_20_Internet_20_Link">
video return</text:a>
President of Ukraine Vladimirzelensky said.</text:p>
      <text:p text:style-name="P4">
<text:span text:style-name="T5">
Video: Presidential Office</text:span>
</text:p>
      <text:p text:style-name="P4">
“We are developing our cooperation with Estonia and exporting decisions - our digital decisions. Earlier, it was from Estonia that Ukrainians took an example in the development of digital greetings. And now we have reached such a level when a state application in Estonia will be created on the basis of our Ukrainian action. What is convenient and useful for millions of Ukrainians will obviously be convenient and useful for other peoples. It is another component of our leadership, Ukrainian leadership. We discussed with Zapan President of Estonia further cooperation, in particular in digitalization, ”Zelensky reported.</text:p>
      <text:p text:style-name="P4">
<text:span text:style-name="T4">
 Read also: </text:span>
 <text:a xlink:type="simple" xlink:href="https://www.ukrinform.ua/rubric-polytics/3717537-rozminuvanna-ta-oboronni-pidpriemstva-zelenskij-rozpoviv-pro-so-domovivsa-z-prezidentom-estonii.html" text:style-name="Internet_20_link" text:visited-style-name="Visited_20_Internet_20_Link">
mine and defense enterprises: <text:span text:style-name="T4">
 Zelensky </text:span>
 told what he agreed with Estonia President</text:a>
The Head of State also noted that the action "Action" will help develop state -ownerships not only in European countries, but also in Latin America.</text:p>
      <text:p text:style-name="P4">
As reported by Ukrinform, President of Ukraine Volodymyr Zelenskyy met Vivka with Estonia President Alarm Caris. Earlier, it was reported that the Awawaid, which Estonia has provided to Ukraine since the beginning of a full -scale invasion of Russia, is about 400 million euros, which exceeds one -third of the country's annual defense budget.</text:p>
      <text:p text:style-name="P4">
Photo: op</text:p>
      <text:p text:style-name="P4">
News Source: <text:a xlink:type="simple" xlink:href="https://www.ukrinform.ua/rubric-technology/3717621-ukraina-pracue-nad-eksportom-cifrovih-risen-do-krain-latinskoi-ameriki-ta-afriki-zelenskij.html" text:style-name="Internet_20_link" text:visited-style-name="Visited_20_Internet_20_Link">
https://www.ukrinform.ua/rubric-technology/3717621-ukraina-pracue-nad-eksportom-cifrovih-risen-do-krain-latinskoi-ameriki-ta-afriki-zelenskij.html</text:a>
</text:p>
      <!--NEWS-->
      <text:h text:style-name="P10" text:outline-level="1">
<text:span text:style-name="T4">
Besedin left Cyprus' homony after lease</text:span>
</text:h>
      <text:p text:style-name="P4">
Authors: Ukrinform (Person)</text:p>
      <text:p text:style-name="P4">
Publisher: Укринформ (Organization)</text:p>
      <text:p text:style-name="P4">
Published Time: 2023-06-02T20:33:00+03:00</text:p>
      <text:p text:style-name="P4">
Modified Time: 2023-06-02T20:33:00+03:00</text:p>
      <text:p text:style-name="P4">
Description: The footballer returns to Dynamo Kiev. - Ukrinform.</text:p>
      <text:p text:style-name="P4">
Images: ['<text:a xlink:type="simple" xlink:href="https://static.ukrinform.com/photos/2023_06/thumb_files/630_360_1685727088-302.jpg" text:style-name="Internet_20_link" text:visited-style-name="Visited_20_Internet_20_Link">
630_360_16857...</text:a>
']</text:p>
      <text:p text:style-name="P4">
Tags: ['Футбол']</text:p>
      <text:p text:style-name="P4">
Type: Article</text:p>
      <!--METADATA-->
      <text:p text:style-name="P4">
<draw:frame draw:style-name="fr1" draw:name="Image181" text:anchor-type="as-char" svg:width="6.9236in" svg:height="3.956343in" draw:z-index="0">
<draw:image xlink:href="../Images/yкринформ/2023-06-02T20-33-00-03-00/630_360_1685727088-302.jpg" xlink:type="simple" xlink:show="embed" xlink:actuate="onLoad" draw:mime-type="image/jpeg"/>
</draw:frame>
Dynamo Dynamo returns with trauma.</text:p>
      <text:p text:style-name="P4">
Cyprus "Omonia" graduated from cooperation with Ukrainian forward Artemombesadin, <text:a xlink:type="simple" xlink:href="https://www.omonoiafc.com.cy/%CE%BF%CE%BB%CE%BF%CE%BA%CE%BB%CE%AE%CF%81%CF%89%CF%83%CE%B7-%CF%83%CF%85%CE%BD%CE%B5%CF%81%CE%B3%CE%B1%CF%83%CE%AF%CE%B1%CF%82-%CE%BC%CE%B5-artem-besedin/" text:style-name="Internet_20_link" text:visited-style-name="Visited_20_Internet_20_Link">
reports</text:a>
The club's press service, Ukrinform reports.</text:p>
      <text:p text:style-name="P4">
Besedin joined Omonia in January, spent 15 matches in all tournaments. The only goal for the club - and the first for Artem at the official level for 707 days - Ukrainian spent in early April, when he scored Paphos in the championship(2:0).</text:p>
      <text:p text:style-name="P4">
«Після переходу в січні Артем доклався до нашої перемоги в Кубку Кіпра. Окрімйого внеску в гру команди на полі, він був відданим, дисциплінованим тапрофесійним спортсменом», — йдеться у заяві «Омонії».</text:p>
      <text:p text:style-name="P4">
After the lease expires, Besedin will return to Dynamo, with which the contract has a contract by the end of 2024.</text:p>
      <text:p text:style-name="P4">
<text:span text:style-name="T4">
 Read also: </text:span>
 <text:a xlink:type="simple" xlink:href="https://www.ukrinform.ua/rubric-sports/3716281-futbol-besedin-povernetsa-v-dinamo.html" text:style-name="Internet_20_link" text:visited-style-name="Visited_20_Internet_20_Link">
Football: <text:span text:style-name="T4">
 Besedin </text:span>
 will return to Dynamo</text:a>
As reported by Ukrinform, at the end of the season, the forward was injured, which released the finals of the National Cup.</text:p>
      <text:p text:style-name="P4">
Photo: Facebook / Omonoiafootball</text:p>
      <text:p text:style-name="P4">
News Source: <text:a xlink:type="simple" xlink:href="https://www.ukrinform.ua/rubric-sports/3717623-besedin-pokinuv-kiprsku-omoniu-pisla-zakincenna-orendi.html" text:style-name="Internet_20_link" text:visited-style-name="Visited_20_Internet_20_Link">
https://www.ukrinform.ua/rubric-sports/3717623-besedin-pokinuv-kiprsku-omoniu-pisla-zakincenna-orendi.html</text:a>
</text:p>
      <!--NEWS-->
      <text:h text:style-name="P10" text:outline-level="1">
<text:span text:style-name="T4">
The Russians fired Kharkiv region - there are dead and wounded</text:span>
</text:h>
      <text:p text:style-name="P4">
Authors: Ukrinform (Person)</text:p>
      <text:p text:style-name="P4">
Publisher: Укринформ (Organization)</text:p>
      <text:p text:style-name="P4">
Published Time: 2023-06-02T20:44:00+03:00</text:p>
      <text:p text:style-name="P4">
Modified Time: 2023-06-02T20:44:00+03:00</text:p>
      <text:p text:style-name="P4">
Description: The Russian military fired the Kupyansky district of Kharkiv region - two people were kill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83" text:anchor-type="as-char" svg:width="6.9236in" svg:height="3.956343in" draw:z-index="0">
<draw:image xlink:href="../Images/yкринформ/2023-06-02T20-44-00-03-00/630_360_1538997483-946.jpg" xlink:type="simple" xlink:show="embed" xlink:actuate="onLoad" draw:mime-type="image/jpeg"/>
</draw:frame>
The Russian Russian fired Kupyansk district of Kharkiv region - two people gave.</text:p>
      <text:p text:style-name="P4">
About it in <text:a xlink:type="simple" xlink:href="https://t.me/pgo_gov_ua/12842" text:style-name="Internet_20_link" text:visited-style-name="Visited_20_Internet_20_Link">
telegram</text:a>
 повідомила пресслужбаОфісу головного прокурора, передає Укрінформ.</text:p>
      <text:p text:style-name="P4">
“За даними слідства, 2 червня близько 18:45 російські військові обстріляли смтКівшарівка Куп‘янського району. За попередньою інформацією, з артилерії.Загинули чоловік та жінка. Отримали поранення три мирних жительки та 3-річнийхлопчик”, - йдеться в повідомленні.</text:p>
      <text:p text:style-name="P4">
<text:span text:style-name="T4">
Читайте також:</text:span>
 <text:a xlink:type="simple" xlink:href="https://www.ukrinform.ua/rubric-ato/3717589-vijska-rf-zavdali-raketnogo-udaru-po-lisovomu-masivu-na-harkivsini.html" text:style-name="Internet_20_link" text:visited-style-name="Visited_20_Internet_20_Link">
 Війська РФ завдали ракетного удару по лісовому масиву наХарківщині </text:a>
Also at 19:10 the invaders fired at the frontier of the Two -year -old Kupyansky district. Previously, from the tank. A 63-year-old woman and a 70-year-old man were injured.</text:p>
      <text:p text:style-name="P4">
With the procedural guidance of the Kupyansk District Prosecutor's Office of the Kharkiv Region, pre -trial investigation on the facts of violation of the laws of the puzzle of war was initiated(Art. 438 of the Criminal Code of Ukraine).</text:p>
      <text:p text:style-name="P4">
Як повідомляв Укрінформ, війська РФ сьогодні завдали ракетного удару полісовому масиву на Харківщині, за попередніми даними, люди не постраждали.</text:p>
      <text:p text:style-name="P4">
News Source: <text:a xlink:type="simple" xlink:href="https://www.ukrinform.ua/rubric-ato/3717624-rosiani-obstrilali-harkivsinu-e-zagibli-ta-poraneni.html" text:style-name="Internet_20_link" text:visited-style-name="Visited_20_Internet_20_Link">
https://www.ukrinform.ua/rubric-ato/3717624-rosiani-obstrilali-harkivsinu-e-zagibli-ta-poraneni.html</text:a>
</text:p>
      <!--NEWS-->
      <text:h text:style-name="P10" text:outline-level="1">
<text:span text:style-name="T4">
Svitolina: I came to "Rolan Harros" without expectations, to return to the tour after birth of a baby is actually very difficult</text:span>
</text:h>
      <text:p text:style-name="P4">
Authors: Ukrinform (Person)</text:p>
      <text:p text:style-name="P4">
Publisher: Укринформ (Organization)</text:p>
      <text:p text:style-name="P4">
Published Time: 2023-06-02T20:44:51+03:00</text:p>
      <text:p text:style-name="P4">
Modified Time: 2023-06-02T20:44:51+03:00</text:p>
      <text:p text:style-name="P4">
Description: Svitolina won Russian Anna Blinka in the third circle of the Open Championship of France. - Ukrinform.</text:p>
      <text:p text:style-name="P4">
Images: ['<text:a xlink:type="simple" xlink:href="https://static.ukrinform.com/photos/2023_06/thumb_files/630_360_1685727778-957.jpg" text:style-name="Internet_20_link" text:visited-style-name="Visited_20_Internet_20_Link">
630_360_16857...</text:a>
']</text:p>
      <text:p text:style-name="P4">
Tags: ['Світоліна', 'Теніс']</text:p>
      <text:p text:style-name="P4">
Type: Article</text:p>
      <!--METADATA-->
      <text:p text:style-name="P4">
<draw:frame draw:style-name="fr1" draw:name="Image184" text:anchor-type="as-char" svg:width="6.9236in" svg:height="3.956343in" draw:z-index="0">
<draw:image xlink:href="../Images/yкринформ/2023-06-02T20-44-51-03-00/630_360_1685727778-957.jpg" xlink:type="simple" xlink:show="embed" xlink:actuate="onLoad" draw:mime-type="image/jpeg"/>
</draw:frame>
Svitolin -won Russian Anna Blinka in the third circle of open -level accomplishment.</text:p>
      <text:p text:style-name="P4">
Ukrainian tennis player <text:a xlink:type="simple" xlink:href="https://twitter.com/rolandgarros/status/1664661079891275779" text:style-name="Internet_20_link" text:visited-style-name="Visited_20_Internet_20_Link">
shared</text:a>
With his emotions after the victorious match, Ukrinform reports.</text:p>
      <text:p text:style-name="P4">
“The first set on my part was not very successful, I didn't move very well, I didn't play my best tennis. But I needed to continue fighting, find my good tennis. After the first game in the second set, I played better, I really tried to fight. With such stunning stands, it is difficult to do not. I just tried to give all my strength. From time to time I did not feel well. But as a result, playing well under pressure at the end of the match is a special moment. I am very grateful that you inspired me, it was incredibly. The last game was fantastic? Oh, yes, I just decided to leave all my efforts. I served for the match in this half of the court, against the wind, it was a little form. But as a result, I was very happy to score this Beckhend along the line, it was 100% on this blow, so I am very glad that I was able to take this game present. ”Svitolina said.</text:p>
      <text:p text:style-name="P4">
The former first racket of Ukraine also spoke about its ambitions for the tournament.</text:p>
      <text:p text:style-name="P4">
“What are my expectations? I'm just trying to play the match by the match. I came here to expectations, to return to the tour after the birth of a baby is really very important. But I am very motivated to go on this tournament. The next rival [Daria Kasatkin] is very complicated. Therefore, the main thing is to restore strength and to be the next battle. This is really very, very special moments here, Narolan Garros. I always liked to play here, I always watched Rolan Harros in Ukraine, it seems that it was the only Grand Slam tournament that was put. I am very glad that I have a chance to play here again, ” - Dodalasvitolina.</text:p>
      <text:p text:style-name="P4">
<text:span text:style-name="T4">
 Read also: </text:span>
 <text:a xlink:type="simple" xlink:href="https://www.ukrinform.ua/rubric-sports/3717591-svitolina-obigrala-rosianku-blinkovu-u-tretomu-koli-rolan-garros.html" text:style-name="Internet_20_link" text:visited-style-name="Visited_20_Internet_20_Link">
<text:span text:style-name="T4">
 Svitolina </text:span>
 Beaten Russian Blinka in the third circle "Rolan Harros"</text:a>
As reported by Ukrinform, Svitolina will play the fifth fifth in the 1/8 finals of Rolan Harros.</text:p>
      <text:p text:style-name="P4">
Photo: Getty Images</text:p>
      <text:p text:style-name="P4">
News Source: <text:a xlink:type="simple" xlink:href="https://www.ukrinform.ua/rubric-sports/3717625-svitolina-a-priihala-na-rolan-garros-bez-ocikuvan-povertatisa-v-tur-pisla-narodzenna-ditini-ce-naspravdi-duze-vazko.html" text:style-name="Internet_20_link" text:visited-style-name="Visited_20_Internet_20_Link">
https://www.ukrinform.ua/rubric-sports/3717625-svitolina-a-priihala-na-rolan-garros-bez-ocikuvan-povertatisa-v-tur-pisla-narodzenna-ditini-ce-naspravdi-duze-vazko.html</text:a>
</text:p>
      <!--NEWS-->
      <text:h text:style-name="P10" text:outline-level="1">
<text:span text:style-name="T4">
Duda decided to change the scandalous law on investigating Russian influences in Poland</text:span>
</text:h>
      <text:p text:style-name="P4">
Authors: Ukrinform (Person)</text:p>
      <text:p text:style-name="P4">
Publisher: Укринформ (Organization)</text:p>
      <text:p text:style-name="P4">
Published Time: 2023-06-02T20:49:24+03:00</text:p>
      <text:p text:style-name="P4">
Modified Time: 2023-06-02T20:49:24+03:00</text:p>
      <text:p text:style-name="P4">
Description: Polish President Andrzej Duda was initiated by amendments to the scandalous law on the investigation of Russian influences in Poland in 2007-2022, which he recently signed and sent to the Constitutional Court of the RP. - Ukrinform.</text:p>
      <text:p text:style-name="P4">
Images: ['<text:a xlink:type="simple" xlink:href="https://static.ukrinform.com/photos/2023_04/thumb_files/630_360_1680700925-131.jpg" text:style-name="Internet_20_link" text:visited-style-name="Visited_20_Internet_20_Link">
630_360_16807...</text:a>
']</text:p>
      <text:p text:style-name="P4">
Tags: ['Дуда', 'Польща', 'Росія']</text:p>
      <text:p text:style-name="P4">
Type: Article</text:p>
      <!--METADATA-->
      <text:p text:style-name="P4">
<draw:frame draw:style-name="fr1" draw:name="Image185" text:anchor-type="as-char" svg:width="6.9236in" svg:height="3.956343in" draw:z-index="0">
<draw:image xlink:href="../Images/yкринформ/2023-06-02T20-49-24-03-00/630_360_1680700925-131.jpg" xlink:type="simple" xlink:show="embed" xlink:actuate="onLoad" draw:mime-type="image/jpeg"/>
</draw:frame>
Andrzej Duda Presidential Polish was the initiative to amend the scandalous law on the investigation of Russian influences in Poland in 2007-2022, which he had recently signed and sent to the Constitutional Court of the RP.</text:p>
      <text:p text:style-name="P4">
Duda reported this during a briefing for the media on Friday in Warsaw, Ukrinform correspondent reported.</text:p>
      <text:p text:style-name="P4">
The main proposal of the President of the RP is that in the Special State Commission for the Investigation of Russian influences in Poland in 2007-2022 there will be no politicians, but only experts. Other amendments to the President relate to the fact that the appeal of the court's decision will be sent not to the administrative but to the court of appeal. He proposes that the commission does not make any other decision, except that a certain person does not guarantee the proper performance of activities in the interests of the Pole society.</text:p>
      <text:p text:style-name="P4">
<text:span text:style-name="T4">
 Read also: </text:span>
 <text:a xlink:type="simple" xlink:href="https://www.ukrinform.ua/rubric-ato/3716689-duda-rosia-se-ne-prograla-hoca-j-voue-v-ukraini-na-tankah-60h-rokiv.html" text:style-name="Internet_20_link" text:visited-style-name="Visited_20_Internet_20_Link">
<text:span text:style-name="T4">
 Duda </text:span>
: Russia has not lost yet, although it is fighting in Ukraine Nathana 60s</text:a>
On Friday, the Presidential Bill was sent for consideration by Seimpolsh.</text:p>
      <text:p text:style-name="P4">
As reported, Polish President Andrzej Duda recently signed the law of prostation of the State Commission for the Investigation of Russian influences in Poland in 2007-2022, subsequently sending this law for consideration of the Constitutional Court. He also called on the investigation of Russian influences in the Navarovian level.</text:p>
      <text:p text:style-name="P4">
<text:span text:style-name="T4">
 Read also: </text:span>
 <text:a xlink:type="simple" xlink:href="https://www.ukrinform.ua/rubric-world/3715613-duda-pidpisav-zakon-pro-rozsliduvanna-rosijskih-vpliviv-u-polsi.html" text:style-name="Internet_20_link" text:visited-style-name="Visited_20_Internet_20_Link">
<text:span text:style-name="T4">
 Duda </text:span>
 signed the law on investigation of Russian influencies in Poland</text:a>
Polish opposition forces opposed the creation of a commission in this form, emphasizing that it would be an instrument of pressure and persecution of the opposition. The European Commission was also expressed by the US State Department.</text:p>
      <text:p text:style-name="P4">
As it was reported, on April 14, the Seimas approved the Law on the creation of the State Commission for Investigation of Russian influences in Poland in 2007-2022. Subsequently, on May 11, the Senate, in which the majority has the opposition, proclaimed it against its acceptance. However, on May 26, the Seimas overcame the Senate.</text:p>
      <text:p text:style-name="P4">
Photo: op</text:p>
      <text:p text:style-name="P4">
News Source: <text:a xlink:type="simple" xlink:href="https://www.ukrinform.ua/rubric-world/3717627-duda-virisiv-zminiti-skandalnij-zakon-pro-rozsliduvanna-rosijskih-vpliviv-u-polsi.html" text:style-name="Internet_20_link" text:visited-style-name="Visited_20_Internet_20_Link">
https://www.ukrinform.ua/rubric-world/3717627-duda-virisiv-zminiti-skandalnij-zakon-pro-rozsliduvanna-rosijskih-vpliviv-u-polsi.html</text:a>
</text:p>
      <!--NEWS-->
      <text:h text:style-name="P10" text:outline-level="1">
<text:span text:style-name="T4">
Zelensky announced a decision to transform the state</text:span>
</text:h>
      <text:p text:style-name="P4">
Authors: Ukrinform (Person)</text:p>
      <text:p text:style-name="P4">
Publisher: Укринформ (Organization)</text:p>
      <text:p text:style-name="P4">
Published Time: 2023-06-02T20:52:06+03:00</text:p>
      <text:p text:style-name="P4">
Modified Time: 2023-06-02T20:52:06+03:00</text:p>
      <text:p text:style-name="P4">
Description: President of Ukraine Volodymyr Zelensky held a number of long and meaningful meetings concerning the further transformation of the state. - Ukrinform.</text:p>
      <text:p text:style-name="P4">
Images: ['<text:a xlink:type="simple" xlink:href="https://static.ukrinform.com/photos/2023_05/thumb_files/630_360_1685119271-129.jpeg" text:style-name="Internet_20_link" text:visited-style-name="Visited_20_Internet_20_Link">
630_360_16851...</text:a>
']</text:p>
      <text:p text:style-name="P4">
Tags: ['Україна', 'Політика', 'Зеленський']</text:p>
      <text:p text:style-name="P4">
Type: Article</text:p>
      <!--METADATA-->
      <text:p text:style-name="P4">
<draw:frame draw:style-name="fr1" draw:name="Image186" text:anchor-type="as-char" svg:width="6.9236in" svg:height="3.956343in" draw:z-index="0">
<draw:image xlink:href="../Images/yкринформ/2023-06-02T20-52-06-03-00/630_360_1685119271-129.jpeg" xlink:type="simple" xlink:show="embed" xlink:actuate="onLoad" draw:mime-type="image/jpeg"/>
</draw:frame>
President of Ukraine Volodymyr Zelensky held a number of long and meaningful meetings, and the further transformation of the state is qualified.</text:p>
      <text:p text:style-name="P4">
According to Ukrinform, he reported it during the traditional <text:a xlink:type="simple" xlink:href="https://t.me/V_Zelenskiy_official/6456" text:style-name="Internet_20_link" text:visited-style-name="Visited_20_Internet_20_Link">
video message</text:a>
.</text:p>
      <text:p text:style-name="P4">
“He held several meetings, long and meaningful, about the formation of our policy - complex - for the future. What is concerned with the further transformation of the state. What concerns our participation in global processes. As always, we prepare news and solutions that will give Ukraine and Ukrainians even more strength, ”the Head of State emphasized.</text:p>
      <text:p text:style-name="P4">
<text:span text:style-name="T4">
 Read also: </text:span>
 <text:a xlink:type="simple" xlink:href="https://www.ukrinform.ua/rubric-technology/3717621-ukraina-pracue-nad-eksportom-cifrovih-risen-do-krain-latinskoi-ameriki-ta-afriki-zelenskij.html" text:style-name="Internet_20_link" text:visited-style-name="Visited_20_Internet_20_Link">
Ukraine is working on digital decision exports to Latin America and Africa - <text:span text:style-name="T4">
 Zelensky </text:span>
</text:a>
As reported by Ukrinform, the day before President Volodymyr Zelenskyy discussed the President of the Azerbaijani Republic Ilham Aliyev the issue of reconstruction of Ukraine.</text:p>
      <text:p text:style-name="P4">
Photo: op</text:p>
      <text:p text:style-name="P4">
News Source: <text:a xlink:type="simple" xlink:href="https://www.ukrinform.ua/rubric-polytics/3717628-zelenskij-anonsuvav-risenna-z-transformacii-derzavi.html" text:style-name="Internet_20_link" text:visited-style-name="Visited_20_Internet_20_Link">
https://www.ukrinform.ua/rubric-polytics/3717628-zelenskij-anonsuvav-risenna-z-transformacii-derzavi.html</text:a>
</text:p>
      <!--NEWS-->
      <text:h text:style-name="P10" text:outline-level="1">
<text:span text:style-name="T4">
US begins transporting to Poland's first batch of Abrams tanks</text:span>
</text:h>
      <text:p text:style-name="P4">
Authors: Ukrinform (Person)</text:p>
      <text:p text:style-name="P4">
Publisher: Укринформ (Organization)</text:p>
      <text:p text:style-name="P4">
Published Time: 2023-06-02T20:56:00+03:00</text:p>
      <text:p text:style-name="P4">
Modified Time: 2023-06-02T20:56:00+03:00</text:p>
      <text:p text:style-name="P4">
Description: Poland begins transporting from the USA tanks Abrams version M1A1. - Ukrinform.</text:p>
      <text:p text:style-name="P4">
Images: ['<text:a xlink:type="simple" xlink:href="https://static.ukrinform.com/photos/2023_06/thumb_files/630_360_1685728561-165.jpg" text:style-name="Internet_20_link" text:visited-style-name="Visited_20_Internet_20_Link">
630_360_16857...</text:a>
']</text:p>
      <text:p text:style-name="P4">
Tags: ['Польща', 'США', 'Танк', 'Abrams ']</text:p>
      <text:p text:style-name="P4">
Type: Article</text:p>
      <!--METADATA-->
      <text:p text:style-name="P4">
<draw:frame draw:style-name="fr1" draw:name="Image187" text:anchor-type="as-char" svg:width="6.9236in" svg:height="3.956343in" draw:z-index="0">
<draw:image xlink:href="../Images/yкринформ/2023-06-02T20-56-00-03-00/630_360_1685728561-165.jpg" xlink:type="simple" xlink:show="embed" xlink:actuate="onLoad" draw:mime-type="image/jpeg"/>
</draw:frame>
 До Польщірозпочинається транспортування із США танків Abrams версії M1A1.</text:p>
      <text:p text:style-name="P4">
Про це написав у <text:a xlink:type="simple" xlink:href="https://twitter.com/mblaszczak/status/1664613212946399232" text:style-name="Internet_20_link" text:visited-style-name="Visited_20_Internet_20_Link">
 Твіттері</text:a>
On Friday, Viceremier, Polish National Defense Minister Mariusz Blaschak, Ukrinform reports.</text:p>
      <text:p text:style-name="P4">
“Transportation of the first party [tanks] begins(https://www.ukrinform.ua/tag-tank)Abrams. The M1A1 Abrams and three M888A2hercules vehicles will be sent to Poland.</text:p>
      <text:p text:style-name="P4">
He added that they would be delivered to Poland by the end of June.</text:p>
      <text:p text:style-name="P4">
It is known that in early January, Poland signed an ABRAMS M1A1 purchase agreement in the United States, which were already in operation.</text:p>
      <text:p text:style-name="P4">
<text:span text:style-name="T4">
 Read also: </text:span>
 <text:a xlink:type="simple" xlink:href="https://www.ukrinform.ua/rubric-ato/3709665-stati-vze-dopravili-do-nimeccini-tri-desatki-trenuvalnih-tankiv-abrams-pentagon.html" text:style-name="Internet_20_link" text:visited-style-name="Visited_20_Internet_20_Link">
States already sent to Germany three dozen training <text:span text:style-name="T4">
 tanks </text:span>
 <text:span text:style-name="T4">
 abrams </text:span>
 - Pentagon</text:a>
Last July, Poland received the first 28 Abrams tanks from the United States to a contract, which provides for the purchase of 250 new tanks in versionm1a2 SEPV3.</text:p>
      <text:p text:style-name="P4">
It is known that <text:a xlink:type="simple" xlink:href="https://www.ukrinform.ua/rubric-world/3537785-polsa-pridbae-u-pivdennoi-korei-blizko-tisaci-tankiv-ta-ponad-600-gaubic.html" text:style-name="Internet_20_link" text:visited-style-name="Visited_20_Internet_20_Link">
last year, Poland also signed an agreement with South Korea to buy a thousand K2 tanks. </text:a>
In early December last year, Poland received the first 10 tanks of this type.</text:p>
      <text:p text:style-name="P4">
After the commencement of full-scale armed aggression of Russia against Ukraine, Warsawa transmitted to Ukraine more than 250 T-72 tanks.</text:p>
      <text:p text:style-name="P4">
<text:span text:style-name="T5">
Foto: Richard Bumgardner</text:span>
</text:p>
      <text:p text:style-name="P4">
News Source: <text:a xlink:type="simple" xlink:href="https://www.ukrinform.ua/rubric-world/3717630-ssa-rozpocinaut-transportuvanna-do-polsi-persoi-partii-tankiv-abrams.html" text:style-name="Internet_20_link" text:visited-style-name="Visited_20_Internet_20_Link">
https://www.ukrinform.ua/rubric-world/3717630-ssa-rozpocinaut-transportuvanna-do-polsi-persoi-partii-tankiv-abrams.html</text:a>
</text:p>
      <!--NEWS-->
      <text:h text:style-name="P10" text:outline-level="1">
<text:span text:style-name="T4">
Closed Cover: Three Officials and Hospital Security Supervisor have been suspected</text:span>
</text:h>
      <text:p text:style-name="P4">
Authors: Ukrinform (Person)</text:p>
      <text:p text:style-name="P4">
Publisher: Укринформ (Organization)</text:p>
      <text:p text:style-name="P4">
Published Time: 2023-06-02T21:07:00+03:00</text:p>
      <text:p text:style-name="P4">
Modified Time: 2023-06-02T21:07:00+03:00</text:p>
      <text:p text:style-name="P4">
Description: In Kyiv, three officials and a medical institution were suspected due to the lack of citizens to shelter, which led to tragic consequences. - Ukrinform.</text:p>
      <text:p text:style-name="P4">
Images: ['<text:a xlink:type="simple" xlink:href="https://static.ukrinform.com/photos/2023_06/thumb_files/630_360_1685595926-227.jpg" text:style-name="Internet_20_link" text:visited-style-name="Visited_20_Internet_20_Link">
630_360_16855...</text:a>
']</text:p>
      <text:p text:style-name="P4">
Tags: ['Підозра', 'Прокуратура', 'Лікарня', 'Укриття']</text:p>
      <text:p text:style-name="P4">
Type: Article</text:p>
      <!--METADATA-->
      <text:p text:style-name="P4">
<draw:frame draw:style-name="fr1" draw:name="Image188" text:anchor-type="as-char" svg:width="6.9236in" svg:height="3.956343in" draw:z-index="0">
<draw:image xlink:href="../Images/yкринформ/2023-06-02T21-07-00-03-00/630_360_1685595926-227.jpg" xlink:type="simple" xlink:show="embed" xlink:actuate="onLoad" draw:mime-type="image/jpeg"/>
</draw:frame>
In Kiev, it was a suspicion of three officials and a guardian of the medical institution through the non -release of citizens to shelter, which led to tragic consequences.</text:p>
      <text:p text:style-name="P4">
According to Ukrinform, the Kyiv City Prosecutor's Office reports in <text:a xlink:type="simple" xlink:href="http://t.me/kyiv_pro_office/2016" text:style-name="Internet_20_link" text:visited-style-name="Visited_20_Internet_20_Link">
telegram</text:a>
.</text:p>
      <text:p text:style-name="P4">
"Under the procedural leadership of the Desnyansk District Prosecutor's Office of the city of Kiev, persons detained in the framework of the investigation of tragic consequences because of the non -recreation of citizens to shelter, it was reported suspicion," - the testimony reads.</text:p>
      <text:p text:style-name="P4">
The first deputy Desnyansky District State Administration, the Director of the Education and his deputy were charged with Part 2 of Art. 367 Criminal Codex(Official negligence that has caused grave consequences), security guard - Part 3st. 135 of the Criminal Code(Leaving in danger that led to death).</text:p>
      <text:p text:style-name="P4">
<text:span text:style-name="T4">
Читайте також:</text:span>
 <text:a xlink:type="simple" xlink:href="https://www.ukrinform.ua/rubric-kyiv/3717139-policia-prijsla-z-obsukami-v-kmda-cerez-zakriti-ukritta-pid-cas-obstrilu.html" text:style-name="Internet_20_link" text:visited-style-name="Visited_20_Internet_20_Link">
 Поліція прийшла з обшуками в КМДА через закриті<text:span text:style-name="T4">
укриття</text:span>
 під час обстрілу </text:a>
The issue of election of the suspect is resolved.</text:p>
      <text:p text:style-name="P4">
Earlier, within the framework of the investigation, prosecutors, together with the police, conducted searches in two departments of the Kyiv City State Administration, the premises(https://www.ukrinform.ua/tag-bolnica), during air anxiety, citizens were not given access to shelter.</text:p>
      <text:p text:style-name="P4">
Investigative actions in criminal proceedings are ongoing. According to their results, the legal assessment and actions of the KSCA officials were everyday.</text:p>
      <text:p text:style-name="P4">
<text:span text:style-name="T4">
 Read also: </text:span>
 <text:a xlink:type="simple" xlink:href="https://www.ukrinform.ua/rubric-society/3717152-mvs-zaklikae-povidomlati-pro-ukritta-zacineni-pid-cas-povitranoi-trivogi.html" text:style-name="Internet_20_link" text:visited-style-name="Visited_20_Internet_20_Link">
Ministry of Internal Affairs calls on <text:span text:style-name="T4">
 shelter </text:span>
 closed during air alarm</text:a>
As it was reported, as a result of the night attack of the Russian army on Kiev on June 1 <text:a xlink:type="simple" xlink:href="http://www.ukrinform.ua/rubric-kyiv/3716810-policia-utocnila-informaciu-pro-zagiblih-u-kievi-dvoe-zinok-i-devatiricna-ditina.html" text:style-name="Internet_20_link" text:visited-style-name="Visited_20_Internet_20_Link">
killed three people</text:a>
, among them is a nine -year -old child.</text:p>
      <text:p text:style-name="P4">
A resident of the Desnyanskiy district, whose wife was killed, told the public that people came to the shelter at night, but no one opened them.</text:p>
      <text:p text:style-name="P4">
On June 1, three officials and a health care guard were detained.</text:p>
      <text:p text:style-name="P4">
News Source: <text:a xlink:type="simple" xlink:href="https://www.ukrinform.ua/rubric-kyiv/3717633-sprava-pro-zacinene-ukritta-trom-posadovcam-ta-ohoroncu-likarni-ogolosili-pidozru.html" text:style-name="Internet_20_link" text:visited-style-name="Visited_20_Internet_20_Link">
https://www.ukrinform.ua/rubric-kyiv/3717633-sprava-pro-zacinene-ukritta-trom-posadovcam-ta-ohoroncu-likarni-ogolosili-pidozru.html</text:a>
</text:p>
      <!--NEWS-->
      <text:h text:style-name="P10" text:outline-level="1">
<text:span text:style-name="T4">
Two ships collided in the Aegean Sea</text:span>
</text:h>
      <text:p text:style-name="P4">
Authors: Ukrinform (Person)</text:p>
      <text:p text:style-name="P4">
Publisher: Укринформ (Organization)</text:p>
      <text:p text:style-name="P4">
Published Time: 2023-06-02T21:12:00+03:00</text:p>
      <text:p text:style-name="P4">
Modified Time: 2023-06-02T21:12:00+03:00</text:p>
      <text:p text:style-name="P4">
Description: In the Aegean Sea, off the coast of Hios Island, two ships collided: an empty Ant dry cargo under Vanuatu and Potentia ship under the Singapore flag. - Ukrinform.</text:p>
      <text:p text:style-name="P4">
Images: ['<text:a xlink:type="simple" xlink:href="https://static.ukrinform.com/photos/2023_06/thumb_files/630_360_1685729418-437.jpg" text:style-name="Internet_20_link" text:visited-style-name="Visited_20_Internet_20_Link">
630_360_16857...</text:a>
']</text:p>
      <text:p text:style-name="P4">
Tags: ['Туреччина', 'Егейське море']</text:p>
      <text:p text:style-name="P4">
Type: Article</text:p>
      <!--METADATA-->
      <text:p text:style-name="P4">
<draw:frame draw:style-name="fr1" draw:name="Image189" text:anchor-type="as-char" svg:width="6.9236in" svg:height="3.956343in" draw:z-index="0">
<draw:image xlink:href="../Images/yкринформ/2023-06-02T21-12-00-03-00/630_360_1685729418-437.jpg" xlink:type="simple" xlink:show="embed" xlink:actuate="onLoad" draw:mime-type="image/jpeg"/>
</draw:frame>
The Vegea Sea, off the shores of Hios Island, collided with two ships: an empty -drying Ant under the Vanuatu flag and Potentia ship under the Singapore flag.</text:p>
      <text:p text:style-name="P4">
About it reports Ukrinform with reference to <text:a xlink:type="simple" xlink:href="https://www.trthaber.com/haber/dunya/sakiz-adasi-aciklarinda-13-turk-personelli-gemi-kaza-yapti-772102.html" text:style-name="Internet_20_link" text:visited-style-name="Visited_20_Internet_20_Link">
TT Haber</text:a>
.</text:p>
      <text:p text:style-name="P4">
"At the distance of 9 miles northwest of the chios, an empty anthus, which was laid under the flag of Vanuatus, belongs to Turkey and on board 13 Turkish sailors, collided with a vessel Potentia under the flag of Singapore. .</text:p>
      <text:p text:style-name="P4">
<text:span text:style-name="T4">
 Read also: </text:span>
 [in Colombia found four children who got lost in the runoff after a plane(https://www.ukrinform.ua/rubric-world/3710901-u-kolumbii-znajsli-cotiroh-ditej-aki-zablukali-v-dzunglah-pisla-aviakatastrofi.html)Maritime rescue units of the Navy of Turkey and the Coast Guard Command arrived in the event. The works are carried out under the coordination of the main search and rescue coordination center.</text:p>
      <text:p text:style-name="P4">
As reported by Ukrinform, 39 people disappeared in China as a result of the Anticolovo Rybolovetsky vessel in the central Indian Ocean.</text:p>
      <text:p text:style-name="P4">
News Source: <text:a xlink:type="simple" xlink:href="https://www.ukrinform.ua/rubric-world/3717634-v-egejskomu-mori-zitknulisa-dva-korabli.html" text:style-name="Internet_20_link" text:visited-style-name="Visited_20_Internet_20_Link">
https://www.ukrinform.ua/rubric-world/3717634-v-egejskomu-mori-zitknulisa-dva-korabli.html</text:a>
</text:p>
      <!--NEWS-->
      <text:h text:style-name="P10" text:outline-level="1">
<text:span text:style-name="T4">
States are satisfied with how Ukraine is provided before the counter -offensive - White House</text:span>
</text:h>
      <text:p text:style-name="P4">
Authors: Ukrinform (Person)</text:p>
      <text:p text:style-name="P4">
Publisher: Укринформ (Organization)</text:p>
      <text:p text:style-name="P4">
Published Time: 2023-06-02T21:17:43+03:00</text:p>
      <text:p text:style-name="P4">
Modified Time: 2023-06-02T21:17:43+03:00</text:p>
      <text:p text:style-name="P4">
Description: The US administration believes that together with allies and partners, they have well provided Ukraine with military assistance for a counter -offensive. - Ukrinform.</text:p>
      <text:p text:style-name="P4">
Images: ['<text:a xlink:type="simple" xlink:href="https://static.ukrinform.com/photos/2023_04/thumb_files/630_360_1682353687-875.jpg" text:style-name="Internet_20_link" text:visited-style-name="Visited_20_Internet_20_Link">
630_360_16823...</text:a>
']</text:p>
      <text:p text:style-name="P4">
Tags: ['США', 'Білий дім', 'Війна з Росією']</text:p>
      <text:p text:style-name="P4">
Type: Article</text:p>
      <!--METADATA-->
      <text:p text:style-name="P4">
<draw:frame draw:style-name="fr1" draw:name="Image190" text:anchor-type="as-char" svg:width="6.9236in" svg:height="3.956343in" draw:z-index="0">
<draw:image xlink:href="../Images/yкринформ/2023-06-02T21-17-43-03-00/630_360_1682353687-875.jpg" xlink:type="simple" xlink:show="embed" xlink:actuate="onLoad" draw:mime-type="image/jpeg"/>
</draw:frame>
US administrations believe that together with allies and partners, Ukraine has been providing Ukraine with military assistance for a counter -offensive.</text:p>
      <text:p text:style-name="P4">
He made a corresponding statement on Friday during the online briefing of the White House National Security Coordinator, John Kirby, reports his own correspondent.</text:p>
      <text:p text:style-name="P4">
“First of all, we are very pleased that they have covered Ukraine's needs for its contrast. When they start(наступ – ред.), it depends on the out, but we are sure that I did our best, and when I say "we", I have not only the United States but also our allies and partners, ”the administration emphasized.</text:p>
      <text:p text:style-name="P4">
<text:span text:style-name="T4">
 Read also: </text:span>
 <text:a xlink:type="simple" xlink:href="https://www.ukrinform.ua/rubric-ato/3717610-ssa-proti-pripinenna-vognu-v-ukraini-bo-ce-dast-perepocinok-rosianam-bilij-dim.html" text:style-name="Internet_20_link" text:visited-style-name="Visited_20_Internet_20_Link">
US against ceasefire in Ukraine, because it will give a break of the Russians - the White House</text:a>
According to him, it is not only about providing Ukrainians with air defense systems that are currently a more relevant need, but also about the provision of armored vehicles, artillery, ammunition, and exercises.</text:p>
      <text:p text:style-name="P4">
He stressed that as the Armed Forces operations continue to release territories, the Ukrainian forces will need to replenish ammunition and equipment.</text:p>
      <text:p text:style-name="P4">
“The fighting is a dynamic thing, and we must be certain that we are also“ dynamically ”ready to support them in the future. So, we have done a lot and do a lot to do much for the next days and months, ”Kirby said.</text:p>
      <text:p text:style-name="P4">
<text:span text:style-name="T4">
 Read also: </text:span>
 <text:a xlink:type="simple" xlink:href="https://www.ukrinform.ua/rubric-world/3716744-ssa-pragnut-uniknuti-tretoi-svitovoi-vijni-bilij-dim.html" text:style-name="Internet_20_link" text:visited-style-name="Visited_20_Internet_20_Link">
USA seeking to avoid the Third World War - White House</text:a>
As reported by Ukrinform, on Wednesday the US administration announced the 39th Package of Defense Assistance to Ukraine under the presidential powers(presidential drawdown – ред.). До нього увійшли понад півтора десятканайменувань озброєнь і боєприпасів, які мають бути негайно відправлені вУкраїну.</text:p>
      <text:p text:style-name="P4">
News Source: <text:a xlink:type="simple" xlink:href="https://www.ukrinform.ua/rubric-ato/3717636-stati-zadovoleni-tim-ak-ukraina-zabezpecena-pered-kontrnastupom-bilij-dim.html" text:style-name="Internet_20_link" text:visited-style-name="Visited_20_Internet_20_Link">
https://www.ukrinform.ua/rubric-ato/3717636-stati-zadovoleni-tim-ak-ukraina-zabezpecena-pered-kontrnastupom-bilij-dim.html</text:a>
</text:p>
      <!--NEWS-->
      <text:h text:style-name="P10" text:outline-level="1">
<text:span text:style-name="T4">
Zelensky noted the fighters of two brigades and four border units</text:span>
</text:h>
      <text:p text:style-name="P4">
Authors: Ukrinform (Person)</text:p>
      <text:p text:style-name="P4">
Publisher: Укринформ (Organization)</text:p>
      <text:p text:style-name="P4">
Published Time: 2023-06-02T21:22:00+03:00</text:p>
      <text:p text:style-name="P4">
Modified Time: 2023-06-02T21:22:00+03:00</text:p>
      <text:p text:style-name="P4">
Description: The President of Ukraine noted the fighters of the 92nd and 110th separate mechanized brigades, as well as border guards for the destruction of the invaders and the opposition of "Shahamed".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Прикордонники', 'ЗСУ', 'Зеленський', 'Війна з Росією']</text:p>
      <text:p text:style-name="P4">
Type: Article</text:p>
      <!--METADATA-->
      <text:p text:style-name="P4">
<draw:frame draw:style-name="fr1" draw:name="Image191" text:anchor-type="as-char" svg:width="6.9236in" svg:height="3.956343in" draw:z-index="0">
<draw:image xlink:href="../Images/yкринформ/2023-06-02T21-22-00-03-00/630_360_1652263772-452.jpeg" xlink:type="simple" xlink:show="embed" xlink:actuate="onLoad" draw:mime-type="image/jpeg"/>
</draw:frame>
The president of Ukraine celebrated the soldiers of the 92nd and 110th separate mechanized brigades, as well as the border guards for the destruction of the invaders and the opposition of Shahanedam.</text:p>
      <text:p text:style-name="P4">
According to Ukrinform, Volodymyr Zelenskyy said this during the traditional <text:a xlink:type="simple" xlink:href="https://www.youtube.com/watch" text:style-name="Internet_20_link" text:visited-style-name="Visited_20_Internet_20_Link">
video return</text:a>
.</text:p>
      <text:p text:style-name="P4">
“Especially I want to mention today the 92nd separate mechanized brigade-the whole of this brigade, which extremely resistant to the Swatt direction Tavdalo reflect enemy attacks, moving forward. Thank you, warriors!Avdiivskyi… The 110th Separate Mechanized Brigade - Thank you, the warriors, for your diligence and your ability to powerfully destroy the occupiers, ”the President stressed.</text:p>
      <text:p text:style-name="P4">
<text:span text:style-name="T5">
Video: <text:a xlink:type="simple" xlink:href="https://www.facebook.com/president.gov.ua" text:style-name="Internet_20_link" text:visited-style-name="Visited_20_Internet_20_Link">
Presidential Office</text:a>
</text:span>
</text:p>
      <text:p text:style-name="P4">
In addition, the head of state noted the fighters of Lviv, Donetsk, Zhytomyr border units, which with honor defend the state on the forefront with all the forces <text:a xlink:type="simple" xlink:href="https://www.ukrinform.ua/tag-oborona" text:style-name="Internet_20_link" text:visited-style-name="Visited_20_Internet_20_Link">
defense</text:a>
Tablens. He also thanked the fighters of the Chernihiv border detachment, who actually counteract the Shahanedam.</text:p>
      <text:p text:style-name="P4">
<text:span text:style-name="T4">
 Read also: </text:span>
 <text:a xlink:type="simple" xlink:href="https://www.ukrinform.ua/rubric-ato/3717266-vorog-unoci-vipustiv-po-ukraini-15-raket-i-18-sahediv-usi-zniseni.html" text:style-name="Internet_20_link" text:visited-style-name="Visited_20_Internet_20_Link">
enemy at night released 15 missiles and 18 "<text:span text:style-name="T4">
 Shahd </text:span>
 s" - all destroyed</text:a>
As reported by Ukrinform, the forces of Ukraine's defense for the day were repelled in the east 15 -Atak, eight of them - in the area of Marinka, Donetsk region.</text:p>
      <text:p text:style-name="P4">
<text:span text:style-name="T5">
Foto: op</text:span>
</text:p>
      <text:p text:style-name="P4">
News Source: <text:a xlink:type="simple" xlink:href="https://www.ukrinform.ua/rubric-ato/3717637-zelenskij-vidznaciv-bijciv-dvoh-brigad-ta-cotiroh-prikordonnih-zagoniv.html" text:style-name="Internet_20_link" text:visited-style-name="Visited_20_Internet_20_Link">
https://www.ukrinform.ua/rubric-ato/3717637-zelenskij-vidznaciv-bijciv-dvoh-brigad-ta-cotiroh-prikordonnih-zagoniv.html</text:a>
</text:p>
      <!--NEWS-->
      <text:h text:style-name="P10" text:outline-level="1">
<text:span text:style-name="T4">
The 20th Docudays UA International Film Festival has started in Kiev</text:span>
</text:h>
      <text:p text:style-name="P4">
Authors: Ukrinform (Person)</text:p>
      <text:p text:style-name="P4">
Publisher: Укринформ (Organization)</text:p>
      <text:p text:style-name="P4">
Published Time: 2023-06-02T21:31:00+03:00</text:p>
      <text:p text:style-name="P4">
Modified Time: 2023-06-02T21:31:00+03:00</text:p>
      <text:p text:style-name="P4">
Description: The opening ceremony of the anniversary of the 20th International Documentary Film Festival on Human Rights DOCUDAYS UA took place. - Ukrinform.</text:p>
      <text:p text:style-name="P4">
Images: ['<text:a xlink:type="simple" xlink:href="https://static.ukrinform.com/photos/2019_03/thumb_files/630_360_1553618292-301.jpg" text:style-name="Internet_20_link" text:visited-style-name="Visited_20_Internet_20_Link">
630_360_15536...</text:a>
']</text:p>
      <text:p text:style-name="P4">
Tags: ['Кіно', 'Кінофестиваль Docudays', 'Права людини', 'Київ']</text:p>
      <text:p text:style-name="P4">
Type: Article</text:p>
      <!--METADATA-->
      <text:p text:style-name="P4">
<draw:frame draw:style-name="fr1" draw:name="Image192" text:anchor-type="as-char" svg:width="6.9236in" svg:height="3.956343in" draw:z-index="0">
<draw:image xlink:href="../Images/yкринформ/2023-06-02T21-31-00-03-00/630_360_1553618292-301.jpg" xlink:type="simple" xlink:show="embed" xlink:actuate="onLoad" draw:mime-type="image/jpeg"/>
</draw:frame>
The opening ceremony of the anniversary of the 20th International Festival Cinema on Human Rights DOCUDAYS UA was in Kiev.</text:p>
      <text:p text:style-name="P4">
According to the Ukrinform correspondent, the ceremony was held at the October cinema.</text:p>
      <text:p text:style-name="P4">
The program of the festival was presented by the presenters Angelina Karyakina and Maxim Shcherbin became the image of the future.</text:p>
      <text:p text:style-name="P4">
The ceremony was accompanied by a synchronous translation into English and gesture. The broadcast can be viewed on Docudays UA social networks and Social Seculture.</text:p>
      <text:p text:style-name="P4">
This year, Docudays UA has collected 53 films from 27 countries. The program also has 28 Ukrainian tapes, including 14 full -length.</text:p>
      <text:p text:style-name="P4">
The festival was opened by the film directed by Alice Kovalenko "We will not extinguish" the growth of teenagers in the east of Ukraine against the background of war and a extraordinary road to the tops of the Himalayan mountains.</text:p>
      <text:p text:style-name="P4">
<text:span text:style-name="T4">
 Read also: </text:span>
 <text:a xlink:type="simple" xlink:href="https://www.ukrinform.ua/rubric-culture/3713483-u-kisinevi-projde-festival-ukrainskogo-kino.html" text:style-name="Internet_20_link" text:visited-style-name="Visited_20_Internet_20_Link">
in Chisinau will host the Ukrainian cinema festival</text:a>
The main shows will be held on June 2-8 in October and Kino42 cinemas, as well as Docuspace online. Exclusively after closing <text:a xlink:type="simple" xlink:href="https://www.ukrinform.ua/tag-festival" text:style-name="Internet_20_link" text:visited-style-name="Visited_20_Internet_20_Link">
festival</text:a>
Three audiences will take place: June 9–11, the winning programs and festival festival programs will be repeated.</text:p>
      <text:p text:style-name="P4">
The tickets for the shows cost 60 UAH in the morning and 120 - in the evening. The military can take sessions for free. In case of air anxiety in cinema, the shelter is functioning.</text:p>
      <text:p text:style-name="P4">
News Source: <text:a xlink:type="simple" xlink:href="https://www.ukrinform.ua/rubric-culture/3717638-u-kievi-startuvav-20j-miznarodnij-kinofestival-docudays-ua.html" text:style-name="Internet_20_link" text:visited-style-name="Visited_20_Internet_20_Link">
https://www.ukrinform.ua/rubric-culture/3717638-u-kievi-startuvav-20j-miznarodnij-kinofestival-docudays-ua.html</text:a>
</text:p>
      <!--NEWS-->
      <text:h text:style-name="P10" text:outline-level="1">
<text:span text:style-name="T4">
The women's national team of Ukraine is the second at the stage of the European Luke Grand Prix</text:span>
</text:h>
      <text:p text:style-name="P4">
Authors: Ukrinform (Person)</text:p>
      <text:p text:style-name="P4">
Publisher: Укринформ (Organization)</text:p>
      <text:p text:style-name="P4">
Published Time: 2023-06-02T21:33:59+03:00</text:p>
      <text:p text:style-name="P4">
Modified Time: 2023-06-02T21:33:59+03:00</text:p>
      <text:p text:style-name="P4">
Description: At the final Tybraika Ukrainka, one shot lost Trinity from Spain. - Ukrinform.</text:p>
      <text:p text:style-name="P4">
Images: ['<text:a xlink:type="simple" xlink:href="https://static.ukrinform.com/photos/2023_06/thumb_files/630_360_1685730777-514.jpg" text:style-name="Internet_20_link" text:visited-style-name="Visited_20_Internet_20_Link">
630_360_16857...</text:a>
']</text:p>
      <text:p text:style-name="P4">
Tags: ['стрільба з лука']</text:p>
      <text:p text:style-name="P4">
Type: Article</text:p>
      <!--METADATA-->
      <text:p text:style-name="P4">
<draw:frame draw:style-name="fr1" draw:name="Image193" text:anchor-type="as-char" svg:width="6.9236in" svg:height="3.956343in" draw:z-index="0">
<draw:image xlink:href="../Images/yкринформ/2023-06-02T21-33-59-03-00/630_360_1685730777-514.jpg" xlink:type="simple" xlink:show="embed" xlink:actuate="onLoad" draw:mime-type="image/jpeg"/>
</draw:frame>
In one shot, the Ukrainian Taibraika of the Ukrainka lost Trinity from Spain.</text:p>
      <text:p text:style-name="P4">
The national team of Ukraine won the first award in the second stage of the Grand Prix of Europe from Luke-"silver" team competitions won the women's team of Zolimpian Luke, Ukrinform reports.</text:p>
      <text:p text:style-name="P4">
The trio of Ukrainian women Solomiya Gnip, Veronica Marchenko and Anastasia Pavlova successfully resolved the qualification competitions, where they took first place - 1879 points.</text:p>
      <text:p text:style-name="P4">
The "blue and yellow" directly reached the 1/4th, bypassing the first round, where with a score of 6: 0 they ahead of the Georgia command. In the semifinals of the Ukrainka competed with Greece, the eighth best team of the first part of the Grand Prix. The result of the confrontation was determined by three networks in favor of Gnip, Marchenko and Pavlova - 6: 0.</text:p>
      <text:p text:style-name="P4">
The final with the Ukrainians was published by the Spanish three Eliya Canalaz, Lere Fernandesinfant and Irata UNAMUNSAGA Altuna, silver medalists of the first stage of the Grand Prix.</text:p>
      <text:p text:style-name="P4">
Ukraine went forward after the first set - 55:54, but lost the two following: 53: 55 and 56:58. By leveling the score in the fourth set(54:53), Ukrainians transferred to Taibreik. In a decisive skirt, the teams had to take three additional shots. Under equal account, everything was set up by the second hit in the "ten", while the Ukrainians kissed the Ukrainians in the "Nine".</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As reported by Ukrinform, the second stage of the Grand Prix in Umaz will last until June 4.</text:p>
      <text:p text:style-name="P4">
Photo of Oleg Osipenko</text:p>
      <text:p text:style-name="P4">
News Source: <text:a xlink:type="simple" xlink:href="https://www.ukrinform.ua/rubric-sports/3717639-zinoca-zbirna-ukraini-druga-na-etapi-granpri-evropi-zi-strilbi-z-luka.html" text:style-name="Internet_20_link" text:visited-style-name="Visited_20_Internet_20_Link">
https://www.ukrinform.ua/rubric-sports/3717639-zinoca-zbirna-ukraini-druga-na-etapi-granpri-evropi-zi-strilbi-z-luka.html</text:a>
</text:p>
      <!--NEWS-->
      <text:h text:style-name="P10" text:outline-level="1">
<text:span text:style-name="T4">
The decision on export of ammonia from the Russian Federation should be in the interests of Ukraine - Danilov</text:span>
</text:h>
      <text:p text:style-name="P4">
Authors: Ukrinform (Person)</text:p>
      <text:p text:style-name="P4">
Publisher: Укринформ (Organization)</text:p>
      <text:p text:style-name="P4">
Published Time: 2023-06-02T21:42:56+03:00</text:p>
      <text:p text:style-name="P4">
Modified Time: 2023-06-02T21:42:56+03:00</text:p>
      <text:p text:style-name="P4">
Description: The decision on the possibility of restoring the export of ammonia from the Russian Federation will be made only in terms of national security of Ukraine and our national interest. - Ukrinform.</text:p>
      <text:p text:style-name="P4">
Images: ['<text:a xlink:type="simple" xlink:href="https://static.ukrinform.com/photos/2023_03/thumb_files/630_360_1677827515-830.jpg" text:style-name="Internet_20_link" text:visited-style-name="Visited_20_Internet_20_Link">
630_360_16778...</text:a>
']</text:p>
      <text:p text:style-name="P4">
Tags: ['РНБО', 'Аміак', 'Данілов', 'Єдині новини']</text:p>
      <text:p text:style-name="P4">
Type: Article</text:p>
      <!--METADATA-->
      <text:p text:style-name="P4">
<draw:frame draw:style-name="fr1" draw:name="Image194" text:anchor-type="as-char" svg:width="6.9236in" svg:height="3.956343in" draw:z-index="0">
<draw:image xlink:href="../Images/yкринформ/2023-06-02T21-42-56-03-00/630_360_1677827515-830.jpg" xlink:type="simple" xlink:show="embed" xlink:actuate="onLoad" draw:mime-type="image/jpeg"/>
</draw:frame>
Solutions of the possibility of restoring the export of ammonia from the Russian Federation will only be made by the national security of Ukraine and our national interest.</text:p>
      <text:p text:style-name="P4">
According to Ukrinform, the Secretary of the National Security and Defense Council of Ukraine Alexei Danilov informed about it on the air of the nationwide television.</text:p>
      <text:p text:style-name="P4">
“This is a very difficult question. The Russian Federation is blackmailing the world, blackmailing. Unfortunately, she and Belarus have a certain monopoly on certain fertilizers. And the question is extremely difficult. The only thing I can say is that if the consensus is guaranteed for our country by partner countries, the issue may be considered and does not mean that we should agree on this issue. Otherwise-we have no right to support the terrorist country to make it useful, using our infrastructure, our territory. But even more unloved is a very difficult question, because the question of what concerns Vysourne, which has been accumulated and is in the territory of our country with millions of tons today, for us it is the same question of our national security, because bricks that need to be returned to our military , pay salaries, purchase weapons, ”Danilov said.</text:p>
      <text:p text:style-name="P4">
<text:span text:style-name="T4">
 Read also: </text:span>
 <text:a xlink:type="simple" xlink:href="https://www.ukrinform.ua/rubric-polytics/3717456-danilov-prokomentuvav-vistup-rosijskou-deputata-buzanskogo-na-tb.html" text:style-name="Internet_20_link" text:visited-style-name="Visited_20_Internet_20_Link">
<text:span text:style-name="T4">
 Danilov </text:span>
 commented on the speech by the Russian deputyBuzhansky on TV</text:a>
At the same time, he assured that all decisions will be made solely by considering Ukraine's national interests.</text:p>
      <text:p text:style-name="P4">
"Even if a decision is made, it will be only for the point of our national security and our national interest," the Secretary of the NSDC said.</text:p>
      <text:p text:style-name="P4">
As reported by Ukrinform, on May 27, Ukraine accused Russia of thauactically crossed the port of "Southern" from the Black Sea Agreement. For its part, the Russian Federation is not exported by the Ammonia with a pipeline to the Southern port according to agreements with Turkey and the UN. The UN confirmed that exports, including ammonia, have not yet been carried out.</text:p>
      <text:p text:style-name="P4">
News Source: <text:a xlink:type="simple" xlink:href="https://www.ukrinform.ua/rubric-economy/3717641-risenna-sodo-eksportu-amiaku-z-rf-mae-vidpovidati-interesam-ukraini-danilov.html" text:style-name="Internet_20_link" text:visited-style-name="Visited_20_Internet_20_Link">
https://www.ukrinform.ua/rubric-economy/3717641-risenna-sodo-eksportu-amiaku-z-rf-mae-vidpovidati-interesam-ukraini-danilov.html</text:a>
</text:p>
      <!--NEWS-->
      <text:h text:style-name="P10" text:outline-level="1">
<text:span text:style-name="T4">
USA won't get involved in a nuclear pursuit with Russia and China - Advisor to Baiden</text:span>
</text:h>
      <text:p text:style-name="P4">
Authors: Ukrinform (Person)</text:p>
      <text:p text:style-name="P4">
Publisher: Укринформ (Organization)</text:p>
      <text:p text:style-name="P4">
Published Time: 2023-06-02T21:50:00+03:00</text:p>
      <text:p text:style-name="P4">
Modified Time: 2023-06-02T21:50:00+03:00</text:p>
      <text:p text:style-name="P4">
Description: The United States will not expand their own nuclear arsenal to confront the nuclear threat from Russia and China. - Ukrinform.</text:p>
      <text:p text:style-name="P4">
Images: ['<text:a xlink:type="simple" xlink:href="https://static.ukrinform.com/photos/2022_02/thumb_files/630_360_1644169650-867.jpg" text:style-name="Internet_20_link" text:visited-style-name="Visited_20_Internet_20_Link">
630_360_16441...</text:a>
']</text:p>
      <text:p text:style-name="P4">
Tags: ['Китай', 'США', 'Ядерна зброя', 'Росія']</text:p>
      <text:p text:style-name="P4">
Type: Article</text:p>
      <!--METADATA-->
      <text:p text:style-name="P4">
<draw:frame draw:style-name="fr1" draw:name="Image195" text:anchor-type="as-char" svg:width="6.9236in" svg:height="3.956343in" draw:z-index="0">
<draw:image xlink:href="../Images/yкринформ/2023-06-02T21-50-00-03-00/630_360_1644169650-867.jpg" xlink:type="simple" xlink:show="embed" xlink:actuate="onLoad" draw:mime-type="image/jpeg"/>
</draw:frame>
The combination will not expand their own nuclear arsenal to confront nuclear to Russia and China.</text:p>
      <text:p text:style-name="P4">
As Ukrinform reports with reference to <text:a xlink:type="simple" xlink:href="http://thehill.com/policy/international/4032050-us-wont-be-pulled-into-nuclear-arms-race-with-russia-china-sullivan/" text:style-name="Internet_20_link" text:visited-style-name="Visited_20_Internet_20_Link">
The Hill</text:a>
, Jake Sullivan, Presidential Advisor to the SSHAZ President, said at Washington at the annual conference of the Armed Forces Control Association.</text:p>
      <text:p text:style-name="P4">
"The United States does not need to increase nuclear forces and outperform our core competitors to successfully restrain them," he said. "We have already passed and learned this lesson." Instead, the US administration will focus on "advanced non -nuclear opportunities", such as hypersonic missiles with a conventional weapon that can reach "well -protected, highly valuable goals", Sullivan explained.</text:p>
      <text:p text:style-name="P4">
"Effective restraint means that we have a better approach," not the pursuit of the more, he said.</text:p>
      <text:p text:style-name="P4">
<text:span text:style-name="T4">
 Read also: </text:span>
 <text:a xlink:type="simple" xlink:href="https://www.ukrinform.ua/rubric-world/3717250-stati-ogolosili-pro-zahodi-u-vidpovid-na-vidmovu-rosii-vikonuvati-snoiii.html" text:style-name="Internet_20_link" text:visited-style-name="Visited_20_Internet_20_Link">
States announced measures in response to Russian refusal <text:span text:style-name="T4">
 SNO </text:span>
 -III</text:a>
Sullivan urged Moscow and Beijing to start negotiating overhaul, despite tensions. He criticized the Russian Federation, but that it "strikes the nuclear system after the Cold War" and also accused the Chinese government in the inability to demonstrate any openness of communication on weapons control.</text:p>
      <text:p text:style-name="P4">
As you know, the nuclear arsenals of the US and Russia are close in size and have more than 5,000 weapons in each country(Although the Russian Federation is estimated to have slightly larger). Китай має близько 400 одиниць ядерної зброї, але планує нароститиарсенал до 1500 боєголовок.</text:p>
      <text:p text:style-name="P4">
<text:span text:style-name="T4">
Читайте також:</text:span>
 <text:a xlink:type="simple" xlink:href="https://www.ukrinform.ua/rubric-world/3711759-lideri-g7-zasudili-aderni-pogrozi-rosii-ta-zaklikali-svit-do-rozzbroenna.html" text:style-name="Internet_20_link" text:visited-style-name="Visited_20_Internet_20_Link">
 Лідери G7 засудили ядерні погрози Росії та закликали світдо роззброєння </text:a>
Russian President Vladimir Putin suspended the Russian Federation in a new USA treaty. The contract set key restrictions on US and Russian -lacquer weapons and allowed both parties to receive information about one.</text:p>
      <text:p text:style-name="P4">
News Source: <text:a xlink:type="simple" xlink:href="https://www.ukrinform.ua/rubric-world/3717642-ssa-ne-vtaguvatimutsa-v-adernu-gonitvu-z-rosieu-ta-kitaem-radnik-bajdena.html" text:style-name="Internet_20_link" text:visited-style-name="Visited_20_Internet_20_Link">
https://www.ukrinform.ua/rubric-world/3717642-ssa-ne-vtaguvatimutsa-v-adernu-gonitvu-z-rosieu-ta-kitaem-radnik-bajdena.html</text:a>
</text:p>
      <!--NEWS-->
      <text:h text:style-name="P10" text:outline-level="1">
<text:span text:style-name="T4">
Zelensky celebrated 263 servicemen awards</text:span>
</text:h>
      <text:p text:style-name="P4">
Authors: Ukrinform (Person)</text:p>
      <text:p text:style-name="P4">
Publisher: Укринформ (Organization)</text:p>
      <text:p text:style-name="P4">
Published Time: 2023-06-02T21:59:00+03:00</text:p>
      <text:p text:style-name="P4">
Modified Time: 2023-06-02T21:59:00+03:00</text:p>
      <text:p text:style-name="P4">
Description: President of Ukraine Volodymyr Zelensky celebrated 263 servicemen with state awards, of which 211 are posthumously.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196" text:anchor-type="as-char" svg:width="6.9236in" svg:height="3.956343in" draw:z-index="0">
<draw:image xlink:href="../Images/yкринформ/2023-06-02T21-59-00-03-00/630_360_1664353648-814.jpeg" xlink:type="simple" xlink:show="embed" xlink:actuate="onLoad" draw:mime-type="image/jpeg"/>
</draw:frame>
President of Ukraine Volodymyr Zelensky celebrated the state awards of 263 -military servicemen, of which 211 are posthumously.</text:p>
      <text:p text:style-name="P4">
According to Ukrinform, relevant decrees <text:a xlink:type="simple" xlink:href="https://www.president.gov.ua/documents/3132023-46957" text:style-name="Internet_20_link" text:visited-style-name="Visited_20_Internet_20_Link">
No. 313/2023</text:a>
, <text:a xlink:type="simple" xlink:href="https://www.president.gov.ua/documents/3142023-46961" text:style-name="Internet_20_link" text:visited-style-name="Visited_20_Internet_20_Link">
 №314/202</text:a>
3 and <text:a xlink:type="simple" xlink:href="https://www.president.gov.ua/documents/3152023-46953" text:style-name="Internet_20_link" text:visited-style-name="Visited_20_Internet_20_Link">
№315/2023</text:a>
Posted on the state site.</text:p>
      <text:p text:style-name="P4">
The awards are intended for personal courage, revealed in the protection of state -sevoes and territorial integrity of Ukraine, selfless fulfillment of a military duty.</text:p>
      <text:p text:style-name="P4">
*!(https://www.ukrinform.ua/rubric-ato/3716470-zelenskij-posmertno-nagorodiv-121-oboronca-ukraini.html)The Order of Bohdan Khmelnitsky III degree was awarded 18 servicemen, the Order of Bohdan Khmelnitsky II degree - three.</text:p>
      <text:p text:style-name="P4">
The Order of "For Courage" of II degree marked four defenders, and the Order of "Measurement" of the 3rd degree was awarded 207 military.</text:p>
      <text:p text:style-name="P4">
The Medal of the Defender of the Fatherland was marked by defenders, and 8 Ukrainian defenders were marked by the defenders, and the medal “For the Military Service of Ukraine”.</text:p>
      <text:p text:style-name="P4">
As reported by Ukrinform, on June 2, President of Ukraine Volodymyr Zelensky celebrated the soldiers of the 92nd and 110th separate mechanized brigades, as well as the border guards for the destruction of Russians and the opposition of "Shahanedam".</text:p>
      <text:p text:style-name="P4">
News Source: <text:a xlink:type="simple" xlink:href="https://www.ukrinform.ua/rubric-ato/3717644-zelenskij-vidznaciv-nagorodami-263-vijskovosluzbovciv.html" text:style-name="Internet_20_link" text:visited-style-name="Visited_20_Internet_20_Link">
https://www.ukrinform.ua/rubric-ato/3717644-zelenskij-vidznaciv-nagorodami-263-vijskovosluzbovciv.html</text:a>
</text:p>
      <!--NEWS-->
      <text:h text:style-name="P10" text:outline-level="1">
<text:span text:style-name="T4">
Davidovych-Fokin beat Davidovich in the third circle "Rolan Harros"</text:span>
</text:h>
      <text:p text:style-name="P4">
Authors: Ukrinform (Person)</text:p>
      <text:p text:style-name="P4">
Publisher: Укринформ (Organization)</text:p>
      <text:p text:style-name="P4">
Published Time: 2023-06-02T22:10:43+03:00</text:p>
      <text:p text:style-name="P4">
Modified Time: 2023-06-02T22:10:43+03:00</text:p>
      <text:p text:style-name="P4">
Description: The match lasted 3 hours 36 minutes. - Ukrinform.</text:p>
      <text:p text:style-name="P4">
Images: ['<text:a xlink:type="simple" xlink:href="https://static.ukrinform.com/photos/2023_06/thumb_files/630_360_1685732983-803.jpg" text:style-name="Internet_20_link" text:visited-style-name="Visited_20_Internet_20_Link">
630_360_16857...</text:a>
']</text:p>
      <text:p text:style-name="P4">
Tags: ['Теніс', 'Новак Джокович']</text:p>
      <text:p text:style-name="P4">
Type: Article</text:p>
      <!--METADATA-->
      <text:p text:style-name="P4">
<draw:frame draw:style-name="fr1" draw:name="Image197" text:anchor-type="as-char" svg:width="6.9236in" svg:height="3.956343in" draw:z-index="0">
<draw:image xlink:href="../Images/yкринформ/2023-06-02T22-10-43-03-00/630_360_1685732983-803.jpg" xlink:type="simple" xlink:show="embed" xlink:actuate="onLoad" draw:mime-type="image/jpeg"/>
</draw:frame>
The match was 3 hours 36 minutes.</text:p>
      <text:p text:style-name="P4">
The third racket of the world Serb Novak Dzhokovich came out in the next stage of Rolangarros - 2023, Ukrinform reports.</text:p>
      <text:p text:style-name="P4">
In the third circle of Serb beat the representative of Spain Alehandro Davido-Fokin(34th in ATP rating)- 7:6(7:4), 7:6(7:5), 6: 2.</text:p>
      <text:p text:style-name="P4">
The duration of the match was 3 hours 36 minutes. Dzhokovich once submitted to Six double errors and sold 6 bands from 15-made. The account of his opponent three Aisa, two double errors and 5-realized break points out of 8.</text:p>
      <text:p text:style-name="P4">
In the next round of the French Open Championship, Novak Djokovich will meet with the winner of the confrontation with Juan Pablo Varillas(Peru)- Hubert Hercac(Poland).</text:p>
      <text:p text:style-name="P4">
<text:span text:style-name="T4">
Читайте також:</text:span>
 <text:a xlink:type="simple" xlink:href="https://www.ukrinform.ua/rubric-sports/3717322-upate-v-istorii-dvi-ukrainki-vistuplat-u-tretomu-koli-rolan-garros.html" text:style-name="Internet_20_link" text:visited-style-name="Visited_20_Internet_20_Link">
 Уп'яте в історії дві українки виступлять у третьому колі«Ролан Гаррос» </text:a>
As reported by Ukrinform, tomorrow, June 3, Lesya Turenko will play against Banin and Canada in the third round of the tournament.</text:p>
      <text:p text:style-name="P4">
Photo: Getty Image</text:p>
      <text:p text:style-name="P4">
News Source: <text:a xlink:type="simple" xlink:href="https://www.ukrinform.ua/rubric-sports/3717646-dzokovic-obigrav-davidovicfokinu-u-tretomu-koli-rolan-garros.html" text:style-name="Internet_20_link" text:visited-style-name="Visited_20_Internet_20_Link">
https://www.ukrinform.ua/rubric-sports/3717646-dzokovic-obigrav-davidovicfokinu-u-tretomu-koli-rolan-garros.html</text:a>
</text:p>
      <!--NEWS-->
      <text:h text:style-name="P10" text:outline-level="1">
<text:span text:style-name="T4">
A car with the invaders exploded in Zaporozhye</text:span>
</text:h>
      <text:p text:style-name="P4">
Authors: Ukrinform (Person)</text:p>
      <text:p text:style-name="P4">
Publisher: Укринформ (Organization)</text:p>
      <text:p text:style-name="P4">
Published Time: 2023-06-02T22:14:00+03:00</text:p>
      <text:p text:style-name="P4">
Modified Time: 2023-06-02T22:14:00+03:00</text:p>
      <text:p text:style-name="P4">
Description: In the temporarily captured Mikhailivka of Zaporizhzhya region, a car with invaders flew into the air.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Автомобіль', 'Вибух', 'Колаборант', 'Запоріжжя', 'Війна з Росією']</text:p>
      <text:p text:style-name="P4">
Type: Article</text:p>
      <!--METADATA-->
      <text:p text:style-name="P4">
<draw:frame draw:style-name="fr1" draw:name="Image198" text:anchor-type="as-char" svg:width="6.9236in" svg:height="3.956343in" draw:z-index="0">
<draw:image xlink:href="../Images/yкринформ/2023-06-02T22-14-00-03-00/630_360_1669987737-966.jpg" xlink:type="simple" xlink:show="embed" xlink:actuate="onLoad" draw:mime-type="image/jpeg"/>
</draw:frame>
Simostly captured Mikhailivka of Zaporizhzhya region flew into the air car with the invaders.</text:p>
      <text:p text:style-name="P4">
About it in <text:a xlink:type="simple" xlink:href="http://t.me/ivan_fedorov_melitopol/2143" text:style-name="Internet_20_link" text:visited-style-name="Visited_20_Internet_20_Link">
telegram</text:a>
Melitopol Ivan Fedorov, reported by Melitopol, reports.</text:p>
      <text:p text:style-name="P4">
"The collaborators and occupiers of Mikhailivka are not right before the evening Friday. They got to relax in the local cafe, but instead they did not get - the car from the Cityma fans of the Kremlin flew into the air right at the destination," the post reads.</text:p>
      <text:p text:style-name="P4">
According to preliminary information, one of those who was in <text:a xlink:type="simple" xlink:href="https://www.ukrinform.ua/tag-avtomobil" text:style-name="Internet_20_link" text:visited-style-name="Visited_20_Internet_20_Link">
car</text:a>
- a local businessman on the namedydobiak, the owner of the Hetman cafe, who fed the invaders.</text:p>
      <text:p text:style-name="P4">
*!(https://www.ukrinform.ua/rubric-regions/3717338-u-rajoni-olenivki-zagarbniki-pidirvalis-na-fugasi-troe-zagiblih.html)Information about dead or victims not yet</text:p>
      <text:p text:style-name="P4">
As it was reported, there was an explosion in the Berdyansk seaport today.</text:p>
      <text:p text:style-name="P4">
_ Photo illustrative_</text:p>
      <text:p text:style-name="P4">
News Source: <text:a xlink:type="simple" xlink:href="https://www.ukrinform.ua/rubric-ato/3717645-na-zaporizzi-vibuhnula-avtivka-iz-zagarbnikami.html" text:style-name="Internet_20_link" text:visited-style-name="Visited_20_Internet_20_Link">
https://www.ukrinform.ua/rubric-ato/3717645-na-zaporizzi-vibuhnula-avtivka-iz-zagarbnikami.html</text:a>
</text:p>
      <!--NEWS-->
      <text:h text:style-name="P10" text:outline-level="1">
<text:span text:style-name="T4">
The Ukrainian national team won two "gold" medals at the Kyrgyzstan tournament</text:span>
</text:h>
      <text:p text:style-name="P4">
Authors: Ukrinform (Person)</text:p>
      <text:p text:style-name="P4">
Publisher: Укринформ (Organization)</text:p>
      <text:p text:style-name="P4">
Published Time: 2023-06-02T22:18:00+03:00</text:p>
      <text:p text:style-name="P4">
Modified Time: 2023-06-02T22:18:00+03:00</text:p>
      <text:p text:style-name="P4">
Description: The first medals of the national team of Ukraine in Bishkek. - Ukrinform.</text:p>
      <text:p text:style-name="P4">
Images: ['<text:a xlink:type="simple" xlink:href="https://static.ukrinform.com/photos/2023_06/thumb_files/630_360_1685733403-144.jpg" text:style-name="Internet_20_link" text:visited-style-name="Visited_20_Internet_20_Link">
630_360_16857...</text:a>
']</text:p>
      <text:p text:style-name="P4">
Tags: ['вільна боротьба']</text:p>
      <text:p text:style-name="P4">
Type: Article</text:p>
      <!--METADATA-->
      <text:p text:style-name="P4">
<draw:frame draw:style-name="fr1" draw:name="Image199" text:anchor-type="as-char" svg:width="6.9236in" svg:height="3.956343in" draw:z-index="0">
<draw:image xlink:href="../Images/yкринформ/2023-06-02T22-18-00-03-00/630_360_1685733403-144.jpg" xlink:type="simple" xlink:show="embed" xlink:actuate="onLoad" draw:mime-type="image/jpeg"/>
</draw:frame>
The first most important of the national team of Ukraine in Bishkek.</text:p>
      <text:p text:style-name="P4">
Ukrainians Hrushina-Acobia and Prokobiavnyuk became the champions of the rating tournament of Kyrgyzstan, <text:a xlink:type="simple" xlink:href="https://ukrwrestling.com.ua/blog/2023/06/02/alina-hrushyna-ta-ilona-prokopevniuk-chempionky-reytynhovoho-turniru-v-bishkeku/" text:style-name="Internet_20_link" text:visited-style-name="Visited_20_Internet_20_Link">
reports</text:a>
The press service of the Association of the Sports Struggle of Ukraine, reports Ukrinform.</text:p>
      <text:p text:style-name="P4">
Alina Hrushina-Acobia won the weight category up to 57 kg.</text:p>
      <text:p text:style-name="P4">
The tournament in the Bishkeculus will be June 4. The women's national team of Ukraine in competitions is represented by 12 sports.</text:p>
      <text:p text:style-name="P4">
<text:span text:style-name="T4">
 Read also: </text:span>
 <text:a xlink:type="simple" xlink:href="https://www.ukrinform.ua/rubric-sports/3717198-ucnivska-zbirna-ukraini-zdobula-216-nagorod-na-persih-evroigrah-z-edinoborstv.html" text:style-name="Internet_20_link" text:visited-style-name="Visited_20_Internet_20_Link">
Student national team of Ukraine won 216 awards at the first -seat games in martial arts</text:a>
As reported by Ukrinform, in April Hrushin-Acobia became the champion of Europe.</text:p>
      <text:p text:style-name="P4">
Photo: ukrwrestling.com.ua</text:p>
      <text:p text:style-name="P4">
News Source: <text:a xlink:type="simple" xlink:href="https://www.ukrinform.ua/rubric-sports/3717647-zbirna-ukraini-z-borotbi-zdobula-dvi-zoloti-medali-na-turniri-u-kirgizstani.html" text:style-name="Internet_20_link" text:visited-style-name="Visited_20_Internet_20_Link">
https://www.ukrinform.ua/rubric-sports/3717647-zbirna-ukraini-z-borotbi-zdobula-dvi-zoloti-medali-na-turniri-u-kirgizstani.html</text:a>
</text:p>
      <!--NEWS-->
      <text:h text:style-name="P10" text:outline-level="1">
<text:span text:style-name="T4">
In the Black Sea, three Russian rocket launchers with 24 "calibers"</text:span>
</text:h>
      <text:p text:style-name="P4">
Authors: Ukrinform (Person)</text:p>
      <text:p text:style-name="P4">
Publisher: Укринформ (Organization)</text:p>
      <text:p text:style-name="P4">
Published Time: 2023-06-02T22:27:00+03:00</text:p>
      <text:p text:style-name="P4">
Modified Time: 2023-06-02T22:27:00+03:00</text:p>
      <text:p text:style-name="P4">
Description: The Russian Federation has rotated rocket launchers in the Black Sea, taking three surface vessels to duty. - Ukrinform.</text:p>
      <text:p text:style-name="P4">
Images: ['<text:a xlink:type="simple" xlink:href="https://static.ukrinform.com/photos/2017_11/thumb_files/630_360_1509493085-3383.jpg" text:style-name="Internet_20_link" text:visited-style-name="Visited_20_Internet_20_Link">
630_360_15094...</text:a>
']</text:p>
      <text:p text:style-name="P4">
Tags: ['Ракета', ' Чорне море', 'Війна з Росією']</text:p>
      <text:p text:style-name="P4">
Type: Article</text:p>
      <!--METADATA-->
      <text:p text:style-name="P4">
<draw:frame draw:style-name="fr1" draw:name="Image201" text:anchor-type="as-char" svg:width="6.9236in" svg:height="3.956343in" draw:z-index="0">
<draw:image xlink:href="../Images/yкринформ/2023-06-02T22-27-00-03-00/630_360_1509493085-3383.jpg" xlink:type="simple" xlink:show="embed" xlink:actuate="onLoad" draw:mime-type="image/jpeg"/>
</draw:frame>
Russian Federation has rotated rocket launchers in the Black Sea, taking on duty on duty of the surface vessels.</text:p>
      <text:p text:style-name="P4">
According to Ukrinform, about this operational command "South" in <text:a xlink:type="simple" xlink:href="https://www.facebook.com/OperationalCommandSouth/posts/pfbid0s2DfQqoewBCY7Um1ELF8DaCsiTaw8ZgnUj4cdd9BAfjGRyq5DQ1Jm7bXtL9tMfjPl" text:style-name="Internet_20_link" text:visited-style-name="Visited_20_Internet_20_Link">
Facebook</text:a>
.</text:p>
      <text:p text:style-name="P4">
“В Чорному морі ворог здійснив ротацію ракетоносіїв - підводні заведено впункти базування, на чергування виведені три надводних. Загальний залп"Калібрів" залишається на позначці 24”, - ідеться в повідомленні.</text:p>
      <text:p text:style-name="P4">
<text:span text:style-name="T4">
Читайте також:</text:span>
 <text:a xlink:type="simple" xlink:href="https://www.ukrinform.ua/rubric-ato/3717340-cerevatij-nazvav-kilkist-vtrat-aki-rosia-ponesla-pri-sprobah-zahopiti-bahmut.html" text:style-name="Internet_20_link" text:visited-style-name="Visited_20_Internet_20_Link">
 Череватий назвав кількість втрат, які Росія понесла приспробах захопити Бахмут </text:a>
In the OK South, it is warned that the level of rocket threat is extremely high.</text:p>
      <text:p text:style-name="P4">
As reported by Ukrinform, on June 1, the Russian Federation increased to the four -numberness of rocket carriers in the Black Sea, led by the Admiral Ensen Fragat.</text:p>
      <text:p text:style-name="P4">
News Source: <text:a xlink:type="simple" xlink:href="https://www.ukrinform.ua/rubric-ato/3717650-u-cornomu-mori-tri-rosijski-raketonosii-iz-16-kalibrami.html" text:style-name="Internet_20_link" text:visited-style-name="Visited_20_Internet_20_Link">
https://www.ukrinform.ua/rubric-ato/3717650-u-cornomu-mori-tri-rosijski-raketonosii-iz-16-kalibrami.html</text:a>
</text:p>
      <!--NEWS-->
      <text:h text:style-name="P10" text:outline-level="1">
<text:span text:style-name="T4">
Ukrainian defenders in captivity lost up to 60 kilograms of weight - Yermak</text:span>
</text:h>
      <text:p text:style-name="P4">
Authors: Ukrinform (Person)</text:p>
      <text:p text:style-name="P4">
Publisher: Укринформ (Organization)</text:p>
      <text:p text:style-name="P4">
Published Time: 2023-06-02T22:37:00+03:00</text:p>
      <text:p text:style-name="P4">
Modified Time: 2023-06-02T22:37:00+03:00</text:p>
      <text:p text:style-name="P4">
Description: There have been cases where Ukrainian soldiers who have already been returned in the exchanges were lost up to 60 kg of weight in the Russian captivity. - Ukrinform.</text:p>
      <text:p text:style-name="P4">
Images: ['<text:a xlink:type="simple" xlink:href="https://static.ukrinform.com/photos/2022_09/thumb_files/630_360_1663869199-8409.jpeg" text:style-name="Internet_20_link" text:visited-style-name="Visited_20_Internet_20_Link">
630_360_16638...</text:a>
']</text:p>
      <text:p text:style-name="P4">
Tags: ['Полонені', 'Єрмак', 'Війна з Росією']</text:p>
      <text:p text:style-name="P4">
Type: Article</text:p>
      <!--METADATA-->
      <text:p text:style-name="P4">
<draw:frame draw:style-name="fr1" draw:name="Image202" text:anchor-type="as-char" svg:width="6.9236in" svg:height="3.956343in" draw:z-index="0">
<draw:image xlink:href="../Images/yкринформ/2023-06-02T22-37-00-03-00/630_360_1663869199-8409.jpeg" xlink:type="simple" xlink:show="embed" xlink:actuate="onLoad" draw:mime-type="image/jpeg"/>
</draw:frame>
There have been cases where Ukrainian soldiers, who had already been returned in the exchanges, were lost up to 60 kg of weight in the Russian captivity.</text:p>
      <text:p text:style-name="P4">
The head of OP Andriy Yermak told this in the project of Dmitry Komarov "Year. Voice-over. Presidential Office, ”Ukrinform reports.</text:p>
      <text:p text:style-name="P4">
“You were personally at one of the exchanges and therefore saw in what condition our heroes come in ... several times there were people who lost up to 60 kg there, the minimum was 30 kg. They(Russians - ed.)They even returned in the evening, thinking that we may not see in what condition, ”Yermak said.</text:p>
      <text:p text:style-name="P4">
He emphasized that for Ukraine priority is the exchange of prisoners of "all", but now the realities are that it will be very difficult.</text:p>
      <text:p text:style-name="P4">
At the same time, the OP Head was disappointed with the work of the International Committee of the Red Cross.</text:p>
      <text:p text:style-name="P4">
<text:span text:style-name="T4">
 Read also: </text:span>
 <text:a xlink:type="simple" xlink:href="https://www.ukrinform.ua/rubric-polytics/3714160-rosia-mae-nadati-cervonomu-hrestu-dostup-do-vsih-ukrainskih-vazniv-es.html" text:style-name="Internet_20_link" text:visited-style-name="Visited_20_Internet_20_Link">
Russia has to give the Red Cross access to all Ukrainian prisoners - EU</text:a>
“In no way they never(representatives of the ICRC - ed.)did not get the rally of our <text:a xlink:type="simple" xlink:href="https://www.ukrinform.ua/tag-poloneni" text:style-name="Internet_20_link" text:visited-style-name="Visited_20_Internet_20_Link">
captive</text:a>
. They are told that they cannot get because the Russians do not give permission. Even without choosing statements, I asked, and if it was during the Second World War, and you ask Hitler that you cannot get to Auschwit ?!They blunt their eyes, are silent, begin to talk about the mandratii so much, ”Yermak shared.</text:p>
      <text:p text:style-name="P4">
At the same time he noted that Olenivka and other places of maintenance by the Russian Ukrainian prisoners are absolute concentrations.</text:p>
      <text:p text:style-name="P4">
As reported, some estimates <text:a xlink:type="simple" xlink:href="http://www.ukrinform.ua/rubric-society/3716557-rf-utrimue-na-svoij-teritorii-ponad-27-tisac-civilnih-zarucnikiv.html" text:style-name="Internet_20_link" text:visited-style-name="Visited_20_Internet_20_Link">
Russia holds on its territory</text:a>
More than 27 thousand civilians of Ukraine.  _ Photo: SBU _</text:p>
      <text:p text:style-name="P4">
News Source: <text:a xlink:type="simple" xlink:href="https://www.ukrinform.ua/rubric-ato/3717653-u-poloni-ukrainski-zahisniki-vtracali-do-60-kilogramiv-vagi-ermak.html" text:style-name="Internet_20_link" text:visited-style-name="Visited_20_Internet_20_Link">
https://www.ukrinform.ua/rubric-ato/3717653-u-poloni-ukrainski-zahisniki-vtracali-do-60-kilogramiv-vagi-ermak.html</text:a>
</text:p>
      <!--NEWS-->
      <text:h text:style-name="P10" text:outline-level="1">
<text:span text:style-name="T4">
Tkachuk - heel in 400 m running with barriers at the Diamond League in Italy</text:span>
</text:h>
      <text:p text:style-name="P4">
Authors: Ukrinform (Person)</text:p>
      <text:p text:style-name="P4">
Publisher: Укринформ (Organization)</text:p>
      <text:p text:style-name="P4">
Published Time: 2023-06-02T22:43:00+03:00</text:p>
      <text:p text:style-name="P4">
Modified Time: 2023-06-02T22:43:00+03:00</text:p>
      <text:p text:style-name="P4">
Description: Anna Ryzhikova finished eight. - Ukrinform.</text:p>
      <text:p text:style-name="P4">
Images: ['<text:a xlink:type="simple" xlink:href="https://static.ukrinform.com/photos/2023_06/thumb_files/630_360_1685734861-513.jpg" text:style-name="Internet_20_link" text:visited-style-name="Visited_20_Internet_20_Link">
630_360_16857...</text:a>
']</text:p>
      <text:p text:style-name="P4">
Tags: ['Легка атлетика']</text:p>
      <text:p text:style-name="P4">
Type: Article</text:p>
      <!--METADATA-->
      <text:p text:style-name="P4">
<draw:frame draw:style-name="fr1" draw:name="Image203" text:anchor-type="as-char" svg:width="6.9236in" svg:height="3.956343in" draw:z-index="0">
<draw:image xlink:href="../Images/yкринформ/2023-06-02T22-43-00-03-00/630_360_1685734861-513.jpg" xlink:type="simple" xlink:show="embed" xlink:actuate="onLoad" draw:mime-type="image/jpeg"/>
</draw:frame>
Annarizhikova finished eight.</text:p>
      <text:p text:style-name="P4">
Ukrainian athletes Victoria Tkachuk and Anna Ryzhikova performed on the third -step of the Diamond League in Rome and Florence, Italy, reports Ukrinform.</text:p>
      <text:p text:style-name="P4">
In running 400 m with barriers, Tkachuk showed the 5th result. She has a Podoladiastium station in 54.71 s.</text:p>
      <text:p text:style-name="P4">
Ryzhikova finished the last with the result of 55.99.</text:p>
      <text:p text:style-name="P4">
<text:span text:style-name="T4">
 Read also: </text:span>
 <text:a xlink:type="simple" xlink:href="https://www.ukrinform.ua/rubric-sports/3717611-ukrainu-na-evropejskih-igrah2023-predstavlatimut-263-sportsmeni.html" text:style-name="Internet_20_link" text:visited-style-name="Visited_20_Internet_20_Link">
Ukraine at the European Games 2023 will represent 263 percentages</text:a>
The victory was won by the representative of the Netherlands Femke Bol.</text:p>
      <text:p text:style-name="P4">
Photo: Getty Image</text:p>
      <text:p text:style-name="P4">
News Source: <text:a xlink:type="simple" xlink:href="https://www.ukrinform.ua/rubric-sports/3717654-tkacuk-pata-v-bigu-na-400-m-z-barerami-na-etapi-diamantovoi-ligi-v-italii.html" text:style-name="Internet_20_link" text:visited-style-name="Visited_20_Internet_20_Link">
https://www.ukrinform.ua/rubric-sports/3717654-tkacuk-pata-v-bigu-na-400-m-z-barerami-na-etapi-diamantovoi-ligi-v-italii.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6-02T22:48:00+03:00</text:p>
      <text:p text:style-name="P4">
Modified Time: 2023-06-02T22:48:00+03:00</text:p>
      <text:p text:style-name="P4">
Description: Air alarm has been announced in the capital and a number of areas.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Київ', 'Війна з Росією', 'Повітряна тривога']</text:p>
      <text:p text:style-name="P4">
Type: Article</text:p>
      <!--METADATA-->
      <text:p text:style-name="P4">
<draw:frame draw:style-name="fr1" draw:name="Image204" text:anchor-type="as-char" svg:width="6.9236in" svg:height="3.956343in" draw:z-index="0">
<draw:image xlink:href="../Images/yкринформ/2023-06-02T22-48-00-03-00/630_360_1645871571-868.jpg" xlink:type="simple" xlink:show="embed" xlink:actuate="onLoad" draw:mime-type="image/jpeg"/>
</draw:frame>
Air alarm has been declared a number of areas.</text:p>
      <text:p text:style-name="P4">
About it reports Ukrinform with reference to <text:a xlink:type="simple" xlink:href="https://alerts.in.ua/" text:style-name="Internet_20_link" text:visited-style-name="Visited_20_Internet_20_Link">
map</text:a>
повітряних тривог.</text:p>
      <text:p text:style-name="P4">
Тривогу оголошено в центральних і північних областях, а також у Києві та наЗапоріжжі.</text:p>
      <text:p text:style-name="P4">
News Source: <text:a xlink:type="simple" xlink:href="https://www.ukrinform.ua/rubric-ato/3717655-u-kievi-ta-nizci-oblastej-povitrana-trivoga.html" text:style-name="Internet_20_link" text:visited-style-name="Visited_20_Internet_20_Link">
https://www.ukrinform.ua/rubric-ato/3717655-u-kievi-ta-nizci-oblastej-povitrana-trivoga.html</text:a>
</text:p>
      <!--NEWS-->
      <text:h text:style-name="P10" text:outline-level="1">
<text:span text:style-name="T4">
Ukrainian footballer Zhidkov died in the war with Russia</text:span>
</text:h>
      <text:p text:style-name="P4">
Authors: Ukrinform (Person)</text:p>
      <text:p text:style-name="P4">
Publisher: Укринформ (Organization)</text:p>
      <text:p text:style-name="P4">
Published Time: 2023-06-02T22:53:02+03:00</text:p>
      <text:p text:style-name="P4">
Modified Time: 2023-06-02T22:53:02+03:00</text:p>
      <text:p text:style-name="P4">
Description: Mykola Zhidkov advocated the club "Wengzhanka" - Ukrinform.</text:p>
      <text:p text:style-name="P4">
Images: ['<text:a xlink:type="simple" xlink:href="https://static.ukrinform.com/photos/2023_06/thumb_files/630_360_1685735428-491.jpg" text:style-name="Internet_20_link" text:visited-style-name="Visited_20_Internet_20_Link">
630_360_16857...</text:a>
']</text:p>
      <text:p text:style-name="P4">
Tags: ['Футбол', 'Війна з Росією']</text:p>
      <text:p text:style-name="P4">
Type: Article</text:p>
      <!--METADATA-->
      <text:p text:style-name="P4">
<draw:frame draw:style-name="fr1" draw:name="Image205" text:anchor-type="as-char" svg:width="6.9236in" svg:height="3.956343in" draw:z-index="0">
<draw:image xlink:href="../Images/yкринформ/2023-06-02T22-53-02-03-00/630_360_1685735428-491.jpg" xlink:type="simple" xlink:show="embed" xlink:actuate="onLoad" draw:mime-type="image/jpeg"/>
</draw:frame>
Mykolazhidkov advocated the club "Wengzhanka"</text:p>
      <text:p text:style-name="P4">
Former football player of FC "Wengzhanka" Mykola Zhidkov died in the war, <text:a xlink:type="simple" xlink:href="https://www.facebook.com/Wegrzcanka/posts/pfbid0NhvCEMjuxHtWA97x3fkn1YE7xvJ2JMJe8FHgZZiWEadYV3DXx78yAjnHGj4WGrABl" text:style-name="Internet_20_link" text:visited-style-name="Visited_20_Internet_20_Link">
reports</text:a>
The club page on Facebook, Ukrinform reports.</text:p>
      <text:p text:style-name="P4">
From 2020 to 2022 he spoke for the Polish club from the 7th League "Wengzhanka". He returned to Ukraine in 2022 and joined the Armed Forces.</text:p>
      <text:p text:style-name="P4">
“We got a very sad news. In the war behind our eastern border, the club, who returned to Ukraine last fall to protect the family, friends and homeland from Russian aggression.</text:p>
      <text:p text:style-name="P4">
Mykola Zhidkov was a very pleasant, polite and responsive guy. There was no person who would know him and not sympathize with him. Going to the field, he fought for the last residency for the victory of his team, and when he came to the struggle of his country, he sacrificed that a person could have in such a youth - donated his own life.</text:p>
      <text:p text:style-name="P4">
You will not be enough, our friend, we will never forget, ”the club said.</text:p>
      <text:p text:style-name="P4">
The age was 22 years old.</text:p>
      <text:p text:style-name="P4">
Photo: facebook.com/wegrzcanka</text:p>
      <text:p text:style-name="P4">
News Source: <text:a xlink:type="simple" xlink:href="https://www.ukrinform.ua/rubric-sports/3717657-ukrainskij-futbolist-zidkov-zaginuv-na-vijni-z-rosieu.html" text:style-name="Internet_20_link" text:visited-style-name="Visited_20_Internet_20_Link">
https://www.ukrinform.ua/rubric-sports/3717657-ukrainskij-futbolist-zidkov-zaginuv-na-vijni-z-rosieu.html</text:a>
</text:p>
      <!--NEWS-->
      <text:h text:style-name="P10" text:outline-level="1">
<text:span text:style-name="T4">
Yermak commented on charges of allegedly cooperation with the FSB</text:span>
</text:h>
      <text:p text:style-name="P4">
Authors: Ukrinform (Person)</text:p>
      <text:p text:style-name="P4">
Publisher: Укринформ (Organization)</text:p>
      <text:p text:style-name="P4">
Published Time: 2023-06-02T22:57:00+03:00</text:p>
      <text:p text:style-name="P4">
Modified Time: 2023-06-02T22:57:00+03:00</text:p>
      <text:p text:style-name="P4">
Description: The first reports of alleged cooperation of the Presidential Office with the enemy appeared in the anonymous telegrams of the FSB. - Ukrinform.</text:p>
      <text:p text:style-name="P4">
Images: ['<text:a xlink:type="simple" xlink:href="https://static.ukrinform.com/photos/2022_11/thumb_files/630_360_1669798236-525.jpeg" text:style-name="Internet_20_link" text:visited-style-name="Visited_20_Internet_20_Link">
630_360_16697...</text:a>
']</text:p>
      <text:p text:style-name="P4">
Tags: ['ФСБ РФ', 'Росія', 'Єрмак']</text:p>
      <text:p text:style-name="P4">
Type: Article</text:p>
      <!--METADATA-->
      <text:p text:style-name="P4">
<draw:frame draw:style-name="fr1" draw:name="Image207" text:anchor-type="as-char" svg:width="6.9236in" svg:height="3.956343in" draw:z-index="0">
<draw:image xlink:href="../Images/yкринформ/2023-06-02T22-57-00-03-00/630_360_1669798236-525.jpeg" xlink:type="simple" xlink:show="embed" xlink:actuate="onLoad" draw:mime-type="image/jpeg"/>
</draw:frame>
The first messages about the cooperation of the presidential office with the Voromen appeared in the anonymous telegrams of the FSB.</text:p>
      <text:p text:style-name="P4">
The head of OP Andriy Yermak said this in the project of Dmitry Komarov. Voice-over. Presidential Office, ”Ukrinform reports.</text:p>
      <text:p text:style-name="P4">
“I am always for a direct conversation, and if you take the language of the facts, for the first time hint at Russia's agent, FSB, they appeared during my work, where I represent Ukraine in the Norman format. I was a very difficult manner for them. Today, our SBU says that for the first time this information, which, unfortunately, was then taken up by some Ukrainian politicians, this was first and foremost a dannya telegrams, which, as our SBU proves today today, are being conducted by the Russian FSB. Even funny to hear about it, because the level of people I communicate with today - and with the leaders of intelligence of our partners, British - and how do you know if these people had a choral question, then everything would definitely be different ”, - said Yermak.</text:p>
      <text:p text:style-name="P4">
<text:span text:style-name="T4">
 Read also: </text:span>
 <text:a xlink:type="simple" xlink:href="https://www.ukrinform.ua/rubric-ato/3717653-u-poloni-ukrainski-zahisniki-vtracali-do-60-kilogramiv-vagi-ermak.html" text:style-name="Internet_20_link" text:visited-style-name="Visited_20_Internet_20_Link">
Ukrainian defenders in captivity lost up to 60 kilograms - <text:span text:style-name="T4">
 Yermak </text:span>
</text:a>
He noted that many rumors and fakes are spreading about him and his birth, but it is necessary to analyze and remember the Russian propaganda that will work.</text:p>
      <text:p text:style-name="P4">
“We must always analyze, compare, because we live in an information field when a giant Russian propaganda machine works non-stop. She works not only in Ukraine, she works throughout the world. And today it is a lot of moments every day to be afraid to stop believing, to quarrel with our partners, but every time we need to draw conclusions ourselves, ”Yermak urged.</text:p>
      <text:p text:style-name="P4">
<text:span text:style-name="T4">
 Read also: </text:span>
 <text:a xlink:type="simple" xlink:href="https://www.ukrinform.ua/rubric-ato/3717528-koalicia-vinisuvaciv-nalicue-uze-visim-krain-ermak.html" text:style-name="Internet_20_link" text:visited-style-name="Visited_20_Internet_20_Link">
fighter coalition has eight countries - <text:span text:style-name="T4">
 Ermak </text:span>
</text:a>
As reported by Ukrinform, on May 25, Presidential Office Head Andriy Ermakrov was a telephone conversation with the former NATO Secretary General Anders Fug Rasmussen, who is a co -coordinator of the International Expert Group on Development of Recommendations for Security Guarantees for Ukraine.</text:p>
      <text:p text:style-name="P4">
Photo: op</text:p>
      <text:p text:style-name="P4">
News Source: <text:a xlink:type="simple" xlink:href="https://www.ukrinform.ua/rubric-polytics/3717659-ermak-prokomentuvav-zvinuvacenna-u-nibito-spivpraci-z-fsb.html" text:style-name="Internet_20_link" text:visited-style-name="Visited_20_Internet_20_Link">
https://www.ukrinform.ua/rubric-polytics/3717659-ermak-prokomentuvav-zvinuvacenna-u-nibito-spivpraci-z-fsb.html</text:a>
</text:p>
      <!--NEWS-->
      <text:h text:style-name="P10" text:outline-level="1">
<text:span text:style-name="T4">
US willing to support Ukraine's diplomatic efforts to complete the war - White House</text:span>
</text:h>
      <text:p text:style-name="P4">
Authors: Ukrinform (Person)</text:p>
      <text:p text:style-name="P4">
Publisher: Укринформ (Organization)</text:p>
      <text:p text:style-name="P4">
Published Time: 2023-06-02T23:03:00+03:00</text:p>
      <text:p text:style-name="P4">
Modified Time: 2023-06-02T23:03:00+03:00</text:p>
      <text:p text:style-name="P4">
Description: Ukraine can count on the support of the United States in order to succeed in the negotiation process with the Russian Federation in order to end the end of the Kremlin's war. - Ukrinform.</text:p>
      <text:p text:style-name="P4">
Images: ['<text:a xlink:type="simple" xlink:href="https://static.ukrinform.com/photos/2016_08/thumb_files/630_360_1472621188-8020.jpg" text:style-name="Internet_20_link" text:visited-style-name="Visited_20_Internet_20_Link">
630_360_14726...</text:a>
']</text:p>
      <text:p text:style-name="P4">
Tags: ['Переговори', 'США', 'Україна', 'Білий дім', 'Війна з Росією']</text:p>
      <text:p text:style-name="P4">
Type: Article</text:p>
      <!--METADATA-->
      <text:p text:style-name="P4">
<draw:frame draw:style-name="fr1" draw:name="Image208" text:anchor-type="as-char" svg:width="6.9236in" svg:height="3.956343in" draw:z-index="0">
<draw:image xlink:href="../Images/yкринформ/2023-06-02T23-03-00-03-00/630_360_1472621188-8020.jpg" xlink:type="simple" xlink:show="embed" xlink:actuate="onLoad" draw:mime-type="image/jpeg"/>
</draw:frame>
Ukraine is to count on the support of the United States in order to succeed with the Russian Federation with the purpose of the final end of the war, solved by the Kremliv regime.</text:p>
      <text:p text:style-name="P4">
This was stated during an online briefing by the Coordinator of the National Security Council Kirby, Ukrinform correspondent reports.</text:p>
      <text:p text:style-name="P4">
“We all want the war to end. And we all understand that this will not end with Russian troops. We, of course, want a supported(President of Zelensky - ed.) зусилля на шляху досягнення того, щоназивається справедливим миром», - сказав представник адміністрації <text:a xlink:type="simple" xlink:href="https://www.ukrinform.ua/tag-ssa" text:style-name="Internet_20_link" text:visited-style-name="Visited_20_Internet_20_Link">
 США</text:a>
.</text:p>
      <text:p text:style-name="P4">
According to him, the United States wants - when the time for interruptions comes - diplomacy could provide a strong and just peace.</text:p>
      <text:p text:style-name="P4">
<text:span text:style-name="T4">
 Read also: </text:span>
 <text:a xlink:type="simple" xlink:href="https://www.ukrinform.ua/rubric-polytics/3716751-ssa-zoseredzeni-na-realizacii-ukrainskoi-formuli-miru-bilij-dim.html" text:style-name="Internet_20_link" text:visited-style-name="Visited_20_Internet_20_Link">
USA focused on the implementation of the Ukrainian Peace Formula - White House</text:a>
</text:p>
      <text:p text:style-name="P4">
«Ми хочемо переконатися, що Зеленський зможе досягти успіху і в цьому. І вінне матиме кращого друга, ніж Сполучені Штати, коли справа стосується будь-якоїпідтримки, яка йому потрібна для продовження дипломатичного шляху», -наголосив представник Білого дому.</text:p>
      <text:p text:style-name="P4">
Як повідомляв Укрінформ, адміністрація президента Байдена неодноразовопідтверджувала послідовну позицію щодо підтримки України стільки, скількизнадобиться.</text:p>
      <text:p text:style-name="P4">
News Source: <text:a xlink:type="simple" xlink:href="https://www.ukrinform.ua/rubric-polytics/3717648-ssa-gotovi-pidtrimati-diplomaticni-zusilla-ukraini-dla-zaversenna-vijni-bilij-dim.html" text:style-name="Internet_20_link" text:visited-style-name="Visited_20_Internet_20_Link">
https://www.ukrinform.ua/rubric-polytics/3717648-ssa-gotovi-pidtrimati-diplomaticni-zusilla-ukraini-dla-zaversenna-vijni-bilij-dim.html</text:a>
</text:p>
      <!--NEWS-->
      <text:h text:style-name="P10" text:outline-level="1">
<text:span text:style-name="T4">
Україна буде в НАТО і Євросоюзі набагато раніше, ніж усі вважають - керівник ОП</text:span>
</text:h>
      <text:p text:style-name="P4">
Authors: Ukrinform (Person)</text:p>
      <text:p text:style-name="P4">
Publisher: Укринформ (Organization)</text:p>
      <text:p text:style-name="P4">
Published Time: 2023-06-02T23:09:00+03:00</text:p>
      <text:p text:style-name="P4">
Modified Time: 2023-06-02T23:09:00+03:00</text:p>
      <text:p text:style-name="P4">
Description: The Head of the Office President of Ukraine is convinced that Ukraine will join NATO and the EU much earlier than everyone thinks. - Ukrinform.</text:p>
      <text:p text:style-name="P4">
Images: ['<text:a xlink:type="simple" xlink:href="https://static.ukrinform.com/photos/2022_12/thumb_files/630_360_1670005217-138.jpg" text:style-name="Internet_20_link" text:visited-style-name="Visited_20_Internet_20_Link">
630_360_16700...</text:a>
']</text:p>
      <text:p text:style-name="P4">
Tags: ['Євроінтеграція', 'Євросоюз', 'НАТО', 'Єрмак']</text:p>
      <text:p text:style-name="P4">
Type: Article</text:p>
      <!--METADATA-->
      <text:p text:style-name="P4">
<draw:frame draw:style-name="fr1" draw:name="Image209" text:anchor-type="as-char" svg:width="6.9236in" svg:height="3.956343in" draw:z-index="0">
<draw:image xlink:href="../Images/yкринформ/2023-06-02T23-09-00-03-00/630_360_1670005217-138.jpg" xlink:type="simple" xlink:show="embed" xlink:actuate="onLoad" draw:mime-type="image/jpeg"/>
</draw:frame>
The President of Ukraine is convinced that Ukraine will join NATO and the European Union much earlier than everyone thinks.</text:p>
      <text:p text:style-name="P4">
Andriy Yermak was expressed in an interview with Dmitry Komarov in the Project "The Year. Voice-over. Presidential Office, ”Ukrinform reports.</text:p>
      <text:p text:style-name="P4">
Answering the question when Ukraine is in NATO and the EU, he said: “I think much earlier than everyone thinks. We need to build our relationship with a new philosophy. For 30 years no one has been engaged in Latin America, no one has been engaged in how to do, Africa, no one was engaged in Asia. The President has completed the task, we fulfill it - to do what has not been done for the age of years, to do in a month. "</text:p>
      <text:p text:style-name="P4">
<text:span text:style-name="T4">
 Read also: </text:span>
 [NATO- <text:span text:style-name="T4">
 Ermak </text:span>
 Membership should be the main guarantee for Ukraine(https://www.ukrinform.ua/rubric-polytics/3715245-golovnou-garantieu-dla-ukraini-mae-stati-clenstvo-u-nato-ermak.html)According to <text:a xlink:type="simple" xlink:href="https://www.ukrinform.ua/tag-ermak" text:style-name="Internet_20_link" text:visited-style-name="Visited_20_Internet_20_Link">
Yermak</text:a>
, all this is a matter that we do not have. "That is why we are doing today, and therefore in Nastypreted relations with the Arab world today, we have already been built with Latin America today, which for a long time was historically prosperous, we have been building with Africa," Yermak said.</text:p>
      <text:p text:style-name="P4">
As reported by Ukrinform, Volodymyr Zelensky said at the European Political Community Summit in Chisinau that the NATO July Summit in Vilnimay was decided to have a clear invitation of Ukraine to the Alliance and to provide security guarantees on the way to this membership.</text:p>
      <text:p text:style-name="P4">
News Source: <text:a xlink:type="simple" xlink:href="https://www.ukrinform.ua/rubric-polytics/3717660-ukraina-bude-v-nato-i-evrosouzi-nabagato-ranise-niz-usi-vvazaut-kerivnik-op.html" text:style-name="Internet_20_link" text:visited-style-name="Visited_20_Internet_20_Link">
https://www.ukrinform.ua/rubric-polytics/3717660-ukraina-bude-v-nato-i-evrosouzi-nabagato-ranise-niz-usi-vvazaut-kerivnik-op.html</text:a>
</text:p>
      <!--NEWS-->
      <text:h text:style-name="P10" text:outline-level="1">
<text:span text:style-name="T4">
Beh-Romanchuk won the Bronze at the Diamond League in Italy</text:span>
</text:h>
      <text:p text:style-name="P4">
Authors: Ukrinform (Person)</text:p>
      <text:p text:style-name="P4">
Publisher: Укринформ (Organization)</text:p>
      <text:p text:style-name="P4">
Published Time: 2023-06-02T23:14:00+03:00</text:p>
      <text:p text:style-name="P4">
Modified Time: 2023-06-02T23:14:00+03:00</text:p>
      <text:p text:style-name="P4">
Description: Ukrainian - the third in long jumps. - Ukrinform.</text:p>
      <text:p text:style-name="P4">
Images: ['<text:a xlink:type="simple" xlink:href="https://static.ukrinform.com/photos/2023_06/thumb_files/630_360_1685736734-296.jpg" text:style-name="Internet_20_link" text:visited-style-name="Visited_20_Internet_20_Link">
630_360_16857...</text:a>
']</text:p>
      <text:p text:style-name="P4">
Tags: ['Легка атлетика', 'Марина Бех-Романчук']</text:p>
      <text:p text:style-name="P4">
Type: Article</text:p>
      <!--METADATA-->
      <text:p text:style-name="P4">
<draw:frame draw:style-name="fr1" draw:name="Image210" text:anchor-type="as-char" svg:width="6.9236in" svg:height="3.956343in" draw:z-index="0">
<draw:image xlink:href="../Images/yкринформ/2023-06-02T23-14-00-03-00/630_360_1685736734-296.jpg" xlink:type="simple" xlink:show="embed" xlink:actuate="onLoad" draw:mime-type="image/jpeg"/>
</draw:frame>
Ukrainian -the third in long jumps.</text:p>
      <text:p text:style-name="P4">
Marina Beh-Romanchuk won bronze in long jump at the Diamond League stage in Florence, Ukrinform reports.</text:p>
      <text:p text:style-name="P4">
In her best attempt, the Ukrainian jumped at 6.59 m, which became the best resort of Ukrainian this season.</text:p>
      <text:p text:style-name="P4">
The victory with the result of 6.79 m was won by Italian Larissa Yapichino. "Silver" - Varika Taras Davis -Woodgol(6.74 m).</text:p>
      <text:p text:style-name="P4">
<text:span text:style-name="T4">
Читайте також:</text:span>
 <text:a xlink:type="simple" xlink:href="https://www.ukrinform.ua/rubric-sports/3717654-tkacuk-pata-v-bigu-na-400-m-z-barerami-na-etapi-diamantovoi-ligi-v-italii.html" text:style-name="Internet_20_link" text:visited-style-name="Visited_20_Internet_20_Link">
 <text:span text:style-name="T4">
Ткачук</text:span>
 – п’ята в бігу на 400 м з бар’єрами на етапі«Діамантової ліги» в Італії </text:a>
According to Ukrinform, Victoria Tkachuk finished fifth in a 400m barrier at the Diamond League.</text:p>
      <text:p text:style-name="P4">
Photo: Getty Images</text:p>
      <text:p text:style-name="P4">
News Source: <text:a xlink:type="simple" xlink:href="https://www.ukrinform.ua/rubric-sports/3717663-behromancuk-zdobula-bronzu-na-etapi-diamantovoi-ligi-v-italii.html" text:style-name="Internet_20_link" text:visited-style-name="Visited_20_Internet_20_Link">
https://www.ukrinform.ua/rubric-sports/3717663-behromancuk-zdobula-bronzu-na-etapi-diamantovoi-ligi-v-italii.html</text:a>
</text:p>
      <!--NEWS-->
      <text:h text:style-name="P10" text:outline-level="1">
<text:span text:style-name="T4">
Railway accident in India: half a hundred dead, over 300 wounded</text:span>
</text:h>
      <text:p text:style-name="P4">
Authors: Ukrinform (Person)</text:p>
      <text:p text:style-name="P4">
Publisher: Укринформ (Organization)</text:p>
      <text:p text:style-name="P4">
Published Time: 2023-06-02T23:18:00+03:00</text:p>
      <text:p text:style-name="P4">
Modified Time: 2023-06-02T23:18:00+03:00</text:p>
      <text:p text:style-name="P4">
Description: About 50 people are considered dead and hundreds are injured as a result of the collision of three trains in India, which occurred on Friday night. - Ukrinform.</text:p>
      <text:p text:style-name="P4">
Images: ['<text:a xlink:type="simple" xlink:href="https://static.ukrinform.com/photos/2023_06/thumb_files/630_360_1685737157-161.jpg" text:style-name="Internet_20_link" text:visited-style-name="Visited_20_Internet_20_Link">
630_360_16857...</text:a>
']</text:p>
      <text:p text:style-name="P4">
Tags: ['Аварія', 'Індія', 'Потяг']</text:p>
      <text:p text:style-name="P4">
Type: Article</text:p>
      <!--METADATA-->
      <text:p text:style-name="P4">
<draw:frame draw:style-name="fr1" draw:name="Image211" text:anchor-type="as-char" svg:width="6.9236in" svg:height="3.956343in" draw:z-index="0">
<draw:image xlink:href="../Images/yкринформ/2023-06-02T23-18-00-03-00/630_360_1685737157-161.jpg" xlink:type="simple" xlink:show="embed" xlink:actuate="onLoad" draw:mime-type="image/jpeg"/>
</draw:frame>
 Близько 50осіб вважаються загиблими й сотні поранено внаслідок зіткнення трьох потягів уІндії, що сталося у п'ятницю ввечері.</text:p>
      <text:p text:style-name="P4">
Як передає Укрінформ з посиланням на <text:a xlink:type="simple" xlink:href="https://edition.cnn.com/2023/06/02/asia/india-train-crash-odisha-intl/index.html" text:style-name="Internet_20_link" text:visited-style-name="Visited_20_Internet_20_Link">
 CNN</text:a>
, two passenger trains and one commodity collided in the city's city in Odish.</text:p>
      <text:p text:style-name="P4">
About 50 people were killed, the number of injured exceeds 300.</text:p>
      <text:p text:style-name="P4">
<text:span text:style-name="T4">
 Read also: </text:span>
 <text:a xlink:type="simple" xlink:href="https://www.ukrinform.ua/rubric-world/3715503-avaria-turisticnogo-covna-v-italii-kilkist-zertv-zrosla-do-cotiroh.html" text:style-name="Internet_20_link" text:visited-style-name="Visited_20_Internet_20_Link">
<text:span text:style-name="T4">
 accident </text:span>
 tourist boat in Italy: The number of victims has grown up to four</text:a>
Rescuers, fifty ambulances, such as fire departments, work at the scene of the disaster.</text:p>
      <text:p text:style-name="Quotations">

<text:p text:style-name="P4">
<text:a xlink:type="simple" xlink:href="https://twitter.com/hashtag/CoromandelExpress" text:style-name="Internet_20_link" text:visited-style-name="Visited_20_Internet_20_Link">
#Coromandelexpress&gt;
</text:a>
&gt;
 Deriles Near Bahanaga Station in Balasore, <text:a xlink:type="simple" xlink:href="https://twitter.com/hashtag/Odisha" text:style-name="Internet_20_link" text:visited-style-name="Visited_20_Internet_20_Link">
 #Odisha&gt;
</text:a>
. Several&gt;
 coaches are reported to have derailed: CPRO Southern Railway.(YEARS)<text:a xlink:type="simple" xlink:href="https://t.co/2Zakb07gQq" text:style-name="Internet_20_link" text:visited-style-name="Visited_20_Internet_20_Link">
&gt;
 pic.twitter.com/2Zakb07gQq </text:a>
&gt;
&gt;
 - TOI BUBANWAR(@Tobibalwar)<text:a xlink:type="simple" xlink:href="https://twitter.com/TOIBhubaneswar/status/1664645421673721857" text:style-name="Internet_20_link" text:visited-style-name="Visited_20_Internet_20_Link">
 June 2, 2023&gt;
 </text:a>
One of the crash trains is an Express that runs through the eastern coast of India between the capital of West Bengal Calkutta and the Southern City City.</text:p>

<text:p text:style-name="P4">
Visuals from the Site Near Bahanaga Railway Station in Balasore, WHERE The&gt;
 Train Acident Happy Earlier Today. <text:a xlink:type="simple" xlink:href="https://t.co/9kjBZDwJzO" text:style-name="Internet_20_link" text:visited-style-name="Visited_20_Internet_20_Link">
pic.twitter.com/9kjbzdwjzo&gt;
</text:a>
&gt;
&gt;
 — Press Trust of India(@Pti_news)<text:a xlink:type="simple" xlink:href="https://twitter.com/PTI_News/status/1664690654944047104" text:style-name="Internet_20_link" text:visited-style-name="Visited_20_Internet_20_Link">
 June 2, 2023&gt;
 </text:a>
It is noted that the branched railway network of India suffers from aging of tapomed maintenance - factors that often cause van.</text:p>

</text:p>
      <text:p text:style-name="P4">
<text:span text:style-name="T4">
 Read also: </text:span>
 <text:a xlink:type="simple" xlink:href="https://www.ukrinform.ua/rubric-world/3716327-v-indii-avtobus-zirvavsa-v-uselinu-10-zagiblih.html" text:style-name="Internet_20_link" text:visited-style-name="Visited_20_Internet_20_Link">
in India the bus broke into the gorge: 10 dead</text:a>
In 2021, almost 18,000 incidents on the railway throughout the country were killed in 16.5 thousand people. Majority(67,7%)Cases concerns the fall of the raw and fall people under the wheels of trains.</text:p>
      <text:p text:style-name="P4">
One of the biggest accidents in recent years occurred in the north of Uttar-Pradeshv on November 2016, when more than 140 people were killed as a result of rails.</text:p>
      <text:p text:style-name="P4">
Photo: Ani</text:p>
      <text:p text:style-name="P4">
News Source: <text:a xlink:type="simple" xlink:href="https://www.ukrinform.ua/rubric-world/3717664-zaliznicna-avaria-v-indii-pivsotni-zagiblih-ponad-300-poranenih.html" text:style-name="Internet_20_link" text:visited-style-name="Visited_20_Internet_20_Link">
https://www.ukrinform.ua/rubric-world/3717664-zaliznicna-avaria-v-indii-pivsotni-zagiblih-ponad-300-poranenih.html</text:a>
</text:p>
      <!--NEWS-->
      <text:h text:style-name="P10" text:outline-level="1">
<text:span text:style-name="T4">
Ermak: I never planned to go to president</text:span>
</text:h>
      <text:p text:style-name="P4">
Authors: Ukrinform (Person)</text:p>
      <text:p text:style-name="P4">
Publisher: Укринформ (Organization)</text:p>
      <text:p text:style-name="P4">
Published Time: 2023-06-02T23:28:00+03:00</text:p>
      <text:p text:style-name="P4">
Modified Time: 2023-06-02T23:28:00+03:00</text:p>
      <text:p text:style-name="P4">
Description: OP Head Andriy Yermak stated that he did not plan to run for the post of President of Ukraine. - Ukrinform.</text:p>
      <text:p text:style-name="P4">
Images: ['<text:a xlink:type="simple" xlink:href="https://static.ukrinform.com/photos/2023_01/thumb_files/630_360_1674842334-682.jpeg" text:style-name="Internet_20_link" text:visited-style-name="Visited_20_Internet_20_Link">
630_360_16748...</text:a>
']</text:p>
      <text:p text:style-name="P4">
Tags: ['Президент', 'Україна', 'Єрмак']</text:p>
      <text:p text:style-name="P4">
Type: Article</text:p>
      <!--METADATA-->
      <text:p text:style-name="P4">
<draw:frame draw:style-name="fr1" draw:name="Image212" text:anchor-type="as-char" svg:width="6.9236in" svg:height="3.956343in" draw:z-index="0">
<draw:image xlink:href="../Images/yкринформ/2023-06-02T23-28-00-03-00/630_360_1674842334-682.jpeg" xlink:type="simple" xlink:show="embed" xlink:actuate="onLoad" draw:mime-type="image/jpeg"/>
</draw:frame>
 КерівникОП Андрій Єрмак заявив, що не планує балотуватися на посаду ПрезидентаУкраїни.</text:p>
      <text:p text:style-name="P4">
Як повідомляє Укрінформ, про це він сказав у телепроєкті Дмитра Комарова «Рік.За кадром. Офіс Президента», коментуючи відповідне запитання.</text:p>
      <text:p text:style-name="P4">
«Ні, я не планую йти у президенти - і ніколи не планував. Я вважаю, що у наснайкращий Президент за всі роки незалежності України. І я пишаюсь, що я працююз цим Президентом. Я ще раз повторю, що я прийшов з цим президентом, і з цимпрезидентом піду», - зазначив <text:a xlink:type="simple" xlink:href="https://www.ukrinform.ua/tag-ermak" text:style-name="Internet_20_link" text:visited-style-name="Visited_20_Internet_20_Link">
 Єрмак </text:a>
.</text:p>
      <text:p text:style-name="P4">
<text:span text:style-name="T4">
 Read also: </text:span>
 <text:a xlink:type="simple" xlink:href="https://www.ukrinform.ua/rubric-polytics/3717659-ermak-prokomentuvav-zvinuvacenna-u-nibito-spivpraci-z-fsb.html" text:style-name="Internet_20_link" text:visited-style-name="Visited_20_Internet_20_Link">
<text:span text:style-name="T4">
 Yermak </text:span>
 commented on the alleged ZFSB cooperation</text:a>
As reported by Ukrinform, on February 11, 2020, Volodymyr Zelenskyy appointed Irmak's appointment to the post of head of the Presidential Office of Ukraine.</text:p>
      <text:p text:style-name="P4">
<text:span text:style-name="T5">
Foto: op</text:span>
</text:p>
      <text:p text:style-name="P4">
News Source: <text:a xlink:type="simple" xlink:href="https://www.ukrinform.ua/rubric-polytics/3717665-ermak-a-nikoli-ne-planuvav-iti-u-prezidenti.html" text:style-name="Internet_20_link" text:visited-style-name="Visited_20_Internet_20_Link">
https://www.ukrinform.ua/rubric-polytics/3717665-ermak-a-nikoli-ne-planuvav-iti-u-prezidenti.html</text:a>
</text:p>
      <!--NEWS-->
      <text:h text:style-name="P10" text:outline-level="1">
<text:span text:style-name="T4">
Among the mass burial in Izium remain unidentified 66 bodies</text:span>
</text:h>
      <text:p text:style-name="P4">
Authors: Ukrinform (Person)</text:p>
      <text:p text:style-name="P4">
Publisher: Укринформ (Organization)</text:p>
      <text:p text:style-name="P4">
Published Time: 2023-06-02T23:43:00+03:00</text:p>
      <text:p text:style-name="P4">
Modified Time: 2023-06-02T23:43:00+03:00</text:p>
      <text:p text:style-name="P4">
Description: 66 bodies remain unidentified from the mass burial in Izium in Kharkiv region. - Ukrinform.</text:p>
      <text:p text:style-name="P4">
Images: ['<text:a xlink:type="simple" xlink:href="https://static.ukrinform.com/photos/2022_09/thumb_files/630_360_1663663916-795.jpg" text:style-name="Internet_20_link" text:visited-style-name="Visited_20_Internet_20_Link">
630_360_16636...</text:a>
']</text:p>
      <text:p text:style-name="P4">
Tags: ['Поліція', 'Харківщина', 'Ізюм']</text:p>
      <text:p text:style-name="P4">
Type: Article</text:p>
      <!--METADATA-->
      <text:p text:style-name="P4">
<draw:frame draw:style-name="fr1" draw:name="Image213" text:anchor-type="as-char" svg:width="6.9236in" svg:height="3.956343in" draw:z-index="0">
<draw:image xlink:href="../Images/yкринформ/2023-06-02T23-43-00-03-00/630_360_1663663916-795.jpg" xlink:type="simple" xlink:show="embed" xlink:actuate="onLoad" draw:mime-type="image/jpeg"/>
</draw:frame>
66 bodies remain unidentified from mass burial in Izium in Kharkiv region.</text:p>
      <text:p text:style-name="P4">
This was reported in <text:a xlink:type="simple" xlink:href="https://t.me/police_kh_region/17978" text:style-name="Internet_20_link" text:visited-style-name="Visited_20_Internet_20_Link">
telegram</text:a>
Department of Communications of the National Police in Kharkiv Oblast, Ukrinform reports.</text:p>
      <text:p text:style-name="P4">
"At present, 449 bodies have been removed from the place of mass burial, the vast majority of persons have been identified, 66 persons remain unidentified," said Oksana Oliynyk, Deputy Head of the Crime Investigation Department against the life and health of the person.</text:p>
      <text:p text:style-name="P4">
*!(https://www.ukrinform.ua/rubric-regions/3711203-sbu-vikrila-klirika-upc-mp-akij-dopomagav-zagarbnikam-v-izumi.html)She noted that the identification process can be accelerated if all relatives go to the police. In particular, on June 1, after the relevant references, the mobile DNA laboratory worked again, the samples surrendered 12 citizens.</text:p>
      <text:p text:style-name="P4">
As reported by Ukrinform, after the release of Izium in September 2022, the legal guards found a mass burial in the forest. 449 tender persons, including seven children, were removed from it. In particular, DNA examinations have confirmed that in the mass burial was the body of a child's writer Vakulenko, whom the invaders shot. On December 28, Oleg Yefimenko, the head of the Izium Branch of Plast, was also in the forest. Experts confirmed that the man was tortured.</text:p>
      <text:p text:style-name="P4">
News Source: <text:a xlink:type="simple" xlink:href="https://www.ukrinform.ua/rubric-regions/3717592-sered-masovogo-pohovanna-v-izumi-zalisautsa-neidentifikovanimi-66-til.html" text:style-name="Internet_20_link" text:visited-style-name="Visited_20_Internet_20_Link">
https://www.ukrinform.ua/rubric-regions/3717592-sered-masovogo-pohovanna-v-izumi-zalisautsa-neidentifikovanimi-66-til.html</text:a>
</text:p>
      <!--NEWS-->
      <text:h text:style-name="P10" text:outline-level="1">
<text:span text:style-name="T4">
The OP Head told about the day when the commanders from the captivity were returned from Azovstal</text:span>
</text:h>
      <text:p text:style-name="P4">
Authors: Ukrinform (Person)</text:p>
      <text:p text:style-name="P4">
Publisher: Укринформ (Organization)</text:p>
      <text:p text:style-name="P4">
Published Time: 2023-06-02T23:59:00+03:00</text:p>
      <text:p text:style-name="P4">
Modified Time: 2023-06-02T23:59:00+03:00</text:p>
      <text:p text:style-name="P4">
Description: The exchange when it was possible to return from the Russian captivity of five Azov commanders in September last year, it was a landmark and very difficult, working with foreign partners was coordinated and delays were. - Ukrinform.</text:p>
      <text:p text:style-name="P4">
Images: ['<text:a xlink:type="simple" xlink:href="https://static.ukrinform.com/photos/2022_03/thumb_files/630_360_1647539615-731.jpeg" text:style-name="Internet_20_link" text:visited-style-name="Visited_20_Internet_20_Link">
630_360_16475...</text:a>
']</text:p>
      <text:p text:style-name="P4">
Tags: ['Азов', 'Обмін', 'Єрмак', 'Офіс Президента']</text:p>
      <text:p text:style-name="P4">
Type: Article</text:p>
      <!--METADATA-->
      <text:p text:style-name="P4">
<draw:frame draw:style-name="fr1" draw:name="Image214" text:anchor-type="as-char" svg:width="6.9236in" svg:height="3.956343in" draw:z-index="0">
<draw:image xlink:href="../Images/yкринформ/2023-06-02T23-59-00-03-00/630_360_1647539615-731.jpeg" xlink:type="simple" xlink:show="embed" xlink:actuate="onLoad" draw:mime-type="image/jpeg"/>
</draw:frame>
Exchange, when it was possible to return from the Russian captivity of five Azov commanders, last year, it was a landmark and very difficult, work was coordinated with foreign partners and there were delays.</text:p>
      <text:p text:style-name="P4">
The head of OP Andriy Yermak told about it in the project of Dmitry Komarov. Voice-over. Presidential Office, ”Ukrinform reports.</text:p>
      <text:p text:style-name="P4">
“Speaking of that exchange, it was really very landmark and very difficult. Therefore, it was necessary to coordinate our Turkish partners, to agree on this formula, that they guarantee us fully them(Ukrainian commanders - ed.)Safety that no provocations will occur. I did this directly with their intelligence. Here was a baby(The head of the SBU), Usov(Deputy Chief of GUR - ed.). У Туреччині знаходився Денис Монастирський(The dead Ministry of Internal Affairs - ed.). Budanov(GUR chief - ed.), in the Riya Riyadhda Umerov and SBU staff were in Poland, ”Yermak said.</text:p>
      <text:p text:style-name="P4">
<text:span text:style-name="T4">
 Read also: </text:span>
 <text:a xlink:type="simple" xlink:href="https://www.ukrinform.ua/rubric-polytics/3717665-ermak-a-nikoli-ne-planuvav-iti-u-prezidenti.html" text:style-name="Internet_20_link" text:visited-style-name="Visited_20_Internet_20_Link">
<text:span text:style-name="T4">
 Yermak </text:span>
: I never planned to go to president</text:a>
According to him, the day began at about six in the morning, but everything went something wrong, there was a delay.</text:p>
      <text:p text:style-name="P4">
Thus, the head of the OP noted that the first part of the exchange, which took place in the Ukrainian territory, was to be sold at lunch, and took place at seven.</text:p>
      <text:p text:style-name="P4">
"Baby, Usov arrived in place and there was no connection for five hours, no one did not appear, at the same time a well -known politician(Viktor Medvedchuk - ed.)He was in Poland. There was an agreement that any movement happens only when we will get confirmation that our boys(Azov commanders)They were taken away. When the Russian plane arrived and sat in Ankara, they made no one. Certainly knowing who we are dealing with, I asked Cyril(Budanova - order.), he pulled up, brought out our boys, closed their faces, opened them, he took all of me and we were sure that they were, ”Yermak said.</text:p>
      <text:p text:style-name="P4">
<text:span text:style-name="T4">
 Read also: </text:span>
 <text:a xlink:type="simple" xlink:href="https://www.ukrinform.ua/rubric-ato/3717653-u-poloni-ukrainski-zahisniki-vtracali-do-60-kilogramiv-vagi-ermak.html" text:style-name="Internet_20_link" text:visited-style-name="Visited_20_Internet_20_Link">
Ukrainian defenders in captivity lost up to 60 kilograms - <text:span text:style-name="T4">
 Yermak </text:span>
</text:a>
He added that such measures were in vain because it was later revealed that the Russian prisoners were taken by the Russian commanders from different places and with one of our soldiers "stuck at some point".As reported, on September 21, 2022, more than 200 Ukrainian defenders, as well as 10 foreigners, were released as a result of the exchange. In particular, five Azov commanders were released, but by agreements they will interpreate by the end of the war in Turkey.</text:p>
      <text:p text:style-name="P4">
The Russian side then returned the suspect in the state treason of the People's Deputation of Viktor Medvedchuk and another 55 Russian military.</text:p>
      <text:p text:style-name="P4">
Photo: op</text:p>
      <text:p text:style-name="P4">
News Source: <text:a xlink:type="simple" xlink:href="https://www.ukrinform.ua/rubric-ato/3717666-kerivnik-op-rozpoviv-pro-den-koli-z-polonu-vdalosa-povernuti-komandiriv-z-azovstali.html" text:style-name="Internet_20_link" text:visited-style-name="Visited_20_Internet_20_Link">
https://www.ukrinform.ua/rubric-ato/3717666-kerivnik-op-rozpoviv-pro-den-koli-z-polonu-vdalosa-povernuti-komandiriv-z-azovstali.html</text:a>
</text:p>
      <!--NEWS-->
      <text:h text:style-name="P10" text:outline-level="1">
<text:span text:style-name="T4">
Alexei Chubashev's memory will take place in Kiev</text:span>
</text:h>
      <text:p text:style-name="P4">
Author: ['АРМІЯINFORM']</text:p>
      <text:p text:style-name="P4">
Time: 2023-06-02T34:00:00-04:00</text:p>
      <text:p text:style-name="P4">
Description: 11 Chervnya at Kiwi Vidbuy, a good -good whip of the Pam'yatu about the recruit - the fortified war ... War with Ukraine 2022, the war with Ukraine is the latest news today, the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chubashev.jpeg" text:style-name="Internet_20_link" text:visited-style-name="Visited_20_Internet_20_Link">
chubashev.jpeg</text:a>
']</text:p>
      <text:p text:style-name="P4">
Tags: ['STOPRUSSIA', 'АГРЕСІЯ РФ', 'ВТОРГНЕННЯ РФ', 'ГУР МО УКРАЇНИ', 'ОЛЕКСІЙ ЧУБАШЕВ']</text:p>
      <text:p text:style-name="P4">
Category: News</text:p>
      <!--METADATA-->
      <text:p text:style-name="P4">
<draw:frame draw:style-name="fr1" draw:name="Image215" text:anchor-type="as-char" svg:width="6.9236in" svg:height="6.9236in" draw:z-index="0">
<draw:image xlink:href="../Images/AРМІЯINFORM/2023-06-02T34-00-00-04-00/chubashev.jpeg" xlink:type="simple" xlink:show="embed" xlink:actuate="onLoad" draw:mime-type="image/jpeg"/>
</draw:frame>
On June 11, a charity race will be held in Kyiv in memory of the recruitment of “Major GUR of Ukraine of Ukraine, Alexei Chubashev.</text:p>
      <text:p text:style-name="P4">
About it <text:a xlink:type="simple" xlink:href="https://gur.gov.ua/content/11-chervnia-u-kyievi-vidbudetsia-blahodiinyi-zabih.html" text:style-name="Internet_20_link" text:visited-style-name="Visited_20_Internet_20_Link">
reports</text:a>
Main Directorate of Intelligence of the Ministry of Defense of Ukraine.</text:p>
      <text:p text:style-name="P4">
"Recruit was a motivator for many Ukrainian guys who became warriors of the example - Alexei Chubashev went from the journalist to the team -specific unit," the message reads.</text:p>
      <text:p text:style-name="P4">
Run will start <text:span text:style-name="T4">
 June 11 at 17:00 in Victory Park </text:span>
(Kyiv, Zhmachenko St.).</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News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NEWS-->
      <text:h text:style-name="P10" text:outline-level="1">
<text:span text:style-name="T4">
Ukraine is a striking example of what results give NATO standards - Anna Malyar</text:span>
</text:h>
      <text:p text:style-name="P4">
Author: ['Валентина Вілюра']</text:p>
      <text:p text:style-name="P4">
Time: 2023-06-02T35:00:00-04:00</text:p>
      <text:p text:style-name="P4">
Description: About the intercessor of Minstra defense of Ukraine, Ganna Marlar Rospovil in Efir TVsiyn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lyar-ganna-1.jpg" text:style-name="Internet_20_link" text:visited-style-name="Visited_20_Internet_20_Link">
malyar-ganna-1.jpg</text:a>
']</text:p>
      <text:p text:style-name="P4">
Tags: ['STOPRUSSIA', 'АГРЕСІЯ РФ', 'ГАННА МАЛЯР']</text:p>
      <text:p text:style-name="P4">
Category: News</text:p>
      <!--METADATA-->
      <text:p text:style-name="P4">
<draw:frame draw:style-name="fr1" draw:name="Image216" text:anchor-type="as-char" svg:width="6.9236in" svg:height="5.532059in" draw:z-index="0">
<draw:image xlink:href="../Images/AРМІЯINFORM/2023-06-02T35-00-00-04-00/malyar-ganna-1.jpg" xlink:type="simple" xlink:show="embed" xlink:actuate="onLoad" draw:mime-type="image/jpeg"/>
</draw:frame>
The Deputy Minister of Defense of Ukraine Anna Malyar told about it in the Evirithelovia Marathon "Unified News".</text:p>
      <text:p text:style-name="P4">
Anna Malyar said that at the Defense24 Day 2023 Conference, which took place on May 24, the prospects for Ukraine's accession to NATO were discussed. Member States believe that Ukraine deserves to be in NATO today.</text:p>
      <ul>
        <li>
Our country is essentially the most experienced, we are fighting right now and is a striking example of what the results give NATO standards. Let me remind you that the Armed Forces fulfilled NATO standards requirements. Now this is very well visible in the preparation of our military, - said Anna Malyar.</li>
      </ul>
      <text:p text:style-name="P4">
In addition, she said that the world community is fond of Ukraine, and in conferences discussed our experience and that for the Alliance this experience is extremely useful.</text:p>
      <text:p text:style-name="P4">
She also added that the Western countries are now broadcasting the position that they will be supported before the victory itself and there is no doubt.</text:p>
      <ul>
        <li>
It is worth saying that even in the emotional sense, this support is very felt absolutely at all levels, - summed up Anna Malyar.</li>
      </ul>
      <text:p text:style-name="P4">
News Source: <text:a xlink:type="simple" xlink:href="https://armyinform.com.ua/2023/06/02/ukrayina-yaskravyj-pryklad-togo-yaki-rezultaty-dayut-standarty-nato-ganna-malyar/" text:style-name="Internet_20_link" text:visited-style-name="Visited_20_Internet_20_Link">
https://armyinform.com.ua/2023/06/02/ukrayina-yaskravyj-pryklad-togo-yaki-rezultaty-dayut-standarty-nato-ganna-malyar/</text:a>
</text:p>
      <!--NEWS-->
      <text:h text:style-name="P10" text:outline-level="1">
<text:span text:style-name="T4">
Russia again unreasonably blocked the work of the grain corridor</text:span>
</text:h>
      <text:p text:style-name="P4">
Author: ['АРМІЯINFORM']</text:p>
      <text:p text:style-name="P4">
Time: 2023-06-02T36:00:00-04:00</text:p>
      <text:p text:style-name="P4">
Description: SPILENT Coordinator Center (SKC) in Istanbulia, stirring about the weakness of the warehouse ... The war with Ukraine 2022, the war with Ukraine is the latest news today, the news War with Ukraine 2022 is the last to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40ebb190bd8-zerno_pshenitsi15_1200x1200-e1685633693776.webp" text:style-name="Internet_20_link" text:visited-style-name="Visited_20_Internet_20_Link">
6440ebb190bd8-zerno_pshenitsi15_1200x1200-e1685633693776.webp</text:a>
', '<text:a xlink:type="simple" xlink:href="https://armyinform.com.ua/wp-content/uploads/2023/06/349927342_918929472499085_6564547853217111677_n.jpg" text:style-name="Internet_20_link" text:visited-style-name="Visited_20_Internet_20_Link">
349927342_918929472499085_6564547853217111677_n.jpg</text:a>
']</text:p>
      <text:p text:style-name="P4">
Tags: ['STOPRUSSIA']</text:p>
      <text:p text:style-name="P4">
Category: News</text:p>
      <!--METADATA-->
      <text:p text:style-name="P4">
<draw:frame draw:style-name="fr1" draw:name="Image217" text:anchor-type="as-char" svg:width="6.9236in" svg:height="5.210009in" draw:z-index="0">
<draw:image xlink:href="../ConvertedIMGs/AРМІЯINFORM/2023-06-02T36-00-00-04-00/6440ebb190bd8-zerno_pshenitsi15_1200x1200-e1685633693776.png" xlink:type="simple" xlink:show="embed" xlink:actuate="onLoad" draw:mime-type="image/png"/>
</draw:frame>
Illustrative photo</text:p>
      <text:p text:style-name="P4">
Joint Coordination Center(SKC)In Istanbul, he announced the impossibility of drawing up an inspection plan for June 1 through another unreasonable rejection delegation to register an entrance fleet to participate in the initiative.</text:p>
      <text:p text:style-name="P4">
About it <text:a xlink:type="simple" xlink:href="https://www.facebook.com/photo/" text:style-name="Internet_20_link" text:visited-style-name="Visited_20_Internet_20_Link">
reports</text:a>
Ministry of Community Development, Territories and Infrastructure of Ukraine.</text:p>
      <text:p text:style-name="P4">
Thus, within two days, May 30 and 31, Russia registered only 1 entrance vessel for the Inspectorate for the Inspectorate for the Inspectorate, while other SCCs confirmed 10 vessels for three -portions in the Black Sea initiative. The destructive position of Russia and the absence of registered vessels by the inspection makes it impossible to draw up an inspection plan for today, as all by the Medical Officers were notified by the Secretariat of the SKCC.</text:p>
      <text:p text:style-name="P4">
In the queue for inspection in Turkish territorial waters, 50 vessels are expected, and 2.4 million tons of food for the world should be loaded. It is almost a twentieth volume than it was exported in May. Some vessels expect the Inspectorate of the SKCC for more than 3 months. This is over $ 1 billion in losses that are placed on the final cost of food for the world. Thus, Russia once again found a way to limit the world in food. The blocking of registration of the new incoming fleet, as well as the blocking of the largest port "Southern", is a gross violation of the conditions of the grain initiative, under which the aggressor country has signed.</text:p>
      <text:p text:style-name="P4">
<draw:frame draw:style-name="fr1" draw:name="Image218" text:anchor-type="as-char" svg:width="6.9236in" svg:height="4.615733in" draw:z-index="0">
<draw:image xlink:href="../Images/AРМІЯINFORM/2023-06-02T36-00-00-04-00/349927342_918929472499085_6564547853217111677_n.jpg" xlink:type="simple" xlink:show="embed" xlink:actuate="onLoad" draw:mime-type="image/jpeg"/>
</draw:frame>
The Ukrainian delegation sent a letter to the CCC Secretariat, demanding that the full work of 3 inspection teams and 9 inspections per day, which is required, require the SCC procedure. Ukrainian inspectors are currently in the SKCTA ready to get to work immediately in case of registration of ship registration.</text:p>
      <text:p text:style-name="P4">
We hope that the initiative partners will still find the decision and get this blackmail of Russia around the world. After all, the importance of the grain initiative is drawn to the global food market and the world should not be silent.</text:p>
      <text:p text:style-name="P4">
We will remind that in 10 months of work of grain initiative more than 30.5 million tons of products of Ukrainian farmers have been exported. Seven months continued to grow and inhibit work by the Russian delegation in the SKCC, as a result of the world, at least 20 million tons of food have not received.</text:p>
      <text:p text:style-name="P4">
News Source: <text:a xlink:type="simple" xlink:href="https://armyinform.com.ua/2023/06/02/rosiya-znovu-bezpidstavno-zablokuvala-robotu-zernovogo-korydoru/" text:style-name="Internet_20_link" text:visited-style-name="Visited_20_Internet_20_Link">
https://armyinform.com.ua/2023/06/02/rosiya-znovu-bezpidstavno-zablokuvala-robotu-zernovogo-korydoru/</text:a>
</text:p>
      <!--NEWS-->
      <text:h text:style-name="P10" text:outline-level="1">
<text:span text:style-name="T4">
The European Parliament has approved an increase in ammunition production for Ukraine</text:span>
</text:h>
      <text:p text:style-name="P4">
Author: ['АРМІЯINFORM']</text:p>
      <text:p text:style-name="P4">
Time: 2023-06-02T37:00:00-04:00</text:p>
      <text:p text:style-name="P4">
Description: The deputies of the same parliament were circulated by the act of IZ Pidrimki Vobrima Boyspassians ... The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bda8e7dcb8c3d79a7c6a6cb01c2843f3.jpeg" text:style-name="Internet_20_link" text:visited-style-name="Visited_20_Internet_20_Link">
bda8e7dcb8c3d79a7c6a6cb01c2843f3.jpeg</text:a>
']</text:p>
      <text:p text:style-name="P4">
Tags: ['STOPRUSSIA', 'АГРЕСІЯ РФ']</text:p>
      <text:p text:style-name="P4">
Category: News</text:p>
      <!--METADATA-->
      <text:p text:style-name="P4">
<draw:frame draw:style-name="fr1" draw:name="Image219" text:anchor-type="as-char" svg:width="6.9236in" svg:height="3.63489in" draw:z-index="0">
<draw:image xlink:href="../Images/AРМІЯINFORM/2023-06-02T37-00-00-04-00/bda8e7dcb8c3d79a7c6a6cb01c2843f3.jpeg" xlink:type="simple" xlink:show="embed" xlink:actuate="onLoad" draw:mime-type="image/jpeg"/>
</draw:frame>
Illustrative photo</text:p>
      <text:p text:style-name="P4">
The deputies of the European Parliament approved the Act for the Support of Production(ASAP), which will help to increase the capabilities of the defense industry, in particular for the supply of ammunition to Ukraine.</text:p>
      <text:p text:style-name="P4">
About it reports <text:a xlink:type="simple" xlink:href="https://www.europarl.europa.eu/news/en/press-room/20230524IPR91909/meps-endorse-plan-to-provide-more-ammunition-for-ukraine" text:style-name="Internet_20_link" text:visited-style-name="Visited_20_Internet_20_Link">
press service</text:a>
European Parliament.</text:p>
      <text:p text:style-name="P4">
It is also noted that the document was supported by 446 deputies, 67 were supported, and 112 were maintained.</text:p>
      <text:p text:style-name="P4">
“Today's decision marks a significant step forward to security and defense of the Union, and especially in the adamant support of Ukraine in the face of Russian aggression. This document will strengthen our ability to respond to security challenges. This is the victory of Europe and our collective security. Parliament is now ready to deal with the Council, and we look forward to reaching the agreement as soon as possible, ”said Christian Bushai negotiation group.</text:p>
      <text:p text:style-name="P4">
The deputies will now begin negotiations with the EU Council in order to achieve political assignment, after which the European Parliament will vote in July.</text:p>
      <text:p text:style-name="P4">
News Source: <text:a xlink:type="simple" xlink:href="https://armyinform.com.ua/2023/06/02/yevroparlament-shvalyv-zbilshennya-vyrobnycztva-boyeprypasiv-dlya-ukrayiny/" text:style-name="Internet_20_link" text:visited-style-name="Visited_20_Internet_20_Link">
https://armyinform.com.ua/2023/06/02/yevroparlament-shvalyv-zbilshennya-vyrobnycztva-boyeprypasiv-dlya-ukrayiny/</text:a>
</text:p>
      <!--NEWS-->
      <text:h text:style-name="P10" text:outline-level="1">
<text:span text:style-name="T4">
Another enemy shelling of Kherson region - an investigation has been started</text:span>
</text:h>
      <text:p text:style-name="P4">
Author: ['АРМІЯINFORM']</text:p>
      <text:p text:style-name="P4">
Time: 2023-06-02T38:00:00-04:00</text:p>
      <text:p text:style-name="P4">
Description: For the proprietary Kerivnitvva of the Khersonskoye, the Berislavo district prosecutors of the roset ... War with Ukraine 2022, the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photo_2023-06-01_17-04-14.jpg" text:style-name="Internet_20_link" text:visited-style-name="Visited_20_Internet_20_Link">
photo_2023-06-01_17-04-14.jpg</text:a>
']</text:p>
      <text:p text:style-name="P4">
Tags: ['STOPRUSSIA', 'АГРЕСІЯ РФ']</text:p>
      <text:p text:style-name="P4">
Category: News</text:p>
      <!--METADATA-->
      <text:p text:style-name="P4">
<draw:frame draw:style-name="fr1" draw:name="Image220" text:anchor-type="as-char" svg:width="6.9236in" svg:height="5.207431in" draw:z-index="0">
<draw:image xlink:href="../Images/AРМІЯINFORM/2023-06-02T38-00-00-04-00/photo_2023-06-01_17-04-14.jpg" xlink:type="simple" xlink:show="embed" xlink:actuate="onLoad" draw:mime-type="image/jpeg"/>
</draw:frame>
Under the procedural leadership of the Kherson and Beryslav district prosecutors, a pre -trial investigation in criminal proceedings on the fact(Part 1 of Art. 438 of the Criminal Code of Ukraine).</text:p>
      <text:p text:style-name="P4">
Про це y Telegram <text:a xlink:type="simple" xlink:href="https://t.me/pgo_gov_ua" text:style-name="Internet_20_link" text:visited-style-name="Visited_20_Internet_20_Link">
повідомляє</text:a>
General Prosecutor's Office.</text:p>
      <text:p text:style-name="P4">
“According to the investigation, on June 1, 2023, the Russian military was attacked by Kherson and settlements of the region. As a result of shelling in the Kherson Taraslav districts, about 15 people were injured. Data are specified. Hard houses, outbuildings, shop, ”the presentation said.</text:p>
      <text:p text:style-name="P4">
Prosecutors, together with the investigators, carry out priority measures for fixing the RF.</text:p>
      <text:p text:style-name="P4">
News Source: <text:a xlink:type="simple" xlink:href="https://armyinform.com.ua/2023/06/02/chergovyj-vorozhyj-obstril-hersonshhyny-rozpochato-rozsliduvannya/" text:style-name="Internet_20_link" text:visited-style-name="Visited_20_Internet_20_Link">
https://armyinform.com.ua/2023/06/02/chergovyj-vorozhyj-obstril-hersonshhyny-rozpochato-rozsliduvannya/</text:a>
</text:p>
      <!--NEWS-->
      <text:h text:style-name="P10" text:outline-level="1">
<text:span text:style-name="T4">
A serviceman</text:span>
</text:h>
      <text:p text:style-name="P4">
Author: ['АРМІЯINFORM']</text:p>
      <text:p text:style-name="P4">
Time: 2023-06-02T39:00:00-04:00</text:p>
      <text:p text:style-name="P4">
Description: VIISKOVOVOVOVEV of the Russian Federation about the situation of Bil Liman that Kreklin: Pensant Rospovіd about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9/gur-perehoplennya.jpg" text:style-name="Internet_20_link" text:visited-style-name="Visited_20_Internet_20_Link">
gur-perehoplennya.jpg</text:a>
']</text:p>
      <text:p text:style-name="P4">
Tags: ['STOPRUSSIA', 'ГУР МО УКРАЇНИ']</text:p>
      <text:p text:style-name="P4">
Category: News</text:p>
      <!--METADATA-->
      <text:p text:style-name="P4">
<draw:frame draw:style-name="fr1" draw:name="Image221" text:anchor-type="as-char" svg:width="6.9236in" svg:height="4.615733in" draw:z-index="0">
<draw:image xlink:href="../Images/AРМІЯINFORM/2023-06-02T39-00-00-04-00/gur-perehoplennya.jpg" xlink:type="simple" xlink:show="embed" xlink:actuate="onLoad" draw:mime-type="image/jpeg"/>
</draw:frame>
Illustrative photo</text:p>
      <text:p text:style-name="P4">
The Russian serviceman about the situation near estuaries and Kreminna: the occupantant talks about the loss of personnel, in which 90 people after the storm lived 6.</text:p>
      <text:p text:style-name="P4">
Phone conversation <text:a xlink:type="simple" xlink:href="https://t.me/DIUkraine" text:style-name="Internet_20_link" text:visited-style-name="Visited_20_Internet_20_Link">
Posted</text:a>
Golovna managed -nan -nodes of the Ministry of Defense of Ukraine.</text:p>
      <text:p text:style-name="P4">
<text:span text:style-name="T5">
“Here and the commanders are still stupid, you explain to him here, and he, bl</text:span>
, go<text:span text:style-name="T5">
th, go”; * “On the news, they show everything, they say that everything is beautiful and fluffy”; * “It will not end soon, here is just P</text:span>
 Zad, not that war”; <text:span text:style-name="T5">
“The boys are all who were in Chechnya, they say</text:span>
bat-<text:span text:style-name="T5">
bat, where we got to the</text:span>
th”; <text:span text:style-name="T5">
"They fly from above, nah</text:span>
th, birds<text:span text:style-name="T5">
Baths, throw off voki-x</text:span>
eki."</text:p>
      <text:p text:style-name="P4">
For the lean, Vyutniy Zlorchin, the health of the opposition, will be fair.</text:p>
      <text:p text:style-name="P4">
News Source: <text:a xlink:type="simple" xlink:href="https://armyinform.com.ua/2023/06/02/vijskovosluzhbovecz-rf-pro-sytuacziyu-bilya-lymanu-ta-kreminnoyi-perehoplennya-gur/" text:style-name="Internet_20_link" text:visited-style-name="Visited_20_Internet_20_Link">
https://armyinform.com.ua/2023/06/02/vijskovosluzhbovecz-rf-pro-sytuacziyu-bilya-lymanu-ta-kreminnoyi-perehoplennya-gur/</text:a>
</text:p>
      <!--NEWS-->
      <text:h text:style-name="P10" text:outline-level="1">
<text:span text:style-name="T4">
The SBU eliminated the shadow scheme of sale of Ukrainian goods for the military industry of the aggressor country</text:span>
</text:h>
      <text:p text:style-name="P4">
Author: ['АРМІЯINFORM']</text:p>
      <text:p text:style-name="P4">
Time: 2023-06-02T40:00:00-04:00</text:p>
      <text:p text:style-name="P4">
Description: SBU Vikrila Pidprimtziv at Sumshchini, Yaki sold a friend for Vіsyskovo prose -word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2023-06-01_17-27-47.jpg" text:style-name="Internet_20_link" text:visited-style-name="Visited_20_Internet_20_Link">
photo_2023-06-01_17-27-47.jpg</text:a>
']</text:p>
      <text:p text:style-name="P4">
Tags: ['STOPRUSSIA', 'АГРЕСІЯ РФ', 'ВТОРГНЕННЯ РФ']</text:p>
      <text:p text:style-name="P4">
Category: News</text:p>
      <!--METADATA-->
      <text:p text:style-name="P4">
<draw:frame draw:style-name="fr1" draw:name="Image222" text:anchor-type="as-char" svg:width="6.9236in" svg:height="4.615733in" draw:z-index="0">
<draw:image xlink:href="../Images/AРМІЯINFORM/2023-06-02T40-00-00-04-00/photo_2023-06-01_17-27-47.jpg" xlink:type="simple" xlink:show="embed" xlink:actuate="onLoad" draw:mime-type="image/jpeg"/>
</draw:frame>
The SBU exposed entrepreneurs in Sumy region who sold goods for military industry in the Russian Federation. The equipment was organized by a resident of Sumy region - the owner of a local enterprise for the production of electrical equipment for various types of transport. Its accomplice is a former business partner who lived in Kiev Taboor registered as an internal displaced from Lugansk.</text:p>
      <text:p text:style-name="P4">
“The attackers have set up mass production of starters for diesel engines for the Russian railway. The finished products of the house in small batches were transported by DORF to bypass the checkpoints at the state border. In the territory of the aggressor of the attackers, their Russian partners were met, which were consumed for the goods and transported it to the enterprises "Roszaliznytsia", in particular in temporarily occupied Crimea. The "ordinary" value of one aggregate has established $ 850. However, the organizers of "Schemes" sold it to the Russians by the highest price, since in the Russian Federation there is a sharp lack of corresponding complexes through sanctions, " - the message reads.</text:p>
      <text:p text:style-name="P4">
In the future, the enemy used the purchased spare parts to repair locomotives, which reigned the Russian troops from the Ukrainian Peninsula.</text:p>
      <text:p text:style-name="P4">
The SBU staff detained both persons involved in an attempt to transfer to the Rafnaya Party of Starters in the amount of 50 units.</text:p>
      <text:p text:style-name="P4">
During the searches at the production and at the addresses of the detainees found:</text:p>
      <ul>
        <li>
mobile phones, computers, financial and economic and technical documentation with evidence of criminal activity; * F-1 grenade with passion.</li>
      </ul>
      <text:p text:style-name="P4">
Currently, investigators of the Security Service have informed them of suspicion under Part 2 of Art. 28 and Part 1 Art. 111-2 of the Criminal Code of Ukraine(Assistance to the aggressor state, committed by a preliminary conspiracy by a group of persons).</text:p>
      <text:p text:style-name="P4">
Обидва фігуранта — під вартою. Триває розслідування для встановлення всіхобставин злочину та притягнення винних до відповідальності.</text:p>
      <text:p text:style-name="P4">
Зловмисникам загрожує до 12 років тюрми.</text:p>
      <text:p text:style-name="P4">
Джерело: <text:a xlink:type="simple" xlink:href="https://t.me/SBUkr" text:style-name="Internet_20_link" text:visited-style-name="Visited_20_Internet_20_Link">
Служба безпеки України</text:a>
</text:p>
      <text:p text:style-name="P4">
News Source: <text:a xlink:type="simple" xlink:href="https://armyinform.com.ua/2023/06/02/sbu-likviduvala-tinovu-shemu-prodazhu-ukrayinskyh-tovariv-dlya-vijskovoyi-promyslovosti-krayiny-agresora/" text:style-name="Internet_20_link" text:visited-style-name="Visited_20_Internet_20_Link">
https://armyinform.com.ua/2023/06/02/sbu-likviduvala-tinovu-shemu-prodazhu-ukrayinskyh-tovariv-dlya-vijskovoyi-promyslovosti-krayiny-agresora/</text:a>
</text:p>
      <!--NEWS-->
      <text:h text:style-name="P10" text:outline-level="1">
<text:span text:style-name="T4">
Ministry and Nokia will work to restore the Internet IP ’</text:span>
</text:h>
      <text:p text:style-name="P4">
Author: ['АРМІЯINFORM']</text:p>
      <text:p text:style-name="P4">
Time: 2023-06-02T41:00:00-04:00</text:p>
      <text:p text:style-name="P4">
Description: The team of the digitalist of digital transformanes for the nokia launching Pilotniy Prochk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zvvvyazok.jpeg" text:style-name="Internet_20_link" text:visited-style-name="Visited_20_Internet_20_Link">
zvvvyazok.jpeg</text:a>
']</text:p>
      <text:p text:style-name="P4">
Tags: ['STOPRUSSIA', 'АГРЕСІЯ РФ', 'ВТОРГНЕННЯ РФ', 'МІНЦИФРА']</text:p>
      <text:p text:style-name="P4">
Category: News</text:p>
      <!--METADATA-->
      <text:p text:style-name="P4">
<draw:frame draw:style-name="fr1" draw:name="Image223" text:anchor-type="as-char" svg:width="6.9236in" svg:height="3.894525in" draw:z-index="0">
<draw:image xlink:href="../Images/AРМІЯINFORM/2023-06-02T41-00-00-04-00/zvvvyazok.jpeg" xlink:type="simple" xlink:show="embed" xlink:actuate="onLoad" draw:mime-type="image/jpeg"/>
</draw:frame>
The Ministry of Digital Transformation Team, with the support of Nokia, launches a pilot project for the modernization of Internet networks in Ukraine.</text:p>
      <text:p text:style-name="P4">
About it <text:a xlink:type="simple" xlink:href="https://thedigital.gov.ua/news/suchasniy-ta-stiykiy-do-obstriliv-zvyazok-mintsifra-i-nokia-pratsyuvatimut-nad-vidnovlennyam-internet-merezh-u-prifrontovikh-mistakh" text:style-name="Internet_20_link" text:visited-style-name="Visited_20_Internet_20_Link">
reports</text:a>
The Ministry of Digital Transformation press service.</text:p>
      <text:p text:style-name="P4">
“In wartime, communication and Internet are technological advantage over the enemy. One major priority tasks are to provide more than 1 million Ukrainians - residents of the spiral settlements with a high -speed Internet that is not dependent and is resistant to regular shelling. I am grateful to the Nokia, who were the first to visit and joined the project for the recovery of the Telecom. GOOVOVO to provide the most up-to-date equipment for pre-Internet and mobile communications, ”said Viceremier-Minister for Innovation, Development of Education, Science and Technology-Minister of Digital Transformation Mikhailofedorov.</text:p>
      <text:p text:style-name="P4">
It is noted that within the project will be updated by telecom-equipment, the transition to energy independent <text:a xlink:type="simple" xlink:href="https://www.ukrinform.ua/tag-internet" text:style-name="Internet_20_link" text:visited-style-name="Visited_20_Internet_20_Link">
Internet</text:a>
-The networks.</text:p>
      <text:p text:style-name="P4">
“They are more protected and resistant to shelling and disconnect. This will allow Ukrainian to be communicated even under critical conditions, and providers do not put workers in danger, ”the Mincrifters emphasized.</text:p>
      <text:p text:style-name="P4">
The ministry added that 20% of the territory of Ukraine were occupied by a complete restoration of the destroyed digital infrastructure, so the first stage of the project will be evaluated and analysis of destruction. Next - the design of modernized networks, construction and updating of equipment.</text:p>
      <text:p text:style-name="P4">
6 settlements in Kherson, Kharkiv, Kyiv, Sumy and Chernihiv regions are considered to launch the pilot project. The first area, Zamutky, is planned to deploy a project - Kherson.</text:p>
      <text:p text:style-name="P4">
“After a pilot launch in several settlements, we plan to scalable the initiative. For Ukrainian communications to be more stable and non -volatile, ”the Ministry of Degree was added.</text:p>
      <text:p text:style-name="P4">
News Source: <text:a xlink:type="simple" xlink:href="https://armyinform.com.ua/2023/06/02/minczyfry-ta-nokia-praczyuvatymut-nad-vidnovlennyam-internet-zvyazku-u-pryfrontovyh-mistah/" text:style-name="Internet_20_link" text:visited-style-name="Visited_20_Internet_20_Link">
https://armyinform.com.ua/2023/06/02/minczyfry-ta-nokia-praczyuvatymut-nad-vidnovlennyam-internet-zvyazku-u-pryfrontovyh-mistah/</text:a>
</text:p>
      <!--NEWS-->
      <text:h text:style-name="P10" text:outline-level="1">
<text:span text:style-name="T4">
Defenders of Ukraine reflected 25 enemy attacks during the day</text:span>
</text:h>
      <text:p text:style-name="P4">
Author: ['АРМІЯINFORM']</text:p>
      <text:p text:style-name="P4">
Time: 2023-06-02T42:00:00-04:00</text:p>
      <text:p text:style-name="P4">
Description: The enemy is the sinking of Zoedzhuvati basic Zuill at the pursuing of a redundan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24" text:anchor-type="as-char" svg:width="6.9236in" svg:height="4.615733in" draw:z-index="0">
<draw:image xlink:href="../Images/AРМІЯINFORM/2023-06-02T42-00-00-04-00/foto_8_zsu.jpg" xlink:type="simple" xlink:show="embed" xlink:actuate="onLoad" draw:mime-type="image/jpeg"/>
</draw:frame>
Illustrative Photo <text:span text:style-name="T4">
 🔥 Situation on Russian invasion </text:span>
</text:p>
      <text:p text:style-name="P4">
The enemy continues to concentrate the basic efforts on attempts from full occupation of the Luhansk and Donetsk regions. During the last day, the defense units have reflected 25 enemy attacks.</text:p>
      <text:p text:style-name="P4">
About it on Facebook <text:a xlink:type="simple" xlink:href="https://www.facebook.com/GeneralStaff.ua/posts/pfbid0fW55yghPLGZnk1ojwt27KfijojCMTCHfTw9eZ1rW27n8fdrGjnmk5hkkDzxkvGskl" text:style-name="Internet_20_link" text:visited-style-name="Visited_20_Internet_20_Link">
reports</text:a>
The General Staff of the Armed Forces.</text:p>
      <text:p text:style-name="P4">
“In the Liman direction during the last day, the enemy conducted unsuccessful successive actions in the Bigorivka area of Luhansk region and a controversial hype. And on Marinski - our defenders repelled all the attacks of the enemy in the city of Marinka, ”the message reads.</text:p>
      <text:p text:style-name="P4">
News Source: <text:a xlink:type="simple" xlink:href="https://armyinform.com.ua/2023/06/02/zahysnyky-ukrayiny-protyagom-doby-vidbyly-25-vorozhyh-atak/" text:style-name="Internet_20_link" text:visited-style-name="Visited_20_Internet_20_Link">
https://armyinform.com.ua/2023/06/02/zahysnyky-ukrayiny-protyagom-doby-vidbyly-25-vorozhyh-atak/</text:a>
</text:p>
      <!--NEWS-->
      <text:h text:style-name="P10" text:outline-level="1">
<text:span text:style-name="T4">
At night the air defense forces destroyed 15 rockets and 18 shahd enemy</text:span>
</text:h>
      <text:p text:style-name="P4">
Author: ['АРМІЯINFORM']</text:p>
      <text:p text:style-name="P4">
Time: 2023-06-02T43:00:00-04:00</text:p>
      <text:p text:style-name="P4">
Description: TsI -Nonchi, behind the Daniy, Rosіyski aggressori struck for a blow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po_1.jpg" text:style-name="Internet_20_link" text:visited-style-name="Visited_20_Internet_20_Link">
ppo_1.jpg</text:a>
']</text:p>
      <text:p text:style-name="P4">
Tags: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225" text:anchor-type="as-char" svg:width="6.9236in" svg:height="4.32148in" draw:z-index="0">
<draw:image xlink:href="../Images/AРМІЯINFORM/2023-06-02T43-00-00-04-00/ppo_1.jpg" xlink:type="simple" xlink:show="embed" xlink:actuate="onLoad" draw:mime-type="image/jpeg"/>
</draw:frame>
** 🔥I</text:p>
      <text:p text:style-name="P4">
This night, according to preliminary data, Russian aggressors used 15 winged rockets and 18 Iranian drones-Kamikadze "Shahd" for the blows of the Ukrainian-all the general targets were destroyed.</text:p>
      <text:p text:style-name="P4">
About it on Facebook <text:a xlink:type="simple" xlink:href="https://www.facebook.com/GeneralStaff.ua/posts/pfbid0fW55yghPLGZnk1ojwt27KfijojCMTCHfTw9eZ1rW27n8fdrGjnmk5hkkDzxkvGskl" text:style-name="Internet_20_link" text:visited-style-name="Visited_20_Internet_20_Link">
reports</text:a>
The General Staff of the Armed Forces.</text:p>
      <text:p text:style-name="P4">
“The Russian Federation, having suffered great losses, continues to use the tacticter, trying to intimidate the population of Ukraine. Previously. Those night traveled to strike 15 winged rockets(The type is specified)and 18 Iranian shock -offs "ShahED" - all these air purposes were destroyed by our defenders. The information is specified, ”the message reads.</text:p>
      <text:p text:style-name="P4">
News Source: <text:a xlink:type="simple" xlink:href="https://armyinform.com.ua/2023/06/02/vnochi-syly-ppo-znyshhyly-15-raket-i-18-shahed-protyvnyka/" text:style-name="Internet_20_link" text:visited-style-name="Visited_20_Internet_20_Link">
https://armyinform.com.ua/2023/06/02/vnochi-syly-ppo-znyshhyly-15-raket-i-18-shahed-protyvnyka/</text:a>
</text:p>
      <!--NEWS-->
      <text:h text:style-name="P10" text:outline-level="1">
<text:span text:style-name="T4">
In Kherson region, the occupiers threaten to stop electricity to Ukrainians without Russian documents</text:span>
</text:h>
      <text:p text:style-name="P4">
Author: ['АРМІЯINFORM']</text:p>
      <text:p text:style-name="P4">
Time: 2023-06-02T44:00:00-04:00</text:p>
      <text:p text:style-name="P4">
Description: Rosіyski Passion for Primusov Passportsatsy in the Timchasovo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2/11/okupanty.jpg" text:style-name="Internet_20_link" text:visited-style-name="Visited_20_Internet_20_Link">
okupanty.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226" text:anchor-type="as-char" svg:width="6.9236in" svg:height="4.233287in" draw:z-index="0">
<draw:image xlink:href="../Images/AРМІЯINFORM/2023-06-02T44-00-00-04-00/okupanty.jpg" xlink:type="simple" xlink:show="embed" xlink:actuate="onLoad" draw:mime-type="image/jpeg"/>
</draw:frame>
Illustrative Photo <text:span text:style-name="T4">
 🔥 Situation on Russian invasion </text:span>
</text:p>
      <text:p text:style-name="P4">
Russian invaders continue forced certification of the population in the temporarily seized territories of Kherson region. In particular, the Russian occupation administration has determined on September 1 this year the final term of receiving the passport of a citizen of the Russian Federation with a compulsory written refusal of the Ukrainian passport. Local energy companies also inform the pro -reissue of new electricity supply contracts for the presence of a Russian passport.</text:p>
      <text:p text:style-name="P4">
About it on Facebook <text:a xlink:type="simple" xlink:href="https://www.facebook.com/GeneralStaff.ua/posts/pfbid0fW55yghPLGZnk1ojwt27KfijojCMTCHfTw9eZ1rW27n8fdrGjnmk5hkkDzxkvGskl" text:style-name="Internet_20_link" text:visited-style-name="Visited_20_Internet_20_Link">
reports</text:a>
The General Staff of the Armed Forces.</text:p>
      <text:p text:style-name="P4">
"All Ukrainian citizens who will refuse to receive Russian documents are threatened with the termination of electricity supply, deportation, confiscation of property and forced eviction from their own homes," - the testimony reads.</text:p>
      <text:p text:style-name="P4">
News Source: <text:a xlink:type="simple" xlink:href="https://armyinform.com.ua/2023/06/02/na-hersonshhyni-okupanty-pogrozhuyut-prypynyty-elektropostachannya-ukrayinczyam-bez-rosijskyh-dokumentiv/" text:style-name="Internet_20_link" text:visited-style-name="Visited_20_Internet_20_Link">
https://armyinform.com.ua/2023/06/02/na-hersonshhyni-okupanty-pogrozhuyut-prypynyty-elektropostachannya-ukrayinczyam-bez-rosijskyh-dokumentiv/</text:a>
</text:p>
      <!--NEWS-->
      <text:h text:style-name="P10" text:outline-level="1">
<text:span text:style-name="T4">
Our artillerymen of the last day impressed the management point and 5 artillery units of the racists</text:span>
</text:h>
      <text:p text:style-name="P4">
Author: ['АРМІЯINFORM']</text:p>
      <text:p text:style-name="P4">
Time: 2023-06-02T45:00:00-04:00</text:p>
      <text:p text:style-name="P4">
Description: Avіaatsіya forces of defense for Past Dob took 9 strokes in the areas of Zserdzhennya of Especially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morska-pihota-artylerysty.jpg" text:style-name="Internet_20_link" text:visited-style-name="Visited_20_Internet_20_Link">
morska-pihota-artylerysty.jpg</text:a>
']</text:p>
      <text:p text:style-name="P4">
Tags: ['STOPRUSSIA', 'АГРЕСІЯ РФ', 'ВІЙНА', 'ВТОРГНЕННЯ РФ', 'ГШ ЗСУ', 'ОПЕРАТИВНА ІНФОРМАЦІЯ', 'РАНКОВЕ ЗВЕДЕННЯ']</text:p>
      <text:p text:style-name="P4">
Category: News</text:p>
      <!--METADATA-->
      <text:p text:style-name="P4">
<draw:frame draw:style-name="fr1" draw:name="Image227" text:anchor-type="as-char" svg:width="6.9236in" svg:height="4.615733in" draw:z-index="0">
<draw:image xlink:href="../Images/AРМІЯINFORM/2023-06-02T45-00-00-04-00/morska-pihota-artylerysty.jpg" xlink:type="simple" xlink:show="embed" xlink:actuate="onLoad" draw:mime-type="image/jpeg"/>
</draw:frame>
Photo: Marines Command / Facebook <text:span text:style-name="T4">
 🔥 Situation of the Russian invasion </text:span>
</text:p>
      <text:p text:style-name="P4">
The aviation of defense forces over the past day has made 9 beats in the areas of concentration of personal staff and military equipment, as well as 4-on the anti-aircraft missile complexes of the enemy.</text:p>
      <text:p text:style-name="P4">
About it on Facebook <text:a xlink:type="simple" xlink:href="https://www.facebook.com/GeneralStaff.ua/posts/pfbid0fW55yghPLGZnk1ojwt27KfijojCMTCHfTw9eZ1rW27n8fdrGjnmk5hkkDzxkvGskl" text:style-name="Internet_20_link" text:visited-style-name="Visited_20_Internet_20_Link">
reports</text:a>
The General Staff of the Armed Forces.</text:p>
      <text:p text:style-name="P4">
Our defenders destroyed 2 enemy Lancet-type UAVs and 1 Orlan-10 reconnaissance UAV. The departments of missile troops and artillery in the last day were affected by 1 point of management, 1 anti-aircraft missile complex, 5 artillery units at fire positions, 9 areas of concentration and military equipment of the enemy.</text:p>
      <text:p text:style-name="P4">
News Source: <text:a xlink:type="simple" xlink:href="https://armyinform.com.ua/2023/06/02/nashi-artylerysty-mynuloyi-doby-vrazyly-punkt-upravlinnya-ta-5-artylerijskyh-pidrozdiliv-rashystiv/" text:style-name="Internet_20_link" text:visited-style-name="Visited_20_Internet_20_Link">
https://armyinform.com.ua/2023/06/02/nashi-artylerysty-mynuloyi-doby-vrazyly-punkt-upravlinnya-ta-5-artylerijskyh-pidrozdiliv-rashystiv/</text:a>
</text:p>
      <!--NEWS-->
      <text:h text:style-name="P10" text:outline-level="1">
<text:span text:style-name="T4">
Defense forces per day eliminated more than 500 invaders, destroyed 15 tanks, 27 artisystems and 12 BBM</text:span>
</text:h>
      <text:p text:style-name="P4">
Author: ['АРМІЯINFORM']</text:p>
      <text:p text:style-name="P4">
Time: 2023-06-02T46:00:00-04:00</text:p>
      <text:p text:style-name="P4">
Description: Zagalni Boyov, take the enemy on 02.24.22 to 02.06.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52e32ef8-acdf-48f3-a9be-080331cb7464-scaled.jpg" text:style-name="Internet_20_link" text:visited-style-name="Visited_20_Internet_20_Link">
52e32ef8-acdf-48f3-a9be-080331cb7464-scaled.jpg</text:a>
']</text:p>
      <text:p text:style-name="P4">
Tags: ['STOPRUSSIA', 'АГРЕСІЯ РФ', 'ВТОРГНЕННЯ РФ', 'ВТРАТИ ВОРОГА']</text:p>
      <text:p text:style-name="P4">
Category: News</text:p>
      <!--METADATA-->
      <text:p text:style-name="P4">
<draw:frame draw:style-name="fr1" draw:name="Image228" text:anchor-type="as-char" svg:width="6.9236in" svg:height="6.975527in" draw:z-index="0">
<draw:image xlink:href="../Images/AРМІЯINFORM/2023-06-02T46-00-00-04-00/52e32ef8-acdf-48f3-a9be-080331cb7464-scaled.jpg" xlink:type="simple" xlink:show="embed" xlink:actuate="onLoad" draw:mime-type="image/jpeg"/>
</draw:frame>
The total fighting loss of the enemy from 24.02.22 to 02.06.23 will be orientated:</text:p>
      <text:p text:style-name="P4">
<text:span text:style-name="T4">
<text:span text:style-name="T5">
 Personnel - </text:span>
* 208910(+540)persons eliminated</text:span>
<text:span text:style-name="T5">
 tanks - </text:span>
<text:span text:style-name="T5">
 3819(+15)</text:span>
<text:span text:style-name="T4">
 combat armored vehicles - </text:span>
 7490(+12)<text:span text:style-name="T4">
<text:span text:style-name="T5">
 Artillery systems - </text:span>
<text:span text:style-name="T5">
 3501(+27)</text:span>
 </text:span>
 RSZV - <text:span text:style-name="T4">
 575(0)</text:span>
<text:span text:style-name="T5">
 air defense - </text:span>
<text:span text:style-name="T5">
 335(+2)</text:span>
<text:span text:style-name="T4">
 aircraft - </text:span>
 313(0)<text:span text:style-name="T4">
<text:span text:style-name="T5">
 helicopters - </text:span>
* 298(0)</text:span>
<text:span text:style-name="T5">
 UAV Operative-tactical level-</text:span>
<text:span text:style-name="T5">
 3137(+6)</text:span>
<text:span text:style-name="T4">
 Winged missiles - </text:span>
 1117(+10)<text:span text:style-name="T4">
<text:span text:style-name="T5">
 ships / boats - </text:span>
* 18(0)</text:span>
<text:span text:style-name="T5">
 Automobile equipment and tanks - </text:span>
<text:span text:style-name="T5">
 6267(+28)</text:span>
<text:span text:style-name="T4">
 Special Technique - </text:span>
 465(+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2.06.23.</text:p>
      <text:p text:style-name="P4">
News Source: <text:a xlink:type="simple" xlink:href="https://armyinform.com.ua/2023/06/02/syly-oborony-za-dobu-likviduvaly-ponad-500-okupantiv-znyshhyly-15-tankiv-27-artsystem-i-12-bbm/" text:style-name="Internet_20_link" text:visited-style-name="Visited_20_Internet_20_Link">
https://armyinform.com.ua/2023/06/02/syly-oborony-za-dobu-likviduvaly-ponad-500-okupantiv-znyshhyly-15-tankiv-27-artsystem-i-12-bbm/</text:a>
</text:p>
      <!--NEWS-->
      <text:h text:style-name="P10" text:outline-level="1">
<text:span text:style-name="T4">
We build a flexible model of preparation in the conditions of hostilities of high intensity - Alexander Pavlyuk</text:span>
</text:h>
      <text:p text:style-name="P4">
Author: ['АРМІЯINFORM']</text:p>
      <text:p text:style-name="P4">
Time: 2023-06-02T47:00:00-04:00</text:p>
      <text:p text:style-name="P4">
Description: Prioritize the intertwine of the Urahovanni to the consumption of the forces of the defense of Ukraine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7b87535335b03d05944a71a9d87da8f2c722565.jpg" text:style-name="Internet_20_link" text:visited-style-name="Visited_20_Internet_20_Link">
37b87535335b03d05944a71a9d87da8f2c722565.jpg</text:a>
', '<text:a xlink:type="simple" xlink:href="https://armyinform.com.ua/wp-content/uploads/2023/06/adb9abb54765801db48be3cccdc791c07f8c6bc3-150x150.jpg" text:style-name="Internet_20_link" text:visited-style-name="Visited_20_Internet_20_Link">
adb9abb54765801db48be3cccdc791c07f8c6bc3-150x150.jpg</text:a>
', '<text:a xlink:type="simple" xlink:href="https://armyinform.com.ua/wp-content/uploads/2023/06/6f942a1f0d7eaffff4da29bb625b00d357e9a850-150x150.jpg" text:style-name="Internet_20_link" text:visited-style-name="Visited_20_Internet_20_Link">
6f942a1f0d7eaffff4da29bb625b00d357e9a850-150x150.jpg</text:a>
', '<text:a xlink:type="simple" xlink:href="https://armyinform.com.ua/wp-content/uploads/2023/06/c4ece7715c23710e571eaf40b7aaa6a35db8dcf3-150x150.jpg" text:style-name="Internet_20_link" text:visited-style-name="Visited_20_Internet_20_Link">
c4ece7715c23710e571eaf40b7aaa6a35db8dcf3-150x150.jpg</text:a>
']</text:p>
      <text:p text:style-name="P4">
Tags: ['ОЛЕКСАНДР ПАВЛЮК', 'СТАНДАРТИ НАТО']</text:p>
      <text:p text:style-name="P4">
Category: News</text:p>
      <!--METADATA-->
      <text:p text:style-name="P4">
<draw:frame draw:style-name="fr1" draw:name="Image229" text:anchor-type="as-char" svg:width="6.9236in" svg:height="4.608521in" draw:z-index="0">
<draw:image xlink:href="../Images/AРМІЯINFORM/2023-06-02T47-00-00-04-00/37b87535335b03d05944a71a9d87da8f2c722565.jpg" xlink:type="simple" xlink:show="embed" xlink:actuate="onLoad" draw:mime-type="image/jpeg"/>
</draw:frame>
Priority directions of development of military education, taking into account the needs of Siloboron of Ukraine and the course for integration to the standard training systems, were discussed by representatives of the Ministry of Defense and General Staff of the Armed Forces at the Hodispil meeting chaired by the First Deputy Minister of Defense of Ukraine Lieutenant-Lieutenant Pavlyuk.</text:p>
      <text:p text:style-name="P4">
During the meeting, participants exchanged views and visions about training of military specialists in the conditions of armed aggression of the Russian Federation. The Deputy Minister of Defense of Ukraine Lieutenant General Oleksandr Pavlyuk noted that the eagle of large-scale Russian invasion, the transformational processes of the insertion and educational sphere have become even more relevant. And qualitative changes in the training of the training of Ukrainian servicemen are reflected in the success of Napoli Battle.</text:p>
      <text:p text:style-name="P4">
“The modern model of military education in Ukraine is both normative and practically relevant to the criteria of the North Atlantic Alliance. And we are already moving further - by a flexible model of preparation, which meets the needs of siloboron in the conditions of hostilities of high intensity. We study and systematize the combat experience, because it is value not only for our military educational institutions, but also by NATO partners, ”said Lieutenant General Alexander Pavlyuk.</text:p>
      <text:p text:style-name="P4">
<text:a xlink:type="simple" xlink:href="https://armyinform.com.ua/wp-content/uploads/2023/06/adb9abb54765801db48be3cccdc791c07f8c6bc3.jpg" text:style-name="Internet_20_link" text:visited-style-name="Visited_20_Internet_20_Link">
!(Images/AРМІЯINFORM/2023-06-02T47-00-00-04-00/adb9abb54765801db48be3cccdc791c07f8c6bc3-150x150.jpg)</text:a>
</text:p>
      <text:p text:style-name="P4">
<text:a xlink:type="simple" xlink:href="https://armyinform.com.ua/wp-content/uploads/2023/06/6f942a1f0d7eaffff4da29bb625b00d357e9a850.jpg" text:style-name="Internet_20_link" text:visited-style-name="Visited_20_Internet_20_Link">
<draw:frame draw:style-name="fr1" draw:name="Image230" text:anchor-type="as-char" svg:width="6.9236in" svg:height="6.9236in" draw:z-index="0">
<draw:image xlink:href="../Images/AРМІЯINFORM/2023-06-02T47-00-00-04-00/6f942a1f0d7eaffff4da29bb625b00d357e9a850-150x150.jpg" xlink:type="simple" xlink:show="embed" xlink:actuate="onLoad" draw:mime-type="image/jpeg"/>
</draw:frame>
</text:a>
</text:p>
      <text:p text:style-name="P4">
<text:a xlink:type="simple" xlink:href="https://armyinform.com.ua/wp-content/uploads/2023/06/c4ece7715c23710e571eaf40b7aaa6a35db8dcf3.jpg" text:style-name="Internet_20_link" text:visited-style-name="Visited_20_Internet_20_Link">
<draw:frame draw:style-name="fr1" draw:name="Image231" text:anchor-type="as-char" svg:width="6.9236in" svg:height="6.9236in" draw:z-index="0">
<draw:image xlink:href="../Images/AРМІЯINFORM/2023-06-02T47-00-00-04-00/c4ece7715c23710e571eaf40b7aaa6a35db8dcf3-150x150.jpg" xlink:type="simple" xlink:show="embed" xlink:actuate="onLoad" draw:mime-type="image/jpeg"/>
</draw:frame>
</text:a>
</text:p>
      <text:p text:style-name="P4">
<text:span text:style-name="T4">
 Source: </text:span>
 _ <text:a xlink:type="simple" xlink:href="https://www.mil.gov.ua/news/2023/06/01/buduemo-gnuchku-model-pidgotovki-v-umovah-voennih-dij-visokoi-intensivnosti-oleksandr-pavlyuk/" text:style-name="Internet_20_link" text:visited-style-name="Visited_20_Internet_20_Link">
Ministry of Defense of Ukraine</text:a>
_</text:p>
      <text:p text:style-name="P4">
News Source: <text:a xlink:type="simple" xlink:href="https://armyinform.com.ua/2023/06/02/buduyemo-gnuchku-model-pidgotovky-v-umovah-voyennyh-dij-vysokoyi-intensyvnosti-oleksandr-pavlyuk/" text:style-name="Internet_20_link" text:visited-style-name="Visited_20_Internet_20_Link">
https://armyinform.com.ua/2023/06/02/buduyemo-gnuchku-model-pidgotovky-v-umovah-voyennyh-dij-vysokoyi-intensyvnosti-oleksandr-pavlyuk/</text:a>
</text:p>
      <!--NEWS-->
      <text:h text:style-name="P10" text:outline-level="1">
<text:span text:style-name="T4">
"The Epicenter of the Night attack became the capital again" - Yuri Ignat</text:span>
</text:h>
      <text:p text:style-name="P4">
Author: ['Анастасія Олехнович']</text:p>
      <text:p text:style-name="P4">
Time: 2023-06-02T48:00:00-04:00</text:p>
      <text:p text:style-name="P4">
Description: Rosiyski Vіsyska in the NICH on 2 worms, healthy a chergo blow to Ukrainian, having stanke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ВТОРГНЕННЯ РФ', 'ЄДИНІ НОВИНИ', 'РАКЕТНІ АТАКИ РФ', 'ЮРІЙ ІГНАТ']</text:p>
      <text:p text:style-name="P4">
Category: News</text:p>
      <!--METADATA-->
      <text:p text:style-name="P4">
<draw:frame draw:style-name="fr1" draw:name="Image232" text:anchor-type="as-char" svg:width="6.9236in" svg:height="4.612849in" draw:z-index="0">
<draw:image xlink:href="../Images/AРМІЯINFORM/2023-06-02T48-00-00-04-00/rechnyk-ps-zsu-yurij-ignat.jpg" xlink:type="simple" xlink:show="embed" xlink:actuate="onLoad" draw:mime-type="image/jpeg"/>
</draw:frame>
Colonel Ignatius Ignatius Colonel. Illustrative photo</text:p>
      <text:p text:style-name="P4">
Russian troops made another blow to Ukraine on the night of June 2, using winged missiles and drones. The epicenter of the night attack was again our capital. Over the past six days, this is a sixth blow to Kiev. Air Force spokesman Yuri Ignat reported about this air of the only news.</text:p>
      <ul>
        <li>
According to preliminary information, all the goals were shot, we worked successfully, - said Yuri Ignat. - The attack was combined. Currently, we clarify the information of rockets and drones. It is about 15 rockets and 21 blockages. The rocket launchers were made of strategic Tu-95MC bombers of the Caspian Zrimea, the drones were flying from the south. It is obvious that it is impossible to call the approach of the Russians of fine attacks systemic, they try to act atypically, to attack at a time when, in their opinion, we do not expect it. Thanks to the new air defense systems, we even knock down missiles flying in the ballistic trajectory. However, once again I emphasize that in the case of air alarm, you need to take care of your safety more quickly, - the spokesman said.</li>
      </ul>
      <text:p text:style-name="P4">
News Source: <text:a xlink:type="simple" xlink:href="https://armyinform.com.ua/2023/06/02/epiczentrom-nichnoyi-ataky-znovu-stala-stolyczya-yurij-ignat/" text:style-name="Internet_20_link" text:visited-style-name="Visited_20_Internet_20_Link">
https://armyinform.com.ua/2023/06/02/epiczentrom-nichnoyi-ataky-znovu-stala-stolyczya-yurij-ignat/</text:a>
</text:p>
      <!--NEWS-->
      <text:h text:style-name="P10" text:outline-level="1">
<text:span text:style-name="T4">
In Ukraine a moment of silence</text:span>
</text:h>
      <text:p text:style-name="P4">
Author: ['АРМІЯINFORM']</text:p>
      <text:p text:style-name="P4">
Time: 2023-06-02T4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33" text:anchor-type="as-char" svg:width="6.9236in" svg:height="3.895992in" draw:z-index="0">
<draw:image xlink:href="../Images/AРМІЯINFORM/2023-06-02T4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2/v-ukrayini-hvylyna-movchannya/" text:style-name="Internet_20_link" text:visited-style-name="Visited_20_Internet_20_Link">
https://armyinform.com.ua/2023/06/02/v-ukrayini-hvylyna-movchannya/</text:a>
</text:p>
      <!--NEWS-->
      <text:h text:style-name="P10" text:outline-level="1">
<text:span text:style-name="T4">
The enemy in his air attacks does not help Aniaki tricks - Natalia Humeniuk</text:span>
</text:h>
      <text:p text:style-name="P4">
Author: ['Анастасія Олехнович']</text:p>
      <text:p text:style-name="P4">
Time: 2023-06-02T50:00:00-04:00</text:p>
      <text:p text:style-name="P4">
Description: Yak was piled up by the PID Hour of the Teleziziyny Marathon the chief of the Odnny coordinator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ataka-droniv-1.jpg" text:style-name="Internet_20_link" text:visited-style-name="Visited_20_Internet_20_Link">
ataka-droniv-1.jpg</text:a>
']</text:p>
      <text:p text:style-name="P4">
Tags: ['АТАКИ ВОРОГА', 'ВТОРГНЕННЯ РФ', 'НАТАЛІЯ ГУМЕНЮК']</text:p>
      <text:p text:style-name="P4">
Category: News</text:p>
      <!--METADATA-->
      <text:p text:style-name="P4">
<draw:frame draw:style-name="fr1" draw:name="Image234" text:anchor-type="as-char" svg:width="6.9236in" svg:height="3.894525in" draw:z-index="0">
<draw:image xlink:href="../Images/AРМІЯINFORM/2023-06-02T50-00-00-04-00/ataka-droniv-1.jpg" xlink:type="simple" xlink:show="embed" xlink:actuate="onLoad" draw:mime-type="image/jpeg"/>
</draw:frame>
Shahamed type UAV. Illustrative photo</text:p>
      <text:p text:style-name="P4">
According to the head of the united coordination Press Center of Defense forces of South of Ukraine during the television marathon, the captain of the 1st rank Nataliagumeniuk, the night in Odesa region during the air attack of Ukraine, how to compare Zkaiv, was calmer. At the same time, the forces of the South were also active.</text:p>
      <ul>
        <li>
The enemy tries to bypass our area of responsibility during the air -attack, but it does not always help him. Launch drones from the southwarm, they direct them temporarily occupied territories, hiding apparatus on the wrinkles of the terrain or its other features, using rivers. However, on the night of June 2, one air target, the assembled drone, was knocked down over the Nikolaev area.</li>
      </ul>
      <text:p text:style-name="P4">
News Source: <text:a xlink:type="simple" xlink:href="https://armyinform.com.ua/2023/06/02/vorogu-v-jogo-povitryanyh-atakah-ne-dopomagayut-aniyaki-hytroshhi-nataliya-gumenyuk/" text:style-name="Internet_20_link" text:visited-style-name="Visited_20_Internet_20_Link">
https://armyinform.com.ua/2023/06/02/vorogu-v-jogo-povitryanyh-atakah-ne-dopomagayut-aniyaki-hytroshhi-nataliya-gumenyuk/</text:a>
</text:p>
      <!--NEWS-->
      <text:h text:style-name="P10" text:outline-level="1">
<text:span text:style-name="T4">
The enemy at night has released 15 missiles and 21 UAVs Shahd - all destroyed</text:span>
</text:h>
      <text:p text:style-name="P4">
Author: ['АРМІЯINFORM']</text:p>
      <text:p text:style-name="P4">
Time: 2023-06-02T51:00:00-04:00</text:p>
      <text:p text:style-name="P4">
Description: The NICH has 2 worms of the stupid of the hollow -standing forces of the new forces at the mutual one of the PPO ... War with Ukraine 2022, the war with Ukraine is the latest news today, the News War with Ukraine 2022 is the last for today, whether there will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1/bez-imeni-29.jpg" text:style-name="Internet_20_link" text:visited-style-name="Visited_20_Internet_20_Link">
bez-imeni-29.jpg</text:a>
']</text:p>
      <text:p text:style-name="P4">
Tags: ['АТАКА ДРОНІВ', 'ППО ЗСУ', 'РОСІЙСЬКА РАКЕТНА АТАКА']</text:p>
      <text:p text:style-name="P4">
Category: News</text:p>
      <!--METADATA-->
      <text:p text:style-name="P4">
<draw:frame draw:style-name="fr1" draw:name="Image235" text:anchor-type="as-char" svg:width="6.9236in" svg:height="4.438546in" draw:z-index="0">
<draw:image xlink:href="../Images/AРМІЯINFORM/2023-06-02T51-00-00-04-00/bez-imeni-29.jpg" xlink:type="simple" xlink:show="embed" xlink:actuate="onLoad" draw:mime-type="image/jpeg"/>
</draw:frame>
On the night of June 2, the forces and air defense forces of the Air Force were inserted from the air defense components of the Defense Forces of Ukraine, all 15 winged missiles and21 Dron-Kamikadze Shahd-136/131, which Russia released in Ukraine.</text:p>
      <text:p text:style-name="P4">
About it <text:a xlink:type="simple" xlink:href="https://t.me/CinCAFU/509" text:style-name="Internet_20_link" text:visited-style-name="Visited_20_Internet_20_Link">
reports</text:a>
Commander -in -Chief of the Armed Forces of the Armed Forces of Ukraine in Telegram.</text:p>
      <text:p text:style-name="P4">
“<text:span text:style-name="T4">
 About 23: 00 </text:span>
 On the night of June 2, the enemy attacked Kiev with Droam-Kamikadze Shahd-136/131. They came from the southern direction, using the terrain and the river bed of the Dnieper.</text:p>
      <text:p text:style-name="P4">
<text:span text:style-name="T4">
 About 03: 00 </text:span>
 hours Winged rockets X-101/X-555, released by Tu-95MC strategic bubblers from the Caspian, were already in the airspace of Ukraine. », - the message reads.</text:p>
      <text:p text:style-name="P4">
News Source: <text:a xlink:type="simple" xlink:href="https://armyinform.com.ua/2023/06/02/vorog-unochi-vypustyv-po-ukrayini-15-raket-i-21-bpla-shahed-usi-znyshheni/" text:style-name="Internet_20_link" text:visited-style-name="Visited_20_Internet_20_Link">
https://armyinform.com.ua/2023/06/02/vorog-unochi-vypustyv-po-ukrayini-15-raket-i-21-bpla-shahed-usi-znyshheni/</text:a>
</text:p>
      <!--NEWS-->
      <text:h text:style-name="P10" text:outline-level="1">
<text:span text:style-name="T4">
The plan of training of Ukrainian pilots on F-16 planes is formed-Poland Prime Minister</text:span>
</text:h>
      <text:p text:style-name="P4">
Author: ['АРМІЯINFORM']</text:p>
      <text:p text:style-name="P4">
Time: 2023-06-02T52:00:00-04:00</text:p>
      <text:p text:style-name="P4">
Description: Polshi has wrapped a plan for the hogan of the Ukrainian Pilotiv on Vinishchychi F-16. About the ...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moraveczkyj.jpg" text:style-name="Internet_20_link" text:visited-style-name="Visited_20_Internet_20_Link">
moraveczkyj.jpg</text:a>
']</text:p>
      <text:p text:style-name="P4">
Tags: ['STOPRUSSIA', 'ВИНИЩУВАЧІ F-16', 'ДОПОМОГА ПАРТНЕРІВ', 'МАТЕУШ МОРАВЕЦЬКИЙ', 'НАВЧАННЯ ТА ТРЕНУВАННЯ', 'СВІТ ПІДТРИМУЄ УКРАЇНУ']</text:p>
      <text:p text:style-name="P4">
Category: News</text:p>
      <!--METADATA-->
      <text:p text:style-name="P4">
<draw:frame draw:style-name="fr1" draw:name="Image236" text:anchor-type="as-char" svg:width="6.9236in" svg:height="3.894525in" draw:z-index="0">
<draw:image xlink:href="../Images/AРМІЯINFORM/2023-06-02T52-00-00-04-00/moraveczkyj.jpg" xlink:type="simple" xlink:show="embed" xlink:actuate="onLoad" draw:mime-type="image/jpeg"/>
</draw:frame>
In Poland, they made a plan for the training of Ukrainian pilots on F-16 fighters.</text:p>
      <text:p text:style-name="P4">
About it at the summit of the European political community in Moldova <text:a xlink:type="simple" xlink:href="https://twitter.com/PremierRP/status/1664292068665991169" text:style-name="Internet_20_link" text:visited-style-name="Visited_20_Internet_20_Link">
reported</text:a>
Polish Prime Minister Mateusz Moravetsky.</text:p>
      <text:p text:style-name="P4">
“He participated in the conversation of several prime ministers with the President of Ukraine Zelensky about the training of Ukrainian pilots to manage Fleet Fighting-16. We have identified the schedule of these exercises, and Poland will help Ukraine prepare peglists, ”said Mateusz Moravetsky.</text:p>
      <text:p text:style-name="P4">
Earlier in the US State Department <text:a xlink:type="simple" xlink:href="https://armyinform.com.ua/2023/05/23/peredacha-vynyshhuvachiv-f-16-ukrayini-ta-pidgotovka-ukrayinskyh-pilotiv-ye-priorytetom-dlya-ssha-derzhdep/" text:style-name="Internet_20_link" text:visited-style-name="Visited_20_Internet_20_Link">
emphasized</text:a>
At high priority in the transfer of f-16 Ukraine fighters and preparation of Ukrainian pilots.</text:p>
      <text:p text:style-name="P4">
We will remind, President of Ukraine Volodymyr Zelenskyy in Chisinau <text:a xlink:type="simple" xlink:href="https://armyinform.com.ua/2023/06/01/rozvyvayemo-koalicziyu-vynyshhuvachiv-ta-proponuyemo-koalicziyu-patriot-prezydent-perebuvaye-z-vizytom-u-moldovi/" text:style-name="Internet_20_link" text:visited-style-name="Visited_20_Internet_20_Link">
declared</text:a>
who, together with partners, develops a coalition of fighters.</text:p>
      <text:p text:style-name="P4">
News Source: <text:a xlink:type="simple" xlink:href="https://armyinform.com.ua/2023/06/02/sformovano-plan-navchannya-ukrayinskyh-pilotiv-na-litakah-f-16-premyer-ministr-polshhi/" text:style-name="Internet_20_link" text:visited-style-name="Visited_20_Internet_20_Link">
https://armyinform.com.ua/2023/06/02/sformovano-plan-navchannya-ukrayinskyh-pilotiv-na-litakah-f-16-premyer-ministr-polshhi/</text:a>
</text:p>
      <!--NEWS-->
      <text:h text:style-name="P10" text:outline-level="1">
<text:span text:style-name="T4">
"The opinion of the military on visiting all beaches is unchanged - it is dangerous" - Natalia Humeniuk</text:span>
</text:h>
      <text:p text:style-name="P4">
Author: ['Анастасія Олехнович']</text:p>
      <text:p text:style-name="P4">
Time: 2023-06-02T53:00:00-04:00</text:p>
      <text:p text:style-name="P4">
Description: In Odessa, the way is the young part of the beach for the bathing season. In Efir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340dfc5-0b10216.jpg" text:style-name="Internet_20_link" text:visited-style-name="Visited_20_Internet_20_Link">
340dfc5-0b10216.jpg</text:a>
']</text:p>
      <text:p text:style-name="P4">
Tags: ['НАТАЛІЯ ГУМЕНЮК']</text:p>
      <text:p text:style-name="P4">
Category: News</text:p>
      <!--METADATA-->
      <text:p text:style-name="P4">
<draw:frame draw:style-name="fr1" draw:name="Image237" text:anchor-type="as-char" svg:width="6.9236in" svg:height="3.883237in" draw:z-index="0">
<draw:image xlink:href="../Images/AРМІЯINFORM/2023-06-02T53-00-00-04-00/340dfc5-0b10216.jpg" xlink:type="simple" xlink:show="embed" xlink:actuate="onLoad" draw:mime-type="image/jpeg"/>
</draw:frame>
Odessa considers the possibility of opening part of the beaches for the swimsuit. On the broadcasting of the Unified News, the head of the united costing press center of the Defense Forces of South of Ukraine, the captain of the 1st rank Nataliagmenyuk commented on this issue, noting that the coast remains a zone of defense and, accordingly, a zone of danger.</text:p>
      <ul>
        <li>
It is clear that people need a rest, but this should only be presented with certain security requirements. The opinion of the military on the possible exclusion of the beaches is unchanged: it is very dangerous.</li>
      </ul>
      <text:p text:style-name="P4">
News Source: <text:a xlink:type="simple" xlink:href="https://armyinform.com.ua/2023/06/02/dumka-vijskovyh-shhodo-vidvidyn-usih-plyazhiv-nezminna-cze-nebezpechno-nataliya-gumenyuk/" text:style-name="Internet_20_link" text:visited-style-name="Visited_20_Internet_20_Link">
https://armyinform.com.ua/2023/06/02/dumka-vijskovyh-shhodo-vidvidyn-usih-plyazhiv-nezminna-cze-nebezpechno-nataliya-gumenyuk/</text:a>
</text:p>
      <!--NEWS-->
      <text:h text:style-name="P10" text:outline-level="1">
<text:span text:style-name="T4">
The enemy struck by Kherson by airbags to blame the Ukrainian military</text:span>
</text:h>
      <text:p text:style-name="P4">
Author: ['АРМІЯINFORM']</text:p>
      <text:p text:style-name="P4">
Time: 2023-06-02T54:00:00-04:00</text:p>
      <text:p text:style-name="P4">
Description: Uchora PRAPACHI was attacked by the Aviabombs of the Kherson region. One of them fell into the district of schools in Novi ... War with Ukraine 2022, war with Ukraine latest news today, news war with Ukraine 2022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herson-2.jpg" text:style-name="Internet_20_link" text:visited-style-name="Visited_20_Internet_20_Link">
herson-2.jpg</text:a>
']</text:p>
      <text:p text:style-name="P4">
Tags: ['ВТОРГНЕННЯ РФ', 'ЄДИНІ НОВИНИ', 'НАТАЛІЯ ГУМЕНЮК', 'ХЕРСОНЩИНА']</text:p>
      <text:p text:style-name="P4">
Category: News</text:p>
      <!--METADATA-->
      <text:p text:style-name="P4">
<draw:frame draw:style-name="fr1" draw:name="Image238" text:anchor-type="as-char" svg:width="6.9236in" svg:height="3.829799in" draw:z-index="0">
<draw:image xlink:href="../Images/AРМІЯINFORM/2023-06-02T54-00-00-04-00/herson-2.jpg" xlink:type="simple" xlink:show="embed" xlink:actuate="onLoad" draw:mime-type="image/jpeg"/>
</draw:frame>
Photo illustrative</text:p>
      <text:p text:style-name="P4">
Yesterday, the invaders attacked the Kherson aircraft. One of them fell into the rayon in Nova Kakhovka. The racists immediately began to blame Ukrainian. This was reported on the air of the Unified News by the Chief Celebrated Coordination Press Center of Defense Forces of South of Ukraine Captain 1 RUNGA Natalia Humeniuk.</text:p>
      <ul>
        <li>
The enemy is actively dispersing the information that we have bombed the school, trying to set up this way to adjust the local population against the Ukrainian military, - Natalia Humeniuk said. - But people in the Kherson region know who and where and where they do not want to stay with "Russian measure".</li>
      </ul>
      <text:p text:style-name="P4">
_ Prepared Anastasia Olekhnovich_</text:p>
      <text:p text:style-name="P4">
News Source: <text:a xlink:type="simple" xlink:href="https://armyinform.com.ua/2023/06/02/vorog-udaryv-po-hersonshhyni-aviabombamy-aby-zvynuvatyty-v-czomu-ukrayinskyh-vijskovyh-nataliya-gumenyuk/" text:style-name="Internet_20_link" text:visited-style-name="Visited_20_Internet_20_Link">
https://armyinform.com.ua/2023/06/02/vorog-udaryv-po-hersonshhyni-aviabombamy-aby-zvynuvatyty-v-czomu-ukrayinskyh-vijskovyh-nataliya-gumenyuk/</text:a>
</text:p>
      <!--NEWS-->
      <text:h text:style-name="P10" text:outline-level="1">
<text:span text:style-name="T4">
In the Carpathian region presented a book about a hundred years of struggle of Ukrainians with Russians</text:span>
</text:h>
      <text:p text:style-name="P4">
Author: ['Тарас Грень']</text:p>
      <text:p text:style-name="P4">
Time: 2023-06-02T55:00:00-04:00</text:p>
      <text:p text:style-name="P4">
Description: The Carpatti presented the book “For You ASVILE, UNSIONAL” about Borotbuba of Ukrain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kn-1-e1685689600366.jpg" text:style-name="Internet_20_link" text:visited-style-name="Visited_20_Internet_20_Link">
kn-1-e1685689600366.jpg</text:a>
', '<text:a xlink:type="simple" xlink:href="https://armyinform.com.ua/wp-content/uploads/2023/06/kn-2-e1685689624873.jpg" text:style-name="Internet_20_link" text:visited-style-name="Visited_20_Internet_20_Link">
kn-2-e1685689624873.jpg</text:a>
']</text:p>
      <text:p text:style-name="P4">
Tags: []</text:p>
      <text:p text:style-name="P4">
Category: News</text:p>
      <!--METADATA-->
      <text:p text:style-name="P4">
<draw:frame draw:style-name="fr1" draw:name="Image239" text:anchor-type="as-char" svg:width="6.9236in" svg:height="4.759975in" draw:z-index="0">
<draw:image xlink:href="../Images/AРМІЯINFORM/2023-06-02T55-00-00-04-00/kn-1-e1685689600366.jpg" xlink:type="simple" xlink:show="embed" xlink:actuate="onLoad" draw:mime-type="image/jpeg"/>
</draw:frame>
In the Carpathian region, the book "We live for you, Ukraine" about the struggle of Ukraine with Russian invaders is presented. Its author devoted the monument to the monument of the gunner of the tenth separate mountain and assault brigade "Edelweiss" by Bohdan Kruglik(Hutsul call sign), who died in battle with Moscow savings on March 16, 2022.</text:p>
      <text:p text:style-name="P4">
The publication tells about the heroic hammer of all fighters for the will of Ukraine, the rebels of the Pechenezhinsky bush of the territory of the OUN underground, which managed to depictify, other historical events. The author of the book is Andriy Matsk, the operating officer of the Armed Forces of Ukraine, historian and researcher of the UPA.</text:p>
      <text:p text:style-name="P4">
<draw:frame draw:style-name="fr1" draw:name="Image240" text:anchor-type="as-char" svg:width="6.9236in" svg:height="4.911429in" draw:z-index="0">
<draw:image xlink:href="../Images/AРМІЯINFORM/2023-06-02T55-00-00-04-00/kn-2-e1685689624873.jpg" xlink:type="simple" xlink:show="embed" xlink:actuate="onLoad" draw:mime-type="image/jpeg"/>
</draw:frame>
The well -known public and political figure of Prykarpattya Vasyl Humeniuk noted that the book is a fundamental study that has been written for many years. The book shows the gravity of generations of defenders who, years ago, with weapons in their hands defended the freedom and independence of Ukraine, defended it from Russian invaders. This book will be freely available in the UNFOs of libraries. The publication will interest both historians and a wide range of readers.</text:p>
      <text:p text:style-name="P4">
<text:span text:style-name="T5">
Foto Svetlana Yakubenko</text:span>
</text:p>
      <text:p text:style-name="P4">
News Source: <text:a xlink:type="simple" xlink:href="https://armyinform.com.ua/2023/06/02/na-prykarpatti-prezentuvaly-knygu-pro-sto-rokiv-borotby-ukrayincziv-iz-rosiyanamy/" text:style-name="Internet_20_link" text:visited-style-name="Visited_20_Internet_20_Link">
https://armyinform.com.ua/2023/06/02/na-prykarpatti-prezentuvaly-knygu-pro-sto-rokiv-borotby-ukrayincziv-iz-rosiyanamy/</text:a>
</text:p>
      <!--NEWS-->
      <text:h text:style-name="P10" text:outline-level="1">
<text:span text:style-name="T4">
In Finland 100 km from the border from the Russian Federation, the training of NATO and Sweden's forces ended</text:span>
</text:h>
      <text:p text:style-name="P4">
Author: ['АРМІЯINFORM']</text:p>
      <text:p text:style-name="P4">
Time: 2023-06-02T56:00:00-04:00</text:p>
      <text:p text:style-name="P4">
Description: Syogodnі, 2 worms, at half a Rowarvі at Fіnnland, the war is to end ...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0776182_600944865148487_8145702818833621896_n.jpg" text:style-name="Internet_20_link" text:visited-style-name="Visited_20_Internet_20_Link">
350776182_600944865148487_8145702818833621896_n.jpg</text:a>
', '<text:a xlink:type="simple" xlink:href="https://armyinform.com.ua/wp-content/uploads/2023/06/347234372_216723447884559_956241069041286994_n-150x150.jpg" text:style-name="Internet_20_link" text:visited-style-name="Visited_20_Internet_20_Link">
347234372_216723447884559_956241069041286994_n-150x150.jpg</text:a>
', '<text:a xlink:type="simple" xlink:href="https://armyinform.com.ua/wp-content/uploads/2023/06/350632062_777381420745479_7491858251439785678_n-150x150.jpg" text:style-name="Internet_20_link" text:visited-style-name="Visited_20_Internet_20_Link">
350632062_777381420745479_7491858251439785678_n-150x150.jpg</text:a>
', '<text:a xlink:type="simple" xlink:href="https://armyinform.com.ua/wp-content/uploads/2023/06/350648568_774694047488507_7419490166645487151_n-150x150.jpg" text:style-name="Internet_20_link" text:visited-style-name="Visited_20_Internet_20_Link">
350648568_774694047488507_7419490166645487151_n-150x150.jpg</text:a>
', '<text:a xlink:type="simple" xlink:href="https://armyinform.com.ua/wp-content/uploads/2023/06/350647738_602724428589926_2114264777309287387_n-150x150.jpg" text:style-name="Internet_20_link" text:visited-style-name="Visited_20_Internet_20_Link">
350647738_602724428589926_2114264777309287387_n-150x150.jpg</text:a>
', '<text:a xlink:type="simple" xlink:href="https://armyinform.com.ua/wp-content/uploads/2023/06/350794465_267870272467353_5415322855677262144_n-150x150.jpg" text:style-name="Internet_20_link" text:visited-style-name="Visited_20_Internet_20_Link">
350794465_267870272467353_5415322855677262144_n-150x150.jpg</text:a>
']</text:p>
      <text:p text:style-name="P4">
Tags: ['NORTHERN FOREST 23', 'НАТО', 'ФІНЛЯНДІЯ']</text:p>
      <text:p text:style-name="P4">
Category: News</text:p>
      <!--METADATA-->
      <text:p text:style-name="P4">
<draw:frame draw:style-name="fr1" draw:name="Image241" text:anchor-type="as-char" svg:width="6.9236in" svg:height="3.894525in" draw:z-index="0">
<draw:image xlink:href="../Images/AРМІЯINFORM/2023-06-02T56-00-00-04-00/350776182_600944865148487_8145702818833621896_n.jpg" xlink:type="simple" xlink:show="embed" xlink:actuate="onLoad" draw:mime-type="image/jpeg"/>
</draw:frame>
Today, on June 2, the Northern Forest 23 military study is completed at the Rovaarynoe training ground in Finland. They have the Armed Forces of Finland with the Working Fire and Combat Action with the forces of the North Atlantic Alliance and Sweden, as well as the ability to provide and receive international assistance.</text:p>
      <text:p text:style-name="P4">
About it <text:a xlink:type="simple" xlink:href="https://maavoimat.fi/-/northern-forest-23-taisteluharjoitus-rovajarvella-paattyy-perjantaina" text:style-name="Internet_20_link" text:visited-style-name="Visited_20_Internet_20_Link">
reports</text:a>
The press service of the Ministry of Defense of the country.</text:p>
      <text:p text:style-name="P4">
The total number of teaching participants <text:a xlink:type="simple" xlink:href="https://maavoimat.fi/en/lightning-strike-23-and-northern-forest-23" text:style-name="Internet_20_link" text:visited-style-name="Visited_20_Internet_20_Link">
was</text:a>
Up to 8,000 servicemen, of which almost 1100 - were the international troops of the United States, the United Kingdom, Sweden and Norway.</text:p>
      <text:p text:style-name="P4">
<text:a xlink:type="simple" xlink:href="https://armyinform.com.ua/wp-content/uploads/2023/06/347234372_216723447884559_956241069041286994_n.jpg" text:style-name="Internet_20_link" text:visited-style-name="Visited_20_Internet_20_Link">
!(Images/AРМІЯINFORM/2023-06-02T56-00-00-04-00/347234372_216723447884559_956241069041286994_n-150x150.jpg)</text:a>
</text:p>
      <text:p text:style-name="P4">
<text:a xlink:type="simple" xlink:href="https://armyinform.com.ua/wp-content/uploads/2023/06/350632062_777381420745479_7491858251439785678_n.jpg" text:style-name="Internet_20_link" text:visited-style-name="Visited_20_Internet_20_Link">
<draw:frame draw:style-name="fr1" draw:name="Image242" text:anchor-type="as-char" svg:width="6.9236in" svg:height="6.9236in" draw:z-index="0">
<draw:image xlink:href="../Images/AРМІЯINFORM/2023-06-02T56-00-00-04-00/350632062_777381420745479_7491858251439785678_n-150x150.jpg" xlink:type="simple" xlink:show="embed" xlink:actuate="onLoad" draw:mime-type="image/jpeg"/>
</draw:frame>
</text:a>
</text:p>
      <text:p text:style-name="P4">
<text:a xlink:type="simple" xlink:href="https://armyinform.com.ua/wp-content/uploads/2023/06/350648568_774694047488507_7419490166645487151_n.jpg" text:style-name="Internet_20_link" text:visited-style-name="Visited_20_Internet_20_Link">
<draw:frame draw:style-name="fr1" draw:name="Image243" text:anchor-type="as-char" svg:width="6.9236in" svg:height="6.9236in" draw:z-index="0">
<draw:image xlink:href="../Images/AРМІЯINFORM/2023-06-02T56-00-00-04-00/350648568_774694047488507_7419490166645487151_n-150x150.jpg" xlink:type="simple" xlink:show="embed" xlink:actuate="onLoad" draw:mime-type="image/jpeg"/>
</draw:frame>
</text:a>
</text:p>
      <text:p text:style-name="P4">
<text:a xlink:type="simple" xlink:href="https://armyinform.com.ua/wp-content/uploads/2023/06/350647738_602724428589926_2114264777309287387_n.jpg" text:style-name="Internet_20_link" text:visited-style-name="Visited_20_Internet_20_Link">
<draw:frame draw:style-name="fr1" draw:name="Image244" text:anchor-type="as-char" svg:width="6.9236in" svg:height="6.9236in" draw:z-index="0">
<draw:image xlink:href="../Images/AРМІЯINFORM/2023-06-02T56-00-00-04-00/350647738_602724428589926_2114264777309287387_n-150x150.jpg" xlink:type="simple" xlink:show="embed" xlink:actuate="onLoad" draw:mime-type="image/jpeg"/>
</draw:frame>
</text:a>
</text:p>
      <text:p text:style-name="P4">
<text:a xlink:type="simple" xlink:href="https://armyinform.com.ua/wp-content/uploads/2023/06/350794465_267870272467353_5415322855677262144_n.jpg" text:style-name="Internet_20_link" text:visited-style-name="Visited_20_Internet_20_Link">
<draw:frame draw:style-name="fr1" draw:name="Image245" text:anchor-type="as-char" svg:width="6.9236in" svg:height="6.9236in" draw:z-index="0">
<draw:image xlink:href="../Images/AРМІЯINFORM/2023-06-02T56-00-00-04-00/350794465_267870272467353_5415322855677262144_n-150x150.jpg" xlink:type="simple" xlink:show="embed" xlink:actuate="onLoad" draw:mime-type="image/jpeg"/>
</draw:frame>
</text:a>
Warrior's infantry fighting vehicles were in service with international forces(The United Kingdom), Systems Fire Systems(US and UK)Infantry camp machines <text:a xlink:type="simple" xlink:href="https://armyinform.com.ua/2023/05/31/shho-vidomo-pro-shvedski-bmp-cv-90/" text:style-name="Internet_20_link" text:visited-style-name="Visited_20_Internet_20_Link">
CV90</text:a>
 (Sweden and Norway).</text:p>
      <text:p text:style-name="P4">
News Source: <text:a xlink:type="simple" xlink:href="https://armyinform.com.ua/2023/06/02/u-finlyandiyi-za-100-km-vid-kordonu-z-rf-zavershylysya-navchannya-syl-nato-i-shvecziyi/" text:style-name="Internet_20_link" text:visited-style-name="Visited_20_Internet_20_Link">
https://armyinform.com.ua/2023/06/02/u-finlyandiyi-za-100-km-vid-kordonu-z-rf-zavershylysya-navchannya-syl-nato-i-shvecziyi/</text:a>
</text:p>
      <!--NEWS-->
      <text:h text:style-name="P10" text:outline-level="1">
<text:span text:style-name="T4">
During the day, rescuers went to eliminate the consequences of enemy shelling almost 200 times</text:span>
</text:h>
      <text:p text:style-name="P4">
Author: ['АРМІЯINFORM']</text:p>
      <text:p text:style-name="P4">
Time: 2023-06-02T57:00:00-04:00</text:p>
      <text:p text:style-name="P4">
Description: The last time, 1 worm, the Holder Service of Ukraine Zvozvichahi ... The war with Ukraine 2022, the war with Ukraine is the latest news today, the News War with Ukraine 2022 are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46" text:anchor-type="as-char" svg:width="6.9236in" svg:height="4.635046in" draw:z-index="0">
<draw:image xlink:href="../Images/AРМІЯINFORM/2023-06-02T57-00-00-04-00/pozhezha-1.jpg" xlink:type="simple" xlink:show="embed" xlink:actuate="onLoad" draw:mime-type="image/jpeg"/>
</draw:frame>
Illustrative photo</text:p>
      <text:p text:style-name="P4">
During the last day, <text:span text:style-name="T4">
 June 1, </text:span>
 Divisions of the Civil Service of Ukraine of Uncertain Situations <text:span text:style-name="T4">
 198 departures </text:span>
 to eliminate the consequences of the occupants of settlements and infrastructure. Eliminated19 fires. Psychological assistance was provided to 147 people.</text:p>
      <text:p text:style-name="P4">
This is stated in <text:a xlink:type="simple" xlink:href="https://dsns.gov.ua/uk/news/nadzvicaini-podiyi/operativna-informaciia-dsns-shhodo-naslidkiv-vedennia-boiovix-dii-rosiiskoiu-federacijeiu-175" text:style-name="Internet_20_link" text:visited-style-name="Visited_20_Internet_20_Link">
message</text:a>
SES of Ukraine.</text:p>
      <text:p text:style-name="P4">
Since the beginning of large -scale aggression of Russia, the units of the SES of Ukraine made 97 430 trips to eliminate the consequences of shelling, eliminated 14 764 fires, rescued 4 098 persons, provided psychological assistance 216 051.</text:p>
      <text:p text:style-name="P4">
News Source: <text:a xlink:type="simple" xlink:href="https://armyinform.com.ua/2023/06/02/za-dobu-ryatuvalnyky-majzhe-200-raziv-vyyizhdzhaly-na-likvidacziyu-naslidkiv-vorozhyh-obstriliv-10/" text:style-name="Internet_20_link" text:visited-style-name="Visited_20_Internet_20_Link">
https://armyinform.com.ua/2023/06/02/za-dobu-ryatuvalnyky-majzhe-200-raziv-vyyizhdzhaly-na-likvidacziyu-naslidkiv-vorozhyh-obstriliv-10/</text:a>
</text:p>
      <!--NEWS-->
      <text:h text:style-name="P10" text:outline-level="1">
<text:span text:style-name="T4">
In Bakhmut we have reached the most important thing by exhausting the enemy - Sergey Cherevaty</text:span>
</text:h>
      <text:p text:style-name="P4">
Author: ['Анастасія Олехнович']</text:p>
      <text:p text:style-name="P4">
Time: 2023-06-02T58:00:00-04:00</text:p>
      <text:p text:style-name="P4">
Description: The resolve of the Ostannoi achieved on Bakhmut's straightforwardness is not a bouncer. About Tse in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250495_296231526.jpg" text:style-name="Internet_20_link" text:visited-style-name="Visited_20_Internet_20_Link">
250495_296231526.jpg</text:a>
']</text:p>
      <text:p text:style-name="P4">
Tags: ['STOPRUSSIA', 'АГРЕСІЯ РФ', 'БАХМУТСЬКИЙ НАПРЯМОК', 'СЕРГІЙ ЧЕРЕВАТИЙ']</text:p>
      <text:p text:style-name="P4">
Category: News</text:p>
      <!--METADATA-->
      <text:p text:style-name="P4">
<draw:frame draw:style-name="fr1" draw:name="Image247" text:anchor-type="as-char" svg:width="6.9236in" svg:height="4.615733in" draw:z-index="0">
<draw:image xlink:href="../Images/AРМІЯINFORM/2023-06-02T58-00-00-04-00/250495_296231526.jpg" xlink:type="simple" xlink:show="embed" xlink:actuate="onLoad" draw:mime-type="image/jpeg"/>
</draw:frame>
During the last day in the Bakhmut direction, there was no direct combustion. It was on the broadcast of the "Unified News" TV.</text:p>
      <ul>
        <li>
But the enemy covers the enemy with artillery fire. During the Dobrosian troops, 452 times covered Ukrainian positions with different types of artillery shells and made six aircraft. We also make powerful blows, not giving the enemy quietly. More than a hundred invaders were destroyed during the day, - said Sergiyerievaty. - In Bakhmut, we have reached the main thing - exhausted the enemy, significantly reduced combat potential. The troops, which now come in place of Wagner, know what was with their predecessors and, to say the least, they do not break into battle.</li>
      </ul>
      <text:p text:style-name="P4">
Sergei Cherevaty added that in the Limano-Kupyansk direction he was enemy. There were 11 combatants a day. Thanks to the competent construction of Ukrainian defense, all the attacks of the invaders were unsuccessful and saved losses.</text:p>
      <text:p text:style-name="P4">
News Source: <text:a xlink:type="simple" xlink:href="https://armyinform.com.ua/2023/06/02/u-bahmuti-my-dosyagly-najgolovnishogo-vysnazhyvshy-voroga-sergij-cherevatyj/" text:style-name="Internet_20_link" text:visited-style-name="Visited_20_Internet_20_Link">
https://armyinform.com.ua/2023/06/02/u-bahmuti-my-dosyagly-najgolovnishogo-vysnazhyvshy-voroga-sergij-cherevatyj/</text:a>
</text:p>
      <!--NEWS-->
      <text:h text:style-name="P10" text:outline-level="1">
<text:span text:style-name="T4">
Lithuanian Defense Minister: Putin is reported every time that all Patriot is destroyed in Ukraine, but the truth is different</text:span>
</text:h>
      <text:p text:style-name="P4">
Author: ['АРМІЯINFORM']</text:p>
      <text:p text:style-name="P4">
Time: 2023-06-02T59:00:00-04:00</text:p>
      <text:p text:style-name="P4">
Description: RF, insinuating Ukraine, marino to Vistasit Roztashuvannya of the Obitschnykh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atriot-2.jpg" text:style-name="Internet_20_link" text:visited-style-name="Visited_20_Internet_20_Link">
patriot-2.jpg</text:a>
']</text:p>
      <text:p text:style-name="P4">
Tags: ['STOPRUSSIA', 'АГРЕСІЯ РФ', 'АРВІДАС АНУШАУСКАС', 'МІНІСТР ОБОРОНИ ЛИТВИ', 'ПАТРІОТ']</text:p>
      <text:p text:style-name="P4">
Category: News</text:p>
      <!--METADATA-->
      <text:p text:style-name="P4">
<draw:frame draw:style-name="fr1" draw:name="Image248" text:anchor-type="as-char" svg:width="6.9236in" svg:height="3.894525in" draw:z-index="0">
<draw:image xlink:href="../Images/AРМІЯINFORM/2023-06-02T59-00-00-04-00/patriot-2.jpg" xlink:type="simple" xlink:show="embed" xlink:actuate="onLoad" draw:mime-type="image/jpeg"/>
</draw:frame>
The Russian Federation, firing Ukraine, is in vain tries to track the location of the Patriot -drooty complexes.</text:p>
      <text:p text:style-name="P4">
About it <text:a xlink:type="simple" xlink:href="https://twitter.com/a_anusauskas/status/1664473434506555395" text:style-name="Internet_20_link" text:visited-style-name="Visited_20_Internet_20_Link">
reported</text:a>
Lithuanian Defense Minister Arvidas Anushauskas.</text:p>
      <text:p text:style-name="P4">
"Russia is still trying to track the anti -rocket complexes of thePATRIOT. However, without luck. The official version is already lying in Putin on the table: all Patriot is destroyed. But no one dares to tell him the truth, ”Arvishauskas said.</text:p>
      <text:p text:style-name="P4">
Earlier, Colonel Yuri Ignat, a spokesman for the Air Force of Ukraine <text:a xlink:type="simple" xlink:href="https://armyinform.com.ua/2023/05/17/yurij-ignat-rozpoviv-pro-unikalni-tth-ta-zhyvuchist-zrk-patriot/" text:style-name="Internet_20_link" text:visited-style-name="Visited_20_Internet_20_Link">
declared</text:a>
that it is simply impossible to destroy the anti-aircraft missile complexpatriat.</text:p>
      <text:p text:style-name="P4">
News Source: <text:a xlink:type="simple" xlink:href="https://armyinform.com.ua/2023/06/02/ministr-oborony-lytvy-putinu-shhorazu-dopovidayut-shho-v-ukrayini-znyshheno-vsi-zrk-patriot-odnak-pravda-insha/" text:style-name="Internet_20_link" text:visited-style-name="Visited_20_Internet_20_Link">
https://armyinform.com.ua/2023/06/02/ministr-oborony-lytvy-putinu-shhorazu-dopovidayut-shho-v-ukrayini-znyshheno-vsi-zrk-patriot-odnak-pravda-insha/</text:a>
</text:p>
      <!--NEWS-->
      <text:h text:style-name="P10" text:outline-level="1">
<text:span text:style-name="T4">
Super Cup FPV: Defense Forces Selected 3 The most powerful Ukrainian UAVs</text:span>
</text:h>
      <text:p text:style-name="P4">
Author: ['АРМІЯINFORM']</text:p>
      <text:p text:style-name="P4">
Time: 2023-06-02T60:00:00-04:00</text:p>
      <text:p text:style-name="P4">
Description: In Ukrainian, the FPV Super Cup of the Army Droniv, the 14th Vobinivians took fate ... The war with Ukraine 2022, the war with Ukraine is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80e93ee0-cfb0-4117-8765-eeba51aeb8f6.jpg" text:style-name="Internet_20_link" text:visited-style-name="Visited_20_Internet_20_Link">
80e93ee0-cfb0-4117-8765-eeba51aeb8f6.jpg</text:a>
', '<text:a xlink:type="simple" xlink:href="https://armyinform.com.ua/wp-content/uploads/2023/06/821be3d8-52a3-4f0e-9adf-840ab7375bd7-150x150.jpg" text:style-name="Internet_20_link" text:visited-style-name="Visited_20_Internet_20_Link">
821be3d8-52a3-4f0e-9adf-840ab7375bd7-150x150.jpg</text:a>
', '<text:a xlink:type="simple" xlink:href="https://armyinform.com.ua/wp-content/uploads/2023/06/a9153b8d-bccf-4fa5-b422-8aa81fe6b20c-150x150.jpg" text:style-name="Internet_20_link" text:visited-style-name="Visited_20_Internet_20_Link">
a9153b8d-bccf-4fa5-b422-8aa81fe6b20c-150x150.jpg</text:a>
', '<text:a xlink:type="simple" xlink:href="https://armyinform.com.ua/wp-content/uploads/2023/06/bced7663-c6f8-4a7b-bbab-fac37eeb3976-150x150.jpg" text:style-name="Internet_20_link" text:visited-style-name="Visited_20_Internet_20_Link">
bced7663-c6f8-4a7b-bbab-fac37eeb3976-150x150.jpg</text:a>
', '<text:a xlink:type="simple" xlink:href="https://armyinform.com.ua/wp-content/uploads/2023/06/c56f7f7b-2a74-472e-8914-39b126efca38-150x150.jpg" text:style-name="Internet_20_link" text:visited-style-name="Visited_20_Internet_20_Link">
c56f7f7b-2a74-472e-8914-39b126efca38-150x150.jpg</text:a>
']</text:p>
      <text:p text:style-name="P4">
Tags: ['FPV-ДРОНИ', 'АРМІЯ ДРОНІВ', 'БПЛА', 'МИХАЙЛО ФЕДОРОВ', 'СУПЕРКУБОК FPV']</text:p>
      <text:p text:style-name="P4">
Category: News</text:p>
      <!--METADATA-->
      <text:p text:style-name="P4">
<draw:frame draw:style-name="fr1" draw:name="Image249" text:anchor-type="as-char" svg:width="6.9236in" svg:height="4.61393in" draw:z-index="0">
<draw:image xlink:href="../Images/AРМІЯINFORM/2023-06-02T60-00-00-04-00/80e93ee0-cfb0-4117-8765-eeba51aeb8f6.jpg" xlink:type="simple" xlink:show="embed" xlink:actuate="onLoad" draw:mime-type="image/jpeg"/>
</draw:frame>
The FPV Super Bowl was held in Ukraine from the drone army, which was attended by 14 UAV producers. 18 FPV-punks showed their capabilities to representatives of Ukraine's siloborov. Fighting pilots and school instructors have selected 3 most powerful Ukrainian production.</text:p>
      <text:p text:style-name="P4">
About it <text:a xlink:type="simple" xlink:href="https://t.me/zedigital/3206" text:style-name="Internet_20_link" text:visited-style-name="Visited_20_Internet_20_Link">
reports</text:a>
Viceremier-Minister of Zinnovations, Development of Education, Science and Technology-Minister of Digital Transformation Mikhail Fedorov in a telegram-channel.</text:p>
      <text:p text:style-name="P4">
Selected UAVs best coped with the tasks - from the speed of expanding the destruction of goals and work in the conditions of HR. This will help the developers to contract the birds to the army.</text:p>
      <text:p text:style-name="P4">
<text:a xlink:type="simple" xlink:href="https://armyinform.com.ua/wp-content/uploads/2023/06/821be3d8-52a3-4f0e-9adf-840ab7375bd7.jpg" text:style-name="Internet_20_link" text:visited-style-name="Visited_20_Internet_20_Link">
!(Images/AРМІЯINFORM/2023-06-02T60-00-00-04-00/821be3d8-52a3-4f0e-9adf-840ab7375bd7-150x150.jpg)</text:a>
</text:p>
      <text:p text:style-name="P4">
<text:a xlink:type="simple" xlink:href="https://armyinform.com.ua/wp-content/uploads/2023/06/a9153b8d-bccf-4fa5-b422-8aa81fe6b20c.jpg" text:style-name="Internet_20_link" text:visited-style-name="Visited_20_Internet_20_Link">
<draw:frame draw:style-name="fr1" draw:name="Image250" text:anchor-type="as-char" svg:width="6.9236in" svg:height="6.9236in" draw:z-index="0">
<draw:image xlink:href="../Images/AРМІЯINFORM/2023-06-02T60-00-00-04-00/a9153b8d-bccf-4fa5-b422-8aa81fe6b20c-150x150.jpg" xlink:type="simple" xlink:show="embed" xlink:actuate="onLoad" draw:mime-type="image/jpeg"/>
</draw:frame>
</text:a>
</text:p>
      <text:p text:style-name="P4">
<text:a xlink:type="simple" xlink:href="https://armyinform.com.ua/wp-content/uploads/2023/06/bced7663-c6f8-4a7b-bbab-fac37eeb3976.jpg" text:style-name="Internet_20_link" text:visited-style-name="Visited_20_Internet_20_Link">
<draw:frame draw:style-name="fr1" draw:name="Image251" text:anchor-type="as-char" svg:width="6.9236in" svg:height="6.9236in" draw:z-index="0">
<draw:image xlink:href="../Images/AРМІЯINFORM/2023-06-02T60-00-00-04-00/bced7663-c6f8-4a7b-bbab-fac37eeb3976-150x150.jpg" xlink:type="simple" xlink:show="embed" xlink:actuate="onLoad" draw:mime-type="image/jpeg"/>
</draw:frame>
</text:a>
</text:p>
      <text:p text:style-name="P4">
<text:a xlink:type="simple" xlink:href="https://armyinform.com.ua/wp-content/uploads/2023/06/c56f7f7b-2a74-472e-8914-39b126efca38.jpg" text:style-name="Internet_20_link" text:visited-style-name="Visited_20_Internet_20_Link">
<draw:frame draw:style-name="fr1" draw:name="Image252" text:anchor-type="as-char" svg:width="6.9236in" svg:height="6.9236in" draw:z-index="0">
<draw:image xlink:href="../Images/AРМІЯINFORM/2023-06-02T60-00-00-04-00/c56f7f7b-2a74-472e-8914-39b126efca38-150x150.jpg" xlink:type="simple" xlink:show="embed" xlink:actuate="onLoad" draw:mime-type="image/jpeg"/>
</draw:frame>
</text:a>
It is <text:span text:style-name="T4">
 FPV drones </text:span>
 is a competitive advantage over the enemy. Fast and maneuver, capable of hitting sniper accuracy. There are already many cases when Vasdron destroys Russian equipment for a few hundred dollars.</text:p>
      <text:p text:style-name="P4">
“From the very start of the drone army, we work with UAV developers 24/7. We do our best for Ukrainian drones to contract as soon as possible, receive admission of pre -examination and strengthen our warriors now, ”the organizers said.</text:p>
      <text:p text:style-name="P4">
News Source: <text:a xlink:type="simple" xlink:href="https://armyinform.com.ua/2023/06/02/superkubok-fpv-predstavnyky-syl-oborony-vybraly-3-najpotuzhnishi-ukrayinski-bpla/" text:style-name="Internet_20_link" text:visited-style-name="Visited_20_Internet_20_Link">
https://armyinform.com.ua/2023/06/02/superkubok-fpv-predstavnyky-syl-oborony-vybraly-3-najpotuzhnishi-ukrayinski-bpla/</text:a>
</text:p>
      <!--NEWS-->
      <text:h text:style-name="P10" text:outline-level="1">
<text:span text:style-name="T4">
Denmark, Belgium, Britain and the Netherlands will begin training Ukrainian pilots on F-16 as soon as possible</text:span>
</text:h>
      <text:p text:style-name="P4">
Author: ['АРМІЯINFORM']</text:p>
      <text:p text:style-name="P4">
Time: 2023-06-02T61:00:00-04:00</text:p>
      <text:p text:style-name="P4">
Description: At once, Iz Danhy, Belgіyu, the great British nyterlandi Yaknaishvidsha to go out of all ... War with Ukraine 2022, war with Ukraine Latest news today, News War with Ukraine 2022 are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ryutte.jpg" text:style-name="Internet_20_link" text:visited-style-name="Visited_20_Internet_20_Link">
ryutte.jpg</text:a>
']</text:p>
      <text:p text:style-name="P4">
Tags: ['F-16', 'МАРК РЮТТЕ', 'НАВЧАННЯ ПІЛОТІВ', 'НІДЕРЛАНДИ']</text:p>
      <text:p text:style-name="P4">
Category: News</text:p>
      <!--METADATA-->
      <text:p text:style-name="P4">
<draw:frame draw:style-name="fr1" draw:name="Image253" text:anchor-type="as-char" svg:width="6.9236in" svg:height="3.894525in" draw:z-index="0">
<draw:image xlink:href="../Images/AРМІЯINFORM/2023-06-02T61-00-00-04-00/ryutte.jpg" xlink:type="simple" xlink:show="embed" xlink:actuate="onLoad" draw:mime-type="image/jpeg"/>
</draw:frame>
Together with Denmark, Belgium and the United Kingdom, the Netherlands will develop Ukrainian pilots as soon as possible on F-16 fighters.</text:p>
      <text:p text:style-name="P4">
About it at the summit of the European political community in Moldova <text:a xlink:type="simple" xlink:href="https://twitter.com/MinPres/status/1664286876881268738" text:style-name="Internet_20_link" text:visited-style-name="Visited_20_Internet_20_Link">
stated</text:a>
Netherlands Prime Minister Mark Rutte.</text:p>
      <text:p text:style-name="P4">
“This is an important step for Ukraine to protect itself. We gathered here to the leaders of countries that are part of the coalition of fighter jets for Ukraine. I call in the country to join the coalition. Ukraine has to win this, ”Mark Rutte emphasized.</text:p>
      <text:p text:style-name="P4">
He added that the meeting of the European political community in Moldova has been one thing: European countries are all together.</text:p>
      <text:p text:style-name="P4">
“My chief message to European colleagues was that, above all, the Mipovin to support Ukraine as we can. For example, by creating an international coalition of fighters to enhance the capacity of the PS of Ukraine, ”<text:a xlink:type="simple" xlink:href="https://twitter.com/MinPres/status/1664291834942615552" text:style-name="Internet_20_link" text:visited-style-name="Visited_20_Internet_20_Link">
said</text:a>
Mark Rutte.</text:p>
      <text:p text:style-name="P4">
We will remind, at the summit of the European political community in Chisinau Prime Minister of Poland Mateusz Moravetsky <text:a xlink:type="simple" xlink:href="https://armyinform.com.ua/2023/06/02/sformovano-plan-navchannya-ukrayinskyh-pilotiv-na-litakah-f-16-premyer-ministr-polshhi/" text:style-name="Internet_20_link" text:visited-style-name="Visited_20_Internet_20_Link">
reported</text:a>
that the plan of training of Ukrainian pilots on F-16 planes is laid.</text:p>
      <text:p text:style-name="P4">
News Source: <text:a xlink:type="simple" xlink:href="https://armyinform.com.ua/2023/06/02/daniya-belgiya-brytaniya-ta-niderlandy-yaknajshvydshe-rozpochnut-navchannya-ukrayinskyh-pilotiv-na-f-16/" text:style-name="Internet_20_link" text:visited-style-name="Visited_20_Internet_20_Link">
https://armyinform.com.ua/2023/06/02/daniya-belgiya-brytaniya-ta-niderlandy-yaknajshvydshe-rozpochnut-navchannya-ukrayinskyh-pilotiv-na-f-16/</text:a>
</text:p>
      <!--NEWS-->
      <text:h text:style-name="P10" text:outline-level="1">
<text:span text:style-name="T4">
85 parishes were recorded: the Russians again fired at the border of Sumy and Chernihiv region</text:span>
</text:h>
      <text:p text:style-name="P4">
Author: ['АРМІЯINFORM']</text:p>
      <text:p text:style-name="P4">
Time: 2023-06-02T62:00:00-04:00</text:p>
      <text:p text:style-name="P4">
Description: Rosiyski Vіska vid Khudatka Khuvnya P'yatyv Perevyv plagued Prordordonni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160499-1_large-1.jpg" text:style-name="Internet_20_link" text:visited-style-name="Visited_20_Internet_20_Link">
160499-1_large-1.jpg</text:a>
']</text:p>
      <text:p text:style-name="P4">
Tags: ['STOPRUSSIA', 'АГРЕСІЯ РФ', 'ВОРОЖІ ОБСТРІЛИ', 'ВТОРГНЕННЯ РФ', 'ОК «ПІВНІЧ»']</text:p>
      <text:p text:style-name="P4">
Category: News</text:p>
      <!--METADATA-->
      <text:p text:style-name="P4">
<draw:frame draw:style-name="fr1" draw:name="Image254" text:anchor-type="as-char" svg:width="6.9236in" svg:height="4.615733in" draw:z-index="0">
<draw:image xlink:href="../Images/AРМІЯINFORM/2023-06-02T62-00-00-04-00/160499-1_large-1.jpg" xlink:type="simple" xlink:show="embed" xlink:actuate="onLoad" draw:mime-type="image/jpeg"/>
</draw:frame>
From the beginning of the day, Russian troops fired at the border areas of Chernihiv and Sumy regions from June 2.</text:p>
      <text:p text:style-name="P4">
The Operational Command "North" reports in <text:a xlink:type="simple" xlink:href="https://t.me/ok_pivnich1/2969" text:style-name="Internet_20_link" text:visited-style-name="Visited_20_Internet_20_Link">
telegram.</text:a>
* From 00:00 to 00:10, 5 parishes were recorded, probably from the artillery, in the area of N.P. Chamomile. * From 23:39 to 23:45 3 parishes were recorded, probably 120 mm mortar, in the area of N.P. Novasilivka. * From 08:10 to 09:00 there were 15 parishes, probably from the artillery, in the area of N.P. Leonivka. * From 09:18 to 09:58 22 parishes were recorded, probably from a mortar 120 mm, in the area of NP. Novasilivka. * From 08:15 to 09:00, 40 parishes were recorded, probably from a mortar 120 caliber, by N.P. Janzhulivka.</text:p>
      <text:p text:style-name="P4">
Information was not received about the losses among the local population, the building of the village council was fired.</text:p>
      <text:p text:style-name="P4">
News Source: <text:a xlink:type="simple" xlink:href="https://armyinform.com.ua/2023/06/02/zafiksovano-85-pryhodiv-rosiyany-znovu-obstrilyaly-prykordonnya-sumshhyny-j-chernigivshhyny/" text:style-name="Internet_20_link" text:visited-style-name="Visited_20_Internet_20_Link">
https://armyinform.com.ua/2023/06/02/zafiksovano-85-pryhodiv-rosiyany-znovu-obstrilyaly-prykordonnya-sumshhyny-j-chernigivshhyny/</text:a>
</text:p>
      <!--NEWS-->
      <text:h text:style-name="P10" text:outline-level="1">
<text:span text:style-name="T4">
Interactive Online Map Humanitarian Demining Updated Regularly</text:span>
</text:h>
      <text:p text:style-name="P4">
Author: ['АРМІЯINFORM']</text:p>
      <text:p text:style-name="P4">
Time: 2023-06-02T63:00:00-04:00</text:p>
      <text:p text:style-name="P4">
Description: MAPA INTEROLABLE, on the Yaki in the online solutions is possible for the Vikonni Vikonni Zakhodin z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318418670_175297575182524_2192926517176880160_n-e1685695947101.png" text:style-name="Internet_20_link" text:visited-style-name="Visited_20_Internet_20_Link">
318418670_175297575182524_2192926517176880160_n-e1685695947101.png</text:a>
']</text:p>
      <text:p text:style-name="P4">
Tags: ['ІНТЕРАКТИВНА МАПА', 'МОУ', 'ЦЕНТР ПРОТИМІННОЇ ДІЯЛЬНОСТІ']</text:p>
      <text:p text:style-name="P4">
Category: News</text:p>
      <!--METADATA-->
      <text:p text:style-name="P4">
<draw:frame draw:style-name="fr1" draw:name="Image255" text:anchor-type="as-char" svg:width="6.9236in" svg:height="3.755726in" draw:z-index="0">
<draw:image xlink:href="../Images/AРМІЯINFORM/2023-06-02T63-00-00-04-00/318418670_175297575182524_2192926517176880160_n-e1685695947101.png" xlink:type="simple" xlink:show="embed" xlink:actuate="onLoad" draw:mime-type="image/png"/>
</draw:frame>
<text:a xlink:type="simple" xlink:href="https://cutt.ly/gwwrPfOz" text:style-name="Internet_20_link" text:visited-style-name="Visited_20_Internet_20_Link">
Interactive map</text:a>
, on which in online mode it</text:p>
      <text:p text:style-name="P4">
About it <text:a xlink:type="simple" xlink:href="https://t.me/ministry_of_defense_ua/7647" text:style-name="Internet_20_link" text:visited-style-name="Visited_20_Internet_20_Link">
reported</text:a>
Press service of Ukraine's defense.</text:p>
      <text:p text:style-name="P4">
"In online mode, you can monitor the information about the Ukrainian territories, delay humanitarian mine, the state of affairs specifically in your area," the Ukrainian Defense Office said.</text:p>
      <text:p text:style-name="P4">
The map is updated <text:a xlink:type="simple" xlink:href="https://armyinform.com.ua/2023/01/11/interaktyvna-mapa-potenczijnoyi-minnoyi-nebezpeky/" text:style-name="Internet_20_link" text:visited-style-name="Visited_20_Internet_20_Link">
Center of Mine -Activities</text:a>
Under the coordination of the Secretariat of the National Organization of Official Activities, which is the chairman of the Minister of Defense.</text:p>
      <text:p text:style-name="P4">
The Defense Ministry once again emphasizes the rules of conduct by buying objects.</text:p>
      <text:p text:style-name="P4">
News Source: <text:a xlink:type="simple" xlink:href="https://armyinform.com.ua/2023/06/02/interaktyvna-onlajn-mapa-vykonannya-gumanitarnogo-rozminuvannya-onovlyuyetsya-regulyarno/" text:style-name="Internet_20_link" text:visited-style-name="Visited_20_Internet_20_Link">
https://armyinform.com.ua/2023/06/02/interaktyvna-onlajn-mapa-vykonannya-gumanitarnogo-rozminuvannya-onovlyuyetsya-regulyarno/</text:a>
</text:p>
      <!--NEWS-->
      <text:h text:style-name="P10" text:outline-level="1">
<text:span text:style-name="T4">
Configured for close cooperation - President of Ukraine congratulated the new head of the UN General Assembly</text:span>
</text:h>
      <text:p text:style-name="P4">
Author: ['АРМІЯINFORM']</text:p>
      <text:p text:style-name="P4">
Time: 2023-06-02T64:00:00-04:00</text:p>
      <text:p text:style-name="P4">
Description: President of Ukraine Volodymyr Zelensky Provitav Representatives of Resbubbleiki Trinidad I Tobag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73_main.jpeg" text:style-name="Internet_20_link" text:visited-style-name="Visited_20_Internet_20_Link">
73_main.jpeg</text:a>
']</text:p>
      <text:p text:style-name="P4">
Tags: ['ВІЙНА', 'ВОЛОДИМИР ЗЕЛЕНСЬКИЙ', 'ГЕНАСАМБЛЕЯ ООН', 'ПРЕЗИДЕНТ УКРАЇНИ']</text:p>
      <text:p text:style-name="P4">
Category: News</text:p>
      <!--METADATA-->
      <text:p text:style-name="P4">
<draw:frame draw:style-name="fr1" draw:name="Image256" text:anchor-type="as-char" svg:width="6.9236in" svg:height="4.395937in" draw:z-index="0">
<draw:image xlink:href="../Images/AРМІЯINFORM/2023-06-02T64-00-00-04-00/73_main.jpeg" xlink:type="simple" xlink:show="embed" xlink:actuate="onLoad" draw:mime-type="image/jpeg"/>
</draw:frame>
President of Ukraine Volodymyr Zelensky congratulated the representative of the Republicrinidad and Tobago Dennis Francis on the election of the head of the 78th session of the United Nations Assembly.</text:p>
      <text:p text:style-name="P4">
About this <text:a xlink:type="simple" xlink:href="https://twitter.com/ZelenskyyUa/status/1664512742420627461" text:style-name="Internet_20_link" text:visited-style-name="Visited_20_Internet_20_Link">
it is referred</text:a>
The Twitter.</text:p>
      <text:p text:style-name="P4">
“We share priorities for steady compliance with the principles and values of the UN status, reforming the Security Council, ensuring human rights, and termination of the voice. These goals are fully consistent with the Ukrainian <text:a xlink:type="simple" xlink:href="https://armyinform.com.ua/2023/02/24/yak-formula-myru-prezydenta-ukrayiny-stala-fundamentom-rezolyucziyi-genasambleyi-oon/" text:style-name="Internet_20_link" text:visited-style-name="Visited_20_Internet_20_Link">
formulimra</text:a>
. Налаштовані натісну співпрацю з новим головою Генеральної Асамблеї ООН, щоб наступна сесіяГенасамблеї стала сесією миру для України, Європи та світу», — йдеться удописі глави держави.</text:p>
      <text:p text:style-name="P4">
Раніше повідомлялося, що Генасамблея ООН<text:a xlink:type="simple" xlink:href="https://armyinform.com.ua/2023/02/24/genasambleya-oon-pidtrymala-rezolyucziyu-shhodo-myru-v-ukrayini/" text:style-name="Internet_20_link" text:visited-style-name="Visited_20_Internet_20_Link">
підтримала</text:a>
Peace resolution in Ukraine.</text:p>
      <text:p text:style-name="P4">
News Source: <text:a xlink:type="simple" xlink:href="https://armyinform.com.ua/2023/06/02/nalashtovanyj-na-tisnu-spivpraczyu-prezydent-ukrayiny-pryvitav-novogo-golovu-genasambleyi-oon/" text:style-name="Internet_20_link" text:visited-style-name="Visited_20_Internet_20_Link">
https://armyinform.com.ua/2023/06/02/nalashtovanyj-na-tisnu-spivpraczyu-prezydent-ukrayiny-pryvitav-novogo-golovu-genasambleyi-oon/</text:a>
</text:p>
      <!--NEWS-->
      <text:h text:style-name="P10" text:outline-level="1">
<text:span text:style-name="T4">
More than 600 explosive items, including 7 aircraft</text:span>
</text:h>
      <text:p text:style-name="P4">
Author: ['АРМІЯINFORM']</text:p>
      <text:p text:style-name="P4">
Time: 2023-06-02T65:00:00-04:00</text:p>
      <text:p text:style-name="P4">
Description: Lent out, 1 worm, pirotechnic, Pirodrodiy of the Hold Service of Ukraine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nebezpechno-miny.jpg" text:style-name="Internet_20_link" text:visited-style-name="Visited_20_Internet_20_Link">
nebezpechno-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257" text:anchor-type="as-char" svg:width="6.9236in" svg:height="4.619339in" draw:z-index="0">
<draw:image xlink:href="../Images/AРМІЯINFORM/2023-06-02T65-00-00-04-00/nebezpechno-miny.jpg" xlink:type="simple" xlink:show="embed" xlink:actuate="onLoad" draw:mime-type="image/jpeg"/>
</draw:frame>
"Dangerously. Mines. " Illustrative photo</text:p>
      <text:p text:style-name="P4">
During the last day, <text:span text:style-name="T4">
 June 1 </text:span>
, pyrotechnic units of the State Emergency Service Service <text:span text:style-name="T4">
 160 times </text:span>
 were involved in the execution of mine tasks.</text:p>
      <text:p text:style-name="P4">
About it _ <text:a xlink:type="simple" xlink:href="https://dsns.gov.ua/uk/news/nadzvicaini-podiyi/operativna-informaciia-shhodo-roboti-pirotexnicnix-pidrozdiliv-dsns-ukrayini-61" text:style-name="Internet_20_link" text:visited-style-name="Visited_20_Internet_20_Link">
reports</text:a>
_ SES of Ukraine.</text:p>
      <text:p text:style-name="P4">
Pyrotechnical units revealed, seized and disposed of <text:span text:style-name="T4">
 677 exquisite </text:span>
 <text:span text:style-name="T4">
 items, </text:span>
 In particular <text:span text:style-name="T4">
 7 Aviation Bomb. </text:span>
 examined(cleared)area of area <text:span text:style-name="T4">
 279 hectares </text:span>
.</text:p>
      <text:p text:style-name="P4">
Most often pyrotechnic units worked: in Kharkiv region 18 733 times, Kyiv region - 7848, Donetsk region - 5567, Mykolaiv region - 5 045, Kherson region - 5261, Chernihiv region - 4659, Sumy - 2114, Cherkasy region - 1111.</text:p>
      <text:p text:style-name="P4">
Reference: 395 426 units have been disposed of from the beginning of large -scale aggression of the Russian Federation of Ukraine. explosive objects and 2 891 kg of explosive, including 2965 units. aviation bombs. A survey of about 88 081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2/za-dobu-pirotehniky-dsns-zneshkodyly-ponad-600-vybuhonebezpechnyh-predmetiv-zokrema-7-aviabomb/" text:style-name="Internet_20_link" text:visited-style-name="Visited_20_Internet_20_Link">
https://armyinform.com.ua/2023/06/02/za-dobu-pirotehniky-dsns-zneshkodyly-ponad-600-vybuhonebezpechnyh-predmetiv-zokrema-7-aviabomb/</text:a>
</text:p>
      <!--NEWS-->
      <text:h text:style-name="P10" text:outline-level="1">
<text:span text:style-name="T4">
The army of the Russian Federation per day attacked ten regions of Ukraine</text:span>
</text:h>
      <text:p text:style-name="P4">
Author: ['АРМІЯINFORM']</text:p>
      <text:p text:style-name="P4">
Time: 2023-06-02T66:00:00-04:00</text:p>
      <text:p text:style-name="P4">
Description: The last passes of the Rosiyski Vіsyska Zdiis were attacks on 10 regions of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photo_5463108846605158180_y-1.jpg" text:style-name="Internet_20_link" text:visited-style-name="Visited_20_Internet_20_Link">
photo_5463108846605158180_y-1.jpg</text:a>
']</text:p>
      <text:p text:style-name="P4">
Tags: ['АТАКА ВОРОГА', 'ВІЙНА', 'ОБСТРІЛИ РФ']</text:p>
      <text:p text:style-name="P4">
Category: News</text:p>
      <!--METADATA-->
      <text:p text:style-name="P4">
<draw:frame draw:style-name="fr1" draw:name="Image258" text:anchor-type="as-char" svg:width="6.9236in" svg:height="4.641019in" draw:z-index="0">
<draw:image xlink:href="../Images/AРМІЯINFORM/2023-06-02T66-00-00-04-00/photo_5463108846605158180_y-1.jpg" xlink:type="simple" xlink:show="embed" xlink:actuate="onLoad" draw:mime-type="image/jpeg"/>
</draw:frame>
During the last day, Russian troops have taken attacks on 10 regions of Ukraine.</text:p>
      <text:p text:style-name="P4">
About it <text:a xlink:type="simple" xlink:href="https://t.me/militarymediacenter/2112" text:style-name="Internet_20_link" text:visited-style-name="Visited_20_Internet_20_Link">
reports</text:a>
Military Mediacenter.</text:p>
      <text:p text:style-name="P4">
“From different types of weapons(mortars, tanks, artillery, RSZV, SPR, UAV, strategic and tactical aviation)160 settlements and 93 infrastructure object were fired, ”the message reads.</text:p>
      <text:p text:style-name="P4">
According to preliminary information, they are killed and injured among civilians, the number of victims is clarified.</text:p>
      <text:p text:style-name="P4">
News Source: <text:a xlink:type="simple" xlink:href="https://armyinform.com.ua/2023/06/02/armiya-rf-za-dobu-atakuvala-desyat-oblastej-ukrayiny/" text:style-name="Internet_20_link" text:visited-style-name="Visited_20_Internet_20_Link">
https://armyinform.com.ua/2023/06/02/armiya-rf-za-dobu-atakuvala-desyat-oblastej-ukrayiny/</text:a>
</text:p>
      <!--NEWS-->
      <text:h text:style-name="P10" text:outline-level="1">
<text:span text:style-name="T4">
Office of the Prosecutor General of Ukraine: Almost 91 thousand military crimes are documented</text:span>
</text:h>
      <text:p text:style-name="P4">
Author: ['АРМІЯINFORM']</text:p>
      <text:p text:style-name="P4">
Time: 2023-06-02T67: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warcrime-02062023ua.jpg" text:style-name="Internet_20_link" text:visited-style-name="Visited_20_Internet_20_Link">
warcrime-02062023ua.jpg</text:a>
', '<text:a xlink:type="simple" xlink:href="https://armyinform.com.ua/wp-content/uploads/2023/06/warcrime-02062023en.jpg" text:style-name="Internet_20_link" text:visited-style-name="Visited_20_Internet_20_Link">
warcrime-02062023en.jpg</text:a>
']</text:p>
      <text:p text:style-name="P4">
Tags: ['ВОЄННІ ЗЛОЧИНИ', 'ОФІС ГЕНЕРАЛЬНОГО ПРОКУРОРА УКРАЇНИ']</text:p>
      <text:p text:style-name="P4">
Category: News</text:p>
      <!--METADATA-->
      <text:p text:style-name="P4">
<draw:frame draw:style-name="fr1" draw:name="Image259" text:anchor-type="as-char" svg:width="6.9236in" svg:height="4.448413in" draw:z-index="0">
<draw:image xlink:href="../Images/AРМІЯINFORM/2023-06-02T67-00-00-04-00/warcrime-0206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2 </text:span>
 <text:span text:style-name="T4">
 June </text:span>
 registered:</text:p>
      <ul>
        <li>
90 835 Military Crimes, * 17 295 crimes against national security of Ukraine.</li>
      </ul>
      <text:p text:style-name="P4">
In addition, according to the official data of juvenile prosecutors, <text:span text:style-name="T4">
 1476 children have become </text:span>
 due to aggression of the Russian Federation, including:</text:p>
      <ul>
        <li>
484 - children were killed, * 992 - the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60" text:anchor-type="as-char" svg:width="6.9236in" svg:height="4.448413in" draw:z-index="0">
<draw:image xlink:href="../Images/AРМІЯINFORM/2023-06-02T67-00-00-04-00/warcrime-02062023en.jpg" xlink:type="simple" xlink:show="embed" xlink:actuate="onLoad" draw:mime-type="image/jpeg"/>
</draw:frame>
</text:p>
      <text:p text:style-name="P4">
News Source: <text:a xlink:type="simple" xlink:href="https://armyinform.com.ua/2023/06/02/ofis-genprokurora-ukrayiny-zadokumentovano-majzhe-91-tysyachu-voyennyh-zlochyniv/" text:style-name="Internet_20_link" text:visited-style-name="Visited_20_Internet_20_Link">
https://armyinform.com.ua/2023/06/02/ofis-genprokurora-ukrayiny-zadokumentovano-majzhe-91-tysyachu-voyennyh-zlochyniv/</text:a>
</text:p>
      <!--NEWS-->
      <text:h text:style-name="P10" text:outline-level="1">
<text:span text:style-name="T4">
Ilya Kovtun Army is a contender for the title of the best gymnast of the year in Europe</text:span>
</text:h>
      <text:p text:style-name="P4">
Author: ['АРМІЯINFORM']</text:p>
      <text:p text:style-name="P4">
Time: 2023-06-02T68:00:00-04:00</text:p>
      <text:p text:style-name="P4">
Description: Єvropeiska federals of Gimnasticism has stolen a list of applicants for the name of the nycrat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630_360_1685544026-556.jpg" text:style-name="Internet_20_link" text:visited-style-name="Visited_20_Internet_20_Link">
630_360_1685544026-556.jpg</text:a>
']</text:p>
      <text:p text:style-name="P4">
Tags: ['АРМІЙСЬКИЙ СПОРТ', 'ІЛЛЯ КОВТУН', 'СПОРТИВНА ГІМНАСТИКА']</text:p>
      <text:p text:style-name="P4">
Category: News</text:p>
      <!--METADATA-->
      <text:p text:style-name="P4">
<draw:frame draw:style-name="fr1" draw:name="Image261" text:anchor-type="as-char" svg:width="6.9236in" svg:height="3.956343in" draw:z-index="0">
<draw:image xlink:href="../Images/AРМІЯINFORM/2023-06-02T68-00-00-04-00/630_360_1685544026-556.jpg" xlink:type="simple" xlink:show="embed" xlink:actuate="onLoad" draw:mime-type="image/jpeg"/>
</draw:frame>
</text:p>
      <text:p text:style-name="P4">
Європейська федерація гімнастики оголосила <text:a xlink:type="simple" xlink:href="https://take.quiz-maker.com/Q7KBCWW5F" text:style-name="Internet_20_link" text:visited-style-name="Visited_20_Internet_20_Link">
список</text:a>
contenders for the title of the best Tatrener Gymnasts in Europe.</text:p>
      <text:p text:style-name="P4">
About this <text:a xlink:type="simple" xlink:href="https://www.facebook.com/CSKA1992/posts/pfbid02TDh8UTfL9Gmev4jsMXyTuJ7SDSjK39XgcpJ5yoBGwnKQ6zRxoyNbaX4pkiJhXZ66l" text:style-name="Internet_20_link" text:visited-style-name="Visited_20_Internet_20_Link">
informs</text:a>
The press service of the CSC of the Armed Forces of Ukraine.</text:p>
      <text:p text:style-name="P4">
The Ilya Kovtun Army was included in the nominee list for the title of the best gymnast.</text:p>
      <text:p text:style-name="P4">
“Our athlete in 2022 won silver at the European Championship on parallel bruises, and also won the World Cup on the bars(He won all four -plays)», - the message reads.</text:p>
      <text:p text:style-name="P4">
Voting will last until June 14.</text:p>
      <text:p text:style-name="P4">
News Source: <text:a xlink:type="simple" xlink:href="https://armyinform.com.ua/2023/06/02/armiyecz-illya-kovtun-pretenduye-na-zvannya-najkrashhogo-gimnasta-roku-v-yevropi/" text:style-name="Internet_20_link" text:visited-style-name="Visited_20_Internet_20_Link">
https://armyinform.com.ua/2023/06/02/armiyecz-illya-kovtun-pretenduye-na-zvannya-najkrashhogo-gimnasta-roku-v-yevropi/</text:a>
</text:p>
      <!--NEWS-->
      <text:h text:style-name="P10" text:outline-level="1">
<text:span text:style-name="T4">
Rocket attacks of Russians on Kiev became an image slap for them - Petro Chernik</text:span>
</text:h>
      <text:p text:style-name="P4">
Author: ['Анастасія Олехнович']</text:p>
      <text:p text:style-name="P4">
Time: 2023-06-02T69:00:00-04:00</text:p>
      <text:p text:style-name="P4">
Description: Rosiyani at the injection of ice did not smagger to break through the defense of Kiwa. 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patriot-2.jpg" text:style-name="Internet_20_link" text:visited-style-name="Visited_20_Internet_20_Link">
patriot-2.jpg</text:a>
']</text:p>
      <text:p text:style-name="P4">
Tags: ['ПЕТРО ЧЕРНИК']</text:p>
      <text:p text:style-name="P4">
Category: News</text:p>
      <!--METADATA-->
      <text:p text:style-name="P4">
<draw:frame draw:style-name="fr1" draw:name="Image262" text:anchor-type="as-char" svg:width="6.9236in" svg:height="3.894525in" draw:z-index="0">
<draw:image xlink:href="../Images/AРМІЯINFORM/2023-06-02T69-00-00-04-00/patriot-2.jpg" xlink:type="simple" xlink:show="embed" xlink:actuate="onLoad" draw:mime-type="image/jpeg"/>
</draw:frame>
The Russians in May almost tried to break through the air defense. With the advent of Patriot complexes, the idea of fixing to destroy them and report that the American system is powerless against Iskander-M or Dagger missiles. And it turned out the opposite. Colonel Petro Chernyk told this on a live broadcast of the television "Unin".</text:p>
      <text:p text:style-name="P4">
-They lost to the confrontation between "dagger-Patriot" with a score of 6: 0, it was not possible to succeed and missiles of the type "Iskander-M". In fact, the attacks of the Russians on Kiev were a serious image slap for them, - said Petro Chernik. - I will remind that Russia still remains the second weapon manufacturer. Therefore, they are purchased seriously to think about, and whether the Russians are able to produce a truly competitive weapon ...</text:p>
      <text:p text:style-name="P4">
News Source: <text:a xlink:type="simple" xlink:href="https://armyinform.com.ua/2023/06/02/raketni-ataky-rosiyan-na-kyyiv-staly-dlya-nyh-imidzhevym-lyapasom-petro-chernyk/" text:style-name="Internet_20_link" text:visited-style-name="Visited_20_Internet_20_Link">
https://armyinform.com.ua/2023/06/02/raketni-ataky-rosiyan-na-kyyiv-staly-dlya-nyh-imidzhevym-lyapasom-petro-chernyk/</text:a>
</text:p>
      <!--NEWS-->
      <text:h text:style-name="P10" text:outline-level="1">
<text:span text:style-name="T4">
Ruslan Stefanchuk called on the heads of NATO parliaments to support Ukraine's Euro -Atlantic future</text:span>
</text:h>
      <text:p text:style-name="P4">
Author: ['АРМІЯINFORM']</text:p>
      <text:p text:style-name="P4">
Time: 2023-06-02T70:00:00-04:00</text:p>
      <text:p text:style-name="P4">
Description: The head of the Supreme for the sake of Ukrainian Ruslan Stefanchuk on Samіtі Goliv Parliament of Kraokan NATO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0957742_948821063013143_1240842824482657578_n-1.jpg" text:style-name="Internet_20_link" text:visited-style-name="Visited_20_Internet_20_Link">
350957742_948821063013143_1240842824482657578_n-1.jpg</text:a>
']</text:p>
      <text:p text:style-name="P4">
Tags: ['ВСТУП ДО НАТО', 'НАТО', 'РУСЛАН СТЕФАНЧУК']</text:p>
      <text:p text:style-name="P4">
Category: News</text:p>
      <!--METADATA-->
      <text:p text:style-name="P4">
<draw:frame draw:style-name="fr1" draw:name="Image263" text:anchor-type="as-char" svg:width="6.9236in" svg:height="4.615733in" draw:z-index="0">
<draw:image xlink:href="../Images/AРМІЯINFORM/2023-06-02T70-00-00-04-00/350957742_948821063013143_1240842824482657578_n-1.jpg" xlink:type="simple" xlink:show="embed" xlink:actuate="onLoad" draw:mime-type="image/jpeg"/>
</draw:frame>
The Chairman of the Verkhovna Rada of Ukraine Ruslan Stefanchuk at the Summit of NATO Parliaments urged to support Ukraine's Euro -Atlantic future.</text:p>
      <text:p text:style-name="P4">
About this <text:a xlink:type="simple" xlink:href="https://www.facebook.com/stefanchuk.official/posts/pfbid032pmMPUR6kvG5zs7qd4YtMKuvD2B2VBw5r2qrScwmrQ6FkdBiEZwoH1cqpjfxY5BAl" text:style-name="Internet_20_link" text:visited-style-name="Visited_20_Internet_20_Link">
it is referred</text:a>
On the Facebook page of the head of the parliament.</text:p>
      <text:p text:style-name="P4">
“I am glad to be among friends of Ukraine. NATO heads have started in Vilnius today. There are NATO Parliaments delegations, NATO Presidential Parliaments, NATO representatives, ”he wrote.</text:p>
      <text:p text:style-name="P4">
Ruslan Stefanchuk stressed that this is an important discussion at the parliamentary level that precedes the NATO Vilnius Summit.</text:p>
      <text:p text:style-name="P4">
“It is Parliaments that can signal Ukraine's membership in NATO pre -samite in July. A number of parliaments have accepted such statements!” He emphasized.</text:p>
      <text:p text:style-name="P4">
As reported, <text:a xlink:type="simple" xlink:href="https://armyinform.com.ua/2023/06/01/senat-chehiyi-uhvalyv-rezolyucziyu-shhodo-yaknajshvydshogo-vstupu-ukrayiny-do-nato/" text:style-name="Internet_20_link" text:visited-style-name="Visited_20_Internet_20_Link">
Czech Republic</text:a>
and <text:a xlink:type="simple" xlink:href="https://armyinform.com.ua/2023/06/01/latviya-pidtrymala-pryshvydshenyj-vstup-ukrayiny-v-nato/" text:style-name="Internet_20_link" text:visited-style-name="Visited_20_Internet_20_Link">
Latvia</text:a>
supported the accelerated introduction of Ukraine.</text:p>
      <text:p text:style-name="P4">
News Source: <text:a xlink:type="simple" xlink:href="https://armyinform.com.ua/2023/06/02/golova-parlamentu-zaklykav-goliv-parlamentiv-nato-pidtrymaty-yevroatlantychne-majbutnye-ukrayiny/" text:style-name="Internet_20_link" text:visited-style-name="Visited_20_Internet_20_Link">
https://armyinform.com.ua/2023/06/02/golova-parlamentu-zaklykav-goliv-parlamentiv-nato-pidtrymaty-yevroatlantychne-majbutnye-ukrayiny/</text:a>
</text:p>
      <!--NEWS-->
      <text:h text:style-name="P10" text:outline-level="1">
<text:span text:style-name="T4">
The state of the air defense, the front and the bomb shelter audit: the President was betting the Commander -in -Chief</text:span>
</text:h>
      <text:p text:style-name="P4">
Author: ['АРМІЯINFORM']</text:p>
      <text:p text:style-name="P4">
Time: 2023-06-02T71:00:00-04:00</text:p>
      <text:p text:style-name="P4">
Description: President of Ukraine Volodymyr Zelensky Zavodannya Supreme Stations ... War with Ukraine 2022, War with Ukraine Latest News today, News War with Ukraine 2022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3/06/a6eba69cb2193eb22a2ce7ebb1d0d9a6_1656498573_extra_large.jpeg" text:style-name="Internet_20_link" text:visited-style-name="Visited_20_Internet_20_Link">
a6eba69cb2193eb22a2ce7ebb1d0d9a6_1656498573_extra_large.jpeg</text:a>
']</text:p>
      <text:p text:style-name="P4">
Tags: ['ВОЛОДИМИР ЗЕЛЕНСЬКИЙ', 'ПРЕЗИДЕНТ УКРАЇНИ', 'СТАВКА ВЕРХОВНОГО ГОЛОВНОКОМАНДУВАЧА']</text:p>
      <text:p text:style-name="P4">
Category: News</text:p>
      <!--METADATA-->
      <text:p text:style-name="P4">
<draw:frame draw:style-name="fr1" draw:name="Image264" text:anchor-type="as-char" svg:width="6.9236in" svg:height="4.617948in" draw:z-index="0">
<draw:image xlink:href="../Images/AРМІЯINFORM/2023-06-02T71-00-00-04-00/a6eba69cb2193eb22a2ce7ebb1d0d9a6_1656498573_extra_large.jpeg" xlink:type="simple" xlink:show="embed" xlink:actuate="onLoad" draw:mime-type="image/jpeg"/>
</draw:frame>
President of Ukraine Volodymyr Zelensky held a meeting of the High Chief Commander -in -Chief, during which the participants discussed a number of issues.</text:p>
      <text:p text:style-name="P4">
The Head of State <text:a xlink:type="simple" xlink:href="https://t.me/V_Zelenskiy_official/4747" text:style-name="Internet_20_link" text:visited-style-name="Visited_20_Internet_20_Link">
reported</text:a>
I can have a telegram.</text:p>
      <text:p text:style-name="P4">
“The rigid response of the participants of the meeting to the death of people near the closed -up shelter. He instructed a member of Tavka, Kamyshin's Minister, to conduct a complete revision of Kyiv's protective structures. Report - in ten days. Another member of the rate, the Minister of Klimenko, is the same in Ukraine, ”the message reads.</text:p>
      <text:p text:style-name="P4">
The rate also discussed a comprehensive consideration of the condition of our air defense.</text:p>
      <text:p text:style-name="P4">
“Her needs to reflect threats from the Earth, from the sea, from the air. Warming, taking into account the available resources, revenues from partners of tavlas production, ”Vladimir Zelensky wrote.</text:p>
      <text:p text:style-name="P4">
In addition, the members of the rate considered the situation at the front.</text:p>
      <text:p text:style-name="P4">
The President of Ukraine has heard a report of intelligence on countries that help the Russian Federation not easy to overcome sanctions, but also to increase the production of missiles and drones in the condition of Vivna.</text:p>
      <text:p text:style-name="P4">
"We are making appropriate solutions," he stressed.</text:p>
      <text:p text:style-name="P4">
News Source: <text:a xlink:type="simple" xlink:href="https://armyinform.com.ua/2023/06/02/stan-ppo-front-ta-reviziya-bomboshovyshh-prezydent-proviv-stavku-golovnokomanduvacha/" text:style-name="Internet_20_link" text:visited-style-name="Visited_20_Internet_20_Link">
https://armyinform.com.ua/2023/06/02/stan-ppo-front-ta-reviziya-bomboshovyshh-prezydent-proviv-stavku-golovnokomanduvacha/</text:a>
</text:p>
      <!--NEWS-->
      <text:h text:style-name="P10" text:outline-level="1">
<text:span text:style-name="T4">
Ukraine's defense forces in general destroyed and damaged 22 warships of the Russian Federation</text:span>
</text:h>
      <text:p text:style-name="P4">
Author: ['АРМІЯINFORM']</text:p>
      <text:p text:style-name="P4">
Time: 2023-06-02T72:00:00-04:00</text:p>
      <text:p text:style-name="P4">
Description: The Lider is insane by the Tsom List of the Kolishniy flagship of the “Velky” Chornomorsky Fleet of the Russian Federation ... War with Ukraine 2022, War with Ukraine Latest News today, News War with Ukraine 2022 Last today, will there be a war between Ukraine and Russia and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screenshot_2-16.jpg" text:style-name="Internet_20_link" text:visited-style-name="Visited_20_Internet_20_Link">
screenshot_2-16.jpg</text:a>
']</text:p>
      <text:p text:style-name="P4">
Tags: ['ВОРОЖІ КОРАБЛІ', 'ВТРАТИ ВОРОГА', 'ЗНИЩЕНА ТЕХНІКА']</text:p>
      <text:p text:style-name="P4">
Category: News</text:p>
      <!--METADATA-->
      <text:p text:style-name="P4">
<draw:frame draw:style-name="fr1" draw:name="Image265" text:anchor-type="as-char" svg:width="6.9236in" svg:height="3.086772in" draw:z-index="0">
<draw:image xlink:href="../Images/AРМІЯINFORM/2023-06-02T72-00-00-04-00/screenshot_2-16.jpg" xlink:type="simple" xlink:show="embed" xlink:actuate="onLoad" draw:mime-type="image/jpeg"/>
</draw:frame>
The unconditional "leader" in this list is the former flagship of the "vely" of the Black Sea Fleet of the Russian Federation "Moscow", which became a real shock not only for the Kremlin's military leadership, but also for the whole population of Muscovy.</text:p>
      <text:p text:style-name="P4">
The complete loss of 17 another 522-2023 combat vessels, and the removal of a long term for four more and one for 10 days forced the Russian naval to hold in the Black Sea away from our coast, from where the Armed Forces of Ukraine is able to impress with existing long-range weapons.</text:p>
      <text:p text:style-name="P4">
The Armyinform detailed this data in the infographic.</text:p>
      <text:p text:style-name="P4">
News Source: <text:a xlink:type="simple" xlink:href="https://armyinform.com.ua/2023/06/02/syly-obrony-ukrayiny-zagalom-znyshhyly-j-poshkodyly-22-vijskovi-korabli-rf/" text:style-name="Internet_20_link" text:visited-style-name="Visited_20_Internet_20_Link">
https://armyinform.com.ua/2023/06/02/syly-obrony-ukrayiny-zagalom-znyshhyly-j-poshkodyly-22-vijskovi-korabli-rf/</text:a>
</text:p>
      <!--NEWS-->
      <text:h text:style-name="P10" text:outline-level="1">
<text:span text:style-name="T4">
GUR: Kidneping-State Policy</text:span>
</text:h>
      <text:p text:style-name="P4">
Author: ['АРМІЯINFORM']</text:p>
      <text:p text:style-name="P4">
Time: 2023-06-02T73:00:00-04:00</text:p>
      <text:p text:style-name="P4">
Description: For the pupils of the Russian, DITI Ukrainian became actually VIISKOVIMOVIM TROPHM. Kidnepping T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20230602-1.jpg" text:style-name="Internet_20_link" text:visited-style-name="Visited_20_Internet_20_Link">
20230602-1.jpg</text:a>
']</text:p>
      <text:p text:style-name="P4">
Tags: ['ГУР МОУ', 'ДЕПОРТАЦІЯ УКРАЇНСЬКИХ ДІТЕЙ']</text:p>
      <text:p text:style-name="P4">
Category: News</text:p>
      <!--METADATA-->
      <text:p text:style-name="P4">
<draw:frame draw:style-name="fr1" draw:name="Image266" text:anchor-type="as-char" svg:width="6.9236in" svg:height="3.894525in" draw:z-index="0">
<draw:image xlink:href="../Images/AРМІЯINFORM/2023-06-02T73-00-00-04-00/20230602-1.jpg" xlink:type="simple" xlink:show="embed" xlink:actuate="onLoad" draw:mime-type="image/jpeg"/>
</draw:frame>
For the occupation troops of Russia, children of Ukraine became actually a military trophy. Kidneping and deportation of minor citizens of Ukraine is in the list of crimes committed by the state-aggressor of crimes.</text:p>
      <text:p text:style-name="P4">
About it <text:a xlink:type="simple" xlink:href="https://gur.gov.ua/content/kidnepinh-derzhavna-polityka-krainy-okupanta.html" text:style-name="Internet_20_link" text:visited-style-name="Visited_20_Internet_20_Link">
reports</text:a>
Main Directorate of Intelligence of the Ministry of Defense of Ukraine.</text:p>
      <text:p text:style-name="P4">
For the forced export of children from the temporarily occupied territories of Ukraine to the Russian International Criminal Court issued warrants for the arrest of the Kremlin dictatolaladimir of Putin and the so-called commissioner for the rights of the child in Russia Mariilvo-Belova.</text:p>
      <text:p text:style-name="P4">
In order to hide their serious war crimes, Muscovites are actively using Dreams to conduct an information war.</text:p>
      <text:p text:style-name="P4">
Specialists of the Center for Combating NSDB misinformation of the National Security Service of Ukraine were investigated by vectors and heated enemy campaigns and <text:a xlink:type="simple" xlink:href="https://www.rnbo.gov.ua/files/2023/%D0%90%D0%BD%D0%B0%D0%BB%D1%96%D1%82%D0%B8%D1%87%D0%BD%D0%B5_%D0%B4%D0%BE%D1%81%D0%BB%D1%96%D0%B4%D0%B6%D0%B5%D0%BD%D0%BD%D1%8F_%C2%AB%D0%9F%D1%80%D0%B8%D0%BC%D1%83%D1%81%D0%BE%D0%B2%D0%B0_%D0%B4%D0%B5%D0%BF%D0%BE%D1%80%D1%82%D0%B0%D1%86%D1%96%D1%8F_%D1%82%D0%B0_%D0%B2%D0%B8%D0%BA%D1%80%D0%B0%D0%B4%D0%B5%D0%BD%D0%BD%D1%8F_%D1%83%D0%BA%D1%80%D0%B0%D1%96%CC%88%D0%BD%D1%81%D1%8C%D0%BA%D0%B8%D1%85.pdf" text:style-name="Internet_20_link" text:visited-style-name="Visited_20_Internet_20_Link">
presented</text:a>
The results of three -dimensional analysis of more than 40 thousand reports on social networks, as well as monitoring of Ukrainian, Russian and other foreign media in the period of anger 2022 to May 2023.</text:p>
      <text:p text:style-name="P4">
According to the results of this study of the CPD, the enemy concentrates propaganda efforts on the promotion of three main narratives, namely:</text:p>
      <ul>
        <li>
"Paradise" for children is Russia "; * "Ukraine is indifferent to its own children"; * "The West uses children for their own purposes."</li>
      </ul>
      <text:p text:style-name="P4">
Disinformation campaigns using the topic of deported Ukrainian children are:</text:p>
      <ol>
        <li>
demonization of the security and defense forces of Ukraine; 2. discredited military-political leadership of Ukraine; 3. Creating a negative idea of Ukraine in the world community.</li>
      </ol>
      <text:p text:style-name="P4">
To achieve its goals, Russia uses a wide set of tools to develop propaganda, using its diplomatic missions in particular.</text:p>
      <text:p text:style-name="P4">
The General Directorate of Intelligence of the Ministry of Defense of Ukraine reminds that every military crime established by the Russians will not be left without a fair punishment.</text:p>
      <text:p text:style-name="P4">
News Source: <text:a xlink:type="simple" xlink:href="https://armyinform.com.ua/2023/06/02/gur-kidneping-derzhavna-polityka-krayiny-okupanta/" text:style-name="Internet_20_link" text:visited-style-name="Visited_20_Internet_20_Link">
https://armyinform.com.ua/2023/06/02/gur-kidneping-derzhavna-polityka-krayiny-okupanta/</text:a>
</text:p>
      <!--NEWS-->
      <text:h text:style-name="P10" text:outline-level="1">
<text:span text:style-name="T4">
In the Black Sea there are three rocket launchers with 20 "calibers"</text:span>
</text:h>
      <text:p text:style-name="P4">
Author: ['АРМІЯINFORM']</text:p>
      <text:p text:style-name="P4">
Time: 2023-06-02T74:00:00-04:00</text:p>
      <text:p text:style-name="P4">
Description: The village for 2 worms from the Chorny Morce on the Boyal Cherguvanni is excited by the SIM Vorozhi ... The war with Ukraine 2022, the war with Ukraine is th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РАКЕТИ «КАЛІБР»', 'ЧОРНЕ МОРЕ']</text:p>
      <text:p text:style-name="P4">
Category: News</text:p>
      <!--METADATA-->
      <text:p text:style-name="P4">
<draw:frame draw:style-name="fr1" draw:name="Image267" text:anchor-type="as-char" svg:width="6.9236in" svg:height="4.615733in" draw:z-index="0">
<draw:image xlink:href="../Images/AРМІЯINFORM/2023-06-02T74-00-00-04-00/raketa-kalibr-pusk-chorne-more.jpg" xlink:type="simple" xlink:show="embed" xlink:actuate="onLoad" draw:mime-type="image/jpeg"/>
</draw:frame>
Illustrative photo</text:p>
      <text:p text:style-name="P4">
As of June 2, the Black Sea is on combat duty of seven -free ships, including three carriers of the Caliber Winged missiles, a total of 20 missiles.</text:p>
      <text:p text:style-name="P4">
About it <text:a xlink:type="simple" xlink:href="https://fb.watch/kVvpQQSA2h/" text:style-name="Internet_20_link" text:visited-style-name="Visited_20_Internet_20_Link">
reports</text:a>
Command of the Navy of the Armed Forces of Ukraine.</text:p>
      <text:p text:style-name="P4">
There is one enemy ship in the Sea of Azov.</text:p>
      <text:p text:style-name="P4">
In the Mediterranean, there are up to seven hostile -border on combat duty, one of which is one carrier of the Caliber cruise missiles, a total volley of up to four -row.</text:p>
      <text:p text:style-name="P4">
News Source: <text:a xlink:type="simple" xlink:href="https://armyinform.com.ua/2023/06/02/u-chornomu-mori-perebuvaye-try-raketonosiyi-z-20-kalibramy/" text:style-name="Internet_20_link" text:visited-style-name="Visited_20_Internet_20_Link">
https://armyinform.com.ua/2023/06/02/u-chornomu-mori-perebuvaye-try-raketonosiyi-z-20-kalibramy/</text:a>
</text:p>
      <!--NEWS-->
      <text:h text:style-name="P10" text:outline-level="1">
<text:span text:style-name="T4">
89 athletes of the Armed Forces will represent Ukraine at the III European Games</text:span>
</text:h>
      <text:p text:style-name="P4">
Author: ['АРМІЯINFORM']</text:p>
      <text:p text:style-name="P4">
Time: 2023-06-02T75:00:00-04:00</text:p>
      <text:p text:style-name="P4">
Description: 89 athletes ZSU represent Ukrainian on IIII єvropieki igrah-2023,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1148593_905675960730975_2994925994213172542_n.jpg" text:style-name="Internet_20_link" text:visited-style-name="Visited_20_Internet_20_Link">
351148593_905675960730975_2994925994213172542_n.jpg</text:a>
']</text:p>
      <text:p text:style-name="P4">
Tags: ['АРМІЙСЬКИЙ СПОРТ', 'ЦСК ЗСУ']</text:p>
      <text:p text:style-name="P4">
Category: News</text:p>
      <!--METADATA-->
      <text:p text:style-name="P4">
<draw:frame draw:style-name="fr1" draw:name="Image268" text:anchor-type="as-char" svg:width="6.9236in" svg:height="3.63489in" draw:z-index="0">
<draw:image xlink:href="../Images/AРМІЯINFORM/2023-06-02T75-00-00-04-00/351148593_905675960730975_2994925994213172542_n.jpg" xlink:type="simple" xlink:show="embed" xlink:actuate="onLoad" draw:mime-type="image/jpeg"/>
</draw:frame>
89 athletes of the Armed Forces will represent Ukraine at the III European Games-2023, which will be celebrated from June 21 to July 2 in Krakow-Malopolskaya.</text:p>
      <text:p text:style-name="P4">
About it <text:a xlink:type="simple" xlink:href="https://www.facebook.com/CSKA1992/posts/pfbid0HWH9VMXHxQvRmXS54iKARtVQDDsZyExJ3q4BDUFBHwfoAMmpZRdSwc7WfQjk4bWWl" text:style-name="Internet_20_link" text:visited-style-name="Visited_20_Internet_20_Link">
reports</text:a>
The Central Sports Club of the Armed Forces.</text:p>
      <text:p text:style-name="P4">
The national team includes army such as Olga Harlan, Lyudmila Luzan, Yaroslav Maguchikh, Arthur Felfner, Anna Ryzhikova, Victoria Tkachuk and others.</text:p>
      <text:p text:style-name="P4">
It should be noted that athletes will compete in 15 sports, including boxing, cycling, rowing, judo, onion shooting, ball shooting, fencing, triathlon, taekwondo, modern pentborne, standing, rock climbing, light athletic.</text:p>
      <text:p text:style-name="P4">
News Source: <text:a xlink:type="simple" xlink:href="https://armyinform.com.ua/2023/06/02/89-sportsmeniv-zsu-predstavlyat-ukrayinu-na-iii-yevropejskyh-igrah/" text:style-name="Internet_20_link" text:visited-style-name="Visited_20_Internet_20_Link">
https://armyinform.com.ua/2023/06/02/89-sportsmeniv-zsu-predstavlyat-ukrayinu-na-iii-yevropejskyh-igrah/</text:a>
</text:p>
      <!--NEWS-->
      <text:h text:style-name="P10" text:outline-level="1">
<text:span text:style-name="T4">
Non -Alya Art therapy for the military: a unique action was held in Kiev</text:span>
</text:h>
      <text:p text:style-name="P4">
Author: ['Тетяна Головатюк']</text:p>
      <text:p text:style-name="P4">
Time: 2023-06-02T76:00:00-04:00</text:p>
      <text:p text:style-name="P4">
Description: In the same way, Kiwa, for a special warehouse, the ZSU conducted the ACTIC of Art Therapy ... The war with Ukraine 2022, the war with Ukraine is the latest news today, the News War with Ukraine 2022 Last today, whether there will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1-1.jpg" text:style-name="Internet_20_link" text:visited-style-name="Visited_20_Internet_20_Link">
golovna-1-1.jpg</text:a>
', '<text:a xlink:type="simple" xlink:href="https://armyinform.com.ua/wp-content/uploads/2023/06/foto-1-1-150x150.jpg" text:style-name="Internet_20_link" text:visited-style-name="Visited_20_Internet_20_Link">
foto-1-1-150x150.jpg</text:a>
', '<text:a xlink:type="simple" xlink:href="https://armyinform.com.ua/wp-content/uploads/2023/06/foto-2-1-150x150.jpg" text:style-name="Internet_20_link" text:visited-style-name="Visited_20_Internet_20_Link">
foto-2-1-150x150.jpg</text:a>
', '<text:a xlink:type="simple" xlink:href="https://armyinform.com.ua/wp-content/uploads/2023/06/foto-3-1-150x150.jpg" text:style-name="Internet_20_link" text:visited-style-name="Visited_20_Internet_20_Link">
foto-3-1-150x150.jpg</text:a>
', '<text:a xlink:type="simple" xlink:href="https://armyinform.com.ua/wp-content/uploads/2023/06/foto-4-1-150x150.jpg" text:style-name="Internet_20_link" text:visited-style-name="Visited_20_Internet_20_Link">
foto-4-1-150x150.jpg</text:a>
', '<text:a xlink:type="simple" xlink:href="https://armyinform.com.ua/wp-content/uploads/2023/06/foto-5-1-150x150.jpg" text:style-name="Internet_20_link" text:visited-style-name="Visited_20_Internet_20_Link">
foto-5-1-150x150.jpg</text:a>
', '<text:a xlink:type="simple" xlink:href="https://armyinform.com.ua/wp-content/uploads/2023/06/foto-6-150x150.jpg" text:style-name="Internet_20_link" text:visited-style-name="Visited_20_Internet_20_Link">
foto-6-150x150.jpg</text:a>
', '<text:a xlink:type="simple" xlink:href="https://armyinform.com.ua/wp-content/uploads/2023/06/foto-7-150x150.jpg" text:style-name="Internet_20_link" text:visited-style-name="Visited_20_Internet_20_Link">
foto-7-150x150.jpg</text:a>
', '<text:a xlink:type="simple" xlink:href="https://armyinform.com.ua/wp-content/uploads/2023/06/foto-8-150x150.jpg" text:style-name="Internet_20_link" text:visited-style-name="Visited_20_Internet_20_Link">
foto-8-150x150.jpg</text:a>
', '<text:a xlink:type="simple" xlink:href="https://armyinform.com.ua/wp-content/uploads/2023/06/foto-9.jpg" text:style-name="Internet_20_link" text:visited-style-name="Visited_20_Internet_20_Link">
foto-9.jpg</text:a>
']</text:p>
      <text:p text:style-name="P4">
Tags: ['ВТОРГНЕННЯ РФ', 'РЕАБІЛІТАЦІЯ']</text:p>
      <text:p text:style-name="P4">
Category: News</text:p>
      <!--METADATA-->
      <text:p text:style-name="P4">
<draw:frame draw:style-name="fr1" draw:name="Image269" text:anchor-type="as-char" svg:width="6.9236in" svg:height="4.615733in" draw:z-index="0">
<draw:image xlink:href="../Images/AРМІЯINFORM/2023-06-02T76-00-00-04-00/golovna-1-1.jpg" xlink:type="simple" xlink:show="embed" xlink:actuate="onLoad" draw:mime-type="image/jpeg"/>
</draw:frame>
In one of the medical institutions of Kyiv for the Armed Forces personnel conducted a shareholder "Draw together". The organizers of the event were the National Unions of Artists of Ukraine and the Department of Humanitarian Support of the MOU. Such a characteristic and non -standard treatment for the military in the medical establishment was used for the first time.</text:p>
      <ul>
        <li>
In this case, art therapy is unique in that the artist and the warrior in the symbios are a joint work. First of all, it is the psychological rehabilitation of military thae efficient adaptation to civilian life outside the war zone. The fights will convey their feelings from the experience, and the artists in their turn complement the creative products. This has not yet been in our practice, so we will be able to promote such equipment throughout Ukraine, and in this hospital we will hold this action monthly, - says the organizer of the event, doctoral art, Professor Alexei Rogotchenko.</li>
      </ul>
      <text:p text:style-name="P4">
<text:a xlink:type="simple" xlink:href="https://armyinform.com.ua/wp-content/uploads/2023/06/foto-1-1.jpg" text:style-name="Internet_20_link" text:visited-style-name="Visited_20_Internet_20_Link">
!(Images/AРМІЯINFORM/2023-06-02T76-00-00-04-00/foto-1-1-150x150.jpg)</text:a>
</text:p>
      <text:p text:style-name="P4">
<text:a xlink:type="simple" xlink:href="https://armyinform.com.ua/wp-content/uploads/2023/06/foto-2-1.jpg" text:style-name="Internet_20_link" text:visited-style-name="Visited_20_Internet_20_Link">
<draw:frame draw:style-name="fr1" draw:name="Image270" text:anchor-type="as-char" svg:width="6.9236in" svg:height="6.9236in" draw:z-index="0">
<draw:image xlink:href="../Images/AРМІЯINFORM/2023-06-02T76-00-00-04-00/foto-2-1-150x150.jpg" xlink:type="simple" xlink:show="embed" xlink:actuate="onLoad" draw:mime-type="image/jpeg"/>
</draw:frame>
</text:a>
</text:p>
      <text:p text:style-name="P4">
<text:a xlink:type="simple" xlink:href="https://armyinform.com.ua/wp-content/uploads/2023/06/foto-3-1.jpg" text:style-name="Internet_20_link" text:visited-style-name="Visited_20_Internet_20_Link">
<draw:frame draw:style-name="fr1" draw:name="Image271" text:anchor-type="as-char" svg:width="6.9236in" svg:height="6.9236in" draw:z-index="0">
<draw:image xlink:href="../Images/AРМІЯINFORM/2023-06-02T76-00-00-04-00/foto-3-1-150x150.jpg" xlink:type="simple" xlink:show="embed" xlink:actuate="onLoad" draw:mime-type="image/jpeg"/>
</draw:frame>
</text:a>
</text:p>
      <text:p text:style-name="P4">
<text:a xlink:type="simple" xlink:href="https://armyinform.com.ua/wp-content/uploads/2023/06/foto-4-1.jpg" text:style-name="Internet_20_link" text:visited-style-name="Visited_20_Internet_20_Link">
<draw:frame draw:style-name="fr1" draw:name="Image272" text:anchor-type="as-char" svg:width="6.9236in" svg:height="6.9236in" draw:z-index="0">
<draw:image xlink:href="../Images/AРМІЯINFORM/2023-06-02T76-00-00-04-00/foto-4-1-150x150.jpg" xlink:type="simple" xlink:show="embed" xlink:actuate="onLoad" draw:mime-type="image/jpeg"/>
</draw:frame>
</text:a>
</text:p>
      <text:p text:style-name="P4">
<text:a xlink:type="simple" xlink:href="https://armyinform.com.ua/wp-content/uploads/2023/06/foto-5-1.jpg" text:style-name="Internet_20_link" text:visited-style-name="Visited_20_Internet_20_Link">
<draw:frame draw:style-name="fr1" draw:name="Image273" text:anchor-type="as-char" svg:width="6.9236in" svg:height="6.9236in" draw:z-index="0">
<draw:image xlink:href="../Images/AРМІЯINFORM/2023-06-02T76-00-00-04-00/foto-5-1-150x150.jpg" xlink:type="simple" xlink:show="embed" xlink:actuate="onLoad" draw:mime-type="image/jpeg"/>
</draw:frame>
</text:a>
</text:p>
      <text:p text:style-name="P4">
<text:a xlink:type="simple" xlink:href="https://armyinform.com.ua/wp-content/uploads/2023/06/foto-6.jpg" text:style-name="Internet_20_link" text:visited-style-name="Visited_20_Internet_20_Link">
<draw:frame draw:style-name="fr1" draw:name="Image274" text:anchor-type="as-char" svg:width="6.9236in" svg:height="6.9236in" draw:z-index="0">
<draw:image xlink:href="../Images/AРМІЯINFORM/2023-06-02T76-00-00-04-00/foto-6-150x150.jpg" xlink:type="simple" xlink:show="embed" xlink:actuate="onLoad" draw:mime-type="image/jpeg"/>
</draw:frame>
</text:a>
The arterapy session decided to spend in the open air and under calm music. The layout of the easel with clean canvases, the tunes of the harp, the green glade, surrounded by trees - all this created comfort and peace. The theme for drawing for everyone was one - to show how you see the Dawn of Victory.</text:p>
      <text:p text:style-name="P4">
Without thinking for a long time, the soldiers got to work, and they help them in this qualified artists. Everyone decided on their style of writing: someone was amazed, someone chose an abstraction, and some decided to draw a landscape ... Interestingly, every one of the military personnel attended today has not tried himself in the role. And now they depict their emotions on the canvas.</text:p>
      <text:p text:style-name="P4">
<text:a xlink:type="simple" xlink:href="https://armyinform.com.ua/wp-content/uploads/2023/06/foto-8.jpg" text:style-name="Internet_20_link" text:visited-style-name="Visited_20_Internet_20_Link">
<draw:frame draw:style-name="fr1" draw:name="Image275" text:anchor-type="as-char" svg:width="6.9236in" svg:height="6.9236in" draw:z-index="0">
<draw:image xlink:href="../Images/AРМІЯINFORM/2023-06-02T76-00-00-04-00/foto-8-150x150.jpg" xlink:type="simple" xlink:show="embed" xlink:actuate="onLoad" draw:mime-type="image/jpeg"/>
</draw:frame>
</text:a>
The four -legged Kanistarada Eli's four -legged fighters came to support the fighters. The boys have time to manage it as "the most important expert in art." With a brush in the teeth, she evaluated everyone's work.</text:p>
      <text:p text:style-name="P4">
The psychiatrist Inna Chernenko says that the picture can determine the emotional condition of the patient, but therapy should be performed no more than once.</text:p>
      <ul>
        <li>
This therapy is very important for our military, because it helps to recover our patients. Drawing relaxes and thus reduces anxiety. And, if the fighter likes the result of his creation, he will be able to feel his value, - the doctor explains.</li>
      </ul>
      <text:p text:style-name="P4">
For two hours, the Armians built a certain "Victory" strategy for two hours, which grew into a true work of art. Each picture is in a personalized person, because it contains identification of a person and an individual perception of the more long-awaited triumph. One of the fighters depicted a ship "Vova", which is a hint of the already destroyed cruiser "Moscow", the second drew a built DAP, and another boy recreated his dream in which he was happy with his beloved ... The paintings came out different, but everyone managed to draw a special one. Victory Dawn.</text:p>
      <text:p text:style-name="P4">
<draw:frame draw:style-name="fr1" draw:name="Image276" text:anchor-type="as-char" svg:width="6.9236in" svg:height="4.615733in" draw:z-index="0">
<draw:image xlink:href="../Images/AРМІЯINFORM/2023-06-02T76-00-00-04-00/foto-9.jpg" xlink:type="simple" xlink:show="embed" xlink:actuate="onLoad" draw:mime-type="image/jpeg"/>
</draw:frame>
- I am amazed that I got to draw it because I am not close to creativity. But this picture helped me feel relief and get rid of the car. There is a lot of work, so I am waiting for the next session, - one of the fighters shares.</text:p>
      <text:p text:style-name="P4">
Professional artists appreciated the work of each of the boys. Some even recognize that he did not expect such a result from a newcomer. But most importantly, the defenders liked the therapy process.</text:p>
      <text:p text:style-name="P4">
<text:span text:style-name="T5">
Opto Victor Dehtyar</text:span>
</text:p>
      <text:p text:style-name="P4">
News Source: <text:a xlink:type="simple" xlink:href="https://armyinform.com.ua/2023/06/02/neryadova-artterapiya-dlya-vijskovyh-u-kyyevi-provely-unikalnu-akcziyu/" text:style-name="Internet_20_link" text:visited-style-name="Visited_20_Internet_20_Link">
https://armyinform.com.ua/2023/06/02/neryadova-artterapiya-dlya-vijskovyh-u-kyyevi-provely-unikalnu-akcziyu/</text:a>
</text:p>
      <!--NEWS-->
      <text:h text:style-name="P10" text:outline-level="1">
<text:span text:style-name="T4">
The location of Ukrainian captives of the Russian Federation does not provide information - the coordination headquarters</text:span>
</text:h>
      <text:p text:style-name="P4">
Author: ['АРМІЯINFORM']</text:p>
      <text:p text:style-name="P4">
Time: 2023-06-02T77:00:00-04:00</text:p>
      <text:p text:style-name="P4">
Description: At the coordinating headquarters of the online-Zustinchi, the Rodinas of the Rodin Vіskovo services ... War with Ukraine 2022, the war with Ukrain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ksh3.jpg" text:style-name="Internet_20_link" text:visited-style-name="Visited_20_Internet_20_Link">
ksh3.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7" text:anchor-type="as-char" svg:width="6.9236in" svg:height="4.823441in" draw:z-index="0">
<draw:image xlink:href="../Images/AРМІЯINFORM/2023-06-02T77-00-00-04-00/ksh3.jpg" xlink:type="simple" xlink:show="embed" xlink:actuate="onLoad" draw:mime-type="image/jpeg"/>
</draw:frame>
The coordination headquarters took place an online meeting with the association of family services of a separate brigade of public order named after Petrakalnyshev National Guard of Ukraine. At the meeting with the relatives of the won of the missing national guards, representatives of the coordination Staff and the Main Directorate of the National Guard of Ukraine were present.</text:p>
      <text:p text:style-name="P4">
About it <text:a xlink:type="simple" xlink:href="https://t.me/Koord_shtab/1158" text:style-name="Internet_20_link" text:visited-style-name="Visited_20_Internet_20_Link">
reports</text:a>
Coordination headquarters of inquiries for the treatment of prisoners of war.</text:p>
      <text:p text:style-name="P4">
The staff representative noted that in the territory of the Russian Federation and the timely occupied Ukrainian territories there are different entities that keep Ukrainian servicemen: each of these entities is negotiating for the liberation of our fighters. The work continues separately on the return of prisoners' servicemen from all places of freedom where they are held by the aggressor country.</text:p>
      <text:p text:style-name="P4">
Regarding the place of prisoners of war, the headquarters representative noted that Russia does not provide it. The mission of the International Committee of the Red Cross has a corresponding mandate to visit the places of devotion and communication with prisoners of war, but only with the permission of the country that holds prisoners. It should be noted that the ICCH does not disclose information that they received and visited access to which they received and visited.</text:p>
      <text:p text:style-name="P4">
In accordance with the rules of international humanitarian law, communications of military people with their relatives must be ensured through leafed. But because the Russian Federation is not fulfilled for sections, there is no guarantee of receipt of letters.</text:p>
      <text:p text:style-name="P4">
Photo and video footage, testimony liberated from captivity, answers to trick-dependent lawyers- all this information is taken into account, it testifies to a pervasive stay of a person in captivity. But to officially recognize captivity must be a savage who holds the serviceman - the Ministry of Defense of Russian Federation.</text:p>
      <text:p text:style-name="P4">
News Source: <text:a xlink:type="simple" xlink:href="https://armyinform.com.ua/2023/06/02/pro-misczeznahodzhennya-ukrayinskyh-polonenyh-rf-informacziyi-ne-nadaye-koordynaczijnyj-shtab/" text:style-name="Internet_20_link" text:visited-style-name="Visited_20_Internet_20_Link">
https://armyinform.com.ua/2023/06/02/pro-misczeznahodzhennya-ukrayinskyh-polonenyh-rf-informacziyi-ne-nadaye-koordynaczijnyj-shtab/</text:a>
</text:p>
      <!--NEWS-->
      <text:h text:style-name="P10" text:outline-level="1">
<text:span text:style-name="T4">
Alexei Reznikov arrived in Singapore to the Shanngry-La Dialogue Forum and held a number of meetings</text:span>
</text:h>
      <text:p text:style-name="P4">
Author: ['АРМІЯINFORM']</text:p>
      <text:p text:style-name="P4">
Time: 2023-06-02T78:00:00-04:00</text:p>
      <text:p text:style-name="P4">
Description: Miniter defense of Ukraine Oleksii Reznikov Pryhav before sіngapuru, picked a fate from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fxms3qhwyaavrfn.jpg" text:style-name="Internet_20_link" text:visited-style-name="Visited_20_Internet_20_Link">
fxms3qhwyaavrfn.jpg</text:a>
']</text:p>
      <text:p text:style-name="P4">
Tags: ['АЗІЯ', 'МІНІСТР ОБОРОНИ УКРАЇНИ', 'ОЛЕКСІЙ РЕЗНІКОВ', 'ОФІЦІЙНО']</text:p>
      <text:p text:style-name="P4">
Category: News</text:p>
      <!--METADATA-->
      <text:p text:style-name="P4">
<draw:frame draw:style-name="fr1" draw:name="Image278" text:anchor-type="as-char" svg:width="6.9236in" svg:height="5.1927in" draw:z-index="0">
<draw:image xlink:href="../Images/AРМІЯINFORM/2023-06-02T78-00-00-04-00/fxms3qhwyaavrfn.jpg" xlink:type="simple" xlink:show="embed" xlink:actuate="onLoad" draw:mime-type="image/jpeg"/>
</draw:frame>
The Minister of Defense of Ukraine Alexei Reznikov arrived in Singapore to take the participation in the Shanngry-La Dialogue Dialogue forum-the main defensive summit.</text:p>
      <text:p text:style-name="P4">
About this <text:a xlink:type="simple" xlink:href="https://twitter.com/oleksiireznikov/status/1664551627351531522" text:style-name="Internet_20_link" text:visited-style-name="Visited_20_Internet_20_Link">
it is referred</text:a>
The Twitter.</text:p>
      <text:p text:style-name="P4">
“My first day here began with a meeting with the Minister of Defense Singapore. Yaddy Singapore for the invitation and for the comprehensive support they provide Ukraine. This country plays an important role for us. It is very important that we have a bell -bearing goal, ”he wrote.</text:p>
      <text:p text:style-name="P4">
Alexei Reznikov also met with Australian Prime Minister Richardmmarls and the Defense Minister of New Zealand Andrew Little.</text:p>
      <text:p text:style-name="P4">
"Ukraine is experiencing strong support for Australia and New Zealand," the Defense Minister emphasized.</text:p>
      <text:p text:style-name="P4">
The head of the Defense Ministry of Ukraine thanked the US Ambassador in Singaporidzonatan Kaplan for the support of the American people. He also met Zzeims Crabors, the executive director of the summit and thanked him to organize this important event.</text:p>
      <text:p text:style-name="P4">
“The main thing that is agreed at all meetings is the rule of law over the rule of power. Ukraine must win this war, which has been made by Russia. Let it be like that, ”he summarized.</text:p>
      <text:p text:style-name="P4">
We will remind, in Singapore <text:a xlink:type="simple" xlink:href="https://www.iiss.org/events/shangri-la-dialogue/shangri-la-dialogue-2023/" text:style-name="Internet_20_link" text:visited-style-name="Visited_20_Internet_20_Link">
began</text:a>
The large-scale security forum "Dialogershangri-la", which will last on June 2-4. According to the organizers, more than 600 49 countries will participate in the forums.</text:p>
      <text:p text:style-name="P4">
News Source: <text:a xlink:type="simple" xlink:href="https://armyinform.com.ua/2023/06/02/oleksij-reznikov-prybuv-do-singapuru-na-bezpekovyj-forum-dialog-shangri-la-ta-proviv-nyzku-zustrichej/" text:style-name="Internet_20_link" text:visited-style-name="Visited_20_Internet_20_Link">
https://armyinform.com.ua/2023/06/02/oleksij-reznikov-prybuv-do-singapuru-na-bezpekovyj-forum-dialog-shangri-la-ta-proviv-nyzku-zustrichej/</text:a>
</text:p>
      <!--NEWS-->
      <text:h text:style-name="P10" text:outline-level="1">
<text:span text:style-name="T4">
Ukrainian military participated in Invictus Heroes Half Marathon</text:span>
</text:h>
      <text:p text:style-name="P4">
Author: ['Володимир Загребельний']</text:p>
      <text:p text:style-name="P4">
Time: 2023-06-02T79:00:00-04:00</text:p>
      <text:p text:style-name="P4">
Description: Ukrainian Vіsyskovi took fate from the Pіvmarathon of the Snow Heroes (Invictus Heroes Half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invictus-heroes-half-marathon-golovna.jpg" text:style-name="Internet_20_link" text:visited-style-name="Visited_20_Internet_20_Link">
invictus-heroes-half-marathon-golovna.jpg</text:a>
', '<text:a xlink:type="simple" xlink:href="https://armyinform.com.ua/wp-content/uploads/2023/06/invictus-heroes-half-marathon-01-150x150.jpg" text:style-name="Internet_20_link" text:visited-style-name="Visited_20_Internet_20_Link">
invictus-heroes-half-marathon-01-150x150.jpg</text:a>
', '<text:a xlink:type="simple" xlink:href="https://armyinform.com.ua/wp-content/uploads/2023/06/invictus-heroes-half-marathon-02-150x150.jpg" text:style-name="Internet_20_link" text:visited-style-name="Visited_20_Internet_20_Link">
invictus-heroes-half-marathon-02-150x150.jpg</text:a>
', '<text:a xlink:type="simple" xlink:href="https://armyinform.com.ua/wp-content/uploads/2023/06/invictus-heroes-half-marathon-03-150x150.jpg" text:style-name="Internet_20_link" text:visited-style-name="Visited_20_Internet_20_Link">
invictus-heroes-half-marathon-03-150x150.jpg</text:a>
', '<text:a xlink:type="simple" xlink:href="https://armyinform.com.ua/wp-content/uploads/2023/06/invictus-heroes-half-marathon-04-150x150.jpg" text:style-name="Internet_20_link" text:visited-style-name="Visited_20_Internet_20_Link">
invictus-heroes-half-marathon-04-150x150.jpg</text:a>
', '<text:a xlink:type="simple" xlink:href="https://armyinform.com.ua/wp-content/uploads/2023/06/invictus-heroes-half-marathon-06-150x150.jpg" text:style-name="Internet_20_link" text:visited-style-name="Visited_20_Internet_20_Link">
invictus-heroes-half-marathon-06-150x150.jpg</text:a>
', '<text:a xlink:type="simple" xlink:href="https://armyinform.com.ua/wp-content/uploads/2023/06/invictus-heroes-half-marathon-05-150x150.jpg" text:style-name="Internet_20_link" text:visited-style-name="Visited_20_Internet_20_Link">
invictus-heroes-half-marathon-05-150x150.jpg</text:a>
']</text:p>
      <text:p text:style-name="P4">
Tags: ['INVICTUS GAMES', 'РЕАБІЛІТАЦІЯ']</text:p>
      <text:p text:style-name="P4">
Category: News</text:p>
      <!--METADATA-->
      <text:p text:style-name="P4">
<draw:frame draw:style-name="fr1" draw:name="Image279" text:anchor-type="as-char" svg:width="6.9236in" svg:height="5.1927in" draw:z-index="0">
<draw:image xlink:href="../Images/AРМІЯINFORM/2023-06-02T79-00-00-04-00/invictus-heroes-half-marathon-golovna.jpg" xlink:type="simple" xlink:show="embed" xlink:actuate="onLoad" draw:mime-type="image/jpeg"/>
</draw:frame>
The Ukrainian military participated in the half marathon of unbroken heroes(InvictusHeroes Half Marathon)that took place in the Romanian city of Bystrytsia.</text:p>
      <text:p text:style-name="P4">
The event was organized by Invictus Romania in partnership with the City Hall of Bystrytsia and the 81-tutoring brigade "General Grigore" of the Land Forces of Armed Sillyrobum.</text:p>
      <text:p text:style-name="P4">
More than half a thousand participants from ten countries were released at the distance. In particular, from the US, France and the Netherlands. The Ukrainian national team were representatives of the Armed Forces of Ukraine and the Ministry of Internal Affairs.</text:p>
      <text:p text:style-name="P4">
Half Marathon is a highway at a distance at a distance of a shorter distance than Marathon - 21 097.5 meters</text:p>
      <text:p text:style-name="P4">
<text:a xlink:type="simple" xlink:href="https://armyinform.com.ua/wp-content/uploads/2023/06/invictus-heroes-half-marathon-01.jpg" text:style-name="Internet_20_link" text:visited-style-name="Visited_20_Internet_20_Link">
!(Images/AРМІЯINFORM/2023-06-02T79-00-00-04-00/invictus-heroes-half-marathon-01-150x150.jpg)</text:a>
</text:p>
      <text:p text:style-name="P4">
<text:a xlink:type="simple" xlink:href="https://armyinform.com.ua/wp-content/uploads/2023/06/invictus-heroes-half-marathon-02.jpg" text:style-name="Internet_20_link" text:visited-style-name="Visited_20_Internet_20_Link">
<draw:frame draw:style-name="fr1" draw:name="Image280" text:anchor-type="as-char" svg:width="6.9236in" svg:height="6.9236in" draw:z-index="0">
<draw:image xlink:href="../Images/AРМІЯINFORM/2023-06-02T79-00-00-04-00/invictus-heroes-half-marathon-02-150x150.jpg" xlink:type="simple" xlink:show="embed" xlink:actuate="onLoad" draw:mime-type="image/jpeg"/>
</draw:frame>
</text:a>
</text:p>
      <text:p text:style-name="P4">
<text:a xlink:type="simple" xlink:href="https://armyinform.com.ua/wp-content/uploads/2023/06/invictus-heroes-half-marathon-03.jpg" text:style-name="Internet_20_link" text:visited-style-name="Visited_20_Internet_20_Link">
<draw:frame draw:style-name="fr1" draw:name="Image281" text:anchor-type="as-char" svg:width="6.9236in" svg:height="6.9236in" draw:z-index="0">
<draw:image xlink:href="../Images/AРМІЯINFORM/2023-06-02T79-00-00-04-00/invictus-heroes-half-marathon-03-150x150.jpg" xlink:type="simple" xlink:show="embed" xlink:actuate="onLoad" draw:mime-type="image/jpeg"/>
</draw:frame>
</text:a>
</text:p>
      <text:p text:style-name="P4">
<text:a xlink:type="simple" xlink:href="https://armyinform.com.ua/wp-content/uploads/2023/06/invictus-heroes-half-marathon-04.jpg" text:style-name="Internet_20_link" text:visited-style-name="Visited_20_Internet_20_Link">
<draw:frame draw:style-name="fr1" draw:name="Image282" text:anchor-type="as-char" svg:width="6.9236in" svg:height="6.9236in" draw:z-index="0">
<draw:image xlink:href="../Images/AРМІЯINFORM/2023-06-02T79-00-00-04-00/invictus-heroes-half-marathon-04-150x150.jpg" xlink:type="simple" xlink:show="embed" xlink:actuate="onLoad" draw:mime-type="image/jpeg"/>
</draw:frame>
</text:a>
- The half marathon of unbroken heroes was first held in Romanian Bystrica, "Svetlana Sudak, an exclusive comment for the Armyinform Army," Igor Neskoreny "communication manager in Ukraine. - It is worth noting that the organizers did their best to make the event at a high level.</text:p>
      <text:p text:style-name="P4">
Our representatives participated in two disciplines: individual half marathonite relay. And although our boys were not familiar with the interpersonal in these competitions, the true Ukrainian unity, brotherhood and the feeling of the shoulder, which would be renovated on the front, were manifested here too. Everyone was amazed at the way they completed the route, returned to the track to support one of the team members, and they were a distance with him. These are Ukrainians. We are unconquered.</text:p>
      <text:p text:style-name="P4">
<text:a xlink:type="simple" xlink:href="https://armyinform.com.ua/wp-content/uploads/2023/06/invictus-heroes-half-marathon-06.jpg" text:style-name="Internet_20_link" text:visited-style-name="Visited_20_Internet_20_Link">
!(Images/AРМІЯINFORM/2023-06-02T79-00-00-04-00/invictus-heroes-half-marathon-06-150x150.jpg)</text:a>
</text:p>
      <text:p text:style-name="P4">
Each of the participants who overcame the distance of the half marathon received a medal and a diploma.</text:p>
      <text:p text:style-name="P4">
In addition to the race itself, the organizers held a number of other interesting measures. In particular, the military music of the Bystric garrison created a special atmosphere. The smallest half marathon bursts had fun in the play area. In addition, the lasts of the Invictus were able to get acquainted with inspiring stories, wounded servicemen who "fell", but rose and went on.</text:p>
      <text:p text:style-name="P4">
_Foto Invictus Games: Team Ukraine and from photo archives</text:p>
      <text:p text:style-name="P4">
News Source: <text:a xlink:type="simple" xlink:href="https://armyinform.com.ua/2023/06/02/ukrayinski-vijskovi-vzyaly-uchast-v-invictus-heroes-half-marathon/" text:style-name="Internet_20_link" text:visited-style-name="Visited_20_Internet_20_Link">
https://armyinform.com.ua/2023/06/02/ukrayinski-vijskovi-vzyaly-uchast-v-invictus-heroes-half-marathon/</text:a>
</text:p>
      <!--NEWS-->
      <text:h text:style-name="P10" text:outline-level="1">
<text:span text:style-name="T4">
We provide Ukraine with comprehensive military assistance - from tanks to ammunition and study - Anita Anand at Singapore Summit</text:span>
</text:h>
      <text:p text:style-name="P4">
Author: ['АРМІЯINFORM']</text:p>
      <text:p text:style-name="P4">
Time: 2023-06-02T80:00:00-04:00</text:p>
      <text:p text:style-name="P4">
Description: Ukraina Odda, Kanadi Viyskov, Drazdo Idov, go to the dovgostokovi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snymok-эkrana-476.png" text:style-name="Internet_20_link" text:visited-style-name="Visited_20_Internet_20_Link">
snymok-эkrana-476.png</text:a>
']</text:p>
      <text:p text:style-name="P4">
Tags: []</text:p>
      <text:p text:style-name="P4">
Category: News</text:p>
      <!--METADATA-->
      <text:p text:style-name="P4">
<draw:frame draw:style-name="fr1" draw:name="Image283" text:anchor-type="as-char" svg:width="6.9236in" svg:height="4.546497in" draw:z-index="0">
<draw:image xlink:href="../Images/AРМІЯINFORM/2023-06-02T80-00-00-04-00/snymok-эkrana-476.png" xlink:type="simple" xlink:show="embed" xlink:actuate="onLoad" draw:mime-type="image/png"/>
</draw:frame>
Ukraine receives military assistance from Canada now, it will continue in the day.</text:p>
      <text:p text:style-name="P4">
About it <text:a xlink:type="simple" xlink:href="https://twitter.com/AnitaAnandMP" text:style-name="Internet_20_link" text:visited-style-name="Visited_20_Internet_20_Link">
stated</text:a>
In Twitter, Canadian National Defense Minister Anita Anand during a meeting by a change in the defense of Ukraine Alexei Reznikov in the fields of Asia's Singing Support.</text:p>
      <text:p text:style-name="P4">
“From tanks to ammunition and training, we provide Ukraine with a comprehensive military assistance, and we will continue. It was my address to the Minister of Defense Alexei Reznikov when we met in Singapore, ”she wrote.</text:p>
      <text:p text:style-name="P4">
Recall that at the end of May, the Minister of National Defense of Canada Anita Anand <text:a xlink:type="simple" xlink:href="https://armyinform.com.ua/2023/05/27/kanada-bude-poruch-shhob-pidtrymuvaty-ukrayinu-v-korotkostrokovij-i-dovgostrokovij-perspektyvi-anita-anand/" text:style-name="Internet_20_link" text:visited-style-name="Visited_20_Internet_20_Link">
announced</text:a>
that Canada provides Ukraine with 43 AIM-9 missiles from the armed Silkanada reserves, and noted that this donation will help Ukraine protect its sky with the advanced attacks of Russia.</text:p>
      <text:p text:style-name="P4">
News Source: <text:a xlink:type="simple" xlink:href="https://armyinform.com.ua/2023/06/02/anita-anand-my-nadayemo-ukrayini-kompleksnu-vijskovu-dopomogu-vid-tankiv-do-boyeprypasiv-i-navchannya/" text:style-name="Internet_20_link" text:visited-style-name="Visited_20_Internet_20_Link">
https://armyinform.com.ua/2023/06/02/anita-anand-my-nadayemo-ukrayini-kompleksnu-vijskovu-dopomogu-vid-tankiv-do-boyeprypasiv-i-navchannya/</text:a>
</text:p>
      <!--NEWS-->
      <text:h text:style-name="P10" text:outline-level="1">
<text:span text:style-name="T4">
More than 2 million citizens of the world have signed a petition on the creation</text:span>
</text:h>
      <text:p text:style-name="P4">
Author: ['Володимир Поліщук']</text:p>
      <text:p text:style-name="P4">
Time: 2023-06-02T81:00:00-04:00</text:p>
      <text:p text:style-name="P4">
Description: The Hagitian Court of the Haazi Criminal Court of the Haazi is a warrant on the Arest of Volodymyr Puti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golovna-8.jpg" text:style-name="Internet_20_link" text:visited-style-name="Visited_20_Internet_20_Link">
golovna-8.jpg</text:a>
', '<text:a xlink:type="simple" xlink:href="https://armyinform.com.ua/wp-content/uploads/2023/06/photo_5461020848254209757_w.jpg" text:style-name="Internet_20_link" text:visited-style-name="Visited_20_Internet_20_Link">
photo_5461020848254209757_w.jpg</text:a>
']</text:p>
      <text:p text:style-name="P4">
Tags: ['ДОПОМОГА ПАРТНЕРІВ', 'ТРИБУНАЛ НАД РФ']</text:p>
      <text:p text:style-name="P4">
Category: News</text:p>
      <!--METADATA-->
      <text:p text:style-name="P4">
<draw:frame draw:style-name="fr1" draw:name="Image284" text:anchor-type="as-char" svg:width="6.9236in" svg:height="3.894525in" draw:z-index="0">
<draw:image xlink:href="../Images/AРМІЯINFORM/2023-06-02T81-00-00-04-00/golovna-8.jpg" xlink:type="simple" xlink:show="embed" xlink:actuate="onLoad" draw:mime-type="image/jpeg"/>
</draw:frame>
The International Criminal Court in the Hague issued a warrant for the arrest of Vladimir Putin Taunist for the Rights of the Child under the President of the Russian Federation Maria Lviv-Bielova, which is interpreted for the forced deportation of Ukrainian children to Russia.</text:p>
      <text:p text:style-name="P4">
About the algorithm for creating a special tribunal over Putin, Lukashenko Takhnikhsnikhnika for solving the invading war Armyinform at one time <text:a xlink:type="simple" xlink:href="https://armyinform.com.ua/2023/01/27/speczialnyj-trybunal-nad-putinym-i-lukashenkom-algorytm-stvorennya-mozhlyve-pokarannya/#:~:text=%D0%94%D0%BE%D0%BF%D0%BE%D0%BC%D1%96%D0%B6%D0%BD%D0%B8%D0%B9%20%D0%BE%D1%80%D0%B3%D0%B0%D0%BD%20%D0%9E%D1%80%D0%B3%D0%B0%D0%BD%D1%96%D0%B7%D0%B0%D1%86%D1%96%D1%97%20%D0%9E%D0%B1'%D1%94%D0%B4%D0%BD%D0%B0%D0%BD%D0%B8%D1%85,%D0%BF%D0%BE%2031%20%D0%B3" text:style-name="Internet_20_link" text:visited-style-name="Visited_20_Internet_20_Link">
wrote</text:a>
.</text:p>
      <text:p text:style-name="P4">
Цікаво, що не лише політики багатьох країн, юристи від міжнародного права, а йзвичайні громадяни вимагають покарати винних за злочини агресії проти України.</text:p>
      <text:p text:style-name="P4">
На сайті міжнародної громадської організації AVAAZ, що просуває дії активістівз таких питань, як права людини, кліматичні зміни і релігійні конфлікти,триває збір підписів з вимогою створити Спеціальний трибунал для покараннязлочинів агресії й притягнення путіна та його поплічників до особистоївідповідальності.</text:p>
      <text:p text:style-name="P4">
«Поки матері та діти тікають від бомб і куль, путін прямо на наших очахздійснює „найвищий міжнародний злочин“ — військову агресію. Існує потужнийспосіб притягнути його до відповідальності: новий трибунал у стилі Нюрнберга,щоб переслідувати його особисто за цей жахливий вчинок», — йдеться у петиції.</text:p>
      <text:p text:style-name="P4">
«Як громадяни з усього світу ми настійно закликаємо вас притягнути путіна тайого спільників до особистої відповідальності за незаконне вторгнення вУкраїну шляхом створення нового Спеціального трибуналу для покарання злочинуагресії. Ми також закликаємо вас повністю підтримати окреме розслідуванняМіжнародного кримінального суду ймовірних воєнних злочинів і злочинів протилюдства в Україні. Без такої відповідальності ніколи не буде миру — мирозраховуємо на вас», — пишуть автори звернення.</text:p>
      <text:p text:style-name="P4">
Від 14 березня 2022 року, коли було розміщено петицію, її підписали 2 110 366людей з усього світу. Число тих, хто бажає бачити злочинців на лаві підсудних,щодня зростає.</text:p>
      <text:p text:style-name="P4">
Долучитися до цієї<text:a xlink:type="simple" xlink:href="https://secure.avaaz.org/campaign/en/prosecute_putin_loc/" text:style-name="Internet_20_link" text:visited-style-name="Visited_20_Internet_20_Link">
петиції</text:a>
All willing readers of our information agency can also.</text:p>
      <text:p text:style-name="P4">
<draw:frame draw:style-name="fr1" draw:name="Image285" text:anchor-type="as-char" svg:width="6.9236in" svg:height="3.756053in" draw:z-index="0">
<draw:image xlink:href="../Images/AРМІЯINFORM/2023-06-02T81-00-00-04-00/photo_5461020848254209757_w.jpg" xlink:type="simple" xlink:show="embed" xlink:actuate="onLoad" draw:mime-type="image/jpeg"/>
</draw:frame>
  **</text:p>
      <text:p text:style-name="P4">
<text:span text:style-name="T4">
 Nuremberg Tribunal </text:span>
</text:p>
      <text:p text:style-name="P4">
On November 1, 1943, the secret protocol of the Moscow Conference of Foreign Affairs of the USSR, the United States and the United Kingdom was signed, the 18th paragraph of which was the Declaration of Liability of the Nazis for the atrocities.</text:p>
      <text:p text:style-name="P4">
The international trial over the former leaders of Hitler's Germany gave away from November 20, 1945 to October 1, 1946 in the International Military Tribunal in Nuremberg(Germany). Усього було проведено 403 судовихслухання.</text:p>
      <text:p text:style-name="P4">
Міжнародний військовий трибунал засудив до смертної кари через повішення:Германа Герінга, Йоахіма фон Ріббентропа, Вільгельма Кейтеля, ЕрнстаКальтенбруннера, Альфреда Розенберга, Ганса Франка, Вільгельма Фріка, ЮліусШтрайхер, Фріца Заукель, Артура Зейсс-Інкварт, Мартіна Бормана (in absentia)Yalfred iodine. Before life imprisonment: Rudolf Hess, Walter Funke Ierich Reder.</text:p>
      <text:p text:style-name="P4">
<text:span text:style-name="T4">
 Tokyo Tribunal </text:span>
</text:p>
      <text:p text:style-name="P4">
The International Military Tribunal for the Far East was formed on January 19, 1946 in Tokyo(Japan)As a result of negotiations between allied governments.</text:p>
      <text:p text:style-name="P4">
The trial of Japanese military criminals took place in Tokyo since May 3, 1946 on November 12, 1948. The indictment in the case of 28 major Japanese -war criminals was drawn up on behalf of the United States, China, the United Kingdom, the USSR, the USSR, Australia, Canada, France, New Zealand, Nierdland, Nierdland. and Philippine.</text:p>
      <text:p text:style-name="P4">
<text:span text:style-name="T4">
 International Tribunal on Rwanda </text:span>
</text:p>
      <text:p text:style-name="P4">
Auxiliary body of the United Nations, founded for the judicial mining of the persons responsible for the genocide committed in the Rwanda, or crimes committed by Rwanda citizens, but in the territory of neighboring countries, resilient countries from January 1, 1994 to December 31, 1994.</text:p>
      <text:p text:style-name="P4">
Since its opening in 1995, the Tribunal made indictments against 93 persons, whom he considered responsible for serious violations of international humanitarian law. The accused included high -ranking military officials, politicians, businessmen, as well as members of religious groups, police and media leaders.</text:p>
      <text:p text:style-name="P4">
<text:span text:style-name="T4">
 International Tribunal for Military Crimes in Former Yugoslavia </text:span>
</text:p>
      <text:p text:style-name="P4">
On February 12, 2002, the former President of Yugoslavia and Serbia Slobodan Miloshevich Poststa before the Hague International Tribunal for Military Crimes in former Jugoslavia on accusations of crimes against humanity, genocides and military races performed during the Bosnian and Kosovo wars. The court lasted for the years and did not end with the sentence due to the unexpected death of myocardial infarction. **</text:p>
      <text:p text:style-name="P4">
**</text:p>
      <text:p text:style-name="P4">
News Source: <text:a xlink:type="simple" xlink:href="https://armyinform.com.ua/2023/06/02/ponad-2-mln-gromadyan-krayin-svitu-pidpysaly-petycziyu-pro-stvorennya-specztrybunalu-nad-putinym/" text:style-name="Internet_20_link" text:visited-style-name="Visited_20_Internet_20_Link">
https://armyinform.com.ua/2023/06/02/ponad-2-mln-gromadyan-krayin-svitu-pidpysaly-petycziyu-pro-stvorennya-specztrybunalu-nad-putinym/</text:a>
</text:p>
      <!--NEWS-->
      <text:h text:style-name="P10" text:outline-level="1">
<text:span text:style-name="T4">
Alexei Reznikov met with the Minister of Defense Singapore: we continue work for the victory of Ukraine</text:span>
</text:h>
      <text:p text:style-name="P4">
Author: ['АРМІЯINFORM']</text:p>
      <text:p text:style-name="P4">
Time: 2023-06-02T82:00:00-04:00</text:p>
      <text:p text:style-name="P4">
Description: Ministra of the defense of Ukraine Oleksiy Reznikov was in the defense of the defense of the defense of the NG ENG ... The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niteuwaaehfku.jpg" text:style-name="Internet_20_link" text:visited-style-name="Visited_20_Internet_20_Link">
fxniteuwaaehfku.jpg</text:a>
']</text:p>
      <text:p text:style-name="P4">
Tags: ['АЗІЯ', 'МІНІСТР ОБОРОНИ УКРАЇНИ', 'ОЛЕКСІЙ РЕЗНІКОВ', 'ОФІЦІЙНО']</text:p>
      <text:p text:style-name="P4">
Category: News</text:p>
      <!--METADATA-->
      <text:p text:style-name="P4">
<draw:frame draw:style-name="fr1" draw:name="Image286" text:anchor-type="as-char" svg:width="6.9236in" svg:height="5.1927in" draw:z-index="0">
<draw:image xlink:href="../Images/AРМІЯINFORM/2023-06-02T82-00-00-04-00/fxniteuwaaehfku.jpg" xlink:type="simple" xlink:show="embed" xlink:actuate="onLoad" draw:mime-type="image/jpeg"/>
</draw:frame>
The Minister of Defense of Ukraine Oleksiy Reznikov met with the Minister of Defense NG Eng Genom and thanked him for his hospitality.</text:p>
      <text:p text:style-name="P4">
About <text:a xlink:type="simple" xlink:href="https://twitter.com/oleksiireznikov/status/1664610360249266177" text:style-name="Internet_20_link" text:visited-style-name="Visited_20_Internet_20_Link">
refer</text:a>
In his Twitter.</text:p>
      <text:p text:style-name="P4">
“My first visit to the Asia-Pacific. The first but very important. I especially want to thank the Minister of Defense Singapore NG Eng Gena Hospol Hospolia, ” - wrote the head of the Defense Office of Ukraine.</text:p>
      <text:p text:style-name="P4">
Alexei Reznikov noted that he is here to represent Ukraine, continuing to work together for the victory of Ukraine.</text:p>
      <text:p text:style-name="P4">
“We must protect the rules based on the rules. And we will protect. We will light the darkness, ”he emphasized.</text:p>
      <text:p text:style-name="P4">
We will remind, the Minister of Defense of Ukraine Alexei Reznikov <text:a xlink:type="simple" xlink:href="https://armyinform.com.ua/2023/06/02/oleksij-reznikov-prybuv-do-singapuru-na-bezpekovyj-forum-dialog-shangri-la-ta-proviv-nyzku-zustrichej/" text:style-name="Internet_20_link" text:visited-style-name="Visited_20_Internet_20_Link">
arrived</text:a>
to Singapore to participate in the Shanngry-La Dialogue Forum-the main defensive Summit of Asia.</text:p>
      <text:p text:style-name="P4">
News Source: <text:a xlink:type="simple" xlink:href="https://armyinform.com.ua/2023/06/02/oleksij-reznikov-zustrivsya-z-ministrom-oborony-singapuru-prodovzhuyemo-robotu-dlya-peremogy-ukrayiny/" text:style-name="Internet_20_link" text:visited-style-name="Visited_20_Internet_20_Link">
https://armyinform.com.ua/2023/06/02/oleksij-reznikov-zustrivsya-z-ministrom-oborony-singapuru-prodovzhuyemo-robotu-dlya-peremogy-ukrayiny/</text:a>
</text:p>
      <!--NEWS-->
      <text:h text:style-name="P10" text:outline-level="1">
<text:span text:style-name="T4">
Defense forces for a week neutralized over 36,000 explosive items</text:span>
</text:h>
      <text:p text:style-name="P4">
Author: ['Володимир Загребельний']</text:p>
      <text:p text:style-name="P4">
Time: 2023-06-02T83:00:00-04:00</text:p>
      <text:p text:style-name="P4">
Description: Lastly Tizhnya PIDRODILIA ZAMINUNNE (pirotechnici pirzdili) defense force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minu_06_04_111.jpg" text:style-name="Internet_20_link" text:visited-style-name="Visited_20_Internet_20_Link">
minu_06_04_111.jpg</text:a>
']</text:p>
      <text:p text:style-name="P4">
Tags: ['ДЕРЖСПЕЦТРАНССЛУЖБА', 'ДСНС', 'НАЦГВАРДІЯ', 'РОЗМІНУВАННЯ']</text:p>
      <text:p text:style-name="P4">
Category: News</text:p>
      <!--METADATA-->
      <text:p text:style-name="P4">
<draw:frame draw:style-name="fr1" draw:name="Image287" text:anchor-type="as-char" svg:width="6.9236in" svg:height="3.000227in" draw:z-index="0">
<draw:image xlink:href="../Images/AРМІЯINFORM/2023-06-02T83-00-00-04-00/minu_06_04_111.jpg" xlink:type="simple" xlink:show="embed" xlink:actuate="onLoad" draw:mime-type="image/jpeg"/>
</draw:frame>
Illustrative photo</text:p>
      <text:p text:style-name="P4">
Over the past week, demining units(Pyrotechnic units)Defense forces have discovered, seized and neutralized <text:span text:style-name="T4">
 36,890 explosive subjects </text:span>
 in the territories of Ukraine de -mentioned, in particular:</text:p>
      <ul>
        <li>
Armed Forces of Ukraine - 33 008; * State Special Transport Service - 1761; * State Service of Ukraine for Emergency Situations - 1991; * National Guard of Ukraine - 130.</li>
      </ul>
      <text:p text:style-name="P4">
The Armyinform reported about it in the Department of Defense and Mine Activities of the Ministry of Defense of Ukraine, the functions of the Secretariat of the National Authority on Mine Activities.</text:p>
      <text:p text:style-name="P4">
Is exchanged(Checked)territory of area <text:span text:style-name="T4">
 4401.08 ha, </text:span>
 of them: the Armed Forces of Ukraine —2938,39; DSST - 772,25; SES - 520,05; National Guard - 171,11.</text:p>
      <text:p text:style-name="P4">
In total, from the beginning of large -scale aggression of the Russian Federation, the defense unit of Ukraine has been discovered, seized and disposed(Checked)area of area <text:span text:style-name="T4">
 131462,32 ha </text:span>
.</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the objects, do not try to disassemble them, bring them into the premises, bury them in the ground, throw them in reservoirs, etc.; * Do not take pictures or post pictures on the Internet; * mark the place of the find; * Depart from the suspicious item as far as possible.</li>
      </ul>
      <text:p text:style-name="P4">
Immediately report the finding of the SES units at the phone number - 101 of the police police - 102. Be sure to wait for the experts to arrive and indicate the location of the suspicious find.</text:p>
      <text:p text:style-name="P4">
News Source: <text:a xlink:type="simple" xlink:href="https://armyinform.com.ua/2023/06/02/syly-oborony-za-tyzhden-zneshkodyly-ponad-36-tysyach-vybuhonebezpechnyh-predmetiv/" text:style-name="Internet_20_link" text:visited-style-name="Visited_20_Internet_20_Link">
https://armyinform.com.ua/2023/06/02/syly-oborony-za-tyzhden-zneshkodyly-ponad-36-tysyach-vybuhonebezpechnyh-predmetiv/</text:a>
</text:p>
      <!--NEWS-->
      <text:h text:style-name="P10" text:outline-level="1">
<text:span text:style-name="T4">
Presidents of Ukraine and Estonia discussed the creation of joint defense industries in Ukraine</text:span>
</text:h>
      <text:p text:style-name="P4">
Author: ['АРМІЯINFORM']</text:p>
      <text:p text:style-name="P4">
Time: 2023-06-02T84:00:00-04:00</text:p>
      <text:p text:style-name="P4">
Description: Kiwi President of Ukraine Volodymyr Zelensky I President Alar Karіs discussed ... The war with Ukraine 2022, the war with Ukraine is th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maxresdefault.jpg" text:style-name="Internet_20_link" text:visited-style-name="Visited_20_Internet_20_Link">
maxresdefault.jpg</text:a>
']</text:p>
      <text:p text:style-name="P4">
Tags: ['АЛАР КАРІС', 'ВОЛОДИМИР ЗЕЛЕНСЬКИЙ', 'УКРАЇНА-ЕСТОНІЯ']</text:p>
      <text:p text:style-name="P4">
Category: News</text:p>
      <!--METADATA-->
      <text:p text:style-name="P4">
<draw:frame draw:style-name="fr1" draw:name="Image288" text:anchor-type="as-char" svg:width="6.9236in" svg:height="3.894525in" draw:z-index="0">
<draw:image xlink:href="../Images/AРМІЯINFORM/2023-06-02T84-00-00-04-00/maxresdefault.jpg" xlink:type="simple" xlink:show="embed" xlink:actuate="onLoad" draw:mime-type="image/jpeg"/>
</draw:frame>
In Kiev, President of Ukraine Volodymyr Zelensky and President of Estonia Alar Kariss have been created by the creation of joint defense industries.</text:p>
      <text:p text:style-name="P4">
Volodymyr Zelenskyy <text:a xlink:type="simple" xlink:href="https://www.facebook.com/zelenskiy.official/videos/219982547484991/" text:style-name="Internet_20_link" text:visited-style-name="Visited_20_Internet_20_Link">
reported</text:a>
On Facebook.</text:p>
      <text:p text:style-name="P4">
“Estonia among those whose defense is the fastest and the greatest when looking at the ratio of the amount of assistance and GDP of the country. Thank you to Estonia Taifically Alara Caris for the assistance provided to Ukraine. It is really important, ”the head of state said.</text:p>
      <text:p text:style-name="P4">
He said that today he had discussed with his colleague what could bring the victory of Ukraine closer and guarantee a fair and long peace for our country and all of Evrop.</text:p>
      <text:p text:style-name="P4">
“They discussed the reinforcement of <text:span text:style-name="T4">
 sanctions against Russia </text:span>
. Of course, we discussed in detail <text:span text:style-name="T4">
 international activities </text:span>
 that are planned this year, the decisions that are being prepared. In particular, the NATO Summit in Vilnius <text:span text:style-name="T4">
 - to which we have to rise with a specific package of prepared decisions. We discussed our relations with the Zevrosuz and decisions on </text:span>
 our integration <text:span text:style-name="T4">
 what time to make. Subjects were part of the opportunities </text:span>
 creation of joint defense industries ** in Ukraine, ”Volodymyr Zelenskyy said.</text:p>
      <text:p text:style-name="P4">
He also informed the Estonian colleague about the situation on the front.</text:p>
      <text:p text:style-name="P4">
"We can accurately prepare more of our powerful steps at the front. Proceeds the specific urgent needs of our army," the President said.</text:p>
      <text:p text:style-name="P4">
News Source: <text:a xlink:type="simple" xlink:href="https://armyinform.com.ua/2023/06/02/prezydenty-ukrayiny-ta-estoniyi-obgovoryly-stvorennya-spilnyh-oboronnyh-vyrobnycztv-v-ukrayini/" text:style-name="Internet_20_link" text:visited-style-name="Visited_20_Internet_20_Link">
https://armyinform.com.ua/2023/06/02/prezydenty-ukrayiny-ta-estoniyi-obgovoryly-stvorennya-spilnyh-oboronnyh-vyrobnycztv-v-ukrayini/</text:a>
</text:p>
      <!--NEWS-->
      <text:h text:style-name="P10" text:outline-level="1">
<text:span text:style-name="T4">
30 NATO ships are involved in the largest exercises in the Baltic Sea area</text:span>
</text:h>
      <text:p text:style-name="P4">
Author: ['АРМІЯINFORM']</text:p>
      <text:p text:style-name="P4">
Time: 2023-06-02T85:00:00-04:00</text:p>
      <text:p text:style-name="P4">
Description: Subota, 3 worms, Tallinni Rock Rocks Tsyoye Tsyoye in Baltiysky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baltops-1536x1023-1.jpg" text:style-name="Internet_20_link" text:visited-style-name="Visited_20_Internet_20_Link">
baltops-1536x1023-1.jpg</text:a>
']</text:p>
      <text:p text:style-name="P4">
Tags: ['BALTOPS-23', 'БАЛТІЙСЬКЕ МОРЕ', 'ЕСТОНІЯ', 'НАТО']</text:p>
      <text:p text:style-name="P4">
Category: News</text:p>
      <!--METADATA-->
      <text:p text:style-name="P4">
<draw:frame draw:style-name="fr1" draw:name="Image289" text:anchor-type="as-char" svg:width="6.9236in" svg:height="4.609964in" draw:z-index="0">
<draw:image xlink:href="../Images/AРМІЯINFORM/2023-06-02T85-00-00-04-00/baltops-1536x1023-1.jpg" xlink:type="simple" xlink:show="embed" xlink:actuate="onLoad" draw:mime-type="image/jpeg"/>
</draw:frame>
</text:p>
      <text:p text:style-name="P4">
У суботу, 3 червня, у Таллінні розпочнуться найбільші цього року навчання вБалтійському морі — Baltops 23. Понад 30 військових кораблів НАТО і майже 3700моряків беруть участь у маневрах.</text:p>
      <text:p text:style-name="P4">
Про це <text:a xlink:type="simple" xlink:href="https://mil.ee/uudised/eestisse-saabub-ule-30-nato-sojalaeva/" text:style-name="Internet_20_link" text:visited-style-name="Visited_20_Internet_20_Link">
повідомляє</text:a>
 Міністерство оборони Естонії.</text:p>
      <text:p text:style-name="P4">
«Ці навчання Baltops увійдуть в історію, оскільки досі Естонія ніколи неприймала такої кількості кораблів НАТО», – сказав командувач військово-морських сил (Navy)Estonia Yuri Saska.</text:p>
      <text:p text:style-name="P4">
"Baltops 23 training demonstrates the willingness of the Allies to defend the aqurict -building Sea, and show the extreme importance of conducting our waters," he said.</text:p>
      <text:p text:style-name="P4">
Allies from the United States, Sweden, Poland, the Netherlands, Italy, Germany, the United Kingdom, France, Denmark, Spain, Lithuania, Latvia, Finland and Norway will be presented to participate in the maneuvers. The largest ship from the members of the participants is the flagship of the 6th Fleet US USS Mount Whitney(LCC 20).</text:p>
      <text:p text:style-name="P4">
У гавані Беккері-Меерузе пришвартувався корвет ВМС Франції Commandant Blaison(Sore), and in the old port of Tallinn stands the landing ship of the royal in the Britain HMS Albion(L14).</text:p>
      <text:p text:style-name="P4">
Під час навчань кораблі швартуватимуться в Таллінні в Мінній гавані, гаваняхВанасадам, Хундіпеа, Беккері-Меерузе, а також у порту Мууга.</text:p>
      <text:p text:style-name="P4">
ВМС Естонії готували ці навчання разом із союзниками і місцевими партнерамиблизько трьох років.</text:p>
      <text:p text:style-name="P4">
Кораблі вийдуть у море 4 червня, перші спільні заняття в естонській акваторіївідбудуться 5 червня.</text:p>
      <text:p text:style-name="P4">
News Source: <text:a xlink:type="simple" xlink:href="https://armyinform.com.ua/2023/06/02/30-korabliv-nato-berut-uchast-u-najbilshyh-navchannyah-v-akvatoriyi-baltijskogo-morya/" text:style-name="Internet_20_link" text:visited-style-name="Visited_20_Internet_20_Link">
https://armyinform.com.ua/2023/06/02/30-korabliv-nato-berut-uchast-u-najbilshyh-navchannyah-v-akvatoriyi-baltijskogo-morya/</text:a>
</text:p>
      <!--NEWS-->
      <text:h text:style-name="P10" text:outline-level="1">
<text:span text:style-name="T4">
Австралія у липні оголосить про черговий пакет безпекової допомоги для України</text:span>
</text:h>
      <text:p text:style-name="P4">
Author: ['АРМІЯINFORM']</text:p>
      <text:p text:style-name="P4">
Time: 2023-06-02T86:00:00-04:00</text:p>
      <text:p text:style-name="P4">
Description: One bag of nonsense for Ukraine for Ukraine is briefly to move the Australian from Lipni.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6/fxn2uvpwaaao_m8-e1685716888782.jpg" text:style-name="Internet_20_link" text:visited-style-name="Visited_20_Internet_20_Link">
fxn2uvpwaaao_m8-e1685716888782.jpg</text:a>
']</text:p>
      <text:p text:style-name="P4">
Tags: ['МІНІСТР ОБОРОНИ УКРАЇНИ', 'ОЛЕКСІЙ РЕЗНІКОВ', 'ОФІЦІЙНО']</text:p>
      <text:p text:style-name="P4">
Category: News</text:p>
      <!--METADATA-->
      <text:p text:style-name="P4">
<draw:frame draw:style-name="fr1" draw:name="Image290" text:anchor-type="as-char" svg:width="6.9236in" svg:height="6.9236in" draw:z-index="0">
<draw:image xlink:href="../Images/AРМІЯINFORM/2023-06-02T86-00-00-04-00/fxn2uvpwaaao_m8-e1685716888782.jpg" xlink:type="simple" xlink:show="embed" xlink:actuate="onLoad" draw:mime-type="image/jpeg"/>
</draw:frame>
Another package of security assistance for Ukraine will announce Australia Ulypny.</text:p>
      <text:p text:style-name="P4">
About it <text:a xlink:type="simple" xlink:href="https://twitter.com/oleksiireznikov/status/1664632375135936517" text:style-name="Internet_20_link" text:visited-style-name="Visited_20_Internet_20_Link">
reported</text:a>
Minister of Defense of Ukraine Alexei Reznikov on Twitter as a result of the meeting of Australian Australian Minister Richard Marls.</text:p>
      <text:p text:style-name="P4">
He also noted that the leaders discussed the priorities of Ukraine on increased precision.</text:p>
      <text:p text:style-name="P4">
Alexei Reznikov appealed to Australian colleagues to consider the possible preparation of Ukrainian pilots, the provision of vehicles for medical evacuation and radio electronic control of drones.</text:p>
      <text:p text:style-name="P4">
“I was moved by my colleague about the capture of extraordinary courage of Ukraine, which inspires many people. He invited him to visit Ukraine, ”he wrote.</text:p>
      <text:p text:style-name="P4">
We will remind, the Minister of Defense of Ukraine Alexei Reznikov <text:a xlink:type="simple" xlink:href="https://armyinform.com.ua/2023/06/02/oleksij-reznikov-prybuv-do-singapuru-na-bezpekovyj-forum-dialog-shangri-la-ta-proviv-nyzku-zustrichej/" text:style-name="Internet_20_link" text:visited-style-name="Visited_20_Internet_20_Link">
arrived</text:a>
to Singapore to participate in the Shanngry-La Dialogue Forum-the main defensive Summit of Asia.</text:p>
      <text:p text:style-name="P4">
News Source: <text:a xlink:type="simple" xlink:href="https://armyinform.com.ua/2023/06/02/avstraliya-u-lypni-ogolosyt-pro-chergovyj-paket-bezpekovoyi-dopomogy-dlya-ukrayiny/" text:style-name="Internet_20_link" text:visited-style-name="Visited_20_Internet_20_Link">
https://armyinform.com.ua/2023/06/02/avstraliya-u-lypni-ogolosyt-pro-chergovyj-paket-bezpekovoyi-dopomogy-dlya-ukrayiny/</text:a>
</text:p>
      <!--NEWS-->
      <text:h text:style-name="P10" text:outline-level="1">
<text:span text:style-name="T4">
Ukraine wants to have clear security guarantees for NATO membership - Volodymyr Zelenskyy</text:span>
</text:h>
      <text:p text:style-name="P4">
Author: ['АРМІЯINFORM']</text:p>
      <text:p text:style-name="P4">
Time: 2023-06-02T87:00:00-04:00</text:p>
      <text:p text:style-name="P4">
Description: President Volodymyr Zelensky Postering, the main prirate for warrant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0f49ba398aec7252a248386a60308d01_1685712845_extra_large.jpeg" text:style-name="Internet_20_link" text:visited-style-name="Visited_20_Internet_20_Link">
0f49ba398aec7252a248386a60308d01_1685712845_extra_large.jpeg</text:a>
']</text:p>
      <text:p text:style-name="P4">
Tags: ['STOPRUSSIA', 'АГРЕСІЯ РФ', 'АЛАР КАРІС', 'ВОЛОДИМИР ЗЕЛЕНСЬКИЙ', 'ВТОРГНЕННЯ РФ']</text:p>
      <text:p text:style-name="P4">
Category: News</text:p>
      <!--METADATA-->
      <text:p text:style-name="P4">
<draw:frame draw:style-name="fr1" draw:name="Image291" text:anchor-type="as-char" svg:width="6.9236in" svg:height="4.613521in" draw:z-index="0">
<draw:image xlink:href="../Images/AРМІЯINFORM/2023-06-02T87-00-00-04-00/0f49ba398aec7252a248386a60308d01_1685712845_extra_large.jpeg" xlink:type="simple" xlink:show="embed" xlink:actuate="onLoad" draw:mime-type="image/jpeg"/>
</draw:frame>
President Volodymyr Zelensky emphasizes that the main priority for the guarantee of the security of our country is full membership in NATO, but before hisvilment, Ukraine seeks to obtain clear guarantees of its security, which were bzacarted on paper.</text:p>
      <text:p text:style-name="P4">
The Head of State <text:a xlink:type="simple" xlink:href="https://www.president.gov.ua/news/ukrayina-hoche-mati-chitki-garantiyi-bezpeki-do-chlenstva-v-83369" text:style-name="Internet_20_link" text:visited-style-name="Visited_20_Internet_20_Link">
said</text:a>
 під час зустрічі зпредставниками ЗМІ після переговорів із Президентом Естонії Аларом Карісом уКиєві.</text:p>
      <text:p text:style-name="P4">
«Ми не шукаємо заміни НАТО, і дуже важливо, щоб це чули наші партнери. Томутак багато зустрічей у нас на найвищому рівні. Ми не шукаємо альтернативи. Якя казав: наведіть мені приклад, яка країна НАТО воює із росією, або натериторії якої країни НАТО зараз присутні російські війська? Це свідчить проте, що це найкращі гарантії безпеки для України», — зазначив глава держави.</text:p>
      <text:p text:style-name="P4">
При цьому Президент зауважив, що <text:span text:style-name="T4">
Україна не втягуватиме у війну жодну країнуАльянсу</text:span>
 , тому чудово розуміє, що не стане членом НАТО, поки триває війна зросією. «Не тому, що не хочемо, а тому, що це неможливо», — додав він.</text:p>
      <text:p text:style-name="P4">
За словами Володимира Зеленського, на сьогодні гарантіями безпеки для нашоїдержави є санкції, фінансові гарантії, зброя тощо.</text:p>
      <text:p text:style-name="P4">
«Це те, що є сьогодні не в документах, а в реальності. І якщо ми хочемо матигарантії на папері, то має бути чітко вказано, що ці гарантії безпеки діютьдля України доти, поки країна не отримає головних гарантій безпеки, а саме –членства в НАТО», — наголосив Президент.</text:p>
      <text:p text:style-name="P4">
Відповідаючи на запитання щодо ініціативи про створення коаліції «Петріотів»,про яку, зокрема, було оголошено на саміті Європейської політичної спільноти уМолдові, глава держави зазначив, що вже відбувся початковий етап їїформування.</text:p>
      <text:p text:style-name="P4">
«У нас були дуже важливі розмови щодо цього з Німеччиною, Данією,Нідерландами, ми говорили також із лідерами Європейського Союзу. Питання не втому, що кожна з цих країн може надати нам це (<text:span text:style-name="T5">
PP systems. - ed .</text:span>
). Апитання, що вони це шукатимуть. Хтось із них має змогу надати, а хтось маєінші можливості – політичні, особисті стосунки з державами, у яких євідповідні системи ППО. Хтось має фінанси, той чи інший вплив», — розповіввін.</text:p>
      <text:p text:style-name="P4">
Президент акцентував, що Україна чітко розуміє, яка кількість систем «Петріот»потрібна нам для захисту неба.</text:p>
      <text:p text:style-name="P4">
News Source: <text:a xlink:type="simple" xlink:href="https://armyinform.com.ua/2023/06/02/ukrayina-hoche-maty-chitki-garantiyi-bezpeky-do-chlenstva-v-nato-volodymyr-zelenskyj/" text:style-name="Internet_20_link" text:visited-style-name="Visited_20_Internet_20_Link">
https://armyinform.com.ua/2023/06/02/ukrayina-hoche-maty-chitki-garantiyi-bezpeky-do-chlenstva-v-nato-volodymyr-zelenskyj/</text:a>
</text:p>
      <!--NEWS-->
      <text:h text:style-name="P10" text:outline-level="1">
<text:span text:style-name="T4">
Alexei Reznikov During a meeting with Anita Anand at Singapore Summit: Canada Council join the tank coalition</text:span>
</text:h>
      <text:p text:style-name="P4">
Author: ['АРМІЯINFORM']</text:p>
      <text:p text:style-name="P4">
Time: 2023-06-02T88:00:00-04:00</text:p>
      <text:p text:style-name="P4">
Description: Miniter defense of Ukraine Oleksiy Reznikov in the fields of Aziyati Samita Bezpeki with Sіngapurі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n2pkowwaaqbdf.jpg" text:style-name="Internet_20_link" text:visited-style-name="Visited_20_Internet_20_Link">
fxn2pkowwaaqbdf.jpg</text:a>
']</text:p>
      <text:p text:style-name="P4">
Tags: ['АЗІЙСЬКИЙ САМІТ БЕЗПЕКИ', 'АНІТА АНАНД', 'КАНАДА', 'ОЛЕКСІЙ РЕЗНІКОВ', 'ОФІЦІЙНО']</text:p>
      <text:p text:style-name="P4">
Category: News</text:p>
      <!--METADATA-->
      <text:p text:style-name="P4">
<draw:frame draw:style-name="fr1" draw:name="Image292" text:anchor-type="as-char" svg:width="6.9236in" svg:height="5.1927in" draw:z-index="0">
<draw:image xlink:href="../Images/AРМІЯINFORM/2023-06-02T88-00-00-04-00/fxn2pkowwaaqbdf.jpg" xlink:type="simple" xlink:show="embed" xlink:actuate="onLoad" draw:mime-type="image/jpeg"/>
</draw:frame>
</text:p>
      <text:p text:style-name="P4">
Міністр оборони України Олексій Резніков на полях Азійського саміту безпеки уСінгапурі провів зустріч з міністром національної оборони Канади Анітою Ананд.</text:p>
      <text:p text:style-name="P4">
Про це йдеться у його<text:a xlink:type="simple" xlink:href="https://twitter.com/oleksiireznikov/status/1664632737301446657" text:style-name="Internet_20_link" text:visited-style-name="Visited_20_Internet_20_Link">
Twitter</text:a>
.</text:p>
      <text:p text:style-name="P4">
«Був радий зустрітися з моїм канадським колегою та другом Анітою Ананд уСінгапурі. Ми обговорили ситуацію на передовій, майбутній контрнаступ тапідготовку українських солдатів», — зазначив глава оборонного відомстваУкраїни.</text:p>
      <text:p text:style-name="P4">
Олексій Резніков зазначив, що пані Ананд ще раз запевнила, що Канадапродовжить підтримувати Україну в досягненні перемоги у цій війні і допоможе увідновленні.</text:p>
      <text:p text:style-name="P4">
«Канада рада приєднатися до танкової коаліції і натхненна нашою рішучістюзахищати себе. Кожен день нашої спільної роботи наближає перемогу», —повідомив він.</text:p>
      <text:p text:style-name="P4">
News Source: <text:a xlink:type="simple" xlink:href="https://armyinform.com.ua/2023/06/02/oleksij-reznikov-pid-chas-zustrichi-z-anitoyu-anand-na-samiti-u-singapuri-kanada-rada-pryyednatysya-do-tankovoyi-koalicziyi/" text:style-name="Internet_20_link" text:visited-style-name="Visited_20_Internet_20_Link">
https://armyinform.com.ua/2023/06/02/oleksij-reznikov-pid-chas-zustrichi-z-anitoyu-anand-na-samiti-u-singapuri-kanada-rada-pryyednatysya-do-tankovoyi-koalicziyi/</text:a>
</text:p>
      <!--NEWS-->
      <text:h text:style-name="P10" text:outline-level="1">
<text:span text:style-name="T4">
Alexei Reznikov and Pentagon Head in Singapore: Our Partnership is strong</text:span>
</text:h>
      <text:p text:style-name="P4">
Author: ['АРМІЯINFORM']</text:p>
      <text:p text:style-name="P4">
Time: 2023-06-02T89:00:00-04:00</text:p>
      <text:p text:style-name="P4">
Description: Miniter defense of Ukraine Oleksiy Reznikov was in the worship of the US defense of the United States Lloy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fxn3uigxoaerwgc-1.jpg" text:style-name="Internet_20_link" text:visited-style-name="Visited_20_Internet_20_Link">
fxn3uigxoaerwgc-1.jpg</text:a>
']</text:p>
      <text:p text:style-name="P4">
Tags: ['ЛЛОЙД ДЖ. ОСТІН III', 'ОЛЕКСІЙ РЕЗНІКОВ', 'ПАРТНЕРСТВО']</text:p>
      <text:p text:style-name="P4">
Category: News</text:p>
      <!--METADATA-->
      <text:p text:style-name="P4">
<draw:frame draw:style-name="fr1" draw:name="Image293" text:anchor-type="as-char" svg:width="6.9236in" svg:height="5.111246in" draw:z-index="0">
<draw:image xlink:href="../Images/AРМІЯINFORM/2023-06-02T89-00-00-04-00/fxn3uigxoaerwgc-1.jpg" xlink:type="simple" xlink:show="embed" xlink:actuate="onLoad" draw:mime-type="image/jpeg"/>
</draw:frame>
The Minister of Defense of Ukraine Oleksiy Reznikov met with the Minister of Defense Shatloid Austin at the Shanngry Dialogri-La Dialogue Forum fields.</text:p>
      <text:p text:style-name="P4">
About it the head of the defense department of Ukraine <text:a xlink:type="simple" xlink:href="https://twitter.com/oleksiireznikov/status/1664633921118560261" text:style-name="Internet_20_link" text:visited-style-name="Visited_20_Internet_20_Link">
wrote</text:a>
Violter.</text:p>
      <text:p text:style-name="P4">
“I was happy to meet my colleague and a great friend. The partnership of Ukraine is strong. We will continue to work to ensure the victory of Ukraine and restore peace in Europe, ”his post reads.</text:p>
      <text:p text:style-name="P4">
Recall Alexei Reznikov <text:a xlink:type="simple" xlink:href="https://armyinform.com.ua/2023/06/02/oleksij-reznikov-prybuv-do-singapuru-na-bezpekovyj-forum-dialog-shangri-la-ta-proviv-nyzku-zustrichej/" text:style-name="Internet_20_link" text:visited-style-name="Visited_20_Internet_20_Link">
arrived</text:a>
to Singapore to participate in the Shanngry-La Dialogue Forum-the main defensive Summit of Asia.</text:p>
      <text:p text:style-name="P4">
News Source: <text:a xlink:type="simple" xlink:href="https://armyinform.com.ua/2023/06/02/oleksij-reznikov-i-llojd-ostin-u-singapuri-partnerstvo-ukrayina-ssha-miczne/" text:style-name="Internet_20_link" text:visited-style-name="Visited_20_Internet_20_Link">
https://armyinform.com.ua/2023/06/02/oleksij-reznikov-i-llojd-ostin-u-singapuri-partnerstvo-ukrayina-ssha-miczne/</text:a>
</text:p>
      <!--NEWS-->
      <text:h text:style-name="P10" text:outline-level="1">
<text:span text:style-name="T4">
Defense forces reflected 15 attacks and destroyed 17 shock UAVs of the enemy</text:span>
</text:h>
      <text:p text:style-name="P4">
Author: ['АРМІЯINFORM']</text:p>
      <text:p text:style-name="P4">
Time: 2023-06-02T90:00:00-04:00</text:p>
      <text:p text:style-name="P4">
Description: 15 attacks were obtained by the proceeds, the prota stroke Buli Vidbits with PIDRODROLS ... War with Ukraine 2022, war with Ukraine Latest news today,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639d5aac44d64.jpeg" text:style-name="Internet_20_link" text:visited-style-name="Visited_20_Internet_20_Link">
639d5aac44d64.jpeg</text:a>
']</text:p>
      <text:p text:style-name="P4">
Tags: ['ГЕНЕРАЛЬНИЙ ШТАБ ЗС УКРАЇНИ', 'ОПЕРАТИВНА ІНФОРМАЦІЯ']</text:p>
      <text:p text:style-name="P4">
Category: News</text:p>
      <!--METADATA-->
      <text:p text:style-name="P4">
<draw:frame draw:style-name="fr1" draw:name="Image294" text:anchor-type="as-char" svg:width="6.9236in" svg:height="4.32725in" draw:z-index="0">
<draw:image xlink:href="../Images/AРМІЯINFORM/2023-06-02T90-00-00-04-00/639d5aac44d64.jpeg" xlink:type="simple" xlink:show="embed" xlink:actuate="onLoad" draw:mime-type="image/jpeg"/>
</draw:frame>
<text:span text:style-name="T4">
<text:span text:style-name="T5">
* 🔥 Situation on Russian invasion </text:span>
</text:span>
*</text:p>
      <text:p text:style-name="P4">
During the day, the invaders made 15 attacks, but they were all reflected by the units of the defense forces.</text:p>
      <text:p text:style-name="P4">
About this <text:a xlink:type="simple" xlink:href="https://www.facebook.com/GeneralStaff.ua/posts/pfbid02vppdmmq8yKcTMF9Ac8417HXaXigoqkmbNYcEawQZnRNi8NetrRohB1oTGtXwbvcZl" text:style-name="Internet_20_link" text:visited-style-name="Visited_20_Internet_20_Link">
it is referred</text:a>
In the operational information of the General Staff of the Armed Forces.</text:p>
      <text:p text:style-name="P4">
The enemy continues to concentrate the basic efforts on attempts from full occupation of the Luhansk and Donetsk regions.</text:p>
      <text:p text:style-name="P4">
In the Kupyansk direction during the day the enemy led unsuccessful offensive near the Novoselselovsk Luhansk region. On the Liman direction, the enemy conducted unsuccessful offensive actions in the Makeyivkilugansk region and controversial - Donetsk.</text:p>
      <text:p text:style-name="P4">
In the Bakhmut direction, the enemy struck aviation in the Biagora regions and the Yar of Donetsk region.</text:p>
      <text:p text:style-name="P4">
In the Mariinsky direction of this day, the enemy took offensive actions in the Marinka region, but our defenders repelled all 8 enemy attacks.</text:p>
      <text:p text:style-name="P4">
Our defenders also destroyed 15 winged rockets and 17 shock UAVs of Shahaned.</text:p>
      <text:p text:style-name="P4">
News Source: <text:a xlink:type="simple" xlink:href="https://armyinform.com.ua/2023/06/02/syly-oborony-vidbyly-15-atak-i-znyshhyly-17-udarnyh-bpla-voroga/" text:style-name="Internet_20_link" text:visited-style-name="Visited_20_Internet_20_Link">
https://armyinform.com.ua/2023/06/02/syly-oborony-vidbyly-15-atak-i-znyshhyly-17-udarnyh-bpla-voroga/</text:a>
</text:p>
      <!--NEWS-->
      <text:h text:style-name="P10" text:outline-level="1">
<text:span text:style-name="T4">
Russia threw out 200 cadets to "strengthen" its western border</text:span>
</text:h>
      <text:p text:style-name="P4">
Author: ['АРМІЯINFORM']</text:p>
      <text:p text:style-name="P4">
Time: 2023-06-02T91:00:00-04:00</text:p>
      <text:p text:style-name="P4">
Description: Військове керівництво російської федерації ухвалило рішення про посилення держа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screenshot_5-min-1.webp" text:style-name="Internet_20_link" text:visited-style-name="Visited_20_Internet_20_Link">
screenshot_5-min-1.webp</text:a>
']</text:p>
      <text:p text:style-name="P4">
Tags: ['ГЕНШТАБ ЗС УКРАЇНИ', 'ОПЕРАТИВНА ІНФОРМАЦІЯ']</text:p>
      <text:p text:style-name="P4">
Category: News</text:p>
      <!--METADATA-->
      <text:p text:style-name="P4">
<draw:frame draw:style-name="fr1" draw:name="Image295" text:anchor-type="as-char" svg:width="6.9236in" svg:height="3.89757in" draw:z-index="0">
<draw:image xlink:href="../ConvertedIMGs/AРМІЯINFORM/2023-06-02T91-00-00-04-00/screenshot_5-min-1.png" xlink:type="simple" xlink:show="embed" xlink:actuate="onLoad" draw:mime-type="image/png"/>
</draw:frame>
<text:span text:style-name="T4">
<text:span text:style-name="T5">
* 🔥 Situation on Russian invasion </text:span>
</text:span>
*</text:p>
      <text:p text:style-name="P4">
The military leadership of the Russian Federation has decided to strengthen the state border by cadets of higher military educational institutions.</text:p>
      <text:p text:style-name="P4">
About this <text:a xlink:type="simple" xlink:href="https://www.facebook.com/GeneralStaff.ua/posts/pfbid02vppdmmq8yKcTMF9Ac8417HXaXigoqkmbNYcEawQZnRNi8NetrRohB1oTGtXwbvcZl" text:style-name="Internet_20_link" text:visited-style-name="Visited_20_Internet_20_Link">
it is referred</text:a>
In the operational information of the General Staff of the Armed Forces.</text:p>
      <text:p text:style-name="P4">
Thus, on May 31, about 200 third -year cadets armed with small guns and grenade launchers have already been seconded to the western border of the Russian Federation under the pretext of internship.</text:p>
      <text:p text:style-name="P4">
News Source: <text:a xlink:type="simple" xlink:href="https://armyinform.com.ua/2023/06/02/rosiya-perekynula-200-kursantiv-dlya-posylennya-svogo-zahidnogo-kordonu/" text:style-name="Internet_20_link" text:visited-style-name="Visited_20_Internet_20_Link">
https://armyinform.com.ua/2023/06/02/rosiya-perekynula-200-kursantiv-dlya-posylennya-svogo-zahidnogo-kordonu/</text:a>
</text:p>
      <!--NEWS-->
      <text:h text:style-name="P10" text:outline-level="1">
<text:span text:style-name="T4">
Aviation of Defense Forces for the past day has made 10 beats on the occupiers</text:span>
</text:h>
      <text:p text:style-name="P4">
Author: ['АРМІЯINFORM']</text:p>
      <text:p text:style-name="P4">
Time: 2023-06-02T92:00:00-04:00</text:p>
      <text:p text:style-name="P4">
Description: The Avіiaziya defense forces for Dob was headed by the VISIM DOSIS in the areas of ZERDZHENNY of the Especiall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643548a71972a-screenshot_4.webp" text:style-name="Internet_20_link" text:visited-style-name="Visited_20_Internet_20_Link">
643548a71972a-screenshot_4.webp</text:a>
']</text:p>
      <text:p text:style-name="P4">
Tags: ['ГЕНЕРАЛЬНИЙ ШТАБ ЗС УКРАЇНИ', 'ОБОРОНА УКРАЇНИ', 'ОПЕРАТИВНА ОБСТАНОВКА', 'ХРОНІКА ОБОРОНИ', 'ХРОНІКА ОБОРОНИ УКРАЇНИ']</text:p>
      <text:p text:style-name="P4">
Category: News</text:p>
      <!--METADATA-->
      <text:p text:style-name="P4">
<draw:frame draw:style-name="fr1" draw:name="Image296" text:anchor-type="as-char" svg:width="6.9236in" svg:height="3.836828in" draw:z-index="0">
<draw:image xlink:href="../ConvertedIMGs/AРМІЯINFORM/2023-06-02T92-00-00-04-00/643548a71972a-screenshot_4.png" xlink:type="simple" xlink:show="embed" xlink:actuate="onLoad" draw:mime-type="image/png"/>
</draw:frame>
<text:span text:style-name="T4">
<text:span text:style-name="T5">
* 🔥 Situation on Russian invasion </text:span>
</text:span>
*</text:p>
      <text:p text:style-name="P4">
Aviation of defense forces per day has struck eight strokes in the areas of concentration of the personal staff, as well as two-on the anti-aircraft missile complexes of the enemy.</text:p>
      <text:p text:style-name="P4">
About this <text:a xlink:type="simple" xlink:href="https://www.facebook.com/GeneralStaff.ua/posts/pfbid02vppdmmq8yKcTMF9Ac8417HXaXigoqkmbNYcEawQZnRNi8NetrRohB1oTGtXwbvcZl" text:style-name="Internet_20_link" text:visited-style-name="Visited_20_Internet_20_Link">
it is referred</text:a>
In the operational information of the General Staff of the Armed Forces.</text:p>
      <text:p text:style-name="P4">
Units of rocket troops and artillery during the day were struck by the management point, two ammunition depots, two radio electronic wrestling stations, a radar and a reactive enemy's reactive system.</text:p>
      <text:p text:style-name="P4">
News Source: <text:a xlink:type="simple" xlink:href="https://armyinform.com.ua/2023/06/02/aviacziya-syl-oborony-za-mynulu-dobu-zavdala-10-udariv-po-okupantah/" text:style-name="Internet_20_link" text:visited-style-name="Visited_20_Internet_20_Link">
https://armyinform.com.ua/2023/06/02/aviacziya-syl-oborony-za-mynulu-dobu-zavdala-10-udariv-po-okupantah/</text:a>
</text:p>
      <!--NEWS-->
      <text:h text:style-name="P10" text:outline-level="1">
<text:span text:style-name="T4">
Alexei Danilov discussed the security situation in the region with the Atlantic Council delegation</text:span>
</text:h>
      <text:p text:style-name="P4">
Author: ['АРМІЯINFORM']</text:p>
      <text:p text:style-name="P4">
Time: 2023-06-02T93:00:00-04:00</text:p>
      <text:p text:style-name="P4">
Description: The secretary for the sake of National Bezpeki, the defense of Ukraine Oleksiy Danylov Zustych 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01-06_1.jpg" text:style-name="Internet_20_link" text:visited-style-name="Visited_20_Internet_20_Link">
01-06_1.jpg</text:a>
']</text:p>
      <text:p text:style-name="P4">
Tags: ['ОЛЕКСІЙ ДАНІЛОВ', 'СЕКРЕТАР РНБО УКРАЇНИ']</text:p>
      <text:p text:style-name="P4">
Category: News</text:p>
      <!--METADATA-->
      <text:p text:style-name="P4">
<draw:frame draw:style-name="fr1" draw:name="Image297" text:anchor-type="as-char" svg:width="6.9236in" svg:height="4.621503in" draw:z-index="0">
<draw:image xlink:href="../Images/AРМІЯINFORM/2023-06-02T93-00-00-04-00/01-06_1.jpg" xlink:type="simple" xlink:show="embed" xlink:actuate="onLoad" draw:mime-type="image/jpeg"/>
</draw:frame>
The secretary of the National Security and Defense Council of Ukraine Oleksiy Danilov conducted a delegation of the Atlantic Council, during which the Ukrainian-American cooperation and the security situation in the world and the region were discussed.</text:p>
      <text:p text:style-name="P4">
About it <text:a xlink:type="simple" xlink:href="https://www.rnbo.gov.ua/ua/Diialnist/6380.html" text:style-name="Internet_20_link" text:visited-style-name="Visited_20_Internet_20_Link">
reports</text:a>
Press service.</text:p>
      <text:p text:style-name="P4">
The NSDC Secretary stressed that after the victory in the war, we have a historical extent to build a new state.</text:p>
      <text:p text:style-name="P4">
“We are sure to win a war, and we have the same way, together with partners, to not play in peace. Ukraine has proved that it is a supporter of democratic development, Asvoboda is the main need of our people, ”he said.</text:p>
      <text:p text:style-name="P4">
Alexei Danilov emphasized the importance of effective security guarantees for Ukraine, in particular, NATO accession.</text:p>
      <text:p text:style-name="P4">
The parties also paid particular attention to the issue of counteracting the misinformation of the threat of digital authoritarianism.</text:p>
      <text:p text:style-name="P4">
The US side has assured that it will continue to help support Ukraine and the implementation of Euro -Atlantic as a country.</text:p>
      <text:p text:style-name="P4">
News Source: <text:a xlink:type="simple" xlink:href="https://armyinform.com.ua/2023/06/02/oleksij-danilov-obgvoryv-z-delegacziyeyu-atlantychnoyi-rady-bezpekovu-sytuacziyu-u-regioni/" text:style-name="Internet_20_link" text:visited-style-name="Visited_20_Internet_20_Link">
https://armyinform.com.ua/2023/06/02/oleksij-danilov-obgvoryv-z-delegacziyeyu-atlantychnoyi-rady-bezpekovu-sytuacziyu-u-regioni/</text:a>
</text:p>
      <!--NEWS-->
      <text:h text:style-name="P10" text:outline-level="1">
<text:span text:style-name="T4">
Ruslan Stefanchuk thanked Lithuanian President for the support of Ukraine's Euro -Atlantic future</text:span>
</text:h>
      <text:p text:style-name="P4">
Author: ['АРМІЯINFORM']</text:p>
      <text:p text:style-name="P4">
Time: 2023-06-02T94:00:00-04:00</text:p>
      <text:p text:style-name="P4">
Description: The head of the Supreme for the sake of Ukrainian Ruslan Stefanchuk PID Hour Zustychi Iz President Lithuania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351124618_644824190996524_7388104692482518494_n.jpg" text:style-name="Internet_20_link" text:visited-style-name="Visited_20_Internet_20_Link">
351124618_644824190996524_7388104692482518494_n.jpg</text:a>
']</text:p>
      <text:p text:style-name="P4">
Tags: ['ГІТАНАС НАУСЄДА', 'ЛИТВА', 'РУСЛАН СТЕФАНЧУК']</text:p>
      <text:p text:style-name="P4">
Category: News</text:p>
      <!--METADATA-->
      <text:p text:style-name="P4">
<draw:frame draw:style-name="fr1" draw:name="Image298" text:anchor-type="as-char" svg:width="6.9236in" svg:height="4.823441in" draw:z-index="0">
<draw:image xlink:href="../Images/AРМІЯINFORM/2023-06-02T94-00-00-04-00/351124618_644824190996524_7388104692482518494_n.jpg" xlink:type="simple" xlink:show="embed" xlink:actuate="onLoad" draw:mime-type="image/jpeg"/>
</draw:frame>
The Chairman of the Verkhovna Rada of Ukraine Ruslan Stefanchuk, during a meeting with the Presidential Republic of Gitanas Nauseda, thanked for the support of Ukraine.</text:p>
      <text:p text:style-name="P4">
He [wrote] about it(https://www.facebook.com/stefanchuk.official/posts/pfbid02XDKxqZ6R4EYaBTNT8CdpsyhWrQrPn9qqATQtHPPNQZxnvQM3tEv9a66fzWobx77gl)In his Facebook.</text:p>
      <text:p text:style-name="P4">
“He thanked Lithuania and the whole Lithuanian people for the priceless and comprehensive support that Ukraine feels. Some words of gratitude for the support of the Lithuanian European and Euro -Atlantic future of Ukraine, ”the statements read.</text:p>
      <text:p text:style-name="P4">
During the conversation, the parties also paid attention to the issue of bringing the Russian Federation of reference.</text:p>
      <text:p text:style-name="P4">
Ruslan Stefanchuk also thanked Gitanas Nausedi for the support of the special formation of a special tribunal on the crime of Russia's aggression against Ukraine.</text:p>
      <text:p text:style-name="P4">
“Also attention is to realize the formula of the President of Ukraine Peace Volodymyrazellensky. Lithuania supports such a plan of Ukraine, in particular, in the direction of "restoration of justice", - he wrote.</text:p>
      <text:p text:style-name="P4">
The Verkhovna Rada Chairman noted that the integral components of a just peace are:</text:p>
      <ul>
        <li>
prosecution of the Russian Federation; * return of all Ukrainian children illegally exported to the Russian Federation home, to Ukraine; * return of all captives to Ukraine; * Compensation for Russia by all the damage caused to Ukraine.</li>
      </ul>
      <text:p text:style-name="P4">
News Source: <text:a xlink:type="simple" xlink:href="https://armyinform.com.ua/2023/06/02/ruslan-stefanchuk-podyakuvav-prezydentu-lytvy-za-pidtrymku-yevroatlantychnogo-majbutnogo-ukrayiny/" text:style-name="Internet_20_link" text:visited-style-name="Visited_20_Internet_20_Link">
https://armyinform.com.ua/2023/06/02/ruslan-stefanchuk-podyakuvav-prezydentu-lytvy-za-pidtrymku-yevroatlantychnogo-majbutnogo-ukrayiny/</text:a>
</text:p>
      <!--NEWS-->
      <text:h text:style-name="P10" text:outline-level="1">
<text:span text:style-name="T4">
The heads of the Ministry of Defense of Ukraine and Germany discussed the situation at the front and cooperation</text:span>
</text:h>
      <text:p text:style-name="P4">
Author: ['АРМІЯINFORM']</text:p>
      <text:p text:style-name="P4">
Time: 2023-06-02T95:00:00-04:00</text:p>
      <text:p text:style-name="P4">
Description: Ministra of the defense of Ukraine Oleksiy Reznikov knocked out at the Sіngapuri zy King Ministr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fxosuytx0ae3wqn-e1685727532335.jpg" text:style-name="Internet_20_link" text:visited-style-name="Visited_20_Internet_20_Link">
fxosuytx0ae3wqn-e1685727532335.jpg</text:a>
']</text:p>
      <text:p text:style-name="P4">
Tags: ['НІМЕЧЧИНА', 'ОЛЕКСІЙ РЕЗНІКОВ', 'ОФІЦІЙНО']</text:p>
      <text:p text:style-name="P4">
Category: News</text:p>
      <!--METADATA-->
      <text:p text:style-name="P4">
<draw:frame draw:style-name="fr1" draw:name="Image299" text:anchor-type="as-char" svg:width="6.9236in" svg:height="5.631195in" draw:z-index="0">
<draw:image xlink:href="../Images/AРМІЯINFORM/2023-06-02T95-00-00-04-00/fxosuytx0ae3wqn-e1685727532335.jpg" xlink:type="simple" xlink:show="embed" xlink:actuate="onLoad" draw:mime-type="image/jpeg"/>
</draw:frame>
The Minister of Defense of Ukraine Oleksiy Reznikov met in Singapore with his Colege Minister of Defense of Germany Boris Pistorius.</text:p>
      <text:p text:style-name="P4">
About this <text:a xlink:type="simple" xlink:href="https://twitter.com/oleksiireznikov/status/1664551627351531522" text:style-name="Internet_20_link" text:visited-style-name="Visited_20_Internet_20_Link">
it is referred</text:a>
All Twitter.</text:p>
      <text:p text:style-name="P4">
Singri-La Dialogue Security Forum in Singapore provides a great opportunity to synchronize our watches with our international partners. I was wondering with my German colleague. We discussed the situation on the battlefield of Tanashi further steps in military cooperation, ”Alexei Reznikov wrote.</text:p>
      <text:p text:style-name="P4">
The Minister of Defense of Ukraine thanked Germany in the tank coalition.</text:p>
      <text:p text:style-name="P4">
“Besam likes our Ukrainian climate. Thank you to the German government and the people of adamant support!” - The message says.</text:p>
      <text:p text:style-name="P4">
Recall Alexei Reznikov <text:a xlink:type="simple" xlink:href="https://armyinform.com.ua/2023/06/02/oleksij-reznikov-prybuv-do-singapuru-na-bezpekovyj-forum-dialog-shangri-la-ta-proviv-nyzku-zustrichej/" text:style-name="Internet_20_link" text:visited-style-name="Visited_20_Internet_20_Link">
arrived</text:a>
to Singapore to participate in the Shanngry-La Dialogue Forum-the main defensive Summit of Asia.</text:p>
      <text:p text:style-name="P4">
News Source: <text:a xlink:type="simple" xlink:href="https://armyinform.com.ua/2023/06/02/glavy-minoborony-ukrayiny-ta-nimechchyny-obgovoryly-sytuacziyu-na-fronti-ta-spivpraczyu/" text:style-name="Internet_20_link" text:visited-style-name="Visited_20_Internet_20_Link">
https://armyinform.com.ua/2023/06/02/glavy-minoborony-ukrayiny-ta-nimechchyny-obgovoryly-sytuacziyu-na-fronti-ta-spivpraczyu/</text:a>
</text:p>
      <!--NEWS-->
      <text:h text:style-name="P10" text:outline-level="1">
<text:span text:style-name="T4">
The Ukrainian Air Condition must be provided with everything necessary - President of Ukraine</text:span>
</text:h>
      <text:p text:style-name="P4">
Author: ['АРМІЯINFORM']</text:p>
      <text:p text:style-name="P4">
Time: 2023-06-02T96:00:00-04:00</text:p>
      <text:p text:style-name="P4">
Description: Ukrainian President Volodymyr Zelensky fed to Ukrainians Nakrikinz 464 days of Vine.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6/62bd3a9739557116ae3b68e759b6b3c4_1685724623_extra_large.jpeg" text:style-name="Internet_20_link" text:visited-style-name="Visited_20_Internet_20_Link">
62bd3a9739557116ae3b68e759b6b3c4_1685724623_extra_large.jpeg</text:a>
']</text:p>
      <text:p text:style-name="P4">
Tags: ['ОФІС ПРЕЗИДЕНТА УКРАЇНИ', 'ПРЕЗИДЕНТ УКРАЇНИ']</text:p>
      <text:p text:style-name="P4">
Category: News</text:p>
      <!--METADATA-->
      <text:p text:style-name="P4">
<draw:frame draw:style-name="fr1" draw:name="Image300" text:anchor-type="as-char" svg:width="6.9236in" svg:height="4.235829in" draw:z-index="0">
<draw:image xlink:href="../Images/AРМІЯINFORM/2023-06-02T96-00-00-04-00/62bd3a9739557116ae3b68e759b6b3c4_1685724623_extra_large.jpeg" xlink:type="simple" xlink:show="embed" xlink:actuate="onLoad" draw:mime-type="image/jpeg"/>
</draw:frame>
President of Ukraine Volodymyr Zelensky appealed to the Ukrainians at the end of the 464th war.</text:p>
      <text:p text:style-name="P4">
About it <text:a xlink:type="simple" xlink:href="https://www.president.gov.ua/news/ukrayinskij-povitryanij-shit-maye-buti-zabezpechenij-usim-ne-83373" text:style-name="Internet_20_link" text:visited-style-name="Visited_20_Internet_20_Link">
reports</text:a>
Office of the President of Ukraine.</text:p>
      <text:p text:style-name="P4">
<text:span text:style-name="T4">
 _ "I wish health, dear Ukrainians!_ </text:span>
</text:p>
      <text:p text:style-name="P4">
A brief report for this day. The first - I staged. Urgent security issues. A clear response to the death of people in Kiev through a closed shelter. Uniform about the inspection of protective structures in Kiev and all over the country. Responsible - Kamyshin and Klimenko ministers.</text:p>
      <text:p text:style-name="P4">
Unfortunately, today - after all - the people of Kiev again and again publish information about the inaccessibility of shelters. Not just about closed shelters, but about brewed in shelters, about the absence of shelters in general in some parts of the city. This level of negligence in the city is not covered with any excuses there.</text:p>
      <text:p text:style-name="P4">
They discussed all the details in relation to our air defense - its further development, supply and production of necessary missiles in Ukraine. The Ukrainian aerial board should be provided with everything you need on a constant basis. We are engaged in the Coalition of Petriots and a coalition of modern fighters - actively.</text:p>
      <text:p text:style-name="P4">
Very carefully - the situation on the front line, at all the points where the most rigid is now. I will not talk about it in more detail - the actions of our country, the active actions of our military will say what is needed. And separately he held a meeting on the preparation of new brigades, those who from the north to the south of our country accumulate power.</text:p>
      <text:p text:style-name="P4">
The second point for today - negotiated with the President of Estonia, who was in Kiev. First of all, safety is something that concerns our protection, as well as what is related to our safety long -term. Estonia helps us with weapons, technology, supports our NATO movement, generally understanding how important we are that we have victory over Rashism right now and on our Ukrainian land. This is important for every nation that is a terrorist state. I am sure that we will give this safety - so necessary, to Ukraine, to Ukraine, the whole of Europe and the free world victory over Russian aggression.And, by the way, I will make such an announcement: "Action" will help to develop state services and greetings, not only European - in Latin America and Africa.</text:p>
      <text:p text:style-name="P4">
The third is from different activities of this day, which is worth saying. The meeting of meetings, long and meaningful meetings, regarding the formation of our policy - complex - for the future. What is concerned with the further transformation of the state. What concerns our participation in global processes. As always, we prepare news and solutions that will give Ukraine and Ukrainians even more strength.</text:p>
      <text:p text:style-name="P4">
Thank you all who help our country!Glory to all our soldiers!Everyone who is now in battle for Ukraine.</text:p>
      <text:p text:style-name="P4">
I would like to point out today the 92nd separate mechanized brigade-the whole of this brigade, which extremely resistant to the Swatt Tavdalo reflecting enemy attacks, moving forward. Thank you, warriors!</text:p>
      <text:p text:style-name="P4">
The Avdiivsky direction ... The 110th Separate Mechanized Brigade-Thank you, the warriors, for your courage and your ability to powerfully destroy the occupiers. Well done!</text:p>
      <text:p text:style-name="P4">
I will note the border guards who have honored the state on the forefront of Zuzima with our defense and security forces. Lviv, Donetsk, Zhytomyr border guards that fight on the front. Thank you!And thank you to the fighters of the Chernyhiv border detachment, who are actively counteracted by Shahanedam. The speed and accuracy of our soldiers are critical. Thank you, the warriors, I get speed and for your accuracy!</text:p>
      <text:p text:style-name="P4">
He signed the decrees today on the celebration of our soldiers by state awards.263 servicemen of the Armed Forces of Ukraine.</text:p>
      <text:p text:style-name="P4">
<text:span text:style-name="T4">
 _ Glory to all our heroes!_ </text:span>
</text:p>
      <text:p text:style-name="P4">
<text:span text:style-name="T4">
 _ Glory to Ukraine!”_ </text:span>
 - it is in the message.</text:p>
      <text:p text:style-name="P4">
News Source: <text:a xlink:type="simple" xlink:href="https://armyinform.com.ua/2023/06/02/ukrayinskyj-povitryanyj-shhyt-maye-buty-zabezpechenyj-usim-neobhidnym-prezydent-ukrayiny/" text:style-name="Internet_20_link" text:visited-style-name="Visited_20_Internet_20_Link">
https://armyinform.com.ua/2023/06/02/ukrayinskyj-povitryanyj-shhyt-maye-buty-zabezpechenyj-usim-neobhidnym-prezydent-ukrayiny/</text:a>
</text:p>
      <!--NEWS-->
      <text:h text:style-name="P10" text:outline-level="1">
<text:span text:style-name="T4">
The Agent of the Belarusian KGB was detained, who was spying on the movement of defense forces in northern Ukraine</text:span>
</text:h>
      <text:p text:style-name="P4">
Author: ['АРМІЯINFORM']</text:p>
      <text:p text:style-name="P4">
Time: 2023-06-02T97:00:00-04:00</text:p>
      <text:p text:style-name="P4">
Description: The result of the counter -persons of Zakhodin on the PINECHIKY of the Wikriko Vorozhny Agent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c93d6525ded29db6cc6c41f0bebdfbac.jpg" text:style-name="Internet_20_link" text:visited-style-name="Visited_20_Internet_20_Link">
c93d6525ded29db6cc6c41f0bebdfbac.jpg</text:a>
']</text:p>
      <text:p text:style-name="P4">
Tags: ['АГЕНТ БІЛОРУСЬКОГО КДБ', 'РІВНЕНЩИНА', 'СБУ']</text:p>
      <text:p text:style-name="P4">
Category: News</text:p>
      <!--METADATA-->
      <text:p text:style-name="P4">
<draw:frame draw:style-name="fr1" draw:name="Image301" text:anchor-type="as-char" svg:width="6.9236in" svg:height="4.33302in" draw:z-index="0">
<draw:image xlink:href="../Images/AРМІЯINFORM/2023-06-02T97-00-00-04-00/c93d6525ded29db6cc6c41f0bebdfbac.jpg" xlink:type="simple" xlink:show="embed" xlink:actuate="onLoad" draw:mime-type="image/jpeg"/>
</draw:frame>
As a result of contradictory measures in the north of Ukraine, a hostile agent was exposed. The informant was a citizen of Belarus, who has a certificate of residence in our country and lives in the Rivne region for a long time.</text:p>
      <text:p text:style-name="P4">
About it <text:a xlink:type="simple" xlink:href="https://ssu.gov.ua/novyny/sbu-zatrymala-ahenta-biloruskoho-kdb-yakyi-shpyhuvav-za-pivnichnym-kordonom-ukrainy" text:style-name="Internet_20_link" text:visited-style-name="Visited_20_Internet_20_Link">
reports</text:a>
Security Service of Ukraine.</text:p>
      <text:p text:style-name="P4">
At the beginning of a large-scale invasion of the Russian Federation, he was recruited by an employee of the Belarusian KGB and carried out intelligence and subversive activities of anti-Ukraine. The task of the agent was to collect data on defense of the northern borders of our state and routes of movement of military equipment.</text:p>
      <text:p text:style-name="P4">
The enemy associate was detained at his place of residence during the next manpower of transfer to the intelligence to the RB. It was found that in the field of view of the Belarussian KDB he was hit as a former commander of the unit of the landing assault military union. He then took an active part in the fighting in Afghanistan.</text:p>
      <text:p text:style-name="P4">
In order to fulfill the intelligence in the Rivne region, he bypassed the border area with the movement of defense forces.</text:p>
      <text:p text:style-name="P4">
Based on the evidence collected, the detainee was notified of the suspicion. He is currently in custody. Investigation is ongoing to establish all circumstances.</text:p>
      <text:p text:style-name="P4">
News Source: <text:a xlink:type="simple" xlink:href="https://armyinform.com.ua/2023/06/02/zatrymano-agenta-biloruskogo-kdb-yakyj-shpyguvav-za-peremishhennyam-syl-oborony-na-pivnochi-ukrayiny/" text:style-name="Internet_20_link" text:visited-style-name="Visited_20_Internet_20_Link">
https://armyinform.com.ua/2023/06/02/zatrymano-agenta-biloruskogo-kdb-yakyj-shpyguvav-za-peremishhennyam-syl-oborony-na-pivnochi-ukrayiny/</text:a>
</text:p>
      <!--NEWS-->
      <text:h text:style-name="P10" text:outline-level="1">
<text:span text:style-name="T4">
15 years in prison received a Russian agent who was spying on the positions of air defense and checkpoints</text:span>
</text:h>
      <text:p text:style-name="P4">
Author: ['АРМІЯINFORM']</text:p>
      <text:p text:style-name="P4">
Time: 2023-06-02T98:00:00-04:00</text:p>
      <text:p text:style-name="P4">
Description: Zibrano Vichelpna Docasov’s base on the scheme of one agent of the FSB. VIN, by transferring the location to the instructors ... The war with Ukraine 2022, the war with Ukraine is the latest news today, the news war with Ukraine 2022 The last for today, will there be a war between Ukraine and Russia and when, there will be a war with Ukraine in 2022, whether it will be or not, will there be, whether it will be, whether it will be, whether there will be a war The war with Ukraine in the near future says, the war with Ukraine, Ukrainian news today, Ukrainian news in Ukrainian media in Russian</text:p>
      <text:p text:style-name="P4">
Images: ['<text:a xlink:type="simple" xlink:href="https://armyinform.com.ua/wp-content/uploads/2023/06/5106f500ce2f0bad990a15bd424dbff8.jpeg" text:style-name="Internet_20_link" text:visited-style-name="Visited_20_Internet_20_Link">
5106f500ce2f0bad990a15bd424dbff8.jpeg</text:a>
']</text:p>
      <text:p text:style-name="P4">
Tags: ['АГРЕСІЯ РФ', 'ВТОРГНЕННЯ РФ', 'КОЛАБОРАНТ', 'СБУ']</text:p>
      <text:p text:style-name="P4">
Category: News</text:p>
      <!--METADATA-->
      <text:p text:style-name="P4">
<draw:frame draw:style-name="fr1" draw:name="Image302" text:anchor-type="as-char" svg:width="6.9236in" svg:height="4.615733in" draw:z-index="0">
<draw:image xlink:href="../Images/AРМІЯINFORM/2023-06-02T98-00-00-04-00/5106f500ce2f0bad990a15bd424dbff8.jpeg" xlink:type="simple" xlink:show="embed" xlink:actuate="onLoad" draw:mime-type="image/jpeg"/>
</draw:frame>
An comprehensive evidence is collected on another FSB agent. He transferred to the location of air defense and checkpoints of Ukrainian defenders of Cherkasy region. The court appointed the attacker for 15 years in prison.</text:p>
      <text:p text:style-name="P4">
About it <text:a xlink:type="simple" xlink:href="https://ssu.gov.ua/novyny/zavdiaky-sbu-15-rokiv-tiurmy-otrymav-rosiiskyi-ahent-yakyi-shpyhuvav-za-pozytsiiamy-ppo-ta-blokpostiv-na-cherkashchyni" text:style-name="Internet_20_link" text:visited-style-name="Visited_20_Internet_20_Link">
reports</text:a>
SBU.</text:p>
      <text:p text:style-name="P4">
The hostile associate is an employee of a local hospital, whom the FSB remotely closed to unspoken cooperation in November 2022. According to the instructions, aggressoravin photographed and moving the units of the Defense forces of the Storalier. Particular attention was paid to the combat positions of the Ukrainian air defense.</text:p>
      <text:p text:style-name="P4">
Another hostile task was to collect information on mobilization, the level of military training and motivation of Ukrainian defenders. The reconnaissance information was needed by Russian invaders for the preparation of rocket strokes in the region.</text:p>
      <text:p text:style-name="P4">
During the search at the place of residence of the traitor, a mobile phone tapenset was removed with evidence of conspiratorial correspondence with the FSB. The sample sample of the former USSR and pro -Kremliv symbolism was also discovered.</text:p>
      <text:p text:style-name="P4">
On the basis of the evidence collected, the court found the attacker guilty of a state treason committed in martial law.</text:p>
      <text:p text:style-name="P4">
News Source: <text:a xlink:type="simple" xlink:href="https://armyinform.com.ua/2023/06/02/15-rokiv-tyurmy-otrymav-rosijskyj-agent-yakyj-shpyguvav-za-pozycziyamy-ppo-ta-blokpostiv/" text:style-name="Internet_20_link" text:visited-style-name="Visited_20_Internet_20_Link">
https://armyinform.com.ua/2023/06/02/15-rokiv-tyurmy-otrymav-rosijskyj-agent-yakyj-shpyguvav-za-pozycziyamy-ppo-ta-blokpostiv/</text:a>
</text:p>
      <!--NEWS-->
      <text:h text:style-name="P10" text:outline-level="1">
<text:span text:style-name="T4">
The existing exchange fund is enough to release our prisoners - coordination headquarters</text:span>
</text:h>
      <text:p text:style-name="P4">
Author: ['АРМІЯINFORM']</text:p>
      <text:p text:style-name="P4">
Time: 2023-06-02T99:00:00-04:00</text:p>
      <text:p text:style-name="P4">
Description: Ziinitivatiy GO “Rodini Polonenikh Zakhisnik, Chornobilzo Aes” with the Coordinarian headquarters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4ff2b9d0-6458-4c21-b04a-ae6b869a8b99.jpg" text:style-name="Internet_20_link" text:visited-style-name="Visited_20_Internet_20_Link">
4ff2b9d0-6458-4c21-b04a-ae6b869a8b99.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303" text:anchor-type="as-char" svg:width="6.9236in" svg:height="4.615733in" draw:z-index="0">
<draw:image xlink:href="../Images/AРМІЯINFORM/2023-06-02T99-00-00-04-00/4ff2b9d0-6458-4c21-b04a-ae6b869a8b99.jpg" xlink:type="simple" xlink:show="embed" xlink:actuate="onLoad" draw:mime-type="image/jpeg"/>
</draw:frame>
At the initiative of the NGO "Family of Chornobyl Defenders of the Chornobyl NPP", a meeting with the unification of family servicemen who protected the Chernobyl nuclear power plant was held. The event was attended by representatives of the coordination headquarters and the Security Service of Ukraine(The united center).</text:p>
      <text:p text:style-name="P4">
Про це <text:a xlink:type="simple" xlink:href="https://t.me/Koord_shtab/1159" text:style-name="Internet_20_link" text:visited-style-name="Visited_20_Internet_20_Link">
повідомляє</text:a>
Coordination headquarters of inquiries for the treatment of prisoners of war.</text:p>
      <text:p text:style-name="P4">
According to the headquarters, the aggressor country of official information does not provide prisoners of war. The relevant mandate of the nonsense of the Red Cross has the relevant landmark, the protein information about the location of the prisoners is not disclosed. Prisoners can also be moved to other places for various reasons.</text:p>
      <text:p text:style-name="P4">
One of the key issues that was raised during the meeting concerned the consciousness about the health of the prisoners. Official information about this is from Russian, but important evidence is coming, in particular, from returned from Polynia servicemen. According to the Secretary of the Working Group on the Interaction of Zena and relatives of the defenders of the coordination headquarters Bogdan Okhrimenko, the Geneva Conventions provide for the formation of mixed medical commissions, the purpose of the activity is to review the wounded and sick servicemen, as well as to make all the necessary decisions.</text:p>
      <text:p text:style-name="P4">
Such commissions should consist of three members, two of which must be a neutral country, and the third is appointed by the holding state. The candidates of neutral members of the commission must be approved by the corresponding parties to the conflict.</text:p>
      <text:p text:style-name="P4">
Mr. Okhrimenko noted that Ukraine adheres to all the rules of international humanitarian law in dealing with prisoners of war and is making every effort to force the Russian side to fulfill their obligation. This applies to the conditions of maintenance and provision of medical care, the idol of prisoners of war. The work of the international level, in particular, pressure on Russia through international organizations is also very important.</text:p>
      <text:p text:style-name="P4">
As for the possible exchange of "all on all", Bogdan Okhrimenko reported that the work is ongoing over such a format.</text:p>
      <text:p text:style-name="P4">
"Negotiations on the probable exchange of" all "and exchanges that occur as azaraz are parallel processes," he added. "At this time, an existing exchange fund is enough to work on the release of our captives."</text:p>
      <text:p text:style-name="P4">
News Source: <text:a xlink:type="simple" xlink:href="https://armyinform.com.ua/2023/06/02/nayavnogo-obminnogo-fondu-dostatno-shhob-zvilnyaty-nashyh-polonenyh-koordynaczijnyj-shtab/" text:style-name="Internet_20_link" text:visited-style-name="Visited_20_Internet_20_Link">
https://armyinform.com.ua/2023/06/02/nayavnogo-obminnogo-fondu-dostatno-shhob-zvilnyaty-nashyh-polonenyh-koordynaczijnyj-shtab/</text:a>
</text:p>
      <!--NEWS-->
      <text:h text:style-name="P10" text:outline-level="1">
<text:span text:style-name="T4">
The first weekends will be warm, on Saturday somewhere raining</text:span>
</text:h>
      <text:p text:style-name="P4">
Authors: Ukrinform (Person)</text:p>
      <text:p text:style-name="P4">
Publisher: Укринформ (Organization)</text:p>
      <text:p text:style-name="P4">
Published Time: 2023-06-03T-159:49:00+03:00</text:p>
      <text:p text:style-name="P4">
Modified Time: 2023-06-03T00:49:00+03:00</text:p>
      <text:p text:style-name="P4">
Description: The weather on the weekend will entertain Ukrainians with comfortable conditions: it will be warm, but not hot, on Saturdays there will be rains, and on Sunday it will be little cloudy and without precipitati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Дощ', 'Погода', 'Прогноз']</text:p>
      <text:p text:style-name="P4">
Type: Article</text:p>
      <!--METADATA-->
      <text:p text:style-name="P4">
<draw:frame draw:style-name="fr1" draw:name="Image304" text:anchor-type="as-char" svg:width="6.9236in" svg:height="3.956343in" draw:z-index="0">
<draw:image xlink:href="../Images/yкринформ/2023-06-03T-159-49-00-03-00/630_360_1594358350-250.jpg" xlink:type="simple" xlink:show="embed" xlink:actuate="onLoad" draw:mime-type="image/jpeg"/>
</draw:frame>
The weather of the weekend will entertain the Ukrainians with comfortable conditions: it will be warm, but it will be not peculiar, it will be rained on Saturday, and on Sunday there will</text:p>
      <text:p text:style-name="P4">
Ukrinform was reported in <text:a xlink:type="simple" xlink:href="https://ua.sinoptik.ua/" text:style-name="Internet_20_link" text:visited-style-name="Visited_20_Internet_20_Link">
Sinoptik.ua. </text:a>
According to the forecasters, on Saturday, June 3, in the west, north and in the center of Ukraine, the average daily temperature will be +19… +22 ° C. In the southern web regions, the air warms up to +22… +24 ° C.</text:p>
      <text:p text:style-name="P4">
In Cherkasy, <text:a xlink:type="simple" xlink:href="https://ua.sinoptik.ua/%D0%BF%D0%BE%D0%B3%D0%BE%D0%B4%D0%B0-%D0%BF%D0%BE%D0%BB%D1%82%D0%B0%D0%B2%D0%B0" text:style-name="Internet_20_link" text:visited-style-name="Visited_20_Internet_20_Link">
Poltava</text:a>
And in the Kirovograd regions, as well as in the south and east, there will be short -lived thunderstorms. In the rest of the territory, changing cloudiness is expected.</text:p>
      <text:p text:style-name="P4">
The end of the week will be comforted by all Ukrainians with low weather without precipitation. On Sunday, June 4, thermometers will show on average +20… +23 ° C. In the Luhansk region, the Tadonechyna will be a little cooler - no more than +20 ° C, and in the southern regions, Zaporozhye is expected to be up to +25 ° C.</text:p>
      <text:p text:style-name="P4">
<text:span text:style-name="T4">
 Read also: </text:span>
 <text:a xlink:type="simple" xlink:href="https://www.ukrinform.ua/rubric-regions/3692957-v-ukraini-cerez-poteplinna-aktivizuutsa-grozi-sinoptik.html" text:style-name="Internet_20_link" text:visited-style-name="Visited_20_Internet_20_Link">
in Ukraine due to warming are activated <text:span text:style-name="T4">
 thunderstorms </text:span>
 and -synoptics</text:a>
The new week will start with small short -term rains in the west of the country. In the rest of the regions, the weather on Monday will be cloudy, but nonsense. The average air temperature will be +22… +24 ° C, in the south - up to +26 ° C.</text:p>
      <text:p text:style-name="P4">
Forecasters also warn that on June 3-4 in Volyn, Ternopil, Chernivtsi, Khmelnytsky, Vinnytsia, Rivne, <text:a xlink:type="simple" xlink:href="https://ua.sinoptik.ua/%D0%BF%D0%BE%D0%B3%D0%BE%D0%B4%D0%B0-%D0%B6%D0%B8%D1%82%D0%BE%D0%BC%D0%B8%D1%80" text:style-name="Internet_20_link" text:visited-style-name="Visited_20_Internet_20_Link">
Zhytomyr</text:a>
, Chernihiv, Odessa, Mykolaiv and Kherson regions announced the unusual level of fire danger.</text:p>
      <text:p text:style-name="P4">
News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NEWS-->
      <text:h text:style-name="P10" text:outline-level="1">
<text:span text:style-name="T4">
Reznikov discussed with the Minister of Defense of Germany further steps of military cooperation</text:span>
</text:h>
      <text:p text:style-name="P4">
Authors: Ukrinform (Person)</text:p>
      <text:p text:style-name="P4">
Publisher: Укринформ (Organization)</text:p>
      <text:p text:style-name="P4">
Published Time: 2023-06-03T00:16:00+03:00</text:p>
      <text:p text:style-name="P4">
Modified Time: 2023-06-03T00:16:00+03:00</text:p>
      <text:p text:style-name="P4">
Description: During the Sangri-La Dialogue Dialogue Forum, Minister of Defense Alexei Reznikov discussed in Singapore with German colleague Boris Pistorius further steps in military cooperation. - Ukrinform.</text:p>
      <text:p text:style-name="P4">
Images: ['<text:a xlink:type="simple" xlink:href="https://static.ukrinform.com/photos/2023_06/thumb_files/630_360_1685740527-669.jpg" text:style-name="Internet_20_link" text:visited-style-name="Visited_20_Internet_20_Link">
630_360_16857...</text:a>
']</text:p>
      <text:p text:style-name="P4">
Tags: ['Пісторіус', 'Резніков', 'Війна з Росією']</text:p>
      <text:p text:style-name="P4">
Type: Article</text:p>
      <!--METADATA-->
      <text:p text:style-name="P4">
<draw:frame draw:style-name="fr1" draw:name="Image305" text:anchor-type="as-char" svg:width="6.9236in" svg:height="3.956343in" draw:z-index="0">
<draw:image xlink:href="../Images/yкринформ/2023-06-03T00-16-00-03-00/630_360_1685740527-669.jpg" xlink:type="simple" xlink:show="embed" xlink:actuate="onLoad" draw:mime-type="image/jpeg"/>
</draw:frame>
During the Sangri-La Dialogue Dialogue Forum in Singapore, Minister of Defense Oleksiresnikov discussed with German colleague Boris Pistorius.</text:p>
      <text:p text:style-name="P4">
According to Ukrinform, Reznikov wrote about it in <text:a xlink:type="simple" xlink:href="http://twitter.com/oleksiireznikov/status/1664663160740102144" text:style-name="Internet_20_link" text:visited-style-name="Visited_20_Internet_20_Link">
Twitter</text:a>
.</text:p>
      <text:p text:style-name="P4">
Sangri-La's Dialogue in Singapore provides a great opportunity to verify the watches with famous international partners. He had a wonderful conversation with my German counterpart, Minister of Defense Boris Pistorius, ”he said.</text:p>
      <text:p text:style-name="Quotations">

<text:p text:style-name="P4">
The Iiss Shangri-La Dialogue in Singapore Provides An Excellent Opportunity&gt;
 To Synchronize Our Watches with Our International Partners. &gt;
 HAD A GREAT CONVERSATION WITH My 🇩🇪 Colleague Boris <text:a xlink:type="simple" xlink:href="https://twitter.com/hashtag/Pistorius" text:style-name="Internet_20_link" text:visited-style-name="Visited_20_Internet_20_Link">
#pistorius&gt;
</text:a>
<text:a xlink:type="simple" xlink:href="https://twitter.com/BMVg_Bundeswehr" text:style-name="Internet_20_link" text:visited-style-name="Visited_20_Internet_20_Link">
&gt;
 @Bmvg_bundeswehr</text:a>
&gt;
 .  &gt;
  We discussed the situation on the battlefield and our next… <text:a xlink:type="simple" xlink:href="https://t.co/NeIcmbqqGX" text:style-name="Internet_20_link" text:visited-style-name="Visited_20_Internet_20_Link">
&gt;
 pic.twitter.com/NeIcmbqqGX </text:a>
&gt;
&gt;
 - Oleksiy Reznikov(@oleksireznikov)<text:a xlink:type="simple" xlink:href="https://twitter.com/oleksiireznikov/status/1664663160740102144" text:style-name="Internet_20_link" text:visited-style-name="Visited_20_Internet_20_Link">
 June 2, 2023&gt;
 </text:a>
According to <text:a xlink:type="simple" xlink:href="https://www.ukrinform.ua/tag-reznikov" text:style-name="Internet_20_link" text:visited-style-name="Visited_20_Internet_20_Link">
Reznikov</text:a>
The situation on the battlefield and further steps in military workers were discussed.</text:p>

</text:p>
      <text:p text:style-name="P4">
“I am grateful for the participation of Germany in the tank coalition - Leopardam likes our Ukrainian climate. I thank the German government and the people for their unchanged support, ”the Mow head added.</text:p>
      <text:p text:style-name="P4">
<text:span text:style-name="T4">
 Read also: </text:span>
 [<text:span text:style-name="T4">
 Rennikov </text:span>
 in Singapore discussed with the Ministers of Defense and Canada Support of Ukraine]](https://www.ukrinform.ua/rubric-polytics/3717583-reznikov-u-singapuri-obgovoriv-iz-ministrami-oboroni-ssa-ta-kanadi-pidtrimku-ukraini.html)As reported by Ukrinform, in Singapore, on June 2, a large-scale security forum "Shanngry-La" dialogue, which has been solved by the Russian Federation against Ukraine will be one of the main topics. According to the organizers, more than 600 representatives of 49 countries will take part in the forum. Ukrainian delegation Alexei Reznikov.</text:p>
      <text:p text:style-name="P4">
News Source: <text:a xlink:type="simple" xlink:href="https://www.ukrinform.ua/rubric-ato/3717668-reznikov-obgovoriv-z-ministrom-oboroni-frn-podalsi-kroki-vijskovoi-spivpraci.html" text:style-name="Internet_20_link" text:visited-style-name="Visited_20_Internet_20_Link">
https://www.ukrinform.ua/rubric-ato/3717668-reznikov-obgovoriv-z-ministrom-oboroni-frn-podalsi-kroki-vijskovoi-spivpraci.html</text:a>
</text:p>
      <!--NEWS-->
      <text:h text:style-name="P10" text:outline-level="1">
<text:span text:style-name="T4">
For the war against Ukraine responsible 100% of the population of Russia - Yermak</text:span>
</text:h>
      <text:p text:style-name="P4">
Authors: Ukrinform (Person)</text:p>
      <text:p text:style-name="P4">
Publisher: Укринформ (Organization)</text:p>
      <text:p text:style-name="P4">
Published Time: 2023-06-03T00:34:00+03:00</text:p>
      <text:p text:style-name="P4">
Modified Time: 2023-06-03T00:34:00+03:00</text:p>
      <text:p text:style-name="P4">
Description: The whole population of the aggressor country was responsible for the war against Ukraine. - Ukrinform.</text:p>
      <text:p text:style-name="P4">
Images: ['<text:a xlink:type="simple" xlink:href="https://static.ukrinform.com/photos/2022_10/thumb_files/630_360_1667055046-635.jpeg" text:style-name="Internet_20_link" text:visited-style-name="Visited_20_Internet_20_Link">
630_360_16670...</text:a>
']</text:p>
      <text:p text:style-name="P4">
Tags: ['Росія', 'Єрмак', 'Війна з Росією']</text:p>
      <text:p text:style-name="P4">
Type: Article</text:p>
      <!--METADATA-->
      <text:p text:style-name="P4">
<draw:frame draw:style-name="fr1" draw:name="Image306" text:anchor-type="as-char" svg:width="6.9236in" svg:height="3.956343in" draw:z-index="0">
<draw:image xlink:href="../Images/yкринформ/2023-06-03T00-34-00-03-00/630_360_1667055046-635.jpeg" xlink:type="simple" xlink:show="embed" xlink:actuate="onLoad" draw:mime-type="image/jpeg"/>
</draw:frame>
The whole population of the aggressor country was responsible for the war against Ukraine.</text:p>
      <text:p text:style-name="P4">
The head of OP Andriy Yermak said this in the TVProEct of Dmitry Komarov. Voice-over. President's Office, ”Ukrinform reports</text:p>
      <text:p text:style-name="P4">
“There are no good Russian, bad Russian. Today they are all responsible. 100%of the Russian population are responsible for the war in Ukraine, ”he said.</text:p>
      <text:p text:style-name="P4">
The head of the OP noted that there is a different measure of responsibility. There are murderers who should be responsible for their <text:a xlink:type="simple" xlink:href="https://www.ukrinform.ua/tag-vijskovi-zlocini" text:style-name="Internet_20_link" text:visited-style-name="Visited_20_Internet_20_Link">
crimes</text:a>
. And there are people who have been silent, but thanks to their silence everything has come.</text:p>
      <text:p text:style-name="P4">
<text:span text:style-name="T4">
 Read also: </text:span>
 <text:a xlink:type="simple" xlink:href="https://www.ukrinform.ua/rubric-kyiv/3715094-ermak-pro-nicnu-ataku-na-kiiv-voni-prograut-a-mi-peremozemo-ta-pokaraemo.html" text:style-name="Internet_20_link" text:visited-style-name="Visited_20_Internet_20_Link">
<text:span text:style-name="T4">
 Yermak </text:span>
 - about night attack on Kiev: they lose, we will win and punish</text:a>
“After February 24, you can no longer be there and there. The world was divided into good evil. It is very important that every Russian soldier who came to the Ukrainian land knows that his children, his wife, his family should be Persons of Grat in civilized countries, ”Yermak stressed.</text:p>
      <text:p text:style-name="P4">
As reported by Ukrinform, Ermak insists that <text:a xlink:type="simple" xlink:href="http://www.ukrinform.ua/rubric-polytics/3706639-ermak-zaklikav-zaboroniti-rosianam-vizd-do-krain-evropi.html" text:style-name="Internet_20_link" text:visited-style-name="Visited_20_Internet_20_Link">
Russian citizens need to be banned</text:a>
To visit the countries of the Europe.</text:p>
      <text:p text:style-name="P4">
<text:span text:style-name="T5">
Foto: op</text:span>
</text:p>
      <text:p text:style-name="P4">
News Source: <text:a xlink:type="simple" xlink:href="https://www.ukrinform.ua/rubric-ato/3717667-za-vijnu-proti-ukraini-vidpovidalni-100-naselenna-rosii-ermak.html" text:style-name="Internet_20_link" text:visited-style-name="Visited_20_Internet_20_Link">
https://www.ukrinform.ua/rubric-ato/3717667-za-vijnu-proti-ukraini-vidpovidalni-100-naselenna-rosii-ermak.html</text:a>
</text:p>
      <!--NEWS-->
      <text:h text:style-name="P10" text:outline-level="1">
<text:span text:style-name="T4">
The first weekends will be warm, on Saturday somewhere raining</text:span>
</text:h>
      <text:p text:style-name="P4">
Authors: Ukrinform (Person)</text:p>
      <text:p text:style-name="P4">
Publisher: Укринформ (Organization)</text:p>
      <text:p text:style-name="P4">
Published Time: 2023-06-03T00:49:00+03:00</text:p>
      <text:p text:style-name="P4">
Modified Time: 2023-06-03T00:49:00+03:00</text:p>
      <text:p text:style-name="P4">
Description: The weather on the weekend will entertain Ukrainians with comfortable conditions: it will be warm, but not hot, on Saturdays there will be rains, and on Sunday it will be little cloudy and without precipitation. - Ukrinform.</text:p>
      <text:p text:style-name="P4">
Images: ['<text:a xlink:type="simple" xlink:href="https://static.ukrinform.com/photos/2020_07/thumb_files/630_360_1594358350-250.jpg" text:style-name="Internet_20_link" text:visited-style-name="Visited_20_Internet_20_Link">
630_360_15943...</text:a>
']</text:p>
      <text:p text:style-name="P4">
Tags: ['Дощ', 'Погода', 'Прогноз']</text:p>
      <text:p text:style-name="P4">
Type: Article</text:p>
      <!--METADATA-->
      <text:p text:style-name="P4">
<draw:frame draw:style-name="fr1" draw:name="Image307" text:anchor-type="as-char" svg:width="6.9236in" svg:height="3.956343in" draw:z-index="0">
<draw:image xlink:href="../Images/yкринформ/2023-06-03T00-49-00-03-00/630_360_1594358350-250.jpg" xlink:type="simple" xlink:show="embed" xlink:actuate="onLoad" draw:mime-type="image/jpeg"/>
</draw:frame>
The weather of the glowing will entertain Ukrainians with comfortable conditions: it will be warm, but not hot, it will be rained on Saturday, and on Sunday it will be little cloudy and without precipitation.</text:p>
      <text:p text:style-name="P4">
Ukrinform was reported in <text:a xlink:type="simple" xlink:href="https://ua.sinoptik.ua/" text:style-name="Internet_20_link" text:visited-style-name="Visited_20_Internet_20_Link">
Sinoptik.ua. </text:a>
According to the forecasters, on Saturday, June 3, in the west, north and in the center of Ukraine, the average daily temperature will be +19… +22 ° C. In the southern web regions, the air warms up to +22… +24 ° C.</text:p>
      <text:p text:style-name="P4">
In Cherkasy, <text:a xlink:type="simple" xlink:href="https://ua.sinoptik.ua/%D0%BF%D0%BE%D0%B3%D0%BE%D0%B4%D0%B0-%D0%BF%D0%BE%D0%BB%D1%82%D0%B0%D0%B2%D0%B0" text:style-name="Internet_20_link" text:visited-style-name="Visited_20_Internet_20_Link">
Poltava</text:a>
And in the Kirovograd regions, as well as in the south and east, there will be short -lived thunderstorms. In the rest of the territory, changing cloudiness is expected.</text:p>
      <text:p text:style-name="P4">
The end of the week will be comforted by all Ukrainians with low weather without precipitation. On Sunday, June 4, thermometers will show on average +20… +23 ° C. In the Luhansk region, the Tadonechyna will be a little cooler - no more than +20 ° C, and in the southern regions, Zaporozhye is expected to be up to +25 ° C.</text:p>
      <text:p text:style-name="P4">
<text:span text:style-name="T4">
 Read also: </text:span>
 <text:a xlink:type="simple" xlink:href="https://www.ukrinform.ua/rubric-regions/3692957-v-ukraini-cerez-poteplinna-aktivizuutsa-grozi-sinoptik.html" text:style-name="Internet_20_link" text:visited-style-name="Visited_20_Internet_20_Link">
in Ukraine due to warming are activated <text:span text:style-name="T4">
 thunderstorms </text:span>
 and -synoptics</text:a>
The new week will start with small short -term rains in the west of the country. In the rest of the regions, the weather on Monday will be cloudy, but nonsense. The average air temperature will be +22… +24 ° C, in the south - up to +26 ° C.</text:p>
      <text:p text:style-name="P4">
Forecasters also warn that on June 3-4 in Volyn, Ternopil, Chernivtsi, Khmelnytsky, Vinnytsia, Rivne, <text:a xlink:type="simple" xlink:href="https://ua.sinoptik.ua/%D0%BF%D0%BE%D0%B3%D0%BE%D0%B4%D0%B0-%D0%B6%D0%B8%D1%82%D0%BE%D0%BC%D0%B8%D1%80" text:style-name="Internet_20_link" text:visited-style-name="Visited_20_Internet_20_Link">
Zhytomyr</text:a>
, Chernihiv, Odessa, Mykolaiv and Kherson regions announced the unusual level of fire danger.</text:p>
      <text:p text:style-name="P4">
News Source: <text:a xlink:type="simple" xlink:href="https://www.ukrinform.ua/rubric-regions/3717442-persi-vihidni-lita-budut-teplimi-u-subotu-podekudi-projdut-dosi.html" text:style-name="Internet_20_link" text:visited-style-name="Visited_20_Internet_20_Link">
https://www.ukrinform.ua/rubric-regions/3717442-persi-vihidni-lita-budut-teplimi-u-subotu-podekudi-projdut-dosi.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